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Caurus Director Russia Army Shellle Topoli, Fholivka, NovoMilnsk, Yard, West, ...</text:span>
</text:h>
      <text:p text:style-name="P4">
Authors: liveuamap (Language: en)</text:p>
      <text:p text:style-name="P4">
Time: 2023-04-07T-37:52:00</text:p>
      <text:p text:style-name="P4">
Location: Kharkiv (Latitude:49.52343 Longtitude:37.95055)</text:p>
      <text:p text:style-name="P4">
Videos: []</text:p>
      <text:p text:style-name="P4">
Images: []</text:p>
      <text:p text:style-name="P4">
Tags: ["Russia"]</text:p>
      <text:p text:style-name="P4">
Id: 22554367</text:p>
      <!--METADATA-->
      <text:p text:style-name="P4">
At Kupiansk direction Russian army shelled Topoli, Fyholivka, Novomlynsk,Dvorichna, Zapadne, Lyman Pershyy, Krokhmalne, Berestove of Kharkiv region andNovoselivske of Luhansk region, - General Staff of Armed Forces of Ukrainesays in the morning report</text:p>
      <text:p text:style-name="P4">
News Collection Link: <text:a xlink:type="simple" xlink:href="https://liveuamap.com/en/2023/7-april-at-kupiansk-direction-russian-army-shelled-topoli" text:style-name="Internet_20_link" text:visited-style-name="Visited_20_Internet_20_Link">
https://liveuamap.com/en/2023/7-april-at-kupiansk-direction-russian-army-shelled-topoli</text:a>
</text:p>
      <text:p text:style-name="P4">
News Source: <text:a xlink:type="simple" xlink:href="https://t.me/lumsrc/4431" text:style-name="Internet_20_link" text:visited-style-name="Visited_20_Internet_20_Link">
https://t.me/lumsrc/4431</text:a>
</text:p>
      <!--NEWS-->
      <text:h text:style-name="P10" text:outline-level="1">
<text:span text:style-name="T4">
At Lyman direction Russian army shelled Nevske, Dibrova, Bilohorivka of Luhansk region and Te...</text:span>
</text:h>
      <text:p text:style-name="P4">
Authors: liveuamap (Language: en)</text:p>
      <text:p text:style-name="P4">
Time: 2023-04-07T-39:52:00</text:p>
      <text:p text:style-name="P4">
Location: Donetsk (Latitude:48.75336 Longtitude:38.0757)</text:p>
      <text:p text:style-name="P4">
Videos: []</text:p>
      <text:p text:style-name="P4">
Images: []</text:p>
      <text:p text:style-name="P4">
Tags: ["Russia"]</text:p>
      <text:p text:style-name="P4">
Id: 22554366</text:p>
      <!--METADATA-->
      <text:p text:style-name="P4">
At Lyman direction Russian army shelled Nevske, Dibrova, Bilohorivka ofLuhansk region and Terny, Spirne and Rozdolivka of Donetsk region, - GeneralStaff of Armed Forces of Ukraine says in the morning report</text:p>
      <text:p text:style-name="P4">
News Collection Link: <text:a xlink:type="simple" xlink:href="https://liveuamap.com/en/2023/7-april-at-lyman-direction-russian-army-shelled-nevske-dibrova" text:style-name="Internet_20_link" text:visited-style-name="Visited_20_Internet_20_Link">
https://liveuamap.com/en/2023/7-april-at-lyman-direction-russian-army-shelled-nevske-dibrova</text:a>
</text:p>
      <text:p text:style-name="P4">
News Source: <text:a xlink:type="simple" xlink:href="https://t.me/lumsrc/4432" text:style-name="Internet_20_link" text:visited-style-name="Visited_20_Internet_20_Link">
https://t.me/lumsrc/4432</text:a>
</text:p>
      <!--NEWS-->
      <text:h text:style-name="P10" text:outline-level="1">
<text:span text:style-name="T4">
Bakhmut Directio Rusian Army Shelled Vasukivka, Orikhovo-Vasylivka, Novomarkove, Bakhmut ...</text:span>
</text:h>
      <text:p text:style-name="P4">
Authors: liveuamap (Language: en)</text:p>
      <text:p text:style-name="P4">
Time: 2023-04-07T-41:52:00</text:p>
      <text:p text:style-name="P4">
Location: Donetsk Oblast (Latitude:48.37986 Longtitude:37.9327)</text:p>
      <text:p text:style-name="P4">
Videos: []</text:p>
      <text:p text:style-name="P4">
Images: []</text:p>
      <text:p text:style-name="P4">
Tags: ["Russia"]</text:p>
      <text:p text:style-name="P4">
Id: 22554365</text:p>
      <!--METADATA-->
      <text:p text:style-name="P4">
News Collection Link:(https://liveuamap.com/en/2023/7-april-at-bakhmut-direction-russian-army-shelled-vasukivka)</text:p>
      <text:p text:style-name="P4">
News Source: <text:a xlink:type="simple" xlink:href="https://t.me/lumsrc/4433" text:style-name="Internet_20_link" text:visited-style-name="Visited_20_Internet_20_Link">
https://t.me/lumsrc/4433</text:a>
</text:p>
      <!--NEWS-->
      <text:h text:style-name="P10" text:outline-level="1">
<text:span text:style-name="T4">
At Avdiyivka and Maryinka directions Russian army shelled Novokalynove, Avdiyivka, Netaylove,...</text:span>
</text:h>
      <text:p text:style-name="P4">
Authors: liveuamap (Language: en)</text:p>
      <text:p text:style-name="P4">
Time: 2023-04-07T-43:52:00</text:p>
      <text:p text:style-name="P4">
Location: Donetsk Oblast (Latitude:47.91439 Longtitude:37.4596)</text:p>
      <text:p text:style-name="P4">
Videos: []</text:p>
      <text:p text:style-name="P4">
Images: []</text:p>
      <text:p text:style-name="P4">
Tags: ["Russia"]</text:p>
      <text:p text:style-name="P4">
Id: 22554363</text:p>
      <!--METADATA-->
      <text:p text:style-name="P4">
At Avdiyivka and Maryinka directions Russian army shelled Novokalynove,Avdiyivka, Netaylove, Pervomayske, Maryinka and Pobyeda, - General Staff ofArmed Forces of Ukraine says in the morning report</text:p>
      <text:p text:style-name="P4">
News Collection Link: <text:a xlink:type="simple" xlink:href="https://liveuamap.com/en/2023/7-april-at-avdiyivka-and-maryinka-directions-russian-army" text:style-name="Internet_20_link" text:visited-style-name="Visited_20_Internet_20_Link">
https://liveuamap.com/en/2023/7-april-at-avdiyivka-and-maryinka-directions-russian-army</text:a>
</text:p>
      <text:p text:style-name="P4">
News Source: <text:a xlink:type="simple" xlink:href="https://t.me/lumsrc/4434" text:style-name="Internet_20_link" text:visited-style-name="Visited_20_Internet_20_Link">
https://t.me/lumsrc/4434</text:a>
</text:p>
      <!--NEWS-->
      <text:h text:style-name="P10" text:outline-level="1">
<text:span text:style-name="T4">
JSC Shaktarske Directio Rusian of the Army Schelled Kalledar, the fertilizer of the Andes Great Novosilka of D ...</text:span>
</text:h>
      <text:p text:style-name="P4">
Authors: liveuamap (Language: en)</text:p>
      <text:p text:style-name="P4">
Time: 2023-04-07T-45:52:00</text:p>
      <text:p text:style-name="P4">
Location: Velyka Novosilka (Latitude:47.83793 Longtitude:36.83304)</text:p>
      <text:p text:style-name="P4">
Videos: []</text:p>
      <text:p text:style-name="P4">
Images: []</text:p>
      <text:p text:style-name="P4">
Tags: ["Russia"]</text:p>
      <text:p text:style-name="P4">
Id: 22554362</text:p>
      <!--METADATA-->
      <text:p text:style-name="P4">
At Shaktarske direction Russian army shelled Vuhledar, Prechystivka and VelykaNovosilka of Donetsk region, - General Staff of Armed Forces of Ukraine saysin the morning report</text:p>
      <text:p text:style-name="P4">
News Collection Link: <text:a xlink:type="simple" xlink:href="https://liveuamap.com/en/2023/7-april-at-shaktarske-direction-russian-army-shelled-vuhledar" text:style-name="Internet_20_link" text:visited-style-name="Visited_20_Internet_20_Link">
https://liveuamap.com/en/2023/7-april-at-shaktarske-direction-russian-army-shelled-vuhledar</text:a>
</text:p>
      <text:p text:style-name="P4">
News Source: <text:a xlink:type="simple" xlink:href="https://t.me/lumsrc/4435" text:style-name="Internet_20_link" text:visited-style-name="Visited_20_Internet_20_Link">
https://t.me/lumsrc/4435</text:a>
</text:p>
      <!--NEWS-->
      <text:h text:style-name="P10" text:outline-level="1">
<text:span text:style-name="T4">
At Zaporizhzhia and Kherson directions Russian army shelled Vremivka of Donetsk region; Hulia...</text:span>
</text:h>
      <text:p text:style-name="P4">
Authors: liveuamap (Language: en)</text:p>
      <text:p text:style-name="P4">
Time: 2023-04-07T-47:52:00</text:p>
      <text:p text:style-name="P4">
Location: Kherson (Latitude:46.63541 Longtitude:32.62081)</text:p>
      <text:p text:style-name="P4">
Videos: []</text:p>
      <text:p text:style-name="P4">
Images: []</text:p>
      <text:p text:style-name="P4">
Tags: ["Russia"]</text:p>
      <text:p text:style-name="P4">
Id: 22554361</text:p>
      <!--METADATA-->
      <text:p text:style-name="P4">
At Zaporizhzhia and Kherson directions Russian army shelled Vremivka ofDonetsk region; Huliaipole, Zaliznychne, Huliaipilske, Mala Tokmachka,Novodanylivka, Novoandriyivka and Kamyanske of Zaporizhzhia region oblasti,also Antonivka and Kherson, - General Staff of Armed Forces of Ukraine says inthe morning report</text:p>
      <text:p text:style-name="P4">
News Collection Link: <text:a xlink:type="simple" xlink:href="https://liveuamap.com/en/2023/7-april-at-zaporizhzhia-and-kherson-directions-russian-army" text:style-name="Internet_20_link" text:visited-style-name="Visited_20_Internet_20_Link">
https://liveuamap.com/en/2023/7-april-at-zaporizhzhia-and-kherson-directions-russian-army</text:a>
</text:p>
      <text:p text:style-name="P4">
News Source: <text:a xlink:type="simple" xlink:href="https://t.me/lumsrc/4436" text:style-name="Internet_20_link" text:visited-style-name="Visited_20_Internet_20_Link">
https://t.me/lumsrc/4436</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7T-49:52:00</text:p>
      <text:p text:style-name="P4">
Location: Marinka, Donetsk Oblast (Latitude:47.93843 Longtitude:37.50011)</text:p>
      <text:p text:style-name="P4">
Videos: []</text:p>
      <text:p text:style-name="P4">
Images: []</text:p>
      <text:p text:style-name="P4">
Tags: ["Russia"]</text:p>
      <text:p text:style-name="P4">
Id: 22554360</text:p>
      <!--METADATA-->
      <text:p text:style-name="P4">
Russian forces conducting offensive actions at Lyman, Bakhmut, Avdiivka andMaryinka directions. Ukrainian military repelled over 40 Russian attacks.Russian forces attempting to advance near Kreminna and Spirne, Bakhmut,Orikhovo-Vasylivka, Bohdanivka and Bila Hora, Novokalynove, Syeverne,Pervomayske and Maryinka of Donetsk region, - General Staff of Armed Forces ofUkraine says in the morning report</text:p>
      <text:p text:style-name="P4">
News Collection Link: <text:a xlink:type="simple" xlink:href="https://liveuamap.com/en/2023/7-april-russian-forces-conducting-offensive-actions-at-lyman" text:style-name="Internet_20_link" text:visited-style-name="Visited_20_Internet_20_Link">
https://liveuamap.com/en/2023/7-april-russian-forces-conducting-offensive-actions-at-lyman</text:a>
</text:p>
      <text:p text:style-name="P4">
News Source: <text:a xlink:type="simple" xlink:href="https://t.me/lumsrc/4437" text:style-name="Internet_20_link" text:visited-style-name="Visited_20_Internet_20_Link">
https://t.me/lumsrc/4437</text:a>
</text:p>
      <!--NEWS-->
      <text:h text:style-name="P10" text:outline-level="1">
<text:span text:style-name="T4">
Donetsk Oblast(22:12). Red Alert: aerial threat. Sirens sounding. Take cover now!</text:span>
</text:h>
      <text:p text:style-name="P4">
Authors: liveuamap (Language: en)</text:p>
      <text:p text:style-name="P4">
Time: 2023-04-07T16:13:00</text:p>
      <text:p text:style-name="P4">
Location: Donetsk Oblast (Latitude:48.72825 Longtitude:37.57787)</text:p>
      <text:p text:style-name="P4">
Videos: []</text:p>
      <text:p text:style-name="P4">
Images: []</text:p>
      <text:p text:style-name="P4">
Tags: ["Europe", "Central and Eastern Europe"]</text:p>
      <text:p text:style-name="P4">
Id: 22554478</text:p>
      <!--METADATA-->
      <text:p text:style-name="P4">
Donetsk Oblast(22:12). Red Alert: aerial threat. Sirens sounding. Take covernow!</text:p>
      <text:p text:style-name="P4">
News Collection Link: <text:a xlink:type="simple" xlink:href="https://liveuamap.com/en/2023/07-april-donetsk-oblast2212-red-alert-aerial-g" text:style-name="Internet_20_link" text:visited-style-name="Visited_20_Internet_20_Link">
https://liveuamap.com/en/2023/07-april-donetsk-oblast2212-red-alert-aerial-g</text:a>
</text:p>
      <text:p text:style-name="P4">
News Source: <text:a xlink:type="simple" xlink:href="https://t.me/air_alert_ua/42746" text:style-name="Internet_20_link" text:visited-style-name="Visited_20_Internet_20_Link">
https://t.me/air_alert_ua/42746</text:a>
</text:p>
      <!--NEWS-->
      <text:h text:style-name="P10" text:outline-level="1">
<text:span text:style-name="T4">
Zaporizhzhya region, Kirovohrad region, Kharkiv, Kharkiv region, Cherkasy region, Poltava ...</text:span>
</text:h>
      <text:p text:style-name="P4">
Authors: liveuamap (Language: en)</text:p>
      <text:p text:style-name="P4">
Time: 2023-04-07T17:33:00</text:p>
      <text:p text:style-name="P4">
Location: Zaporizka Oblast (Latitude:47.612961 Longtitude:35.764991)</text:p>
      <text:p text:style-name="P4">
Videos: []</text:p>
      <text:p text:style-name="P4">
Images: []</text:p>
      <text:p text:style-name="P4">
Tags: ["Europe", "Central and Eastern Europe"]</text:p>
      <text:p text:style-name="P4">
Id: 22554479</text:p>
      <!--METADATA-->
      <text:p text:style-name="P4">
Zaporizhzhya region, Kirovohrad region, Kharkiv, Kharkiv region, Cherkasy region, Poltava region, Dnipro, Dnipropetrovsk region(23:33). Red Alert:aerial threat. Sirens sounding. Take cover now!</text:p>
      <text:p text:style-name="P4">
News Collection Link: <text:a xlink:type="simple" xlink:href="https://liveuamap.com/en/2023/07-april-zaporizka-oblast-kirovohradska-oblasg" text:style-name="Internet_20_link" text:visited-style-name="Visited_20_Internet_20_Link">
https://liveuamap.com/en/2023/07-april-zaporizka-oblast-kirovohradska-oblasg</text:a>
</text:p>
      <text:p text:style-name="P4">
News Source: <text:a xlink:type="simple" xlink:href="https://t.me/air_alert_ua/42753" text:style-name="Internet_20_link" text:visited-style-name="Visited_20_Internet_20_Link">
https://t.me/air_alert_ua/42753</text:a>
</text:p>
      <!--NEWS-->
      <text:h text:style-name="P10" text:outline-level="1">
<text:span text:style-name="T4">
Odeska Oblast(23:34). Red Alert: aerial threat. Sirens sounding. Take cover now!</text:span>
</text:h>
      <text:p text:style-name="P4">
Authors: liveuamap (Language: en)</text:p>
      <text:p text:style-name="P4">
Time: 2023-04-07T17:35:00</text:p>
      <text:p text:style-name="P4">
Location: Odeska Oblast (Latitude:46.74996 Longtitude:30.2498)</text:p>
      <text:p text:style-name="P4">
Videos: []</text:p>
      <text:p text:style-name="P4">
Images: []</text:p>
      <text:p text:style-name="P4">
Tags: ["Europe", "Central and Eastern Europe"]</text:p>
      <text:p text:style-name="P4">
Id: 22554480</text:p>
      <!--METADATA-->
      <text:p text:style-name="P4">
Odesa region(23:34). Red Alert: aerial threat. Sirens sounding. Take covernow!</text:p>
      <text:p text:style-name="P4">
News Collection Link: <text:a xlink:type="simple" xlink:href="https://liveuamap.com/en/2023/07-april-odeska-oblast2334-red-alert-aerial-tg" text:style-name="Internet_20_link" text:visited-style-name="Visited_20_Internet_20_Link">
https://liveuamap.com/en/2023/07-april-odeska-oblast2334-red-alert-aerial-tg</text:a>
</text:p>
      <text:p text:style-name="P4">
News Source: <text:a xlink:type="simple" xlink:href="https://t.me/suspilneodesa/22313" text:style-name="Internet_20_link" text:visited-style-name="Visited_20_Internet_20_Link">
https://t.me/suspilneodesa/22313</text:a>
</text:p>
      <!--NEWS-->
      <text:h text:style-name="P10" text:outline-level="1">
<text:span text:style-name="T4">
Donetsk region, Sumy region, Mykolaiv, Mykolaiv region, Kherson, Kherson region (23: From ...</text:span>
</text:h>
      <text:p text:style-name="P4">
Authors: liveuamap (Language: en)</text:p>
      <text:p text:style-name="P4">
Time: 2023-04-07T17:37:00</text:p>
      <text:p text:style-name="P4">
Location: Donetsk Oblast (Latitude:48.72814 Longtitude:37.57754)</text:p>
      <text:p text:style-name="P4">
Videos: []</text:p>
      <text:p text:style-name="P4">
Images: []</text:p>
      <text:p text:style-name="P4">
Tags: ["Europe", "Central and Eastern Europe"]</text:p>
      <text:p text:style-name="P4">
Id: 22554481</text:p>
      <!--METADATA-->
      <text:p text:style-name="P4">
Donetsk region, Sumy region, Mykolaiv, Mykolaiv region, Kherson, Kherson region(23:35). Red Alert: aerial threat. Sirens sounding. Takecover now!</text:p>
      <text:p text:style-name="P4">
News Collection Link: <text:a xlink:type="simple" xlink:href="https://liveuamap.com/en/2023/07-april-donetsk-oblast-sumska-oblast-mykolaig" text:style-name="Internet_20_link" text:visited-style-name="Visited_20_Internet_20_Link">
https://liveuamap.com/en/2023/07-april-donetsk-oblast-sumska-oblast-mykolaig</text:a>
</text:p>
      <text:p text:style-name="P4">
News Source: <text:a xlink:type="simple" xlink:href="https://t.me/air_alert_ua/42758" text:style-name="Internet_20_link" text:visited-style-name="Visited_20_Internet_20_Link">
https://t.me/air_alert_ua/42758</text:a>
</text:p>
      <!--NEWS-->
      <text:h text:style-name="P10" text:outline-level="1">
<text:span text:style-name="T4">
Tactical Aviation Brigade Commander: Efficiency will be higher if we use F-16</text:span>
</text:h>
      <text:p text:style-name="P4">
Author: ['АРМІЯINFORM']</text:p>
      <text:p text:style-name="P4">
Time: 2023-04-07T39:00:00-04:00</text:p>
      <text:p text:style-name="P4">
Description: The commander of the team of tactful commands of the Author of the “Center” of the Fun forc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294113677487753177_y.jpg" text:style-name="Internet_20_link" text:visited-style-name="Visited_20_Internet_20_Link">
photo_5294113677487753177_y.jpg</text:a>
']</text:p>
      <text:p text:style-name="P4">
Tags: ['F-16', 'STOPRUSSIA', 'ПОЛКОВНИК ОЛЕКСІЙ МАНЮШКІН', 'ПС ЗСУ']</text:p>
      <text:p text:style-name="P4">
Category: News</text:p>
      <!--METADATA-->
      <text:p text:style-name="P4">
<draw:frame draw:style-name="fr1" draw:name="Image2" text:anchor-type="as-char" svg:width="6.9236in" svg:height="4.32725in" draw:z-index="0">
<draw:image xlink:href="../Images/AРМІЯINFORM/2023-04-07T39-00-00-04-00/photo_5294113677487753177_y.jpg" xlink:type="simple" xlink:show="embed" xlink:actuate="onLoad" draw:mime-type="image/jpeg"/>
</draw:frame>
The commander of the Tactical Aviation Brigade of the Air Command "Center" of the Air Force of Ukraine Colonel Alexei Manyushkin noted that Ukrainian servicemen are so motivated that they are ready to master in a short period of Western equipment to bring our victory as soon as possible.</text:p>
      <text:p text:style-name="P4">
About this <text:a xlink:type="simple" xlink:href="https://t.me/militarymediacenter/1648" text:style-name="Internet_20_link" text:visited-style-name="Visited_20_Internet_20_Link">
it is referred</text:a>
on Military Mediacenter.</text:p>
      <text:p text:style-name="P4">
"We are already using some Western weapons specimens, such as a HARM pro-ditulocation rocket, which will be much higher if we use it from the F-16 aircraft," he said.</text:p>
      <text:p text:style-name="P4">
According to Alexei Manyushkin, in the first weeks of the invasion of Russians in Ukraine, accumulators lost a significant amount of their aviation. Then the image of "ghosts" appeared because the Russians did not expect that there would be such resistance and where the planes came, if they "destroyed" them.</text:p>
      <text:p text:style-name="P4">
“I am proud of my pilots who perform combat missions because it is really easy to knock down the same" Shahhed "or winged rocket. When it was created by the MiG-29, it was not intended to combat such unmanned uncertain apparatus, then they did not exist even in nature, ”-said.</text:p>
      <text:p text:style-name="P4">
The brigade commander added that the forces of Ukraine's defense forces are sincerely grateful to foreign partners for the military assistance already provided and those planes, components, and facilities that will come to Ukraine in the near future. From the systems of Soviet production to modern air forces - everything helps to make nasheneo safer.</text:p>
      <text:p text:style-name="P4">
News Source: <text:a xlink:type="simple" xlink:href="https://armyinform.com.ua/2023/04/07/komandyr-brygady-taktychnoyi-aviacziyi-efektyvnist-bude-vyshhoyu-yakshho-my-vykorystovuvatymemo-f-16/" text:style-name="Internet_20_link" text:visited-style-name="Visited_20_Internet_20_Link">
https://armyinform.com.ua/2023/04/07/komandyr-brygady-taktychnoyi-aviacziyi-efektyvnist-bude-vyshhoyu-yakshho-my-vykorystovuvatymemo-f-16/</text:a>
</text:p>
      <!--NEWS-->
      <text:h text:style-name="P10" text:outline-level="1">
<text:span text:style-name="T4">
Selection for the Positions of Civil Service in the Department of Prevention and Detection of Corruption of MOU</text:span>
</text:h>
      <text:p text:style-name="P4">
Author: ['АРМІЯINFORM']</text:p>
      <text:p text:style-name="P4">
Time: 2023-04-07T40:00:00-04:00</text:p>
      <text:p text:style-name="P4">
Description: The Minіsteniy defense of Ukraine is a triva system of Robot Iz re -quantacular anti -bicopoles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0/04/20160206.jpg" text:style-name="Internet_20_link" text:visited-style-name="Visited_20_Internet_20_Link">
20160206.jpg</text:a>
']</text:p>
      <text:p text:style-name="P4">
Tags: ['ДЕПАРТАМЕНТ З ПИТАНЬ ЗАПОБІГАННЯ ТА ВИЯВЛЕННЯ КОРУПЦІЇ', 'МОУ']</text:p>
      <text:p text:style-name="P4">
Category: News</text:p>
      <!--METADATA-->
      <text:p text:style-name="P4">
<draw:frame draw:style-name="fr1" draw:name="Image3" text:anchor-type="as-char" svg:width="6.9236in" svg:height="3.840589in" draw:z-index="0">
<draw:image xlink:href="../Images/AРМІЯINFORM/2023-04-07T40-00-00-04-00/20160206.jpg" xlink:type="simple" xlink:show="embed" xlink:actuate="onLoad" draw:mime-type="image/jpeg"/>
</draw:frame>
The Ministry of Defense of Ukraine continues to reboot the corruption system and the introduction of modern preventive approaches.</text:p>
      <text:p text:style-name="P4">
In addition to the initiative of the Minister of Defense Alexei Reznikov under the Ministry of Defense, the Public Anti -Corruption Council is formed, the Department of Prevention and Detection of Corruption was created directly in the structure of the imprisonment, which is to identify corruption risks in the department.</text:p>
      <text:p text:style-name="P4">
For the purpose of selecting motivated and qualified personnel in the newly formed department in the Department of Prevention and Detection of Corruption, announced the announcement of vacant positions of the civil service of the chief specialists to the department of control for compliance with anti -corruption legislation, as well as specialists in the detection of detection and prevention of corruption.</text:p>
      <text:p text:style-name="P4">
The Defense Office makes maximum efforts to maintain a fundamental tolerance of corruption and approaches the solution of the deposits on the basis of transparency.</text:p>
      <text:p text:style-name="P4">
<text:span text:style-name="T4">
 For the original selection, please send a resume on a period - up to 14.04.2023 to the email address - [[Email Protected]]]](https://armyinform.com.ua/cdn-cgi/l/email-protection#32474844596d5f5d4772425d41461c5f5b5e1c555d441c4753).</text:span>
</text:p>
      <text:p text:style-name="P4">
<text:span text:style-name="T4">
Основні посадові обов’язки:</text:span>
</text:p>
      <ul>
        <li>
реалізація окремих пунктів державної Антикорупційної програми;  * організація та впровадження заходів щодо виявлення конфлікту інтересів та його усуненню, контроль дотримання вимог законодавства щодо врегулювання конфлікту інтересів;  * розробка в межах компетенції проектів нормативно-правових актів;  * проведення антикорупційної експертизи проектів нормативно-правових актів, наказів Міністерства оборони України та інших організаційно-розпорядчих документів;  * проведення службових розслідування (checks)in order to identify the causes and conditions that contributed to the commission of a corruption offense or failure to comply with the requirements of anti -corruption legislation; * Organization of work on consideration of citizens and information requests.</li>
      </ul>
      <text:p text:style-name="P4">
<text:span text:style-name="T4">
 Candidates should: </text:span>
<text:span text:style-name="T4">
 Have knowledge: </text:span>
</text:p>
      <text:p text:style-name="P4">
• legislation of Ukraine(The Constitution of Ukraine, the Laws of Ukraine “On the State Service”, “On the Armed Forces of Ukraine”, “On Prevention of Corruption”, “On accesso of public information”, “On the appeals of citizens”, “On the Regulation of the Verkhovna Rada of Ukraine”, “On the Cabinet of Ministers of Ukraine”, Resolutions of the Cabinet of Ministers of Ukraine “On Approval of the Regulation on the Ministry of Defense of Ukraine”;</text:p>
      <text:p text:style-name="P4">
• the foundations of public administration, labor relations, administrative work, the system of state executive bodies, internal organization of their activity</text:p>
      <text:p text:style-name="P4">
• features of organization and planning of activity;</text:p>
      <text:p text:style-name="P4">
• in the field of working with analytical and search tools;</text:p>
      <text:p text:style-name="P4">
• in the field of preparation of analytical products;</text:p>
      <text:p text:style-name="P4">
• In the field of social networking monitoring</text:p>
      <text:p text:style-name="P4">
<text:span text:style-name="T4">
 The advantage will be: </text:span>
</text:p>
      <text:p text:style-name="P4">
• Experience in the field of public service or other governing bodies, including military administration or local self -government bodies whose activities have been related to the organization and maintenance on the prevention, counteraction and detection of corruption</text:p>
      <text:p text:style-name="P4">
• Experience in law enforcement agencies in the areas of work related to the departure, counteraction and detection of corruption</text:p>
      <text:p text:style-name="P4">
• Practical experience in the field of public procurement</text:p>
      <text:p text:style-name="P4">
<text:span text:style-name="T4">
*</text:span>
 If within 10 days(Since the completion of the resume submission period)We will not not be with you - this means that the knowledge and experience indicated in the summary of the vacancy. In this case, we will be able to return to the addicted candidature when you have the appropriate vacancies in the future.</text:p>
      <text:p text:style-name="P4">
<text:span text:style-name="T4">
*</text:span>
* By sending a resume, you consent to process and store your personal data.</text:p>
      <text:p text:style-name="P4">
<text:span text:style-name="T4">
<text:span text:style-name="T5">
*</text:span>
</text:span>
 with selected candidates will be testing general costing abilities, testing for knowledge of the norms of anti -corruption law and research using polygraph.</text:p>
      <text:p text:style-name="P4">
<text:span text:style-name="T4">
 Source: </text:span>
 <text:a xlink:type="simple" xlink:href="https://www.mil.gov.ua/news/2023/04/06/ogolosheno-vidbir-na-vakantni-posadi-derzhavnoi-sluzhbi-u-departament-z-pitan-zapobigannya-ta-viyavlennya-korupczii-minoboroni-ukraini/" text:style-name="Internet_20_link" text:visited-style-name="Visited_20_Internet_20_Link">
__ Ministry of Defense of Ukraine_</text:a>
</text:p>
      <text:p text:style-name="P4">
News Source: <text:a xlink:type="simple" xlink:href="https://armyinform.com.ua/2023/04/07/ogolosheno-vidbir-na-posady-derzhsluzhby-u-departament-z-pytan-zapobigannya-ta-vyyavlennya-korupcziyi-mou/" text:style-name="Internet_20_link" text:visited-style-name="Visited_20_Internet_20_Link">
https://armyinform.com.ua/2023/04/07/ogolosheno-vidbir-na-posady-derzhsluzhby-u-departament-z-pytan-zapobigannya-ta-vyyavlennya-korupcziyi-mou/</text:a>
</text:p>
      <!--NEWS-->
      <text:h text:style-name="P10" text:outline-level="1">
<text:span text:style-name="T4">
Is Ukraine capable of producing its own technique for demining: Alexander Pavlyuk held an interagency meeting</text:span>
</text:h>
      <text:p text:style-name="P4">
Author: ['Олександр Козубенко']</text:p>
      <text:p text:style-name="P4">
Time: 2023-04-07T41:00:00-04:00</text:p>
      <text:p text:style-name="P4">
Description: Pershest Intercessor Ministra defense of Ukraine, Lieutenant General Oleksandr Pavlyuk Proviv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9c7174c-1da2-435f-a2aa-7f83c280f220.jpg" text:style-name="Internet_20_link" text:visited-style-name="Visited_20_Internet_20_Link">
19c7174c-1da2-435f-a2aa-7f83c280f220.jpg</text:a>
', '<text:a xlink:type="simple" xlink:href="https://armyinform.com.ua/wp-content/uploads/2023/04/882b0f79-08a5-4b28-ba9c-483516c76172-1-150x150.jpg" text:style-name="Internet_20_link" text:visited-style-name="Visited_20_Internet_20_Link">
882b0f79-08a5-4b28-ba9c-483516c76172-1-150x150.jpg</text:a>
', '<text:a xlink:type="simple" xlink:href="https://armyinform.com.ua/wp-content/uploads/2023/04/b7525f4c-87a6-4020-a5ff-44d9d8665e93-150x150.jpg" text:style-name="Internet_20_link" text:visited-style-name="Visited_20_Internet_20_Link">
b7525f4c-87a6-4020-a5ff-44d9d8665e93-150x150.jpg</text:a>
', '<text:a xlink:type="simple" xlink:href="https://armyinform.com.ua/wp-content/uploads/2023/04/e9a1a4cf-d169-4594-945f-00aca4e2eab9-1.jpg" text:style-name="Internet_20_link" text:visited-style-name="Visited_20_Internet_20_Link">
e9a1a4cf-d169-4594-945f-00aca4e2eab9-1.jpg</text:a>
', '<text:a xlink:type="simple" xlink:href="https://armyinform.com.ua/wp-content/uploads/2022/11/kozubenko-bw.jpg" text:style-name="Internet_20_link" text:visited-style-name="Visited_20_Internet_20_Link">
kozubenko-bw.jpg</text:a>
']</text:p>
      <text:p text:style-name="P4">
Tags: ['ГЕНЕРАЛ-ЛЕЙТЕНАНТ ОЛЕКСАНДР ПАВЛЮК', 'ОЛЕКСАНДР ПАВЛЮК']</text:p>
      <text:p text:style-name="P4">
Category: News</text:p>
      <!--METADATA-->
      <text:p text:style-name="P4">
<draw:frame draw:style-name="fr1" draw:name="Image4" text:anchor-type="as-char" svg:width="6.9236in" svg:height="4.615733in" draw:z-index="0">
<draw:image xlink:href="../Images/AРМІЯINFORM/2023-04-07T41-00-00-04-00/19c7174c-1da2-435f-a2aa-7f83c280f220.jpg" xlink:type="simple" xlink:show="embed" xlink:actuate="onLoad" draw:mime-type="image/jpeg"/>
</draw:frame>
First Deputy Minister of Defense of Ukraine Lieutenant General Oleksandr Pavlyukvpw interagency meeting on the possibilities of production in Ukraine of modern equipment and equipment for mine</text:p>
      <text:p text:style-name="P4">
Ukraine is the most replaced country in the world. The area of contaminated with excellent objects of territories reaches 180 thousand square kilometers.</text:p>
      <text:p text:style-name="P4">
Demand groups work to solve the problem, but are not able to speed up with an extremely large amount of work.</text:p>
      <text:p text:style-name="P4">
Read also:</text:p>
      <text:p text:style-name="P4">
<text:a xlink:type="simple" xlink:href="https://armyinform.com.ua/2023/04/04/problema-protyminnoyi-bezpeky-bude-aktualnoyu-dlya-ukrayiny-protyagom-desyatkiv-rokiv/" text:style-name="Internet_20_link" text:visited-style-name="Visited_20_Internet_20_Link">
The problem of mine safety will be relevant for Ukraine for tens of year</text:a>
In order to resolve this issue on April 6, 2023, on the initiative of the First Department of Defense of Ukraine, Lieutenant General Alexander Pavlyukivka was an interagency meeting "Possibilities of production in Ukraine of modern equipment and technique for mine".</text:p>
      <text:p text:style-name="P4">
In addition to representatives delegated by ministries and profile departments, representatives of state and private enterprises were invited in the meeting.</text:p>
      <text:p text:style-name="P4">
According to Lieutenant General Oleksandr Pavlyuk, the Ministry of Defense, the Armed Forces and other other ways are already taking some steps to create new units, as well as the preparation and better equipment of those that already exist.</text:p>
      <ul>
        <li>
The demining process should not be delayed for hundreds and even decades. In the shortest possible time, it is necessary to do everything possible to establish a safe, peaceful life and work of people in the liberated territories, - said Alexanderpavlyuk.</li>
      </ul>
      <text:p text:style-name="P4">
The main task of this meeting was to study the possibilities of domestic producers, their ability to provide special units with means of differentiation and technology.</text:p>
      <ul>
        <li>
Need individual sets of protection of sappers, the necessary equipment for the worms, equipment for transportation of personnel, robotic platforms, trails to mine the terrain, - said Alexander Pavlyuk.</li>
      </ul>
      <text:p text:style-name="P4">
During the meeting, representatives of the Armed Forces support forces, DSST, other consignments voiced the specific needs for modern technical means, necessary for the fulfillment of the tasks of the demining units, and the basic requirements for them.</text:p>
      <text:p text:style-name="P4">
<text:a xlink:type="simple" xlink:href="https://armyinform.com.ua/wp-content/uploads/2023/04/882b0f79-08a5-4b28-ba9c-483516c76172-1.jpg" text:style-name="Internet_20_link" text:visited-style-name="Visited_20_Internet_20_Link">
!(Images/AРМІЯINFORM/2023-04-07T41-00-00-04-00/882b0f79-08a5-4b28-ba9c-483516c76172-1-150x150.jpg)</text:a>
</text:p>
      <text:p text:style-name="P4">
In particular, the head of the administration of the State Special Service of Defense of Ukraine Major General Bogdan Bondar reported that the units especially need manual demining means, machines for mechanized miners, means of monitoring of territories, including drones.</text:p>
      <text:p text:style-name="P4">
The Commander of the Armed Forces of the Armed Forces Brigadny General Dmitry Gerega, in his turn, reported that the units of support use during demining wedged machines of various modifications: Slovak machines Bozena and their counterparts, but in the near future the need for such technique will only grow.</text:p>
      <text:p text:style-name="P4">
In the further discussion of the capabilities of Ukrainian producers, representatives of other ministries, departments, companies and organizations took part in the demining rate.</text:p>
      <text:p text:style-name="P4">
The First Deputy Minister for Strategic and Industry, Oleg, suggested to create powerful cooperative hubs at the public and private sector bases, where enterprises will be involved in cutting types of work.</text:p>
      <text:p text:style-name="P4">
The idea was supported by the CEO of Ukroboronprom, Yuriy Gusev, which reported that a state-owned enterprise already has a number of developments, in particular the custom of demining machines on the basis of domestic T-64A tanks.</text:p>
      <text:p text:style-name="P4">
The participants of the meeting discussed the possibility of involving the working group with the leading of the Viceremer-Minister of Ukraine.</text:p>
      <text:p text:style-name="P4">
The group should work out the general concept of work, consider the issue of unification of technology, licensing of production.</text:p>
      <text:p text:style-name="P4">
Regarding their own production, representatives of the Federation of Employers of Ukraine have asked that there are both staff and modern machines and other equipment in the country.</text:p>
      <text:p text:style-name="P4">
<draw:frame draw:style-name="fr1" draw:name="Image5" text:anchor-type="as-char" svg:width="6.9236in" svg:height="4.615733in" draw:z-index="0">
<draw:image xlink:href="../Images/AРМІЯINFORM/2023-04-07T41-00-00-04-00/e9a1a4cf-d169-4594-945f-00aca4e2eab9-1.jpg" xlink:type="simple" xlink:show="embed" xlink:actuate="onLoad" draw:mime-type="image/jpeg"/>
</draw:frame>
After a roundtable voiced at the requirements and capabilities of the economy, the directors of the Tasks of domestic enterprises told about their opportunities to create technicians for transportation of explosive objects, in particular, the armored vehicles they already produce, as well as the means .</text:p>
      <text:p text:style-name="P4">
At the end of the event, Alexander Pavlyuk in a comment to the correspondent of the Armyinformis:</text:p>
      <ul>
        <li>
Yes, many problematic issues are raised. But it was only the first, basic stage work. And we should attract our businesses as much as possible, because it is a raising of the economy and the prospect for Ukraine.</li>
      </ul>
      <text:p text:style-name="P4">
<text:span text:style-name="T5">
Foto: Sergey Missure</text:span>
</text:p>
      <text:p text:style-name="P4">
<draw:frame draw:style-name="fr1" draw:name="Image6" text:anchor-type="as-char" svg:width="6.9236in" svg:height="6.9236in" draw:z-index="0">
<draw:image xlink:href="../Images/AРМІЯINFORM/2023-04-07T41-00-00-04-00/kozubenko-bw.jpg" xlink:type="simple" xlink:show="embed" xlink:actuate="onLoad" draw:mime-type="image/jpeg"/>
</draw:frame>
</text:p>
      <text:p text:style-name="P4">
Armyinform correspondent</text:p>
      <text:p text:style-name="P4">
News Source: <text:a xlink:type="simple" xlink:href="https://armyinform.com.ua/2023/04/07/chy-zdatna-ukrayina-vyroblyaty-vlasnu-tehniku-dlya-rozminuvannya-oleksandr-pavlyuk-proviv-mizhvidomchu-naradu/" text:style-name="Internet_20_link" text:visited-style-name="Visited_20_Internet_20_Link">
https://armyinform.com.ua/2023/04/07/chy-zdatna-ukrayina-vyroblyaty-vlasnu-tehniku-dlya-rozminuvannya-oleksandr-pavlyuk-proviv-mizhvidomchu-naradu/</text:a>
</text:p>
      <!--NEWS-->
      <text:h text:style-name="P10" text:outline-level="1">
<text:span text:style-name="T4">
During the day, rescuers have almost two hundred times left for the elimination of the consequences of enemy shelling</text:span>
</text:h>
      <text:p text:style-name="P4">
Author: ['АРМІЯINFORM']</text:p>
      <text:p text:style-name="P4">
Time: 2023-04-07T42:00:00-04:00</text:p>
      <text:p text:style-name="P4">
Description: Last of Passing, 6 KVITRY, PIDRODRODSHICE OF WERE OF KLASTICAL WITH OBZVISHYNISH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fire_37885.jpg" text:style-name="Internet_20_link" text:visited-style-name="Visited_20_Internet_20_Link">
fire_37885.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7" text:anchor-type="as-char" svg:width="6.9236in" svg:height="4.351977in" draw:z-index="0">
<draw:image xlink:href="../Images/AРМІЯINFORM/2023-04-07T42-00-00-04-00/fire_37885.jpg" xlink:type="simple" xlink:show="embed" xlink:actuate="onLoad" draw:mime-type="image/jpeg"/>
</draw:frame>
Illustrative photo</text:p>
      <text:p text:style-name="P4">
During the last day, <text:span text:style-name="T4">
 April 6, </text:span>
 Divisions of the Civil Service of Ukraine of Uncertain Situations <text:span text:style-name="T4">
 183 departures </text:span>
 to eliminate the consequences of the occupants of settlements and infrastructure. Eliminated <text:span text:style-name="T4">
 6 </text:span>
 fires. Psychological assistance is provided <text:span text:style-name="T4">
 123 </text:span>
 to persons.</text:p>
      <text:p text:style-name="P4">
This is stated in <text:a xlink:type="simple" xlink:href="https://dsns.gov.ua/uk/news/nadzvicaini-podiyi/operativna-informaciia-dsns-shhodo-naslidkiv-vedennia-boiovix-dii-rosiiskoiu-federacijeiu-118" text:style-name="Internet_20_link" text:visited-style-name="Visited_20_Internet_20_Link">
message</text:a>
SES of Ukraine.</text:p>
      <text:p text:style-name="P4">
Reference: Since the beginning of the war, 87 997 trips have been made <text:span text:style-name="T4">
 on the liquidation of shelling, eliminated </text:span>
 14 263 fires <text:span text:style-name="T4">
, rescued </text:span>
 3,988 persons <text:span text:style-name="T4">
, psychological assistance </text:span>
 209 088 was provided to persons **.</text:p>
      <text:p text:style-name="P4">
News Source: <text:a xlink:type="simple" xlink:href="https://armyinform.com.ua/2023/04/07/za-dobu-ryatuvalnyky-majzhe-dvisti-raziv-vyyizdyly-na-likvidacziyu-naslidkiv-vorozhyh-obstriliv-5/" text:style-name="Internet_20_link" text:visited-style-name="Visited_20_Internet_20_Link">
https://armyinform.com.ua/2023/04/07/za-dobu-ryatuvalnyky-majzhe-dvisti-raziv-vyyizdyly-na-likvidacziyu-naslidkiv-vorozhyh-obstriliv-5/</text:a>
</text:p>
      <!--NEWS-->
      <text:h text:style-name="P10" text:outline-level="1">
<text:span text:style-name="T4">
The enemy on duty is an excess rocket launcher with 8 "caliber"-Natalia Humeniuk</text:span>
</text:h>
      <text:p text:style-name="P4">
Author: ['Ігор Березинський']</text:p>
      <text:p text:style-name="P4">
Time: 2023-04-07T43:00:00-04:00</text:p>
      <text:p text:style-name="P4">
Description: Lent out of the night, the Vorog was active in, having stabbed the Kinburnskoi district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9/gumenyuk2.jpg" text:style-name="Internet_20_link" text:visited-style-name="Visited_20_Internet_20_Link">
gumenyuk2.jpg</text:a>
']</text:p>
      <text:p text:style-name="P4">
Tags: ['ВТОРГНЕННЯ РФ', 'ЄДИНІ НОВИНИ', 'КАЛІБРИ', 'КІНБУРНСЬКА КОСА', 'НАТАЛІЯ ГУМЕНЮК', 'ОЧАКІВ', 'РАКЕТНІ ОБСТРІЛИ']</text:p>
      <text:p text:style-name="P4">
Category: News</text:p>
      <!--METADATA-->
      <text:p text:style-name="P4">
<draw:frame draw:style-name="fr1" draw:name="Image8" text:anchor-type="as-char" svg:width="6.9236in" svg:height="3.4618in" draw:z-index="0">
<draw:image xlink:href="../Images/AРМІЯINFORM/2023-04-07T43-00-00-04-00/gumenyuk2.jpg" xlink:type="simple" xlink:show="embed" xlink:actuate="onLoad" draw:mime-type="image/jpeg"/>
</draw:frame>
Over the night, the enemy intensified and fired at the district of Kamburne's braid.</text:p>
      <ul>
        <li>
The Ochakov direction was fired and, unfortunately, there were victims that were in their own home during the shelling. Along with this, the use of managed aviation bombs along the right coastrape, - said Natalia Humeniuk, the head of the united news "Unified News".</li>
      </ul>
      <text:p text:style-name="P4">
According to Natalia Humeniuk, the enemy continues to terrorize the local population, use drones and dump them explosives at the location of people, that is, where they try to receive humanitarian aid.</text:p>
      <ul>
        <li>
Given the weather conditions, the enemy ship group changes. Now there is an overwarming rocket launcher with 8 "caliber", which is ready for use, and this indicates that again the point rocket stroke will be prepared again. The rocket supply is now brought to a critical minimum. In general, there are many more shelling and they reach from 50 to 60 a day, in particular, they beat in agricultural areas and enterprises, there, people, - said Natalia Humeniuk.</li>
      </ul>
      <text:p text:style-name="P4">
News Source: <text:a xlink:type="simple" xlink:href="https://armyinform.com.ua/2023/04/07/u-voroga-na-cherguvanni-perebuvaye-nadvodnyj-raketonosij-z-8-ma-kalibramy-nataliya-gumenyuk/" text:style-name="Internet_20_link" text:visited-style-name="Visited_20_Internet_20_Link">
https://armyinform.com.ua/2023/04/07/u-voroga-na-cherguvanni-perebuvaye-nadvodnyj-raketonosij-z-8-ma-kalibramy-nataliya-gumenyuk/</text:a>
</text:p>
      <!--NEWS-->
      <text:h text:style-name="P10" text:outline-level="1">
<text:span text:style-name="T4">
In Ukraine a day as a result of Russian shelling three civilians were killed, 17 were injured</text:span>
</text:h>
      <text:p text:style-name="P4">
Author: ['АРМІЯINFORM']</text:p>
      <text:p text:style-name="P4">
Time: 2023-04-07T44: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296365477301438749_y.jpg" text:style-name="Internet_20_link" text:visited-style-name="Visited_20_Internet_20_Link">
photo_5296365477301438749_y.jpg</text:a>
']</text:p>
      <text:p text:style-name="P4">
Tags: ['MILITARY MEDIA CENTER', 'STOPRUSSIA', 'ХАРКІВСЬКИЙ ТРИБУНАЛ']</text:p>
      <text:p text:style-name="P4">
Category: News</text:p>
      <!--METADATA-->
      <text:p text:style-name="P4">
<draw:frame draw:style-name="fr1" draw:name="Image9" text:anchor-type="as-char" svg:width="6.9236in" svg:height="5.133138in" draw:z-index="0">
<draw:image xlink:href="../Images/AРМІЯINFORM/2023-04-07T44-00-00-04-00/photo_5296365477301438749_y.jpg" xlink:type="simple" xlink:show="embed" xlink:actuate="onLoad" draw:mime-type="image/jpeg"/>
</draw:frame>
According to the situational center of the Ministry of Defense of Ukraine information, during the last day, Russian troops fired the territory of 9 regions of Ukraine.</text:p>
      <text:p text:style-name="P4">
About it in <text:a xlink:type="simple" xlink:href="https://t.me/militarymediacenter/1649" text:style-name="Internet_20_link" text:visited-style-name="Visited_20_Internet_20_Link">
Telegram</text:a>
Informs MilitaryMedia Center.</text:p>
      <text:p text:style-name="P4">
“In general from different types of weapons(mortars, tanks, artillery, RSZV, S-300 ZRK, UAV, tactical aviation)The shelling of 114 settlements was carried out, the defeat of 32 infrastructure objects was confirmed, ”the message reads.</text:p>
      <text:p text:style-name="P4">
3 people were killed in preliminary information and 17 were injured.</text:p>
      <text:p text:style-name="P4">
News Source: <text:a xlink:type="simple" xlink:href="https://armyinform.com.ua/2023/04/07/v-ukrayini-za-dobu-vnaslidok-rosijskyh-obstriliv-troye-czyvilnyh-zagynulo-17-poraneno/" text:style-name="Internet_20_link" text:visited-style-name="Visited_20_Internet_20_Link">
https://armyinform.com.ua/2023/04/07/v-ukrayini-za-dobu-vnaslidok-rosijskyh-obstriliv-troye-czyvilnyh-zagynulo-17-poraneno/</text:a>
</text:p>
      <!--NEWS-->
      <text:h text:style-name="P10" text:outline-level="1">
<text:span text:style-name="T4">
The military who lost documents during hostilities can promptly restore them in the DMS units</text:span>
</text:h>
      <text:p text:style-name="P4">
Author: ['АРМІЯINFORM']</text:p>
      <text:p text:style-name="P4">
Time: 2023-04-07T45:00:00-04:00</text:p>
      <text:p text:style-name="P4">
Description: All the often PIDRODDILED Migraita Service of Ukraine (VHI of Ukraine) Dop -Magayut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4ifwr-ogkto.jpg" text:style-name="Internet_20_link" text:visited-style-name="Visited_20_Internet_20_Link">
4ifwr-ogkto.jpg</text:a>
']</text:p>
      <text:p text:style-name="P4">
Tags: ['ВОЄННИЙ СТАН', 'ЗБРОЙНІ СИЛИ УКРАЇНИ', 'СОЦЗАХИСТ', 'СОЦІАЛЬНИЙ ЗАХИСТ']</text:p>
      <text:p text:style-name="P4">
Category: News</text:p>
      <!--METADATA-->
      <text:p text:style-name="P4">
<draw:frame draw:style-name="fr1" draw:name="Image10" text:anchor-type="as-char" svg:width="6.9236in" svg:height="3.271401in" draw:z-index="0">
<draw:image xlink:href="../Images/AРМІЯINFORM/2023-04-07T45-00-00-04-00/4ifwr-ogkto.jpg" xlink:type="simple" xlink:show="embed" xlink:actuate="onLoad" draw:mime-type="image/jpeg"/>
</draw:frame>
Illustrative photo</text:p>
      <text:p text:style-name="P4">
Increasingly, the State Migration Service of Ukraine(SMS of Ukraine)They help Ukrainian soldiers in receiving ID cards and foreign passports. Documents are restored as soon as possible and understanding of the loss of their certificates.</text:p>
      <text:p text:style-name="P4">
Also, in the conditions of war in Ukraine and taking into account military assistance, which will be used by Western countries, today there is an urgent question of the need to teach our defenders in the use of modern weapons. It is possible to do this quickly only abroad in special training centers.</text:p>
      <text:p text:style-name="P4">
Therefore, more and more SMS units assist Ukrainian soldiers in receiving law passports that are needed for business trip to Western Ukraine.</text:p>
      <text:p text:style-name="P4">
-Every Ukrainian can contact any migration service, regardless of the place of registration, and draw up the necessary documents,-said in the service.</text:p>
      <text:p text:style-name="P4">
<text:span text:style-name="T4">
 Source: </text:span>
 _ <text:a xlink:type="simple" xlink:href="https://www.kmu.gov.ua/news/viiskovi-iaki-vtratyly-dokumenty-pid-chas-boiovykh-dii-mozhut-operatyvno-vidnovyty-ikh-v-pidrozdilakh-dms" text:style-name="Internet_20_link" text:visited-style-name="Visited_20_Internet_20_Link">
Government portal</text:a>
_</text:p>
      <text:p text:style-name="P4">
News Source: <text:a xlink:type="simple" xlink:href="https://armyinform.com.ua/2023/04/07/vijskovi-yaki-vtratyly-dokumenty-pid-chas-bojovyh-dij-mozhut-operatyvno-vidnovyty-yih-v-pidrozdilah-dms/" text:style-name="Internet_20_link" text:visited-style-name="Visited_20_Internet_20_Link">
https://armyinform.com.ua/2023/04/07/vijskovi-yaki-vtratyly-dokumenty-pid-chas-bojovyh-dij-mozhut-operatyvno-vidnovyty-yih-v-pidrozdilah-dms/</text:a>
</text:p>
      <!--NEWS-->
      <text:h text:style-name="P10" text:outline-level="1">
<text:span text:style-name="T4">
More than 800 explosive items and airbags were neutralized per day</text:span>
</text:h>
      <text:p text:style-name="P4">
Author: ['АРМІЯINFORM']</text:p>
      <text:p text:style-name="P4">
Time: 2023-04-07T46:00:00-04:00</text:p>
      <text:p text:style-name="P4">
Description: Lent out, 06 Kvіnynya, Pirotechnici Pydrozdiy of the Hold Service of Ukrain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339289499_256669450035950_5925119088990328650_n.jpg" text:style-name="Internet_20_link" text:visited-style-name="Visited_20_Internet_20_Link">
339289499_256669450035950_5925119088990328650_n.jpg</text:a>
']</text:p>
      <text:p text:style-name="P4">
Tags: ['STOPRUSSIA', 'АГРЕСІЯ РФ', 'ВІЙНА', 'ВТОРГНЕННЯ РФ', 'ДСНС УКРАЇНИ', 'РОЗМІНУВАННЯ']</text:p>
      <text:p text:style-name="P4">
Category: News</text:p>
      <!--METADATA-->
      <text:p text:style-name="P4">
<draw:frame draw:style-name="fr1" draw:name="Image11" text:anchor-type="as-char" svg:width="6.9236in" svg:height="3.89773in" draw:z-index="0">
<draw:image xlink:href="../Images/AРМІЯINFORM/2023-04-07T46-00-00-04-00/051f0000-0aff-0242-be2f-08da173df50a_w1080_h608.png" xlink:type="simple" xlink:show="embed" xlink:actuate="onLoad" draw:mime-type="image/png"/>
</draw:frame>
Illustrative photo</text:p>
      <text:p text:style-name="P4">
<text:span text:style-name="T4">
 Over the past day, </text:span>
 <text:span text:style-name="T4">
 06 April </text:span>
 <text:span text:style-name="T4">
, </text:span>
 Pyrotechnical divisions of Ukraine for emergency situations <text:span text:style-name="T4">
 155 times </text:span>
 have been involved in finishing tasks.</text:p>
      <text:p text:style-name="P4">
About it _ <text:a xlink:type="simple" xlink:href="https://dsns.gov.ua/uk/news/nadzvicaini-podiyi/operativna-informaciia-shhodo-roboti-pirotexnicnix-pidrozdiliv-dsns-ukrayini-30" text:style-name="Internet_20_link" text:visited-style-name="Visited_20_Internet_20_Link">
reports</text:a>
_ SES of Ukraine.</text:p>
      <text:p text:style-name="P4">
Pyrotechnical units revealed, seized and disposed of <text:span text:style-name="T4">
 838 exclusive </text:span>
 <text:span text:style-name="T4">
 items, </text:span>
 <text:span text:style-name="T4">
 </text:span>
 In particular 1 aviation bomb. <text:span text:style-name="T4">
 examined(cleared)territory over </text:span>
 37 hectares **.</text:p>
      <text:p text:style-name="P4">
Most often pyrotechnic units worked: in the Kharkiv region 16 459 times, Kyiv region - 7 386, Chernihiv region - 4 420, Donetsk - 4 506, Mykolaiv region - 4 196, Kherson region - 3 939, Sumy region - 1 783, Cherkasy region - 1 083.</text:p>
      <text:p text:style-name="P4">
Background: from the beginning of large -scale aggression of the Russian Federation of Ukrainian Pyrotechnical units of the SES of Ukraine, the Pyrotechnical units of the SES of Ukraine have been involved <text:span text:style-name="T4">
 49 857 times </text:span>
 to perform demining tasks. Disposed of <text:span text:style-name="T4">
 341 72222222222222 203 Aviation bombs </text:span>
. Examined(cleared)area of area <text:span text:style-name="T4">
 81 712 hectares </text:span>
.</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draw:frame draw:style-name="fr1" draw:name="Image12" text:anchor-type="as-char" svg:width="6.9236in" svg:height="5.804039in" draw:z-index="0">
<draw:image xlink:href="../Images/AРМІЯINFORM/2023-04-07T46-00-00-04-00/339289499_256669450035950_5925119088990328650_n.jpg" xlink:type="simple" xlink:show="embed" xlink:actuate="onLoad" draw:mime-type="image/jpeg"/>
</draw:frame>
</text:p>
      <text:p text:style-name="P4">
News Source: <text:a xlink:type="simple" xlink:href="https://armyinform.com.ua/2023/04/07/za-dobu-pirotehniky-dsns-zneshkodyly-ponad-800-vybuhonebezpechnyh-predmetiv-ta-aviabombu/" text:style-name="Internet_20_link" text:visited-style-name="Visited_20_Internet_20_Link">
https://armyinform.com.ua/2023/04/07/za-dobu-pirotehniky-dsns-zneshkodyly-ponad-800-vybuhonebezpechnyh-predmetiv-ta-aviabombu/</text:a>
</text:p>
      <!--NEWS-->
      <text:h text:style-name="P10" text:outline-level="1">
<text:span text:style-name="T4">
Detained FSB agent that has adjusted an enemy rocket strike at school in Donetsk</text:span>
</text:h>
      <text:p text:style-name="P4">
Author: ['АРМІЯINFORM']</text:p>
      <text:p text:style-name="P4">
Time: 2023-04-07T47:00:00-04:00</text:p>
      <text:p text:style-name="P4">
Description: At the Ofrontovs areas of the Donetskiyu, one member of the Rod -Galled Participation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zavantazhennya.jpg" text:style-name="Internet_20_link" text:visited-style-name="Visited_20_Internet_20_Link">
zavantazhennya.jpg</text:a>
']</text:p>
      <text:p text:style-name="P4">
Tags: ['STOPRUSSIA', 'АГЕНТ ФСБ', 'АГРЕСІЯ РФ', 'ВТОРГНЕННЯ РФ', 'КОНТРРОЗВІДКА СБУ']</text:p>
      <text:p text:style-name="P4">
Category: News</text:p>
      <!--METADATA-->
      <text:p text:style-name="P4">
<draw:frame draw:style-name="fr1" draw:name="Image13" text:anchor-type="as-char" svg:width="6.9236in" svg:height="4.615733in" draw:z-index="0">
<draw:image xlink:href="../Images/AРМІЯINFORM/2023-04-07T47-00-00-04-00/zavantazhennya.jpg" xlink:type="simple" xlink:show="embed" xlink:actuate="onLoad" draw:mime-type="image/jpeg"/>
</draw:frame>
Another participant of the FSB agent network was detained in the frontline regions of Donetsk region. The malefactor was collected for the occupants of the identity of the base and routes of movement of defense forces in the areas of Kramatorsk, Konstantinovka and Toretsk.</text:p>
      <text:p text:style-name="P4">
About it <text:a xlink:type="simple" xlink:href="https://ssu.gov.ua/novyny/sbu-zatrymala-rosiisku-ahentku-yaka-skoryhuvala-vorozhyi-raketnyi-udar-po-shkoli-na-donechchyni" text:style-name="Internet_20_link" text:visited-style-name="Visited_20_Internet_20_Link">
reports</text:a>
Security Service of Ukraine.</text:p>
      <text:p text:style-name="P4">
She passed the coordinates of local schools and kindergartens to the aggressor. It was Zaii's "Attachment" that the Rashists made a rocket strike on one of the educational establishments last August. As a result of the Russian air attack, the local school was destroyed. After enemy shelling, the agent went out to the location and recorded the consequences, which then "reported" to the Russian special service.</text:p>
      <text:p text:style-name="P4">
According to the investigation, the person was a resident of the frontier Ukrainian city, which was published by the FSB after the start of a large -scale invasion.</text:p>
      <text:p text:style-name="P4">
In the course of the criminal tasks, the person transmitted to the enemy of the location of Ukrainian objects through the messenger in the form of electronic coordinates or photographic materials with a binding to the terrain. In the case of seizure of the region, he was enemy for his associate "position" in the ranks of the local occupation administration.</text:p>
      <text:p text:style-name="P4">
When searching at the place of residence of the malefactor, mobile phones were used, which used to communicate with the aggressor, in particular to transfer photo -Ukrainian objects.</text:p>
      <text:p text:style-name="P4">
On the basis of the evidence collected, the detainee was informed of suspicion of state -owned state, committed in the state of martial law.</text:p>
      <text:p text:style-name="P4">
She was chosen by a preventive measure - detention. Investigation is ongoing to establish all the circumstances of the crime and prosecute the perpetrators.</text:p>
      <text:p text:style-name="P4">
News Source: <text:a xlink:type="simple" xlink:href="https://armyinform.com.ua/2023/04/07/zatrymano-agentku-fsb-yaka-skoryguvala-vorozhyj-raketnyj-udar-po-shkoli-na-donechchyni/" text:style-name="Internet_20_link" text:visited-style-name="Visited_20_Internet_20_Link">
https://armyinform.com.ua/2023/04/07/zatrymano-agentku-fsb-yaka-skoryguvala-vorozhyj-raketnyj-udar-po-shkoli-na-donechchyni/</text:a>
</text:p>
      <!--NEWS-->
      <text:h text:style-name="P10" text:outline-level="1">
<text:span text:style-name="T4">
What difficulties does spring enemy create?</text:span>
</text:h>
      <text:p text:style-name="P4">
Author: ['АРМІЯINFORM']</text:p>
      <text:p text:style-name="P4">
Time: 2023-04-07T48:00:00-04:00</text:p>
      <text:p text:style-name="P4">
Description: For whom is the Vesnyans Bezdorizhzhi as a bilest ally? Yak Visnazht Vesnyani, I live power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p>
      <text:p text:style-name="P4">
Tags: ['ВТОРГНЕННЯ РФ', 'ПЕТРО ЧЕРНИК', 'РОСАРМІЯ']</text:p>
      <text:p text:style-name="P4">
Category: News</text:p>
      <!--METADATA-->
      <text:p text:style-name="P4">
For whom is spring off -road, is a larger ally? How do spring conditions and enemy equipment deplete? But did nature be on the side of the Ukrainian spring? A military expertureptro Chernik told about it specifically for the army.</text:p>
      <text:p text:style-name="P4">
News Source: <text:a xlink:type="simple" xlink:href="https://armyinform.com.ua/2023/04/07/yaki-trudnoshhi-postanut-pered-rosarmiyeyu-z-nastannyam-vesny/" text:style-name="Internet_20_link" text:visited-style-name="Visited_20_Internet_20_Link">
https://armyinform.com.ua/2023/04/07/yaki-trudnoshhi-postanut-pered-rosarmiyeyu-z-nastannyam-vesny/</text:a>
</text:p>
      <!--NEWS-->
      <text:h text:style-name="P10" text:outline-level="1">
<text:span text:style-name="T4">
Warriors K2 told about heavy fights on the outskirts of Siversk</text:span>
</text:h>
      <text:p text:style-name="P4">
Author: ['Євгеній Романов']</text:p>
      <text:p text:style-name="P4">
Time: 2023-04-07T49:00:00-04:00</text:p>
      <text:p text:style-name="P4">
Description: Vonya Grupi K2 was published for days on their YouTube Canal, Yaki Nebobar ... War with Ukraine 2022, War with Ukraine La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dsc_02101.jpg" text:style-name="Internet_20_link" text:visited-style-name="Visited_20_Internet_20_Link">
dsc_02101.jpg</text:a>
', '<text:a xlink:type="simple" xlink:href="https://armyinform.com.ua/wp-content/uploads/2023/04/dsc_0161-150x150.jpg" text:style-name="Internet_20_link" text:visited-style-name="Visited_20_Internet_20_Link">
dsc_0161-150x150.jpg</text:a>
', '<text:a xlink:type="simple" xlink:href="https://armyinform.com.ua/wp-content/uploads/2023/04/dsc_0168-150x150.jpg" text:style-name="Internet_20_link" text:visited-style-name="Visited_20_Internet_20_Link">
dsc_0168-150x150.jpg</text:a>
', '<text:a xlink:type="simple" xlink:href="https://armyinform.com.ua/wp-content/uploads/2023/04/dsc_0183-150x150.jpg" text:style-name="Internet_20_link" text:visited-style-name="Visited_20_Internet_20_Link">
dsc_0183-150x150.jpg</text:a>
', '<text:a xlink:type="simple" xlink:href="https://armyinform.com.ua/wp-content/uploads/2023/04/dsc_0178.jpg" text:style-name="Internet_20_link" text:visited-style-name="Visited_20_Internet_20_Link">
dsc_0178.jpg</text:a>
', '<text:a xlink:type="simple" xlink:href="https://armyinform.com.ua/wp-content/uploads/2023/04/dsc_0193-150x150.jpg" text:style-name="Internet_20_link" text:visited-style-name="Visited_20_Internet_20_Link">
dsc_0193-150x150.jpg</text:a>
', '<text:a xlink:type="simple" xlink:href="https://armyinform.com.ua/wp-content/uploads/2023/04/dsc_0196-150x150.jpg" text:style-name="Internet_20_link" text:visited-style-name="Visited_20_Internet_20_Link">
dsc_0196-150x150.jpg</text:a>
', '<text:a xlink:type="simple" xlink:href="https://armyinform.com.ua/wp-content/uploads/2023/04/dsc_0209.jpg" text:style-name="Internet_20_link" text:visited-style-name="Visited_20_Internet_20_Link">
dsc_0209.jpg</text:a>
', '<text:a xlink:type="simple" xlink:href="https://armyinform.com.ua/wp-content/uploads/2023/04/dsc_0204.jpg" text:style-name="Internet_20_link" text:visited-style-name="Visited_20_Internet_20_Link">
dsc_0204.jpg</text:a>
', '<text:a xlink:type="simple" xlink:href="https://armyinform.com.ua/wp-content/uploads/2023/04/dsc_0214.jpg" text:style-name="Internet_20_link" text:visited-style-name="Visited_20_Internet_20_Link">
dsc_0214.jpg</text:a>
', '<text:a xlink:type="simple" xlink:href="https://armyinform.com.ua/wp-content/uploads/2023/04/dsc_0230-150x150.jpg" text:style-name="Internet_20_link" text:visited-style-name="Visited_20_Internet_20_Link">
dsc_0230-150x150.jpg</text:a>
', '<text:a xlink:type="simple" xlink:href="https://armyinform.com.ua/wp-content/uploads/2023/04/dsc_0221-150x150.jpg" text:style-name="Internet_20_link" text:visited-style-name="Visited_20_Internet_20_Link">
dsc_0221-150x150.jpg</text:a>
', '<text:a xlink:type="simple" xlink:href="https://armyinform.com.ua/wp-content/uploads/2023/04/dsc_0217.jpg" text:style-name="Internet_20_link" text:visited-style-name="Visited_20_Internet_20_Link">
dsc_0217.jpg</text:a>
']</text:p>
      <text:p text:style-name="P4">
Tags: ['К2', 'РЕПОРТАЖ', 'СІВЕРСЬК']</text:p>
      <text:p text:style-name="P4">
Category: News</text:p>
      <!--METADATA-->
      <text:p text:style-name="P4">
<draw:frame draw:style-name="fr1" draw:name="Image14" text:anchor-type="as-char" svg:width="6.9236in" svg:height="4.586885in" draw:z-index="0">
<draw:image xlink:href="../Images/AРМІЯINFORM/2023-04-07T49-00-00-04-00/dsc_02101.jpg" xlink:type="simple" xlink:show="embed" xlink:actuate="onLoad" draw:mime-type="image/jpeg"/>
</draw:frame>
<text:span text:style-name="T4">
 Group K2 soldiers published on their </text:span>
 <text:a xlink:type="simple" xlink:href="https://www.youtube.com/results" text:style-name="Internet_20_link" text:visited-style-name="Visited_20_Internet_20_Link">
<text:span text:style-name="T4">
 YouTub channel </text:span>
</text:a>
<text:span text:style-name="T4">
 A series of videos that will soon become part of the classical newspaper, military historians and theorists will be relied on documentary personnel, describing and exploring the significant and bloody path of Ukrainians to victory over Russian invaders. </text:span>
 **</text:p>
      <text:h text:style-name="P12" text:outline-level="3">
<text:span text:style-name="T4">
<text:span text:style-name="T4">
 Rashists do not want to pick up their dead from the battlefield </text:span>
</text:span>
</text:h>
      <text:p text:style-name="P4">
Fighting episodes "battle for T-shaped" in miniature are demonstrated to the entire large-scale war, the likelihood of which was the probability of which another 10 years were weighing in the world by the absurd. At that time, no one seriously considered the possibilities in Europe, even "border incidents", and even more so "regional low -intensity conflicts" - as those who did not see the latter who did not see in 2014 the beginning of the unjust and criminal Russian.</text:p>
      <text:p text:style-name="P4">
In turn, the war also does not ask whether someone wants to see her and why she was called - she just comes without permission and to everyone as equal. It destroys the agenda every hour, forms a list of probables of tomorrow's day. The Ukrainian today determines what the post -war world will be - on what basic values it will be rebuilt, the grounds for what principles and guarantees will become reliable and safe. And as much as it will be.</text:p>
      <text:p text:style-name="P4">
<text:a xlink:type="simple" xlink:href="https://armyinform.com.ua/wp-content/uploads/2023/04/dsc_0161.jpg" text:style-name="Internet_20_link" text:visited-style-name="Visited_20_Internet_20_Link">
!(Images/AРМІЯINFORM/2023-04-07T49-00-00-04-00/dsc_0161-150x150.jpg)</text:a>
</text:p>
      <text:p text:style-name="P4">
<text:a xlink:type="simple" xlink:href="https://armyinform.com.ua/wp-content/uploads/2023/04/dsc_0168.jpg" text:style-name="Internet_20_link" text:visited-style-name="Visited_20_Internet_20_Link">
<draw:frame draw:style-name="fr1" draw:name="Image15" text:anchor-type="as-char" svg:width="6.9236in" svg:height="6.9236in" draw:z-index="0">
<draw:image xlink:href="../Images/AРМІЯINFORM/2023-04-07T49-00-00-04-00/dsc_0168-150x150.jpg" xlink:type="simple" xlink:show="embed" xlink:actuate="onLoad" draw:mime-type="image/jpeg"/>
</draw:frame>
</text:a>
</text:p>
      <text:p text:style-name="P4">
<text:a xlink:type="simple" xlink:href="https://armyinform.com.ua/wp-content/uploads/2023/04/dsc_0183.jpg" text:style-name="Internet_20_link" text:visited-style-name="Visited_20_Internet_20_Link">
<draw:frame draw:style-name="fr1" draw:name="Image16" text:anchor-type="as-char" svg:width="6.9236in" svg:height="6.9236in" draw:z-index="0">
<draw:image xlink:href="../Images/AРМІЯINFORM/2023-04-07T49-00-00-04-00/dsc_0183-150x150.jpg" xlink:type="simple" xlink:show="embed" xlink:actuate="onLoad" draw:mime-type="image/jpeg"/>
</draw:frame>
</text:a>
In a few days, the K2 Video has already watched millions of people from all over the world - they are sure that tens of millions will see it in the future. And they will almost be able to observe how, in one of the hundreds of such supporting, the front line of the front line, Ukrainians beat heroically. They stand, protecting from the enemy not just the edge of the field, where two boarding of old acacia and oaks meet. They defend their own freedom and the future of their children. Defend the right to live and work on their land by their own laws. Nurture children in love and abundance. To decide what to sow with whom to make friends with and which to believe God.The names of those who died in unequal battle but did not give the enemy of their native land, they are forever etched in national memory, and their hamstring will be decent to the following generations.</text:p>
      <text:p text:style-name="P4">
Who were and how the invaders were called, whose remains were still scattered on the battlefield, their exact number - it is unlikely that anyone will be able to install it for sure. No one came in a hundred corpses - he did not invite the "hour of truce" for the harvesting of bodies, did not ask for mediation from organizations or structures that are authored for similar events, nothing like that - they still lie there. The author saw dozens of bodies of the Russian sample.</text:p>
      <text:p text:style-name="P4">
It is only known that it is "Wagnerivtsi" - another neologism and phenomenon of time of hybrid war.</text:p>
      <text:p text:style-name="P4">
The war, when it appears in the middle of people, always, though in its own way, but forces them to stop the fire for a while - for a short constructive conversation, the essence of which usually comes down to the need to take the battlefields and the wounded.</text:p>
      <text:p text:style-name="P4">
And if we recall the historians and theorists of the wars of the past, such contacts of the Taneuhile Following the achieved arrangements formed a code of honor of the warrior their unwritten rules of war. Usually, after great upheaval, militaryelitis turned into a military-political and took responsibility for the further development of their country and determined the form of its statehood. By the expensive of military experience, during their internal and foreign policy, they preferred diplomatic resolution of disputes.</text:p>
      <text:p text:style-name="P4">
<text:a xlink:type="simple" xlink:href="https://armyinform.com.ua/wp-content/uploads/2023/04/dsc_0193.jpg" text:style-name="Internet_20_link" text:visited-style-name="Visited_20_Internet_20_Link">
!(Images/AРМІЯINFORM/2023-04-07T49-00-00-04-00/dsc_0193-150x150.jpg)</text:a>
</text:p>
      <text:p text:style-name="P4">
<text:a xlink:type="simple" xlink:href="https://armyinform.com.ua/wp-content/uploads/2023/04/dsc_0196.jpg" text:style-name="Internet_20_link" text:visited-style-name="Visited_20_Internet_20_Link">
<draw:frame draw:style-name="fr1" draw:name="Image17" text:anchor-type="as-char" svg:width="6.9236in" svg:height="6.9236in" draw:z-index="0">
<draw:image xlink:href="../Images/AРМІЯINFORM/2023-04-07T49-00-00-04-00/dsc_0196-150x150.jpg" xlink:type="simple" xlink:show="embed" xlink:actuate="onLoad" draw:mime-type="image/jpeg"/>
</draw:frame>
</text:a>
Over time, when there was a period of recovery, development and progress, and concluded regulations and formulated rules established after bloody wars, were relevant and were usually violated by the successors of those who did the war. However, the work of previous wars was improved not only by methods of their conduct, but also formed international law.</text:p>
      <text:p text:style-name="P4">
The Russian aggression ignitors violated the signed treaties and have been taken to sebellia and refused to recognize not only international law but also the law.</text:p>
      <text:p text:style-name="P4">
<draw:frame draw:style-name="fr1" draw:name="Image18" text:anchor-type="as-char" svg:width="6.9236in" svg:height="4.586885in" draw:z-index="0">
<draw:image xlink:href="../Images/AРМІЯINFORM/2023-04-07T49-00-00-04-00/dsc_0209.jpg" xlink:type="simple" xlink:show="embed" xlink:actuate="onLoad" draw:mime-type="image/jpeg"/>
</draw:frame>
</text:p>
      <text:p text:style-name="P4">
As if there was nothing in the history of wars, except for the well -known and demonstration correspondence of the Second World War, one of the Soviet military chiefs of their subordinate. At the request to move away from the occupied borders, who continue to be unpromising, as the unit suffered significant losses, the ammunition was founded, and the replenishment of ammunition was not recognized - the chief went out to the officer. And the views were ordered: "I will go through the Lychnya composition." A historical regression bordering Deevolution ...</text:p>
      <text:h text:style-name="P12" text:outline-level="3">
<text:span text:style-name="T4">
<text:span text:style-name="T4">
 Fighting on the outskirts of Siversk </text:span>
</text:span>
</text:h>
      <text:p text:style-name="P4">
The direct participants in the fighting on the outskirts of Siverskaya "Crimea" and "Kachan" lead to T-t-t-t-t-their, show their horrific consequences and tell the details. It is less than a kilometer reckoning, so we work quickly, and when we leave a place - a mortar shelling begins.</text:p>
      <text:p text:style-name="P4">
In the Kristist army since 2018, first served in artillery, then transferred a pre -emptive unit.</text:p>
      <ul>
        <li>
I will say, as it is - in artillery I was tight, I decided to try myself inhale. All is well, like the action, so I acquired Gouporo, began to shoot.</li>
      </ul>
      <text:p text:style-name="P4">
<draw:frame draw:style-name="fr1" draw:name="Image19" text:anchor-type="as-char" svg:width="6.9236in" svg:height="4.586885in" draw:z-index="0">
<draw:image xlink:href="../Images/AРМІЯINFORM/2023-04-07T49-00-00-04-00/dsc_0204.jpg" xlink:type="simple" xlink:show="embed" xlink:actuate="onLoad" draw:mime-type="image/jpeg"/>
</draw:frame>
We had a fight here - we took two positions: one took our grandfathers, the other - we did not know about it and at night he moved on us from two directions. While dug, the enemy decided to attack the right flank, then went around and began to step from the left. We met him from the ambush and caused the lesion - so they were all there.</text:p>
      <text:p text:style-name="P4">
We fought with ZEKs, they did not have enough military experience, they will go - and all. About a hundred, and maybe more ... You saw, there are 30-40 on thirty meters of landing, and planting-he, which is long, and everywhere lies.</text:p>
      <text:p text:style-name="P4">
<draw:frame draw:style-name="fr1" draw:name="Image20" text:anchor-type="as-char" svg:width="6.9236in" svg:height="4.586885in" draw:z-index="0">
<draw:image xlink:href="../Images/AРМІЯINFORM/2023-04-07T49-00-00-04-00/dsc_0214.jpg" xlink:type="simple" xlink:show="embed" xlink:actuate="onLoad" draw:mime-type="image/jpeg"/>
</draw:frame>
Some were captured, some were dug alive after our tank. To tell them something - so nothing. They thought they would be to here, and they were given coffee here, they were given, cigarettes - they are shocked. They were tamped by the video - as if we were cooking their heads here. It is horror - they will be so believed, and when they are captured, they see that we are normal people.</text:p>
      <text:p text:style-name="P4">
What they drive - I think that they have made criminal businesses and sit for fifteen years ... So I think: it is better for half a year, but as and by whom it will be here - I do not even imagine. He came here to kill people to fail to not report to him in Russia.</text:p>
      <text:p text:style-name="P4">
<text:a xlink:type="simple" xlink:href="https://armyinform.com.ua/wp-content/uploads/2023/04/dsc_0230.jpg" text:style-name="Internet_20_link" text:visited-style-name="Visited_20_Internet_20_Link">
!(Images/AРМІЯINFORM/2023-04-07T49-00-00-04-00/dsc_0230-150x150.jpg)</text:a>
</text:p>
      <text:p text:style-name="P4">
We have seen their artillery beat on them if they start retreating. They are being able to retreat, so they either spend the night in the "gray zone" or just forward. The prisoners said that they were canceled for their retreat - demonstally shot before the routine, ”the man tells.</text:p>
      <text:p text:style-name="P4">
His brothers on the pseudo "Kachan" during the storming followed the attacking - searched the bodies of servicemen who accepted that first unequal battle. They were dead to the latter, but they were thrown by grenades in the trench they were left. Among those who had to be evacuated were his acquaintances. Those "very good people ..."</text:p>
      <text:p text:style-name="P4">
Unfortunately, and as a reminder, technological progress has brought people not only the comfort, convenience and opportunities of the present today, but also a broadcast of copter, which filmed a short moment of the long war.</text:p>
      <text:p text:style-name="P4">
As in a short moment, good people who have left their loved ones and loved ones, warm and cozy homes, work and hobbies - have taken death in an earthen trench where acacia meet with oaks at the edge of the winter field.</text:p>
      <text:p text:style-name="P4">
<draw:frame draw:style-name="fr1" draw:name="Image21" text:anchor-type="as-char" svg:width="6.9236in" svg:height="4.586885in" draw:z-index="0">
<draw:image xlink:href="../Images/AРМІЯINFORM/2023-04-07T49-00-00-04-00/dsc_0217.jpg" xlink:type="simple" xlink:show="embed" xlink:actuate="onLoad" draw:mime-type="image/jpeg"/>
</draw:frame>
Thanks to their habitation and self-sacrifice, in that unequal battle, the enemy was stopped and was deprived of the opportunity to attack the same stronghold points to the left, to break the defense and stick further-even to the t-shaped homes.</text:p>
      <text:p text:style-name="P4">
There is a punishment for every crime. Someone can call it "provided by law", someone - execution, someone - justice.</text:p>
      <text:p text:style-name="P4">
Soon the crews of two Ukrainian tanks and a single-fighting machine of infantry came to the T-t-t-t-wing, and in a fair battle they did what they always did in the Ukrainian-persons of their native land with the invaders-turned into a fertile black soil.</text:p>
      <text:p text:style-name="P4">
<text:span text:style-name="T5">
Opto author</text:span>
</text:p>
      <text:p text:style-name="P4">
News Source: <text:a xlink:type="simple" xlink:href="https://armyinform.com.ua/2023/04/07/voyiny-grupy-k2-rozpovily-pro-vazhki-boyi-na-okolyczyah-siverska/" text:style-name="Internet_20_link" text:visited-style-name="Visited_20_Internet_20_Link">
https://armyinform.com.ua/2023/04/07/voyiny-grupy-k2-rozpovily-pro-vazhki-boyi-na-okolyczyah-siverska/</text:a>
</text:p>
      <!--NEWS-->
      <text:h text:style-name="P10" text:outline-level="1">
<text:span text:style-name="T4">
Successfully on our part in poor visibility and at night work Avenger - Yuri Ignat</text:span>
</text:h>
      <text:p text:style-name="P4">
Author: ['Ігор Березинський']</text:p>
      <text:p text:style-name="P4">
Time: 2023-04-07T50:00:00-04:00</text:p>
      <text:p text:style-name="P4">
Description: - Ostannim hour Vorog Zavdai Avіaetsiyni District. Important TsIll for Nashi PPO ... War with Ukraine 2022, War with Ukraine latest news today, News War with Ukraine 2022 The last for today, will there be a war between Ukraine and Russia and when, the war with Ukraine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2/11/rechnyk-ps-zsu-yurij-ignat.jpg" text:style-name="Internet_20_link" text:visited-style-name="Visited_20_Internet_20_Link">
rechnyk-ps-zsu-yurij-ignat.jpg</text:a>
']</text:p>
      <text:p text:style-name="P4">
Tags: ['F-16', 'ВТОРГНЕННЯ РФ', 'ЄДИНІ НОВИНИ', 'ППО ЗСУ', 'САМОХІДНИЙ ЗРК AVENGER', 'ЮРІЙ ІГНАТ']</text:p>
      <text:p text:style-name="P4">
Category: News</text:p>
      <!--METADATA-->
      <text:p text:style-name="P4">
<draw:frame draw:style-name="fr1" draw:name="Image22" text:anchor-type="as-char" svg:width="6.9236in" svg:height="4.612849in" draw:z-index="0">
<draw:image xlink:href="../Images/AРМІЯINFORM/2023-04-07T50-00-00-04-00/rechnyk-ps-zsu-yurij-ignat.jpg" xlink:type="simple" xlink:show="embed" xlink:actuate="onLoad" draw:mime-type="image/jpeg"/>
</draw:frame>
Colonel Ignatius Ignatius Colonel. Illustrative photo</text:p>
      <ul>
        <li>
Recently, the enemy has been taking air strikes remotely. The difficult goal for our air defense is the helicopters of the Russian Federation, more likely to knock them from the MAPs. They can goal when they rise above and become visible to various means of impression. The aircraft of the Russians causes hundreds of blows remotely, and a new species for us are managed aviation bombs that the enemy has equipped with the wings of TAGPS, but they are currently made "from wheels", - Colonel Yuriyagna, a spokesman for the Air Force " .</li>
      </ul>
      <text:p text:style-name="P4">
Yuri Ignat added that such aircraft, mostly Fab-500, fly from far out and fly into the area of the lesion, hitting the frontal area. It is incorporated to knock them down, but the main task is to restrain enemy aviation, because aviation in the air is the most dangerous challenge. At the same time, the Avenger's self-visibility is successfully in the poor visibility of CIs at night.</text:p>
      <text:p text:style-name="P4">
-I really wanted to get long-range systems as soon as possible-anti-aircraft missile complexes from our foreign partners, and, of course, planes that can solve much in this war. The F-16 or other-the generation of 4+, which has a rocket with a range of up to 180 kilometers, will help here,-summed up Yuri Ignat.</text:p>
      <text:p text:style-name="P4">
News Source: <text:a xlink:type="simple" xlink:href="https://armyinform.com.ua/2023/04/07/uspishno-z-nashogo-boku-v-umovah-poganoyi-vydymosti-j-u-nichnyj-chas-praczyuyut-szrk-avenger-yurij-ignat/" text:style-name="Internet_20_link" text:visited-style-name="Visited_20_Internet_20_Link">
https://armyinform.com.ua/2023/04/07/uspishno-z-nashogo-boku-v-umovah-poganoyi-vydymosti-j-u-nichnyj-chas-praczyuyut-szrk-avenger-yurij-ignat/</text:a>
</text:p>
      <!--NEWS-->
      <text:h text:style-name="P10" text:outline-level="1">
<text:span text:style-name="T4">
Work is underway to introduce a summer field suit for women servicemen-Anna Malyar</text:span>
</text:h>
      <text:p text:style-name="P4">
Author: ['АРМІЯINFORM']</text:p>
      <text:p text:style-name="P4">
Time: 2023-04-07T51:00:00-04:00</text:p>
      <text:p text:style-name="P4">
Description: At the Zbroyn forces of Ukraine, Zapzhdi Buli of the Forest Perenon, Zhinoch Form. The war with Ukraine 2022, the war with Ukraine is the latest news today, the news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3-62-1.jpg" text:style-name="Internet_20_link" text:visited-style-name="Visited_20_Internet_20_Link">
3-62-1.jpg</text:a>
', '<text:a xlink:type="simple" xlink:href="https://armyinform.com.ua/wp-content/uploads/2023/04/photo_5296652046109360905_y-150x150.jpg" text:style-name="Internet_20_link" text:visited-style-name="Visited_20_Internet_20_Link">
photo_5296652046109360905_y-150x150.jpg</text:a>
', '<text:a xlink:type="simple" xlink:href="https://armyinform.com.ua/wp-content/uploads/2023/04/photo_5296652046109360906_y-150x150.jpg" text:style-name="Internet_20_link" text:visited-style-name="Visited_20_Internet_20_Link">
photo_5296652046109360906_y-150x150.jpg</text:a>
', '<text:a xlink:type="simple" xlink:href="https://armyinform.com.ua/wp-content/uploads/2023/04/photo_5296652046109360907_y-1-150x150.jpg" text:style-name="Internet_20_link" text:visited-style-name="Visited_20_Internet_20_Link">
photo_5296652046109360907_y-1-150x150.jpg</text:a>
', '<text:a xlink:type="simple" xlink:href="https://armyinform.com.ua/wp-content/uploads/2023/04/photo_5296652046109360908_y-150x150.jpg" text:style-name="Internet_20_link" text:visited-style-name="Visited_20_Internet_20_Link">
photo_5296652046109360908_y-150x150.jpg</text:a>
']</text:p>
      <text:p text:style-name="P4">
Tags: ['ГАННА МАЛЯР', 'ФОРМА ДЛЯ ЖІНОК-ВІЙСЬКОВОСЛУЖБОВЦІВ']</text:p>
      <text:p text:style-name="P4">
Category: News</text:p>
      <!--METADATA-->
      <text:p text:style-name="P4">
<draw:frame draw:style-name="fr1" draw:name="Image23" text:anchor-type="as-char" svg:width="6.9236in" svg:height="4.832096in" draw:z-index="0">
<draw:image xlink:href="../Images/AРМІЯINFORM/2023-04-07T51-00-00-04-00/3-62-1.jpg" xlink:type="simple" xlink:show="embed" xlink:actuate="onLoad" draw:mime-type="image/jpeg"/>
</draw:frame>
In the Armed Forces, Ukraine has always been a ceremonial and casual female form. Samples were changed. Now women-servicemen carry a form whose samples are confirmed by the order of MOU of 18.07.2017 № 370 and the rules of wearing the IUU of MOU of 20.11.2017 No. 606.</text:p>
      <text:p text:style-name="P4">
This <text:a xlink:type="simple" xlink:href="https://t.me/annamaliar/629" text:style-name="Internet_20_link" text:visited-style-name="Visited_20_Internet_20_Link">
noted</text:a>
Deputy Minister of Defense of Ukraine Anna Malyar.</text:p>
      <text:p text:style-name="P4">
“There was no female field. Therefore, work is now underway to introduce a summer field for women, ”the Minister of Defense of Ukraine reports.</text:p>
      <text:p text:style-name="P4">
<text:a xlink:type="simple" xlink:href="https://armyinform.com.ua/wp-content/uploads/2023/04/photo_5296652046109360905_y.jpg" text:style-name="Internet_20_link" text:visited-style-name="Visited_20_Internet_20_Link">
!(Images/AРМІЯINFORM/2023-04-07T51-00-00-04-00/photo_5296652046109360905_y-150x150.jpg)</text:a>
</text:p>
      <text:p text:style-name="P4">
<text:a xlink:type="simple" xlink:href="https://armyinform.com.ua/wp-content/uploads/2023/04/photo_5296652046109360906_y.jpg" text:style-name="Internet_20_link" text:visited-style-name="Visited_20_Internet_20_Link">
<draw:frame draw:style-name="fr1" draw:name="Image24" text:anchor-type="as-char" svg:width="6.9236in" svg:height="6.9236in" draw:z-index="0">
<draw:image xlink:href="../Images/AРМІЯINFORM/2023-04-07T51-00-00-04-00/photo_5296652046109360906_y-150x150.jpg" xlink:type="simple" xlink:show="embed" xlink:actuate="onLoad" draw:mime-type="image/jpeg"/>
</draw:frame>
</text:a>
</text:p>
      <text:p text:style-name="P4">
<text:a xlink:type="simple" xlink:href="https://armyinform.com.ua/wp-content/uploads/2023/04/photo_5296652046109360907_y-1.jpg" text:style-name="Internet_20_link" text:visited-style-name="Visited_20_Internet_20_Link">
<draw:frame draw:style-name="fr1" draw:name="Image25" text:anchor-type="as-char" svg:width="6.9236in" svg:height="6.9236in" draw:z-index="0">
<draw:image xlink:href="../Images/AРМІЯINFORM/2023-04-07T51-00-00-04-00/photo_5296652046109360907_y-1-150x150.jpg" xlink:type="simple" xlink:show="embed" xlink:actuate="onLoad" draw:mime-type="image/jpeg"/>
</draw:frame>
</text:a>
</text:p>
      <text:p text:style-name="P4">
<text:a xlink:type="simple" xlink:href="https://armyinform.com.ua/wp-content/uploads/2023/04/photo_5296652046109360908_y.jpg" text:style-name="Internet_20_link" text:visited-style-name="Visited_20_Internet_20_Link">
<draw:frame draw:style-name="fr1" draw:name="Image26" text:anchor-type="as-char" svg:width="6.9236in" svg:height="6.9236in" draw:z-index="0">
<draw:image xlink:href="../Images/AРМІЯINFORM/2023-04-07T51-00-00-04-00/photo_5296652046109360908_y-150x150.jpg" xlink:type="simple" xlink:show="embed" xlink:actuate="onLoad" draw:mime-type="image/jpeg"/>
</draw:frame>
</text:a>
According to Anna Malyar, all stages of work are reported on the website of the Ministry of Defense.</text:p>
      <text:p text:style-name="P4">
News Source: <text:a xlink:type="simple" xlink:href="https://armyinform.com.ua/2023/04/07/dlya-vijskovosluzhbovcziv-zhinok-vprovadzhuyut-kostyum-litnij-polovyj-ganna-malyar/" text:style-name="Internet_20_link" text:visited-style-name="Visited_20_Internet_20_Link">
https://armyinform.com.ua/2023/04/07/dlya-vijskovosluzhbovcziv-zhinok-vprovadzhuyut-kostyum-litnij-polovyj-ganna-malyar/</text:a>
</text:p>
      <!--NEWS-->
      <text:h text:style-name="P10" text:outline-level="1">
<text:span text:style-name="T4">
Coordination Staff: The enemy refuses to release seriously wounded, sick and women</text:span>
</text:h>
      <text:p text:style-name="P4">
Author: ['АРМІЯINFORM']</text:p>
      <text:p text:style-name="P4">
Time: 2023-04-07T52:00:00-04:00</text:p>
      <text:p text:style-name="P4">
Description: At the coordinating headquarters, Zustinich Zustinch was nessovoovsovsovsky in the prikordonny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339999938_143398901800525_965441705498607703_n.jpg" text:style-name="Internet_20_link" text:visited-style-name="Visited_20_Internet_20_Link">
339999938_143398901800525_965441705498607703_n.jpg</text:a>
']</text:p>
      <text:p text:style-name="P4">
Tags: ['АГРЕСІЯ РФ', 'ВІЙСЬКОВОПОЛОНЕНІ', 'КООРДИНАЦІЙНИЙ ШТАБ З ПИТАНЬ ПОВОДЖЕННЯ З ВІЙСЬКОВОПОЛОНЕНИМИ', 'ПОВЕРНЕННЯ З ПОЛОНУ']</text:p>
      <text:p text:style-name="P4">
Category: News</text:p>
      <!--METADATA-->
      <text:p text:style-name="P4">
<draw:frame draw:style-name="fr1" draw:name="Image27" text:anchor-type="as-char" svg:width="6.9236in" svg:height="3.894525in" draw:z-index="0">
<draw:image xlink:href="../Images/AРМІЯINFORM/2023-04-07T52-00-00-04-00/339999938_143398901800525_965441705498607703_n.jpg" xlink:type="simple" xlink:show="embed" xlink:actuate="onLoad" draw:mime-type="image/jpeg"/>
</draw:frame>
The Coordination Headquarters met with the families of the border guard of the State Border Guard Service. The children of the captive border guards conveyed drawings in support of their parents and employees of the coordination headquarters who do everything to return home.</text:p>
      <text:p text:style-name="P4">
About it <text:a xlink:type="simple" xlink:href="https://t.me/Koord_shtab/792" text:style-name="Internet_20_link" text:visited-style-name="Visited_20_Internet_20_Link">
reports</text:a>
Coordinating headquarters for the issue of prisoners of war.</text:p>
      <text:p text:style-name="P4">
The staff representative assured that the work on the release of all prisoners is not. For the Russian side, nothing weighs the timing of staying and the severity of the injuries, because the enemy has not agreed to release all weighted and sick, women and civilians. The aggressor tries to use our prisoners as a pressure lever on our native, society of Tukraine.</text:p>
      <text:p text:style-name="P4">
"The main thing that stimulates exchanges is our success at the front," the representative of the Staff said.</text:p>
      <text:p text:style-name="P4">
They discussed the topic of international responsibility of the Russians for non -compliance with international humanitarian law in the places of keeping our prisoners. The names are constantly being pressed psychologically in captivity so that they move to the biker, but such cases are extremely rare.</text:p>
      <text:p text:style-name="P4">
The headquarters also noted that in cases where we manage to establish the place of keeping the prisoner, we usually do not inform our family so that this information does not come out. Because when the Russians find out that we have such a miracle, carry a person, which means a new stage, a new "acceptance"-confusing, adaptation to new conditions.</text:p>
      <text:p text:style-name="P4">
News Source: <text:a xlink:type="simple" xlink:href="https://armyinform.com.ua/2023/04/07/koordynaczijnyj-shtab-vorog-vidmovlyayetsya-zvilnyaty-vazhkoporanenyh-hvoryh-ta-zhinok/" text:style-name="Internet_20_link" text:visited-style-name="Visited_20_Internet_20_Link">
https://armyinform.com.ua/2023/04/07/koordynaczijnyj-shtab-vorog-vidmovlyayetsya-zvilnyaty-vazhkoporanenyh-hvoryh-ta-zhinok/</text:a>
</text:p>
      <!--NEWS-->
      <text:h text:style-name="P10" text:outline-level="1">
<text:span text:style-name="T4">
In 11 months of work United24 was transferred to the front nearly 500 UAVs</text:span>
</text:h>
      <text:p text:style-name="P4">
Author: ['АРМІЯINFORM']</text:p>
      <text:p text:style-name="P4">
Time: 2023-04-07T53:00:00-04:00</text:p>
      <text:p text:style-name="P4">
Description: For 11 Mysyats, Roboti Fandreizingova transferred the United24 platform on the Mayge 500 battlefield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40889.png" text:style-name="Internet_20_link" text:visited-style-name="Visited_20_Internet_20_Link">
40889.png</text:a>
']</text:p>
      <text:p text:style-name="P4">
Tags: ['UNITED24', 'БПЛА', 'ДОПОМОГА ПАРТНЕРІВ', 'СВІТ ПІДТРИМУЄ УКРАЇНУ']</text:p>
      <text:p text:style-name="P4">
Category: News</text:p>
      <!--METADATA-->
      <text:p text:style-name="P4">
<draw:frame draw:style-name="fr1" draw:name="Image28" text:anchor-type="as-char" svg:width="6.9236in" svg:height="3.508581in" draw:z-index="0">
<draw:image xlink:href="../Images/AРМІЯINFORM/2023-04-07T53-00-00-04-00/40889.png" xlink:type="simple" xlink:show="embed" xlink:actuate="onLoad" draw:mime-type="image/png"/>
</draw:frame>
During the 11 months of operation, the Fandering Platform United24 transferred 500 drones to the battlefield and raised 58.5 million UAH for drones-Kamikadze for GUR.</text:p>
      <text:p text:style-name="P4">
About it <text:a xlink:type="simple" xlink:href="https://t.me/zedigital/3033" text:style-name="Internet_20_link" text:visited-style-name="Visited_20_Internet_20_Link">
reports</text:a>
Minorifra.</text:p>
      <text:p text:style-name="P4">
“In March, they crossed the amount of $ 305+ million. We continue to build bridges in the territories, ”the ministry noted.</text:p>
      <text:p text:style-name="P4">
Yes, space ambassador Scott Kelly has completed a reanimobile fee. The well -known British traveler Bear Grillz also joined the teamunited24.</text:p>
      <text:p text:style-name="P4">
News Source: <text:a xlink:type="simple" xlink:href="https://armyinform.com.ua/2023/04/07/za-11-misyacziv-roboty-united24-peredano-na-front-majzhe-500-bpla/" text:style-name="Internet_20_link" text:visited-style-name="Visited_20_Internet_20_Link">
https://armyinform.com.ua/2023/04/07/za-11-misyacziv-roboty-united24-peredano-na-front-majzhe-500-bpla/</text:a>
</text:p>
      <!--NEWS-->
      <text:h text:style-name="P10" text:outline-level="1">
<text:span text:style-name="T4">
Last year, 53 veterans - entrepreneurs received up to UAH 1 million for the development of their own business</text:span>
</text:h>
      <text:p text:style-name="P4">
Author: ['АРМІЯINFORM']</text:p>
      <text:p text:style-name="P4">
Time: 2023-04-07T54:00:00-04:00</text:p>
      <text:p text:style-name="P4">
Description: In 2022, Rotsyn for the Continuity of Minhelave 53 veteran-Pidprimtsym Ta Mali Mali Mali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2/630_360_1462927657-8164.jpg" text:style-name="Internet_20_link" text:visited-style-name="Visited_20_Internet_20_Link">
630_360_1462927657-8164.jpg</text:a>
']</text:p>
      <text:p text:style-name="P4">
Tags: ['ВЕТЕРАНИ–ПІДПРИЄМЦІ', 'МІНВЕТЕРАНІВ', 'УКРАЇНСЬКИЙ ВЕТЕРАНСЬКИЙ ФОНД']</text:p>
      <text:p text:style-name="P4">
Category: News</text:p>
      <!--METADATA-->
      <text:p text:style-name="P4">
<draw:frame draw:style-name="fr1" draw:name="Image29" text:anchor-type="as-char" svg:width="6.9236in" svg:height="3.954686in" draw:z-index="0">
<draw:image xlink:href="../Images/AРМІЯINFORM/2023-04-07T54-00-00-04-00/630_360_1462927657-8164.jpg" xlink:type="simple" xlink:show="embed" xlink:actuate="onLoad" draw:mime-type="image/jpeg"/>
</draw:frame>
In 2022, with the assistance of the Ministry of Veterans, 53 veterans-entrepreneurs and their members of their rosins were able to obtain financing in the amount of 500 thousand to 1 million UAH for their own business.</text:p>
      <text:p text:style-name="P4">
About it <text:a xlink:type="simple" xlink:href="https://mva.gov.ua/ua/news/yuliya-laputina-minulogo-roku-53-veteranipidpriyemci-mali-zmogu-otrimati-do-1-mln-grn-na-rozvitok-vlasnogo-biznesu" text:style-name="Internet_20_link" text:visited-style-name="Visited_20_Internet_20_Link">
reported</text:a>
Minister of Veterans of Ukraine Yulia Laputina.</text:p>
      <text:p text:style-name="P4">
“The Ukrainian Veteran Foundation, which works at the Ministry of Veterans, conducts competition grant programs for veterans -entrepreneurs, their families of Tarodin of fallen soldiers. Thanks to such projections in 2022, 53 people were able to receive funding in the amount of 500 thousand to UAH 1 million in development of their own business. We have many successful examples where these grants of a pedestrian support for veterans business in agriculture, farming to invite those who work to support our defenders and defenders, ”the minister said.</text:p>
      <text:p text:style-name="P4">
Recently, the Ukrainian Veteran Foundation of Ministry of Development has launched a competition program for the development of a veterans' business "It is worth doing its". Project, which was launched in partnership with the MHP -Community Charitable Foundation, aimed at implementing and supporting veterans. And the winners of the competition will receive from UAH 500 to 1.5 million hryvnias.</text:p>
      <text:p text:style-name="P4">
“Among the winners of our grant projects are also enterprises that prepare weapons cleaning, sewing military clothing. In addition, they develop the country's economy at a time when it is as much as possible, they also support defense. It is very important. Therefore, please join these programs, ”Yulia Laputina said.</text:p>
      <text:p text:style-name="P4">
More about programs, conditions and a list of necessary documents for participation of funding programs - on the official <text:a xlink:type="simple" xlink:href="https://veteranfund.com.ua/contests/varto-do-own/" text:style-name="Internet_20_link" text:visited-style-name="Visited_20_Internet_20_Link">
site</text:a>
Ukrainian Veteran Foundation of Ministry of Veterans</text:p>
      <text:p text:style-name="P4">
News Source: <text:a xlink:type="simple" xlink:href="https://armyinform.com.ua/2023/04/07/mynulogo-roku-53-veterany-pidpryyemczi-otrymaly-do-1-mln-gryven-na-rozvytok-vlasnogo-biznesu/" text:style-name="Internet_20_link" text:visited-style-name="Visited_20_Internet_20_Link">
https://armyinform.com.ua/2023/04/07/mynulogo-roku-53-veterany-pidpryyemczi-otrymaly-do-1-mln-gryven-na-rozvytok-vlasnogo-biznesu/</text:a>
</text:p>
      <!--NEWS-->
      <text:h text:style-name="P10" text:outline-level="1">
<text:span text:style-name="T4">
Office of the Prosecutor General of Ukraine: Almost 79 thousand war crimes are documented</text:span>
</text:h>
      <text:p text:style-name="P4">
Author: ['АРМІЯINFORM']</text:p>
      <text:p text:style-name="P4">
Time: 2023-04-07T55: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crime-07042023ua.jpg" text:style-name="Internet_20_link" text:visited-style-name="Visited_20_Internet_20_Link">
warcrime-07042023ua.jpg</text:a>
', '<text:a xlink:type="simple" xlink:href="https://armyinform.com.ua/wp-content/uploads/2023/04/warcrime-07042023en.jpg" text:style-name="Internet_20_link" text:visited-style-name="Visited_20_Internet_20_Link">
warcrime-07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0" text:anchor-type="as-char" svg:width="6.9236in" svg:height="4.448413in" draw:z-index="0">
<draw:image xlink:href="../Images/AРМІЯINFORM/2023-04-07T55-00-00-04-00/warcrime-0704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April 07 </text:span>
 Registered:</text:p>
      <ul>
        <li>
78 889 Military Crimes, * 17 012 Crimes against National Security of Ukraine.</li>
      </ul>
      <text:p text:style-name="P4">
In addition, according to the official data of juvenile prosecutors, <text:span text:style-name="T4">
 1411 children have become </text:span>
 due to aggression of the Russian Federation, including:</text:p>
      <ul>
        <li>
467 - children were killed, * 944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1" text:anchor-type="as-char" svg:width="6.9236in" svg:height="4.448413in" draw:z-index="0">
<draw:image xlink:href="../Images/AРМІЯINFORM/2023-04-07T55-00-00-04-00/warcrime-07042023en.jpg" xlink:type="simple" xlink:show="embed" xlink:actuate="onLoad" draw:mime-type="image/jpeg"/>
</draw:frame>
</text:p>
      <text:p text:style-name="P4">
News Source: <text:a xlink:type="simple" xlink:href="https://armyinform.com.ua/2023/04/07/ofis-genprokurora-ukrayiny-zadokumentovano-majzhe-79-tysyach-voyennyh-zlochyniv/" text:style-name="Internet_20_link" text:visited-style-name="Visited_20_Internet_20_Link">
https://armyinform.com.ua/2023/04/07/ofis-genprokurora-ukrayiny-zadokumentovano-majzhe-79-tysyach-voyennyh-zlochyniv/</text:a>
</text:p>
      <!--NEWS-->
      <text:h text:style-name="P10" text:outline-level="1">
<text:span text:style-name="T4">
In Donetsk, the forces of defense were knocked down by a hostile assault</text:span>
</text:h>
      <text:p text:style-name="P4">
Author: ['АРМІЯINFORM']</text:p>
      <text:p text:style-name="P4">
Time: 2023-04-07T56:00:00-04:00</text:p>
      <text:p text:style-name="P4">
Description: The General Headquarters of the Zbroyni forces of Ukraine, having wiped up the INFOSIA SHODOSHANNE of Vorozho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znyshheno-su-25.jpg" text:style-name="Internet_20_link" text:visited-style-name="Visited_20_Internet_20_Link">
znyshheno-su-25.jpg</text:a>
']</text:p>
      <text:p text:style-name="P4">
Tags: ['STOPRUSSIA', 'ВТОРГНЕННЯ РФ', 'ГШ ЗСУ']</text:p>
      <text:p text:style-name="P4">
Category: News</text:p>
      <!--METADATA-->
      <text:p text:style-name="P4">
<draw:frame draw:style-name="fr1" draw:name="Image32" text:anchor-type="as-char" svg:width="6.9236in" svg:height="4.283978in" draw:z-index="0">
<draw:image xlink:href="../Images/AРМІЯINFORM/2023-04-07T56-00-00-04-00/znyshheno-su-25.jpg" xlink:type="simple" xlink:show="embed" xlink:actuate="onLoad" draw:mime-type="image/jpeg"/>
</draw:frame>
Illustrative photo</text:p>
      <text:p text:style-name="P4">
The General Staff of the Armed Forces of Ukraine has published information on the destruction of the elastic aircraft in Donetsk.</text:p>
      <ul>
        <li>
Good news. In the area of Marinka, in Donetsk, the Su-25 enemy was destroyed. Let's get and win!- The message says.</li>
      </ul>
      <text:p text:style-name="P4">
<text:span text:style-name="T5">
Derello: <text:a xlink:type="simple" xlink:href="https://www.facebook.com/GeneralStaff.ua/posts/pfbid06DkWi8RQGcUNUA8jow4vLakR5cSRJpfWiNAYv6nCqGZkG6BKeQ7VYT8aFjr9oKsUl" text:style-name="Internet_20_link" text:visited-style-name="Visited_20_Internet_20_Link">
GSZSU</text:a>
</text:span>
</text:p>
      <text:p text:style-name="P4">
News Source: <text:a xlink:type="simple" xlink:href="https://armyinform.com.ua/2023/04/07/na-donechchyni-syly-oborony-zbyly-vorozhyj-shturmovyk/" text:style-name="Internet_20_link" text:visited-style-name="Visited_20_Internet_20_Link">
https://armyinform.com.ua/2023/04/07/na-donechchyni-syly-oborony-zbyly-vorozhyj-shturmovyk/</text:a>
</text:p>
      <!--NEWS-->
      <text:h text:style-name="P10" text:outline-level="1">
<text:span text:style-name="T4">
Thanks to the misery of the warriors, the insubordination of our people, we won the battle north - President of Ukraine</text:span>
</text:h>
      <text:p text:style-name="P4">
Author: ['АРМІЯINFORM']</text:p>
      <text:p text:style-name="P4">
Time: 2023-04-07T57:00:00-04:00</text:p>
      <text:p text:style-name="P4">
Description: RIK Tom Zbroinі Khustriana completed Zvilnnnya VID Vorog Kyivsko, Chernigiv -Tu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photo_2023-04-07_12-55-17-2.jpg" text:style-name="Internet_20_link" text:visited-style-name="Visited_20_Internet_20_Link">
photo_2023-04-07_12-55-17-2.jpg</text:a>
', '<text:a xlink:type="simple" xlink:href="https://armyinform.com.ua/wp-content/uploads/2023/04/photo_2023-04-07_12-55-20-150x150.jpg" text:style-name="Internet_20_link" text:visited-style-name="Visited_20_Internet_20_Link">
photo_2023-04-07_12-55-20-150x150.jpg</text:a>
', '<text:a xlink:type="simple" xlink:href="https://armyinform.com.ua/wp-content/uploads/2023/04/photo_2023-04-07_12-55-16-150x150.jpg" text:style-name="Internet_20_link" text:visited-style-name="Visited_20_Internet_20_Link">
photo_2023-04-07_12-55-16-150x150.jpg</text:a>
', '<text:a xlink:type="simple" xlink:href="https://armyinform.com.ua/wp-content/uploads/2023/04/photo_2023-04-07_12-55-19-3-150x150.jpg" text:style-name="Internet_20_link" text:visited-style-name="Visited_20_Internet_20_Link">
photo_2023-04-07_12-55-19-3-150x150.jpg</text:a>
', '<text:a xlink:type="simple" xlink:href="https://armyinform.com.ua/wp-content/uploads/2023/04/photo_2023-04-07_12-55-18-150x150.jpg" text:style-name="Internet_20_link" text:visited-style-name="Visited_20_Internet_20_Link">
photo_2023-04-07_12-55-18-150x150.jpg</text:a>
', '<text:a xlink:type="simple" xlink:href="https://armyinform.com.ua/wp-content/uploads/2023/04/photo_2023-04-07_12-55-20-2-150x150.jpg" text:style-name="Internet_20_link" text:visited-style-name="Visited_20_Internet_20_Link">
photo_2023-04-07_12-55-20-2-150x150.jpg</text:a>
', '<text:a xlink:type="simple" xlink:href="https://armyinform.com.ua/wp-content/uploads/2023/04/photo_2023-04-07_12-55-17-150x150.jpg" text:style-name="Internet_20_link" text:visited-style-name="Visited_20_Internet_20_Link">
photo_2023-04-07_12-55-17-150x150.jpg</text:a>
', '<text:a xlink:type="simple" xlink:href="https://armyinform.com.ua/wp-content/uploads/2023/04/photo_2023-04-07_12-55-18-2-150x150.jpg" text:style-name="Internet_20_link" text:visited-style-name="Visited_20_Internet_20_Link">
photo_2023-04-07_12-55-18-2-150x150.jpg</text:a>
', '<text:a xlink:type="simple" xlink:href="https://armyinform.com.ua/wp-content/uploads/2023/04/photo_2023-04-07_12-55-19-2-150x150.jpg" text:style-name="Internet_20_link" text:visited-style-name="Visited_20_Internet_20_Link">
photo_2023-04-07_12-55-19-2-150x150.jpg</text:a>
', '<text:a xlink:type="simple" xlink:href="https://armyinform.com.ua/wp-content/uploads/2023/04/photo_2023-04-07_12-55-19-150x150.jpg" text:style-name="Internet_20_link" text:visited-style-name="Visited_20_Internet_20_Link">
photo_2023-04-07_12-55-19-150x150.jpg</text:a>
']</text:p>
      <text:p text:style-name="P4">
Tags: ['STOPRUSSIA', 'АГРЕСІЯ РФ', 'ВОЛОДИМИР ЗЕЛЕНСЬКИЙ']</text:p>
      <text:p text:style-name="P4">
Category: News</text:p>
      <!--METADATA-->
      <text:p text:style-name="P4">
<draw:frame draw:style-name="fr1" draw:name="Image33" text:anchor-type="as-char" svg:width="6.9236in" svg:height="4.619339in" draw:z-index="0">
<draw:image xlink:href="../Images/AРМІЯINFORM/2023-04-07T57-00-00-04-00/photo_2023-04-07_12-55-17-2.jpg" xlink:type="simple" xlink:show="embed" xlink:actuate="onLoad" draw:mime-type="image/jpeg"/>
</draw:frame>
A year ago, the Armed Forces of Ukraine completed the liberation from the enemy of Kyiv, Chernihiv and Sumy regions. Thanks to the misery of our warriors, non -core people we won the Battle of the North.</text:p>
      <text:p text:style-name="P4">
“We will restore the territorial integrity of our country. Ukraine will win Nafroron. Ukraine will win the reconstruction. Ukraine will win the return of rightness, ”the head of the Ukrainian state in [telegrams] emphasized(https://t.me/V_Zelenskiy_official/5788).</text:p>
      <text:p text:style-name="P4">
<text:a xlink:type="simple" xlink:href="https://armyinform.com.ua/wp-content/uploads/2023/04/photo_2023-04-07_12-55-20.jpg" text:style-name="Internet_20_link" text:visited-style-name="Visited_20_Internet_20_Link">
<draw:frame draw:style-name="fr1" draw:name="Image34" text:anchor-type="as-char" svg:width="6.9236in" svg:height="6.9236in" draw:z-index="0">
<draw:image xlink:href="../Images/AРМІЯINFORM/2023-04-07T57-00-00-04-00/photo_2023-04-07_12-55-20-150x150.jpg" xlink:type="simple" xlink:show="embed" xlink:actuate="onLoad" draw:mime-type="image/jpeg"/>
</draw:frame>
</text:a>
</text:p>
      <text:p text:style-name="P4">
<text:a xlink:type="simple" xlink:href="https://armyinform.com.ua/wp-content/uploads/2023/04/photo_2023-04-07_12-55-16.jpg" text:style-name="Internet_20_link" text:visited-style-name="Visited_20_Internet_20_Link">
<draw:frame draw:style-name="fr1" draw:name="Image35" text:anchor-type="as-char" svg:width="6.9236in" svg:height="6.9236in" draw:z-index="0">
<draw:image xlink:href="../Images/AРМІЯINFORM/2023-04-07T57-00-00-04-00/photo_2023-04-07_12-55-16-150x150.jpg" xlink:type="simple" xlink:show="embed" xlink:actuate="onLoad" draw:mime-type="image/jpeg"/>
</draw:frame>
</text:a>
</text:p>
      <text:p text:style-name="P4">
<text:a xlink:type="simple" xlink:href="https://armyinform.com.ua/wp-content/uploads/2023/04/photo_2023-04-07_12-55-19-3.jpg" text:style-name="Internet_20_link" text:visited-style-name="Visited_20_Internet_20_Link">
<draw:frame draw:style-name="fr1" draw:name="Image36" text:anchor-type="as-char" svg:width="6.9236in" svg:height="6.9236in" draw:z-index="0">
<draw:image xlink:href="../Images/AРМІЯINFORM/2023-04-07T57-00-00-04-00/photo_2023-04-07_12-55-19-3-150x150.jpg" xlink:type="simple" xlink:show="embed" xlink:actuate="onLoad" draw:mime-type="image/jpeg"/>
</draw:frame>
</text:a>
</text:p>
      <text:p text:style-name="P4">
<text:a xlink:type="simple" xlink:href="https://armyinform.com.ua/wp-content/uploads/2023/04/photo_2023-04-07_12-55-18.jpg" text:style-name="Internet_20_link" text:visited-style-name="Visited_20_Internet_20_Link">
<draw:frame draw:style-name="fr1" draw:name="Image37" text:anchor-type="as-char" svg:width="6.9236in" svg:height="6.9236in" draw:z-index="0">
<draw:image xlink:href="../Images/AРМІЯINFORM/2023-04-07T57-00-00-04-00/photo_2023-04-07_12-55-18-150x150.jpg" xlink:type="simple" xlink:show="embed" xlink:actuate="onLoad" draw:mime-type="image/jpeg"/>
</draw:frame>
</text:a>
</text:p>
      <text:p text:style-name="P4">
<text:a xlink:type="simple" xlink:href="https://armyinform.com.ua/wp-content/uploads/2023/04/photo_2023-04-07_12-55-20-2.jpg" text:style-name="Internet_20_link" text:visited-style-name="Visited_20_Internet_20_Link">
<draw:frame draw:style-name="fr1" draw:name="Image38" text:anchor-type="as-char" svg:width="6.9236in" svg:height="6.9236in" draw:z-index="0">
<draw:image xlink:href="../Images/AРМІЯINFORM/2023-04-07T57-00-00-04-00/photo_2023-04-07_12-55-20-2-150x150.jpg" xlink:type="simple" xlink:show="embed" xlink:actuate="onLoad" draw:mime-type="image/jpeg"/>
</draw:frame>
</text:a>
</text:p>
      <text:p text:style-name="P4">
<text:a xlink:type="simple" xlink:href="https://armyinform.com.ua/wp-content/uploads/2023/04/photo_2023-04-07_12-55-17.jpg" text:style-name="Internet_20_link" text:visited-style-name="Visited_20_Internet_20_Link">
<draw:frame draw:style-name="fr1" draw:name="Image39" text:anchor-type="as-char" svg:width="6.9236in" svg:height="6.9236in" draw:z-index="0">
<draw:image xlink:href="../Images/AРМІЯINFORM/2023-04-07T57-00-00-04-00/photo_2023-04-07_12-55-17-150x150.jpg" xlink:type="simple" xlink:show="embed" xlink:actuate="onLoad" draw:mime-type="image/jpeg"/>
</draw:frame>
</text:a>
</text:p>
      <text:p text:style-name="P4">
<text:a xlink:type="simple" xlink:href="https://armyinform.com.ua/wp-content/uploads/2023/04/photo_2023-04-07_12-55-18-2.jpg" text:style-name="Internet_20_link" text:visited-style-name="Visited_20_Internet_20_Link">
<draw:frame draw:style-name="fr1" draw:name="Image40" text:anchor-type="as-char" svg:width="6.9236in" svg:height="6.9236in" draw:z-index="0">
<draw:image xlink:href="../Images/AРМІЯINFORM/2023-04-07T57-00-00-04-00/photo_2023-04-07_12-55-18-2-150x150.jpg" xlink:type="simple" xlink:show="embed" xlink:actuate="onLoad" draw:mime-type="image/jpeg"/>
</draw:frame>
</text:a>
</text:p>
      <text:p text:style-name="P4">
<text:a xlink:type="simple" xlink:href="https://armyinform.com.ua/wp-content/uploads/2023/04/photo_2023-04-07_12-55-19-2.jpg" text:style-name="Internet_20_link" text:visited-style-name="Visited_20_Internet_20_Link">
<draw:frame draw:style-name="fr1" draw:name="Image41" text:anchor-type="as-char" svg:width="6.9236in" svg:height="6.9236in" draw:z-index="0">
<draw:image xlink:href="../Images/AРМІЯINFORM/2023-04-07T57-00-00-04-00/photo_2023-04-07_12-55-19-2-150x150.jpg" xlink:type="simple" xlink:show="embed" xlink:actuate="onLoad" draw:mime-type="image/jpeg"/>
</draw:frame>
</text:a>
</text:p>
      <text:p text:style-name="P4">
<text:a xlink:type="simple" xlink:href="https://armyinform.com.ua/wp-content/uploads/2023/04/photo_2023-04-07_12-55-19.jpg" text:style-name="Internet_20_link" text:visited-style-name="Visited_20_Internet_20_Link">
<draw:frame draw:style-name="fr1" draw:name="Image42" text:anchor-type="as-char" svg:width="6.9236in" svg:height="6.9236in" draw:z-index="0">
<draw:image xlink:href="../Images/AРМІЯINFORM/2023-04-07T57-00-00-04-00/photo_2023-04-07_12-55-19-150x150.jpg" xlink:type="simple" xlink:show="embed" xlink:actuate="onLoad" draw:mime-type="image/jpeg"/>
</draw:frame>
</text:a>
</text:p>
      <text:p text:style-name="P4">
News Source: <text:a xlink:type="simple" xlink:href="https://armyinform.com.ua/2023/04/07/zavdyaky-miczi-voyiniv-neskorenosti-nashyh-lyudej-my-peremogly-u-bytvi-za-pivnich-prezydent-ukrayiny/" text:style-name="Internet_20_link" text:visited-style-name="Visited_20_Internet_20_Link">
https://armyinform.com.ua/2023/04/07/zavdyaky-miczi-voyiniv-neskorenosti-nashyh-lyudej-my-peremogly-u-bytvi-za-pivnich-prezydent-ukrayiny/</text:a>
</text:p>
      <!--NEWS-->
      <text:h text:style-name="P10" text:outline-level="1">
<text:span text:style-name="T4">
We need to get a modern multi-purpose F-16 aircraft as soon as possible-Yuri Ignat</text:span>
</text:h>
      <text:p text:style-name="P4">
Author: ['Ігор Березинський']</text:p>
      <text:p text:style-name="P4">
Time: 2023-04-07T58:00:00-04:00</text:p>
      <text:p text:style-name="P4">
Description: Rechnik Commodianny forces of the ZSU, Colonel Yuriyi Inat PID Hour Prescabifing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photo_2023-02-11_15-50-55.jpg" text:style-name="Internet_20_link" text:visited-style-name="Visited_20_Internet_20_Link">
photo_2023-02-11_15-50-55.jpg</text:a>
']</text:p>
      <text:p text:style-name="P4">
Tags: ['STOPRUSSIA', 'АГРЕСІЯ РФ', 'ВТОРГНЕННЯ РФ', 'ЮРІЙ ІГНАТ']</text:p>
      <text:p text:style-name="P4">
Category: News</text:p>
      <!--METADATA-->
      <text:p text:style-name="P4">
<draw:frame draw:style-name="fr1" draw:name="Image43" text:anchor-type="as-char" svg:width="6.9236in" svg:height="4.708048in" draw:z-index="0">
<draw:image xlink:href="../Images/AРМІЯINFORM/2023-04-07T58-00-00-04-00/photo_2023-02-11_15-50-55.jpg" xlink:type="simple" xlink:show="embed" xlink:actuate="onLoad" draw:mime-type="image/jpeg"/>
</draw:frame>
Colonel Yuri Ignativ Air Force Command Colonel Yuri Ignat during the Air Force Command at the Media Center Ukraine-Ukrinformna Theme: "Air Force of the Armed Forces at the Front of the Russian-Ukrainian War" reported that in order for a counter-confidence to be successful, we need to win the preference, because the enemy, because the enemy their attacking actions both on the judgment and in the air.</text:p>
      <ul>
        <li>
We are currently leading an air battle, affecting hostile means and sometimes iaviation. We will have in the near future in a certain amount and Patriot, ISAMP/T. This will strengthen our advantage, but we wanted to get modern many-target aircraft 4+, including the F-16,-he emphasized as soon as possible.</li>
      </ul>
      <text:p text:style-name="P4">
News Source: <text:a xlink:type="simple" xlink:href="https://armyinform.com.ua/2023/04/07/nam-potribno-yaknajshvydshe-otrymaty-suchasnyj-bagatoczilovyj-litak-f-16-yurij-ignat/" text:style-name="Internet_20_link" text:visited-style-name="Visited_20_Internet_20_Link">
https://armyinform.com.ua/2023/04/07/nam-potribno-yaknajshvydshe-otrymaty-suchasnyj-bagatoczilovyj-litak-f-16-yurij-ignat/</text:a>
</text:p>
      <!--NEWS-->
      <text:h text:style-name="P10" text:outline-level="1">
<text:span text:style-name="T4">
What are the results of testing Ukrainian pilots in the United States: Yuri Ignatus told details</text:span>
</text:h>
      <text:p text:style-name="P4">
Author: ['Олександр Козубенко']</text:p>
      <text:p text:style-name="P4">
Time: 2023-04-07T59:00:00-04:00</text:p>
      <text:p text:style-name="P4">
Description: The American partners did not give the temple of the valley to our lumines for the results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7/2553061-yak-voyini-neba-ryatuyut-nas-vid-raket-i-litakiv-okupantiv-pro-robotu-povitryanih-sil-ukrayini.jpeg" text:style-name="Internet_20_link" text:visited-style-name="Visited_20_Internet_20_Link">
2553061-yak-voyini-neba-ryatuyut-nas-vid-raket-i-litakiv-okupantiv-pro-robotu-povitryanih-sil-ukrayini.jpeg</text:a>
']</text:p>
      <text:p text:style-name="P4">
Tags: ['STOPRUSSIA', 'АГРЕСІЯ РФ', 'ВІЙСЬКОВИЙ ЛЬОТЧИК', 'ВТОРГНЕННЯ РФ', 'ЮРІЙ ІГНАТ']</text:p>
      <text:p text:style-name="P4">
Category: News</text:p>
      <!--METADATA-->
      <text:p text:style-name="P4">
<draw:frame draw:style-name="fr1" draw:name="Image44" text:anchor-type="as-char" svg:width="6.9236in" svg:height="2.516066in" draw:z-index="0">
<draw:image xlink:href="../Images/AРМІЯINFORM/2023-04-07T59-00-00-04-00/2553061-yak-voyini-neba-ryatuyut-nas-vid-raket-i-litakiv-okupantiv-pro-robotu-povitryanih-sil-ukrayini.jpeg" xlink:type="simple" xlink:show="embed" xlink:actuate="onLoad" draw:mime-type="image/jpeg"/>
</draw:frame>
Recently, US partners have given high ratings to our pilots the reserves of the testing they have passed in America. Colonel Yuri Ignati during [briefing] told about it the Air Force Air Force Colonel Yuri Ignat during <text:a xlink:type="simple" xlink:href="https://www.youtube.com/watch" text:style-name="Internet_20_link" text:visited-style-name="Visited_20_Internet_20_Link">
briefing</text:a>
in Ukrinform.</text:p>
      <text:p text:style-name="P4">
He reported that experienced pilots were selected for testing in the United States: "This is not training, but testing," Yuri Ignat said.</text:p>
      <text:p text:style-name="P4">
-They studied their capabilities and their level of preparation, how quickly they can master modern multi-purpose planes, such as the F-16-this is no longer an Esecrette,-said a representative of the Air Force.</text:p>
      <text:p text:style-name="P4">
According to Colonel Ignatus, the Air Force chief noted that the more estimated estimates of this test can be concluded - it will take less to prepare.</text:p>
      <ul>
        <li>
Earlier it was stated that the approximate term - half a year, - recalled Yuri Ignat. And not to sparkle, but in fact, to use the types of weapons that will be available.</li>
      </ul>
      <text:p text:style-name="P4">
News Source: <text:a xlink:type="simple" xlink:href="https://armyinform.com.ua/2023/04/07/yaki-rezultaty-testuvannya-ukrayinskyh-lotchykiv-u-ssha-yurij-ignat-rozpoviv-podrobyczi/" text:style-name="Internet_20_link" text:visited-style-name="Visited_20_Internet_20_Link">
https://armyinform.com.ua/2023/04/07/yaki-rezultaty-testuvannya-ukrayinskyh-lotchykiv-u-ssha-yurij-ignat-rozpoviv-podrobyczi/</text:a>
</text:p>
      <!--NEWS-->
      <text:h text:style-name="P10" text:outline-level="1">
<text:span text:style-name="T4">
The tactics of hostile air attacks became more dangerous - Colonel Yuri Ignat</text:span>
</text:h>
      <text:p text:style-name="P4">
Author: ['Олександр Козубенко']</text:p>
      <text:p text:style-name="P4">
Time: 2023-04-07T60:00:00-04:00</text:p>
      <text:p text:style-name="P4">
Description: Ostannim for an hour Vorog Zhmіniy of his tactics for the attacks of Ukrainian, who was looking for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1/photo_5372944821498533820_y.jpg" text:style-name="Internet_20_link" text:visited-style-name="Visited_20_Internet_20_Link">
photo_5372944821498533820_y.jpg</text:a>
']</text:p>
      <text:p text:style-name="P4">
Tags: ['STOPRUSSIA', 'АГРЕСІЯ РФ', 'ВІЙНА', 'ВТОРГНЕННЯ РФ', 'ЮРІЙ ІГНАТ']</text:p>
      <text:p text:style-name="P4">
Category: News</text:p>
      <!--METADATA-->
      <text:p text:style-name="P4">
<draw:frame draw:style-name="fr1" draw:name="Image45" text:anchor-type="as-char" svg:width="6.9236in" svg:height="3.952222in" draw:z-index="0">
<draw:image xlink:href="../Images/AРМІЯINFORM/2023-04-07T60-00-00-04-00/photo_5372944821498533820_y.jpg" xlink:type="simple" xlink:show="embed" xlink:actuate="onLoad" draw:mime-type="image/jpeg"/>
</draw:frame>
Recently, the enemy has changed his tactics for the attacks of Ukraine from the air, made it more dangerous. It was reported by the spokesman of the Air Force Command Colonel Yuri Ignat during <text:a xlink:type="simple" xlink:href="https://www.youtube.com/watch" text:style-name="Internet_20_link" text:visited-style-name="Visited_20_Internet_20_Link">
briefing</text:a>
in Ukrinform.</text:p>
      <ul>
        <li>
The enemy began to use less aviation in the immediate vicinity of our border, - said Yuri Ignat. - Many of their equipment was destroyed when an operation was released by our territories in the Kharkiv Tacherson directions.</li>
      </ul>
      <text:p text:style-name="P4">
According to Colonel Ignatus, today Russians are using aviation more -proof, in particular, attack corrected aviation bombs.</text:p>
      <text:p text:style-name="P4">
-More and more applications of this type of ammunition from Su-35 aircraft and possibly Su-34 from a distance of 50 or more kilometers from the line of combat collision,-said Yuri Ignat. - This Russian tactic is dangerous for us because <text:span text:style-name="T5">
(vnas. - A row.)</text:span>
 There are no means that can be driven away by the Ustravian aviation from the borders of Ukraine today.</text:p>
      <text:p text:style-name="P4">
News Source: <text:a xlink:type="simple" xlink:href="https://armyinform.com.ua/2023/04/07/taktyka-vorozhyh-atak-z-povitrya-stala-bilsh-nebezpechnoyu-polkovnyk-yurij-ignat/" text:style-name="Internet_20_link" text:visited-style-name="Visited_20_Internet_20_Link">
https://armyinform.com.ua/2023/04/07/taktyka-vorozhyh-atak-z-povitrya-stala-bilsh-nebezpechnoyu-polkovnyk-yurij-ignat/</text:a>
</text:p>
      <!--NEWS-->
      <text:h text:style-name="P10" text:outline-level="1">
<text:span text:style-name="T4">
The enemy should not receive information from our telegrams about the movement of air goals in real time</text:span>
</text:h>
      <text:p text:style-name="P4">
Author: ['Ігор Березинський']</text:p>
      <text:p text:style-name="P4">
Time: 2023-04-07T61:00:00-04:00</text:p>
      <text:p text:style-name="P4">
Description: PID Hour Presabrifing Commander of the ZSU's dousers in the Medi -Centri Ukraina - Ukrinform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2022-10-06-vorog-znov-obstrilyav-raketamy.jpg" text:style-name="Internet_20_link" text:visited-style-name="Visited_20_Internet_20_Link">
2022-10-06-vorog-znov-obstrilyav-raketamy.jpg</text:a>
']</text:p>
      <text:p text:style-name="P4">
Tags: ['АГРЕСІЯ РФ', 'БРИФІНГ', 'ВТОРГНЕННЯ РФ', 'ЮРІЙ ІГНАТ']</text:p>
      <text:p text:style-name="P4">
Category: News</text:p>
      <!--METADATA-->
      <text:p text:style-name="P4">
<draw:frame draw:style-name="fr1" draw:name="Image46" text:anchor-type="as-char" svg:width="6.9236in" svg:height="3.893007in" draw:z-index="0">
<draw:image xlink:href="../Images/AРМІЯINFORM/2023-04-07T61-00-00-04-00/2022-10-06-vorog-znov-obstrilyav-raketamy.jpg" xlink:type="simple" xlink:show="embed" xlink:actuate="onLoad" draw:mime-type="image/jpeg"/>
</draw:frame>
Illustrative photo</text:p>
      <text:p text:style-name="P4">
During the pressing of the Air Force Command at the Media Center Ukraine-UKRINFORM, a spokesman for the Air Force Command Colonel Yuri Ignat told the responsibility of some telegrams that spread the movement of air-cavities in real time.</text:p>
      <ul>
        <li>
From me personally and the leadership of the Air Force of the Armed Forces, it was already stated that it carries certain threats, why it is dangerous, so it must be confused, because some detailing sometimes increased, - he emphasized.</li>
      </ul>
      <text:p text:style-name="P4">
Yuri Ignata stressed that general information can be published, that is, that there is air anxiety, where the threat comes, but the detail of such information, including screenshots, is not possible.</text:p>
      <ul>
        <li>
There are no longer those publications at this time, and I thank those who listened to me and those who help the population to understand what is happening, but without receiving the enemy not receiving sensitive information, and it must be followed, - said Yuri Ignat.</li>
      </ul>
      <text:p text:style-name="P4">
News Source: <text:a xlink:type="simple" xlink:href="https://armyinform.com.ua/2023/04/07/vorog-ne-povynen-otrymuvaty-informacziyi-vid-nashyh-telegram-kanaliv-pro-ruh-povitryanyh-czilej-v-realnomu-chasi-yurij-ignat/" text:style-name="Internet_20_link" text:visited-style-name="Visited_20_Internet_20_Link">
https://armyinform.com.ua/2023/04/07/vorog-ne-povynen-otrymuvaty-informacziyi-vid-nashyh-telegram-kanaliv-pro-ruh-povitryanyh-czilej-v-realnomu-chasi-yurij-ignat/</text:a>
</text:p>
      <!--NEWS-->
      <text:h text:style-name="P10" text:outline-level="1">
<text:span text:style-name="T4">
The Russian Federation holds in the Mediterranean three ships with 20 "calibers"</text:span>
</text:h>
      <text:p text:style-name="P4">
Author: ['АРМІЯINFORM']</text:p>
      <text:p text:style-name="P4">
Time: 2023-04-07T62:00:00-04:00</text:p>
      <text:p text:style-name="P4">
Description: Rosіyska Federalsia was seen in the Seredruzemle Sea of 7 pouring ship, 3 of them are Krilatikh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8/raketa-kalibr.jpg" text:style-name="Internet_20_link" text:visited-style-name="Visited_20_Internet_20_Link">
raketa-kalibr.jpg</text:a>
']</text:p>
      <text:p text:style-name="P4">
Tags: ['STOPRUSSIA', 'АГРЕСІЯ РФ', 'ВМС', 'ВТОРГНЕННЯ РФ', 'РАКЕТИ «КАЛІБР»']</text:p>
      <text:p text:style-name="P4">
Category: News</text:p>
      <!--METADATA-->
      <text:p text:style-name="P4">
<draw:frame draw:style-name="fr1" draw:name="Image47" text:anchor-type="as-char" svg:width="6.9236in" svg:height="4.609384in" draw:z-index="0">
<draw:image xlink:href="../Images/AРМІЯINFORM/2023-04-07T62-00-00-04-00/raketa-kalibr.jpg" xlink:type="simple" xlink:show="embed" xlink:actuate="onLoad" draw:mime-type="image/jpeg"/>
</draw:frame>
Illustrative photo</text:p>
      <text:p text:style-name="P4">
The Russian Federation brought 7 enemy ships to the Mediterranean, of which 3 of them of the winged rockets "Caliber", a total volley - 20 missiles.</text:p>
      <text:p text:style-name="P4">
About it <text:a xlink:type="simple" xlink:href="https://fb.watch/jLJ7UMlNNG/" text:style-name="Internet_20_link" text:visited-style-name="Visited_20_Internet_20_Link">
reports</text:a>
The Command of the Navy of the Armed Forces.</text:p>
      <text:p text:style-name="P4">
In the Sea of Azov, the enemy continues to control marine communications, holding 1 ship.</text:p>
      <text:p text:style-name="P4">
News Source: <text:a xlink:type="simple" xlink:href="https://armyinform.com.ua/2023/04/07/rf-trymaye-u-seredzemnomu-mori-try-korabli-iz-20-kalibramy/" text:style-name="Internet_20_link" text:visited-style-name="Visited_20_Internet_20_Link">
https://armyinform.com.ua/2023/04/07/rf-trymaye-u-seredzemnomu-mori-try-korabli-iz-20-kalibramy/</text:a>
</text:p>
      <!--NEWS-->
      <text:h text:style-name="P10" text:outline-level="1">
<text:span text:style-name="T4">
The NSDC examined the cyberattacks of the APT28 group, which is provoked with Russian special services with Russian special services</text:span>
</text:h>
      <text:p text:style-name="P4">
Author: ['АРМІЯINFORM']</text:p>
      <text:p text:style-name="P4">
Time: 2023-04-07T63:00:00-04:00</text:p>
      <text:p text:style-name="P4">
Description: The National Coordinating Center of Kіberbespekes at the RNBO of Ukrainian Doslіdiv attacks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hackers.jpg" text:style-name="Internet_20_link" text:visited-style-name="Visited_20_Internet_20_Link">
hackers.jpg</text:a>
']</text:p>
      <text:p text:style-name="P4">
Tags: ['КІБЕРАТАКИ', 'РНБО УКРАЇНИ', 'РОСІЙСЬКІ СПЕЦСЛУЖБИ']</text:p>
      <text:p text:style-name="P4">
Category: News</text:p>
      <!--METADATA-->
      <text:p text:style-name="P4">
<draw:frame draw:style-name="fr1" draw:name="Image48" text:anchor-type="as-char" svg:width="6.9236in" svg:height="3.894525in" draw:z-index="0">
<draw:image xlink:href="../Images/AРМІЯINFORM/2023-04-07T63-00-00-04-00/hackers.jpg" xlink:type="simple" xlink:show="embed" xlink:actuate="onLoad" draw:mime-type="image/jpeg"/>
</draw:frame>
The National Cyber Security Center at the NSDC of Ukraine has examined the APT28 attacian hacker group, which actively uses the critical vulnerability of CV-2023-23397.</text:p>
      <text:p text:style-name="P4">
About this <text:a xlink:type="simple" xlink:href="https://www.rnbo.gov.ua/ua/Diialnist/6248.html" text:style-name="Internet_20_link" text:visited-style-name="Visited_20_Internet_20_Link">
it is referred</text:a>
NSDC.</text:p>
      <text:p text:style-name="P4">
In particular, the main conclusions are made:</text:p>
      <ul>
        <li>
APT28 grouping is attacking zero vulnerability in Outlook's postal client for at least a year; * During this time, the victims of attacks were companies: gas transportation operators, private companies of satellite intelligence and radar systems, institutions and organizations of the Foreign and NATO, development companies and IT suppliers, etc.; * The first attack was discovered in March 2022 after the start of a large -scale invasion. Since then, a number of attacks on enterprises and organizations of Europe and the Middle East have been recorded using new critical vulnerability.</li>
      </ul>
      <text:p text:style-name="P4">
You can read detail the report on APT28 attacks using the Vulnerability of the seconds 2023-23397 at <text:a xlink:type="simple" xlink:href="https://www.rnbo.gov.ua/files/2023/NKCK/%D0%BA%D0%B2%D1%96%D1%82%D0%B5%D0%BD%D1%8C/%D0%90%D1%82%D0%B0%D0%BA%D0%B8%20%D1%83%D0%B3%D1%80%D1%83%D0%BF%D0%BE%D0%B2%D0%B0%D0%BD%D0%BD%D1%8F%20APT%20(%D0%B7%D0%B2%D1%96%D1%82).pdf" text:style-name="Internet_20_link" text:visited-style-name="Visited_20_Internet_20_Link">
link</text:a>
.</text:p>
      <text:p text:style-name="P4">
News Source: <text:a xlink:type="simple" xlink:href="https://armyinform.com.ua/2023/04/07/u-rnbo-doslidyly-kiberataky-ugrupovannya-apt28-yake-povyazuyut-z-rosijskymy-speczsluzhbamy/" text:style-name="Internet_20_link" text:visited-style-name="Visited_20_Internet_20_Link">
https://armyinform.com.ua/2023/04/07/u-rnbo-doslidyly-kiberataky-ugrupovannya-apt28-yake-povyazuyut-z-rosijskymy-speczsluzhbamy/</text:a>
</text:p>
      <!--NEWS-->
      <text:h text:style-name="P10" text:outline-level="1">
<text:span text:style-name="T4">
Coordination Staff: Official confirmation of captivity occurs through the Red Cross</text:span>
</text:h>
      <text:p text:style-name="P4">
Author: ['АРМІЯINFORM']</text:p>
      <text:p text:style-name="P4">
Time: 2023-04-07T64:00:00-04:00</text:p>
      <text:p text:style-name="P4">
Description: At the representation of the Coordinating headquarters to the Central Region of Vidbuli Zustych Z (war with Ukraine 2022, the war with Ukraine is th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0156585_184542153938294_2942082492827864851_n.jpg" text:style-name="Internet_20_link" text:visited-style-name="Visited_20_Internet_20_Link">
340156585_184542153938294_2942082492827864851_n.jpg</text:a>
']</text:p>
      <text:p text:style-name="P4">
Tags: ['АГРЕСІЯ РФ', 'ВІЙСЬКОВОПОЛОНЕНІ', 'КООРДИНАЦІЙНИЙ ШТАБ З ПИТАНЬ ПОВОДЖЕННЯ З ВІЙСЬКОВОПОЛОНЕНИМИ', 'МІЖНАРОДНИЙ КОМІТЕТ ЧЕРВОНОГО ХРЕСТА']</text:p>
      <text:p text:style-name="P4">
Category: News</text:p>
      <!--METADATA-->
      <text:p text:style-name="P4">
<draw:frame draw:style-name="fr1" draw:name="Image49" text:anchor-type="as-char" svg:width="6.9236in" svg:height="4.609964in" draw:z-index="0">
<draw:image xlink:href="../Images/AРМІЯINFORM/2023-04-07T64-00-00-04-00/340156585_184542153938294_2942082492827864851_n.jpg" xlink:type="simple" xlink:show="embed" xlink:actuate="onLoad" draw:mime-type="image/jpeg"/>
</draw:frame>
In the representation of the coordination headquarters of the Central Region, the families of the defenders of the separate brigade of territorial defense of Vinnytsia took place. The name of the relatives of prisoners and missing military personnel was answered by the representatives of the coordination headquarters, the Security Service of Ukraine, the forces of the Armed Forces of the Armed Forces and the Territorial Center for Acquisition and Social Support(TCC and SP).</text:p>
      <text:p text:style-name="P4">
Про це <text:a xlink:type="simple" xlink:href="https://t.me/Koord_shtab/793" text:style-name="Internet_20_link" text:visited-style-name="Visited_20_Internet_20_Link">
повідомляє</text:a>
Coordinating headquarters for the issue of prisoners of war.</text:p>
      <text:p text:style-name="P4">
Particular attention was paid to the meetings concerning the personal information of servicemen, distributing it, in particular, on social networks and transfer to outsiders.</text:p>
      <text:p text:style-name="P4">
Representatives of the staff called for relatives to transmit such information to exceptional bodies such as the coordination headquarters, the National Information Bureau, the Security Service of Ukraine, the National Police, etc. It is necessary to be very sawing and careful not to become victims of fraud and not harm the person who reassures in hostile captivity.</text:p>
      <text:p text:style-name="P4">
In addition, they discussed the issues of accounting for defenders in the register NIB:</text:p>
      <text:p text:style-name="P4">
"According to the Geneva Conventions, the official confirmation of captivity is the International Committee of the Red Cross," said Yulia Prymak, the head of the Central Regional Center. - However, it does not have the exchanges on exchanges - we return home all: both confirmed and not confirmed. "</text:p>
      <text:p text:style-name="P4">
News Source: <text:a xlink:type="simple" xlink:href="https://armyinform.com.ua/2023/04/07/koordynaczijnyj-shtab-oficzijne-pidtverdzhennya-polonu-vidbuvayetsya-cherez-chervonyj-hrest/" text:style-name="Internet_20_link" text:visited-style-name="Visited_20_Internet_20_Link">
https://armyinform.com.ua/2023/04/07/koordynaczijnyj-shtab-oficzijne-pidtverdzhennya-polonu-vidbuvayetsya-cherez-chervonyj-hrest/</text:a>
</text:p>
      <!--NEWS-->
      <text:h text:style-name="P10" text:outline-level="1">
<text:span text:style-name="T4">
Personnel of the Su-25 Storm Milk of the Occupants have been published</text:span>
</text:h>
      <text:p text:style-name="P4">
Author: ['АРМІЯINFORM']</text:p>
      <text:p text:style-name="P4">
Time: 2023-04-07T65:00:00-04:00</text:p>
      <text:p text:style-name="P4">
Description: Commanding the landing and playing forces of the Zbroyni forces of Ukraine was defeated by Video Zbitty T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dshv.jpg" text:style-name="Internet_20_link" text:visited-style-name="Visited_20_Internet_20_Link">
dshv.jpg</text:a>
']</text:p>
      <text:p text:style-name="P4">
Tags: ['STOPRUSSIA', 'ДЕСАНТНО-ШТУРМОВІ ВІЙСЬКА', 'ХРОНІКА ОБОРОНИ']</text:p>
      <text:p text:style-name="P4">
Category: News</text:p>
      <!--METADATA-->
      <text:p text:style-name="P4">
<draw:frame draw:style-name="fr1" draw:name="Image50" text:anchor-type="as-char" svg:width="6.9236in" svg:height="3.894525in" draw:z-index="0">
<draw:image xlink:href="../Images/AРМІЯINFORM/2023-04-07T65-00-00-04-00/dshv.jpg" xlink:type="simple" xlink:show="embed" xlink:actuate="onLoad" draw:mime-type="image/jpeg"/>
</draw:frame>
The command of the landing troops of the Armed Forces of Ukraine published a video cliff and the moment of falling of the Russian Su-25 Stormboard, which <text:a xlink:type="simple" xlink:href="https://armyinform.com.ua/2023/04/07/na-donechchyni-syly-oborony-zbyly-vorozhyj-shturmovyk/" text:style-name="Internet_20_link" text:visited-style-name="Visited_20_Internet_20_Link">
took place</text:a>
In the morning of April 7 in the Marinka area of Donetsk region.</text:p>
      <text:p text:style-name="P4">
"Today is April 7 in Donetsk region, a sub-defense unit of one of the landing troops of the Armed Forces of Ukraine, the Su-25" Grach "Supervisor of the Armed Forces of Ukraine,-reads in <text:a xlink:type="simple" xlink:href="https://www.facebook.com/watch/" text:style-name="Internet_20_link" text:visited-style-name="Visited_20_Internet_20_Link">
message</text:a>
Public Relations Command Command Armed Forces Command.</text:p>
      <text:p text:style-name="P4">
News Source: <text:a xlink:type="simple" xlink:href="https://armyinform.com.ua/2023/04/07/oprylyudneno-kadry-zbyttya-shturmovyka-su-25-okupantiv/" text:style-name="Internet_20_link" text:visited-style-name="Visited_20_Internet_20_Link">
https://armyinform.com.ua/2023/04/07/oprylyudneno-kadry-zbyttya-shturmovyka-su-25-okupantiv/</text:a>
</text:p>
      <!--NEWS-->
      <text:h text:style-name="P10" text:outline-level="1">
<text:span text:style-name="T4">
In the Feast of the Annunciation, the warriors prayed for a fair peace for Ukraine</text:span>
</text:h>
      <text:p text:style-name="P4">
Author: ['Оксана Уретій']</text:p>
      <text:p text:style-name="P4">
Time: 2023-04-07T66:00:00-04:00</text:p>
      <text:p text:style-name="P4">
Description: Syogodni Christians of the SCIDARY RASENT IN THE HUNDERN OF THE HUGHT SIDENT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img_20230407_134409_569.jpg" text:style-name="Internet_20_link" text:visited-style-name="Visited_20_Internet_20_Link">
img_20230407_134409_569.jpg</text:a>
', '<text:a xlink:type="simple" xlink:href="https://armyinform.com.ua/wp-content/uploads/2023/04/img_20230407_134415_473-150x150.jpg" text:style-name="Internet_20_link" text:visited-style-name="Visited_20_Internet_20_Link">
img_20230407_134415_473-150x150.jpg</text:a>
', '<text:a xlink:type="simple" xlink:href="https://armyinform.com.ua/wp-content/uploads/2023/04/img_20230407_134419_018-150x150.jpg" text:style-name="Internet_20_link" text:visited-style-name="Visited_20_Internet_20_Link">
img_20230407_134419_018-150x150.jpg</text:a>
', '<text:a xlink:type="simple" xlink:href="https://armyinform.com.ua/wp-content/uploads/2023/04/img_20230407_134423_415-150x150.jpg" text:style-name="Internet_20_link" text:visited-style-name="Visited_20_Internet_20_Link">
img_20230407_134423_415-150x150.jpg</text:a>
', '<text:a xlink:type="simple" xlink:href="https://armyinform.com.ua/wp-content/uploads/2023/04/img_20230407_134426_953-150x150.jpg" text:style-name="Internet_20_link" text:visited-style-name="Visited_20_Internet_20_Link">
img_20230407_134426_953-150x150.jpg</text:a>
', '<text:a xlink:type="simple" xlink:href="https://armyinform.com.ua/wp-content/uploads/2023/04/img_20230407_134431_057-150x150.jpg" text:style-name="Internet_20_link" text:visited-style-name="Visited_20_Internet_20_Link">
img_20230407_134431_057-150x150.jpg</text:a>
']</text:p>
      <text:p text:style-name="P4">
Tags: ['БЛАГОВІЩЕННЯ', 'ВТОРГНЕННЯ РФ', 'НАЦІОНАЛЬНИЙ СПРОТИВ']</text:p>
      <text:p text:style-name="P4">
Category: News</text:p>
      <!--METADATA-->
      <text:p text:style-name="P4">
<draw:frame draw:style-name="fr1" draw:name="Image51" text:anchor-type="as-char" svg:width="6.9236in" svg:height="4.615733in" draw:z-index="0">
<draw:image xlink:href="../Images/AРМІЯINFORM/2023-04-07T66-00-00-04-00/img_20230407_134409_569.jpg" xlink:type="simple" xlink:show="embed" xlink:actuate="onLoad" draw:mime-type="image/jpeg"/>
</draw:frame>
Today, Christians of the Eastern rite celebrate one of the greatest ecclesiastical celebrations - the Annunciation of the Blessed Virgin. On that day, the archangel Gabriel is notified by the Virgin Mary of the Lord, and she accepted her. Since then, there has been a way of Jesus Christ. It was this moment that became the beginning of worship, and therefore salvation.</text:p>
      <text:p text:style-name="P4">
<text:a xlink:type="simple" xlink:href="https://armyinform.com.ua/wp-content/uploads/2023/04/img_20230407_134415_473.jpg" text:style-name="Internet_20_link" text:visited-style-name="Visited_20_Internet_20_Link">
!(Images/AРМІЯINFORM/2023-04-07T66-00-00-04-00/img_20230407_134415_473-150x150.jpg)</text:a>
</text:p>
      <text:p text:style-name="P4">
<text:a xlink:type="simple" xlink:href="https://armyinform.com.ua/wp-content/uploads/2023/04/img_20230407_134419_018.jpg" text:style-name="Internet_20_link" text:visited-style-name="Visited_20_Internet_20_Link">
<draw:frame draw:style-name="fr1" draw:name="Image52" text:anchor-type="as-char" svg:width="6.9236in" svg:height="6.9236in" draw:z-index="0">
<draw:image xlink:href="../Images/AРМІЯINFORM/2023-04-07T66-00-00-04-00/img_20230407_134419_018-150x150.jpg" xlink:type="simple" xlink:show="embed" xlink:actuate="onLoad" draw:mime-type="image/jpeg"/>
</draw:frame>
</text:a>
</text:p>
      <text:p text:style-name="P4">
<text:a xlink:type="simple" xlink:href="https://armyinform.com.ua/wp-content/uploads/2023/04/img_20230407_134423_415.jpg" text:style-name="Internet_20_link" text:visited-style-name="Visited_20_Internet_20_Link">
<draw:frame draw:style-name="fr1" draw:name="Image53" text:anchor-type="as-char" svg:width="6.9236in" svg:height="6.9236in" draw:z-index="0">
<draw:image xlink:href="../Images/AРМІЯINFORM/2023-04-07T66-00-00-04-00/img_20230407_134423_415-150x150.jpg" xlink:type="simple" xlink:show="embed" xlink:actuate="onLoad" draw:mime-type="image/jpeg"/>
</draw:frame>
</text:a>
</text:p>
      <text:p text:style-name="P4">
<text:a xlink:type="simple" xlink:href="https://armyinform.com.ua/wp-content/uploads/2023/04/img_20230407_134426_953.jpg" text:style-name="Internet_20_link" text:visited-style-name="Visited_20_Internet_20_Link">
<draw:frame draw:style-name="fr1" draw:name="Image54" text:anchor-type="as-char" svg:width="6.9236in" svg:height="6.9236in" draw:z-index="0">
<draw:image xlink:href="../Images/AРМІЯINFORM/2023-04-07T66-00-00-04-00/img_20230407_134426_953-150x150.jpg" xlink:type="simple" xlink:show="embed" xlink:actuate="onLoad" draw:mime-type="image/jpeg"/>
</draw:frame>
</text:a>
</text:p>
      <text:p text:style-name="P4">
<text:a xlink:type="simple" xlink:href="https://armyinform.com.ua/wp-content/uploads/2023/04/img_20230407_134431_057.jpg" text:style-name="Internet_20_link" text:visited-style-name="Visited_20_Internet_20_Link">
<draw:frame draw:style-name="fr1" draw:name="Image55" text:anchor-type="as-char" svg:width="6.9236in" svg:height="6.9236in" draw:z-index="0">
<draw:image xlink:href="../Images/AРМІЯINFORM/2023-04-07T66-00-00-04-00/img_20230407_134431_057-150x150.jpg" xlink:type="simple" xlink:show="embed" xlink:actuate="onLoad" draw:mime-type="image/jpeg"/>
</draw:frame>
</text:a>
The Son of God, which is embodied from the spirit of St. and Mary Virgo, has passed his path of service, and our people are still in front of the struggle of Tavatos.</text:p>
      <text:p text:style-name="P4">
In this bright holiday, the warriors of the territorial defense brigade holding the bonds of Nazaporezhi visited the festive worship services and prayed for the worthy of this path and obtaining a just peace for Ukraine.</text:p>
      <text:p text:style-name="P4">
Vladislav Demyanenko_.</text:p>
      <text:p text:style-name="P4">
News Source: <text:a xlink:type="simple" xlink:href="https://armyinform.com.ua/2023/04/07/u-svyato-blagovishhennya-voyiny-pomolylys-za-spravedlyvyj-myr-dlya-ukrayiny/" text:style-name="Internet_20_link" text:visited-style-name="Visited_20_Internet_20_Link">
https://armyinform.com.ua/2023/04/07/u-svyato-blagovishhennya-voyiny-pomolylys-za-spravedlyvyj-myr-dlya-ukrayiny/</text:a>
</text:p>
      <!--NEWS-->
      <text:h text:style-name="P10" text:outline-level="1">
<text:span text:style-name="T4">
At the High Commander -in -Chief's Bion, the enemy's likely actions were discussed in the near future</text:span>
</text:h>
      <text:p text:style-name="P4">
Author: ['АРМІЯINFORM']</text:p>
      <text:p text:style-name="P4">
Time: 2023-04-07T67:00:00-04:00</text:p>
      <text:p text:style-name="P4">
Description: President of Ukraine Volodymyr Zelensky at P'yatnitsky Proviv of Chergov Vivedannya Stavk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image-2.jpg" text:style-name="Internet_20_link" text:visited-style-name="Visited_20_Internet_20_Link">
image-2.jpg</text:a>
']</text:p>
      <text:p text:style-name="P4">
Tags: ['СТАВКА ВЕРХОВНОГО ГОЛОВНОКОМАНДУВАЧА']</text:p>
      <text:p text:style-name="P4">
Category: News</text:p>
      <!--METADATA-->
      <text:p text:style-name="P4">
<draw:frame draw:style-name="fr1" draw:name="Image56" text:anchor-type="as-char" svg:width="6.9236in" svg:height="4.615733in" draw:z-index="0">
<draw:image xlink:href="../Images/AРМІЯINFORM/2023-04-07T67-00-00-04-00/image-2.jpg" xlink:type="simple" xlink:show="embed" xlink:actuate="onLoad" draw:mime-type="image/jpeg"/>
</draw:frame>
On Friday, President Volodymyr Zelenskyy held a regular meeting of the Supreme Commander.</text:p>
      <text:p text:style-name="P4">
About it <text:a xlink:type="simple" xlink:href="https://www.president.gov.ua/news/prezident-proviv-zasidannya-stavki-verhovnogo-golovnokomandu-82149" text:style-name="Internet_20_link" text:visited-style-name="Visited_20_Internet_20_Link">
informs</text:a>
Office of the President of Ukraine.</text:p>
      <text:p text:style-name="P4">
Commander -in -Chief of the Armed Forces of Ukraine Valery Zaluzhny informed the participants about the operational situation in the main directions of the front.</text:p>
      <text:p text:style-name="P4">
Commanders of operational-strategic groups of troops reported on the course of the front areas within the areas of their responsibility.</text:p>
      <text:p text:style-name="P4">
Head of the Main Directorate of Intelligence of the Ministry of Defense Kirill Budanov told the enemy's pervading actions in the near future.</text:p>
      <text:p text:style-name="P4">
In addition, the members of the rate considered in detail the course of formation of tailoring weapons of new brigades. The attention of the level of training of personnel was also paid.</text:p>
      <text:p text:style-name="P4">
Separately, the participants of the meeting stopped at the measures to prevent the extermination of the plans for the Defense Forces of Ukraine.</text:p>
      <text:p text:style-name="P4">
The meeting was attended by: Presidential Office Head Andriy Yermak, Chief Intelligence Department of the Ministry of Defense Kirill Budanov, Commander-in-Chief of the Armory Forces of Ukraine Valery Zaluzhny, Prime Minister Denis Shmigal, Secretariat of National Security and Defense Alexey Danilov, Commander of the Operations. Members of the government, heads of law enforcement agencies and law enforcement agencies also joined the meeting.</text:p>
      <text:p text:style-name="P4">
News Source: <text:a xlink:type="simple" xlink:href="https://armyinform.com.ua/2023/04/07/na-stavczi-verhovnogo-golovnokomanduvacha-obgovoryly-jmovirni-diyi-voroga-najblyzhchym-chasom/" text:style-name="Internet_20_link" text:visited-style-name="Visited_20_Internet_20_Link">
https://armyinform.com.ua/2023/04/07/na-stavczi-verhovnogo-golovnokomanduvacha-obgovoryly-jmovirni-diyi-voroga-najblyzhchym-chasom/</text:a>
</text:p>
      <!--NEWS-->
      <text:h text:style-name="P10" text:outline-level="1">
<text:span text:style-name="T4">
For the Ragnara Warrior, a shock drone with his call sign will be revealed</text:span>
</text:h>
      <text:p text:style-name="P4">
Author: ['Анастасія Олехнович']</text:p>
      <text:p text:style-name="P4">
Time: 2023-04-07T68:00:00-04:00</text:p>
      <text:p text:style-name="P4">
Description: For the Mysyats Piliwel Kapiltan Oleksandra Solezandra, the commander of the mouth of the 1st Batalyon ... The war with Ukraine 2022, the war with Ukraine is the latest news today, the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f78459e2-516d-4a0b-8c0b-8d964231ae8b.jpg" text:style-name="Internet_20_link" text:visited-style-name="Visited_20_Internet_20_Link">
f78459e2-516d-4a0b-8c0b-8d964231ae8b.jpg</text:a>
', '<text:a xlink:type="simple" xlink:href="https://armyinform.com.ua/wp-content/uploads/2023/04/52f44439-8780-4376-91f0-065957aef0e1.jpg" text:style-name="Internet_20_link" text:visited-style-name="Visited_20_Internet_20_Link">
52f44439-8780-4376-91f0-065957aef0e1.jpg</text:a>
']</text:p>
      <text:p text:style-name="P4">
Tags: ['ВТОРГНЕННЯ РФ', 'ВШАНУВАННЯ ГЕРОЇВ', 'УКРАЇНСЬКИЙ НАРОД НЕПЕРЕМОЖНИЙ']</text:p>
      <text:p text:style-name="P4">
Category: News</text:p>
      <!--METADATA-->
      <text:p text:style-name="P4">
<draw:frame draw:style-name="fr1" draw:name="Image57" text:anchor-type="as-char" svg:width="6.9236in" svg:height="5.1927in" draw:z-index="0">
<draw:image xlink:href="../Images/AРМІЯINFORM/2023-04-07T68-00-00-04-00/f78459e2-516d-4a0b-8c0b-8d964231ae8b.jpg" xlink:type="simple" xlink:show="embed" xlink:actuate="onLoad" draw:mime-type="image/jpeg"/>
</draw:frame>
A month after the death of Captain <text:a xlink:type="simple" xlink:href="https://armyinform.com.ua/2023/03/08/miscze-v-stroyu-mogo-brata-teper-moye/" text:style-name="Internet_20_link" text:visited-style-name="Visited_20_Internet_20_Link">
Alexraszonsky</text:a>
, company commander of the 1st Battalion of the Fire Support of the 80th Native Ragnar, his family has announced the fundraising for a powerful shock drone.Matrice 30T with the name of Ragnar will help to destroy the occupiers into the memory of the famous commander.</text:p>
      <text:p text:style-name="P4">
The amount of the announced fee of half a million hryvnias was closed in a week, helped both the relatives and familiar warriors, and just indifferent Ukrainians.</text:p>
      <text:p text:style-name="P4">
<draw:frame draw:style-name="fr1" draw:name="Image58" text:anchor-type="as-char" svg:width="6.9236in" svg:height="6.9236in" draw:z-index="0">
<draw:image xlink:href="../Images/AРМІЯINFORM/2023-04-07T68-00-00-04-00/52f44439-8780-4376-91f0-065957aef0e1.jpg" xlink:type="simple" xlink:show="embed" xlink:actuate="onLoad" draw:mime-type="image/jpeg"/>
</draw:frame>
-The funds continued to come from different corners of Ukraine and from abroad,-the mother of the hero said. - Son's brothers, who in fierce battles under Bakhmothero -heroicly defend Ukraine, advised that in this difficult situation two drones are better than one. I, like the commander's mom, thought that three drones would be shining!Each of which will be named Ragnar and will serve in Mosin's mouth, helping the boys make death to enemies. It seems that Alexander would like us to do so, not just pouring tears ... For the sake of his son, for the sake of Ukraine, for the sake of victory.</text:p>
      <text:p text:style-name="P4">
News Source: <text:a xlink:type="simple" xlink:href="https://armyinform.com.ua/2023/04/07/za-voyina-ragnara-mstytymetsya-udarnyj-dron-z-jogo-pozyvnym/" text:style-name="Internet_20_link" text:visited-style-name="Visited_20_Internet_20_Link">
https://armyinform.com.ua/2023/04/07/za-voyina-ragnara-mstytymetsya-udarnyj-dron-z-jogo-pozyvnym/</text:a>
</text:p>
      <!--NEWS-->
      <text:h text:style-name="P10" text:outline-level="1">
<text:span text:style-name="T4">
Rosarmia's military abducted four Zaporozhye NPP workers</text:span>
</text:h>
      <text:p text:style-name="P4">
Author: ['АРМІЯINFORM']</text:p>
      <text:p text:style-name="P4">
Time: 2023-04-07T69:00:00-04:00</text:p>
      <text:p text:style-name="P4">
Description: Piacandy Vikrili Tailed Chotirokh Pratsіvnikiv Zaporizkiye Electrostani at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zaes.jpg" text:style-name="Internet_20_link" text:visited-style-name="Visited_20_Internet_20_Link">
zaes.jpg</text:a>
']</text:p>
      <text:p text:style-name="P4">
Tags: ['STOPRUSSIA', 'ЕНЕРГОАТОМ', 'ЗАЕС', 'КОЛАБОРАНТИ']</text:p>
      <text:p text:style-name="P4">
Category: News</text:p>
      <!--METADATA-->
      <text:p text:style-name="P4">
<draw:frame draw:style-name="fr1" draw:name="Image59" text:anchor-type="as-char" svg:width="6.9236in" svg:height="3.900295in" draw:z-index="0">
<draw:image xlink:href="../Images/AРМІЯINFORM/2023-04-07T69-00-00-04-00/zaes.jpg" xlink:type="simple" xlink:show="embed" xlink:actuate="onLoad" draw:mime-type="image/jpeg"/>
</draw:frame>
The invaders abducted and exported four employees of the Zaporizhzhya nuclear power plant in an unknown place.</text:p>
      <text:p text:style-name="P4">
About it <text:a xlink:type="simple" xlink:href="https://t.me/energoatom_ua/12654" text:style-name="Internet_20_link" text:visited-style-name="Visited_20_Internet_20_Link">
reports</text:a>
Energoatom.</text:p>
      <text:p text:style-name="P4">
"On the evening of April 6, the invaders in masks invaded one of the premises of the temporarily -book of Zaporizhzhya NPP and removed four employees of the physical protection service of the station," - the message reads.</text:p>
      <text:p text:style-name="P4">
The workers were taken out in an unknown direction, their location is unknown.</text:p>
      <text:p text:style-name="P4">
Among the detainees was the Deputy Head of the Service Mark Volkov, who contributed to the non -consumed activities of the invaders at the Zaporizhzhya nuclear power plant.</text:p>
      <text:p text:style-name="P4">
"Despite the" official "transition to work to the occupiers, their bosses cannot find in detained passports of the Russian Federation: whether they have not taken yet, whether they are carefully attracted. Perhaps in this way they seek to "go between droplets", not to get on the list of collaborators, and that's what did not like the crab, " - suggest in the energy atom.</text:p>
      <text:p text:style-name="P4">
At the same time, the situation on the temporarily occupied ZPP is becoming more intense, Russian troops arrange inspections and searches, and even cooperation with the residents does not save from interrogations.</text:p>
      <text:p text:style-name="P4">
News Source: <text:a xlink:type="simple" xlink:href="https://armyinform.com.ua/2023/04/07/vijskovi-rosarmiyi-vykraly-chotyroh-praczivnykiv-zaporizkoyi-aes/" text:style-name="Internet_20_link" text:visited-style-name="Visited_20_Internet_20_Link">
https://armyinform.com.ua/2023/04/07/vijskovi-rosarmiyi-vykraly-chotyroh-praczivnykiv-zaporizkoyi-aes/</text:a>
</text:p>
      <!--NEWS-->
      <text:h text:style-name="P10" text:outline-level="1">
<text:span text:style-name="T4">
Black Sea Grain Initiative: A week Ukrainian ports left 17 vessels</text:span>
</text:h>
      <text:p text:style-name="P4">
Author: ['АРМІЯINFORM']</text:p>
      <text:p text:style-name="P4">
Time: 2023-04-07T70:00:00-04:00</text:p>
      <text:p text:style-name="P4">
Description: For Past Pastyliyi, the framework of the Chornomorskoye grain Initivativa 17 was left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sudno-prodovolstvo-zernova-ugoda-zerno-.jpeg" text:style-name="Internet_20_link" text:visited-style-name="Visited_20_Internet_20_Link">
sudno-prodovolstvo-zernova-ugoda-zerno-.jpeg</text:a>
']</text:p>
      <text:p text:style-name="P4">
Tags: ['STOPRUSSIA', 'АГРЕСІЯ РФ', 'ВМС ЗС УКРАЇНИ']</text:p>
      <text:p text:style-name="P4">
Category: News</text:p>
      <!--METADATA-->
      <text:p text:style-name="P4">
<draw:frame draw:style-name="fr1" draw:name="Image60" text:anchor-type="as-char" svg:width="6.9236in" svg:height="4.615733in" draw:z-index="0">
<draw:image xlink:href="../Images/AРМІЯINFORM/2023-04-07T70-00-00-04-00/sudno-prodovolstvo-zernova-ugoda-zerno-.jpeg" xlink:type="simple" xlink:show="embed" xlink:actuate="onLoad" draw:mime-type="image/jpeg"/>
</draw:frame>
Illustrative photo</text:p>
      <text:p text:style-name="P4">
Last week, Ukrainian ports, with more than half a million tons of grain and other foods, were convicted in the Black Sea Grain Initiative.</text:p>
      <text:p text:style-name="P4">
About it <text:a xlink:type="simple" xlink:href="https://www.facebook.com/navy.mil.gov.ua/videos/979211993243361/" text:style-name="Internet_20_link" text:visited-style-name="Visited_20_Internet_20_Link">
reports</text:a>
Command of the Navy of the Armed Forces.</text:p>
      <text:p text:style-name="P4">
"The Navy of the Armed Forces, together with the brothers, as part of the groups, make every effort to ensure navigation to overcome the food crisis," the statement reads.</text:p>
      <text:p text:style-name="P4">
It is noted that in the week in the interests of the Russian Federation the passage of the Kerch-Yenikharal Strait was:</text:p>
      <ul>
        <li>
to the Azov Sea - 127 vessels, 40 of them moved from the Bosphorus Strait; * To the Black Sea - 130 vessels, 33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4/07/chornomorska-zernova-inicziatyva-za-tyzhden-ukrayinski-porty-pokynulo-17-suden/" text:style-name="Internet_20_link" text:visited-style-name="Visited_20_Internet_20_Link">
https://armyinform.com.ua/2023/04/07/chornomorska-zernova-inicziatyva-za-tyzhden-ukrayinski-porty-pokynulo-17-suden/</text:a>
</text:p>
      <!--NEWS-->
      <text:h text:style-name="P10" text:outline-level="1">
<text:span text:style-name="T4">
The head of state formed 19 new military administrations in the Zaporozhye region</text:span>
</text:h>
      <text:p text:style-name="P4">
Author: ['АРМІЯINFORM']</text:p>
      <text:p text:style-name="P4">
Time: 2023-04-07T71:00:00-04:00</text:p>
      <text:p text:style-name="P4">
Description: President of Ukraine Volodymyr Zelensky, having fired from Zaporizkiy Klsti Novi ViiSkov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0/01/ukaz.jpg" text:style-name="Internet_20_link" text:visited-style-name="Visited_20_Internet_20_Link">
ukaz.jpg</text:a>
']</text:p>
      <text:p text:style-name="P4">
Tags: ['ВІЙСЬКОВІ АДМІНІСТРАЦІЇ', 'УКАЗ ПРЕЗИДЕНТА УКРАЇНИ']</text:p>
      <text:p text:style-name="P4">
Category: News</text:p>
      <!--METADATA-->
      <text:p text:style-name="P4">
<draw:frame draw:style-name="fr1" draw:name="Image61" text:anchor-type="as-char" svg:width="6.9236in" svg:height="4.615733in" draw:z-index="0">
<draw:image xlink:href="../Images/AРМІЯINFORM/2023-04-07T71-00-00-04-00/ukaz.jpg" xlink:type="simple" xlink:show="embed" xlink:actuate="onLoad" draw:mime-type="image/jpeg"/>
</draw:frame>
President of Ukraine Volodymyr Zelensky formed in the Zaporizhzhya region the Novivian administrations.</text:p>
      <text:p text:style-name="P4">
This is stated in <text:a xlink:type="simple" xlink:href="https://www.president.gov.ua/documents/1972023-46317" text:style-name="Internet_20_link" text:visited-style-name="Visited_20_Internet_20_Link">
Decree # 197,</text:a>
Posted by the President of Ukraine.</text:p>
      <text:p text:style-name="P4">
According to the decree, the head of state formed:</text:p>
      <text:p text:style-name="P4">
<text:span text:style-name="T4">
 In the Vasylivsky District: </text:span>
</text:p>
      <ul>
        <li>
The Annunciation of the Rural Military Administration; * Dniproudnensk city military administration; * Energodar city military administration; * Kamian-Dniprovsk city military administration of Vasylivsky; * Light Belozersk Rural Military Administration; * Stepnogorsk settlement administration.</li>
      </ul>
      <text:p text:style-name="P4">
<text:span text:style-name="T4">
 In Pologovsky District: </text:span>
</text:p>
      <ul>
        <li>
Kamyansk settlement military administration; * Komysh-Zoryansk settlement military administration; * Resurrection rural military administration; * Molochean city military administration; * Orikhiv city military administration; * Transfiguration village military administration; * Rosiv settlement military administration; * Smirnovsky Village Military Administration.</li>
      </ul>
      <text:p text:style-name="P4">
<text:span text:style-name="T4">
 In Melitopol district: </text:span>
</text:p>
      <ul>
        <li>
Novobogdanivska Rural Military Administration; * Paldorodone rural military administration.</li>
      </ul>
      <text:p text:style-name="P4">
<text:span text:style-name="T4">
 In Berdyansk district: </text:span>
</text:p>
      <ul>
        <li>
Osipenkovsky Village Military Administration; * Sofiyivsky village military administration; * Chernihiv settlement military administration.</li>
      </ul>
      <text:p text:style-name="P4">
The President of Ukraine instructed the General Staff of the Armed Forces of Ukraine to take measures to form military administrations.</text:p>
      <text:p text:style-name="P4">
The decree enters into force on the day of its publication.</text:p>
      <text:p text:style-name="P4">
News Source: <text:a xlink:type="simple" xlink:href="https://armyinform.com.ua/2023/04/07/glava-derzhavy-utvoryv-19-novyh-vijskovyh-administraczij-u-zaporizkij-oblasti/" text:style-name="Internet_20_link" text:visited-style-name="Visited_20_Internet_20_Link">
https://armyinform.com.ua/2023/04/07/glava-derzhavy-utvoryv-19-novyh-vijskovyh-administraczij-u-zaporizkij-oblasti/</text:a>
</text:p>
      <!--NEWS-->
      <text:h text:style-name="P10" text:outline-level="1">
<text:span text:style-name="T4">
Information from different sources is used to work on exchanges - coordination headquarters</text:span>
</text:h>
      <text:p text:style-name="P4">
Author: ['АРМІЯINFORM']</text:p>
      <text:p text:style-name="P4">
Time: 2023-04-07T72:00:00-04:00</text:p>
      <text:p text:style-name="P4">
Description: At the coordinating headquarters, Zustychy was the same by the Pliziykiykiyskovo service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bez-imeni-1.jpg" text:style-name="Internet_20_link" text:visited-style-name="Visited_20_Internet_20_Link">
bez-imeni-1.jpg</text:a>
']</text:p>
      <text:p text:style-name="P4">
Tags: ['АГРЕСІЯ РФ', 'ВІЙСЬКОВОПОЛОНЕНІ', 'КООРДИНАЦІЙНИЙ ШТАБ З ПИТАНЬ ПОВОДЖЕННЯ З ВІЙСЬКОВОПОЛОНЕНИМИ', 'ОБМІН ПОЛОНЕНИХ']</text:p>
      <text:p text:style-name="P4">
Category: News</text:p>
      <!--METADATA-->
      <text:p text:style-name="P4">
<draw:frame draw:style-name="fr1" draw:name="Image62" text:anchor-type="as-char" svg:width="6.9236in" svg:height="3.866248in" draw:z-index="0">
<draw:image xlink:href="../Images/AРМІЯINFORM/2023-04-07T72-00-00-04-00/bez-imeni-1.jpg" xlink:type="simple" xlink:show="embed" xlink:actuate="onLoad" draw:mime-type="image/jpeg"/>
</draw:frame>
The coordination headquarters met with relatives and close -ups of a separate mechanized brigade of Lviv region. Representatives of the coordination headquarters and the National Police of Ukraine communicated from the family and missing defenses.</text:p>
      <text:p text:style-name="P4">
About it <text:a xlink:type="simple" xlink:href="https://t.me/Koord_shtab/794" text:style-name="Internet_20_link" text:visited-style-name="Visited_20_Internet_20_Link">
reports</text:a>
Coordinating headquarters for the issue of prisoners of war.</text:p>
      <text:p text:style-name="P4">
According to the staff representative, neither the military unit nor the coordination headquarters are not released in search and do not have relevant authorities. However, the exchanges use all available information obtained from different sources.</text:p>
      <text:p text:style-name="P4">
He added that the military unit is conducting an official investigation, finding out the disappearance of a serviceman. It should be noted that the results of service investigations do not have a direct impact on the exchange processes: it is important that the person is accounted for in the National Information Bureau. The issues of accounting of personnel in the system of the Ministry of Defense of Ukraine are regulated by the relevant instruction, approved by the order of Ministers of Defense No. 280.</text:p>
      <text:p text:style-name="P4">
The issues of returning the bodies of fallen defenders and defenders were discussed separately. The representative of the staff reported that this work was carried out by the office of the Ombudsman missing persons missing in special circumstances. The relevant groups exhibit both search activities in the liberated territories and are conducting winnings about the exchange of bodies with representatives of the aggressor country.</text:p>
      <text:p text:style-name="P4">
Information about the probable place of disappearance of a serviceman comes to the office of various sources, including from a military unit or relatives of servicemen.</text:p>
      <text:p text:style-name="P4">
News Source: <text:a xlink:type="simple" xlink:href="https://armyinform.com.ua/2023/04/07/dlya-roboty-nad-obminamy-vykorystovuyetsya-informacziya-z-riznyh-dzherel-koordynaczijnyj-shtab/" text:style-name="Internet_20_link" text:visited-style-name="Visited_20_Internet_20_Link">
https://armyinform.com.ua/2023/04/07/dlya-roboty-nad-obminamy-vykorystovuyetsya-informacziya-z-riznyh-dzherel-koordynaczijnyj-shtab/</text:a>
</text:p>
      <!--NEWS-->
      <text:h text:style-name="P10" text:outline-level="1">
<text:span text:style-name="T4">
Above the military-political leadership of the state has several options for counter-offensive-NSDC</text:span>
</text:h>
      <text:p text:style-name="P4">
Author: ['АРМІЯINFORM']</text:p>
      <text:p text:style-name="P4">
Time: 2023-04-07T73:00:00-04:00</text:p>
      <text:p text:style-name="P4">
Description: PID Hour of the VSIDAS BEDICES OF THE Supreme Chief of the Commander -in -Khvang, there are more than one war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zsu.jpg" text:style-name="Internet_20_link" text:visited-style-name="Visited_20_Internet_20_Link">
zsu.jpg</text:a>
']</text:p>
      <text:p text:style-name="P4">
Tags: ['ОЛЕКСІЙ ДАНІЛОВ', 'РНБО']</text:p>
      <text:p text:style-name="P4">
Category: News</text:p>
      <!--METADATA-->
      <text:p text:style-name="P4">
<draw:frame draw:style-name="fr1" draw:name="Image63" text:anchor-type="as-char" svg:width="6.9236in" svg:height="3.894525in" draw:z-index="0">
<draw:image xlink:href="../Images/AРМІЯINFORM/2023-04-07T73-00-00-04-00/zsu.jpg" xlink:type="simple" xlink:show="embed" xlink:actuate="onLoad" draw:mime-type="image/jpeg"/>
</draw:frame>
During <text:a xlink:type="simple" xlink:href="https://armyinform.com.ua/2023/04/07/na-stavczi-verhovnogo-golovnokomanduvacha-obgovoryly-jmovirni-diyi-voroga-najblyzhchym-chasom/" text:style-name="Internet_20_link" text:visited-style-name="Visited_20_Internet_20_Link">
meetings</text:a>
The rates of the Supreme Commander is considered more than one variant of the Armed Forces.</text:p>
      <text:p text:style-name="P4">
This was stated(https://www.rnbo.gov.ua/ua/Diialnist/6250.html)The NSDC apparatus.</text:p>
      <text:p text:style-name="P4">
“The counter-offensive of the Armed Forces depends on many factors, so the above military-political production has several options for developments. We are analyzing not only the state of our army, but also the situation with the enemy, ”Oleksidanilov said.</text:p>
      <text:p text:style-name="P4">
At the same time, the NSDC secretary criticized loud statements about the counter -offensive from these people's processes.</text:p>
      <text:p text:style-name="P4">
"Only a limited number of persons in the state - up to five - knows about the plans of the counter -offensive: terms, time, place," the NSDC secretary emphasized.</text:p>
      <text:p text:style-name="P4">
Alexei Danilov stressed that the Armed Forces want to have as many Western weapons as possible to destroy as many terrorists as possible.</text:p>
      <text:p text:style-name="P4">
At the same time, the NSDC Secretary emphasized the insidiousness of the enemy, who "is so moving and nervous from the international military assistance we provided."</text:p>
      <text:p text:style-name="P4">
“Partners of Ukraine understand that we protect not only ourselves, democracy, but the rags of Europe. Our common task is to remove Russian abomination, ”Alexei Danilov researched.</text:p>
      <text:p text:style-name="P4">
News Source: <text:a xlink:type="simple" xlink:href="https://armyinform.com.ua/2023/04/07/vyshhe-vijskovo-politychne-kerivnycztvo-derzhavy-maye-kilka-variantiv-kontrnastupu-rnbo/" text:style-name="Internet_20_link" text:visited-style-name="Visited_20_Internet_20_Link">
https://armyinform.com.ua/2023/04/07/vyshhe-vijskovo-politychne-kerivnycztvo-derzhavy-maye-kilka-variantiv-kontrnastupu-rnbo/</text:a>
</text:p>
      <!--NEWS-->
      <text:h text:style-name="P10" text:outline-level="1">
<text:span text:style-name="T4">
Terroborons soldiers master new smoke grenades</text:span>
</text:h>
      <text:p text:style-name="P4">
Author: ['Руслана Богдан']</text:p>
      <text:p text:style-name="P4">
Time: 2023-04-07T74:00:00-04:00</text:p>
      <text:p text:style-name="P4">
Description: VIISKOVOVOVOSKY Teroboros Kyivshchini brigades on one of the same hunger dilie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golovne_foto-3.jpg" text:style-name="Internet_20_link" text:visited-style-name="Visited_20_Internet_20_Link">
golovne_foto-3.jpg</text:a>
', '<text:a xlink:type="simple" xlink:href="https://armyinform.com.ua/wp-content/uploads/2023/04/foto_1-3.jpg" text:style-name="Internet_20_link" text:visited-style-name="Visited_20_Internet_20_Link">
foto_1-3.jpg</text:a>
', '<text:a xlink:type="simple" xlink:href="https://armyinform.com.ua/wp-content/uploads/2023/04/foto_2.jpg" text:style-name="Internet_20_link" text:visited-style-name="Visited_20_Internet_20_Link">
foto_2.jpg</text:a>
', '<text:a xlink:type="simple" xlink:href="https://armyinform.com.ua/wp-content/uploads/2023/04/foto_3-1.jpg" text:style-name="Internet_20_link" text:visited-style-name="Visited_20_Internet_20_Link">
foto_3-1.jpg</text:a>
', '<text:a xlink:type="simple" xlink:href="https://armyinform.com.ua/wp-content/uploads/2023/04/foto_4-1-150x150.jpg" text:style-name="Internet_20_link" text:visited-style-name="Visited_20_Internet_20_Link">
foto_4-1-150x150.jpg</text:a>
', '<text:a xlink:type="simple" xlink:href="https://armyinform.com.ua/wp-content/uploads/2023/04/foto_5-1-150x150.jpg" text:style-name="Internet_20_link" text:visited-style-name="Visited_20_Internet_20_Link">
foto_5-1-150x150.jpg</text:a>
']</text:p>
      <text:p text:style-name="P4">
Tags: ['НАЦІОНАЛЬНИЙ СПРОТИВ', 'ТЕРОБОРОНА']</text:p>
      <text:p text:style-name="P4">
Category: News</text:p>
      <!--METADATA-->
      <text:p text:style-name="P4">
<draw:frame draw:style-name="fr1" draw:name="Image64" text:anchor-type="as-char" svg:width="6.9236in" svg:height="3.894525in" draw:z-index="0">
<draw:image xlink:href="../Images/AРМІЯINFORM/2023-04-07T74-00-00-04-00/golovne_foto-3.jpg" xlink:type="simple" xlink:show="embed" xlink:actuate="onLoad" draw:mime-type="image/jpeg"/>
</draw:frame>
Soldiers of the Teburons of the Kyiv region brigade at one of their educational holes test grenades of Ukrainian production of DG-1. They work with these first, train the skills of regrouping and retreat in a smoke curtain.</text:p>
      <text:p text:style-name="P4">
<draw:frame draw:style-name="fr1" draw:name="Image65" text:anchor-type="as-char" svg:width="6.9236in" svg:height="3.894525in" draw:z-index="0">
<draw:image xlink:href="../Images/AРМІЯINFORM/2023-04-07T74-00-00-04-00/foto_1-3.jpg" xlink:type="simple" xlink:show="embed" xlink:actuate="onLoad" draw:mime-type="image/jpeg"/>
</draw:frame>
The smoke grenade DG-1 was adopted by the Armed Forces of Ukraine in 2021.</text:p>
      <text:p text:style-name="P4">
<draw:frame draw:style-name="fr1" draw:name="Image66" text:anchor-type="as-char" svg:width="6.9236in" svg:height="4.615733in" draw:z-index="0">
<draw:image xlink:href="../Images/AРМІЯINFORM/2023-04-07T74-00-00-04-00/foto_2.jpg" xlink:type="simple" xlink:show="embed" xlink:actuate="onLoad" draw:mime-type="image/jpeg"/>
</draw:frame>
Already at the landfill, the warriors of the Armed Forces of the Armed Forces look from the drone, whether it is not visible to the injected curtain of the soldiers. From the air - everything is clean. "It is because these smoke grenades respond to modern combat realities, they are needed at the front," - said the VIEurian with a call sign "producer".</text:p>
      <text:p text:style-name="P4">
<draw:frame draw:style-name="fr1" draw:name="Image67" text:anchor-type="as-char" svg:width="6.9236in" svg:height="4.615733in" draw:z-index="0">
<draw:image xlink:href="../Images/AРМІЯINFORM/2023-04-07T74-00-00-04-00/foto_3-1.jpg" xlink:type="simple" xlink:show="embed" xlink:actuate="onLoad" draw:mime-type="image/jpeg"/>
</draw:frame>
- I deployed exit from the point of view of smoke. The pomegranate showed Sefeedobre. With the help of the same pomegranate you can mask the technique, make stretch marks, the same DG-1, but with black smoke, mask from the thermal imaging,-adds the "producer".</text:p>
      <text:p text:style-name="P4">
But most importantly - the preservation of personnel. This is the possibility of Tzagranat: safely move away, regroup and prepare for battle, evacuated. "The new weapons are satisfied," the military says.</text:p>
      <ul>
        <li>
I have not yet held Nutov's smoke grenades, but with the Soviet comparable. First, DG-1 is simply more convenient. They are smaller, lighter, just wear them. And, of course, these grenades are more powerful and the mixture burns only 3 seconds, and the smoke curtain lasts for two minutes. And during this time and the Russians are evil to make, and regroup, and retreat in the case of no way, - the producer emphasizes.</li>
      </ul>
      <text:p text:style-name="P4">
<text:a xlink:type="simple" xlink:href="https://armyinform.com.ua/wp-content/uploads/2023/04/foto_4-1.jpg" text:style-name="Internet_20_link" text:visited-style-name="Visited_20_Internet_20_Link">
!(Images/AРМІЯINFORM/2023-04-07T74-00-00-04-00/foto_4-1-150x150.jpg)</text:a>
</text:p>
      <text:p text:style-name="P4">
<text:a xlink:type="simple" xlink:href="https://armyinform.com.ua/wp-content/uploads/2023/04/foto_5-1.jpg" text:style-name="Internet_20_link" text:visited-style-name="Visited_20_Internet_20_Link">
<draw:frame draw:style-name="fr1" draw:name="Image68" text:anchor-type="as-char" svg:width="6.9236in" svg:height="6.9236in" draw:z-index="0">
<draw:image xlink:href="../Images/AРМІЯINFORM/2023-04-07T74-00-00-04-00/foto_5-1-150x150.jpg" xlink:type="simple" xlink:show="embed" xlink:actuate="onLoad" draw:mime-type="image/jpeg"/>
</draw:frame>
</text:a>
Therefore, the Ukrainian military, including the warriors of the Troorobors of the Kyiv region, continue to keep new weapons, to acquire new skills, to learn daily to improve. In this training, they take into account the combat experience and knowledge of other foreign partners, departing from the "Soviet inheritance".</text:p>
      <text:p text:style-name="P4">
<text:span text:style-name="T5">
Foto: Victor Dehtyar</text:span>
</text:p>
      <text:p text:style-name="P4">
News Source: <text:a xlink:type="simple" xlink:href="https://armyinform.com.ua/2023/04/07/voyiny-syl-teroborony-opanovuyut-novi-dymovi-granaty/" text:style-name="Internet_20_link" text:visited-style-name="Visited_20_Internet_20_Link">
https://armyinform.com.ua/2023/04/07/voyiny-syl-teroborony-opanovuyut-novi-dymovi-granaty/</text:a>
</text:p>
      <!--NEWS-->
      <text:h text:style-name="P10" text:outline-level="1">
<text:span text:style-name="T4">
The Government has determined the conditions and procedure for payment of cash assistance in case of death or disability of volunteers</text:span>
</text:h>
      <text:p text:style-name="P4">
Author: ['АРМІЯINFORM']</text:p>
      <text:p text:style-name="P4">
Time: 2023-04-07T75:00:00-04:00</text:p>
      <text:p text:style-name="P4">
Description: Kabіnet Min) Ukrainian Snice Zmіni to the order of the minds of Vipelsa one -time charming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fc30e7cf91e8259aaba2beccf8457ab7.jpeg" text:style-name="Internet_20_link" text:visited-style-name="Visited_20_Internet_20_Link">
fc30e7cf91e8259aaba2beccf8457ab7.jpeg</text:a>
']</text:p>
      <text:p text:style-name="P4">
Tags: ['ГРОШОВА ДОПОМОГА ВОЛОНТЕРАМ', 'УРЯД']</text:p>
      <text:p text:style-name="P4">
Category: News</text:p>
      <!--METADATA-->
      <text:p text:style-name="P4">
<draw:frame draw:style-name="fr1" draw:name="Image69" text:anchor-type="as-char" svg:width="6.9236in" svg:height="4.58011in" draw:z-index="0">
<draw:image xlink:href="../Images/AРМІЯINFORM/2023-04-07T75-00-00-04-00/fc30e7cf91e8259aaba2beccf8457ab7.jpeg" xlink:type="simple" xlink:show="embed" xlink:actuate="onLoad" draw:mime-type="image/jpeg"/>
</draw:frame>
The Cabinet of Ministers of Ukraine amended the procedure and conditions of payment(death)or disability volunteer, and their families.</text:p>
      <text:p text:style-name="P4">
About it <text:a xlink:type="simple" xlink:href="https://www.kmu.gov.ua/news/uriad-vyznachyv-umovy-ta-poriadok-vyplaty-hroshovoi-dopomohy-u-razi-zahybeli-abo-invalidnosti-volonteriv" text:style-name="Internet_20_link" text:visited-style-name="Visited_20_Internet_20_Link">
reports</text:a>
Government portal.</text:p>
      <text:p text:style-name="P4">
From now on, one -time financial assistance will also be assigned and paid by volunteer assistance to the Armed Forces of Ukraine or other forceful structures during measures to ensure the defense of Ukraine, protection(contusion, injury or injury)when providing such assistance, and members of families killed in the number of such volunteers.</text:p>
      <text:p text:style-name="P4">
The corresponding changes on the initiative of the Ministry of Veterans of Ukraine were governmental to Resolution No. 604 of August 19, 2015.</text:p>
      <text:p text:style-name="P4">
The amendments also clarify the list of documents that should be submitted to one -time financial assistance, which will reduce the terms of their consideration.</text:p>
      <text:p text:style-name="P4">
The decision on the appointment of one -time financial assistance to such persons will accept the formed Ministry of Veterans by the Interagency Commission in accordance with the law of Ukraine "On the status of war veterans, guarantees of their social protection". Payment will be made at the expense of the reserve fund of the state budget.</text:p>
      <text:p text:style-name="P4">
For the appointment of one -time financial assistance, you must contact the expensive commission with the application and submit the necessary list of documents.</text:p>
      <text:p text:style-name="P4">
“Today, the government has made an important and necessary decision to provide social guarantees to people who have provided invaluable support to our military since the first days of Russian armed aggression. They are always close, because wolves and the military are a strong connection, in our unity - the power of tanglamity of the Ukrainian nation. We work together for victory!” - Yulia Laputina, an accent of veterans.</text:p>
      <text:p text:style-name="P4">
The adoption of this resolution was preceded by a thorough joint work of the Ministry of Veterans, the CMU Reforms Office, the Ministry of Social Policy, the Ministry of Finance, the Ministry of Economy and the Commissioner of Human Rights. Comprehensive work on improving the reinforcement in this area is continuing.</text:p>
      <text:p text:style-name="P4">
News Source: <text:a xlink:type="simple" xlink:href="https://armyinform.com.ua/2023/04/07/uryad-vyznachyv-umovy-ta-poryadok-vyplaty-groshovoyi-dopomogy-u-razi-zagybeli-abo-invalidnosti-volonteriv/" text:style-name="Internet_20_link" text:visited-style-name="Visited_20_Internet_20_Link">
https://armyinform.com.ua/2023/04/07/uryad-vyznachyv-umovy-ta-poryadok-vyplaty-groshovoyi-dopomogy-u-razi-zagybeli-abo-invalidnosti-volonteriv/</text:a>
</text:p>
      <!--NEWS-->
      <text:h text:style-name="P10" text:outline-level="1">
<text:span text:style-name="T4">
The former Lviv priest justifies the armed aggression of the Russian Federation reported suspicion</text:span>
</text:h>
      <text:p text:style-name="P4">
Author: ['АРМІЯINFORM']</text:p>
      <text:p text:style-name="P4">
Time: 2023-04-07T76:00:00-04:00</text:p>
      <text:p text:style-name="P4">
Description: For the proprietary Kerivnitvva, Kyivko -Migoi Prosecutors Urodzhev M. Lviv in absenti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2023-04-07_16-34-14.jpg" text:style-name="Internet_20_link" text:visited-style-name="Visited_20_Internet_20_Link">
photo_2023-04-07_16-34-14.jpg</text:a>
']</text:p>
      <text:p text:style-name="P4">
Tags: ['STOPRUSSIA', 'АГРЕСІЯ РФ', 'ОФІС ГЕНЕРАЛЬНОГО ПРОКУРОРА УКРАЇНИ']</text:p>
      <text:p text:style-name="P4">
Category: News</text:p>
      <!--METADATA-->
      <text:p text:style-name="P4">
<draw:frame draw:style-name="fr1" draw:name="Image70" text:anchor-type="as-char" svg:width="6.9236in" svg:height="4.32725in" draw:z-index="0">
<draw:image xlink:href="../Images/AРМІЯINFORM/2023-04-07T76-00-00-04-00/photo_2023-04-07_16-34-14.jpg" xlink:type="simple" xlink:show="embed" xlink:actuate="onLoad" draw:mime-type="image/jpeg"/>
</draw:frame>
Under the procedural leadership of the Kyiv City Prosecutor's Office, the native of Lviv was reported to suspicion of public calls for aggressive war against Ukraine and justification, recognition of lawful and denial of armed aggression of the Russian Federation against Ukraine.</text:p>
      <text:p text:style-name="P4">
Previously, the suspect served for 12 years in the Cathedral of the UOC -MP in Lviv. From 2005 he lived in Kyiv, and in 2014 he fled to Moscow.</text:p>
      <text:p text:style-name="P4">
According to the investigation, after the start of a full -scale invasion of the Russian Federation in Ukraine, using its own account on social networks, distributed to an unnecessary circle of users of the message and video. He justified the armed aggression of the Russian Federation against Ukraine and publicly called for an aggressive war.</text:p>
      <text:p text:style-name="P4">
In his posts and videos, the suspect supported and promoted the occupation of the occupying country in connection with a full-scale invasion of Ukraine, glorified the Russian military, distributed Russian narratives about the secretary-biolactures in Ukraine and the Ukrainian.</text:p>
      <text:p text:style-name="P4">
The priest tried to convince that Russia did not start the war, but on the contrary - he closed it and translated the guilt at its beginning to "Maidan" and Ukrainians.</text:p>
      <text:p text:style-name="P4">
The man also expressed gratitude to the military for performing a "dirty work in Ukraine".</text:p>
      <text:p text:style-name="P4">
The conclusions of forensic linguistic expertise have confirmed that textual -public materials have a propaganda nature and are aimed at reaping, recognizing legitimate armed aggression of the Russian Federation against Ukraine and containing public calls for an aggressive war against Ukraine.</text:p>
      <text:p text:style-name="P4">
The pre -trial investigation is carried out by investigators of the Security Service of Ukraine in Kyiv and the Kiev region.</text:p>
      <text:p text:style-name="P4">
<text:span text:style-name="T5">
Derello: <text:a xlink:type="simple" xlink:href="https://gp.gov.ua/ua/posts/dyakuvav-okupantam-za-brudnu-krivavu-robotu-v-ukrayini-prorosiiskomu-blogeru-svyashhenniku-povidomleno-pro-pidozru" text:style-name="Internet_20_link" text:visited-style-name="Visited_20_Internet_20_Link">
Office of Prosecutor General</text:a>
</text:span>
</text:p>
      <text:p text:style-name="P4">
News Source: <text:a xlink:type="simple" xlink:href="https://armyinform.com.ua/2023/04/07/kolyshnomu-lvivskomu-svyashhennyku-shho-vypravdovuye-zbrojnu-agresiyu-rf-povidomleno-pro-pidozru/" text:style-name="Internet_20_link" text:visited-style-name="Visited_20_Internet_20_Link">
https://armyinform.com.ua/2023/04/07/kolyshnomu-lvivskomu-svyashhennyku-shho-vypravdovuye-zbrojnu-agresiyu-rf-povidomleno-pro-pidozru/</text:a>
</text:p>
      <!--NEWS-->
      <text:h text:style-name="P10" text:outline-level="1">
<text:span text:style-name="T4">
As Russian IPSOs try to discredit mobilization in Ukraine: we refute fakes</text:span>
</text:h>
      <text:p text:style-name="P4">
Author: ['Володимир Поліщук']</text:p>
      <text:p text:style-name="P4">
Time: 2023-04-07T77:00:00-04:00</text:p>
      <text:p text:style-name="P4">
Description: Kosumentychi at the heading Dovidra.info at the Utub-Canal Center of Strategic Romonikatsi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golovne-foto-povistka.jpg" text:style-name="Internet_20_link" text:visited-style-name="Visited_20_Internet_20_Link">
golovne-foto-povistka.jpg</text:a>
', '<text:a xlink:type="simple" xlink:href="https://armyinform.com.ua/wp-content/uploads/2023/04/cherga-u-vijskomat.jpg" text:style-name="Internet_20_link" text:visited-style-name="Visited_20_Internet_20_Link">
cherga-u-vijskomat.jpg</text:a>
', '<text:a xlink:type="simple" xlink:href="https://armyinform.com.ua/wp-content/uploads/2023/04/rosiya-tikaye-vid-mobilizacziyi.jpeg" text:style-name="Internet_20_link" text:visited-style-name="Visited_20_Internet_20_Link">
rosiya-tikaye-vid-mobilizacziyi.jpeg</text:a>
', '<text:a xlink:type="simple" xlink:href="https://armyinform.com.ua/wp-content/uploads/2023/04/bali-rosiyany.jpg" text:style-name="Internet_20_link" text:visited-style-name="Visited_20_Internet_20_Link">
bali-rosiyany.jpg</text:a>
', '<text:a xlink:type="simple" xlink:href="https://armyinform.com.ua/wp-content/uploads/2023/04/povistka-vsu.jpg" text:style-name="Internet_20_link" text:visited-style-name="Visited_20_Internet_20_Link">
povistka-vsu.jpg</text:a>
']</text:p>
      <text:p text:style-name="P4">
Tags: ['STOPRUSSIA', 'АГРЕСІЯ РФ', 'ВТОРГНЕННЯ РФ', 'РОСІЙСЬКІ ФЕЙКИ', 'ФЕЙКИ РФ']</text:p>
      <text:p text:style-name="P4">
Category: News</text:p>
      <!--METADATA-->
      <text:p text:style-name="P4">
<draw:frame draw:style-name="fr1" draw:name="Image71" text:anchor-type="as-char" svg:width="6.9236in" svg:height="3.956343in" draw:z-index="0">
<draw:image xlink:href="../Images/AРМІЯINFORM/2023-04-07T77-00-00-04-00/golovne-foto-povistka.jpg" xlink:type="simple" xlink:show="embed" xlink:actuate="onLoad" draw:mime-type="image/jpeg"/>
</draw:frame>
Commenting in the heading <text:a xlink:type="simple" xlink:href="https://www.youtube.com/watch" text:style-name="Internet_20_link" text:visited-style-name="Visited_20_Internet_20_Link">
dovidra.info</text:a>
At the YouTub-Canal Center of Strategic Communications and Information Security Key Principles during the War, Deputy Minister of Defense of Ukraine Anna Malyovazhavzhavzhavzhavzhawa that among hostile information and psychological operations(Paco)One of the most notable nowadays is the attempt to discredit the mobilization campaign, which has been going on since February 24 last year.</text:p>
      <ul>
        <li>
Today, most actively people get information, of course, Izocial networks, so information campaigns are directed there, mostly the Telegram, where they come in a comment with whole botocative farms. So you need to answer the question: to achieve the purpose of the directed information, - says Anna Malyar. - Usually, if you understand that it is a wealth of our armed forces or in general our society, it is important that this information is launched by the Russians.</li>
      </ul>
      <text:p text:style-name="P4">
However, the Deputy Minister notes that often the Ukrainians themselves contribute to the propagandists in spreading messages against our country: _ "Often it happens that because of the ignorance and misunderstanding They will say something very important now. ”._</text:p>
      <text:p text:style-name="P4">
Indeed, from time to time on the World Wide Web we come across rollers that criticize stories on the street, or read the advice of some expert expert in law, as potential conscripts to avoid getting them.</text:p>
      <text:p text:style-name="P4">
So let's figure out what reports about the mobilization campaign during the time phase of the Russian-Ukrainian War walk the Internet, which of them are relevant, and which have all the signs of falsification or distortion. It is also interesting that in Russia itself mobilization is passing and whether everyone who supports their leader is dreaming of protecting his false ideas with weapons in his hands.</text:p>
      <text:h text:style-name="P12" text:outline-level="3">
<text:span text:style-name="T4">
<text:span text:style-name="T4">
 A small percentage of evidence in no way affects the mobilization campaign in our country </text:span>
</text:span>
</text:h>
      <text:p text:style-name="P4">
<draw:frame draw:style-name="fr1" draw:name="Image72" text:anchor-type="as-char" svg:width="6.9236in" svg:height="3.894525in" draw:z-index="0">
<draw:image xlink:href="../Images/AРМІЯINFORM/2023-04-07T77-00-00-04-00/cherga-u-vijskomat.jpg" xlink:type="simple" xlink:show="embed" xlink:actuate="onLoad" draw:mime-type="image/jpeg"/>
</draw:frame>
Ternopil, Ukraine, turn to the shopping center and the joint venture</text:p>
      <text:p text:style-name="P4">
This statement can be denied statistics that have recently been <text:a xlink:type="simple" xlink:href="https://armyinform.com.ua/2023/04/06/ponad-20-tysyach-dobrovolcziv-podaly-zayavky-na-vstup-do-gvardiyi-nastupu/" text:style-name="Internet_20_link" text:visited-style-name="Visited_20_Internet_20_Link">
published</text:a>
In Military Mediacenter, Deputy Director of Planning Department of application of the Main Department of the National Guard of Ukraine Colonel Mykola Urshalovich. According to his information, as of April 6, only before the NSU brigades as part of the formation of units of the Guard of the offensive received 20 204 applications from volunteers. If you take into account the statistics of this campaign in the State Border Service of Tanational Police of Ukraine in general, more than 35,000 candidates dream of weapons.</text:p>
      <text:p text:style-name="P4">
Of course, among citizens there are those who avoid conscription, try to interfere with the Motherland, however, a small percentage of such evasion in no way is not flooding on a mobilization campaign in our country.</text:p>
      <text:p text:style-name="P4">
<draw:frame draw:style-name="fr1" draw:name="Image73" text:anchor-type="as-char" svg:width="6.9236in" svg:height="4.330592in" draw:z-index="0">
<draw:image xlink:href="../Images/AРМІЯINFORM/2023-04-07T77-00-00-04-00/rosiya-tikaye-vid-mobilizacziyi.jpeg" xlink:type="simple" xlink:show="embed" xlink:actuate="onLoad" draw:mime-type="image/jpeg"/>
</draw:frame>
In Russia, a partial mobilization has been announced - the turn of evaders with Georgia</text:p>
      <text:p text:style-name="P4">
At the same time, Russia's official information resources prefer to close the eyes of Nazonoconfigured in the Crimea and Donbass occupied in the temporarily seized areas of Zaporizhzhya and Kherson regions. They prefer not to tell about hundreds of thousands of Russian men, who, when the call, were indicated, Georgia, Turkey, Kyrgyzstan, Finland, Armenia and other countries.</text:p>
      <text:p text:style-name="P4">
<draw:frame draw:style-name="fr1" draw:name="Image74" text:anchor-type="as-char" svg:width="6.9236in" svg:height="3.507957in" draw:z-index="0">
<draw:image xlink:href="../Images/AРМІЯINFORM/2023-04-07T77-00-00-04-00/bali-rosiyany.jpg" xlink:type="simple" xlink:show="embed" xlink:actuate="onLoad" draw:mime-type="image/jpeg"/>
</draw:frame>
The injuries state an increase in offenses committed by the Russians. Photo: Balimanual</text:p>
      <text:p text:style-name="P4">
And the authorities of the Indonesian Bali Island, where 58,000 Russian citizens have left the large -scale Russian invasion of Ukraine since the beginning of a large -scale Russian invasion of Ukraine, a statement of deterioration of the criminogenic situation and is trying to limit the issuance of visas for Russian citizens. About it <text:a xlink:type="simple" xlink:href="https://edition.cnn.com/europe/live-news/russia-ukraine-war-news-03-19-23/h_1e417f93630dbcc9a4de2e711383e62c" text:style-name="Internet_20_link" text:visited-style-name="Visited_20_Internet_20_Link">
reports</text:a>
CNN.</text:p>
      <text:p text:style-name="P4">
In general, according to <text:a xlink:type="simple" xlink:href="https://www.forbes.ru/society/478827-rossiu-posle-21-sentabra-pokinuli-okolo-700-000-grazdan" text:style-name="Internet_20_link" text:visited-style-name="Visited_20_Internet_20_Link">
evaluation</text:a>
Forbes.ru, from the beginning of mobilization - after September 21 last year, when Putin signed a decree "prompting partial mobilization in the Russian Federation", almost 1 million people left the boundaries of his state state.</text:p>
      <text:h text:style-name="P12" text:outline-level="3">
<text:span text:style-name="T4">
<text:span text:style-name="T4">
 From single conflicts on the streets, the statement does not follow that "in Ukraine is ongoing violent mobilization" </text:span>
Therefore, the Russian daily newspaper writes: “On February 14, in Odessa, the staff of the Yavsk Committee rigidly detained a man in the middle of a crowded street. The videoads, removed by eyewitnesses, show how the man overthrown on the asphalt tries to resist, but people in camouflage form his hands and feet in the camouflage form to bring to the van. "</text:span>
</text:h>
      <text:p text:style-name="P4">
The South Operational Command condemned incorrect behavioral servicemen and on its official Facebook page <text:a xlink:type="simple" xlink:href="https://www.facebook.com/OperationalCommandSouth/posts/pfbid0fbueJ9QFtB3b2CpxKAJ4aiwKCnB9vBaLJKbc6SocdhJidDtXdEzJQxiPoUWYZ7EEl" text:style-name="Internet_20_link" text:visited-style-name="Visited_20_Internet_20_Link">
reported</text:a>
that "on the fact of the conflict situation, which occurred on February 14, 2023, during the hours of work of a group of servicemen of one of the shopping center and JV with alerting citizens who are subject to mobilization, in the public place, the military service is conducting a service investigation."</text:p>
      <text:p text:style-name="P4">
Agree that such a single conflict on the streets does not consider that "violent mobilization is ongoing in Ukraine."</text:p>
      <text:p text:style-name="P4">
<draw:frame draw:style-name="fr1" draw:name="Image75" text:anchor-type="as-char" svg:width="6.9236in" svg:height="3.894525in" draw:z-index="0">
<draw:image xlink:href="../Images/AРМІЯINFORM/2023-04-07T77-00-00-04-00/povistka-vsu.jpg" xlink:type="simple" xlink:show="embed" xlink:actuate="onLoad" draw:mime-type="image/jpeg"/>
</draw:frame>
### ** Alert can be awarded anywhere where it is not prohibited</text:p>
      <text:p text:style-name="P4">
_ “In early January all over Ukraine the" mobilization teams "were intensified, empowered to prescribe to men summons anywhere and any time, and in the case of resistance-forcibly deliver to territorial centers of complete ... addresses. The reason for the mass raids, which was affirmed by the military, was the reluctance of people to open the door to representatives of theamarmia, ”_ - <text:a xlink:type="simple" xlink:href="https://lenta.ru/articles/2023/03/17/uk_lonist/" text:style-name="Internet_20_link" text:visited-style-name="Visited_20_Internet_20_Link">
asserts</text:a>
One of the conducting propaganda Russian news online publications of Lenta.ru.</text:p>
      <text:p text:style-name="P4">
However, it does not informs its readers that according to the legislation of Ukraine, the summons can be reached not only at the places of registration or residence(https://www.youtube.com/watch?v=T1_hYb-NWyQ).</text:p>
      <text:p text:style-name="P4">
Military lawyer Igor Serov noted the Armyinform that there is a clearly defined list of officials who can do so: “give the summons to conscripts, conscripts and reservists, except employees of the Tax Code and JV, may be directors of state bodies, local self -government bodies, heads of enterprises, organizations, organizations, organizations, organizations, organizations ZhEKs. But they must have a state -owned decree of the territorial center of tasotic support. "</text:p>
      <text:p text:style-name="P4">
In the case when a citizen believes that the delivery of the summons occurs with any violations, for example, it does not specify all personal data or it is filled with colors, it is possible to refuse to sign it. Then, in the presence of the witness, an act of refusal will be drawn up. These mistakes will be made at the Center. A person also has the right to seek the help of lawyabout directly to the CCC and JV.</text:p>
      <text:p text:style-name="P4">
But we should not forget that we have not only rights but also responsibilities. According to <text:a xlink:type="simple" xlink:href="https://www.president.gov.ua/ua/documents/constitution/konstituciya-ukrayini-rozdil-ii" text:style-name="Internet_20_link" text:visited-style-name="Visited_20_Internet_20_Link">
Article65</text:a>
The Constitution of Ukraine "Protection of the Fatherland, Independence of Tatertorial integrity of Ukraine, honoring its state symbols is the obligation of citizens of Ukraine. Citizens serve military service according to the law. "</text:p>
      <text:p text:style-name="P4">
Deputy Minister of Defense Anna Malyar on her Facebook page <text:a xlink:type="simple" xlink:href="https://www.facebook.com/ganna.maliar/posts/pfbid035vpbSGe1WaVNwQrpypj2eLb24GSv4BMpooCnvYZohAcs1bq2gdvWJbcEZ6eZd9pbl" text:style-name="Internet_20_link" text:visited-style-name="Visited_20_Internet_20_Link">
noted</text:a>
that “after a large -scale invasion of these IPSOs is difficult on something or on someone. Because to frighten the summons after everything we have passed for this year is hard. "</text:p>
      <text:p text:style-name="P4">
News Source: <text:a xlink:type="simple" xlink:href="https://armyinform.com.ua/2023/04/07/yak-rosijski-ipso-namagayutsya-dyskredytuvaty-mobilizacziyu-v-ukrayini-sprostovuyemo-fejky/" text:style-name="Internet_20_link" text:visited-style-name="Visited_20_Internet_20_Link">
https://armyinform.com.ua/2023/04/07/yak-rosijski-ipso-namagayutsya-dyskredytuvaty-mobilizacziyu-v-ukrayini-sprostovuyemo-fejky/</text:a>
</text:p>
      <!--NEWS-->
      <text:h text:style-name="P10" text:outline-level="1">
<text:span text:style-name="T4">
Waiting for a counter -offensive forces of security and defense undermines the moral spirit of Russian invaders - GUR MOU</text:span>
</text:h>
      <text:p text:style-name="P4">
Author: ['АРМІЯINFORM']</text:p>
      <text:p text:style-name="P4">
Time: 2023-04-07T78:00:00-04:00</text:p>
      <text:p text:style-name="P4">
Description: GUR MOKLOSYA PIDARZHEK RIZOSKA KILOKOSKOSKY ZAGARBEVIV, yaki to pierc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original.jpg" text:style-name="Internet_20_link" text:visited-style-name="Visited_20_Internet_20_Link">
original.jpg</text:a>
']</text:p>
      <text:p text:style-name="P4">
Tags: ['STOPRUSSIA', 'АГРЕСІЯ РФ', 'ГУР МО УКРАЇНИ', 'ДУТА ВЕЛИЧ РОСАРМІЇ']</text:p>
      <text:p text:style-name="P4">
Category: News</text:p>
      <!--METADATA-->
      <text:p text:style-name="P4">
<draw:frame draw:style-name="fr1" draw:name="Image76" text:anchor-type="as-char" svg:width="6.9236in" svg:height="4.609139in" draw:z-index="0">
<draw:image xlink:href="../Images/AРМІЯINFORM/2023-04-07T78-00-00-04-00/original.jpg" xlink:type="simple" xlink:show="embed" xlink:actuate="onLoad" draw:mime-type="image/jpeg"/>
</draw:frame>
Illustrative photo</text:p>
      <text:p text:style-name="P4">
The GUR of the Ministry of Defense confirms the sharp increase in the number of Russian invaders who seek to be captured to save their lives.</text:p>
      <text:p text:style-name="P4">
Within the framework of the Ukrainian State Project "I want to live" in March 2023 more than 3000 appeals were recorded. This is twice as much as the previous monthly indicators, the spokesman of the program for surrendering the Russian military in Polonvitaly Matvienko said.</text:p>
      <text:p text:style-name="P4">
Ukraine's military intelligence also states the activation of the occupation of the invaders in the Polonbezhnaya on the battlefield.</text:p>
      <text:p text:style-name="P4">
The Ukrainian counter -offensive operation on Earth has not yet begun, but the effect of the respective already produces results. The choice of a Russian soldier during the war is simple: either death or captivity. However, a series of sudden, unexpected, lightning events are able to change everything.</text:p>
      <text:p text:style-name="P4">
The Ministry of Defense of Ukraine is reminiscent of regular diversity in camps for wars and other advantages of the Geneva Conventions, but at the same time - the sound of the window.</text:p>
      <text:p text:style-name="P4">
Glory to Ukraine!</text:p>
      <text:p text:style-name="P4">
<text:span text:style-name="T5">
Derello: <text:a xlink:type="simple" xlink:href="https://gur.gov.ua/content/ochikuvannia-kontrnastupu-syl-bezpeky-ta-oborony-ukrainy-pohlybliuie-eroziiu-moralno-psykholohichnoho-stanu-v-riadakh-rosiiskykh-okupantiv.html" text:style-name="Internet_20_link" text:visited-style-name="Visited_20_Internet_20_Link">
GUR MOU</text:a>
</text:span>
</text:p>
      <text:p text:style-name="P4">
News Source: <text:a xlink:type="simple" xlink:href="https://armyinform.com.ua/2023/04/07/ochikuvannya-kontrnastupu-syl-bezpeky-ta-oborony-pidryvaye-moralnyj-duh-rosijskyh-okupantiv/" text:style-name="Internet_20_link" text:visited-style-name="Visited_20_Internet_20_Link">
https://armyinform.com.ua/2023/04/07/ochikuvannya-kontrnastupu-syl-bezpeky-ta-oborony-pidryvaye-moralnyj-duh-rosijskyh-okupantiv/</text:a>
</text:p>
      <!--NEWS-->
      <text:h text:style-name="P10" text:outline-level="1">
<text:span text:style-name="T4">
In Kiev presented the book "Alphabet of War": about the emotions experienced in the war</text:span>
</text:h>
      <text:p text:style-name="P4">
Author: ['Володимир Загребельний']</text:p>
      <text:p text:style-name="P4">
Time: 2023-04-07T79:00:00-04:00</text:p>
      <text:p text:style-name="P4">
Description: The Presentation of the Elderization of the Capital Kapolitovka has a presentation of books ... War with Ukraine 2022, the war with Ukraine latter news today, the war with Ukraine 2022, the last ones for today, whether there will be a war between Ukraine and Russia and when, the war with the war.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abetka-vijny-golovna.jpg" text:style-name="Internet_20_link" text:visited-style-name="Visited_20_Internet_20_Link">
abetka-vijny-golovna.jpg</text:a>
', '<text:a xlink:type="simple" xlink:href="https://armyinform.com.ua/wp-content/uploads/2023/04/abetka-vijny-01-150x150.jpg" text:style-name="Internet_20_link" text:visited-style-name="Visited_20_Internet_20_Link">
abetka-vijny-01-150x150.jpg</text:a>
', '<text:a xlink:type="simple" xlink:href="https://armyinform.com.ua/wp-content/uploads/2023/04/abetka-vijny-02-150x150.jpg" text:style-name="Internet_20_link" text:visited-style-name="Visited_20_Internet_20_Link">
abetka-vijny-02-150x150.jpg</text:a>
', '<text:a xlink:type="simple" xlink:href="https://armyinform.com.ua/wp-content/uploads/2023/04/abetka-vijny-04-150x150.jpg" text:style-name="Internet_20_link" text:visited-style-name="Visited_20_Internet_20_Link">
abetka-vijny-04-150x150.jpg</text:a>
', '<text:a xlink:type="simple" xlink:href="https://armyinform.com.ua/wp-content/uploads/2023/04/abetka-vijny-03-150x150.jpg" text:style-name="Internet_20_link" text:visited-style-name="Visited_20_Internet_20_Link">
abetka-vijny-03-150x150.jpg</text:a>
', '<text:a xlink:type="simple" xlink:href="https://armyinform.com.ua/wp-content/uploads/2023/04/abetka-vijny-5.jpg" text:style-name="Internet_20_link" text:visited-style-name="Visited_20_Internet_20_Link">
abetka-vijny-5.jpg</text:a>
', '<text:a xlink:type="simple" xlink:href="https://armyinform.com.ua/wp-content/uploads/2022/12/volodymyr-zagrebelnyj-2.jpg" text:style-name="Internet_20_link" text:visited-style-name="Visited_20_Internet_20_Link">
volodymyr-zagrebelnyj-2.jpg</text:a>
']</text:p>
      <text:p text:style-name="P4">
Tags: ['STOPRUSSIA', 'АГРЕСІЯ РФ', 'ВТОРГНЕННЯ РФ', 'ГШ ЗСУ', 'УКРАЇНСЬКИЙ НАРОД НЕПЕРЕМОЖНИЙ']</text:p>
      <text:p text:style-name="P4">
Category: News</text:p>
      <!--METADATA-->
      <text:p text:style-name="P4">
<draw:frame draw:style-name="fr1" draw:name="Image77" text:anchor-type="as-char" svg:width="6.9236in" svg:height="4.615733in" draw:z-index="0">
<draw:image xlink:href="../Images/AРМІЯINFORM/2023-04-07T79-00-00-04-00/abetka-vijny-golovna.jpg" xlink:type="simple" xlink:show="embed" xlink:actuate="onLoad" draw:mime-type="image/jpeg"/>
</draw:frame>
In the premises of the bookstore "Old Lion" in the center of the capital of Ukraine there was a presentation of the book of Yevgeny and Solomiya Stepanenko "Alphabet of War", which is a modernist, writer and executive producer "Radio Culture" Irinawinsk.</text:p>
      <text:p text:style-name="P4">
The book "Alphabet of War" is a conversation about one of the stories of the Russian-Ukrainian war, namely about the history of father and daughter. The history, outlined in the book, began eight years ago in 2015, when Yevgeny Stepanenkov was with the Russians and their delicacies in eastern Ukraine, and his daughter salted him from the front in peaceful Kiev.</text:p>
      <text:p text:style-name="P4">
<text:a xlink:type="simple" xlink:href="https://armyinform.com.ua/wp-content/uploads/2023/04/abetka-vijny-01.jpg" text:style-name="Internet_20_link" text:visited-style-name="Visited_20_Internet_20_Link">
!(Images/AРМІЯINFORM/2023-04-07T79-00-00-04-00/abetka-vijny-01-150x150.jpg)</text:a>
</text:p>
      <text:p text:style-name="P4">
<text:a xlink:type="simple" xlink:href="https://armyinform.com.ua/wp-content/uploads/2023/04/abetka-vijny-02.jpg" text:style-name="Internet_20_link" text:visited-style-name="Visited_20_Internet_20_Link">
<draw:frame draw:style-name="fr1" draw:name="Image78" text:anchor-type="as-char" svg:width="6.9236in" svg:height="6.9236in" draw:z-index="0">
<draw:image xlink:href="../Images/AРМІЯINFORM/2023-04-07T79-00-00-04-00/abetka-vijny-02-150x150.jpg" xlink:type="simple" xlink:show="embed" xlink:actuate="onLoad" draw:mime-type="image/jpeg"/>
</draw:frame>
</text:a>
In 2014, after the fighting in eastern Ukraine, Yevgeny Stepanenko went to a volunteer in the special purpose unit. He participated in the battles of the Baddonetsk Airport, Mariupol and Debaltsev. He was a spokesman for the Defense Staff. After the injury he suffered, he became one of the founders of the first volume mobile hospital named after M. Pirogov, where he held the post of deputy chief of staff.</text:p>
      <text:p text:style-name="P4">
The father's correspondence with his daughter became the basis of the book "Alphabet of War".</text:p>
      <text:p text:style-name="P4">
“I am grateful to the salt that helped me get back from the war mentally. Thanks to her leaves who were included in this book, she was gaining a courage to discuss the topics important and complex for her. It helped me return to normal life of my time, ”Yevgeny Stepanenko recalled during the presentation.</text:p>
      <text:p text:style-name="P4">
The book is built as an alphabet, where every letter is one of the dimensions of war Tamra around the war. It intertwines the life of a child in a peaceful city and the life of a father in the war. Salt calls Dad to the front, writes SMS and letters, tells about his affairs, school, friends, competitions, dances, pets ...</text:p>
      <text:p text:style-name="P4">
Even the salts ask children's and childish questions Daddy about the war. How does he live with scratches and sisters there? Are there any children in the war? What eat in the war? Is it possible in the war to trick? Will Dad another after the war? And Dad is simple, and at the same time carefully explains everything in the world.</text:p>
      <text:p text:style-name="P4">
<text:a xlink:type="simple" xlink:href="https://armyinform.com.ua/wp-content/uploads/2023/04/abetka-vijny-04.jpg" text:style-name="Internet_20_link" text:visited-style-name="Visited_20_Internet_20_Link">
!(Images/AРМІЯINFORM/2023-04-07T79-00-00-04-00/abetka-vijny-04-150x150.jpg)</text:a>
</text:p>
      <text:p text:style-name="P4">
“I wrote this book to try to explain, what is the war that it exists, how it is arranged. By February 24, the majority of the population was somewhere in the east. It was not in our context. I wanted to reply at the level of emotional, philosophical as part of our lives, ”Eugene shared.</text:p>
      <text:p text:style-name="P4">
It was difficult for him to explain to people who did not know what war was. According to him, this war is endless: “It has been a tenth year, and it is possible to compare with some school, which seems to never end. So now. We make an infinity of war in some infinity. While the book was written, we lived in the Minsk agreements. The impression was that this war was suspended. And if it does not develop in such a terrible way as it was February 24, 2022. "</text:p>
      <text:p text:style-name="P4">
Eugene says that now it has become easier to explain the essence of the war.</text:p>
      <text:p text:style-name="P4">
“War is such a life in inhumane conditions, it should not be, but it is. It is more difficult to explain that life and in the war continues. Find the words that you can explain the war, a thing that cannot be explained. Everyone of my text was in emotional experiences. This is a book about emotions and the living. I am happy that we have created a book that helps people, ”the author said.</text:p>
      <text:p text:style-name="P4">
<draw:frame draw:style-name="fr1" draw:name="Image79" text:anchor-type="as-char" svg:width="6.9236in" svg:height="4.615733in" draw:z-index="0">
<draw:image xlink:href="../Images/AРМІЯINFORM/2023-04-07T79-00-00-04-00/abetka-vijny-5.jpg" xlink:type="simple" xlink:show="embed" xlink:actuate="onLoad" draw:mime-type="image/jpeg"/>
</draw:frame>
Since 2021, Yevgeny Stepanenko has been working in the Balkans as a special correspondent for Ukrainian media, and after the beginning of a large -scale invasion of Russia in Ukraine helps the forces of Ukraine's defense. He has long determined that “some road has ending, so war. And when it happens, as I wrote: everything will end, because it does not happen differently. The war will end in the way and we will definitely go through this process. "</text:p>
      <text:p text:style-name="P4">
<text:span text:style-name="T5">
Opto authors</text:span>
</text:p>
      <text:p text:style-name="P4">
<draw:frame draw:style-name="fr1" draw:name="Image80" text:anchor-type="as-char" svg:width="6.9236in" svg:height="6.9236in" draw:z-index="0">
<draw:image xlink:href="../Images/AРМІЯINFORM/2023-04-07T79-00-00-04-00/volodymyr-zagrebelnyj-2.jpg" xlink:type="simple" xlink:show="embed" xlink:actuate="onLoad" draw:mime-type="image/jpeg"/>
</draw:frame>
<text:a xlink:type="simple" xlink:href="https://armyinform.com.ua/army-authors/volodymyr-zagrebelnyj/" text:style-name="Internet_20_link" text:visited-style-name="Visited_20_Internet_20_Link">
Vladimir Zagrebelny</text:a>
Armyinform correspondent</text:p>
      <text:p text:style-name="P4">
News Source: <text:a xlink:type="simple" xlink:href="https://armyinform.com.ua/2023/04/07/u-kyyevi-prezentuvaly-knygu-abetka-vijny-pro-emocziyi-perezhyti-na-vijni/" text:style-name="Internet_20_link" text:visited-style-name="Visited_20_Internet_20_Link">
https://armyinform.com.ua/2023/04/07/u-kyyevi-prezentuvaly-knygu-abetka-vijny-pro-emocziyi-perezhyti-na-vijni/</text:a>
</text:p>
      <!--NEWS-->
      <text:h text:style-name="P10" text:outline-level="1">
<text:span text:style-name="T4">
Volodymyr Zelensky told about the work of the Fandering Platform United24 in March</text:span>
</text:h>
      <text:p text:style-name="P4">
Author: ['АРМІЯINFORM']</text:p>
      <text:p text:style-name="P4">
Time: 2023-04-07T80:00:00-04:00</text:p>
      <text:p text:style-name="P4">
Description: For 11 MISSIV Roboti Mandraison Platform United24 Gorriyaki, Iz Bilsh NIZH ... War with Ukraine 2022, War with Ukraine Latest News today, News War with Ukraine 2022 are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ВОЛОДИМИР ЗЕЛЕНСЬКИЙ', 'ВТОРГНЕННЯ РФ', 'СВІТ ПІДТРИМУЄ УКРАЇНУ']</text:p>
      <text:p text:style-name="P4">
Category: News</text:p>
      <!--METADATA-->
      <text:p text:style-name="P4">
Over $ 300 million has been harvested in the 11 months of the Fandering Platform Fandering Platform.</text:p>
      <text:p text:style-name="P4">
About it <text:a xlink:type="simple" xlink:href="https://t.me/V_Zelenskiy_official/5784" text:style-name="Internet_20_link" text:visited-style-name="Visited_20_Internet_20_Link">
reports</text:a>
President of Ukraine Volodymyr Zelensky on a telegram-channel.</text:p>
      <ul>
        <li>
Ukraine is experiencing support for the world in the struggle for freedom of tank dependence. Thank you!- The message says.</li>
      </ul>
      <text:p text:style-name="P4">
News Source: <text:a xlink:type="simple" xlink:href="https://armyinform.com.ua/2023/04/07/volodymyr-zelenskyj-rozpoviv-pro-robotu-fandrejzyngovoyi-platformy-united24-u-berezni/" text:style-name="Internet_20_link" text:visited-style-name="Visited_20_Internet_20_Link">
https://armyinform.com.ua/2023/04/07/volodymyr-zelenskyj-rozpoviv-pro-robotu-fandrejzyngovoyi-platformy-united24-u-berezni/</text:a>
</text:p>
      <!--NEWS-->
      <text:h text:style-name="P10" text:outline-level="1">
<text:span text:style-name="T4">
Our defenders in a day repelled over 40 enemy attacks</text:span>
</text:h>
      <text:p text:style-name="P4">
Author: ['АРМІЯINFORM']</text:p>
      <text:p text:style-name="P4">
Time: 2023-04-07T81:00:00-04:00</text:p>
      <text:p text:style-name="P4">
Description: At Volinsky, Poliysky, the Siberian, the Slobozhanskoye expansion is operational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viyskovi_ef2a6-1.jpg" text:style-name="Internet_20_link" text:visited-style-name="Visited_20_Internet_20_Link">
viyskovi_ef2a6-1.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81" text:anchor-type="as-char" svg:width="6.9236in" svg:height="4.543613in" draw:z-index="0">
<draw:image xlink:href="../Images/AРМІЯINFORM/2023-04-07T81-00-00-04-00/viyskovi_ef2a6-1.jpg" xlink:type="simple" xlink:show="embed" xlink:actuate="onLoad" draw:mime-type="image/jpeg"/>
</draw:frame>
<text:span text:style-name="T4">
 🔥 Situation on Russian invasion </text:span>
</text:p>
      <text:p text:style-name="P4">
In the Volyn, Polissya, Seversky and Slobozhansky directions, operational and no significant changes, the signs of formations of the offensive groups of the proponent were detected. In the border areas of the Kursk region, the enemy predetermined the engineering equipment of the terrain.</text:p>
      <text:p text:style-name="P4">
About it on Facebook <text:a xlink:type="simple" xlink:href="https://www.facebook.com/GeneralStaff.ua/posts/pfbid08CCjtXPDCf7daRkqPPQRpTNQXZtXzHmZL56g8tmc33arsgvuiJqhjjZyrwmbNmjVl" text:style-name="Internet_20_link" text:visited-style-name="Visited_20_Internet_20_Link">
reports</text:a>
The General Staff of the Armed Forces.</text:p>
      <text:p text:style-name="P4">
"The enemy continues to focus the main efforts on the offensive acting Liman, Bakhmut, Avdiiv and Marinsky directions - over 40 attacks of the enemy have been reflected," the testimony said.</text:p>
      <text:p text:style-name="P4">
News Source: <text:a xlink:type="simple" xlink:href="https://armyinform.com.ua/2023/04/07/ukrayinski-zahysnyky-za-dobu-vidbyly-po-40-vorozhyh-atak/" text:style-name="Internet_20_link" text:visited-style-name="Visited_20_Internet_20_Link">
https://armyinform.com.ua/2023/04/07/ukrayinski-zahysnyky-za-dobu-vidbyly-po-40-vorozhyh-atak/</text:a>
</text:p>
      <!--NEWS-->
      <text:h text:style-name="P10" text:outline-level="1">
<text:span text:style-name="T4">
Aviation of Defense Forces per day struck 9 beats in the occupants' focus</text:span>
</text:h>
      <text:p text:style-name="P4">
Author: ['АРМІЯINFORM']</text:p>
      <text:p text:style-name="P4">
Time: 2023-04-07T82:00:00-04:00</text:p>
      <text:p text:style-name="P4">
Description: At the Bakhmutian expanding the vogog, to be advanced, to be attached to take PID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su-25_znyshh.jpg" text:style-name="Internet_20_link" text:visited-style-name="Visited_20_Internet_20_Link">
su-25_znyshh.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82" text:anchor-type="as-char" svg:width="6.9236in" svg:height="4.611226in" draw:z-index="0">
<draw:image xlink:href="../Images/AРМІЯINFORM/2023-04-07T82-00-00-04-00/su-25_znyshh.jpg" xlink:type="simple" xlink:show="embed" xlink:actuate="onLoad" draw:mime-type="image/jpeg"/>
</draw:frame>
** 🔥I</text:p>
      <text:p text:style-name="P4">
In the Bakhmut direction, the enemy continues to take offensive actions, tries to take full control of the city of Bakhmut, and hostilities continue. During the pre -prohibition, unsuccessful offensive actions in the districts of Bogdanivka and Ivanivskyi. The units of the defense forces repelled about 14 enemy attacks on the said District.</text:p>
      <text:p text:style-name="P4">
About it on Facebook <text:a xlink:type="simple" xlink:href="https://www.facebook.com/GeneralStaff.ua/posts/pfbid08CCjtXPDCf7daRkqPPQRpTNQXZtXzHmZL56g8tmc33arsgvuiJqhjjZyrwmbNmjVl" text:style-name="Internet_20_link" text:visited-style-name="Visited_20_Internet_20_Link">
reports</text:a>
The General Staff of the Armed Forces.</text:p>
      <text:p text:style-name="P4">
Aviation of defense forces per day has struck 9 beats in the areas of focus. In addition, the Russian Storm-25 Storm Sturmovex was destroyed near Marinka. Units of missile troops and artillery, in turn, destroyed the storage of the enemy.</text:p>
      <text:p text:style-name="P4">
News Source: <text:a xlink:type="simple" xlink:href="https://armyinform.com.ua/2023/04/07/ukrayinski-voyiny-znyshhyly-rosijskyj-shturmovyk-su-25-poblyzu-maryinky/" text:style-name="Internet_20_link" text:visited-style-name="Visited_20_Internet_20_Link">
https://armyinform.com.ua/2023/04/07/ukrayinski-voyiny-znyshhyly-rosijskyj-shturmovyk-su-25-poblyzu-maryinky/</text:a>
</text:p>
      <!--NEWS-->
      <text:h text:style-name="P10" text:outline-level="1">
<text:span text:style-name="T4">
In the capital, children turned old sleeves and helmets into articles</text:span>
</text:h>
      <text:p text:style-name="P4">
Author: ['Яна Задубінна']</text:p>
      <text:p text:style-name="P4">
Time: 2023-04-07T83:00:00-04:00</text:p>
      <text:p text:style-name="P4">
Description: The command of the Logisty Forces of the ZSU VIDGUKED on Prokhanny Pratsіvnikiv National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golovna_sholomy.jpeg" text:style-name="Internet_20_link" text:visited-style-name="Visited_20_Internet_20_Link">
golovna_sholomy.jpeg</text:a>
', '<text:a xlink:type="simple" xlink:href="https://armyinform.com.ua/wp-content/uploads/2023/04/foto1_sholomy-150x150.jpeg" text:style-name="Internet_20_link" text:visited-style-name="Visited_20_Internet_20_Link">
foto1_sholomy-150x150.jpeg</text:a>
', '<text:a xlink:type="simple" xlink:href="https://armyinform.com.ua/wp-content/uploads/2023/04/foto2_sholomy-150x150.jpeg" text:style-name="Internet_20_link" text:visited-style-name="Visited_20_Internet_20_Link">
foto2_sholomy-150x150.jpeg</text:a>
', '<text:a xlink:type="simple" xlink:href="https://armyinform.com.ua/wp-content/uploads/2023/04/foto3_sholomy-150x150.jpeg" text:style-name="Internet_20_link" text:visited-style-name="Visited_20_Internet_20_Link">
foto3_sholomy-150x150.jpeg</text:a>
', '<text:a xlink:type="simple" xlink:href="https://armyinform.com.ua/wp-content/uploads/2023/04/foto4_sholomy-150x150.jpeg" text:style-name="Internet_20_link" text:visited-style-name="Visited_20_Internet_20_Link">
foto4_sholomy-150x150.jpeg</text:a>
', '<text:a xlink:type="simple" xlink:href="https://armyinform.com.ua/wp-content/uploads/2023/04/foto5_sholomy-150x150.jpeg" text:style-name="Internet_20_link" text:visited-style-name="Visited_20_Internet_20_Link">
foto5_sholomy-150x150.jpeg</text:a>
', '<text:a xlink:type="simple" xlink:href="https://armyinform.com.ua/wp-content/uploads/2023/04/foto6_sholomy-150x150.jpeg" text:style-name="Internet_20_link" text:visited-style-name="Visited_20_Internet_20_Link">
foto6_sholomy-150x150.jpeg</text:a>
', '<text:a xlink:type="simple" xlink:href="https://armyinform.com.ua/wp-content/uploads/2023/04/foto7_sholomy.jpeg" text:style-name="Internet_20_link" text:visited-style-name="Visited_20_Internet_20_Link">
foto7_sholomy.jpeg</text:a>
']</text:p>
      <text:p text:style-name="P4">
Tags: ['STOPRUSSIA', 'АГРЕСІЯ РФ', 'ВТОРГНЕННЯ РФ', 'КОМАНДУВАННЯ СИЛ ЛОГІСТИКИ ЗС УКРАЇНИ', 'УКРАЇНСЬКИЙ НАРОД НЕПЕРЕМОЖНИЙ']</text:p>
      <text:p text:style-name="P4">
Category: News</text:p>
      <!--METADATA-->
      <text:p text:style-name="P4">
<draw:frame draw:style-name="fr1" draw:name="Image83" text:anchor-type="as-char" svg:width="6.9236in" svg:height="4.617987in" draw:z-index="0">
<draw:image xlink:href="../Images/AРМІЯINFORM/2023-04-07T83-00-00-04-00/golovna_sholomy.jpeg" xlink:type="simple" xlink:show="embed" xlink:actuate="onLoad" draw:mime-type="image/jpeg"/>
</draw:frame>
The Command of the Armed Forces of the Armed Forces of Ukraine responded to the request of the employees of the National Library of Ukraine for children and submitted to the reading audiences the use of sleeves and old helmets, which do not meet NATO standards. To make visitors transformed them into works of art.</text:p>
      <text:p text:style-name="P4">
-Children see this world differently, and in their palms is a real basis, because they turn such terrible military attributes into bright art. From now on, these helmets and sleeves are not a symbol of war, but on the contrary - the mirus and victories, which will soon come to our native land. After all, beauty must overcome evil!- said the CEO of the library Alla Gordienko.</text:p>
      <text:p text:style-name="P4">
<text:a xlink:type="simple" xlink:href="https://armyinform.com.ua/wp-content/uploads/2023/04/foto1_sholomy.jpeg" text:style-name="Internet_20_link" text:visited-style-name="Visited_20_Internet_20_Link">
!(Images/AРМІЯINFORM/2023-04-07T83-00-00-04-00/foto1_sholomy-150x150.jpeg)</text:a>
</text:p>
      <text:p text:style-name="P4">
<text:a xlink:type="simple" xlink:href="https://armyinform.com.ua/wp-content/uploads/2023/04/foto2_sholomy.jpeg" text:style-name="Internet_20_link" text:visited-style-name="Visited_20_Internet_20_Link">
<draw:frame draw:style-name="fr1" draw:name="Image84" text:anchor-type="as-char" svg:width="6.9236in" svg:height="6.9236in" draw:z-index="0">
<draw:image xlink:href="../Images/AРМІЯINFORM/2023-04-07T83-00-00-04-00/foto2_sholomy-150x150.jpeg" xlink:type="simple" xlink:show="embed" xlink:actuate="onLoad" draw:mime-type="image/jpeg"/>
</draw:frame>
</text:a>
Now, thanks to the skill of the creative team, Ukrainian symbols, flowers of different colors, weird animals in ethnic style have appeared on the military tools.</text:p>
      <text:p text:style-name="P4">
To participate in the art performance, young visitor librarians were invited, some of which study at the Stefan Turchak Kyiv Children's School of Arts.</text:p>
      <ul>
        <li>
I am inspired by the fact that I give a new life of a helmet, and for me the honor of painting, because they were worn by the Ukrainian military. In the beginning, I was difficult to accept the war, but now I began to treat everything more calmly and look less, because I have anyone to protect. That is why I depicted a firebird, which is going on my spikes, just like our warriors,-said the young participant of Barbarian.</li>
      </ul>
      <text:p text:style-name="P4">
<text:a xlink:type="simple" xlink:href="https://armyinform.com.ua/wp-content/uploads/2023/04/foto3_sholomy.jpeg" text:style-name="Internet_20_link" text:visited-style-name="Visited_20_Internet_20_Link">
!(Images/AРМІЯINFORM/2023-04-07T83-00-00-04-00/foto3_sholomy-150x150.jpeg)</text:a>
</text:p>
      <text:p text:style-name="P4">
<text:a xlink:type="simple" xlink:href="https://armyinform.com.ua/wp-content/uploads/2023/04/foto4_sholomy.jpeg" text:style-name="Internet_20_link" text:visited-style-name="Visited_20_Internet_20_Link">
<draw:frame draw:style-name="fr1" draw:name="Image85" text:anchor-type="as-char" svg:width="6.9236in" svg:height="6.9236in" draw:z-index="0">
<draw:image xlink:href="../Images/AРМІЯINFORM/2023-04-07T83-00-00-04-00/foto4_sholomy-150x150.jpeg" xlink:type="simple" xlink:show="embed" xlink:actuate="onLoad" draw:mime-type="image/jpeg"/>
</draw:frame>
</text:a>
The smallest of the participants who are only four years old, with a remarkable creative passion for the painting of the sleeves and created the work of Victor(from the lat. victoria - “victory”)In which the secret code was encrypted: it will be overlapped. And the back of the work is adorned by the illustration of the peaceful sky and the sun, because they are dilated that a dreamy peace and victory will soon come on our earth.</text:p>
      <text:p text:style-name="P4">
<text:a xlink:type="simple" xlink:href="https://armyinform.com.ua/wp-content/uploads/2023/04/foto6_sholomy.jpeg" text:style-name="Internet_20_link" text:visited-style-name="Visited_20_Internet_20_Link">
<draw:frame draw:style-name="fr1" draw:name="Image86" text:anchor-type="as-char" svg:width="6.9236in" svg:height="6.9236in" draw:z-index="0">
<draw:image xlink:href="../Images/AРМІЯINFORM/2023-04-07T83-00-00-04-00/foto6_sholomy-150x150.jpeg" xlink:type="simple" xlink:show="embed" xlink:actuate="onLoad" draw:mime-type="image/jpeg"/>
</draw:frame>
</text:a>
Library staff, who also joined the drawing, chose themselves to work Maria Priymachenko. Therefore, some helmets are decorated with recognizable man's beasts of the famous Ukrainian artist.</text:p>
      <ul>
        <li>
I came here first and foremost to help children, but art helps you to feel attention and direct excess emotions into creativity. I am from Kherson myself, so I put a particular meaning in this action, because I believe that even on ruins can be done art if you make efforts. And I hope that in the future we can return to my native Kherson his grandeur and beauty, - said the library Anastasia.</li>
      </ul>
      <text:p text:style-name="P4">
A special place in the art space of the library is the installation in memory of the prostatement of children who were victims of the consequences of Russia's armed aggression. The souls are presented in the form of paper angels, which are observed.</text:p>
      <ul>
        <li>
We are guilty of them that we were unable to protect from the terrible fate and give a happy childhood. These kids will no longer be able to read the book, play a played game and hug their parents. That is why we are constantly bringing our young audiences that they have to appreciate every moment of life ... - - note Lyudmila Batsay, the general director of the Library of Ukraine for Children.</li>
      </ul>
      <text:p text:style-name="P4">
<draw:frame draw:style-name="fr1" draw:name="Image87" text:anchor-type="as-char" svg:width="6.9236in" svg:height="4.617987in" draw:z-index="0">
<draw:image xlink:href="../Images/AРМІЯINFORM/2023-04-07T83-00-00-04-00/foto7_sholomy.jpeg" xlink:type="simple" xlink:show="embed" xlink:actuate="onLoad" draw:mime-type="image/jpeg"/>
</draw:frame>
Some of the painted helmets and sleeves will be handed over to the defenders to the front and units of military units for the design of traditions. The other part of the organizers plan to be implemented at a charity auction to help buy new equipment and ammunition for the units of the Armed Forces of Ukraine.</text:p>
      <text:p text:style-name="P4">
<text:span text:style-name="T5">
Opto Command of the Forces of Logistics of the Armed Forces</text:span>
</text:p>
      <text:p text:style-name="P4">
News Source: <text:a xlink:type="simple" xlink:href="https://armyinform.com.ua/2023/04/07/foto-u-stolyczi-dity-peretvoryly-stari-gilzy-ta-sholomy-na-artobyekty/" text:style-name="Internet_20_link" text:visited-style-name="Visited_20_Internet_20_Link">
https://armyinform.com.ua/2023/04/07/foto-u-stolyczi-dity-peretvoryly-stari-gilzy-ta-sholomy-na-artobyekty/</text:a>
</text:p>
      <!--NEWS-->
      <text:h text:style-name="P10" text:outline-level="1">
<text:span text:style-name="T4">
The invaders threaten the eviction of Ukrainians who did not receive passports of the Russian Federation</text:span>
</text:h>
      <text:p text:style-name="P4">
Author: ['АРМІЯINFORM']</text:p>
      <text:p text:style-name="P4">
Time: 2023-04-07T84:00:00-04:00</text:p>
      <text:p text:style-name="P4">
Description: Rosіyskі Pypanthi is actively shaving Primusova Portzatzatsya in the village of Timchasovo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ТОРГНЕННЯ РФ', 'ГШ ЗСУ', 'ОПЕРАТИВНА ІНФОРМАЦІЯ']</text:p>
      <text:p text:style-name="P4">
Category: News</text:p>
      <!--METADATA-->
      <text:p text:style-name="P4">
<draw:frame draw:style-name="fr1" draw:name="Image88" text:anchor-type="as-char" svg:width="6.9236in" svg:height="4.33302in" draw:z-index="0">
<draw:image xlink:href="../Images/AРМІЯINFORM/2023-04-07T84-00-00-04-00/okupanty-strilby.jpg" xlink:type="simple" xlink:show="embed" xlink:actuate="onLoad" draw:mime-type="image/jpeg"/>
</draw:frame>
Illustrative Photo <text:span text:style-name="T4">
 🔥 Situation on Russian invasion </text:span>
</text:p>
      <text:p text:style-name="P4">
Russian invaders actively continue the forced certification of the population of the timely occupied territory of Zaporizhzhya and Kherson regions, exercising people psychological and physical pressure. In particular, at checkpoints the enemy restricts the predictions of Ukrainian citizens who have not received passports of the Russian Federation. Oblivants purposefully and deliberately search vehicles, record all personal data of citizens who do not have Russian documents, threatened with a confinement of entry into the city.</text:p>
      <text:p text:style-name="P4">
About it on Facebook <text:a xlink:type="simple" xlink:href="https://www.facebook.com/GeneralStaff.ua/posts/pfbid08CCjtXPDCf7daRkqPPQRpTNQXZtXzHmZL56g8tmc33arsgvuiJqhjjZyrwmbNmjVl" text:style-name="Internet_20_link" text:visited-style-name="Visited_20_Internet_20_Link">
reports</text:a>
The General Staff of the Armed Forces.</text:p>
      <text:p text:style-name="P4">
Also, the enemy forces the postman to distribute the forms to the local population, in which it is necessary to indicate information about the availability of a Russian passport. Citizens, as they have a hostile passport, are subjected to constant searches, intimidation of the and reception before receiving this document. The invaders are actively threatening the forced removal from their own premises and the confiscation of private property to receive a Russian passport in a timely manner.</text:p>
      <text:p text:style-name="P4">
At the same time, for the same reason, the parents of graduate students are threatened with the child's certificates of basic secondary education. Also, the entertainments are forced to change the certificate of marriage and a certificate of registration of technical means from the Ukrainian samples.</text:p>
      <text:p text:style-name="P4">
News Source: <text:a xlink:type="simple" xlink:href="https://armyinform.com.ua/2023/04/07/okupanty-pogrozhuyut-vyselennyam-z-domivok-ukrayinczyam-yaki-ne-otrymaly-pasporty-rf/" text:style-name="Internet_20_link" text:visited-style-name="Visited_20_Internet_20_Link">
https://armyinform.com.ua/2023/04/07/okupanty-pogrozhuyut-vyselennyam-z-domivok-ukrayinczyam-yaki-ne-otrymaly-pasporty-rf/</text:a>
</text:p>
      <!--NEWS-->
      <text:h text:style-name="P10" text:outline-level="1">
<text:span text:style-name="T4">
Polish self -propelled RAK mortars are much more technological than Russian counterparts</text:span>
</text:h>
      <text:p text:style-name="P4">
Author: ['Сергій Місюра']</text:p>
      <text:p text:style-name="P4">
Time: 2023-04-07T85:00:00-04:00</text:p>
      <text:p text:style-name="P4">
Description: PID Hour of the Office VIZIT Volodymyr Zelensky to Polish Bulshi Pidor is a sheet about Namir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golovna-4-1.jpg" text:style-name="Internet_20_link" text:visited-style-name="Visited_20_Internet_20_Link">
golovna-4-1.jpg</text:a>
', '<text:a xlink:type="simple" xlink:href="https://armyinform.com.ua/wp-content/uploads/2023/04/foto-2-2.jpg" text:style-name="Internet_20_link" text:visited-style-name="Visited_20_Internet_20_Link">
foto-2-2.jpg</text:a>
', '<text:a xlink:type="simple" xlink:href="https://armyinform.com.ua/wp-content/uploads/2023/04/foto-3-2.png" text:style-name="Internet_20_link" text:visited-style-name="Visited_20_Internet_20_Link">
foto-3-2.png</text:a>
', '<text:a xlink:type="simple" xlink:href="https://armyinform.com.ua/wp-content/uploads/2023/04/rak-infografika-scaled.jpg" text:style-name="Internet_20_link" text:visited-style-name="Visited_20_Internet_20_Link">
rak-infografika-scaled.jpg</text:a>
']</text:p>
      <text:p text:style-name="P4">
Tags: ['STOPRUSSIA', 'АГРЕСІЯ РФ', 'ВТОРГНЕННЯ РФ', 'ОВТ']</text:p>
      <text:p text:style-name="P4">
Category: News</text:p>
      <!--METADATA-->
      <text:p text:style-name="P4">
<draw:frame draw:style-name="fr1" draw:name="Image89" text:anchor-type="as-char" svg:width="6.9236in" svg:height="3.554115in" draw:z-index="0">
<draw:image xlink:href="../Images/AРМІЯINFORM/2023-04-07T85-00-00-04-00/golovna-4-1.jpg" xlink:type="simple" xlink:show="embed" xlink:actuate="onLoad" draw:mime-type="image/jpeg"/>
</draw:frame>
During the official visit of Vladimir Zelensky to Poland was <text:a xlink:type="simple" xlink:href="https://www.president.gov.ua/news/prezident-ukrayini-ta-premyer-ministr-polshi-u-varshavi-pidp-82113" text:style-name="Internet_20_link" text:visited-style-name="Visited_20_Internet_20_Link">
signed</text:a>
Letter on the intentions of cooperation on the supply of defense equipment. In particular, it was about acquisition <text:a xlink:type="simple" xlink:href="https://armyinform.com.ua/2023/04/06/polskyj-bronetransporter-rosomak-otrymuye-nove-zhyttya-z-bashtoyu-zssw-30/" text:style-name="Internet_20_link" text:visited-style-name="Visited_20_Internet_20_Link">
APC <text:span text:style-name="T4">
 ROSOMAK </text:span>
</text:a>
, self-propelled mortars <text:span text:style-name="T4">
 rak </text:span>
 and missiles to portable anti-aircraft missile complexes <text:span text:style-name="T4">
 Piorun </text:span>
. The number of weapons has specified <text:a xlink:type="simple" xlink:href="https://twitter.com/michaldworczyk/status/1643656380757204992" text:style-name="Internet_20_link" text:visited-style-name="Visited_20_Internet_20_Link">
on yourTwitter</text:a>
Prime Minister's Office Head Michal Dvochik: _ "Ukraine purchases the Vvoles 150 APC Rosomak, 3 modules of self-propelled mortars RAK, 100_ <text:a xlink:type="simple" xlink:href="https://armyinform.com.ua/2022/02/02/use-shho-vam-potribno-znaty-pro-pzrk-perun-onovlenogo-boga-gromu-dlya-zsu-vid-polshhi/" text:style-name="Internet_20_link" text:visited-style-name="Visited_20_Internet_20_Link">
<text:span text:style-name="T5">
PZRKPIORUN</text:span>
</text:a>
<text:span text:style-name="T5">
 ”.</text:span>
</text:p>
      <text:p text:style-name="P4">
However, in the media space, information about the number of mortars RAK was understood in different ways: "Ukraine will buy 3 mortars RAK", "The Armed Forces will receive 24 cars". Some reported about the number of "over 50 cars" ... The ArmyInform correspondent has figured out in this matter: 3, 24, 54 - all figures are correct, but need clarification.</text:p>
      <text:h text:style-name="P12" text:outline-level="3">
<text:span text:style-name="T4">
<text:span text:style-name="T4">
 Three Rak Rak modules are 24 self -propelled mortars </text:span>
</text:span>
</text:h>
      <text:p text:style-name="P4">
The originality of the configuration of self -propelled mortars <text:span text:style-name="T4">
 rak </text:span>
 is that the auxiliary masters are more than self -propelled mortars. Yes, indeed, Ukraine will receive three rannyodules. But for eight self -propelled mortars of one module are added four -core machines, three transport for transportation of mines and other equipment, as well as two reconnaissance and one repair!That is, 10 more auxiliary machines are added to the eight -footed machines in the mouth module. So a typical module <text:span text:style-name="T4">
 rak </text:span>
 consists of 18 cars.</text:p>
      <text:p text:style-name="P4">
However, if you count only self -propelled mortars, then for three modules they are indeed24, and in total Ukraine will receive 54 cars that are included in three route modules.</text:p>
      <text:p text:style-name="P4">
<draw:frame draw:style-name="fr1" draw:name="Image90" text:anchor-type="as-char" svg:width="6.9236in" svg:height="3.894525in" draw:z-index="0">
<draw:image xlink:href="../Images/AРМІЯINFORM/2023-04-07T85-00-00-04-00/foto-2-2.jpg" xlink:type="simple" xlink:show="embed" xlink:actuate="onLoad" draw:mime-type="image/jpeg"/>
</draw:frame>
Polish machine -building company <text:a xlink:type="simple" xlink:href="https://www.hsw.pl/produkty/mozdzierze-samobiezne-m120g-m120k/" text:style-name="Internet_20_link" text:visited-style-name="Visited_20_Internet_20_Link">
Huta Stalowawla</text:a>
Starting the concept of self -propelled mortar in 2004. Already in 2016, the Polish Army is equipped with a full battle module on 54 full-time.</text:p>
      <text:p text:style-name="P4">
<draw:frame draw:style-name="fr1" draw:name="Image91" text:anchor-type="as-char" svg:width="6.9236in" svg:height="3.554115in" draw:z-index="0">
<draw:image xlink:href="../Images/AРМІЯINFORM/2023-04-07T85-00-00-04-00/foto-3-2.png" xlink:type="simple" xlink:show="embed" xlink:actuate="onLoad" draw:mime-type="image/png"/>
</draw:frame>
</text:p>
      <ul>
        <li>
They cannot be compared at all. It is a qualitatively better weapon, a completely different generation, with a modern fire management system, - the expert said.</li>
      </ul>
      <text:h text:style-name="P12" text:outline-level="3">
<text:span text:style-name="T4">
<text:span text:style-name="T4">
 able to run mines up to 12 km </text:span>
</text:span>
</text:h>
      <text:p text:style-name="P4">
To the modern and high -quality Topaz fire control system, which also allows to interact with other units, and high technical characteristics of the minemetta are added. For his chassis used base <text:a xlink:type="simple" xlink:href="https://armyinform.com.ua/2023/04/06/polskyj-bronetransporter-rosomak-otrymuye-nove-zhyttya-z-bashtoyu-zssw-30/" text:style-name="Internet_20_link" text:visited-style-name="Visited_20_Internet_20_Link">
BTRROSOMAK</text:a>
. 150 машин БТР Rosomak та54 машини з модулів Rak — універсальні в подальшій експлуатації та ремонті,адже мають однакове шасі.</text:p>
      <text:p text:style-name="P4">
<draw:frame draw:style-name="fr1" draw:name="Image92" text:anchor-type="as-char" svg:width="6.9236in" svg:height="5.094616in" draw:z-index="0">
<draw:image xlink:href="../Images/AРМІЯINFORM/2023-04-07T85-00-00-04-00/rak-infografika-scaled.jpg" xlink:type="simple" xlink:show="embed" xlink:actuate="onLoad" draw:mime-type="image/jpeg"/>
</draw:frame>
120mm M120K Rak mortar is able to run mines up to 12 km(The standard 120-mmmina has a maximum flight range up to 8 km. - Ed.). Усе через те, що,окрім стандартних мін для <text:span text:style-name="T4">
Rak</text:span>
 , на підприємстві Dezamet SA розробили щеміну збільшеної дальності. Крім того, є високоточна міна APR 120 від компаніїMesko, яка має напівлазерне наведення.</text:p>
      <text:p text:style-name="P4">
У комплекті однієї бойової машини — 46 мін, які можуть бути запущені ще й урежимі MRSI (Multiple Rounds Simultaneous Impact - simultaneously hit by several scales. - Ed.), similar to a series of shells in <text:a xlink:type="simple" xlink:href="https://armyinform.com.ua/2022/06/10/pzh-2000-pro-osoblyvosti-nimeczkoyi-samohidnoyi-gaubyczi/" text:style-name="Internet_20_link" text:visited-style-name="Visited_20_Internet_20_Link">
SAU PZH2000</text:a>
. Це дає можливість запустити до 5 мін зрізною траєкторією з одночасним влучанням по цілі. Автоматизована системаподачі мін забезпечує високу скорострільність — від 6 до 8 пострілів захвилину.</text:p>
      <text:p text:style-name="P4">
News Source: <text:a xlink:type="simple" xlink:href="https://armyinform.com.ua/2023/04/07/polski-samohidni-minomety-rak-yaki-nezabarom-otrymayut-zsu-znachno-tehnologichnishi-za-rosijski-analogy/" text:style-name="Internet_20_link" text:visited-style-name="Visited_20_Internet_20_Link">
https://armyinform.com.ua/2023/04/07/polski-samohidni-minomety-rak-yaki-nezabarom-otrymayut-zsu-znachno-tehnologichnishi-za-rosijski-analogy/</text:a>
</text:p>
      <!--NEWS-->
      <text:h text:style-name="P10" text:outline-level="1">
<text:span text:style-name="T4">
In Ukraine, the project of Eng4publicService is ongoing for free learning English for civil servants</text:span>
</text:h>
      <text:p text:style-name="P4">
Author: ['Євген Проворний']</text:p>
      <text:p text:style-name="P4">
Time: 2023-04-07T86:00:00-04:00</text:p>
      <text:p text:style-name="P4">
Description: The fiercely outstanding the All -Ukrainian Prochkt ENG4PULCSERVICE is of the non -paying vivchennya ... The war with Ukraine 2022, the war with Ukraine is the latest news today, the News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golovna-5-1.jpg" text:style-name="Internet_20_link" text:visited-style-name="Visited_20_Internet_20_Link">
golovna-5-1.jpg</text:a>
', '<text:a xlink:type="simple" xlink:href="https://armyinform.com.ua/wp-content/uploads/2023/04/divak.jpg" text:style-name="Internet_20_link" text:visited-style-name="Visited_20_Internet_20_Link">
divak.jpg</text:a>
', '<text:a xlink:type="simple" xlink:href="https://armyinform.com.ua/wp-content/uploads/2023/04/yanyshpilska.jpg" text:style-name="Internet_20_link" text:visited-style-name="Visited_20_Internet_20_Link">
yanyshpilska.jpg</text:a>
']</text:p>
      <text:p text:style-name="P4">
Tags: ['STOPRUSSIA', 'АГРЕСІЯ РФ', 'ВТОРГНЕННЯ РФ']</text:p>
      <text:p text:style-name="P4">
Category: News</text:p>
      <!--METADATA-->
      <text:p text:style-name="P4">
<draw:frame draw:style-name="fr1" draw:name="Image93" text:anchor-type="as-char" svg:width="6.9236in" svg:height="3.882986in" draw:z-index="0">
<draw:image xlink:href="../Images/AРМІЯINFORM/2023-04-07T86-00-00-04-00/golovna-5-1.jpg" xlink:type="simple" xlink:show="embed" xlink:actuate="onLoad" draw:mime-type="image/jpeg"/>
</draw:frame>
In February, the All -Ukrainian project of Eng4publicService began with the free study of English for civil servants at educational online platform._</text:p>
      <text:p text:style-name="P4">
<text:span text:style-name="T5">
Proect is organized by the National Agency of Ukraine for Civil Service(Overnight)Together with the EF Language Learning Solutions.</text:span>
 Eduse</text:p>
      <text:p text:style-name="P4">
<text:span text:style-name="T5">
Armiyinform decided to find out a little more about this project and how it was joined by the Ministry of Defense of Ukraine(MOU).</text:span>
</text:p>
      <text:p text:style-name="P4">
Вивчення англійської мови на платформі EF передбачає доступ до відповідногоресурсу з різних девайсів та самостійний вибір темпу навчання.</text:p>
      <text:p text:style-name="P4">
Навчальні модулі адаптовані під українські реалії й передбачають вивченняграматики, аудіювання, читання та тренування розмовних навичок.</text:p>
      <text:p text:style-name="P4">
Начальник відділу оцінювання та розвитку персоналу управління з питань роботиз держслужбовцями та керівниками державних підприємств Департаменту кадровоїполітики МОУ Вікторія Дівак розповіла, що нині на Порталі управління знаннямизареєстровано переважну більшість держслужбовців апарату Міністерства оборонита органів військового управління, підпорядкованих Міноборони, держслужбовцівГенерального штабу.</text:p>
      <text:p text:style-name="P4">
— Якщо брати у відсотковому значенні, то доступ до вивчення англійської мовими надали майже половині з тих, хто зареєструвався для навчання.</text:p>
      <text:p text:style-name="P4">
<draw:frame draw:style-name="fr1" draw:name="Image94" text:anchor-type="as-char" svg:width="6.9236in" svg:height="5.118699in" draw:z-index="0">
<draw:image xlink:href="../Images/AРМІЯINFORM/2023-04-07T86-00-00-04-00/divak.jpg" xlink:type="simple" xlink:show="embed" xlink:actuate="onLoad" draw:mime-type="image/jpeg"/>
</draw:frame>
Victoriavak</text:p>
      <text:p text:style-name="P4">
According to Victoria Divak, before the beginning of the educational process, a person needs to pass a half -hour test.</text:p>
      <ul>
        <li>
It is developed by EF Language Learning Solutions and has to determine the knowledge of a civil servant: from Elementary to Advanced. If a person has a level of ementary, then after his passage can go to a higher module. That is, if a person has time and opportunity, then it would pass, for example, from level A1 to C1. According to the reviews that I hear from people who have already joined the training, the course is interesting and useful for personal development, - said the representative of the Department of Personnel Policy.</li>
      </ul>
      <text:p text:style-name="P4">
According to the letter of NADS, the Department of Personnel Policy of the Ministry of Defense has determined a specialist who is currently performing the function of the administrator and provides accesso platform to civil servants who want to study English.Irina Yanyshpilsk, who is currently undergoing EF Languagelearning Solutions platform, said that civil servants have the opportunity to improve their English language knowledge even from the initial level.</text:p>
      <text:p text:style-name="P4">
<draw:frame draw:style-name="fr1" draw:name="Image95" text:anchor-type="as-char" svg:width="6.9236in" svg:height="6.256614in" draw:z-index="0">
<draw:image xlink:href="../Images/AРМІЯINFORM/2023-04-07T86-00-00-04-00/yanyshpilska.jpg" xlink:type="simple" xlink:show="embed" xlink:actuate="onLoad" draw:mime-type="image/jpeg"/>
</draw:frame>
Irina Yanishpil</text:p>
      <ul>
        <li>
The course is very convenient. Even in your spare time, you go to your personal account on your personal office on the knowledge management portal, you have passed modules, and you study. Accordingly, civil servants can study any corner of Ukraine. For example, I study at the average level of English in my spare time. The course itself is made interesting, informative and versatile.</li>
      </ul>
      <text:p text:style-name="P4">
As <text:a xlink:type="simple" xlink:href="https://nads.gov.ua/news/nads-dlia-publichnykh-sluzhbovtsiv-startuvav-vseukrainskyi-proiekt-eng4publicservice-z-vyvchennia-anhliiskoi-movy-na-osvitnii-onlain-platformi" text:style-name="Internet_20_link" text:visited-style-name="Visited_20_Internet_20_Link">
noted</text:a>
Natalia Alyushina, “Integration of Ukraine to the EU, needs our citizens to speak with European partner language. Our country is approaching the EU politically, legally taeconomically. Therefore, active Ukrainians, first of all, public employees who are a state of state, should "speak in English".</text:p>
      <text:p text:style-name="P4">
The English language learning program for public employees in the proseng4publicService is available to registered users of the Department of Management. Algorithm of registration for training - <text:a xlink:type="simple" xlink:href="https://nads.gov.ua/storage/app/sites/5/%D0%BF%D1%80%D0%BE%D1%84%D0%B5%D1%81%D1%96%D0%B9%D0%BD%D0%B5%20%D0%BD%D0%B0%D0%B2%D1%87%D0%B0%D0%BD%D0%BD%D1%8F/ef-instruktsiya-z-reestratsii-v3.pdf" text:style-name="Internet_20_link" text:visited-style-name="Visited_20_Internet_20_Link">
here.</text:a>
</text:p>
      <text:p text:style-name="P4">
News Source: <text:a xlink:type="simple" xlink:href="https://armyinform.com.ua/2023/04/07/v-ukrayini-tryvaye-proyekt-eng4publicservice-z-bezoplatnogo-vyvchennya-anglijskoyi-movy-dlya-derzhsluzhbovcziv/" text:style-name="Internet_20_link" text:visited-style-name="Visited_20_Internet_20_Link">
https://armyinform.com.ua/2023/04/07/v-ukrayini-tryvaye-proyekt-eng4publicservice-z-bezoplatnogo-vyvchennya-anglijskoyi-movy-dlya-derzhsluzhbovcziv/</text:a>
</text:p>
      <!--NEWS-->
      <text:h text:style-name="P10" text:outline-level="1">
<text:span text:style-name="T4">
Alexei Reznikov discussed the situation at the front with the Minister of Defense of Cyprus</text:span>
</text:h>
      <text:p text:style-name="P4">
Author: ['АРМІЯINFORM']</text:p>
      <text:p text:style-name="P4">
Time: 2023-04-07T87:00:00-04:00</text:p>
      <text:p text:style-name="P4">
Description: Mainstro defense of Ukraine Oleksiy Reznikov in Prozita to the responds of the KIPR in P'yatyatnity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002-1.jpg" text:style-name="Internet_20_link" text:visited-style-name="Visited_20_Internet_20_Link">
002-1.jpg</text:a>
', '<text:a xlink:type="simple" xlink:href="https://armyinform.com.ua/wp-content/uploads/2023/04/reznikov.jpeg" text:style-name="Internet_20_link" text:visited-style-name="Visited_20_Internet_20_Link">
reznikov.jpeg</text:a>
']</text:p>
      <text:p text:style-name="P4">
Tags: ['STOPRUSSIA', 'АГРЕСІЯ РФ', 'ВТОРГНЕННЯ РФ', 'МІНІСТР ОБОРОНИ УКРАЇНИ ОЛЕКСІЙ РЕЗНІКОВ']</text:p>
      <text:p text:style-name="P4">
Category: News</text:p>
      <!--METADATA-->
      <text:p text:style-name="P4">
<draw:frame draw:style-name="fr1" draw:name="Image96" text:anchor-type="as-char" svg:width="6.9236in" svg:height="4.615733in" draw:z-index="0">
<draw:image xlink:href="../Images/AРМІЯINFORM/2023-04-07T87-00-00-04-00/002-1.jpg" xlink:type="simple" xlink:show="embed" xlink:actuate="onLoad" draw:mime-type="image/jpeg"/>
</draw:frame>
Oleksireznikov. Photo: Dmitry Yurchenko / Armyinform</text:p>
      <text:p text:style-name="P4">
The Minister of Defense of Ukraine Oleksiy Reznikov during the visit to the Republic of Cyprus met with his colleague Michalis Georgallas.</text:p>
      <text:p text:style-name="P4">
The Minister of Defense of Ukraine <text:a xlink:type="simple" xlink:href="https://twitter.com/oleksiireznikov/status/1644352207817433092" text:style-name="Internet_20_link" text:visited-style-name="Visited_20_Internet_20_Link">
wrote</text:a>
у Twitter.</text:p>
      <text:p text:style-name="Quotations">

<text:p text:style-name="P4">
Visiting 🇨🇾  &gt;
  Had a great meeting with my colleague&gt;
 <text:a xlink:type="simple" xlink:href="https://twitter.com/GiorgallasM" text:style-name="Internet_20_link" text:visited-style-name="Visited_20_Internet_20_Link">
@GiorgallasM</text:a>
&gt;
  Provided an update on the situation on the battlefield.  &gt;
  Grateful to 🇨🇾 for its strong support of our territorial integrity,&gt;
 assistance in defense(trainings, incl. a course on de-mining)&amp;&gt;
 humanitarian spheres  &gt;
  🇺🇦🤝🇨🇾 <text:a xlink:type="simple" xlink:href="https://t.co/Vkbp6Iop5K" text:style-name="Internet_20_link" text:visited-style-name="Visited_20_Internet_20_Link">
pic.twitter.com/Vkbp6Iop5K</text:a>
&gt;
&gt;
 - Oleksiy Reznikov(@oleksireznikov)<text:a xlink:type="simple" xlink:href="https://twitter.com/oleksiireznikov/status/1644352207817433092" text:style-name="Internet_20_link" text:visited-style-name="Visited_20_Internet_20_Link">
April 7,&gt;
 2023</text:a>
Alexei Reznikov thanked the colleague for the firm support of Ukraine's territorial concern and assistance in the humanitarian sphere and defense, in particular the clogging course for mine.</text:p>

</text:p>
      <text:p text:style-name="P4">
<draw:frame draw:style-name="fr1" draw:name="Image97" text:anchor-type="as-char" svg:width="6.9236in" svg:height="6.9236in" draw:z-index="0">
<draw:image xlink:href="../Images/AРМІЯINFORM/2023-04-07T87-00-00-04-00/reznikov.jpeg" xlink:type="simple" xlink:show="embed" xlink:actuate="onLoad" draw:mime-type="image/jpeg"/>
</draw:frame>
“I visit the Republic of Cyprus. He had a wonderful meeting with my colleague Michalisomheorgallas. Provided up -to -date information about the situation on the battlefield. Grateful chip for decisive support of our territorial integrity, assistance to the Vobonoron(Training, incl. Demand course)But the humanitarian spheres, ”the post is in the post.</text:p>
      <text:p text:style-name="P4">
News Source: <text:a xlink:type="simple" xlink:href="https://armyinform.com.ua/2023/04/07/oleksij-reznikov-obgovoryv-sytuacziyu-na-fronti-na-zustrichi-z-ministrom-oborony-kipru/" text:style-name="Internet_20_link" text:visited-style-name="Visited_20_Internet_20_Link">
https://armyinform.com.ua/2023/04/07/oleksij-reznikov-obgovoryv-sytuacziyu-na-fronti-na-zustrichi-z-ministrom-oborony-kipru/</text:a>
</text:p>
      <!--NEWS-->
      <text:h text:style-name="P10" text:outline-level="1">
<text:span text:style-name="T4">
The strategy of forming a system of transition from military service to civil life has been approved</text:span>
</text:h>
      <text:p text:style-name="P4">
Author: ['АРМІЯINFORM']</text:p>
      <text:p text:style-name="P4">
Time: 2023-04-07T88:00:00-04:00</text:p>
      <text:p text:style-name="P4">
Description: The detachment has hardened the strategist of the formulation of the system for the transition of the VID VICHOKOVOSKOY to the civil ... War with Ukraine 2022, the war with Ukraine is the latest news today, the News War with Ukraine 2022 Last today, will there be a war between Ukraine and Russia and when, the war with Ukraine in 2022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thumb_202095_820_360_0_0_auto.jpg" text:style-name="Internet_20_link" text:visited-style-name="Visited_20_Internet_20_Link">
thumb_202095_820_360_0_0_auto.jpg</text:a>
']</text:p>
      <text:p text:style-name="P4">
Tags: ['STOPRUSSIA', 'АГРЕСІЯ РФ']</text:p>
      <text:p text:style-name="P4">
Category: News</text:p>
      <!--METADATA-->
      <text:p text:style-name="P4">
<draw:frame draw:style-name="fr1" draw:name="Image98" text:anchor-type="as-char" svg:width="6.9236in" svg:height="4.610104in" draw:z-index="0">
<draw:image xlink:href="../Images/AРМІЯINFORM/2023-04-07T88-00-00-04-00/thumb_202095_820_360_0_0_auto.jpg" xlink:type="simple" xlink:show="embed" xlink:actuate="onLoad" draw:mime-type="image/jpeg"/>
</draw:frame>
The Government has approved a strategy for the formation of a system of transition from the military service of pre -trial life for the period up to 2032, as well as a plan for assistance to veterans in adaptation for the next two years. This was reported by Prime Minister Shmigal.</text:p>
      <text:p text:style-name="P4">
"The strategy will create a clear algorithm and assistance system to Ukrainian veterans, to provide comfortable conditions for them from the first day of dispensing, to help with work or create their own business," the Government Head said.</text:p>
      <text:p text:style-name="P4">
According to the Prime Minister, four key strategic goals, process monitoring and organizational support have been identified. Denis Shmigal added that the strategy will be submitted to the NSDC.</text:p>
      <text:p text:style-name="P4">
<text:span text:style-name="T5">
Derelo: <text:a xlink:type="simple" xlink:href="https://www.kmu.gov.ua/news/denys-shmyhal-stratehiia-perekhodu-vid-viiskovoi-sluzhby-do-tsyvilnoho-zhyttia-dozvolyt-zabezpechyty-komfortni-umovy-dlia-veteraniv" text:style-name="Internet_20_link" text:visited-style-name="Visited_20_Internet_20_Link">
Government portal</text:a>
</text:span>
</text:p>
      <text:p text:style-name="P4">
News Source: <text:a xlink:type="simple" xlink:href="https://armyinform.com.ua/2023/04/07/zatverdzheno-strategiyu-formuvannya-systemy-perehodu-vid-vijskovoyi-sluzhby-do-czyvilnogo-zhyttya/" text:style-name="Internet_20_link" text:visited-style-name="Visited_20_Internet_20_Link">
https://armyinform.com.ua/2023/04/07/zatverdzheno-strategiyu-formuvannya-systemy-perehodu-vid-vijskovoyi-sluzhby-do-czyvilnogo-zhyttya/</text:a>
</text:p>
      <!--NEWS-->
      <text:h text:style-name="P10" text:outline-level="1">
<text:span text:style-name="T4">
In the capital there was a meeting of Volunteer Denis Artyukhov</text:span>
</text:h>
      <text:p text:style-name="P4">
Author: ['Володимир Загребельний']</text:p>
      <text:p text:style-name="P4">
Time: 2023-04-07T89:00:00-04:00</text:p>
      <text:p text:style-name="P4">
Description: The spaces of the Vistank “Ukrainian - Rosp'atty” by the National Museum of the Museum of Isolyan by friend ... War with Ukraine 2022, war with Ukraine Latest news today, News War with Ukraine 2022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golovna-6-1.jpg" text:style-name="Internet_20_link" text:visited-style-name="Visited_20_Internet_20_Link">
golovna-6-1.jpg</text:a>
', '<text:a xlink:type="simple" xlink:href="https://armyinform.com.ua/wp-content/uploads/2023/04/zustrich-pamyati-001-150x150.jpg" text:style-name="Internet_20_link" text:visited-style-name="Visited_20_Internet_20_Link">
zustrich-pamyati-001-150x150.jpg</text:a>
', '<text:a xlink:type="simple" xlink:href="https://armyinform.com.ua/wp-content/uploads/2023/04/zustrich-pamyati-002-150x150.jpg" text:style-name="Internet_20_link" text:visited-style-name="Visited_20_Internet_20_Link">
zustrich-pamyati-002-150x150.jpg</text:a>
', '<text:a xlink:type="simple" xlink:href="https://armyinform.com.ua/wp-content/uploads/2023/04/zustrich-pamyati-004-150x150.jpg" text:style-name="Internet_20_link" text:visited-style-name="Visited_20_Internet_20_Link">
zustrich-pamyati-004-150x150.jpg</text:a>
', '<text:a xlink:type="simple" xlink:href="https://armyinform.com.ua/wp-content/uploads/2023/04/zustrich-pamyati-006-150x150.jpg" text:style-name="Internet_20_link" text:visited-style-name="Visited_20_Internet_20_Link">
zustrich-pamyati-006-150x150.jpg</text:a>
', '<text:a xlink:type="simple" xlink:href="https://armyinform.com.ua/wp-content/uploads/2023/04/zustrich-pamyati-007-150x150.jpg" text:style-name="Internet_20_link" text:visited-style-name="Visited_20_Internet_20_Link">
zustrich-pamyati-007-150x150.jpg</text:a>
', '<text:a xlink:type="simple" xlink:href="https://armyinform.com.ua/wp-content/uploads/2022/12/volodymyr-zagrebelnyj-2.jpg" text:style-name="Internet_20_link" text:visited-style-name="Visited_20_Internet_20_Link">
volodymyr-zagrebelnyj-2.jpg</text:a>
']</text:p>
      <text:p text:style-name="P4">
Tags: ['STOPRUSSIA', 'АГРЕСІЯ РФ', 'ВІЙНА', 'ВТОРГНЕННЯ РФ', 'ЗУСТРІЧ']</text:p>
      <text:p text:style-name="P4">
Category: News</text:p>
      <!--METADATA-->
      <text:p text:style-name="P4">
<draw:frame draw:style-name="fr1" draw:name="Image99" text:anchor-type="as-char" svg:width="6.9236in" svg:height="4.615733in" draw:z-index="0">
<draw:image xlink:href="../Images/AРМІЯINFORM/2023-04-07T89-00-00-04-00/golovna-6-1.jpg" xlink:type="simple" xlink:show="embed" xlink:actuate="onLoad" draw:mime-type="image/jpeg"/>
</draw:frame>
In the space of the exhibition "Ukraine - Crucifixion" of the National Museum of History of Ukraine in the Second World War, the memory of Denis Artyukhov took place, at the pseudo "Dan", a senior soldier of a separate mechanized brigade named after Prince Vladimramyamoomach of the Armed Forces of Ukraine, who died on April 7, 2022.</text:p>
      <text:p text:style-name="P4">
Denis was born in Donetsk region in Gorlovka. He graduated from Gorlov's Higher Professional College No. 37. In a peaceful life he loved to meet with friends Taribal. From 2015 to the last breath, he defended his native land by the Uvations of the Armed Forces of Ukraine.</text:p>
      <text:p text:style-name="P4">
The brothers knew his position: he became a volunteer to return to his dear. He was condemned to the countrymen who succumbed to Russian propaganda. His last post on Facebook is Goldda's quote Meir: "There is no way about peace with those who came to kill you."</text:p>
      <text:p text:style-name="P4">
<text:a xlink:type="simple" xlink:href="https://armyinform.com.ua/wp-content/uploads/2023/04/zustrich-pamyati-001.jpg" text:style-name="Internet_20_link" text:visited-style-name="Visited_20_Internet_20_Link">
!(Images/AРМІЯINFORM/2023-04-07T89-00-00-04-00/zustrich-pamyati-001-150x150.jpg)</text:a>
</text:p>
      <text:p text:style-name="P4">
<text:a xlink:type="simple" xlink:href="https://armyinform.com.ua/wp-content/uploads/2023/04/zustrich-pamyati-002.jpg" text:style-name="Internet_20_link" text:visited-style-name="Visited_20_Internet_20_Link">
<draw:frame draw:style-name="fr1" draw:name="Image100" text:anchor-type="as-char" svg:width="6.9236in" svg:height="6.9236in" draw:z-index="0">
<draw:image xlink:href="../Images/AРМІЯINFORM/2023-04-07T89-00-00-04-00/zustrich-pamyati-002-150x150.jpg" xlink:type="simple" xlink:show="embed" xlink:actuate="onLoad" draw:mime-type="image/jpeg"/>
</draw:frame>
</text:a>
Denis loved to visit the Museum of War, including the Ukrainian East Exhibition Project. This became a decisive factor for the family to pass on his personal life a lifelong storage to the museum.</text:p>
      <text:p text:style-name="P4">
Read also:</text:p>
      <text:p text:style-name="P4">
.(https://armyinform.com.ua/2023/03/14/u-kyyevi-vidbulasya-zustrich-pamyati-dobrovolczya-artema-sohanya/)"I am very grateful to the museum who agreed to perpetuate the memory of the Mombrat. This museum is a landmark for our family. Denis from the opening of the exposition of a lane in eastern Ukraine often came here and looked at the exhibits for a long time. For a long time he stopped at the locations. And always went upset. And from today, the museum's recipients have the opportunity to look at his things, and the museum workers will talk about him, ”Alla Borovy said, sister Denisaaratyukhov.</text:p>
      <text:p text:style-name="P4">
<text:a xlink:type="simple" xlink:href="https://armyinform.com.ua/wp-content/uploads/2023/04/zustrich-pamyati-004.jpg" text:style-name="Internet_20_link" text:visited-style-name="Visited_20_Internet_20_Link">
!(Images/AРМІЯINFORM/2023-04-07T89-00-00-04-00/zustrich-pamyati-004-150x150.jpg)</text:a>
</text:p>
      <text:p text:style-name="P4">
<text:a xlink:type="simple" xlink:href="https://armyinform.com.ua/wp-content/uploads/2023/04/zustrich-pamyati-006.jpg" text:style-name="Internet_20_link" text:visited-style-name="Visited_20_Internet_20_Link">
<draw:frame draw:style-name="fr1" draw:name="Image101" text:anchor-type="as-char" svg:width="6.9236in" svg:height="6.9236in" draw:z-index="0">
<draw:image xlink:href="../Images/AРМІЯINFORM/2023-04-07T89-00-00-04-00/zustrich-pamyati-006-150x150.jpg" xlink:type="simple" xlink:show="embed" xlink:actuate="onLoad" draw:mime-type="image/jpeg"/>
</draw:frame>
</text:a>
</text:p>
      <text:p text:style-name="P4">
Reference: for personal courage and dedication actions revealed in the protection of state sovereignty and territorial integrity of Ukraine, loyalty to the oath of the President of Ukraine <text:a xlink:type="simple" xlink:href="https://armyinform.com.ua/2022/05/13/ukazom-prezydenta-derzhavnymy-nagorodamy-vidznacheni-269-vijskovosluzhbovcziv-zs-ukrayiny-14-z-nyh-posmertno/" text:style-name="Internet_20_link" text:visited-style-name="Visited_20_Internet_20_Link">
awarded</text:a>
Senior Soldier Artyukhov Denis Vladimirovich Meedal "For Military Service of Ukraine".</text:p>
      <text:p text:style-name="P4">
Senior soldier Artyukhov Denis Vladimirovich accepted the last battle on April 7, 2022 near the village of Pavlovka of Volnovakha district in his native Donetsk region.</text:p>
      <text:p text:style-name="P4">
<text:span text:style-name="T5">
Opto authors</text:span>
</text:p>
      <text:p text:style-name="P4">
<draw:frame draw:style-name="fr1" draw:name="Image102" text:anchor-type="as-char" svg:width="6.9236in" svg:height="6.9236in" draw:z-index="0">
<draw:image xlink:href="../Images/AРМІЯINFORM/2023-04-07T89-00-00-04-00/volodymyr-zagrebelnyj-2.jpg" xlink:type="simple" xlink:show="embed" xlink:actuate="onLoad" draw:mime-type="image/jpeg"/>
</draw:frame>
<text:a xlink:type="simple" xlink:href="https://armyinform.com.ua/army-authors/volodymyr-zagrebelnyj/" text:style-name="Internet_20_link" text:visited-style-name="Visited_20_Internet_20_Link">
Vladimir Zagrebelny</text:a>
Armyinform correspondent</text:p>
      <text:p text:style-name="P4">
News Source: <text:a xlink:type="simple" xlink:href="https://armyinform.com.ua/2023/04/07/u-stolyczi-vidbulasya-zustrich-pamyati-dobrovolczya-denysa-artyuhova/" text:style-name="Internet_20_link" text:visited-style-name="Visited_20_Internet_20_Link">
https://armyinform.com.ua/2023/04/07/u-stolyczi-vidbulasya-zustrich-pamyati-dobrovolczya-denysa-artyuhova/</text:a>
</text:p>
      <!--NEWS-->
      <text:h text:style-name="P10" text:outline-level="1">
<text:span text:style-name="T4">
Reported suspicion of the former "political scientist" Medvedchuk, who is hiding in Crimea</text:span>
</text:h>
      <text:p text:style-name="P4">
Author: ['АРМІЯINFORM']</text:p>
      <text:p text:style-name="P4">
Time: 2023-04-07T90:00:00-04:00</text:p>
      <text:p text:style-name="P4">
Description: Service of the Bezpeki Zibral Docasova Base on the Proznoe “Polihtologist” Oleksandr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00acd8ca75268f170abc0343caffc3db0eeb62b1.jpg" text:style-name="Internet_20_link" text:visited-style-name="Visited_20_Internet_20_Link">
00acd8ca75268f170abc0343caffc3db0eeb62b1.jpg</text:a>
']</text:p>
      <text:p text:style-name="P4">
Tags: ['STOPRUSSIA', 'АГРЕСІЯ РФ', 'СБУ']</text:p>
      <text:p text:style-name="P4">
Category: News</text:p>
      <!--METADATA-->
      <text:p text:style-name="P4">
<draw:frame draw:style-name="fr1" draw:name="Image103" text:anchor-type="as-char" svg:width="6.9236in" svg:height="4.473711in" draw:z-index="0">
<draw:image xlink:href="../Images/AРМІЯINFORM/2023-04-07T90-00-00-04-00/00acd8ca75268f170abc0343caffc3db0eeb62b1.jpg" xlink:type="simple" xlink:show="embed" xlink:actuate="onLoad" draw:mime-type="image/jpeg"/>
</draw:frame>
The Security Service has assembled a evidence base at the Prokremlivsky Politician Alexander Lazarev, who assists the aggressor in the war against Ukraine.</text:p>
      <text:p text:style-name="P4">
The person involved before the start of a full -scale invasion was part of a pool of public pseudo experts who worked for Medvedchuk, Murayev and Sharia.</text:p>
      <text:p text:style-name="P4">
Lazarev himself was directly engaged in "unbuttoning" of media images of the Khreml's associates and helped them in promoting enemy narratives in information space.</text:p>
      <text:p text:style-name="P4">
For this purpose he was a frequent "guest" on the airfare of the sub -channels "Our", "ZIK", "NewsOne", "112" and "Russia today".</text:p>
      <text:p text:style-name="P4">
In his comments, he repeatedly justified Moscow's aggressive policies in the East of Ukraine by the Civil War.</text:p>
      <text:p text:style-name="P4">
However, after February 24 last year, Lazarev hidden abroad.</text:p>
      <text:p text:style-name="P4">
Subsequently, he arrived in the occupied Crimea and joined Aksyonov's closest point, which helps in holding hostile information campaign.</text:p>
      <text:p text:style-name="P4">
On the basis of the evidence collected, investigators of the security services informed the defendant in the treason, as well as violations of equality of citizens depending on their racial, national, regional affiliation, religious beliefs, disability and other grounds.</text:p>
      <text:p text:style-name="P4">
Complex measures are ongoing to hold it.</text:p>
      <text:p text:style-name="P4">
The investigation was conducted under the procedural guidance of the Kyiv Regional Prosecutor's Office.</text:p>
      <text:p text:style-name="P4">
<text:span text:style-name="T5">
Wherelo: <text:a xlink:type="simple" xlink:href="https://ssu.gov.ua/novyny/sbu-povidomyla-pro-pidozru-politolohu-medvedchuka-yakyi-perekhovuietsia-u-krymu" text:style-name="Internet_20_link" text:visited-style-name="Visited_20_Internet_20_Link">
SBU</text:a>
</text:span>
</text:p>
      <text:p text:style-name="P4">
News Source: <text:a xlink:type="simple" xlink:href="https://armyinform.com.ua/2023/04/07/povidomleno-pro-pidozru-kolyshnomu-politologu-medvedchuka-yakyj-perehovuyetsya-u-krymu/" text:style-name="Internet_20_link" text:visited-style-name="Visited_20_Internet_20_Link">
https://armyinform.com.ua/2023/04/07/povidomleno-pro-pidozru-kolyshnomu-politologu-medvedchuka-yakyj-perehovuyetsya-u-krymu/</text:a>
</text:p>
      <!--NEWS-->
      <text:h text:style-name="P10" text:outline-level="1">
<text:span text:style-name="T4">
The war rejected us 16 years ago in the context of welfare of citizens - the Ministry of Social Policy</text:span>
</text:h>
      <text:p text:style-name="P4">
Author: ['Леся Медведенко']</text:p>
      <text:p text:style-name="P4">
Time: 2023-04-07T91:00:00-04:00</text:p>
      <text:p text:style-name="P4">
Description: About Tse of Rospovil PD Hour of Dischants on the topic “Zmin of demographic situations in the region: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foto-1.jpeg" text:style-name="Internet_20_link" text:visited-style-name="Visited_20_Internet_20_Link">
foto-1.jpeg</text:a>
', '<text:a xlink:type="simple" xlink:href="https://armyinform.com.ua/wp-content/uploads/2023/04/foto-2-3.jpg" text:style-name="Internet_20_link" text:visited-style-name="Visited_20_Internet_20_Link">
foto-2-3.jpg</text:a>
', '<text:a xlink:type="simple" xlink:href="https://armyinform.com.ua/wp-content/uploads/2023/04/foto-3-2-1-e1680888448329.jpg" text:style-name="Internet_20_link" text:visited-style-name="Visited_20_Internet_20_Link">
foto-3-2-1-e1680888448329.jpg</text:a>
']</text:p>
      <text:p text:style-name="P4">
Tags: ['STOPRUSSIA', 'АГРЕСІЯ РФ', 'ВТОРГНЕННЯ РФ', 'СОЦЗАХИСТ', 'СОЦІАЛЬНИЙ ЗАХИСТ']</text:p>
      <text:p text:style-name="P4">
Category: News</text:p>
      <!--METADATA-->
      <text:p text:style-name="P4">
<draw:frame draw:style-name="fr1" draw:name="Image104" text:anchor-type="as-char" svg:width="6.9236in" svg:height="4.615733in" draw:z-index="0">
<draw:image xlink:href="../Images/AРМІЯINFORM/2023-04-07T91-00-00-04-00/foto-1.jpeg" xlink:type="simple" xlink:show="embed" xlink:actuate="onLoad" draw:mime-type="image/jpeg"/>
</draw:frame>
She told this during <text:a xlink:type="simple" xlink:href="https://www.facebook.com/photo/" text:style-name="Internet_20_link" text:visited-style-name="Visited_20_Internet_20_Link">
discussion</text:a>
On the topic "Changing the demographic situation in the country: forecasts and challenges for the state", the First Deputy Minister of Social Policy of Ukraine Darius Marchak. The participants of the event discussed the challenges of the demographic crisis caused by the war of the cross -spheres of the life of Ukrainians.</text:p>
      <text:p text:style-name="P4">
The demographic crisis has a significant impact on the social sphere. The first challenge is the outreach of Ukrainian citizens abroad. Due to the decrease in the number of people in the country, the number of taxpayers is reduced. For example, the number of those who work that pay the ESA(Without the military), decreased by 25 %.</text:p>
      <text:p text:style-name="P4">
At the same time, there is a large -scale internal migration, which is the second call of the demographic crisis. 4.8 million internally displaced persons have already been registered.</text:p>
      <ul>
        <li>
I emphasize that not all IDPs are recorded, and this is a separate problem. About 1.1 million citizens have been replaced from the landing, that is, the reconciliation moved from the ORDLO territory, and after a large-scale invasion of the overcomes again. More than 1 million IDPs are children. A total of 3.5 million - passed since February 24, 2022, and 4.8 million, taking into account IDPs since 2014, ”Dariya Marchak reported.</li>
      </ul>
      <text:p text:style-name="P4">
<draw:frame draw:style-name="fr1" draw:name="Image105" text:anchor-type="as-char" svg:width="6.9236in" svg:height="4.615733in" draw:z-index="0">
<draw:image xlink:href="../Images/AРМІЯINFORM/2023-04-07T91-00-00-04-00/foto-2-3.jpg" xlink:type="simple" xlink:show="embed" xlink:actuate="onLoad" draw:mime-type="image/jpeg"/>
</draw:frame>
Much IDPs will not be able to return home. According to the World Bank, the damage and losses caused by war, nearly half a million units of housing in Ukraine have been completely destroyed, almost a million units of housing have been damaged. Social support of such citizens occurs through a payout program(2000 UAH of the registered IDP and 3000 UAH per child).</text:p>
      <text:p text:style-name="P4">
— Крім того, відбувається тиск на спроможність системи соціального захистунадавати необхідний обсяг послуг у всіх громадах, куди переїжджають такі люди.Оскільки необхідні додаткові місця в дитячих садках, школах, закладах охорониздоров’я, виникає додаткове навантаження на соціальних працівників, і ми неможемо спрогнозувати станом на сьогодні, який обсяг інфраструктури потрібно вдовгостроковій перспективі будувати в цих громадах. Не відомо, скільки з ВПОповернуться додому, а скільки назавжди залишаться в цій громаді, — пояснилаперший заступник міністра соціальної політики України.</text:p>
      <text:p text:style-name="P4">
<draw:frame draw:style-name="fr1" draw:name="Image106" text:anchor-type="as-char" svg:width="6.9236in" svg:height="7.812441in" draw:z-index="0">
<draw:image xlink:href="../Images/AРМІЯINFORM/2023-04-07T91-00-00-04-00/foto-3-2-1-e1680888448329.jpg" xlink:type="simple" xlink:show="embed" xlink:actuate="onLoad" draw:mime-type="image/jpeg"/>
</draw:frame>
The third significant challenge is the increase in the number of citizens who are poverty.Another line of negative impact of demographic changes on the social protection system is the rapid disability of society. According to the Pension Fund system, which registers the payments of disability pensions, during 2022, 13 thousand people began to receive a disability pension.</text:p>
      <ul>
        <li>
We do not have a complete picture in this area, but we understand that the numbers are large -scale. This is a big systemic risk for the country, because if you do not quickly help these citizens, we get a potentially new cohort - Vladory Mchak.</li>
      </ul>
      <text:p text:style-name="P4">
The next systemic negative impact of the war is an increase in the number of children who have been lost by one or both parents. At the same time, according to the officials, there is a sharp suspension of the pace of deinstitutionalization of the system of institutions. However, the priority of social policy remains to provide children in families, including the development of family -type orphanages. Was greatly disturbed this trend, and this is an additional risk, which depends on how much this child will grow, how socialized it will be, or will have good education and subsequently its own sources of income. .</text:p>
      <text:p text:style-name="P4">
*!</text:p>
      <ul>
        <li>
Reduction of the number of citizens working(According to the World Bank, 19 % of those who have left the country are not planned to return home); * 2 million citizens were forcibly deported to the aggressor country, and there is also a risk that they would not be able to return home; * 1.5 million jobs can be completely lost; * Increasing the number of those entitled to early retirement.</li>
      </ul>
      <text:p text:style-name="P4">
<text:span text:style-name="T4">
 At the same time, the number of persons who will be entitled to permanent payments from the state and early retirement will increase: </text:span>
</text:p>
      <ul>
        <li>
Persons who have lost a breadwinner * persons who have received a disability * all who have UBD status(will retire at the age of 50-55).</li>
      </ul>
      <text:p text:style-name="P4">
У зв’язку з цим серед пріоритетів соціальної підтримки Дарія Марчак назваланадання соціальних послуг. Це означає, що кожна людина, яка потребуєпідтримки, має знати телефон або місцеперебування кейс-менеджера, якийпідкаже, як розв’язати проблему.</text:p>
      <text:p text:style-name="P4">
<text:span text:style-name="T5">
Foto Yuri Veres</text:span>
</text:p>
      <text:p text:style-name="P4">
News Source: <text:a xlink:type="simple" xlink:href="https://armyinform.com.ua/2023/04/07/vijna-vidkynula-nas-na-16-rokiv-nazad-u-konteksti-dobrobutu-gromadyan-minsoczpolityky/" text:style-name="Internet_20_link" text:visited-style-name="Visited_20_Internet_20_Link">
https://armyinform.com.ua/2023/04/07/vijna-vidkynula-nas-na-16-rokiv-nazad-u-konteksti-dobrobutu-gromadyan-minsoczpolityky/</text:a>
</text:p>
      <!--NEWS-->
      <text:h text:style-name="P10" text:outline-level="1">
<text:span text:style-name="T4">
Many Russians fake diseases of illness so you don't go back to the front - intercepting GUR</text:span>
</text:h>
      <text:p text:style-name="P4">
Author: ['АРМІЯINFORM']</text:p>
      <text:p text:style-name="P4">
Time: 2023-04-07T92:00:00-04:00</text:p>
      <text:p text:style-name="P4">
Description: VIISKOVY RF ROZPOVIV KOLZI about Kradiyzhi Serediysikovikh, Vidsutniy Vid Starts I ... War with Ukraine 2022, War with Ukraine Latest News Today, News War with Ukraine 2022 are the last for today, will there be a war between Ukraine and Russia and when, the war with Ukraine in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e83dd9f-2872f5f0f83457327eeef050da99eb55.jpg" text:style-name="Internet_20_link" text:visited-style-name="Visited_20_Internet_20_Link">
5e83dd9f-2872f5f0f83457327eeef050da99eb55.jpg</text:a>
']</text:p>
      <text:p text:style-name="P4">
Tags: ['STOPRUSSIA', 'АГРЕСІЯ РФ', 'ГУР МО УКРАЇНИ', 'ДУТА ВЕЛИЧ РОСАРМІЇ']</text:p>
      <text:p text:style-name="P4">
Category: News</text:p>
      <!--METADATA-->
      <text:p text:style-name="P4">
<draw:frame draw:style-name="fr1" draw:name="Image107" text:anchor-type="as-char" svg:width="6.9236in" svg:height="4.32725in" draw:z-index="0">
<draw:image xlink:href="../Images/AРМІЯINFORM/2023-04-07T92-00-00-04-00/5e83dd9f-2872f5f0f83457327eeef050da99eb55.jpg" xlink:type="simple" xlink:show="embed" xlink:actuate="onLoad" draw:mime-type="image/jpeg"/>
</draw:frame>
Illustrative photo</text:p>
      <text:p text:style-name="P4">
The military told the colleague about the theft among the military, the lack of receipts and salaries. They are shocked and say they will soon walk everywhere in Zuzima with their own things. The occupier also tells about a mess in a tent, where everyone is indifferent.</text:p>
      <text:p text:style-name="P4">
<text:span text:style-name="T5">
Derello: <text:a xlink:type="simple" xlink:href="https://t.me/DIUkraine/2180" text:style-name="Internet_20_link" text:visited-style-name="Visited_20_Internet_20_Link">
GUR MOU</text:a>
</text:span>
</text:p>
      <text:p text:style-name="P4">
News Source: <text:a xlink:type="simple" xlink:href="https://armyinform.com.ua/2023/04/07/bagato-rosiyan-pidroblyayut-dovidky-pro-hvoroby-shhob-ne-povertatysya-na-front-perehoplennya-gur/" text:style-name="Internet_20_link" text:visited-style-name="Visited_20_Internet_20_Link">
https://armyinform.com.ua/2023/04/07/bagato-rosiyan-pidroblyayut-dovidky-pro-hvoroby-shhob-ne-povertatysya-na-front-perehoplennya-gur/</text:a>
</text:p>
      <!--NEWS-->
      <text:h text:style-name="P10" text:outline-level="1">
<text:span text:style-name="T4">
International organizations will assist search teams</text:span>
</text:h>
      <text:p text:style-name="P4">
Author: ['АРМІЯINFORM']</text:p>
      <text:p text:style-name="P4">
Time: 2023-04-07T93:00:00-04:00</text:p>
      <text:p text:style-name="P4">
Description: We intertwined the PID hour of the Zustychiyv of the people's people ... The war with Ukraine 2022, the war with Ukraine is the latest news today, the war with Ukraine 2022 is the last ones today, will there be a war between Ukraine and Russia and when the war with Ukraine will be in 2022 in 2022 Or not, will there be a war with Ukraine in the near future, they say, the war with Ukraine, Ukraine’s news today, Ukrainian news in Ukrainian media in Russian</text:p>
      <text:p text:style-name="P4">
Images: ['<text:a xlink:type="simple" xlink:href="https://armyinform.com.ua/wp-content/uploads/2023/04/d45a055896b7227a0856879da86b26c9.jpg" text:style-name="Internet_20_link" text:visited-style-name="Visited_20_Internet_20_Link">
d45a055896b7227a0856879da86b26c9.jpg</text:a>
']</text:p>
      <text:p text:style-name="P4">
Tags: ['STOPRUSSIA', 'АГРЕСІЯ РФ', 'СВІТ ПІДТРИМУЄ УКРАЇНУ']</text:p>
      <text:p text:style-name="P4">
Category: News</text:p>
      <!--METADATA-->
      <text:p text:style-name="P4">
<draw:frame draw:style-name="fr1" draw:name="Image108" text:anchor-type="as-char" svg:width="6.9236in" svg:height="3.4618in" draw:z-index="0">
<draw:image xlink:href="../Images/AРМІЯINFORM/2023-04-07T93-00-00-04-00/d45a055896b7227a0856879da86b26c9.jpg" xlink:type="simple" xlink:show="embed" xlink:actuate="onLoad" draw:mime-type="image/jpeg"/>
</draw:frame>
Illustrative photo</text:p>
      <text:p text:style-name="P4">
The relevant direction of interaction was discussed during a meeting of the Soons of Liberty International and Legenda Tnt &amp; Military Archaeology with the missing missing from Oleg Kotenko.</text:p>
      <text:p text:style-name="P4">
During the meeting, the management of international organizations reported readiness to conduct awareness of explosive subjects(GNP)Executives of the search teams of the Ministry of reintegration. And also - to organize their supersonation to locations of likely burials of missing persons in conditions of increased danger.</text:p>
      <text:p text:style-name="P4">
These measures will help reduce the risk of lesions of such commands and unobtrusive ammunition.</text:p>
      <text:p text:style-name="P4">
As a result of the meeting, representatives of international organizations transferred an unmanned aviation complex to the missing person from the missing. The equipment will help the search teams of the Ministry to carry out preventive inspection of places of probable burial and to identify GNP on the ground of such locations.</text:p>
      <text:p text:style-name="P4">
<text:span text:style-name="T5">
Derelo: <text:a xlink:type="simple" xlink:href="https://www.kmu.gov.ua/news/mizhnarodni-orhanizatsii-dopomahatymut-poshukovym-komandam-minreintehratsii" text:style-name="Internet_20_link" text:visited-style-name="Visited_20_Internet_20_Link">
Government portal</text:a>
</text:span>
</text:p>
      <text:p text:style-name="P4">
News Source: <text:a xlink:type="simple" xlink:href="https://armyinform.com.ua/2023/04/07/mizhnarodni-organizacziyi-dopomagatymut-poshukovym-komandam-minreintegracziyi/" text:style-name="Internet_20_link" text:visited-style-name="Visited_20_Internet_20_Link">
https://armyinform.com.ua/2023/04/07/mizhnarodni-organizacziyi-dopomagatymut-poshukovym-komandam-minreintegracziyi/</text:a>
</text:p>
      <!--NEWS-->
      <text:h text:style-name="P10" text:outline-level="1">
<text:span text:style-name="T4">
The Government has approved a state policy strategy for internal movement for the period up to 2025</text:span>
</text:h>
      <text:p text:style-name="P4">
Author: ['АРМІЯINFORM']</text:p>
      <text:p text:style-name="P4">
Time: 2023-04-07T94:00:00-04:00</text:p>
      <text:p text:style-name="P4">
Description: Syogodnі Kabmin Slotting the strategic of the Holden Poliytiks of the Into the Interders' Message o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1645021971_613x321_2_0_nw.jpeg" text:style-name="Internet_20_link" text:visited-style-name="Visited_20_Internet_20_Link">
1645021971_613x321_2_0_nw.jpeg</text:a>
']</text:p>
      <text:p text:style-name="P4">
Tags: ['STOPRUSSIA', 'ВТОРГНЕННЯ РФ', 'МІНРЕІНТЕГРАЦІЇ']</text:p>
      <text:p text:style-name="P4">
Category: News</text:p>
      <!--METADATA-->
      <text:p text:style-name="P4">
<draw:frame draw:style-name="fr1" draw:name="Image109" text:anchor-type="as-char" svg:width="6.9236in" svg:height="3.625572in" draw:z-index="0">
<draw:image xlink:href="../Images/AРМІЯINFORM/2023-04-07T94-00-00-04-00/1645021971_613x321_2_0_nw.jpeg" xlink:type="simple" xlink:show="embed" xlink:actuate="onLoad" draw:mime-type="image/jpeg"/>
</draw:frame>
Illustrative photo</text:p>
      <text:p text:style-name="P4">
Today, the Cabinet has approved a state policy strategy on internal disperse for the period up to 2025. The appropriate operating plan for 2023-2025 was also approved.</text:p>
      <text:p text:style-name="P4">
The document was developed by the Ministry of Reintegration with the support of the Council of Europe. Experts of international and non -governmental organizations, which are in charge of the protection of the rights of internally displaced persons, also joined it.</text:p>
      <text:p text:style-name="P4">
The adoption of a new strategy is the response of the state to the challenges of the massive population of the population caused by full -scale aggression of the Russian Federation. It provides for the state support of IDPs at all stages - from evacuation, in the process of social adaptation in a new place to the time of return to the place of permanent residence.</text:p>
      <text:p text:style-name="P4">
Thus, the state will focus on 5 strategic purposes: 1 . Response of the state to the challenges of internal movement. 2 . The safe evacuation of citizens from dangerous areas and meeting their humanitarian needs. 3 . IDP adaptation at a new place of residence. 4 . Integration and development of IDPs in host territorial communities. 5 . Support for a safe return to an abandoned residence of a tareintegration.</text:p>
      <text:p text:style-name="P4">
"State internal movement policy should be comprehensive. The focus of attention should focus on adaptations and further integration internally displaced persons in host communities. These are access to educational services, employment, and support for self -employment. An important component of being professional psychological assistance. I thank the Council of Europe and the public organizations that have joined the strategy development. From now on, we have a clear way to respond to the challenges of internal movement, ”-said Irina Vereshchuk stressed.</text:p>
      <text:p text:style-name="P4">
<text:span text:style-name="T5">
Derello: <text:a xlink:type="simple" xlink:href="https://minre.gov.ua/2023/04/07/uryad-shvalyv-strategiyu-derzhavnoyi-polityky-shhodo-vnutrishnogo-peremishhennya-na-period-do-2025-roku/" text:style-name="Internet_20_link" text:visited-style-name="Visited_20_Internet_20_Link">
Ministry of Reintegration</text:a>
</text:span>
</text:p>
      <text:p text:style-name="P4">
News Source: <text:a xlink:type="simple" xlink:href="https://armyinform.com.ua/2023/04/07/uryad-shvalyv-strategiyu-derzhavnoyi-polityky-shhodo-vnutrishnogo-peremishhennya-na-period-do-2025-roku/" text:style-name="Internet_20_link" text:visited-style-name="Visited_20_Internet_20_Link">
https://armyinform.com.ua/2023/04/07/uryad-shvalyv-strategiyu-derzhavnoyi-polityky-shhodo-vnutrishnogo-peremishhennya-na-period-do-2025-roku/</text:a>
</text:p>
      <!--NEWS-->
      <text:h text:style-name="P10" text:outline-level="1">
<text:span text:style-name="T4">
Russia's attempt to put Ukraine in slave conditions began with the occupation of Crimea – Volodymyr Zelenskyy</text:span>
</text:h>
      <text:p text:style-name="P4">
Author: ['АРМІЯINFORM']</text:p>
      <text:p text:style-name="P4">
Time: 2023-04-07T95:00:00-04:00</text:p>
      <text:p text:style-name="P4">
Description: It’s not forgotten, the sama of the Ukrainiansky crimson, the male represi from Crim Harding to Freedom ... The war with Ukraine 2022, the war with Ukraine is the latest news today, the News War with Ukraine 2022 is the last to today, whether there will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bez-imeni-1.png" text:style-name="Internet_20_link" text:visited-style-name="Visited_20_Internet_20_Link">
bez-imeni-1.png</text:a>
', '<text:a xlink:type="simple" xlink:href="https://armyinform.com.ua/wp-content/uploads/2023/04/84b3b9c1c87f9ecefde0699626f1346a_1680897263_extra_large-150x150.jpeg" text:style-name="Internet_20_link" text:visited-style-name="Visited_20_Internet_20_Link">
84b3b9c1c87f9ecefde0699626f1346a_1680897263_extra_large-150x150.jpeg</text:a>
', '<text:a xlink:type="simple" xlink:href="https://armyinform.com.ua/wp-content/uploads/2023/04/2f0e9d33c82cc960a6cae6a3ed909604_1680897244_extra_large-150x150.jpeg" text:style-name="Internet_20_link" text:visited-style-name="Visited_20_Internet_20_Link">
2f0e9d33c82cc960a6cae6a3ed909604_1680897244_extra_large-150x150.jpeg</text:a>
', '<text:a xlink:type="simple" xlink:href="https://armyinform.com.ua/wp-content/uploads/2023/04/043a4e583a8d6351217f23987df93cb8_1680897247_extra_large-150x150.jpeg" text:style-name="Internet_20_link" text:visited-style-name="Visited_20_Internet_20_Link">
043a4e583a8d6351217f23987df93cb8_1680897247_extra_large-150x150.jpeg</text:a>
', '<text:a xlink:type="simple" xlink:href="https://armyinform.com.ua/wp-content/uploads/2023/04/cfdd5b96f62f9e6e9bb2190ff957bbf1_1680897247_extra_large-150x150.jpeg" text:style-name="Internet_20_link" text:visited-style-name="Visited_20_Internet_20_Link">
cfdd5b96f62f9e6e9bb2190ff957bbf1_1680897247_extra_large-150x150.jpeg</text:a>
']</text:p>
      <text:p text:style-name="P4">
Tags: ['STOPRUSSIA', 'АГРЕСІЯ РФ', 'ВОЛОДИМИР ЗЕЛЕНСЬКИЙ']</text:p>
      <text:p text:style-name="P4">
Category: News</text:p>
      <!--METADATA-->
      <text:p text:style-name="P4">
<draw:frame draw:style-name="fr1" draw:name="Image110" text:anchor-type="as-char" svg:width="6.9236in" svg:height="3.934913in" draw:z-index="0">
<draw:image xlink:href="../Images/AРМІЯINFORM/2023-04-07T95-00-00-04-00/bez-imeni-1.png" xlink:type="simple" xlink:show="embed" xlink:actuate="onLoad" draw:mime-type="image/png"/>
</draw:frame>
We will not forget that it was from the occupation of the Ukrainian Crimea, from the repression in the Crimean Freedom of Ukrainian and Crimean Tatar, that the attempt of Russia to put Ukraine and other peoples of Europe in slave conditions was against the Crimean Muslim conditions. Humiliation, repression, murder, war ...</text:p>
      <text:p text:style-name="P4">
But where the path of evil began, it is there that we are waiting for us and victory over it. Deconing Crimea is non -alternative not only for Ukraine but also for the world. For an order in the world based on the UN Conventions and the Charter, not the dimensional habits of murderers, rapists and robbers that Russia is trying to resolve.</text:p>
      <text:p text:style-name="P4">
I believe that prayers for peace for all our land will be heard without exception. We will return to Crimea - and then the world will return to the union, because the aggressor loses. The victory of Ukraine will mean the victory of life - the lives of Ukrainians of all denominations, of different origins, but with one dream and faith: is the general in good.</text:p>
      <text:p text:style-name="P4">
He said this in front of Eftaur, who was honored to divide with our warriors, also with representatives of the Majlis, the Crimean Tatar people and the dips corpuslim countries.</text:p>
      <text:p text:style-name="P4">
Despite the sadness and pain of war, let the sacred Ramadan be bright!</text:p>
      <text:p text:style-name="P4">
<text:a xlink:type="simple" xlink:href="https://armyinform.com.ua/wp-content/uploads/2023/04/84b3b9c1c87f9ecefde0699626f1346a_1680897263_extra_large.jpeg" text:style-name="Internet_20_link" text:visited-style-name="Visited_20_Internet_20_Link">
!(Images/AРМІЯINFORM/2023-04-07T95-00-00-04-00/84b3b9c1c87f9ecefde0699626f1346a_1680897263_extra_large-150x150.jpeg)</text:a>
</text:p>
      <text:p text:style-name="P4">
<text:a xlink:type="simple" xlink:href="https://armyinform.com.ua/wp-content/uploads/2023/04/2f0e9d33c82cc960a6cae6a3ed909604_1680897244_extra_large.jpeg" text:style-name="Internet_20_link" text:visited-style-name="Visited_20_Internet_20_Link">
<draw:frame draw:style-name="fr1" draw:name="Image111" text:anchor-type="as-char" svg:width="6.9236in" svg:height="6.9236in" draw:z-index="0">
<draw:image xlink:href="../Images/AРМІЯINFORM/2023-04-07T95-00-00-04-00/2f0e9d33c82cc960a6cae6a3ed909604_1680897244_extra_large-150x150.jpeg" xlink:type="simple" xlink:show="embed" xlink:actuate="onLoad" draw:mime-type="image/jpeg"/>
</draw:frame>
</text:a>
</text:p>
      <text:p text:style-name="P4">
<text:a xlink:type="simple" xlink:href="https://armyinform.com.ua/wp-content/uploads/2023/04/043a4e583a8d6351217f23987df93cb8_1680897247_extra_large.jpeg" text:style-name="Internet_20_link" text:visited-style-name="Visited_20_Internet_20_Link">
<draw:frame draw:style-name="fr1" draw:name="Image112" text:anchor-type="as-char" svg:width="6.9236in" svg:height="6.9236in" draw:z-index="0">
<draw:image xlink:href="../Images/AРМІЯINFORM/2023-04-07T95-00-00-04-00/043a4e583a8d6351217f23987df93cb8_1680897247_extra_large-150x150.jpeg" xlink:type="simple" xlink:show="embed" xlink:actuate="onLoad" draw:mime-type="image/jpeg"/>
</draw:frame>
</text:a>
</text:p>
      <text:p text:style-name="P4">
<text:a xlink:type="simple" xlink:href="https://armyinform.com.ua/wp-content/uploads/2023/04/cfdd5b96f62f9e6e9bb2190ff957bbf1_1680897247_extra_large.jpeg" text:style-name="Internet_20_link" text:visited-style-name="Visited_20_Internet_20_Link">
<draw:frame draw:style-name="fr1" draw:name="Image113" text:anchor-type="as-char" svg:width="6.9236in" svg:height="6.9236in" draw:z-index="0">
<draw:image xlink:href="../Images/AРМІЯINFORM/2023-04-07T95-00-00-04-00/cfdd5b96f62f9e6e9bb2190ff957bbf1_1680897247_extra_large-150x150.jpeg" xlink:type="simple" xlink:show="embed" xlink:actuate="onLoad" draw:mime-type="image/jpeg"/>
</draw:frame>
</text:a>
<text:span text:style-name="T5">
 Dudelo: <text:a xlink:type="simple" xlink:href="https://t.me/V_Zelenskiy_official/5795" text:style-name="Internet_20_link" text:visited-style-name="Visited_20_Internet_20_Link">
President of Ukraine</text:a>
</text:span>
</text:p>
      <text:p text:style-name="P4">
News Source: <text:a xlink:type="simple" xlink:href="https://armyinform.com.ua/2023/04/07/sproba-rosiyi-postavyty-v-rabski-umovy-ukrayinu-rozpochalasya-z-okupacziyi-krymu-volodymyr-zelenskyj/" text:style-name="Internet_20_link" text:visited-style-name="Visited_20_Internet_20_Link">
https://armyinform.com.ua/2023/04/07/sproba-rosiyi-postavyty-v-rabski-umovy-ukrayinu-rozpochalasya-z-okupacziyi-krymu-volodymyr-zelenskyj/</text:a>
</text:p>
      <!--NEWS-->
      <text:h text:style-name="P10" text:outline-level="1">
<text:span text:style-name="T4">
Volodymyr Zelenskyy awarded defenders for personal courage and dedication</text:span>
</text:h>
      <text:p text:style-name="P4">
Author: ['АРМІЯINFORM']</text:p>
      <text:p text:style-name="P4">
Time: 2023-04-07T96:00:00-04:00</text:p>
      <text:p text:style-name="P4">
Description: Ukrainian President Volodymyr Zelensky Vidniy, by the sovereign of the Nagorods of Ukrainian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3/nagorody-1.jpg" text:style-name="Internet_20_link" text:visited-style-name="Visited_20_Internet_20_Link">
nagorody-1.jpg</text:a>
']</text:p>
      <text:p text:style-name="P4">
Tags: ['STOPRUSSIA', 'АГРЕСІЯ РФ', 'ВОЛОДИМИР ЗЕЛЕНСЬКИЙ', 'ВТОРГНЕННЯ РФ', 'НАГОРОДЖЕННЯ']</text:p>
      <text:p text:style-name="P4">
Category: News</text:p>
      <!--METADATA-->
      <text:p text:style-name="P4">
<draw:frame draw:style-name="fr1" draw:name="Image114" text:anchor-type="as-char" svg:width="6.9236in" svg:height="3.872889in" draw:z-index="0">
<draw:image xlink:href="../Images/AРМІЯINFORM/2023-04-07T96-00-00-04-00/nagorody-1.jpg" xlink:type="simple" xlink:show="embed" xlink:actuate="onLoad" draw:mime-type="image/jpeg"/>
</draw:frame>
<text:span text:style-name="T4">
 President of Ukraine Volodymyr Zelensky noted state awards of Ukrainian defenders. </text:span>
</text:p>
      <text:p text:style-name="P4">
The corresponding decree <text:a xlink:type="simple" xlink:href="https://www.president.gov.ua/documents/2032023-46289" text:style-name="Internet_20_link" text:visited-style-name="Visited_20_Internet_20_Link">
No. 203/2023</text:a>
Posted by the site of the Head of State.</text:p>
      <text:p text:style-name="P4">
<text:span text:style-name="T4">
 To award the Order of Bohdan Khmelnitsky II degree </text:span>
</text:p>
      <text:p text:style-name="P4">
Sheremet Dmitry Vladimirovich - Lieutenant</text:p>
      <text:p text:style-name="P4">
<text:span text:style-name="T4">
 To award the Order of Bohdan Khmelnitsky III degree </text:span>
</text:p>
      <text:p text:style-name="P4">
Bevza Vadim Nikolaevich - Major</text:p>
      <text:p text:style-name="P4">
Zuba Nicholas Petrovich(posthumously)- Soldier</text:p>
      <text:p text:style-name="P4">
Korostileva Yegor Sergiyovych(posthumously)- Lieutenant</text:p>
      <text:p text:style-name="P4">
The cat Nikolai Vladimirovich(posthumously)- Lieutenant</text:p>
      <text:p text:style-name="P4">
Alexander Kuzmenko(posthumously)- Lieutenant</text:p>
      <text:p text:style-name="P4">
Marych Alexander Valeryevich - Lieutenant Colonel</text:p>
      <text:p text:style-name="P4">
Mateychuk Vasily Stepanovich - Captain</text:p>
      <text:p text:style-name="P4">
Yanchuk Andriy Anatoliyovych - Major</text:p>
      <text:p text:style-name="P4">
<text:span text:style-name="T4">
 Award the Order of Courage of II degree </text:span>
</text:p>
      <text:p text:style-name="P4">
Vladimirov Vladimir Viktorovich(posthumously)- Soldier</text:p>
      <text:p text:style-name="P4">
Andrei Mikhailovich Guzeyus - Soldier</text:p>
      <text:p text:style-name="P4">
Maxim Anatolyevich - Senior Soldier</text:p>
      <text:p text:style-name="P4">
Michael Ruslana Yurievich(posthumously)- Soldier</text:p>
      <text:p text:style-name="P4">
Meleshchuk Roman Franhekovich - Senior Soldier</text:p>
      <text:p text:style-name="P4">
<text:span text:style-name="T4">
 Award the Order of Courage of the 3rd degree </text:span>
</text:p>
      <text:p text:style-name="P4">
Avramenko Mikhail Nikolaevich(posthumously)- Soldier</text:p>
      <text:p text:style-name="P4">
Alexander Atamanenko(posthumously)- Chief Sergeant</text:p>
      <text:p text:style-name="P4">
Afanasiev Sergey Alexandrovich(posthumously)- Soldier</text:p>
      <text:p text:style-name="P4">
Vinokurov Yevgeny Gennadyevich(posthumously)- Soldier</text:p>
      <text:p text:style-name="P4">
Alexei Voitenko(posthumously)- Soldier</text:p>
      <text:p text:style-name="P4">
Husak Yuri Sergeyevich(posthumously)- Soldier</text:p>
      <text:p text:style-name="P4">
Dovginka Ivan Vladimirovich(posthumously)- Senior soldier</text:p>
      <text:p text:style-name="P4">
Edward Viktorovich Zhukotsky(posthumously)- Soldier</text:p>
      <text:p text:style-name="P4">
Zvezdun Artem Vitaliyevich(posthumously)- Soldier</text:p>
      <text:p text:style-name="P4">
Zinchenko Andriy Andreevich(posthumously)- Sergeant</text:p>
      <text:p text:style-name="P4">
Kashka Fyodor Sergeyevich(posthumously)- Senior Sergeant</text:p>
      <text:p text:style-name="P4">
Kasyanenko Alexei Yurievich(posthumously)- Junior Sergeant</text:p>
      <text:p text:style-name="P4">
Eugene Kashinsky(posthumously)- Soldier</text:p>
      <text:p text:style-name="P4">
Kendzora Roman Markovich(posthumously)- Sergeant</text:p>
      <text:p text:style-name="P4">
Kiftyak Dmitry Petrovich(posthumously)- Soldier</text:p>
      <text:p text:style-name="P4">
Kovtun Oleg Nikolaevich(posthumously)- Senior soldier</text:p>
      <text:p text:style-name="P4">
Kravchenko Igor Sergeyevich(posthumously)- Senior Lieutenant Medical Service</text:p>
      <text:p text:style-name="P4">
Kulinich Vitaliy Vasilyevich(posthumously)- Soldier</text:p>
      <text:p text:style-name="P4">
Kuprienko Andriy Vladimirovich(posthumously)- Soldier</text:p>
      <text:p text:style-name="P4">
Makarov Vladimir Sergeyevich(posthumously)- Soldier</text:p>
      <text:p text:style-name="P4">
Muscoty of Vladimir Nikolaevich(posthumously)- Soldier</text:p>
      <text:p text:style-name="P4">
Nalyvayka Vyacheslav Vladimirovich(posthumously)- Sergeant</text:p>
      <text:p text:style-name="P4">
Ovchinnikov Mykola Ivanovich(posthumously)- SoldierOpryshka Maxim Vladimirovich(posthumously)- Soldier</text:p>
      <text:p text:style-name="P4">
Parnai Yuri Igorovich(posthumously)- Senior soldier</text:p>
      <text:p text:style-name="P4">
Polusmak Andriy Vasilyevich(posthumously)- Soldier</text:p>
      <text:p text:style-name="P4">
Popivsky Sergey Vladimirovich - Soldier</text:p>
      <text:p text:style-name="P4">
Ramanov Sergey Aminovich(posthumously)- Senior Sergeant</text:p>
      <text:p text:style-name="P4">
Rachinsky Cyril Ruslanovich(posthumously)- Soldier</text:p>
      <text:p text:style-name="P4">
Rybalkina Vitaliy Mikhailovich(posthumously)- Soldier</text:p>
      <text:p text:style-name="P4">
Romanchenko Yulia Andreevna - Senior Soldier</text:p>
      <text:p text:style-name="P4">
Rotanova Roman Grigorovich(posthumously)- Soldier</text:p>
      <text:p text:style-name="P4">
Cruban Victor Vasilyevich(posthumously)- Soldier</text:p>
      <text:p text:style-name="P4">
Nikolai Saversky - Sergeant</text:p>
      <text:p text:style-name="P4">
Dmitry Anatolyevich Savelieva(posthumously)- Soldier</text:p>
      <text:p text:style-name="P4">
Anton Viktorovich Savitsky(posthumously)- Captain</text:p>
      <text:p text:style-name="P4">
Savlyak Mykola Ivanovich - Senior Soldier</text:p>
      <text:p text:style-name="P4">
Saika Maxim Nikolaevich(posthumously)- Soldier</text:p>
      <text:p text:style-name="P4">
Denis Vitaliyevich Snitzuk(posthumously)- Soldier</text:p>
      <text:p text:style-name="P4">
Stableis Alexander Petrovich(posthumously)- Soldier</text:p>
      <text:p text:style-name="P4">
Stakhniuk Alexander Ivanovich(posthumously)- Senior soldier</text:p>
      <text:p text:style-name="P4">
Stepanova Sergey Anatolyevich(posthumously)- Soldier</text:p>
      <text:p text:style-name="P4">
Stolarchuk Sergey Petrovich(posthumously)- Soldier</text:p>
      <text:p text:style-name="P4">
Igor Mikhailovich Sunchenko(posthumously)- Soldier</text:p>
      <text:p text:style-name="P4">
Pavel Sukhanov(posthumously)- Soldier</text:p>
      <text:p text:style-name="P4">
Tarasova Pavel Anatolyevich(posthumously)- Soldier</text:p>
      <text:p text:style-name="P4">
Urinchuk Andrei Valeryevich - Soldier</text:p>
      <text:p text:style-name="P4">
Fedorovsky Sergey Ivanovich(posthumously)- Soldier</text:p>
      <text:p text:style-name="P4">
Mikalevich Nikita Gennadyevich(posthumously)- Soldier</text:p>
      <text:p text:style-name="P4">
Shkabura Yuri Vasilyevich(posthumously)- Sergeant</text:p>
      <text:p text:style-name="P4">
Vasyl Nikolaevich's helmet(posthumously)- Soldier</text:p>
      <text:p text:style-name="P4">
Vladimir Ruslanovich Shurgal(posthumously)- Sergeant</text:p>
      <text:p text:style-name="P4">
Dmitry Pavlovich's rat(posthumously)- Soldier</text:p>
      <text:p text:style-name="P4">
<text:span text:style-name="T4">
 Award the Medal for Military Service of Ukraine </text:span>
</text:p>
      <text:p text:style-name="P4">
Aaba Mykola Viktorovich(posthumously)- Soldier</text:p>
      <text:p text:style-name="P4">
Akimenko Alexander Anatolyevich(posthumously)- Soldier</text:p>
      <text:p text:style-name="P4">
Vladimir Bichkov(posthumously)- Soldier</text:p>
      <text:p text:style-name="P4">
Boyko Alexander Viktorovich(posthumously)- Sergeant</text:p>
      <text:p text:style-name="P4">
Alexander Bondarenko(posthumously)- Soldier</text:p>
      <text:p text:style-name="P4">
Maxim Viktorovich Borovik - Soldier</text:p>
      <text:p text:style-name="P4">
Gavrilenko Gennady Viktorovich(posthumously)- Soldier</text:p>
      <text:p text:style-name="P4">
Gnlesskova Pavel Vladimirovich(posthumously)- Soldier</text:p>
      <text:p text:style-name="P4">
Demchik Andrei Yurievich - Senior Lieutenant</text:p>
      <text:p text:style-name="P4">
Zacker Delverovich server(posthumously)- Soldier</text:p>
      <text:p text:style-name="P4">
Zozuliak Nikolai Ivanovich(posthumously)- Junior Sergeant</text:p>
      <text:p text:style-name="P4">
Canarykina Mikhail Vitaliyevich - Senior Soldier</text:p>
      <text:p text:style-name="P4">
Kirkach-Antonenko Vitaliy Vladimirovich(posthumously)- Soldier</text:p>
      <text:p text:style-name="P4">
Colist Sergey Ivanovich(posthumously)- Soldier</text:p>
      <text:p text:style-name="P4">
Mikhail Krasnovsky - Senior Soldier</text:p>
      <text:p text:style-name="P4">
Kubak Valentina Vladimirovich - LieutenantLitvinenko Sergei Vitaliyevich(posthumously)- Junior Sergeant</text:p>
      <text:p text:style-name="P4">
Logvinenko Mikhail Viktorovich(posthumously)- Soldier</text:p>
      <text:p text:style-name="P4">
Little Gennady Pavlovich(posthumously)- Senior Sergeant</text:p>
      <text:p text:style-name="P4">
Frost Sergiy Olegovich(posthumously)- Lieutenant</text:p>
      <text:p text:style-name="P4">
Mucoid Sergei Nikolaevich - Sergeant</text:p>
      <text:p text:style-name="P4">
Nicolabai Sergey Viktorovich(posthumously)- Soldier</text:p>
      <text:p text:style-name="P4">
Nikolayets Yuri Mikhailovich(posthumously)- Soldier</text:p>
      <text:p text:style-name="P4">
Panchenko Ruslan Viktorovich(posthumously)- Sergeant</text:p>
      <text:p text:style-name="P4">
Ivan's Pechorsky(posthumously)- Senior soldier</text:p>
      <text:p text:style-name="P4">
Oleg Viktorovich Protsa(posthumously)- Soldier</text:p>
      <text:p text:style-name="P4">
Rogulchyk Sergey Mikhailovich - Soldier</text:p>
      <text:p text:style-name="P4">
Alexander Grigorovich's scar(posthumously)- Soldier</text:p>
      <text:p text:style-name="P4">
Silokhina Ruslan Yevgenovich(posthumously)- Soldier</text:p>
      <text:p text:style-name="P4">
Alexei Nikolaevich(posthumously)- Soldier</text:p>
      <text:p text:style-name="P4">
Smulchenko Miroslav Yevgenovich(posthumously)- Soldier</text:p>
      <text:p text:style-name="P4">
Roman Mikhailovich Tanashchuk(posthumously)- Soldier</text:p>
      <text:p text:style-name="P4">
Feshchenko Oleg Nikolaevich(posthumously)- Soldier</text:p>
      <text:p text:style-name="P4">
Chechelyuk Alexander Mikhailovich - Senior Sergeant</text:p>
      <text:p text:style-name="P4">
Chechinova Igor Dmitrovich(posthumously)- Sergeant</text:p>
      <text:p text:style-name="P4">
Yuri Viktorovich Rat(posthumously)- Sergeant</text:p>
      <text:p text:style-name="P4">
<text:span text:style-name="T4">
 To reward the Medal "Defender of the Fatherland" </text:span>
</text:p>
      <text:p text:style-name="P4">
Alexei Gordiychuk - junior sergeant</text:p>
      <text:p text:style-name="P4">
Konovalchuk Oleg Nikolaevich - Senior Soldier</text:p>
      <text:p text:style-name="P4">
Omelchuk Vitaliy Pavlovich - soldier</text:p>
      <text:p text:style-name="P4">
Onishchuk Mykola Petrovich - soldier</text:p>
      <text:p text:style-name="P4">
<text:span text:style-name="T4">
 Reward Medal for Saved Life </text:span>
</text:p>
      <text:p text:style-name="P4">
Bohdan Vladimirovich Gavenko - junior sergeant</text:p>
      <text:p text:style-name="P4">
Melnychuk Vitaliy Nikolaevich - soldier.</text:p>
      <text:p text:style-name="P4">
News Source: <text:a xlink:type="simple" xlink:href="https://armyinform.com.ua/2023/04/07/volodymyr-zelenskyj-nagorodyv-zahysnykiv-za-osobystu-muzhnist-i-samoviddanist/" text:style-name="Internet_20_link" text:visited-style-name="Visited_20_Internet_20_Link">
https://armyinform.com.ua/2023/04/07/volodymyr-zelenskyj-nagorodyv-zahysnykiv-za-osobystu-muzhnist-i-samoviddanist/</text:a>
</text:p>
      <!--NEWS-->
      <text:h text:style-name="P10" text:outline-level="1">
<text:span text:style-name="T4">
Respect and order will return to international relations when the Ukrainian flag will return to Crimea - Volodymyr Zelenskyy</text:span>
</text:h>
      <text:p text:style-name="P4">
Author: ['АРМІЯINFORM']</text:p>
      <text:p text:style-name="P4">
Time: 2023-04-07T97:00:00-04:00</text:p>
      <text:p text:style-name="P4">
Description: Syogodni forces day. Pershe - Stavka. The main respect is the battles for Avdіivu I Bakhmut, ... the war with Ukraine 2022, the war with Ukraine is the latest news today, the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bez-imeni-2.png" text:style-name="Internet_20_link" text:visited-style-name="Visited_20_Internet_20_Link">
bez-imeni-2.png</text:a>
']</text:p>
      <text:p text:style-name="P4">
Tags: ['STOPRUSSIA', 'ВОЛОДИМИР ЗЕЛЕНСЬКИЙ', 'ДЕОКУПАЦІЯ КРИМУ', 'КРИМ']</text:p>
      <text:p text:style-name="P4">
Category: News</text:p>
      <!--METADATA-->
      <text:p text:style-name="P4">
<draw:frame draw:style-name="fr1" draw:name="Image115" text:anchor-type="as-char" svg:width="6.9236in" svg:height="3.854375in" draw:z-index="0">
<draw:image xlink:href="../Images/AРМІЯINFORM/2023-04-07T97-00-00-04-00/bez-imeni-2.png" xlink:type="simple" xlink:show="embed" xlink:actuate="onLoad" draw:mime-type="image/png"/>
</draw:frame>
<text:span text:style-name="T4">
 Today is a busy day. </text:span>
</text:p>
      <text:p text:style-name="P4">
<text:span text:style-name="T4">
 The first </text:span>
 is a bet. The main attention is the battles for Avdiivka and Bakhmut, for the Luhansk region, for each of those areas where the enemy tries to break the defense of all Ukraine.</text:p>
      <text:p text:style-name="P4">
<text:span text:style-name="T4">
 The second </text:span>
 is the NSDC, together with the government, together with the ministries prepares a new power sanction list of aggression persons - they will be fired.</text:p>
      <text:p text:style-name="P4">
<text:span text:style-name="T4">
 Third </text:span>
-held a long meeting on energy, issues of strategic-development and protection of our power system under all conditions-as well as ongoing demands, on the energy supply of our people and Ukrainian business.</text:p>
      <text:p text:style-name="P4">
<text:span text:style-name="T4">
 Fourth </text:span>
 - In the official life of our country we add a new tradition of respect. There are hundreds of thousands of Muslims of Ukraine and the Muslim community of the world - different states, different peoples - during the Holy Ramadan, they adhere to harsh post. When the sun sets, Ehftar occurs - dinner. He was honored to share Igiftar with our warriors, with representatives of the Majlis, with all the Ukrainian Muslim community.</text:p>
      <text:p text:style-name="P4">
<text:span text:style-name="T4">
 And Fifth </text:span>
 - has signed several decrees today on the awarding of our warriors by the state -owned Navigorods: 771 soldiers. In total, during the full -scale war, more than 43.5 thousand of our defenders and defenders were marked by state -owned Naval.</text:p>
      <text:p text:style-name="P4">
Thank you all who defend the state!</text:p>
      <text:p text:style-name="P4">
And I congratulate everyone who celebrates the Annunciation today!We pray for the victory of our military and salvation of all our people from evil occupation!</text:p>
      <text:p text:style-name="P4">
_ Dudelo: <text:a xlink:type="simple" xlink:href="https://t.me/V_Zelenskiy_official/5796" text:style-name="Internet_20_link" text:visited-style-name="Visited_20_Internet_20_Link">
President of Ukraine</text:a>
_</text:p>
      <text:p text:style-name="P4">
News Source: <text:a xlink:type="simple" xlink:href="https://armyinform.com.ua/2023/04/07/v-mizhnarodni-vidnosyny-povernutsya-povaga-j-poryadok-koly-u-krym-povernetsya-ukrayinskyj-prapor-volodymyr-zelenskyj/" text:style-name="Internet_20_link" text:visited-style-name="Visited_20_Internet_20_Link">
https://armyinform.com.ua/2023/04/07/v-mizhnarodni-vidnosyny-povernutsya-povaga-j-poryadok-koly-u-krym-povernetsya-ukrayinskyj-prapor-volodymyr-zelenskyj/</text:a>
</text:p>
      <!--NEWS-->
      <text:h text:style-name="P10" text:outline-level="1">
<text:span text:style-name="T4">
At Zaporizhzhia and Kherson directions Russian army shelled Malynivka, Mala Tokmachka, Novoda...</text:span>
</text:h>
      <text:p text:style-name="P4">
Authors: liveuamap (Language: en)</text:p>
      <text:p text:style-name="P4">
Time: 2023-04-08T-11:10:00</text:p>
      <text:p text:style-name="P4">
Location: Kherson (Latitude:46.63977 Longtitude:32.61395)</text:p>
      <text:p text:style-name="P4">
Videos: []</text:p>
      <text:p text:style-name="P4">
Images: []</text:p>
      <text:p text:style-name="P4">
Tags: ["Russia"]</text:p>
      <text:p text:style-name="P4">
Id: 22554486</text:p>
      <!--METADATA-->
      <text:p text:style-name="P4">
News Collection Link: <text:a xlink:type="simple" xlink:href="https://liveuamap.com/en/2023/8-april-at-zaporizhzhia-and-kherson-directions-russian-army" text:style-name="Internet_20_link" text:visited-style-name="Visited_20_Internet_20_Link">
https://liveuamap.com/en/2023/8-april-at-zaporizhia-and-kherson-directions-russian-army</text:a>
</text:p>
      <text:p text:style-name="P4">
News Source: <text:a xlink:type="simple" xlink:href="https://t.me/lumsrc/4444" text:style-name="Internet_20_link" text:visited-style-name="Visited_20_Internet_20_Link">
https://t.me/lumsrc/4444</text:a>
</text:p>
      <!--NEWS-->
      <text:h text:style-name="P10" text:outline-level="1">
<text:span text:style-name="T4">
The SBU eliminated three more mobilization evasion schemes</text:span>
</text:h>
      <text:p text:style-name="P4">
Authors: Ukrinform (Person)</text:p>
      <text:p text:style-name="P4">
Publisher: Укринформ (Organization)</text:p>
      <text:p text:style-name="P4">
Published Time: 2023-04-08T-12:52:00+03:00</text:p>
      <text:p text:style-name="P4">
Modified Time: 2023-04-08T23:52:00+03:00</text:p>
      <text:p text:style-name="P4">
Description: The Security Service of Ukraine has blocked three more schemes of evasion of Ukrainian citizens from mobilization in war. - Ukrinform.</text:p>
      <text:p text:style-name="P4">
Images: ["<text:a xlink:type="simple" xlink:href="https://static.ukrinform.com/photos/2023_04/thumb_files/630_360_1680988320-3925.jpeg" text:style-name="Internet_20_link" text:visited-style-name="Visited_20_Internet_20_Link">
630_360_16809...</text:a>
", "<text:a xlink:type="simple" xlink:href="https://static.ukrinform.com/photos/2023_04/thumb_files/630_360_1680988321-8716.jpeg" text:style-name="Internet_20_link" text:visited-style-name="Visited_20_Internet_20_Link">
630_360_16809...</text:a>
", "<text:a xlink:type="simple" xlink:href="https://static.ukrinform.com/photos/2023_04/thumb_files/630_360_1680988321-8111.jpeg" text:style-name="Internet_20_link" text:visited-style-name="Visited_20_Internet_20_Link">
630_360_16809...</text:a>
", "<text:a xlink:type="simple" xlink:href="https://static.ukrinform.com/photos/2023_04/thumb_files/630_360_1680988321-2359.jpeg" text:style-name="Internet_20_link" text:visited-style-name="Visited_20_Internet_20_Link">
630_360_16809...</text:a>
", "<text:a xlink:type="simple" xlink:href="https://static.ukrinform.com/photos/2023_04/thumb_files/630_360_1680988321-6290.jpeg" text:style-name="Internet_20_link" text:visited-style-name="Visited_20_Internet_20_Link">
630_360_16809...</text:a>
", "<text:a xlink:type="simple" xlink:href="https://static.ukrinform.com/photos/2023_04/thumb_files/630_360_1680988321-6033.jpeg" text:style-name="Internet_20_link" text:visited-style-name="Visited_20_Internet_20_Link">
630_360_16809...</text:a>
", "<text:a xlink:type="simple" xlink:href="https://static.ukrinform.com/photos/2023_04/thumb_files/630_360_1680988321-3142.jpeg" text:style-name="Internet_20_link" text:visited-style-name="Visited_20_Internet_20_Link">
630_360_16809...</text:a>
", "<text:a xlink:type="simple" xlink:href="https://static.ukrinform.com/photos/2023_04/thumb_files/630_360_1680988321-6631.jpeg" text:style-name="Internet_20_link" text:visited-style-name="Visited_20_Internet_20_Link">
630_360_16809...</text:a>
"]</text:p>
      <text:p text:style-name="P4">
Tags: ['Мобілізація', 'СБУ', 'Війна з росією']</text:p>
      <text:p text:style-name="P4">
Type: Article</text:p>
      <!--METADATA-->
      <text:p text:style-name="P4">
<draw:frame draw:style-name="fr1" draw:name="Image116" text:anchor-type="as-char" svg:width="6.9236in" svg:height="3.956343in" draw:z-index="0">
<draw:image xlink:href="../Images/yкринформ/2023-04-08T-12-52-00-03-00/630_360_1680988320-3925.jpeg" xlink:type="simple" xlink:show="embed" xlink:actuate="onLoad" draw:mime-type="image/jpeg"/>
</draw:frame>
The Service of Ukraine has blocked three more schemes for the evasion of Ukrainian citizens to mobilize in war.</text:p>
      <text:p text:style-name="P4">
As Ukrinform reports, the SBU reports in <text:a xlink:type="simple" xlink:href="https://t.me/SBUkr/7865" text:style-name="Internet_20_link" text:visited-style-name="Visited_20_Internet_20_Link">
</text:a>
 .</text:p>
      <text:p text:style-name="P4">
<draw:frame draw:style-name="fr1" draw:name="Image117" text:anchor-type="as-char" svg:width="6.9236in" svg:height="3.956343in" draw:z-index="0">
<draw:image xlink:href="../Images/yкринформ/2023-04-08T-12-52-00-03-00/630_360_1680988320-3925.jpeg" xlink:type="simple" xlink:show="embed" xlink:actuate="onLoad" draw:mime-type="image/jpeg"/>
</draw:frame>
Slulklicd three more schemes of evasion of mobilization/photo: SBU <text:a xlink:type="simple" xlink:href="https://static.ukrinform.com/photos/2023_04/1680988320-3925.jpeg" text:style-name="Internet_20_link" text:visited-style-name="Visited_20_Internet_20_Link">
<draw:frame draw:style-name="fr1" draw:name="Image118" text:anchor-type="as-char" svg:width="6.9236in" svg:height="3.956343in" draw:z-index="0">
<draw:image xlink:href="../Images/yкринформ/2023-04-08T-12-52-00-03-00/630_360_1680988320-3925.jpeg" xlink:type="simple" xlink:show="embed" xlink:actuate="onLoad" draw:mime-type="image/jpeg"/>
</draw:frame>
</text:a>
 <text:a xlink:type="simple" xlink:href="https://static.ukrinform.com/photos/2023_04/1680988321-8716.jpeg" text:style-name="Internet_20_link" text:visited-style-name="Visited_20_Internet_20_Link">
<draw:frame draw:style-name="fr1" draw:name="Image119" text:anchor-type="as-char" svg:width="6.9236in" svg:height="3.956343in" draw:z-index="0">
<draw:image xlink:href="../Images/yкринформ/2023-04-08T-12-52-00-03-00/630_360_1680988321-8716.jpeg" xlink:type="simple" xlink:show="embed" xlink:actuate="onLoad" draw:mime-type="image/jpeg"/>
</draw:frame>
</text:a>
 <text:a xlink:type="simple" xlink:href="https://static.ukrinform.com/photos/2023_04/1680988321-8111.jpeg" text:style-name="Internet_20_link" text:visited-style-name="Visited_20_Internet_20_Link">
<draw:frame draw:style-name="fr1" draw:name="Image120" text:anchor-type="as-char" svg:width="6.9236in" svg:height="3.956343in" draw:z-index="0">
<draw:image xlink:href="../Images/yкринформ/2023-04-08T-12-52-00-03-00/630_360_1680988321-8111.jpeg" xlink:type="simple" xlink:show="embed" xlink:actuate="onLoad" draw:mime-type="image/jpeg"/>
</draw:frame>
</text:a>
 <text:a xlink:type="simple" xlink:href="https://static.ukrinform.com/photos/2023_04/1680988321-2359.jpeg" text:style-name="Internet_20_link" text:visited-style-name="Visited_20_Internet_20_Link">
<draw:frame draw:style-name="fr1" draw:name="Image121" text:anchor-type="as-char" svg:width="6.9236in" svg:height="3.956343in" draw:z-index="0">
<draw:image xlink:href="../Images/yкринформ/2023-04-08T-12-52-00-03-00/630_360_1680988321-2359.jpeg" xlink:type="simple" xlink:show="embed" xlink:actuate="onLoad" draw:mime-type="image/jpeg"/>
</draw:frame>
</text:a>
 <text:a xlink:type="simple" xlink:href="https://static.ukrinform.com/photos/2023_04/1680988321-6290.jpeg" text:style-name="Internet_20_link" text:visited-style-name="Visited_20_Internet_20_Link">
<draw:frame draw:style-name="fr1" draw:name="Image122" text:anchor-type="as-char" svg:width="6.9236in" svg:height="3.956343in" draw:z-index="0">
<draw:image xlink:href="../Images/yкринформ/2023-04-08T-12-52-00-03-00/630_360_1680988321-6290.jpeg" xlink:type="simple" xlink:show="embed" xlink:actuate="onLoad" draw:mime-type="image/jpeg"/>
</draw:frame>
</text:a>
 <text:a xlink:type="simple" xlink:href="https://static.ukrinform.com/photos/2023_04/1680988321-6033.jpeg" text:style-name="Internet_20_link" text:visited-style-name="Visited_20_Internet_20_Link">
<draw:frame draw:style-name="fr1" draw:name="Image123" text:anchor-type="as-char" svg:width="6.9236in" svg:height="3.956343in" draw:z-index="0">
<draw:image xlink:href="../Images/yкринформ/2023-04-08T-12-52-00-03-00/630_360_1680988321-6033.jpeg" xlink:type="simple" xlink:show="embed" xlink:actuate="onLoad" draw:mime-type="image/jpeg"/>
</draw:frame>
</text:a>
 <text:a xlink:type="simple" xlink:href="https://static.ukrinform.com/photos/2023_04/1680988321-3142.jpeg" text:style-name="Internet_20_link" text:visited-style-name="Visited_20_Internet_20_Link">
<draw:frame draw:style-name="fr1" draw:name="Image124" text:anchor-type="as-char" svg:width="6.9236in" svg:height="3.956343in" draw:z-index="0">
<draw:image xlink:href="../Images/yкринформ/2023-04-08T-12-52-00-03-00/630_360_1680988321-3142.jpeg" xlink:type="simple" xlink:show="embed" xlink:actuate="onLoad" draw:mime-type="image/jpeg"/>
</draw:frame>
</text:a>
 <text:a xlink:type="simple" xlink:href="https://static.ukrinform.com/photos/2023_04/1680988321-6631.jpeg" text:style-name="Internet_20_link" text:visited-style-name="Visited_20_Internet_20_Link">
<draw:frame draw:style-name="fr1" draw:name="Image125" text:anchor-type="as-char" svg:width="6.9236in" svg:height="3.956343in" draw:z-index="0">
<draw:image xlink:href="../Images/yкринформ/2023-04-08T-12-52-00-03-00/630_360_1680988321-6631.jpeg" xlink:type="simple" xlink:show="embed" xlink:actuate="onLoad" draw:mime-type="image/jpeg"/>
</draw:frame>
</text:a>
“As a result of investigative measures, the suspicion was reported by five murghantors of equipment. They suggested to the military to avoid <text:a xlink:type="simple" xlink:href="https://www.ukrinform.ua/tag-mobilizacia" text:style-name="Internet_20_link" text:visited-style-name="Visited_20_Internet_20_Link">
</text:a>
Based on the counterfeit document by illegal crossing the border, ”the message reads.</text:p>
      <text:p text:style-name="P4">
The cost of "services" was from 3 to 6 thousand dollars. The amount depended on the delay of "resolving the issue".</text:p>
      <text:p text:style-name="P4">
Yes, in Kiev, SBU staff exposed two criminal schemes. The first - organized the head of the Military Medical Commission of one of the capital.</text:p>
      <text:p text:style-name="P4">
<text:span text:style-name="T4">
 Read also: </text:span>
 <text:a xlink:type="simple" xlink:href="https://www.ukrinform.ua/rubric-regions/3690450-na-odesini-perekrili-kanal-vteci-uhilantiv-do-moldovi.html" text:style-name="Internet_20_link" text:visited-style-name="Visited_20_Internet_20_Link">
</text:a>
For money, he unjustifiably issued his "clients" documents on the removal of Zaporizhia for health reasons.Another scheme was established by the head of the pseudo -harmonic organization, who suggested citizens to leave Ukraine as drivers of humanitarian transportation. The SBU was exposed in December 2022.</text:p>
      <text:p text:style-name="P4">
In addition, in the Transcarpathian region the lawyer and the owner of the hotel were detained, and Yakasam was looking for "candidates" for escape abroad.</text:p>
      <text:p text:style-name="P4">
The intruders tried to hide the military with the dom. outside the checkpoints.</text:p>
      <text:p text:style-name="P4">
<text:span text:style-name="T4">
 Read also: </text:span>
 <text:a xlink:type="simple" xlink:href="https://www.ukrinform.ua/rubric-society/3686440-sbu-likviduvala-14-novih-shem-viizdu-uhilantiv-za-kordon.html" text:style-name="Internet_20_link" text:visited-style-name="Visited_20_Internet_20_Link">
</text:a>
The defendants were informed of suspicion of two articles of the Criminal Code of Ukraine: Part 1 of Art. 114-1(obstruction of the legitimate activity of the Armed Forces and other military formations); p. 332(illegal crossing of persons across the state border of Ukraine).</text:p>
      <text:p text:style-name="P4">
Як повідомляв Укрінформ, співробітники Державної прикордонної служби щодобизатримують близько 20 осіб за спробу незаконно перетнути кордон. На початкуповномасштабного вторгнення росії таких порушників було 60-70 щодня.</text:p>
      <text:p text:style-name="P4">
News Source: <text:a xlink:type="simple" xlink:href="https://www.ukrinform.ua/rubric-society/3693411-sbu-likviduvala-se-tri-shemi-uhilenna-vid-mobilizacii.html" text:style-name="Internet_20_link" text:visited-style-name="Visited_20_Internet_20_Link">
https://www.ukrinform.ua/rubric-society/3693411-sbu-likviduvala-se-tri-shemi-uhilenna-vid-mobilizacii.html</text:a>
</text:p>
      <!--NEWS-->
      <text:h text:style-name="P10" text:outline-level="1">
<text:span text:style-name="T4">
Yulia Andriychuk: With Northern Macedonia we strive to show the best game</text:span>
</text:h>
      <text:p text:style-name="P4">
Authors: Ukrinform (Person)</text:p>
      <text:p text:style-name="P4">
Publisher: Укринформ (Organization)</text:p>
      <text:p text:style-name="P4">
Published Time: 2023-04-08T-134:47:00+03:00</text:p>
      <text:p text:style-name="P4">
Modified Time: 2023-04-08T12:47:00+03:00</text:p>
      <text:p text:style-name="P4">
Description: The play of the National Handball National Team of Ukraine Yulia Andreychuk shared expectations from the first qualification match of the Playoff of the World Cup 2023 with Northern Macedonia. - Ukrinform.</text:p>
      <text:p text:style-name="P4">
Images: ["<text:a xlink:type="simple" xlink:href="https://static.ukrinform.com/photos/2023_04/thumb_files/630_360_1680946808-382.jpg" text:style-name="Internet_20_link" text:visited-style-name="Visited_20_Internet_20_Link">
630_360_16809...</text:a>
"]</text:p>
      <text:p text:style-name="P4">
Tags: ['Збірна України', 'гандбол', 'Жінки', 'Північна Македонія']</text:p>
      <text:p text:style-name="P4">
Type: Article</text:p>
      <!--METADATA-->
      <text:p text:style-name="P4">
<draw:frame draw:style-name="fr1" draw:name="Image126" text:anchor-type="as-char" svg:width="6.9236in" svg:height="3.956343in" draw:z-index="0">
<draw:image xlink:href="../Images/yкринформ/2023-04-08T-134-47-00-03-00/630_360_1680946808-382.jpg" xlink:type="simple" xlink:show="embed" xlink:actuate="onLoad" draw:mime-type="image/jpeg"/>
</draw:frame>
The Gravachin national team of Ukraine in handball Yulia Andreychuk shared expectations at the first qualifying match of the Playoff of the World Cup 2023 with Northern Macedonia.</text:p>
      <text:p text:style-name="P4">
Yulia noted that in this match our team <text:a xlink:type="simple" xlink:href="https://www.facebook.com/photo.php" text:style-name="Internet_20_link" text:visited-style-name="Visited_20_Internet_20_Link">
</text:a>
The best game, reports Ukrinform.</text:p>
      <text:p text:style-name="P4">
“Before playing excitement, they will certainly appear. Everyone in the team feel responsible. We understand that we have a chance to get to the World Cup. We have not been there for a long time and we are very striving to do. We want to show our best game in Skopiest. We have a good team, the Zavbors worked, tried, sought to play, feel each other, did everything to make the result, ”the Gandball player said.</text:p>
      <text:p text:style-name="P4">
As he was united by Ukrinform. Northern Macedonia - Ukraine will begin today at 20.00 Kyiv time.</text:p>
      <text:p text:style-name="P4">
<text:span text:style-name="T4">
 Read also: </text:span>
 <text:a xlink:type="simple" xlink:href="https://www.ukrinform.ua/rubric-sports/3693203-ukrainski-gandbolistki-zigraut-matc-plejoff-cs-z-pivnicnou-makedonieu.html" text:style-name="Internet_20_link" text:visited-style-name="Visited_20_Internet_20_Link">
<text:span text:style-name="T4">
 handball </text:span>
</text:a>
The winner of the two games will be released to the final part of the 2023 Championship, which will be held in December in Denmark, Norway and Sweden.</text:p>
      <text:p text:style-name="P4">
Photo: facebook.com.</text:p>
      <text:p text:style-name="P4">
News Source: <text:a xlink:type="simple" xlink:href="https://www.ukrinform.ua/rubric-sports/3693241-ulia-andrijcuk-u-matci-z-pivnicnou-makedonieu-hocemo-pokazati-najkrasu-gru.html" text:style-name="Internet_20_link" text:visited-style-name="Visited_20_Internet_20_Link">
https://www.ukrinform.ua/rubric-sports/3693241-ulia-andrijcuk-u-matci-z-pivnicnou-makedonieu-hocemo-pokazati-najkrasu-gru.html</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8T-13:10:00</text:p>
      <text:p text:style-name="P4">
Location: Donetsk Oblast (Latitude:47.9141 Longtitude:37.46698)</text:p>
      <text:p text:style-name="P4">
Videos: []</text:p>
      <text:p text:style-name="P4">
Images: []</text:p>
      <text:p text:style-name="P4">
Tags: ["Russia"]</text:p>
      <text:p text:style-name="P4">
Id: 22554485</text:p>
      <!--METADATA-->
      <text:p text:style-name="P4">
Russian forces conducting offensive actions at Lyman, Bakhmut, Avdiivka andMaryinka directions. Ukrainian military repelled over 60 Russian attacks.Russian forces attempting to advance south to Kreminna, near Serebryanskeforestry and Verkhnokamyanske, Bakhmut, Bohdanivka and Ivanivske,Novokalynove, Syeverne, Pervomayske, Maryinka and Pobyeda of Donetsk region, -General Staff of Armed Forces of Ukraine says in the morning report</text:p>
      <text:p text:style-name="P4">
News Collection Link: <text:a xlink:type="simple" xlink:href="https://liveuamap.com/en/2023/8-april-russian-forces-conducting-offensive-actions-at-lyman" text:style-name="Internet_20_link" text:visited-style-name="Visited_20_Internet_20_Link">
https://liveuamap.com/en/2023/8-april-russian-forces-conducting-offensive-actions-at-lyman</text:a>
</text:p>
      <text:p text:style-name="P4">
News Source: <text:a xlink:type="simple" xlink:href="https://t.me/lumsrc/4445" text:style-name="Internet_20_link" text:visited-style-name="Visited_20_Internet_20_Link">
https://t.me/lumsrc/4445</text:a>
</text:p>
      <!--NEWS-->
      <text:h text:style-name="P10" text:outline-level="1">
<text:span text:style-name="T4">
The democratic world must be re -armed with the threats put forward - an expert</text:span>
</text:h>
      <text:p text:style-name="P4">
Authors: Ukrinform (Person)</text:p>
      <text:p text:style-name="P4">
Publisher: Укринформ (Organization)</text:p>
      <text:p text:style-name="P4">
Published Time: 2023-04-08T-14:31:00+03:00</text:p>
      <text:p text:style-name="P4">
Modified Time: 2023-04-08T23:31:00+03:00</text:p>
      <text:p text:style-name="P4">
Description: The Deputy Foreign Minister of Lithuania Mantas Adomas believes that, in addition to military assistance to Ukraine, the democratic world itself needs prompt re -equipment and re -equipment of its economy, taking into account the threats posed by the Anti -Democratic countries. - Ukrinform.</text:p>
      <text:p text:style-name="P4">
Images: ["<text:a xlink:type="simple" xlink:href="https://static.ukrinform.com/photos/2023_04/thumb_files/630_360_1680956927-823.jpg" text:style-name="Internet_20_link" text:visited-style-name="Visited_20_Internet_20_Link">
630_360_16809...</text:a>
"]</text:p>
      <text:p text:style-name="P4">
Tags: ['Литва', 'Світ', 'Безпека']</text:p>
      <text:p text:style-name="P4">
Type: Article</text:p>
      <!--METADATA-->
      <text:p text:style-name="P4">
<draw:frame draw:style-name="fr1" draw:name="Image127" text:anchor-type="as-char" svg:width="6.9236in" svg:height="3.956343in" draw:z-index="0">
<draw:image xlink:href="../Images/yкринформ/2023-04-08T-14-31-00-03-00/630_360_1680956927-823.jpg" xlink:type="simple" xlink:show="embed" xlink:actuate="onLoad" draw:mime-type="image/jpeg"/>
</draw:frame>
The Deputy Foreign Minister of Lithuania Mantas Adomas believes that, in addition to the military aid of Ukraine, the democratic world itself needs prompt re -equipment and re -equipment of its economy, taking into account the threats that it puts it on the block of anti -democratic countries.</text:p>
      <text:p text:style-name="P4">
Adomenas expressed this opinion in <text:a xlink:type="simple" xlink:href="https://www.ukrinform.ua/rubric-polytics/3693294-mantas-adomenas-zastupnik-glavi-mzs-litvi.html" text:style-name="Internet_20_link" text:visited-style-name="Visited_20_Internet_20_Link">
</text:a>
.</text:p>
      <text:p text:style-name="P4">
“Re -equipment, re -equipment(In addition to Ukraine - ed.)The free world is needed, who thought for 30 years that he had some vacations in history when he could admire and relax. It was a misunderstanding that global conflicts would be gone. It is necessary to understand that all this is dramatically changed. Therefore, we, democratic countries, must be re -armed, ”said Adomas.</text:p>
      <text:p text:style-name="P4">
He added that the democratic world should be mobilized in various fields, in that number - in economic terms, and also - establishing a military economy, improving military logistics.</text:p>
      <text:p text:style-name="P4">
<text:span text:style-name="T4">
 Read also: </text:span>
 <text:a xlink:type="simple" xlink:href="https://www.ukrinform.ua/rubric-ato/3688271-putin-brazkae-adernou-zbroeu-vid-rozpacu-pered-kontrnastupom-zsu-linkavicus.html" text:style-name="Internet_20_link" text:visited-style-name="Visited_20_Internet_20_Link">
<text:span text:style-name="T4">
 Linkyavichus </text:span>
</text:a>
According <text:a xlink:type="simple" xlink:href="https://www.ukrinform.ua/tag-litva" text:style-name="Internet_20_link" text:visited-style-name="Visited_20_Internet_20_Link">
 </text:a>
The diplomat, the process of transitioning the democratic countries to a regime that takes into account the threat of war, has begun, but it moves too slowly. From the positive factors - it has come to understand that Western countries have to diversify their supply chains of energy and other materials.</text:p>
      <text:p text:style-name="P4">
In this case, Adomenas believes that the concept of "diversification", "reduction of dependence" in the available conditions is insufficient. He should be replaced by the realization that the conditions of "peace that gives everyone" ended at all. “We need to prepare for a new phase of international relations. They will be characterized by a much greater level of aggression, unpredictability and in general - the presence of war or its threat, ”Adomenas explains.</text:p>
      <text:p text:style-name="P4">
In his opinion, all this is necessary because the formation of block -democratic countries who want to revise the worldwide, founded by the rules that have existed in recent decades.</text:p>
      <text:p text:style-name="P4">
<text:span text:style-name="T4">
 Read also: </text:span>
 <text:a xlink:type="simple" xlink:href="https://www.ukrinform.ua/rubric-polytics/3693398-lise-razom-z-ukrainou-alans-bude-garantuvati-spravznij-zahist-evropi-prezident.html" text:style-name="Internet_20_link" text:visited-style-name="Visited_20_Internet_20_Link">
</text:a>
</text:p>
      <text:p text:style-name="P4">
News Source: <text:a xlink:type="simple" xlink:href="https://www.ukrinform.ua/rubric-world/3693409-demokraticnij-svit-mae-pereozbroitisa-z-urahuvannam-visunutih-jomu-zagroz-ekspert.html" text:style-name="Internet_20_link" text:visited-style-name="Visited_20_Internet_20_Link">
https://www.ukrinform.ua/rubric-world/3693409-demokraticnij-svit-mae-pereozbroitisa-z-urahuvannam-visunutih-jomu-zagroz-ekspert.html</text:a>
</text:p>
      <!--NEWS-->
      <text:h text:style-name="P10" text:outline-level="1">
<text:span text:style-name="T4">
Joel Embida became the best NBA scorer ahead of time</text:span>
</text:h>
      <text:p text:style-name="P4">
Authors: Ukrinform (Person)</text:p>
      <text:p text:style-name="P4">
Publisher: Укринформ (Organization)</text:p>
      <text:p text:style-name="P4">
Published Time: 2023-04-08T-16:17:21+03:00</text:p>
      <text:p text:style-name="P4">
Modified Time: 2023-04-08T23:17:21+03:00</text:p>
      <text:p text:style-name="P4">
Description: This achievement was obeyed for the second time in a row. - Ukrinform.</text:p>
      <text:p text:style-name="P4">
Images: ["<text:a xlink:type="simple" xlink:href="https://static.ukrinform.com/photos/2023_04/thumb_files/630_360_1680984924-962.jpg" text:style-name="Internet_20_link" text:visited-style-name="Visited_20_Internet_20_Link">
630_360_16809...</text:a>
"]</text:p>
      <text:p text:style-name="P4">
Tags: ['НБА']</text:p>
      <text:p text:style-name="P4">
Type: Article</text:p>
      <!--METADATA-->
      <text:p text:style-name="P4">
<draw:frame draw:style-name="fr1" draw:name="Image128" text:anchor-type="as-char" svg:width="6.9236in" svg:height="3.956343in" draw:z-index="0">
<draw:image xlink:href="../Images/yкринформ/2023-04-08T-16-17-21-03-00/630_360_1680984924-962.jpg" xlink:type="simple" xlink:show="embed" xlink:actuate="onLoad" draw:mime-type="image/jpeg"/>
</draw:frame>
He obeyed him for the second time in a row.</text:p>
      <text:p text:style-name="P4">
Philadelphia center Joel Embida became the best bombardromson-season-2022/23, <text:a xlink:type="simple" xlink:href="https://twitter.com/ESPNStatsInfo/status/1644528749096960000" text:style-name="Internet_20_link" text:visited-style-name="Visited_20_Internet_20_Link">
</text:a>
ESPN Stats &amp; Info, reports Ukrinform.</text:p>
      <text:p text:style-name="P4">
This was due to the fact that Luke Donchich would complete the season with an average of 32.4 points. The effectiveness of Embida will not fall below 32.6 points.</text:p>
      <text:p text:style-name="P4">
Currently, its performance is 33.1 points.</text:p>
      <text:p text:style-name="P4">
Embida will become the first center to win the title of the best border twice in a row since Bob Macad made it three times in a row(1974-76).</text:p>
      <text:p text:style-name="P4">
<text:span text:style-name="T4">
Читайте також:</text:span>
 <text:a xlink:type="simple" xlink:href="https://www.ukrinform.ua/rubric-sports/3693163-nba-mihajluk-najrezultativnisij-gravec-sarlott-u-gri-z-gustonom.html" text:style-name="Internet_20_link" text:visited-style-name="Visited_20_Internet_20_Link">
 <text:span text:style-name="T4">
НБА</text:span>
 </text:a>
According to Ukrinform, Svyatoslav Mikhailuk became the most successful player club in the match with Gianton</text:p>
      <text:p text:style-name="P4">
Photo: Getty Image</text:p>
      <text:p text:style-name="P4">
News Source: <text:a xlink:type="simple" xlink:href="https://www.ukrinform.ua/rubric-sports/3693406-dzoel-embiid-dostrokovo-stav-najkrasim-bombardirom-nba.html" text:style-name="Internet_20_link" text:visited-style-name="Visited_20_Internet_20_Link">
https://www.ukrinform.ua/rubric-sports/3693406-dzoel-embiid-dostrokovo-stav-najkrasim-bombardirom-nba.html</text:a>
</text:p>
      <!--NEWS-->
      <text:h text:style-name="P10" text:outline-level="1">
<text:span text:style-name="T4">
Only with Ukraine the Alliance will guarantee real protection in Europe - Zelensky</text:span>
</text:h>
      <text:p text:style-name="P4">
Authors: Ukrinform (Person)</text:p>
      <text:p text:style-name="P4">
Publisher: Укринформ (Organization)</text:p>
      <text:p text:style-name="P4">
Published Time: 2023-04-08T-18:10:00+03:00</text:p>
      <text:p text:style-name="P4">
Modified Time: 2023-04-08T23:10:00+03:00</text:p>
      <text:p text:style-name="P4">
Description: The decision of the Lithuanian Parliament on the official invitation of Ukraine to join NATO will have a continuation in the next weeks.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Євросоюз', 'Литва', 'НАТО', 'Україна', 'Агресія РФ', 'Зеленський']</text:p>
      <text:p text:style-name="P4">
Type: Article</text:p>
      <!--METADATA-->
      <text:p text:style-name="P4">
<draw:frame draw:style-name="fr1" draw:name="Image129" text:anchor-type="as-char" svg:width="6.9236in" svg:height="3.956343in" draw:z-index="0">
<draw:image xlink:href="../Images/yкринформ/2023-04-08T-18-10-00-03-00/630_360_1679682020-565.jpeg" xlink:type="simple" xlink:show="embed" xlink:actuate="onLoad" draw:mime-type="image/jpeg"/>
</draw:frame>
Lithuanian Parliament decisions on the official invitation of Ukraine to join NATO Venayai will have a continuation.</text:p>
      <text:p text:style-name="P4">
About it in your evening <text:a xlink:type="simple" xlink:href="https://www.youtube.com/watch" text:style-name="Internet_20_link" text:visited-style-name="Visited_20_Internet_20_Link">
</text:a>
Volodymyr Zelenskyy reported, Ukrinform reports.</text:p>
      <text:p text:style-name="P4">
_ <text:span text:style-name="T4">
 Video </text:span>
: <text:a xlink:type="simple" xlink:href="https://t.me/OP_UA/9201" text:style-name="Internet_20_link" text:visited-style-name="Visited_20_Internet_20_Link">
</text:a>
_</text:p>
      <text:p text:style-name="P4">
“A very important decision is made this week in Lithuania - for the main expectations of the NATO summit, which is planned in Vilnius. The Lithuanian Seimas recognizes Ukraine to become a member of NATO - to invite this year, at a summit in Vilnius, ”said <text:a xlink:type="simple" xlink:href="https://www.ukrinform.ua/tag-zelenskij" text:style-name="Internet_20_link" text:visited-style-name="Visited_20_Internet_20_Link">
</text:a>
.</text:p>
      <text:p text:style-name="P4">
He stressed that only with our country the Alliance will guarantee a real protection of Europe from any encroachment-on the lives of peoples, on the existing border and an international order based on the rules.</text:p>
      <text:p text:style-name="P4">
<text:span text:style-name="T4">
 Read also: </text:span>
 <text:a xlink:type="simple" xlink:href="https://www.ukrinform.ua/rubric-world/3691469-finlandia-oficijno-stala-clenom-nato.html" text:style-name="Internet_20_link" text:visited-style-name="Visited_20_Internet_20_Link">
<text:span text:style-name="T4">
 Finland </text:span>
</text:a>
“This decision of the Lithuanian Seimas will have a continuation in the coming weeks of the Months. We are already working on this, ”Zelensky promised.</text:p>
      <text:p text:style-name="P4">
It was reported that the Lithuanian Parliament approved a resolution to NATO Summer Summit, which includes an official invitation to Ukraine to join the Alliance. Accordingly, the resolution represented by representatives of different political groups Ukraine Taevropi.</text:p>
      <text:p text:style-name="P4">
<text:span text:style-name="T5">
Foto: Presidential Office</text:span>
</text:p>
      <text:p text:style-name="P4">
News Source: <text:a xlink:type="simple" xlink:href="https://www.ukrinform.ua/rubric-polytics/3693398-lise-razom-z-ukrainou-alans-bude-garantuvati-spravznij-zahist-evropi-prezident.html" text:style-name="Internet_20_link" text:visited-style-name="Visited_20_Internet_20_Link">
https://www.ukrinform.ua/rubric-polytics/3693398-lise-razom-z-ukrainou-alans-bude-garantuvati-spravznij-zahist-evropi-prezident.html</text:a>
</text:p>
      <!--NEWS-->
      <text:h text:style-name="P10" text:outline-level="1">
<text:span text:style-name="T4">
JSC Kupiansk Directio Rusian Army Shelled Topoli, Figolivka, two -year -old, western, starch ...</text:span>
</text:h>
      <text:p text:style-name="P4">
Authors: liveuamap (Language: en)</text:p>
      <text:p text:style-name="P4">
Time: 2023-04-08T-1:10:00</text:p>
      <text:p text:style-name="P4">
Location: Kharkiv (Latitude:49.82425 Longtitude:37.43282)</text:p>
      <text:p text:style-name="P4">
Videos: []</text:p>
      <text:p text:style-name="P4">
Images: []</text:p>
      <text:p text:style-name="P4">
Tags: ["Russia"]</text:p>
      <text:p text:style-name="P4">
Id: 22554491</text:p>
      <!--METADATA-->
      <text:p text:style-name="P4">
At Kupiansk direction Russian army shelled Topoli, Fyholivka, Dvorichna,Zapadne, Krokhmalne, Husynka, Kindrashivka of Kharkiv region and Novoselivskeof Luhansk region, - General Staff of Armed Forces of Ukraine says in themorning report</text:p>
      <text:p text:style-name="P4">
News Collection Link: <text:a xlink:type="simple" xlink:href="https://liveuamap.com/en/2023/8-april-at-kupiansk-direction-russian-army-shelled--topoli" text:style-name="Internet_20_link" text:visited-style-name="Visited_20_Internet_20_Link">
https://liveuamap.com/en/2023/8-april-at-kupiansk-direction-russian-army-shelled--topoli</text:a>
</text:p>
      <text:p text:style-name="P4">
News Source: <text:a xlink:type="simple" xlink:href="https://t.me/lumsrc/4439" text:style-name="Internet_20_link" text:visited-style-name="Visited_20_Internet_20_Link">
https://t.me/lumsrc/4439</text:a>
</text:p>
      <!--NEWS-->
      <text:h text:style-name="P10" text:outline-level="1">
<text:span text:style-name="T4">
Syrsky showed how Ukrainian artillery destroys the enemy</text:span>
</text:h>
      <text:p text:style-name="P4">
Authors: Ukrinform (Person)</text:p>
      <text:p text:style-name="P4">
Publisher: Укринформ (Organization)</text:p>
      <text:p text:style-name="P4">
Published Time: 2023-04-08T-21:52:00+03:00</text:p>
      <text:p text:style-name="P4">
Modified Time: 2023-04-08T22:52:00+03:00</text:p>
      <text:p text:style-name="P4">
Description: Ukrainian artillery destroys thousands of Russian soldiers and units of hostile equipment, skillfully combining foreign weapons with domestic artillery systems. - Ukrinform.</text:p>
      <text:p text:style-name="P4">
Images: ["<text:a xlink:type="simple" xlink:href="https://static.ukrinform.com/photos/2020_12/thumb_files/630_360_1607688700-694.jpg" text:style-name="Internet_20_link" text:visited-style-name="Visited_20_Internet_20_Link">
630_360_16076...</text:a>
"]</text:p>
      <text:p text:style-name="P4">
Tags: ['Відеоролик', 'Сирський', 'Війна з росією', 'Артилерія']</text:p>
      <text:p text:style-name="P4">
Type: Article</text:p>
      <!--METADATA-->
      <text:p text:style-name="P4">
<draw:frame draw:style-name="fr1" draw:name="Image130" text:anchor-type="as-char" svg:width="6.9236in" svg:height="3.956343in" draw:z-index="0">
<draw:image xlink:href="../Images/yкринформ/2023-04-08T-21-52-00-03-00/630_360_1607688700-694.jpg" xlink:type="simple" xlink:show="embed" xlink:actuate="onLoad" draw:mime-type="image/jpeg"/>
</draw:frame>
Ukrainian artillery destroys thousands of Russian soldiers and units of hostility, skillfully combining foreign weapons with domestic artillery systems.</text:p>
      <text:p text:style-name="P4">
The Commander of the Land Forces of the Armed Forces of Ukraine, the General-General of Syrsky said in <text:a xlink:type="simple" xlink:href="https://t.me/osirskiy/34" text:style-name="Internet_20_link" text:visited-style-name="Visited_20_Internet_20_Link">
</text:a>
, reports Ukrinform.</text:p>
      <text:p text:style-name="P4">
"Today <text:a xlink:type="simple" xlink:href="https://www.ukrinform.ua/tag-ukraina" text:style-name="Internet_20_link" text:visited-style-name="Visited_20_Internet_20_Link">
</text:a>
Artillery proves its efficiency. It destroys thousands of units of soldiers and enemy equipment. Flord with foreign weapons, Ukrainian soldiers skillfully combine domestic strings that affect hostile objects on the battlefield, " - wrote.</text:p>
      <text:p text:style-name="P4">
In particular, the commander noted the 27th, 43rd and 107th reactive and artillery units. According to Sirsky, they have repeatedly proved their productivity, providing powerful fire support during various military operations.</text:p>
      <text:p text:style-name="P4">
<text:span text:style-name="T4">
 Read also: </text:span>
 <text:a xlink:type="simple" xlink:href="https://www.ukrinform.ua/rubric-ato/3693341-zaluznij-pokazav-ak-polski-gaubici-krab-vikonuut-bojovi-zavdanna.html" text:style-name="Internet_20_link" text:visited-style-name="Visited_20_Internet_20_Link">
</text:a>
As reported <text:a xlink:type="simple" xlink:href="https://www.ukrinform.ua/rubric-ato/3693355-ukrainska-aviacia-za-dobu-zavdala-visim-udariv-po-rajonah-skupcenna-vijsk-rf.html" text:style-name="Internet_20_link" text:visited-style-name="Visited_20_Internet_20_Link">
</text:a>
, units of Ukrainian missile troops and artillery per day struck the position of air defense, three stations of radio electronic struggle, dwariones of concentration of living power, weapons and military equipment of Russians and assembly ammunition.</text:p>
      <text:p text:style-name="P4">
News Source: <text:a xlink:type="simple" xlink:href="https://www.ukrinform.ua/rubric-ato/3693383-sirskij-pokazav-ak-ukrainska-artileria-nisit-voroga.html" text:style-name="Internet_20_link" text:visited-style-name="Visited_20_Internet_20_Link">
https://www.ukrinform.ua/rubric-ato/3693383-sirskij-pokazav-ak-ukrainska-artileria-nisit-voroga.html</text:a>
</text:p>
      <!--NEWS-->
      <text:h text:style-name="P10" text:outline-level="1">
<text:span text:style-name="T4">
The values for which Ukraine is struggling to every nation - the President</text:span>
</text:h>
      <text:p text:style-name="P4">
Authors: Ukrinform (Person)</text:p>
      <text:p text:style-name="P4">
Publisher: Укринформ (Organization)</text:p>
      <text:p text:style-name="P4">
Published Time: 2023-04-08T-23:32:00+03:00</text:p>
      <text:p text:style-name="P4">
Modified Time: 2023-04-08T22:32:00+03:00</text:p>
      <text:p text:style-name="P4">
Description: Safety and protection against terror are the values for which Ukraine is struggling, which are close to every people. - Ukrinform.</text:p>
      <text:p text:style-name="P4">
Images: ["<text:a xlink:type="simple" xlink:href="https://static.ukrinform.com/photos/2023_01/thumb_files/630_360_1674870594-635.jpeg" text:style-name="Internet_20_link" text:visited-style-name="Visited_20_Internet_20_Link">
630_360_16748...</text:a>
"]</text:p>
      <text:p text:style-name="P4">
Tags: ['Зеленський', 'Безпека', 'Війна з росією']</text:p>
      <text:p text:style-name="P4">
Type: Article</text:p>
      <!--METADATA-->
      <text:p text:style-name="P4">
<draw:frame draw:style-name="fr1" draw:name="Image131" text:anchor-type="as-char" svg:width="6.9236in" svg:height="3.956343in" draw:z-index="0">
<draw:image xlink:href="../Images/yкринформ/2023-04-08T-23-32-00-03-00/630_360_1674870594-635.jpeg" xlink:type="simple" xlink:show="embed" xlink:actuate="onLoad" draw:mime-type="image/jpeg"/>
</draw:frame>
Safety and terror protection is the values for which Ukraine is struggling, which are close to every one.</text:p>
      <text:p text:style-name="P4">
As Ukrinform reports, this is during <text:a xlink:type="simple" xlink:href="https://t.me/OP_UA/9201" text:style-name="Internet_20_link" text:visited-style-name="Visited_20_Internet_20_Link">
</text:a>
The Volodymyr Zelensky emphasized.</text:p>
      <text:p text:style-name="P4">
“He continued to appeal to the world's parliaments and first appealed to the Parliament of Vlatin America, to the Chile Parliament. In fact, the values for which we will all be here in Ukraine are close to every nation, regardless of whether they are far from us. All appreciate safety and protection against <text:a xlink:type="simple" xlink:href="https://www.ukrinform.ua/tag-terorizm" text:style-name="Internet_20_link" text:visited-style-name="Visited_20_Internet_20_Link">
</text:a>
. There is no such people who were approvingly brought to the Russian occupation: to the Russian concentration camps, the deportation of our children, to rape women, the burning of cities ... The more the world will know about Russian aggression, the faster the aggressor will lose, and will return. Not only Ukraine will return - it will return to everyone in the world. I am for the support of Chile, ”Zelensky said.</text:p>
      <text:p text:style-name="P4">
<text:span text:style-name="T5">
Viso: <text:a xlink:type="simple" xlink:href="https://www.youtube.com/watch" text:style-name="Internet_20_link" text:visited-style-name="Visited_20_Internet_20_Link">
</text:a>
</text:span>
</text:p>
      <text:p text:style-name="P4">
He also thanked all international partners who helped our country this week with good news. In particular, the United States is for a new, 35-yokes, which included rockets for Himars, air defense missiles, artillery shells, for protection against armored vehicles and other important support elements. Germany - for the next package of assistance in volume of 200 mlneurot investments from local companies. Denmark and Norway - for the work of a superstition package of shells for Ukrainian artillery. Australia Tanova Zealand is for new sanctions.</text:p>
      <text:p text:style-name="P4">
<text:span text:style-name="T4">
 Read also: </text:span>
 <text:a xlink:type="simple" xlink:href="https://www.ukrinform.ua/rubric-polytics/3693394-najvagomisim-rezultatom-cogo-tizna-stali-novi-domovlenosti-u-polsi-zelenskij.html" text:style-name="Internet_20_link" text:visited-style-name="Visited_20_Internet_20_Link">
<text:span text:style-name="T4">
 Zelensky </text:span>
</text:a>
“The Netherlands has announced a package of more than 270 million euros. Tsadogamo for our restoration, humanitarian, non -lethal support for defense, as well as it is very important - support for justice. To collect evidence of Russian crimes, to create a register of losses caused by Russian aggression. I thank the Netherlands for the fact that in all directions of protection of life miraz, ”the President emphasized.</text:p>
      <text:p text:style-name="P4">
It was reported that the United States government has announced the allocation of a new -large -scale security for Ukraine in the field of security and defense of $ 2.6 billion. In particular, the first part of the cost of half a billion dollars will be sent to Ukraine immediately and will include mostly ammunition and other pre -supply deliveries.</text:p>
      <text:p text:style-name="P4">
<text:span text:style-name="T5">
Foto: op</text:span>
</text:p>
      <text:p text:style-name="P4">
News Source: <text:a xlink:type="simple" xlink:href="https://www.ukrinform.ua/rubric-ato/3693403-cinnosti-za-aki-boretsa-ukraina-blizki-koznomu-narodu-prezident.html" text:style-name="Internet_20_link" text:visited-style-name="Visited_20_Internet_20_Link">
https://www.ukrinform.ua/rubric-ato/3693403-cinnosti-za-aki-boretsa-ukraina-blizki-koznomu-narodu-prezident.html</text:a>
</text:p>
      <!--NEWS-->
      <text:h text:style-name="P10" text:outline-level="1">
<text:span text:style-name="T4">
Ukraine's women's national team beat Northern Macedonia in the qualification</text:span>
</text:h>
      <text:p text:style-name="P4">
Authors: Ukrinform (Person)</text:p>
      <text:p text:style-name="P4">
Publisher: Укринформ (Organization)</text:p>
      <text:p text:style-name="P4">
Published Time: 2023-04-08T-25:22:00+03:00</text:p>
      <text:p text:style-name="P4">
Modified Time: 2023-04-08T22:22:00+03:00</text:p>
      <text:p text:style-name="P4">
Description: The match will take place on April 11. - Ukrinform.</text:p>
      <text:p text:style-name="P4">
Images: ["<text:a xlink:type="simple" xlink:href="https://static.ukrinform.com/photos/2023_04/thumb_files/630_360_1680981722-937.jpg" text:style-name="Internet_20_link" text:visited-style-name="Visited_20_Internet_20_Link">
630_360_16809...</text:a>
"]</text:p>
      <text:p text:style-name="P4">
Tags: ['гандбол']</text:p>
      <text:p text:style-name="P4">
Type: Article</text:p>
      <!--METADATA-->
      <text:p text:style-name="P4">
<draw:frame draw:style-name="fr1" draw:name="Image132" text:anchor-type="as-char" svg:width="6.9236in" svg:height="3.956343in" draw:z-index="0">
<draw:image xlink:href="../Images/yкринформ/2023-04-08T-25-22-00-03-00/630_360_1680981722-937.jpg" xlink:type="simple" xlink:show="embed" xlink:actuate="onLoad" draw:mime-type="image/jpeg"/>
</draw:frame>
The match will take place on April 11.</text:p>
      <text:p text:style-name="P4">
The women's team of Ukraine in Skopje held the first match of the second round of qualification-2023 against the team of Northern Macedonia, Ukrinform reports.</text:p>
      <text:p text:style-name="P4">
The Ukrainians won the exit with a score of 24:22.</text:p>
      <text:p text:style-name="P4">
Five minutes before the break, the difference in the score was 8 goals, and the intervals went with "+6" in favor of the national team of Ukraine.</text:p>
      <text:p text:style-name="P4">
In the second half of the Macedonka meeting, they played more aggressively, they managed to compare the account, but after that the Ukrainians responded with three effective attacks.</text:p>
      <text:p text:style-name="P4">
5 minutes before the siren, the Macedonia national team was left without the main bomber. At the time, the Ukrainians were able to bring the meeting to the victorious end.</text:p>
      <text:p text:style-name="P4">
This is the first of the two matches of the decisive second round of European qualification. The match will take place on April 11.</text:p>
      <text:p text:style-name="P4">
<text:span text:style-name="T4">
 Read also: </text:span>
 <text:a xlink:type="simple" xlink:href="https://www.ukrinform.ua/rubric-sports/3692661-motor-postupivsa-bitighajmu-u-matci-drugoi-nimeckoi-bundesligi.html" text:style-name="Internet_20_link" text:visited-style-name="Visited_20_Internet_20_Link">
</text:a>
According to Ukrinform, the Ukrainians last participated in the World Cup in 2009 in China, where they took the 17th position.</text:p>
      <text:p text:style-name="P4">
Photo: Handball.net.ua</text:p>
      <text:p text:style-name="P4">
News Source: <text:a xlink:type="simple" xlink:href="https://www.ukrinform.ua/rubric-sports/3693402-zinoca-zbirna-ukraini-z-gandbolu-obigrala-pivnicnu-makedoniu-u-kvalifikacii-cs.html" text:style-name="Internet_20_link" text:visited-style-name="Visited_20_Internet_20_Link">
https://www.ukrinform.ua/rubric-sports/3693402-zinoca-zbirna-ukraini-z-gandbolu-obigrala-pivnicnu-makedoniu-u-kvalifikacii-cs.html</text:a>
</text:p>
      <!--NEWS-->
      <text:h text:style-name="P10" text:outline-level="1">
<text:span text:style-name="T4">
In the Foreign Ministry outraged by the new attempt by Pope Francis to equate the victim of war and aggressor</text:span>
</text:h>
      <text:p text:style-name="P4">
Authors: Ukrinform (Person)</text:p>
      <text:p text:style-name="P4">
Publisher: Укринформ (Organization)</text:p>
      <text:p text:style-name="P4">
Published Time: 2023-04-08T-27:19:09+03:00</text:p>
      <text:p text:style-name="P4">
Modified Time: 2023-04-08T22:19:09+03:00</text:p>
      <text:p text:style-name="P4">
Description: The Ministry of Foreign Affairs of Ukraine expressed disappointment about the joint participation in the procession in Rome of Ukrainian and Russian adolescents, as this is an attempt to equate the victim of Russia and the aggressor solved by Russia and distorts the reality in which Russia has plunged Ukrainians. - Ukrinform.</text:p>
      <text:p text:style-name="P4">
Images: ["<text:a xlink:type="simple" xlink:href="https://static.ukrinform.com/photos/2016_02/thumb_files/630_360_1454971670-8277.jpg" text:style-name="Internet_20_link" text:visited-style-name="Visited_20_Internet_20_Link">
630_360_14549...</text:a>
"]</text:p>
      <text:p text:style-name="P4">
Tags: ['МЗС', 'Папа Франциск', 'Релігія', 'Скандал', 'Ватикан', 'Агресія РФ', 'Ніколенко']</text:p>
      <text:p text:style-name="P4">
Type: Article</text:p>
      <!--METADATA-->
      <text:p text:style-name="P4">
<draw:frame draw:style-name="fr1" draw:name="Image133" text:anchor-type="as-char" svg:width="6.9236in" svg:height="3.956343in" draw:z-index="0">
<draw:image xlink:href="../Images/yкринформ/2023-04-08T-27-19-09-03-00/630_360_1454971670-8277.jpg" xlink:type="simple" xlink:show="embed" xlink:actuate="onLoad" draw:mime-type="image/jpeg"/>
</draw:frame>
The Ministry of Internal Affairs has expressed disappointment about the joint participation in the procession of Rimmi -Ukrainian and Russian adolescents, as it is an attempt to equate the victim of war and aggressor victims of Russia and distorts the reality in which the Ukrainians have Russian.</text:p>
      <text:p text:style-name="P4">
This is stated in the post of spokesman of the Foreign Ministry Oleg Nikolenko in <text:a xlink:type="simple" xlink:href="https://www.facebook.com/1090077030/posts/pfbid023wiUJMKv7rmwXoxqPhrYVLE1X6Mxxw9BtJwtoqLjFKsgfu1T6t6XhXSTP1jiF562l/" text:style-name="Internet_20_link" text:visited-style-name="Visited_20_Internet_20_Link">
</text:a>
, reports Ukrinform.</text:p>
      <text:p text:style-name="P4">
He noted that yesterday, on Holy Friday, a great religiousness took place in Rome - a procession that symbolizes the victory of good over evil, the light of the darkness, faith over despair.</text:p>
      <text:p text:style-name="P4">
“We are deeply grateful <text:a xlink:type="simple" xlink:href="https://www.ukrinform.ua/tag-papa-francisk" text:style-name="Internet_20_link" text:visited-style-name="Visited_20_Internet_20_Link">
</text:a>
For his turning on Ukraine and Ukrainians. Unfortunately, they have to state that this year's rank was again overshadowed <text:a xlink:type="simple" xlink:href="https://www.ukrinform.ua/rubric-world/3693261-u-vatikani-znovu-virisili-poednati-predstavnikiv-ukraini-ta-rf-na-hresnij-dorozi.html" text:style-name="Internet_20_link" text:visited-style-name="Visited_20_Internet_20_Link">
</text:a>
But the aggressor, ”Nikolenko said.</text:p>
      <text:p text:style-name="P4">
He explained that it was reading texts that were read during the 10th Staff of the Great Walk: on behalf of a Ukrainian teenager who found shelter in Italy after the capture Asha for the Nikarers of Russia's invading war against Ukraine.</text:p>
      <text:p text:style-name="P4">
<text:span text:style-name="T4">
 Read also: </text:span>
 <text:a xlink:type="simple" xlink:href="https://www.ukrinform.ua/rubric-society/3691079-papa-francisk-zaklikav-molitisa-za-ukrainu.html" text:style-name="Internet_20_link" text:visited-style-name="Visited_20_Internet_20_Link">
<text:span text:style-name="T4">
 Francis </text:span>
</text:a>
“We are disappointed that the Holy Throne did not take into account the arguments of the Ukrainian page about the abusive character of such a gesture. The joint participation of the Ukrainian Tarosian distorts the reality in which Russia has immersed Ukrainians, embodying the opposite genocide. Moreover, such a step undermines the principles of justice of pasagally human morality, discredits the concept of peace and brotherhood, ”the spokesman of the Foreign Ministry.</text:p>
      <text:p text:style-name="P4">
He added that the effort to put a sign of equality between a suffering Ukraine, which causes suffering, does not contribute to reconciliation.</text:p>
      <text:p text:style-name="P4">
“Reconciliation can only come after the Ukrainian victory, punishment of all Russian criminals, repentance for suffering and asking for forgiveness before Ukrainians. We expect that the Holy See will continue to adhere to the approach, which will be based on the deep sense of fairness for the restoration of peace in Ukraine and establishing justice, ”the Foreign Ministry spokesman.As it was reported, last year on April 15, a procession took place in Rome in Rome, which was headed by Pope Francis. According to the Vatican's decision, the cross was transferred to the 13th station by Ukrainian and Russian, which symbolized the reconciliation of peoples. Both women work together in the hospital.</text:p>
      <text:p text:style-name="P4">
News Source: <text:a xlink:type="simple" xlink:href="https://www.ukrinform.ua/rubric-society/3693401-u-mzs-obureni-novou-sprobou-papi-franciska-pririvnati-zertvu-vijni-ta-agresora.html" text:style-name="Internet_20_link" text:visited-style-name="Visited_20_Internet_20_Link">
https://www.ukrinform.ua/rubric-society/3693401-u-mzs-obureni-novou-sprobou-papi-franciska-pririvnati-zertvu-vijni-ta-agresora.html</text:a>
</text:p>
      <!--NEWS-->
      <text:h text:style-name="P10" text:outline-level="1">
<text:span text:style-name="T4">
OSCE real update will only happen after fundamental changes in Russia and Belarus - expert</text:span>
</text:h>
      <text:p text:style-name="P4">
Authors: Ukrinform (Person)</text:p>
      <text:p text:style-name="P4">
Publisher: Укринформ (Organization)</text:p>
      <text:p text:style-name="P4">
Published Time: 2023-04-08T-29:04:00+03:00</text:p>
      <text:p text:style-name="P4">
Modified Time: 2023-04-08T22:04:00+03:00</text:p>
      <text:p text:style-name="P4">
Description: Mantas Adomenas, Deputy Chairman of the Lithuanian Foreign Ministry, believes that the real update of the OSCE will only happen after fundamental changes in aggressor countries - Russia and Belarus. Moreover, more meaning has the search for new formats, one of which is "European Political Community / European Political Community". - Ukrinform.</text:p>
      <text:p text:style-name="P4">
Images: ["<text:a xlink:type="simple" xlink:href="https://static.ukrinform.com/photos/2023_04/thumb_files/630_360_1680956927-823.jpg" text:style-name="Internet_20_link" text:visited-style-name="Visited_20_Internet_20_Link">
630_360_16809...</text:a>
"]</text:p>
      <text:p text:style-name="P4">
Tags: ['білорусь', 'Литва', 'ОБСЄ', 'Війна з росією']</text:p>
      <text:p text:style-name="P4">
Type: Article</text:p>
      <!--METADATA-->
      <text:p text:style-name="P4">
<draw:frame draw:style-name="fr1" draw:name="Image134" text:anchor-type="as-char" svg:width="6.9236in" svg:height="3.956343in" draw:z-index="0">
<draw:image xlink:href="../Images/yкринформ/2023-04-08T-29-04-00-03-00/630_360_1680956927-823.jpg" xlink:type="simple" xlink:show="embed" xlink:actuate="onLoad" draw:mime-type="image/jpeg"/>
</draw:frame>
Mantasadomenas, Deputy Chairman of the Lithuanian Foreign Ministry, believes that the real renewal will only be renewed after fundamental changes in aggressor countries - Russia and Belarus. The greater sense is the search for new formats, one of which "European Politicalcommunity / European Political Community".</text:p>
      <text:p text:style-name="P4">
Adomenas expressed this opinion in <text:a xlink:type="simple" xlink:href="https://www.ukrinform.ua/rubric-polytics/3693294-mantas-adomenas-zastupnik-glavi-mzs-litvi.html" text:style-name="Internet_20_link" text:visited-style-name="Visited_20_Internet_20_Link">
</text:a>
.</text:p>
      <text:p text:style-name="P4">
“In such a composition <text:a xlink:type="simple" xlink:href="https://www.ukrinform.ua/tag-obse" text:style-name="Internet_20_link" text:visited-style-name="Visited_20_Internet_20_Link">
</text:a>
where Irosia and Belarus are involved, that is, two aggressors, it is impossible to renew. It will happen only when the war is over, and Russia and Belarus admit their guilt of the Zaia Solution. By that time, this organization is not so much that is meaningless, alabestate, ”Adomenas said.</text:p>
      <text:p text:style-name="P4">
In his opinion, starting a new security policy in Europe is currently related to the search for new formats. One of them is the Europeanpolitical Community / European Political Community initiative, which will soon be released in Moldova for his second summit. “This community was created by an estimated basis as an alternative to the OSCE. In turn, the OSCE had one time -to prevent the new war in Europe, but it was unable to do so, ”Adomenas said.</text:p>
      <text:p text:style-name="P4">
<text:span text:style-name="T4">
 Read also: </text:span>
 <text:a xlink:type="simple" xlink:href="https://www.ukrinform.ua/rubric-polytics/3689647-kuleba-privitav-zapusk-moskovskogo-mehanizmu-obse.html" text:style-name="Internet_20_link" text:visited-style-name="Visited_20_Internet_20_Link">
<text:span text:style-name="T4">
 OSCE </text:span>
</text:a>
The first European Political Community Summit with the participation of the Presidents of the European Council and the European Commission, as well as leaders of 44 European countries(That is, practical - except for the Russian Federation and RB)He took place on October 6, 2022 in Prague.</text:p>
      <text:p text:style-name="P4">
The second EPC summit will take place on June 1, 2023 in Chisinau.</text:p>
      <text:p text:style-name="P4">
News Source: <text:a xlink:type="simple" xlink:href="https://www.ukrinform.ua/rubric-world/3693400-spravzne-onovlenna-obse-stanetsa-lise-pisla-korinnih-zmin-u-rosii-ta-bilorusi-ekspert.html" text:style-name="Internet_20_link" text:visited-style-name="Visited_20_Internet_20_Link">
https://www.ukrinform.ua/rubric-world/3693400-spravzne-onovlenna-obse-stanetsa-lise-pisla-korinnih-zmin-u-rosii-ta-bilorusi-ekspert.html</text:a>
</text:p>
      <!--NEWS-->
      <text:h text:style-name="P10" text:outline-level="1">
<text:span text:style-name="T4">
Ukraine by 2030 can make more than half of its energy "green" - expert</text:span>
</text:h>
      <text:p text:style-name="P4">
Authors: Ukrinform (Person)</text:p>
      <text:p text:style-name="P4">
Publisher: Укринформ (Organization)</text:p>
      <text:p text:style-name="P4">
Published Time: 2023-04-08T-32:52:00+03:00</text:p>
      <text:p text:style-name="P4">
Modified Time: 2023-04-08T21:52:00+03:00</text:p>
      <text:p text:style-name="P4">
Description: Ukraine can bring up to 50 percent of the "green" energy in total energy and even exceed this figure by the beginning of the next decade. - Ukrinform.</text:p>
      <text:p text:style-name="P4">
Images: ["<text:a xlink:type="simple" xlink:href="https://static.ukrinform.com/photos/2023_04/thumb_files/630_360_1680980988-393.jpg" text:style-name="Internet_20_link" text:visited-style-name="Visited_20_Internet_20_Link">
630_360_16809...</text:a>
"]</text:p>
      <text:p text:style-name="P4">
Tags: ['Електроенергія', 'Енергетика', 'Україна']</text:p>
      <text:p text:style-name="P4">
Type: Article</text:p>
      <!--METADATA-->
      <text:p text:style-name="P4">
<draw:frame draw:style-name="fr1" draw:name="Image135" text:anchor-type="as-char" svg:width="6.9236in" svg:height="3.956343in" draw:z-index="0">
<draw:image xlink:href="../Images/yкринформ/2023-04-08T-32-52-00-03-00/630_360_1680980988-393.jpg" xlink:type="simple" xlink:show="embed" xlink:actuate="onLoad" draw:mime-type="image/jpeg"/>
</draw:frame>
The early decade of the next decade can bring up to 50 percent of the "green" energy in total energy and even exceed the indicator.</text:p>
      <text:p text:style-name="P4">
Such an optimistic forecast in the comment of Ukrinform was expressed by the chairman of the board of the Global Union 100% Renewablesukraine Alexander Dombrovsky.</text:p>
      <text:p text:style-name="P4">
"I am convinced that by 2030 we have the opportunity to get more than 50% of pure energy for the end consumer," Dombrovsky said, adding that the state has set up enough ambitious targets and moves to them despite a war that not only stopped the process, but vice versa stimulates to move faster.</text:p>
      <text:p text:style-name="P4">
He noted that such a forecast is optimistic, because this requires prerequisites: if Ukraine wins quickly and recovery, and the rules of economic development will be "right" - there will be no corruption, not a Wonopoli, but there will be economic decentralization - not only <text:a xlink:type="simple" xlink:href="https://www.ukrinform.ua/tag-energetika" text:style-name="Internet_20_link" text:visited-style-name="Visited_20_Internet_20_Link">
</text:a>
, but also investment. For the state, it is important to create the rules of the game that will not be disturbed, will not change, which will allow to invest, develop this market quickly, emphasized Dombrovsky.</text:p>
      <text:p text:style-name="P4">
The Verkhovna Rada Explode, MHP Eco Energy President(an enterprise that specializes in gas production)It substantiates that many experimental projects and laboratory tests have taken out that what many have not believed until recently are realized today.</text:p>
      <text:p text:style-name="P4">
“We can produce our own energy resources. Ukraine has a 100 percentage of being one of the most innovative, technologically developed countries in the world, ”Dombrovsky is convinced. According to him, Ukraine has a colossal power: in addition to the sun and wind, as one of the most powerful agrarian states, Ukraine also has enough waste and raw materials to produce a biogas, biomethane, green hydrogen, etc.</text:p>
      <text:p text:style-name="P4">
Many Ukrainian companies are not waiting for the war, they are working, investing now. But you need a "green" cooperation with foreign partners. Ukrainian companies develop such cooperation primarily to Znimenchyna, also establish contacts with the Dutch, Austrian, Danish, British, and American firms.<text:span text:style-name="T4">
 Read also: </text:span>
 <text:a xlink:type="simple" xlink:href="https://www.ukrinform.ua/rubric-economy/3689673-nimeccina-moze-stati-partnerom-ukraini-u-sferi-virobnictva-vodnu-minenergo.html" text:style-name="Internet_20_link" text:visited-style-name="Visited_20_Internet_20_Link">
</text:a>
The interlocutor of the agency gave figures: for 30 years of independence, Ukraine paid only Russia, more than $ 100 billion only for imported gas, which was equal to one pre-war budget The main exporter, again, was bought by diesel, oil, coal, natural gas, nuclear fuel.</text:p>
      <text:p text:style-name="P4">
“The Russian aggression confirms that oil, gas exported by Vevrope to Ukraine and earned on it, all this returns in the form of weapons, missiles, and destruction. The whole world eventually understood, Europe has changed its attitude 180 degrees, ”Dombrovsky said. He noted that "green", renewable energy today is not just about energy. This is about the protection of Ukraine, the energy security, the energy independence of Ukraine, but also the EU.</text:p>
      <text:p text:style-name="P4">
Dombrovsky during the recent international conference "9th Berlin Energy Dialogue", together with associative members of the Union, set a signature under a memorandum on mutual understanding and cooperation with the most renewable energy(BEE).</text:p>
      <text:p text:style-name="P4">
<text:span text:style-name="T5">
Фото: Ольга Танасійчук</text:span>
</text:p>
      <text:p text:style-name="P4">
News Source: <text:a xlink:type="simple" xlink:href="https://www.ukrinform.ua/rubric-economy/3693397-ukraina-do-2030-roku-moze-zrobiti-ponad-polovinu-svoei-energetiki-zelenou-ekspert.html" text:style-name="Internet_20_link" text:visited-style-name="Visited_20_Internet_20_Link">
https://www.ukrinform.ua/rubric-economy/3693397-ukraina-do-2030-roku-moze-zrobiti-ponad-polovinu-svoei-energetiki-zelenou-ekspert.html</text:a>
</text:p>
      <!--NEWS-->
      <text:h text:style-name="P10" text:outline-level="1">
<text:span text:style-name="T4">
In Ukraine presented a study of the vitality of companies during the war</text:span>
</text:h>
      <text:p text:style-name="P4">
Authors: Ukrinform (Person)</text:p>
      <text:p text:style-name="P4">
Publisher: Укринформ (Organization)</text:p>
      <text:p text:style-name="P4">
Published Time: 2023-04-08T-34:49:54+03:00</text:p>
      <text:p text:style-name="P4">
Modified Time: 2023-04-08T21:49:54+03:00</text:p>
      <text:p text:style-name="P4">
Description: For the heads of businesses and institutions in Ukraine this year of the war, there were families and teams this year. - Ukrinform.</text:p>
      <text:p text:style-name="P4">
Images: ["<text:a xlink:type="simple" xlink:href="https://static.ukrinform.com/photos/2022_06/thumb_files/630_360_1654625684-969.jpg" text:style-name="Internet_20_link" text:visited-style-name="Visited_20_Internet_20_Link">
630_360_16546...</text:a>
"]</text:p>
      <text:p text:style-name="P4">
Tags: ['Бізнес', 'Економіка', 'Опитування', 'Війна з росією']</text:p>
      <text:p text:style-name="P4">
Type: Article</text:p>
      <!--METADATA-->
      <text:p text:style-name="P4">
<draw:frame draw:style-name="fr1" draw:name="Image136" text:anchor-type="as-char" svg:width="6.9236in" svg:height="3.956343in" draw:z-index="0">
<draw:image xlink:href="../Images/yкринформ/2023-04-08T-34-49-54-03-00/630_360_1654625684-969.jpg" xlink:type="simple" xlink:show="embed" xlink:actuate="onLoad" draw:mime-type="image/jpeg"/>
</draw:frame>
Families and teams were warned for business and institutions in Ukraine this year.</text:p>
      <text:p text:style-name="P4">
This is evidenced by <text:a xlink:type="simple" xlink:href="https://resilience2022ukr.one-philosophy.com/3/" text:style-name="Internet_20_link" text:visited-style-name="Visited_20_Internet_20_Link">
</text:a>
 <text:a xlink:type="simple" xlink:href="https://resilience2022ukr.one-philosophy.com/3/" text:style-name="Internet_20_link" text:visited-style-name="Visited_20_Internet_20_Link">
</text:a>
The study of vital organizations during the war is "vital. Battle for the Future ”, which is a console of companies <text:a xlink:type="simple" xlink:href="https://one-philosophy.com/uk/" text:style-name="Internet_20_link" text:visited-style-name="Visited_20_Internet_20_Link">
</text:a>
, reports Ukrinform.</text:p>
      <text:p text:style-name="P4">
According to the authors of the study, it is based on 30 deep interviewer <text:a xlink:type="simple" xlink:href="https://www.ukrinform.ua/tag-biznes" text:style-name="Internet_20_link" text:visited-style-name="Visited_20_Internet_20_Link">
</text:a>
and institutions from 12 industries where their strategies and approaches are revealed to remain their lives in war.</text:p>
      <text:p text:style-name="P4">
Participants include Nibulon, Vodafone, Rozetka.ua, McDonald's, EVA, SkyUp!, Dobrobut, Ukrzaliznytsia, Patrol Police of Ukraine, National Center "Ukrainian House", Native Nethy. Medical Engineering ”, Art Arsenal, Public Broadcasting and others.</text:p>
      <text:p text:style-name="P4">
“Starting working on the third annual study of vitality in November 20122, we knew exactly that the lessons obtained would be a hard -generated asset for generations of managers. 30 amazing lessons and stories of life, 30 stories of humanity, 30 stories of openness to the world of readiness, despite all the threats every day to move hard to victory every day - this is something that motivates us here and now not to lower our hands and believe that it is best in the first place, ”said the founder of the company. One Philosophy Natalia Popovich.</text:p>
      <text:p text:style-name="P4">
<text:span text:style-name="T4">
 Read also: </text:span>
 <text:a xlink:type="simple" xlink:href="https://www.ukrinform.ua/rubric-economy/3693123-minfin-ssa-vidpravlae-fahivciv-v-evropu-perekonuvati-biznes-piti-z-rinkiv-rf.html" text:style-name="Internet_20_link" text:visited-style-name="Visited_20_Internet_20_Link">
<text:span text:style-name="T4">
 business </text:span>
</text:a>
It is noted that the conclusions of communication with wartime leaders for organizations include 5 key vitality lessons that allow them to stand and remain relevant for both employees and their clients today. Among the lessons-to go with the team, to benefit society, to form prompt response centers and to be ready for any development of events, to live here and now, but not to give up dreams and plans for the southern plans and to be aware of responsibility to Ukraine and the future.</text:p>
      <text:p text:style-name="P4">
The survey also showed that more than half of the surveyed leaders of the general public reassurance to the possibility of attack by the Russia conducted preparatory actions and had prescribed algorithms of actions in the event of a full -scale invasion.In addition, according to a study, 100% of the companies surveyed supported their workers in the first days of the war, helped to leave and export their families in most safe regions or abroad. 20% were exporting people to the company. During the war, executives continued to pay their wages to their workers, even if the company paused.</text:p>
      <text:p text:style-name="P4">
Every second company launched its crisis headquarters in the early days of the war. In 20%of the respondents, several parallel headquarters worked - the worst.</text:p>
      <text:p text:style-name="P4">
74% of the surveyed executives noted that they managed to keep the team in equal war. 10% significantly reduced the number of employees and 16% of the expanded team.</text:p>
      <text:p text:style-name="P4">
<text:span text:style-name="T4">
 Read also: </text:span>
 <text:a xlink:type="simple" xlink:href="https://www.ukrinform.ua/rubric-society/3693014-kabmin-rozsiriv-programu-erobota-dodali-tri-novi-vidi-grantiv-dla-veteraniv.html" text:style-name="Internet_20_link" text:visited-style-name="Visited_20_Internet_20_Link">
</text:a>
Every third company reorient its work abroad. Some have completely sprayed their efforts to develop activities outside Ukraine, others combine work in Ukraine and abroad.</text:p>
      <text:p text:style-name="P4">
100% of respondents noted that the flexibility of decision -making helped them keep the team and the company.</text:p>
      <text:p text:style-name="P4">
86% of the surveyed leaders noted that their vitality is related to the significance of the strategy of development of pre -war times: the transparency of the organization, a recognizable brand they trust.</text:p>
      <text:p text:style-name="P4">
55% of executives said that since the beginning of the war, their company suffered economic losses, and 45% stated a partial increase in profits. Today, as well as the public and public sector, it is supported by international organizations.</text:p>
      <text:p text:style-name="P4">
“All those surveyed unanimously noted that their points of war were families and teams, colleagues who stood side by side and most important days, and in the days of intermediate victories. This is something that stimulated not to lower the arms and move on. The belief in the future and victory of Ukraine has prompted to act now, without expectations for better times, ”the study said.</text:p>
      <text:p text:style-name="P4">
<text:span text:style-name="T4">
 Read also: </text:span>
 <text:a xlink:type="simple" xlink:href="https://www.ukrinform.ua/rubric-economy/3692848-v-ukraini-stvorat-trastovij-fond-akij-rozdilatime-riziki-investoriv.html" text:style-name="Internet_20_link" text:visited-style-name="Visited_20_Internet_20_Link">
</text:a>
Study of the vitality of organizations is an annual project of a consulting group One Philosophy. You can view the reports for 2020 and 2021 by loving on <text:a xlink:type="simple" xlink:href="https://one-philosophy.com/" text:style-name="Internet_20_link" text:visited-style-name="Visited_20_Internet_20_Link">
</text:a>
 <text:a xlink:type="simple" xlink:href="https://one-philosophy.com/" text:style-name="Internet_20_link" text:visited-style-name="Visited_20_Internet_20_Link">
 </text:a>
 <text:a xlink:type="simple" xlink:href="https://one-philosophy.com/" text:style-name="Internet_20_link" text:visited-style-name="Visited_20_Internet_20_Link">
 </text:a>
</text:p>
      <text:p text:style-name="P4">
News Source: <text:a xlink:type="simple" xlink:href="https://www.ukrinform.ua/rubric-economy/3693396-v-ukraini-prezentuvali-doslidzenna-zittestijkosti-kompanij-pid-cas-vijni.html" text:style-name="Internet_20_link" text:visited-style-name="Visited_20_Internet_20_Link">
https://www.ukrinform.ua/rubric-economy/3693396-v-ukraini-prezentuvali-doslidzenna-zittestijkosti-kompanij-pid-cas-vijni.html</text:a>
</text:p>
      <!--NEWS-->
      <text:h text:style-name="P10" text:outline-level="1">
<text:span text:style-name="T4">
Hin Ming Sleep set a record of performance in APL among Asian football players</text:span>
</text:h>
      <text:p text:style-name="P4">
Authors: Ukrinform (Person)</text:p>
      <text:p text:style-name="P4">
Publisher: Укринформ (Organization)</text:p>
      <text:p text:style-name="P4">
Published Time: 2023-04-08T-36:48:17+03:00</text:p>
      <text:p text:style-name="P4">
Modified Time: 2023-04-08T21:48:17+03:00</text:p>
      <text:p text:style-name="P4">
Description: He scored his 100th goal in the APL. - Ukrinform.</text:p>
      <text:p text:style-name="P4">
Images: ["<text:a xlink:type="simple" xlink:href="https://static.ukrinform.com/photos/2023_04/thumb_files/630_360_1680979627-418.jpg" text:style-name="Internet_20_link" text:visited-style-name="Visited_20_Internet_20_Link">
630_360_16809...</text:a>
"]</text:p>
      <text:p text:style-name="P4">
Tags: ['Футбол', 'АПЛ']</text:p>
      <text:p text:style-name="P4">
Type: Article</text:p>
      <!--METADATA-->
      <text:p text:style-name="P4">
<draw:frame draw:style-name="fr1" draw:name="Image137" text:anchor-type="as-char" svg:width="6.9236in" svg:height="3.956343in" draw:z-index="0">
<draw:image xlink:href="../Images/yкринформ/2023-04-08T-36-48-17-03-00/630_360_1680979627-418.jpg" xlink:type="simple" xlink:show="embed" xlink:actuate="onLoad" draw:mime-type="image/jpeg"/>
</draw:frame>
He defeated his 100th goal in the APL.</text:p>
      <text:p text:style-name="P4">
In the Tottenhama match against Brighton, the dream of Hin Ming was distinguished by his 100-mgol in the English Premier League, Ukrinform reports.</text:p>
      <text:p text:style-name="P4">
99 of the first heads in the Championship of England, the footballer of the South Korea national team spent in 259 matches. In the six previous draws, the Premier League scored at least 11 goals per season.</text:p>
      <text:p text:style-name="P4">
In the current season, sleep, however, was not highly effective. It was home to Brighton in the Korean Legionnaire's asset "Spurs" there were only six gollos - he last ended the season in England without 10 goals in 2016.</text:p>
      <text:p text:style-name="P4">
But in the match with Brighton it was the dream that opened the score in the 10th minute.</text:p>
      <text:p text:style-name="P4">
Therefore, the dream became the first Asian football player to crossed the 100 -miles into the APL. The second best result is only 20 heads and has a monk -core of Manchester United, another South Korean Pak Crison.</text:p>
      <text:p text:style-name="P4">
<text:span text:style-name="T4">
 Read also: </text:span>
 <text:a xlink:type="simple" xlink:href="https://www.ukrinform.ua/rubric-sports/3693352-apl-celsi-mudrika-postupivsa-vulvergemptonu-prodovzivsi-bezvigrasnu-seriu.html" text:style-name="Internet_20_link" text:visited-style-name="Visited_20_Internet_20_Link">
</text:a>
As reported by Ukrinform, "Brighton" gave way to Tottenham - 1: 2.</text:p>
      <text:p text:style-name="P4">
Photo: Getty Image</text:p>
      <text:p text:style-name="P4">
News Source: <text:a xlink:type="simple" xlink:href="https://www.ukrinform.ua/rubric-sports/3693395-son-hin-min-vstanoviv-rekord-rezultativnosti-v-apl-sered-azijskih-futbolistiv.html" text:style-name="Internet_20_link" text:visited-style-name="Visited_20_Internet_20_Link">
https://www.ukrinform.ua/rubric-sports/3693395-son-hin-min-vstanoviv-rekord-rezultativnosti-v-apl-sered-azijskih-futbolistiv.html</text:a>
</text:p>
      <!--NEWS-->
      <text:h text:style-name="P10" text:outline-level="1">
<text:span text:style-name="T4">
New arrangements in Poland - Zelensky became the most important result this week</text:span>
</text:h>
      <text:p text:style-name="P4">
Authors: Ukrinform (Person)</text:p>
      <text:p text:style-name="P4">
Publisher: Укринформ (Organization)</text:p>
      <text:p text:style-name="P4">
Published Time: 2023-04-08T-38:43:00+03:00</text:p>
      <text:p text:style-name="P4">
Modified Time: 2023-04-08T21:43:00+03:00</text:p>
      <text:p text:style-name="P4">
Description: The achievements and new arrangements that the President of Ukraine to Poland has been achieved during the visit of the President of Ukraine was the most significant result of this week. - Ukrinform.</text:p>
      <text:p text:style-name="P4">
Images: ["<text:a xlink:type="simple" xlink:href="https://static.ukrinform.com/photos/2023_02/thumb_files/630_360_1677220159-612.png" text:style-name="Internet_20_link" text:visited-style-name="Visited_20_Internet_20_Link">
630_360_16772...</text:a>
"]</text:p>
      <text:p text:style-name="P4">
Tags: ['Польща', 'Україна', 'Візит', 'Зеленський']</text:p>
      <text:p text:style-name="P4">
Type: Article</text:p>
      <!--METADATA-->
      <text:p text:style-name="P4">
<draw:frame draw:style-name="fr1" draw:name="Image138" text:anchor-type="as-char" svg:width="6.9236in" svg:height="3.956343in" draw:z-index="0">
<draw:image xlink:href="../Images/yкринформ/2023-04-08T-38-43-00-03-00/630_360_1677220159-612.png" xlink:type="simple" xlink:show="embed" xlink:actuate="onLoad" draw:mime-type="image/png"/>
</draw:frame>
The new arrangements that were reached during the visit of the President of Ukraine to Poland were the most significant result of this week.</text:p>
      <text:p text:style-name="P4">
On this during <text:a xlink:type="simple" xlink:href="https://t.me/OP_UA/9201" text:style-name="Internet_20_link" text:visited-style-name="Visited_20_Internet_20_Link">
</text:a>
The head of state emphasized Zelensky, reports Ukrinform.</text:p>
      <text:p text:style-name="P4">
“The most important these days, of course, visit in <text:a xlink:type="simple" xlink:href="https://www.ukrinform.ua/tag-polsa" text:style-name="Internet_20_link" text:visited-style-name="Visited_20_Internet_20_Link">
</text:a>
, our arrangements, our achievements. The fields have completed everything declared on tanks: they are already in Ukraine, in particular "Leopards". There are new arrangements for BMPs - more than a hundred cars. Children's carriers - "Rosomak" - 200 cars. Now 100 and 100 later. Mountains, additional missiles, "miga", - the President said.</text:p>
      <text:p text:style-name="P4">
<text:span text:style-name="T5">
Viso: <text:a xlink:type="simple" xlink:href="https://t.me/OP_UA/9201" text:style-name="Internet_20_link" text:visited-style-name="Visited_20_Internet_20_Link">
</text:a>
</text:span>
</text:p>
      <text:p text:style-name="P4">
He also noted the important arrangements that Ukraine reached with Poland by the Polina of the first ladies in the humanitarian and medical fields. In particular, regarding the projections for the preparation of Ukrainian physicians, comprehensive assistance to patients with burns of YEXSTRENDI Air evacuation of the wounded, including in the war zones. And a joint project will continue - education of is rehabilitation, training of Ukrainian psychologists, he added.</text:p>
      <text:p text:style-name="P4">
“That is, in this struggle for life and freedom, we are really side by side with Polish brothers and sisters-in all areas. And I thank for such a unchanging, diverse insignificant support, ”Zelensky said.</text:p>
      <text:p text:style-name="P4">
<text:span text:style-name="T4">
 Read also: </text:span>
 <text:a xlink:type="simple" xlink:href="https://www.ukrinform.ua/rubric-ato/3693392-zelenskij-priemno-zaversuvati-tizden-iz-horosimi-rezultatami-dla-ukraini.html" text:style-name="Internet_20_link" text:visited-style-name="Visited_20_Internet_20_Link">
<text:span text:style-name="T4">
 Zelensky </text:span>
</text:a>
As it was reported, President Volodymyr Zelenskyy, together with his wife on April 5, interfered with an official visit in Poland.</text:p>
      <text:p text:style-name="P4">
This visit was the first official visit to the President of Ukraine to Poland postpart from Russia's full -scale invasion of Russia. Zelensky and Duda twice - in December last year and February this year - met in Rzeszow during the President of Ukraine transit through Poland to Ukraine after the visits of state to the USA and European countries. However, these meetings had no status.</text:p>
      <text:p text:style-name="P4">
<text:span text:style-name="T5">
Foto: op</text:span>
</text:p>
      <text:p text:style-name="P4">
News Source: <text:a xlink:type="simple" xlink:href="https://www.ukrinform.ua/rubric-polytics/3693394-najvagomisim-rezultatom-cogo-tizna-stali-novi-domovlenosti-u-polsi-zelenskij.html" text:style-name="Internet_20_link" text:visited-style-name="Visited_20_Internet_20_Link">
https://www.ukrinform.ua/rubric-polytics/3693394-najvagomisim-rezultatom-cogo-tizna-stali-novi-domovlenosti-u-polsi-zelenskij.html</text:a>
</text:p>
      <!--NEWS-->
      <text:h text:style-name="P10" text:outline-level="1">
<text:span text:style-name="T4">
At Lyman direction Russian army shelled Novoselivske, Makiyivka, Nevske, Kuzmyne, Dibrova, Bi...</text:span>
</text:h>
      <text:p text:style-name="P4">
Authors: liveuamap (Language: en)</text:p>
      <text:p text:style-name="P4">
Time: 2023-04-08T-3:10:00</text:p>
      <text:p text:style-name="P4">
Location: Donetsk (Latitude:48.7537 Longtitude:38.23277)</text:p>
      <text:p text:style-name="P4">
Videos: []</text:p>
      <text:p text:style-name="P4">
Images: []</text:p>
      <text:p text:style-name="P4">
Tags: ["Russia"]</text:p>
      <text:p text:style-name="P4">
Id: 22554490</text:p>
      <!--METADATA-->
      <text:p text:style-name="P4">
At Lyman direction Russian army shelled Novoselivske, Makiyivka, Nevske,Kuzmyne, Dibrova, Bilohorivka of Luhansk region and Torske, Zarichne, Spirne,Berestove of Donetsk region, - General Staff of Armed Forces of Ukraine saysin the morning report</text:p>
      <text:p text:style-name="P4">
News Collection Link: <text:a xlink:type="simple" xlink:href="https://liveuamap.com/en/2023/8-april-at-lyman-direction-russian-army-shelled-novoselivske" text:style-name="Internet_20_link" text:visited-style-name="Visited_20_Internet_20_Link">
https://liveuamap.com/en/2023/8-april-at-lyman-direction-russian-army-shelled-novoselivske</text:a>
</text:p>
      <text:p text:style-name="P4">
News Source: <text:a xlink:type="simple" xlink:href="https://t.me/lumsrc/4440" text:style-name="Internet_20_link" text:visited-style-name="Visited_20_Internet_20_Link">
https://t.me/lumsrc/4440</text:a>
</text:p>
      <!--NEWS-->
      <text:h text:style-name="P10" text:outline-level="1">
<text:span text:style-name="T4">
The Russians for a day seven times fired at Sumy Region border</text:span>
</text:h>
      <text:p text:style-name="P4">
Authors: Ukrinform (Person)</text:p>
      <text:p text:style-name="P4">
Publisher: Укринформ (Organization)</text:p>
      <text:p text:style-name="P4">
Published Time: 2023-04-08T-40:37:00+03:00</text:p>
      <text:p text:style-name="P4">
Modified Time: 2023-04-08T21:37:00+03:00</text:p>
      <text:p text:style-name="P4">
Description: Russian troops attacked four border communities of Sumy region on Saturday, having carried out seven shellings and 79 trains. - Ukrinform.</text:p>
      <text:p text:style-name="P4">
Images: ["<text:a xlink:type="simple" xlink:href="https://static.ukrinform.com/photos/2016_07/thumb_files/630_360_1469087094-3763.jpg" text:style-name="Internet_20_link" text:visited-style-name="Visited_20_Internet_20_Link">
630_360_14690...</text:a>
"]</text:p>
      <text:p text:style-name="P4">
Tags: ['Обстріл', 'Сумщина', 'Російські військові', 'Кордон', 'Міномет', 'Війна з росією']</text:p>
      <text:p text:style-name="P4">
Type: Article</text:p>
      <!--METADATA-->
      <text:p text:style-name="P4">
<draw:frame draw:style-name="fr1" draw:name="Image139" text:anchor-type="as-char" svg:width="6.9236in" svg:height="3.956343in" draw:z-index="0">
<draw:image xlink:href="../Images/yкринформ/2023-04-08T-40-37-00-03-00/630_360_1469087094-3763.jpg" xlink:type="simple" xlink:show="embed" xlink:actuate="onLoad" draw:mime-type="image/jpeg"/>
</draw:frame>
Russian troops attacked four border communities of the Sumy region on Saturday, carrying out seven shelling and 79 trains.</text:p>
      <text:p text:style-name="P4">
According to Ukrinform, the Sumy Regional Military Administration reported in <text:a xlink:type="simple" xlink:href="https://t.me/Sumy_news_ODA/15335" text:style-name="Internet_20_link" text:visited-style-name="Visited_20_Internet_20_Link">
</text:a>
.</text:p>
      <text:p text:style-name="P4">
Nine mines have dropped the invaders into the territory of the Miropil community.</text:p>
      <text:p text:style-name="P4">
The Belopil community also suffered from the mortar fire of the enemy - 20 hits were recorded. Its territory was fired by the Russians from the easel gramatomes, taking as many shots.</text:p>
      <text:p text:style-name="P4">
With the use of drones, the invaders dropped two ammunition of the type of Powders in the same community(grenade launchers).</text:p>
      <text:p text:style-name="P4">
<text:span text:style-name="T4">
Читайте також:</text:span>
 <text:a xlink:type="simple" xlink:href="https://www.ukrinform.ua/rubric-ato/3693380-rosiani-obstrilali-kupanskij-rajon-harkivsini-e-zagibli-ta-poranena.html" text:style-name="Internet_20_link" text:visited-style-name="Visited_20_Internet_20_Link">
 <text:span text:style-name="T4">
обстріл</text:span>
 </text:a>
The Khotyn community also suffered a mortar strike from the Russian army - three hit.</text:p>
      <text:p text:style-name="P4">
From the easel grenade launchers, the invaders were beaten by the Great Pisar community, making 25 shots.</text:p>
      <text:p text:style-name="P4">
In all cases, according to Ova, it was unhappy.</text:p>
      <text:p text:style-name="P4">
"According to the military, the operational situation in the borderline is controlled. The formation of enemy offensive groups of the nearby border has not been detected," - added to the regional administration.</text:p>
      <text:p text:style-name="P4">
<text:span text:style-name="T4">
 Read also: </text:span>
 <text:a xlink:type="simple" xlink:href="https://www.ukrinform.ua/rubric-ato/3693358-rosiani-vdruge-za-dobu-obstrilali-orihiv.html" text:style-name="Internet_20_link" text:visited-style-name="Visited_20_Internet_20_Link">
<text:span text:style-name="T4">
 firing </text:span>
</text:a>
As reported by Ukrinform, on April 7 in Sumy region <text:a xlink:type="simple" xlink:href="https://www.ukrinform.ua/rubric-regions/3693196-za-dobu-vijska-rf-atakuvali-visim-oblastej-ukraini-zvedenna-ova.html" text:style-name="Internet_20_link" text:visited-style-name="Visited_20_Internet_20_Link">
</text:a>
Belopolskaya, Krasnopil, Seredi-Budsk, Novoslobid and Esman communities.</text:p>
      <text:p text:style-name="P4">
In the outskirts of the city of the middle-building, the invaders carried out the aviation <text:a xlink:type="simple" xlink:href="https://www.ukrinform.ua/tag-obstril" text:style-name="Internet_20_link" text:visited-style-name="Visited_20_Internet_20_Link">
</text:a>
by damaging the household.</text:p>
      <text:p text:style-name="P4">
News Source: <text:a xlink:type="simple" xlink:href="https://www.ukrinform.ua/rubric-ato/3693393-rosiani-za-den-sim-raziv-obstrilali-prikordonna-sumsini.html" text:style-name="Internet_20_link" text:visited-style-name="Visited_20_Internet_20_Link">
https://www.ukrinform.ua/rubric-ato/3693393-rosiani-za-den-sim-raziv-obstrilali-prikordonna-sumsini.html</text:a>
</text:p>
      <!--NEWS-->
      <text:h text:style-name="P10" text:outline-level="1">
<text:span text:style-name="T4">
Zelensky: Pleased to complete a week with good results for Ukraine</text:span>
</text:h>
      <text:p text:style-name="P4">
Authors: Ukrinform (Person)</text:p>
      <text:p text:style-name="P4">
Publisher: Укринформ (Organization)</text:p>
      <text:p text:style-name="P4">
Published Time: 2023-04-08T-42:29:45+03:00</text:p>
      <text:p text:style-name="P4">
Modified Time: 2023-04-08T21:29:45+03:00</text:p>
      <text:p text:style-name="P4">
Description: It is a pleasure to complete this week with good results for the state - on weapons, international support, to expand our connections with the world, to our movement to NATO. - Ukrinform.</text:p>
      <text:p text:style-name="P4">
Images: ["<text:a xlink:type="simple" xlink:href="https://static.ukrinform.com/photos/2023_03/thumb_files/630_360_1678086625-925.png" text:style-name="Internet_20_link" text:visited-style-name="Visited_20_Internet_20_Link">
630_360_16780...</text:a>
"]</text:p>
      <text:p text:style-name="P4">
Tags: ['ЗСУ', 'Зеленський', 'Війна з росією', '#stoprussia']</text:p>
      <text:p text:style-name="P4">
Type: Article</text:p>
      <!--METADATA-->
      <text:p text:style-name="P4">
<draw:frame draw:style-name="fr1" draw:name="Image140" text:anchor-type="as-char" svg:width="6.9236in" svg:height="3.956343in" draw:z-index="0">
<draw:image xlink:href="../Images/yкринформ/2023-04-08T-42-29-45-03-00/630_360_1678086625-925.png" xlink:type="simple" xlink:show="embed" xlink:actuate="onLoad" draw:mime-type="image/png"/>
</draw:frame>
Pleasure this week with good results for the state - on weapons, in popular support, to expand our connections with the world, in our NATO movement.</text:p>
      <text:p text:style-name="P4">
This was stated in the evening <text:a xlink:type="simple" xlink:href="https://www.youtube.com/watch" text:style-name="Internet_20_link" text:visited-style-name="Visited_20_Internet_20_Link">
</text:a>
President Volodymyr Zelenskyy, reports Ukrinforms.</text:p>
      <text:p text:style-name="P4">
<text:span text:style-name="T5">
Viso: <text:a xlink:type="simple" xlink:href="https://t.me/OP_UA/9201" text:style-name="Internet_20_link" text:visited-style-name="Visited_20_Internet_20_Link">
</text:a>
</text:span>
</text:p>
      <text:p text:style-name="P4">
<text:span text:style-name="T4">
 _ I wish health, dear Ukrainians!_ </text:span>
</text:p>
      <text:p text:style-name="P4">
The most significant these days, of course, a visit to Poland, our arrangements, our notes.</text:p>
      <text:p text:style-name="P4">
Poland has completed everything declared on tanks: they are already in Ukraine, including "leopards". There are new arrangements for BMPs - more than a hundred cars. Children's carriers - "Rosomak" - 200 cars. Now a hundred, and a hundred later. Seven -sized mortars, additional missiles, "miga" ...</text:p>
      <text:p text:style-name="P4">
By the way, we have important agreements on the economy, for the reconstruction of Ukraine - in particular, for our Kharkiv region.</text:p>
      <text:p text:style-name="P4">
At the level of the first ladies of Ukraine and Poland, there are various humanitarian projects, medical. In particular, it is the training of our physicians with comprehensive assistance to patients with burns of YEXSTRENDY Air evacuation of the wounded, in particular in the war zones. Tens of doctors have already passed or undergo such training. And the project is to have a mastering - learning with rehabilitation, training of Ukrainian psychologists.</text:p>
      <text:p text:style-name="P4">
That is, in this struggle for life and freedom, we are really side by side with Polish brothers and sisters-in all areas. And I thank for such a unchanging, diverse insignificant support!</text:p>
      <text:p text:style-name="P4">
There is also a new, already 35th defense package from the United States. Himars rockets, air defense missiles, artillery shells, for protection against armored vehicles, and other existing support elements. Thank you, American!</text:p>
      <text:p text:style-name="P4">
German support for Ukraine this week has increased by 200 million euros our country's investment. In particular, these are projects of German companies that will help our economic and therefore social stability. Thank you to Germany!</text:p>
      <text:p text:style-name="P4">
The Netherlands announced a package of more than 270 million euros. Tsadogamo for our restoration, humanitarian, non -lethal support for defense, as well as it is very important - support for justice. To collect evidence of Russian crimes, to create a register of losses caused by Russian aggression. I thank the Netherlands for being in all areas of life protection together!</text:p>
      <text:p text:style-name="P4">
Denmark and Norway are working on a joint package of shells for our artillery. Thank you for it!</text:p>
      <text:p text:style-name="P4">
There are new sanctions from Australia and New Zealand. Thank you for them!In fact, the values for which we all fight here in Ukraine are close to every one, regardless of whether they are geographically from us. Everyone appreciates and protection against terror. There is no such people who would be approved by the Russian occupation: Russian concentration camps, deportation children, to rape women, burning cities ... The more the world knows about Russian aggression, the faster the aggressor will lose, and peace will return. Ukraine - will return to everyone in the world. I thank Cili's care!</text:p>
      <text:p text:style-name="P4">
A very important decision was made this week in Lithuania - for the main expectations of the NATO summit, which is planned in Vilnius.</text:p>
      <text:p text:style-name="P4">
The Lithuanian Seimas acknowledged the need to invite Ukraine to become a member of NATO - to ask this year, at a summit in Vilnius.</text:p>
      <text:p text:style-name="P4">
I thank the Lithuanian people, all Lithuanian politicians for understanding the most relevant security situation in Europe. Only with Ukraine will the Alliance be guaranteeing true protection of Europe from any encroachment on the lives of peoples-on existing borders and international order based on the rules. But it is difficult to imagine the strength of Ukraine.</text:p>
      <text:p text:style-name="P4">
This decision of the Lithuanian Seimas will have a continuation in the coming weeks of the Months. We are already working on it.</text:p>
      <text:p text:style-name="P4">
And of course, thank our soldiers. EveryoneBorder guards, National Guard and Police, Intelligence and SBU, the State Secretariat and SES ... All who are now in battle. Who protects our sky. Who gives Ukraine cyber defense is protected. All who keep our border. Who trains our new crews. Who eliminates the effects of the blows who saves our people from injuries and who prepares the Verivka for the occupiers.</text:p>
      <text:p text:style-name="P4">
Glory to all who fight for Ukraine!Thank you all your partners for the power!</text:p>
      <text:p text:style-name="P4">
<text:span text:style-name="T4">
<text:span text:style-name="T5">
Glory to Ukraine!</text:span>
 </text:span>
</text:p>
      <text:p text:style-name="P4">
News Source: <text:a xlink:type="simple" xlink:href="https://www.ukrinform.ua/rubric-ato/3693392-zelenskij-priemno-zaversuvati-tizden-iz-horosimi-rezultatami-dla-ukraini.html" text:style-name="Internet_20_link" text:visited-style-name="Visited_20_Internet_20_Link">
https://www.ukrinform.ua/rubric-ato/3693392-zelenskij-priemno-zaversuvati-tizden-iz-horosimi-rezultatami-dla-ukraini.html</text:a>
</text:p>
      <!--NEWS-->
      <text:h text:style-name="P10" text:outline-level="1">
<text:span text:style-name="T4">
In Kherson in some areas the light has disappeared</text:span>
</text:h>
      <text:p text:style-name="P4">
Authors: Ukrinform (Person)</text:p>
      <text:p text:style-name="P4">
Publisher: Укринформ (Organization)</text:p>
      <text:p text:style-name="P4">
Published Time: 2023-04-08T-44:21:00+03:00</text:p>
      <text:p text:style-name="P4">
Modified Time: 2023-04-08T21:21:00+03:00</text:p>
      <text:p text:style-name="P4">
Description: In some areas of Kherson the power supply has disappeared, energy is working to restore it. - Ukrinform.</text:p>
      <text:p text:style-name="P4">
Images: ["<text:a xlink:type="simple" xlink:href="https://static.ukrinform.com/photos/2017_11/thumb_files/630_360_1512026904-1128.jpg" text:style-name="Internet_20_link" text:visited-style-name="Visited_20_Internet_20_Link">
630_360_15120...</text:a>
"]</text:p>
      <text:p text:style-name="P4">
Tags: ['Херсон', 'Електропостачання']</text:p>
      <text:p text:style-name="P4">
Type: Article</text:p>
      <!--METADATA-->
      <text:p text:style-name="P4">
<draw:frame draw:style-name="fr1" draw:name="Image142" text:anchor-type="as-char" svg:width="6.9236in" svg:height="3.956343in" draw:z-index="0">
<draw:image xlink:href="../Images/yкринформ/2023-04-08T-44-21-00-03-00/630_360_1512026904-1128.jpg" xlink:type="simple" xlink:show="embed" xlink:actuate="onLoad" draw:mime-type="image/jpeg"/>
</draw:frame>
In the secreted areas of Kherson, power supply has disappeared, energy is working on it.</text:p>
      <text:p text:style-name="P4">
According to Ukrinform, the Kherson Regional Military Administration reported in <text:a xlink:type="simple" xlink:href="https://t.me/khersonskaODA/4999" text:style-name="Internet_20_link" text:visited-style-name="Visited_20_Internet_20_Link">
</text:a>
.</text:p>
      <text:p text:style-name="P4">
"In some areas <text:a xlink:type="simple" xlink:href="https://www.ukrinform.ua/tag-herson" text:style-name="Internet_20_link" text:visited-style-name="Visited_20_Internet_20_Link">
</text:a>
The light disappeared. Cheeric energy is already repairing networks - soon everything will be restored, " - says the presentation.</text:p>
      <text:p text:style-name="P4">
<text:span text:style-name="T4">
 Read also: </text:span>
 <text:a xlink:type="simple" xlink:href="https://www.ukrinform.ua/rubric-regions/3693232-vorozij-obstril-berislava-na-hersonsini-poskodiv-pedagogicnij-koledz.html" text:style-name="Internet_20_link" text:visited-style-name="Visited_20_Internet_20_Link">
<text:span text:style-name="T4">
 Kherson </text:span>
</text:a>
As reported by Ukrinform, last day <text:a xlink:type="simple" xlink:href="https://www.ukrinform.ua/rubric-regions/3693136-rosiani-za-dobu-71-raz-obstrilali-hersonsinu-vosmero-poranenih.html" text:style-name="Internet_20_link" text:visited-style-name="Visited_20_Internet_20_Link">
</text:a>
17 hostile shells were hit.</text:p>
      <text:p text:style-name="P4">
News Source: <text:a xlink:type="simple" xlink:href="https://www.ukrinform.ua/rubric-regions/3693390-u-hersoni-v-deakih-rajonah-zniklo-svitlo.html" text:style-name="Internet_20_link" text:visited-style-name="Visited_20_Internet_20_Link">
https://www.ukrinform.ua/rubric-regions/3693390-u-hersoni-v-deakih-rajonah-zniklo-svitlo.html</text:a>
</text:p>
      <!--NEWS-->
      <text:h text:style-name="P10" text:outline-level="1">
<text:span text:style-name="T4">
$ 520 million: Istanbul detained 153 suspects of fraud</text:span>
</text:h>
      <text:p text:style-name="P4">
Authors: Ukrinform (Person)</text:p>
      <text:p text:style-name="P4">
Publisher: Укринформ (Organization)</text:p>
      <text:p text:style-name="P4">
Published Time: 2023-04-08T-46:01:32+03:00</text:p>
      <text:p text:style-name="P4">
Modified Time: 2023-04-08T21:01:32+03:00</text:p>
      <text:p text:style-name="P4">
Description: Teams of the department of cybercrime in Istanbul carried out simultaneous operations for detention of 153 people at 88 addresses. The detainees are suspected of fraud with investment in the Forex market. - Ukrinform.</text:p>
      <text:p text:style-name="P4">
Images: ["<text:a xlink:type="simple" xlink:href="https://static.ukrinform.com/photos/2023_04/thumb_files/630_360_1680976571-525.jpg" text:style-name="Internet_20_link" text:visited-style-name="Visited_20_Internet_20_Link">
630_360_16809...</text:a>
"]</text:p>
      <text:p text:style-name="P4">
Tags: ['Поліція', 'Шахрайство', 'Туреччина']</text:p>
      <text:p text:style-name="P4">
Type: Article</text:p>
      <!--METADATA-->
      <text:p text:style-name="P4">
<draw:frame draw:style-name="fr1" draw:name="Image143" text:anchor-type="as-char" svg:width="6.9236in" svg:height="3.956343in" draw:z-index="0">
<draw:image xlink:href="../Images/yкринформ/2023-04-08T-46-01-32-03-00/630_360_1680976571-525.jpg" xlink:type="simple" xlink:show="embed" xlink:actuate="onLoad" draw:mime-type="image/jpeg"/>
</draw:frame>
Commands of the department of cybercrime in Istanbul carried out simultaneous operations of 153 people at 88 addresses. The detainees are suspected of the Forex market fraud.</text:p>
      <text:p text:style-name="P4">
About it reports Ukrinform with reference to <text:a xlink:type="simple" xlink:href="http://m.haber7.com/amphtml/guncel/haber/3315612-10-milyar-liralik-vurgun-18-ilde-es-zamanli-operasyonda-153-gozalti" text:style-name="Internet_20_link" text:visited-style-name="Visited_20_Internet_20_Link">
</text:a>
.</text:p>
      <text:p text:style-name="P4">
“According to the conclusions, a total of 10 billion Turkish liras were stolen(About $ 520 million - ed.)”, - the newspaper reports.</text:p>
      <text:p text:style-name="P4">
A helicopter was involved in the detention operation of the suspects.</text:p>
      <text:p text:style-name="P4">
As a result of the detailed investigations conducted by the Police Stock Department, 153 people involved in the Forex market fraud were initiated, the investigation was initiated. The details of the operation of the detainees continue to be clarified.</text:p>
      <text:p text:style-name="P4">
According to the Turkish media, the scheme of the fraudulent network consisted of mutual citizens, in which money was made under the pretext of investment, and later reported on bankruptcy. The funds were washed through 160 false companies, sending them to the United Kingdom and Montenegro. The identity of the head of this illegal kiberme network is not established. It is believed to be in Great Britain.</text:p>
      <text:p text:style-name="Quotations">

<text:p text:style-name="P4">
̇Stanbul'da siber suzlarla mücadele şube müdürlürlürlüğüğüğüri, il gellinde&gt;
 Forex piyasası yatırım dolendır lestei. Çok sayıda şüphali&gt;
 gözaltına alındı. <text:a xlink:type="simple" xlink:href="https://t.co/7cISsZ4OsM" text:style-name="Internet_20_link" text:visited-style-name="Visited_20_Internet_20_Link">
</text:a>
&gt;
&gt;
 - GDH(@gundemedairhs) <text:a xlink:type="simple" xlink:href="https://twitter.com/gundemedairhs/status/1644213794002853888" text:style-name="Internet_20_link" text:visited-style-name="Visited_20_Internet_20_Link">
&gt;
 </text:a>
<text:span text:style-name="T4">
 Read also: </text:span>
 <text:a xlink:type="simple" xlink:href="https://www.ukrinform.ua/rubric-economy/3683453-nimeccina-i-ssa-likviduvali-velikij-mikser-kriptovalut.html" text:style-name="Internet_20_link" text:visited-style-name="Visited_20_Internet_20_Link">
</text:a>
As reported by Ukrinform, the State Police of Latvia, together with the Ukrainian law enforcement agencies on March 15, stopped the activity of the International Organized Criminal Criminal Group on Phone.</text:p>

</text:p>
      <text:p text:style-name="P4">
<text:span text:style-name="T5">
Foto: haber7.com</text:span>
</text:p>
      <text:p text:style-name="P4">
News Source: <text:a xlink:type="simple" xlink:href="https://www.ukrinform.ua/rubric-world/3693382-sprava-na-520-miljoniv-u-stambuli-zatrimali-153-pidozruvanih-u-sahrajstvi.html" text:style-name="Internet_20_link" text:visited-style-name="Visited_20_Internet_20_Link">
https://www.ukrinform.ua/rubric-world/3693382-sprava-na-520-miljoniv-u-stambuli-zatrimali-153-pidozruvanih-u-sahrajstvi.html</text:a>
</text:p>
      <!--NEWS-->
      <text:h text:style-name="P10" text:outline-level="1">
<text:span text:style-name="T4">
U-19 women's national team gave way to Denmark in selection for FTO 2023</text:span>
</text:h>
      <text:p text:style-name="P4">
Authors: Ukrinform (Person)</text:p>
      <text:p text:style-name="P4">
Publisher: Укринформ (Organization)</text:p>
      <text:p text:style-name="P4">
Published Time: 2023-04-08T-49:55:00+03:00</text:p>
      <text:p text:style-name="P4">
Modified Time: 2023-04-08T20:55:00+03:00</text:p>
      <text:p text:style-name="P4">
Description: The second consecutive defeat of "blue and yellow". - Ukrinform.</text:p>
      <text:p text:style-name="P4">
Images: ["<text:a xlink:type="simple" xlink:href="https://static.ukrinform.com/photos/2023_04/thumb_files/630_360_1680976464-709.jpg" text:style-name="Internet_20_link" text:visited-style-name="Visited_20_Internet_20_Link">
630_360_16809...</text:a>
"]</text:p>
      <text:p text:style-name="P4">
Tags: ['Футбол']</text:p>
      <text:p text:style-name="P4">
Type: Article</text:p>
      <!--METADATA-->
      <text:p text:style-name="P4">
<draw:frame draw:style-name="fr1" draw:name="Image144" text:anchor-type="as-char" svg:width="6.9236in" svg:height="3.956343in" draw:z-index="0">
<draw:image xlink:href="../Images/yкринформ/2023-04-08T-49-55-00-03-00/630_360_1680976464-709.jpg" xlink:type="simple" xlink:show="embed" xlink:actuate="onLoad" draw:mime-type="image/jpeg"/>
</draw:frame>
The second lesion of "blue and yellow".</text:p>
      <text:p text:style-name="P4">
The U-19 women's team of Ukraine in the second match of the second selection round on Euro-2023 has been given to Denmark-1: 5, Ukrinform reports.</text:p>
      <text:p text:style-name="P4">
In the first half, the Ukrainians missed four balls. After the break, the commands were exchanged by Habibovich goals and Serbuk.</text:p>
      <text:p text:style-name="P4">
This is the second defeat of the Ukrainian team. In the first round, Ukraine is 0: 5 in Sweden.</text:p>
      <text:p text:style-name="P4">
In the final match of the group stage, Valery Palamarchuk's team will play with Poland. The match will be held on April 11, the beginning - at 15:30 in Kiev.</text:p>
      <text:p text:style-name="P4">
<text:span text:style-name="T4">
 Read also: </text:span>
 <text:a xlink:type="simple" xlink:href="https://www.ukrinform.ua/rubric-sports/3692357-nacionalna-zbirna-ukraini-rozpocala-rik-na-30u-misci-rejtingu-fifa.html" text:style-name="Internet_20_link" text:visited-style-name="Visited_20_Internet_20_Link">
<text:span text:style-name="T4">
 national team </text:span>
</text:a>
As reported by Ukrinform, the winners of seven qualifying groups will be released at the CF-2023, the final part is scheduled from 18 to 30 July.</text:p>
      <text:p text:style-name="P4">
Photo: uaf.ua</text:p>
      <text:p text:style-name="P4">
News Source: <text:a xlink:type="simple" xlink:href="https://www.ukrinform.ua/rubric-sports/3693381-zinoca-zbirna-ukraini-u19-postupilas-danii-u-vidbori-na-ce2023-z-futbolu.html" text:style-name="Internet_20_link" text:visited-style-name="Visited_20_Internet_20_Link">
https://www.ukrinform.ua/rubric-sports/3693381-zinoca-zbirna-ukraini-u19-postupilas-danii-u-vidbori-na-ce2023-z-futbolu.html</text:a>
</text:p>
      <!--NEWS-->
      <text:h text:style-name="P10" text:outline-level="1">
<text:span text:style-name="T4">
The Russians fired Kupyansky district of Kharkiv region, are dead and injured</text:span>
</text:h>
      <text:p text:style-name="P4">
Authors: Ukrinform (Person)</text:p>
      <text:p text:style-name="P4">
Publisher: Укринформ (Organization)</text:p>
      <text:p text:style-name="P4">
Published Time: 2023-04-08T-51:31:00+03:00</text:p>
      <text:p text:style-name="P4">
Modified Time: 2023-04-08T20:31:00+03:00</text:p>
      <text:p text:style-name="P4">
Description: In the Kharkiv region, Russian troops on Saturday, April 8, struck the civilian population of Kupyansky district, as a result of shelling, two people were killed, and one was injured.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Харківщина', 'Війна з росією']</text:p>
      <text:p text:style-name="P4">
Type: Article</text:p>
      <!--METADATA-->
      <text:p text:style-name="P4">
<draw:frame draw:style-name="fr1" draw:name="Image145" text:anchor-type="as-char" svg:width="6.9236in" svg:height="3.956343in" draw:z-index="0">
<draw:image xlink:href="../Images/yкринформ/2023-04-08T-51-31-00-03-00/630_360_1667124180-530.jpg" xlink:type="simple" xlink:show="embed" xlink:actuate="onLoad" draw:mime-type="image/jpeg"/>
</draw:frame>
In the Kharkiv region, Russian troops on Saturday, April 8, inflicted on dwellings in the civilian population of Kupyansky district, as a result of shelling of two -human people were killed, one was injured.</text:p>
      <text:p text:style-name="P4">
According to Ukrinform, the head of the Kharkiv Regional Military Administration Oleg Synigubov reported in <text:a xlink:type="simple" xlink:href="https://t.me/synegubov/5893" text:style-name="Internet_20_link" text:visited-style-name="Visited_20_Internet_20_Link">
</text:a>
.</text:p>
      <text:p text:style-name="P4">
In particular, the invaders once again attacked the village of two -year. As a result of hostile <text:a xlink:type="simple" xlink:href="https://www.ukrinform.ua/tag-obstril" text:style-name="Internet_20_link" text:visited-style-name="Visited_20_Internet_20_Link">
</text:a>
Two men died 65 and 34 years.</text:p>
      <text:p text:style-name="P4">
A 65-year-old woman wounded in the village of Podola. Doctors provide the necessary help.</text:p>
      <text:p text:style-name="P4">
<text:span text:style-name="T4">
 Read also: </text:span>
 <text:a xlink:type="simple" xlink:href="https://www.ukrinform.ua/rubric-ato/3693367-vorog-atakuvav-nikopolsinu-z-vazkoi-artilerii-ta-bezpilotnikiv.html" text:style-name="Internet_20_link" text:visited-style-name="Visited_20_Internet_20_Link">
</text:a>
As reported by Ukrinform, last day in the Kharkiv region, under the blow of the Russian army were border and frontier settlements of Pethaktykhkivsky, Chuguev and Kupyansk districts. Among them are Guiivkozakhk, Lukyanka, Ambarne, Red First, two -year -old, starch, Kindrashivka Yishshi.</text:p>
      <text:p text:style-name="P4">
News Source: <text:a xlink:type="simple" xlink:href="https://www.ukrinform.ua/rubric-ato/3693380-rosiani-obstrilali-kupanskij-rajon-harkivsini-e-zagibli-ta-poranena.html" text:style-name="Internet_20_link" text:visited-style-name="Visited_20_Internet_20_Link">
https://www.ukrinform.ua/rubric-ato/3693380-rosiani-obstrilali-kupanskij-rajon-harkivsini-e-zagibli-ta-poranena.html</text:a>
</text:p>
      <!--NEWS-->
      <text:h text:style-name="P10" text:outline-level="1">
<text:span text:style-name="T4">
Five Ukrainians - Foreign Ministry were injured in an accident in Moldova.</text:span>
</text:h>
      <text:p text:style-name="P4">
Authors: Ukrinform (Person)</text:p>
      <text:p text:style-name="P4">
Publisher: Укринформ (Organization)</text:p>
      <text:p text:style-name="P4">
Published Time: 2023-04-08T-53:27:00+03:00</text:p>
      <text:p text:style-name="P4">
Modified Time: 2023-04-08T20:27:00+03:00</text:p>
      <text:p text:style-name="P4">
Description: As a result of an accident occurring in Moldova in the morning, five citizens of Ukraine were injured in Ukraine, there is no threat to their lives. - Ukrinform.</text:p>
      <text:p text:style-name="P4">
Images: ["<text:a xlink:type="simple" xlink:href="https://static.ukrinform.com/photos/2023_04/thumb_files/630_360_1680974827-681.jpg" text:style-name="Internet_20_link" text:visited-style-name="Visited_20_Internet_20_Link">
630_360_16809...</text:a>
"]</text:p>
      <text:p text:style-name="P4">
Tags: ['ДТП', 'Молдова', 'МЗС', 'Поранені']</text:p>
      <text:p text:style-name="P4">
Type: Article</text:p>
      <!--METADATA-->
      <text:p text:style-name="P4">
<draw:frame draw:style-name="fr1" draw:name="Image146" text:anchor-type="as-char" svg:width="6.9236in" svg:height="3.956343in" draw:z-index="0">
<draw:image xlink:href="../Images/yкринформ/2023-04-08T-53-27-00-03-00/630_360_1680974827-681.jpg" xlink:type="simple" xlink:show="embed" xlink:actuate="onLoad" draw:mime-type="image/jpeg"/>
</draw:frame>
As a result of the DTP, which happened in Moldova in the morning, five citizens of Ukraine were injured in Ukraine, there is no threat to their lives.</text:p>
      <text:p text:style-name="P4">
The Ministry of Foreign Affairs spokesman Oleg Nikolenko informed Ukrinform.</text:p>
      <text:p text:style-name="P4">
“Today in the Drooki district in <text:a xlink:type="simple" xlink:href="https://www.ukrinform.ua/tag-moldova" text:style-name="Internet_20_link" text:visited-style-name="Visited_20_Internet_20_Link">
</text:a>
There was a road accident involving a bus followed by Izkyshyniv in Kiev. As a result of an accident, five citizens of Ukraine were injured. They were transported to the hospital, now they are provided with necessary medical care, there is no threat to their lives, ”he said.</text:p>
      <text:p text:style-name="P4">
Nikolenko added that other passengers continued to move to Kiev with a carrier. In total, nineteen Ukrainians were on the bus.</text:p>
      <text:p text:style-name="P4">
The Foreign Ministry spokesman informed that the Ukrainian Embassy interacts with the Moldovan law enforcement officers to find out all the circumstances of the accident and maintains the connection of the warriors.</text:p>
      <text:p text:style-name="P4">
"After completing treatment, the consuls will help our citizens to return to Dupraine," he assured.</text:p>
      <text:p text:style-name="P4">
<text:span text:style-name="T4">
 Read also: </text:span>
 <text:a xlink:type="simple" xlink:href="https://www.ukrinform.ua/rubric-regions/3692747-na-zitomirsini-stalasa-dtp-castkovo-perekrili-ruh-na-trasi-kiiv-cop.html" text:style-name="Internet_20_link" text:visited-style-name="Visited_20_Internet_20_Link">
<text:span text:style-name="T4">
 accident </text:span>
</text:a>
As it was reported, in Moldova in the Drooky district morning on April 8 <text:a xlink:type="simple" xlink:href="https://www.ukrinform.ua/rubric-world/3693278-u-moldovi-perekinuvsa-avtobus-do-kieva-e-postrazdali.html" text:style-name="Internet_20_link" text:visited-style-name="Visited_20_Internet_20_Link">
</text:a>
, which headed from Chisinau to Kiev.</text:p>
      <text:p text:style-name="P4">
The accident happened around 9.40 in the morning. Police who arrived at the place found that the driver of the bus did not cope with driving and crashed into a tree, he went into a ditch.</text:p>
      <text:p text:style-name="P4">
News Source: <text:a xlink:type="simple" xlink:href="https://www.ukrinform.ua/rubric-society/3693379-u-dtp-v-moldovi-postrazdali-patero-ukrainciv-mzs.html" text:style-name="Internet_20_link" text:visited-style-name="Visited_20_Internet_20_Link">
https://www.ukrinform.ua/rubric-society/3693379-u-dtp-v-moldovi-postrazdali-patero-ukrainciv-mzs.html</text:a>
</text:p>
      <!--NEWS-->
      <text:h text:style-name="P10" text:outline-level="1">
<text:span text:style-name="T4">
The head of the National Bank went to Washington for annual IMF spring meetings</text:span>
</text:h>
      <text:p text:style-name="P4">
Authors: Ukrinform (Person)</text:p>
      <text:p text:style-name="P4">
Publisher: Укринформ (Organization)</text:p>
      <text:p text:style-name="P4">
Published Time: 2023-04-08T-55:18:00+03:00</text:p>
      <text:p text:style-name="P4">
Modified Time: 2023-04-08T20:18:00+03:00</text:p>
      <text:p text:style-name="P4">
Description: The head of the National Bank went to Washington to participate in the annual spring meeting of the International Monetary Fund and the World Bank Group. - Ukrinform.</text:p>
      <text:p text:style-name="P4">
Images: ["<text:a xlink:type="simple" xlink:href="https://static.ukrinform.com/photos/2022_10/thumb_files/630_360_1665135267-542.jpg" text:style-name="Internet_20_link" text:visited-style-name="Visited_20_Internet_20_Link">
630_360_16651...</text:a>
"]</text:p>
      <text:p text:style-name="P4">
Tags: ['МВФ', 'Нацбанк', 'Візит', 'Вашингтон']</text:p>
      <text:p text:style-name="P4">
Type: Article</text:p>
      <!--METADATA-->
      <text:p text:style-name="P4">
<draw:frame draw:style-name="fr1" draw:name="Image147" text:anchor-type="as-char" svg:width="6.9236in" svg:height="3.956343in" draw:z-index="0">
<draw:image xlink:href="../Images/yкринформ/2023-04-08T-55-18-00-03-00/630_360_1665135267-542.jpg" xlink:type="simple" xlink:show="embed" xlink:actuate="onLoad" draw:mime-type="image/jpeg"/>
</draw:frame>
The Glavanatbank was served to Washington for participation in the annual spring meeting of the International Monetary Fund and the World Bank.</text:p>
      <text:p text:style-name="P4">
This was reported by the NBU press service in <text:a xlink:type="simple" xlink:href="https://www.facebook.com/NationalBankOfUkraine/posts/pfbid0FPViTPWGBYULiF38yJARvNvRVDpTLff66xvSddUFazg3ksRBLKCRzoYBZYWKa4csl" text:style-name="Internet_20_link" text:visited-style-name="Visited_20_Internet_20_Link">
</text:a>
, reports Ukrinform.</text:p>
      <text:p text:style-name="P4">
«Chairman of the National Bank of Ukraine Andriy Vyshnay and his deputy Sergeynkolaichuk passed with the worker <text:a xlink:type="simple" xlink:href="https://www.ukrinform.ua/tag-vizit" text:style-name="Internet_20_link" text:visited-style-name="Visited_20_Internet_20_Link">
</text:a>
Dovashington as a part of the official delegation of Ukraine. The purpose of the visit is to participate in the annual spring meeting of the International Monetary Fund and the Group of the World Bank, to hold bilateral meetings with international partners, ”the message reads.</text:p>
      <text:p text:style-name="P4">
It is emphasized that during measures, the NBU Chairman will discuss the implementation of the IMF memorandum, the consequences of Russian military aggression, and the issue of increased state pressure on the Russian Federation, as well as the necessary steps to enhance the stability of our state and rapid post -war economic recovery.</text:p>
      <text:p text:style-name="P4">
<text:span text:style-name="T4">
 Read also: </text:span>
 <text:a xlink:type="simple" xlink:href="https://www.ukrinform.ua/rubric-economy/3692601-mvf-ocikue-so-zrostanna-svitovogo-vvp-cogoric-ne-perevisit-3.html" text:style-name="Internet_20_link" text:visited-style-name="Visited_20_Internet_20_Link">
<text:span text:style-name="T4">
 IMF </text:span>
</text:a>
In addition, a number of meetings with the IMF leadership, the World Bank, the EBRD, the Ministry of Finance of the United States, the European Central Bank, the leaders of the European Central Bank and other international partners are planned within the framework of the visit.</text:p>
      <text:p text:style-name="P4">
As it was reported, Ukraine, within the framework of the new expanded funding program, was held from the International Monetary Fund first <text:a xlink:type="simple" xlink:href="https://www.ukrinform.ua/rubric-economy/3691087-nova-programa-z-mvf-ukraina-otrimala-persij-trans-na-27-milarda.html" text:style-name="Internet_20_link" text:visited-style-name="Visited_20_Internet_20_Link">
</text:a>
 .</text:p>
      <text:p text:style-name="P4">
News Source: <text:a xlink:type="simple" xlink:href="https://www.ukrinform.ua/rubric-economy/3693376-glava-nacbanku-vidbuv-do-vasingtona-na-soricni-vesnani-zbori-mvf.html" text:style-name="Internet_20_link" text:visited-style-name="Visited_20_Internet_20_Link">
https://www.ukrinform.ua/rubric-economy/3693376-glava-nacbanku-vidbuv-do-vasingtona-na-soricni-vesnani-zbori-mvf.html</text:a>
</text:p>
      <!--NEWS-->
      <text:h text:style-name="P10" text:outline-level="1">
<text:span text:style-name="T4">
Mixed relay Walking Relay debuts at the Olympic Games in Paris</text:span>
</text:h>
      <text:p text:style-name="P4">
Authors: Ukrinform (Person)</text:p>
      <text:p text:style-name="P4">
Publisher: Укринформ (Organization)</text:p>
      <text:p text:style-name="P4">
Published Time: 2023-04-08T-57:15:01+03:00</text:p>
      <text:p text:style-name="P4">
Modified Time: 2023-04-08T20:15:01+03:00</text:p>
      <text:p text:style-name="P4">
Description: In the program it will replace men's races by 50 km. - Ukrinform.</text:p>
      <text:p text:style-name="P4">
Images: ["<text:a xlink:type="simple" xlink:href="https://static.ukrinform.com/photos/2023_04/thumb_files/630_360_1680973976-959.jpg" text:style-name="Internet_20_link" text:visited-style-name="Visited_20_Internet_20_Link">
630_360_16809...</text:a>
"]</text:p>
      <text:p text:style-name="P4">
Tags: ['Олімпійські ігри']</text:p>
      <text:p text:style-name="P4">
Type: Article</text:p>
      <!--METADATA-->
      <text:p text:style-name="P4">
<draw:frame draw:style-name="fr1" draw:name="Image148" text:anchor-type="as-char" svg:width="6.9236in" svg:height="3.956343in" draw:z-index="0">
<draw:image xlink:href="../Images/yкринформ/2023-04-08T-57-15-01-03-00/630_360_1680973976-959.jpg" xlink:type="simple" xlink:show="embed" xlink:actuate="onLoad" draw:mime-type="image/jpeg"/>
</draw:frame>
It will replace the men's races by 50 km.</text:p>
      <text:p text:style-name="P4">
The first in history set of medals in discipline will be played in Paris, <text:a xlink:type="simple" xlink:href="https://worldathletics.org/competitions/olympic-games/news/olympic-race-walking-event-paris" text:style-name="Internet_20_link" text:visited-style-name="Visited_20_Internet_20_Link">
</text:a>
World Athletics, reports Ukrinform.</text:p>
      <text:p text:style-name="P4">
There will be 25 teams from two athletes - one man and one woman. A member of each team overcomes two equivalent segments. In total, there will be four cuts for each team.</text:p>
      <text:p text:style-name="P4">
For the race chose the classic length of the traditional Olympic marathon - 42.195 km. Each of the athletes will then overcome one segment for a length of 10 km.</text:p>
      <text:p text:style-name="P4">
The duration of the relay will be about three hours. The competition will be held with the Eiffel Tower, at one distance with single tournaments.</text:p>
      <text:p text:style-name="P4">
The new format of sports walking will replace a 50-kilometer race of mid-man.</text:p>
      <text:p text:style-name="P4">
So far, three sets of awards in sports walking were played at the Olympic Games. Men competed at 20 and 50 kilometers, and women instead fell on only 20 km.</text:p>
      <text:p text:style-name="P4">
<text:span text:style-name="T4">
 Read also: </text:span>
 <text:a xlink:type="simple" xlink:href="https://www.ukrinform.ua/rubric-sports/3692579-mok-perekladae-vidpovidalnist-na-miznarodni-federacii-abramenko.html" text:style-name="Internet_20_link" text:visited-style-name="Visited_20_Internet_20_Link">
<text:span text:style-name="T4">
 MOC </text:span>
</text:a>
As reported by Ukrinform, the IOC has not yet decided whether the Athletes from Russia and Belarus will be present, the Appropriate Olympiad will be present, the decision will be approved later.</text:p>
      <text:p text:style-name="P4">
Photo: Worldhletics.org</text:p>
      <text:p text:style-name="P4">
News Source: <text:a xlink:type="simple" xlink:href="https://www.ukrinform.ua/rubric-sports/3693375-zmisana-estafeta-zi-sportivnoi-hodbi-debutue-na-olimpijskih-igrah-u-parizi.html" text:style-name="Internet_20_link" text:visited-style-name="Visited_20_Internet_20_Link">
https://www.ukrinform.ua/rubric-sports/3693375-zmisana-estafeta-zi-sportivnoi-hodbi-debutue-na-olimpijskih-igrah-u-parizi.html</text:a>
</text:p>
      <!--NEWS-->
      <text:h text:style-name="P10" text:outline-level="1">
<text:span text:style-name="T4">
In the Kyiv region, the tractor driver exploded on an anti -tank mini</text:span>
</text:h>
      <text:p text:style-name="P4">
Authors: Ukrinform (Person)</text:p>
      <text:p text:style-name="P4">
Publisher: Укринформ (Organization)</text:p>
      <text:p text:style-name="P4">
Published Time: 2023-04-08T-59:09:38+03:00</text:p>
      <text:p text:style-name="P4">
Modified Time: 2023-04-08T20:09:38+03:00</text:p>
      <text:p text:style-name="P4">
Description: In the Kiev region on Saturday, April 8, during the road work on anti -tank mini, a tractor was blown up, the driver was injured. - Ukrinform.</text:p>
      <text:p text:style-name="P4">
Images: ["<text:a xlink:type="simple" xlink:href="https://static.ukrinform.com/photos/2023_04/thumb_files/630_360_1680973611-268.jpg" text:style-name="Internet_20_link" text:visited-style-name="Visited_20_Internet_20_Link">
630_360_16809...</text:a>
"]</text:p>
      <text:p text:style-name="P4">
Tags: ['Міна', 'Поліція', 'Поранені', 'Київщина']</text:p>
      <text:p text:style-name="P4">
Type: Article</text:p>
      <!--METADATA-->
      <text:p text:style-name="P4">
<draw:frame draw:style-name="fr1" draw:name="Image149" text:anchor-type="as-char" svg:width="6.9236in" svg:height="3.951406in" draw:z-index="0">
<draw:image xlink:href="../Images/yкринформ/2023-04-08T-59-09-38-03-00/630_360_1680973611-268.jpg" xlink:type="simple" xlink:show="embed" xlink:actuate="onLoad" draw:mime-type="image/jpeg"/>
</draw:frame>
On Saturday, April 8, a tractor was blown up on Saturday, April 8 during road work, and the driver was injured.</text:p>
      <text:p text:style-name="P4">
According to Ukrinform, Andriyenbitov, the head of the Kyiv region, reported in <text:a xlink:type="simple" xlink:href="http://t.me/andrii_nebytov/1174" text:style-name="Internet_20_link" text:visited-style-name="Visited_20_Internet_20_Link">
</text:a>
.</text:p>
      <text:p text:style-name="P4">
"The 34 -year -old driver was injured and hospitalized.</text:p>
      <text:p text:style-name="P4">
According to Nesbitova, the event took place on the site between the villages of Rusanov and the lamp. On the territory near the place where the tractor was blown up, another 13 mines were found. Search.</text:p>
      <text:p text:style-name="P4">
Law enforcement and explosive equipment work at the scene.</text:p>
      <text:p text:style-name="P4">
<text:span text:style-name="T4">
 Read also: </text:span>
 <text:a xlink:type="simple" xlink:href="https://www.ukrinform.ua/rubric-ato/3692864-u-minoboroni-rozpovili-ak-mozna-prisvidsiti-rozminuvanna-teritorii-ukraini.html" text:style-name="Internet_20_link" text:visited-style-name="Visited_20_Internet_20_Link">
<text:span text:style-name="T4">
 demining </text:span>
</text:a>
As reported by Ukrinform, in the Kharkiv region, on April 8, two civilian surveyed <text:a xlink:type="simple" xlink:href="https://www.ukrinform.ua/rubric-regions/3693293-na-harkivsini-dvoe-ludej-pidirvalisa-na-vibuhivci.html" text:style-name="Internet_20_link" text:visited-style-name="Visited_20_Internet_20_Link">
</text:a>
on explosive objects.</text:p>
      <text:p text:style-name="P4">
News Source: <text:a xlink:type="simple" xlink:href="https://www.ukrinform.ua/rubric-regions/3693374-na-kiivsini-traktorist-pidirvavsa-na-protitankovij-mini.html" text:style-name="Internet_20_link" text:visited-style-name="Visited_20_Internet_20_Link">
https://www.ukrinform.ua/rubric-regions/3693374-na-kiivsini-traktorist-pidirvavsa-na-protitankovij-mini.html</text:a>
</text:p>
      <!--NEWS-->
      <text:h text:style-name="P10" text:outline-level="1">
<text:span text:style-name="T4">
JSU Bakhmut Directio Rusian of the Army Shelled Vasukivka, Minkivka, Bakhmut, Bogdanivka, Ivanivske ...</text:span>
</text:h>
      <text:p text:style-name="P4">
Authors: liveuamap (Language: en)</text:p>
      <text:p text:style-name="P4">
Time: 2023-04-08T-5:10:00</text:p>
      <text:p text:style-name="P4">
Location: Novhorods'ke, Donetsk Oblast (Latitude:48.32613 Longtitude:37.85082)</text:p>
      <text:p text:style-name="P4">
Videos: []</text:p>
      <text:p text:style-name="P4">
Images: []</text:p>
      <text:p text:style-name="P4">
Tags: ["Russia"]</text:p>
      <text:p text:style-name="P4">
Id: 22554489</text:p>
      <!--METADATA-->
      <text:p text:style-name="P4">
News Collection Link: <text:a xlink:type="simple" xlink:href="https://liveuamap.com/en/2023/8-april-at-bakhmut-direction-russian-army-shelled-vasukivka" text:style-name="Internet_20_link" text:visited-style-name="Visited_20_Internet_20_Link">
https://liveuamap.com/en/2023/8-pril-at-bakhmut-direction-arussian-army-shelled-vasukivka</text:a>
</text:p>
      <text:p text:style-name="P4">
News Source: <text:a xlink:type="simple" xlink:href="https://t.me/lumsrc/4441" text:style-name="Internet_20_link" text:visited-style-name="Visited_20_Internet_20_Link">
https://t.me/lumsrc/4441</text:a>
</text:p>
      <!--NEWS-->
      <text:h text:style-name="P10" text:outline-level="1">
<text:span text:style-name="T4">
The enemy attacked Nikopol region from heavy artillery and drones</text:span>
</text:h>
      <text:p text:style-name="P4">
Authors: Ukrinform (Person)</text:p>
      <text:p text:style-name="P4">
Publisher: Укринформ (Organization)</text:p>
      <text:p text:style-name="P4">
Published Time: 2023-04-08T-62:48:00+03:00</text:p>
      <text:p text:style-name="P4">
Modified Time: 2023-04-08T19:48:00+03:00</text:p>
      <text:p text:style-name="P4">
Description: The enemy army attacked the Marganets and Mirovsk communities in the Nikopol district of Dnipropetrovsk region.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Дніпропетровщина', 'Обстріл', 'Війна з росією', 'Артилерія']</text:p>
      <text:p text:style-name="P4">
Type: Article</text:p>
      <!--METADATA-->
      <text:p text:style-name="P4">
<draw:frame draw:style-name="fr1" draw:name="Image150" text:anchor-type="as-char" svg:width="6.9236in" svg:height="3.956343in" draw:z-index="0">
<draw:image xlink:href="../Images/yкринформ/2023-04-08T-62-48-00-03-00/630_360_1640330796-210.jpeg" xlink:type="simple" xlink:show="embed" xlink:actuate="onLoad" draw:mime-type="image/jpeg"/>
</draw:frame>
Honormaarmia attacked Marganets and Mirovsk communities in the Nikopol District.</text:p>
      <text:p text:style-name="P4">
About it in <text:a xlink:type="simple" xlink:href="https://t.me/mykola_lukashuk/4047" text:style-name="Internet_20_link" text:visited-style-name="Visited_20_Internet_20_Link">
</text:a>
Informs Mykola Lukashuk, the Chief Properepetrovsk Regional Council, Ukrinform reports.</text:p>
      <text:p text:style-name="P4">
"Again was restless in Nikopol region: the aggressor attacked the area with <text:a xlink:type="simple" xlink:href="https://www.ukrinform.ua/tag-bezpilotnik" text:style-name="Internet_20_link" text:visited-style-name="Visited_20_Internet_20_Link">
</text:a>
And from heavy artillery. Manganese and Mirovsk communities found themselves in the scene, "he wrote.</text:p>
      <text:p text:style-name="P4">
Gasogine and fence were mutilated. The consequences are still clarified. People were not injured.</text:p>
      <text:p text:style-name="P4">
More hostile shelling has not been recorded in the region today. According to Lukashuk, the situation is controlled in all communities.</text:p>
      <text:p text:style-name="P4">
<text:span text:style-name="T4">
 Read also: </text:span>
 <text:a xlink:type="simple" xlink:href="https://www.ukrinform.ua/rubric-regions/3693309-u-zaporizkij-oblasti-vnaslidok-rosijskogo-obstrilu-poraneni-dvoe-colovikiv.html" text:style-name="Internet_20_link" text:visited-style-name="Visited_20_Internet_20_Link">
<text:span text:style-name="T4">
 firing </text:span>
</text:a>
As reported <text:a xlink:type="simple" xlink:href="https://www.ukrinform.ua/rubric-ato/3693358-rosiani-vdruge-za-dobu-obstrilali-orihiv.html" text:style-name="Internet_20_link" text:visited-style-name="Visited_20_Internet_20_Link">
</text:a>
, the Russian military for the second time in the day of the Orichi Zaporizhzhya region.</text:p>
      <text:p text:style-name="P4">
News Source: <text:a xlink:type="simple" xlink:href="https://www.ukrinform.ua/rubric-ato/3693367-vorog-atakuvav-nikopolsinu-z-vazkoi-artilerii-ta-bezpilotnikiv.html" text:style-name="Internet_20_link" text:visited-style-name="Visited_20_Internet_20_Link">
https://www.ukrinform.ua/rubric-ato/3693367-vorog-atakuvav-nikopolsinu-z-vazkoi-artilerii-ta-bezpilotnikiv.html</text:a>
</text:p>
      <!--NEWS-->
      <text:h text:style-name="P10" text:outline-level="1">
<text:span text:style-name="T4">
Iran installed cameras to detect women without hijab</text:span>
</text:h>
      <text:p text:style-name="P4">
Authors: Ukrinform (Person)</text:p>
      <text:p text:style-name="P4">
Publisher: Укринформ (Organization)</text:p>
      <text:p text:style-name="P4">
Published Time: 2023-04-08T-64:41:00+03:00</text:p>
      <text:p text:style-name="P4">
Modified Time: 2023-04-08T19:41:00+03:00</text:p>
      <text:p text:style-name="P4">
Description: Iran's police announced on Saturday the establishment of cameras in public to recognize women without Hijab. - Ukrinform.</text:p>
      <text:p text:style-name="P4">
Images: ["<text:a xlink:type="simple" xlink:href="https://static.ukrinform.com/photos/2023_04/thumb_files/630_360_1680972008-237.jpg" text:style-name="Internet_20_link" text:visited-style-name="Visited_20_Internet_20_Link">
630_360_16809...</text:a>
"]</text:p>
      <text:p text:style-name="P4">
Tags: ['Хіджаб', 'Іран', 'Закон', 'Камера']</text:p>
      <text:p text:style-name="P4">
Type: Article</text:p>
      <!--METADATA-->
      <text:p text:style-name="P4">
<draw:frame draw:style-name="fr1" draw:name="Image151" text:anchor-type="as-char" svg:width="6.9236in" svg:height="3.956343in" draw:z-index="0">
<draw:image xlink:href="../Images/yкринформ/2023-04-08T-64-41-00-03-00/630_360_1680972008-237.jpg" xlink:type="simple" xlink:show="embed" xlink:actuate="onLoad" draw:mime-type="image/jpeg"/>
</draw:frame>
Policeman announced on Saturday the installation of cameras in public places for the recognition of women without hijab.</text:p>
      <text:p text:style-name="P4">
As Ukrinform reports, it reports <text:a xlink:type="simple" xlink:href="https://www.bbc.com/news/world-65220595" text:style-name="Internet_20_link" text:visited-style-name="Visited_20_Internet_20_Link">
</text:a>
.</text:p>
      <text:p text:style-name="P4">
У разі відсутності хіджабу, жінки будуть отримувати повідомлення про наслідкивідсутності цього елементу одягу, повідомили в поліції країни. Правоохоронцідодали, що встановлені камери допоможуть запобігти «опору <text:a xlink:type="simple" xlink:href="https://www.ukrinform.ua/tag-zakon" text:style-name="Internet_20_link" text:visited-style-name="Visited_20_Internet_20_Link">
</text:a>
About wearing a hijab. "</text:p>
      <text:p text:style-name="P4">
The police statement states that the system will use the so -called "smart" cameras and other tools to identify and send "mortgage documents to the offenders of the law on wearing a hijab."</text:p>
      <text:p text:style-name="P4">
Iran's law enforcement agencies also urged business owners to follow the right through "thorough checks".</text:p>
      <text:p text:style-name="P4">
<text:span text:style-name="T4">
 Read also: </text:span>
 <text:a xlink:type="simple" xlink:href="https://www.ukrinform.ua/rubric-world/3629685-time-nazvav-iranskih-zinok-geroami-roku.html" text:style-name="Internet_20_link" text:visited-style-name="Visited_20_Internet_20_Link">
</text:a>
After Makhi Amini's death last year, due to violations of the rules of wearing a hijab, more and more Iranian women are dropped from their heads, despite the risk of further reustration. This trend is especially observed in large cities.</text:p>
      <text:p text:style-name="P4">
According to Ukrinform, the Iranian police of Moral detained Mahs Amini on January 13, 2022 in the Tehran capital for failure to comply with the rules on wearing azhab. Three days later, her death became known. Later, a wave of large -scale protests came through the death of the girl.</text:p>
      <text:p text:style-name="P4">
<text:span text:style-name="T5">
Foto: EPA</text:span>
</text:p>
      <text:p text:style-name="P4">
News Source: <text:a xlink:type="simple" xlink:href="https://www.ukrinform.ua/rubric-world/3693366-v-irani-vstanovili-kameri-sob-viavlati-zinok-bez-hidzabu.html" text:style-name="Internet_20_link" text:visited-style-name="Visited_20_Internet_20_Link">
https://www.ukrinform.ua/rubric-world/3693366-v-irani-vstanovili-kameri-sob-viavlati-zinok-bez-hidzabu.html</text:a>
</text:p>
      <!--NEWS-->
      <text:h text:style-name="P10" text:outline-level="1">
<text:span text:style-name="T4">
German Finance Minister warns of budget deficits and calls for savings</text:span>
</text:h>
      <text:p text:style-name="P4">
Authors: Ukrinform (Person)</text:p>
      <text:p text:style-name="P4">
Publisher: Укринформ (Organization)</text:p>
      <text:p text:style-name="P4">
Published Time: 2023-04-08T-66:27:36+03:00</text:p>
      <text:p text:style-name="P4">
Modified Time: 2023-04-08T19:27:36+03:00</text:p>
      <text:p text:style-name="P4">
Description: German Finance Minister Christian Lindner warns of the budget deficit 2024, which is currently discussed in the ruling coalition and calls for cost reduction. - Ukrinform.</text:p>
      <text:p text:style-name="P4">
Images: ["<text:a xlink:type="simple" xlink:href="https://static.ukrinform.com/photos/2017_09/thumb_files/630_360_1506339566-6352.jpg" text:style-name="Internet_20_link" text:visited-style-name="Visited_20_Internet_20_Link">
630_360_15063...</text:a>
"]</text:p>
      <text:p text:style-name="P4">
Tags: ['Бюджет', 'Німеччина', 'Дефіцит']</text:p>
      <text:p text:style-name="P4">
Type: Article</text:p>
      <!--METADATA-->
      <text:p text:style-name="P4">
<draw:frame draw:style-name="fr1" draw:name="Image152" text:anchor-type="as-char" svg:width="6.9236in" svg:height="3.956343in" draw:z-index="0">
<draw:image xlink:href="../Images/yкринформ/2023-04-08T-66-27-36-03-00/630_360_1506339566-6352.jpg" xlink:type="simple" xlink:show="embed" xlink:actuate="onLoad" draw:mime-type="image/jpeg"/>
</draw:frame>
German Minister of Finance Christian Lindner warns of the budget deficit-2024, which is now being created in the ruling coalition and calls for reducing costs.</text:p>
      <text:p text:style-name="P4">
The politician said this in an interview <text:a xlink:type="simple" xlink:href="http://rp-online.de/politik/deutschland/christian-lindner-zu-kindergrundsicherung-parteitag-und-budget_aid-88047547" text:style-name="Internet_20_link" text:visited-style-name="Visited_20_Internet_20_Link">
</text:a>
, reports Ukrinform.</text:p>
      <text:p text:style-name="P4">
"At present, in 2024 there will be a shortage of 14 to 18 billion euros of reach of 424 billion euros," Lindner said.</text:p>
      <text:p text:style-name="P4">
He believes that savings in separate directions and a fair distribution of funds, but does not make sense in raising taxes. According to the Minister, politicians need to learn to go back the money that citizens generate.</text:p>
      <text:p text:style-name="P4">
The most important Lindner is to support internal, external and social security. At the same time, he opposes the allocation of money from the central budget to the federal lands for the placement of refugees.</text:p>
      <text:p text:style-name="P4">
<text:span text:style-name="T4">
 Read also: </text:span>
 <text:a xlink:type="simple" xlink:href="https://www.ukrinform.ua/rubric-world/3670675-nimeccina-gotova-zbilsiti-oboronnij-budzet-u-2024-roci-na-10-milardiv-bloomberg.html" text:style-name="Internet_20_link" text:visited-style-name="Visited_20_Internet_20_Link">
</text:a>
As reported, <text:a xlink:type="simple" xlink:href="https://www.ukrinform.ua/tag-nimeccina" text:style-name="Internet_20_link" text:visited-style-name="Visited_20_Internet_20_Link">
</text:a>
She adopted more than 1.1 million Ukrainian refugees. In addition, last year alone, Germany isolated to Ukraine more than 12 billion euros. Against the background of increased threats, the Chancellor has promised to create a special fund for the Bundeswehr Vosbija EUR 100 billion. Large money is spent on the modernization of energy infrastructure, as well as replacement of heating in households.</text:p>
      <text:p text:style-name="P4">
News Source: <text:a xlink:type="simple" xlink:href="https://www.ukrinform.ua/rubric-economy/3693360-ministr-finansiv-nimeccini-poperedzae-pro-deficit-budzetu-ta-zaklikae-do-ekonomii.html" text:style-name="Internet_20_link" text:visited-style-name="Visited_20_Internet_20_Link">
https://www.ukrinform.ua/rubric-economy/3693360-ministr-finansiv-nimeccini-poperedzae-pro-deficit-budzetu-ta-zaklikae-do-ekonomii.html</text:a>
</text:p>
      <!--NEWS-->
      <text:h text:style-name="P10" text:outline-level="1">
<text:span text:style-name="T4">
Usik heads The Ring magazine regardless of weight category</text:span>
</text:h>
      <text:p text:style-name="P4">
Authors: Ukrinform (Person)</text:p>
      <text:p text:style-name="P4">
Publisher: Укринформ (Organization)</text:p>
      <text:p text:style-name="P4">
Published Time: 2023-04-08T-68:24:45+03:00</text:p>
      <text:p text:style-name="P4">
Modified Time: 2023-04-08T19:24:45+03:00</text:p>
      <text:p text:style-name="P4">
Description: Vasily Lomachenko is also in the top ten. - Ukrinform.</text:p>
      <text:p text:style-name="P4">
Images: ["<text:a xlink:type="simple" xlink:href="https://static.ukrinform.com/photos/2023_04/thumb_files/630_360_1680970970-867.jpg" text:style-name="Internet_20_link" text:visited-style-name="Visited_20_Internet_20_Link">
630_360_16809...</text:a>
"]</text:p>
      <text:p text:style-name="P4">
Tags: ['Бокс', 'Усик']</text:p>
      <text:p text:style-name="P4">
Type: Article</text:p>
      <!--METADATA-->
      <text:p text:style-name="P4">
<draw:frame draw:style-name="fr1" draw:name="Image153" text:anchor-type="as-char" svg:width="6.9236in" svg:height="3.956343in" draw:z-index="0">
<draw:image xlink:href="../Images/yкринформ/2023-04-08T-68-24-45-03-00/630_360_1680970970-867.jpg" xlink:type="simple" xlink:show="embed" xlink:actuate="onLoad" draw:mime-type="image/jpeg"/>
</draw:frame>
The ten -dose also has Vasyl Lomachenko.</text:p>
      <text:p text:style-name="P4">
WBA, WBO, IBO and IBF champion Alexander Usik heads <text:a xlink:type="simple" xlink:href="https://www.ringtv.com/ratings/" text:style-name="Internet_20_link" text:visited-style-name="Visited_20_Internet_20_Link">
</text:a>
The authoritative magazine Theering, regardless of the weight category, reports Ukrinform.</text:p>
      <text:p text:style-name="P4">
In second place former absolute world champion in the first vasina inue(24-0, 21 Ko).</text:p>
      <text:p text:style-name="P4">
На третій позиції розташувався чемпіон WBO в напівсередній вазі ТеренсКроуфорд (39-0, 30 Who).</text:p>
      <text:p text:style-name="P4">
У десятці також знаходиться колишній чемпіон світу у трьох вагових категоріяхВасиль Ломаченко (7th place).</text:p>
      <text:p text:style-name="P4">
<text:span text:style-name="T4">
Читайте також:</text:span>
 <text:a xlink:type="simple" xlink:href="https://www.ukrinform.ua/rubric-sports/3691161-wba-ogolosila-pro-cempionskij-poedinok-miz-usikom-ta-dubua.html" text:style-name="Internet_20_link" text:visited-style-name="Visited_20_Internet_20_Link">
 <text:span text:style-name="T4">
Усик</text:span>
 </text:a>
According to Ukrinform, the World Boxing Association(WBA)The official battle in which Alexander Usyk should meet(20-0, 13 Ko)Table Daniel Duba(19-1, 18 Ko).</text:p>
      <text:p text:style-name="P4">
Фото: Getty Image</text:p>
      <text:p text:style-name="P4">
News Source: <text:a xlink:type="simple" xlink:href="https://www.ukrinform.ua/rubric-sports/3693359-usik-ocolue-rejting-zurnalu-the-ring-nezalezno-vid-vagovoi-kategorii.html" text:style-name="Internet_20_link" text:visited-style-name="Visited_20_Internet_20_Link">
https://www.ukrinform.ua/rubric-sports/3693359-usik-ocolue-rejting-zurnalu-the-ring-nezalezno-vid-vagovoi-kategorii.html</text:a>
</text:p>
      <!--NEWS-->
      <text:h text:style-name="P10" text:outline-level="1">
<text:span text:style-name="T4">
JSC Avdiivka And Marynka DirecTion Rusian Army Shelled Novobakhmutivka, Avdiivka, Severn ...</text:span>
</text:h>
      <text:p text:style-name="P4">
Authors: liveuamap (Language: en)</text:p>
      <text:p text:style-name="P4">
Time: 2023-04-08T-7:10:00</text:p>
      <text:p text:style-name="P4">
Location: Marinka, Donetsk Oblast (Latitude:47.86742 Longtitude:37.44329)</text:p>
      <text:p text:style-name="P4">
Videos: []</text:p>
      <text:p text:style-name="P4">
Images: []</text:p>
      <text:p text:style-name="P4">
Tags: ["Russia"]</text:p>
      <text:p text:style-name="P4">
Id: 22554488</text:p>
      <!--METADATA-->
      <text:p text:style-name="P4">
News Collection Link:(https://liveuamap.com/en/2023/8-april-at-avdiyivka-and-maryinka-directions-russian-army)</text:p>
      <text:p text:style-name="P4">
News Source: <text:a xlink:type="simple" xlink:href="https://t.me/lumsrc/4442" text:style-name="Internet_20_link" text:visited-style-name="Visited_20_Internet_20_Link">
https://t.me/lumsrc/4442</text:a>
</text:p>
      <!--NEWS-->
      <text:h text:style-name="P10" text:outline-level="1">
<text:span text:style-name="T4">
JSC Shaktarske Directio Rusian of the Army Shelled Novomikhailivka, Coal, Wondering, Kermenz ...</text:span>
</text:h>
      <text:p text:style-name="P4">
Authors: liveuamap (Language: en)</text:p>
      <text:p text:style-name="P4">
Time: 2023-04-08T-9:10:00</text:p>
      <text:p text:style-name="P4">
Location: Velyka Novosilka, Donetsk (Latitude:47.82998 Longtitude:36.84196)</text:p>
      <text:p text:style-name="P4">
Videos: []</text:p>
      <text:p text:style-name="P4">
Images: []</text:p>
      <text:p text:style-name="P4">
Tags: ["Russia"]</text:p>
      <text:p text:style-name="P4">
Id: 22554487</text:p>
      <!--METADATA-->
      <text:p text:style-name="P4">
News Collection Link: <text:a xlink:type="simple" xlink:href="https://liveuamap.com/en/2023/8-april-at-shaktarske-direction-russian-army-shelled-novomykhaylivka" text:style-name="Internet_20_link" text:visited-style-name="Visited_20_Internet_20_Link">
https://liveuamap.com/en/2023/8-pril-at-shktarske-russian-army-shelled-novomykhaylivka</text:a>
</text:p>
      <text:p text:style-name="P4">
News Source: <text:a xlink:type="simple" xlink:href="https://t.me/lumsrc/4443" text:style-name="Internet_20_link" text:visited-style-name="Visited_20_Internet_20_Link">
https://t.me/lumsrc/4443</text:a>
</text:p>
      <!--NEWS-->
      <text:h text:style-name="P10" text:outline-level="1">
<text:span text:style-name="T4">
Russian army shelled Antonivka overnight</text:span>
</text:h>
      <text:p text:style-name="P4">
Authors: liveuamap (Language: en)</text:p>
      <text:p text:style-name="P4">
Time: 2023-04-08T01:48:11</text:p>
      <text:p text:style-name="P4">
Location: Kherson (Latitude:46.67865 Longtitude:32.72467)</text:p>
      <text:p text:style-name="P4">
Videos: []</text:p>
      <text:p text:style-name="P4">
Images: []</text:p>
      <text:p text:style-name="P4">
Tags: ["Europe", "Central and Eastern Europe"]</text:p>
      <text:p text:style-name="P4">
Id: 22554482</text:p>
      <!--METADATA-->
      <text:p text:style-name="P4">
Russian army shelled Antonivka overnight</text:p>
      <text:p text:style-name="P4">
News Collection Link: <text:a xlink:type="simple" xlink:href="https://liveuamap.com/en/2023/8-april-russian-army-shelled-antonivka-overnight-" text:style-name="Internet_20_link" text:visited-style-name="Visited_20_Internet_20_Link">
https://liveuamap.com/en/2023/8-april-russian-army-shelled-antonivka-overnight-</text:a>
</text:p>
      <text:p text:style-name="P4">
News Source: <text:a xlink:type="simple" xlink:href="https://t.me/suspilnekherson/24707" text:style-name="Internet_20_link" text:visited-style-name="Visited_20_Internet_20_Link">
https://t.me/suspilnekherson/24707</text:a>
</text:p>
      <!--NEWS-->
      <text:h text:style-name="P10" text:outline-level="1">
<text:span text:style-name="T4">
At Sivershchyna and Slobozhanschyna directions Russian army shelled Leonivka, Hremyach of Che...</text:span>
</text:h>
      <text:p text:style-name="P4">
Authors: liveuamap (Language: en)</text:p>
      <text:p text:style-name="P4">
Time: 2023-04-08T02:10:00</text:p>
      <text:p text:style-name="P4">
Location: Dvorichna (Latitude:49.87987 Longtitude:37.73211)</text:p>
      <text:p text:style-name="P4">
Videos: []</text:p>
      <text:p text:style-name="P4">
Images: []</text:p>
      <text:p text:style-name="P4">
Tags: ["Russia"]</text:p>
      <text:p text:style-name="P4">
Id: 22554492</text:p>
      <!--METADATA-->
      <text:p text:style-name="P4">
At sivershchyna and slBozhanschyna directions Russian army Shelled Leonivka, Hremyach of Chernihiv Region;</text:p>
      <text:p text:style-name="P4">
News Collection Link:(https://liveuamap.com/en/2023/8-april-at-sivershchyna-and-slobozhanschyna-directions-russian)</text:p>
      <text:p text:style-name="P4">
News Source: <text:a xlink:type="simple" xlink:href="https://t.me/lumsrc/4438" text:style-name="Internet_20_link" text:visited-style-name="Visited_20_Internet_20_Link">
https://t.me/lumsrc/4438</text:a>
</text:p>
      <!--NEWS-->
      <text:h text:style-name="P10" text:outline-level="1">
<text:span text:style-name="T4">
Donetsk Oblast, Zaporizka Oblast(08:26). Red Alert: aerial threat. Sirens sounding. Take cove...</text:span>
</text:h>
      <text:p text:style-name="P4">
Authors: liveuamap (Language: en)</text:p>
      <text:p text:style-name="P4">
Time: 2023-04-08T02:27:00</text:p>
      <text:p text:style-name="P4">
Location: Donetsk Oblast (Latitude:48.7281 Longtitude:37.57746)</text:p>
      <text:p text:style-name="P4">
Videos: []</text:p>
      <text:p text:style-name="P4">
Images: []</text:p>
      <text:p text:style-name="P4">
Tags: ["Europe", "Central and Eastern Europe"]</text:p>
      <text:p text:style-name="P4">
Id: 22554484</text:p>
      <!--METADATA-->
      <text:p text:style-name="P4">
Donetsk region, Zaporizhzhia region(08:26). Red Alert: aerial threat. Sirenssounding. Take cover now!</text:p>
      <text:p text:style-name="P4">
News Collection Link: <text:a xlink:type="simple" xlink:href="https://liveuamap.com/en/2023/08-april-donetsk-oblast-zaporizka-oblast0826-g" text:style-name="Internet_20_link" text:visited-style-name="Visited_20_Internet_20_Link">
https://liveuamap.com/en/2023/08-april-donetsk-oblast-zaporizka-oblast0826-g</text:a>
</text:p>
      <text:p text:style-name="P4">
News Source: <text:a xlink:type="simple" xlink:href="https://t.me/air_alert_ua/42772" text:style-name="Internet_20_link" text:visited-style-name="Visited_20_Internet_20_Link">
https://t.me/air_alert_ua/42772</text:a>
</text:p>
      <!--NEWS-->
      <text:h text:style-name="P10" text:outline-level="1">
<text:span text:style-name="T4">
Russian aviation conducted air strike at Avdiyivka and missile strikes with S-300 at Kostiant...</text:span>
</text:h>
      <text:p text:style-name="P4">
Authors: liveuamap (Language: en)</text:p>
      <text:p text:style-name="P4">
Time: 2023-04-08T02:58:23</text:p>
      <text:p text:style-name="P4">
Location: Avdiivka, Donetsk Oblast (Latitude:48.16586 Longtitude:37.70628)</text:p>
      <text:p text:style-name="P4">
Videos: []</text:p>
      <text:p text:style-name="P4">
Images: ["<text:a xlink:type="simple" xlink:href="https://liveuamap.com/pics/2023/04/08/22554493_0.jpg" text:style-name="Internet_20_link" text:visited-style-name="Visited_20_Internet_20_Link">
22554493_0.jpg</text:a>
", "<text:a xlink:type="simple" xlink:href="https://liveuamap.com/pics/2023/04/08/22554493_1.jpg" text:style-name="Internet_20_link" text:visited-style-name="Visited_20_Internet_20_Link">
22554493_1.jpg</text:a>
", "<text:a xlink:type="simple" xlink:href="https://liveuamap.com/pics/2023/04/08/22554493_2.jpg" text:style-name="Internet_20_link" text:visited-style-name="Visited_20_Internet_20_Link">
22554493_2.jpg</text:a>
", "<text:a xlink:type="simple" xlink:href="https://liveuamap.com/pics/2023/04/08/22554493_3.jpg" text:style-name="Internet_20_link" text:visited-style-name="Visited_20_Internet_20_Link">
22554493_3.jpg</text:a>
", "<text:a xlink:type="simple" xlink:href="https://liveuamap.com/pics/2023/04/08/22554493_4.jpg" text:style-name="Internet_20_link" text:visited-style-name="Visited_20_Internet_20_Link">
22554493_4.jpg</text:a>
", "<text:a xlink:type="simple" xlink:href="https://liveuamap.com/pics/2023/04/08/22554493_5.jpg" text:style-name="Internet_20_link" text:visited-style-name="Visited_20_Internet_20_Link">
22554493_5.jpg</text:a>
", "<text:a xlink:type="simple" xlink:href="https://liveuamap.com/pics/2023/04/08/22554493_6.jpg" text:style-name="Internet_20_link" text:visited-style-name="Visited_20_Internet_20_Link">
22554493_6.jpg</text:a>
", "<text:a xlink:type="simple" xlink:href="https://liveuamap.com/pics/2023/04/08/22554493_7.jpg" text:style-name="Internet_20_link" text:visited-style-name="Visited_20_Internet_20_Link">
22554493_7.jpg</text:a>
"]</text:p>
      <text:p text:style-name="P4">
Tags: ["Minsk Monitor", "Europe"]</text:p>
      <text:p text:style-name="P4">
Id: 22554493</text:p>
      <!--METADATA-->
      <text:p text:style-name="P4">
Russian aviation conducted air strike at Avdiyivka and missile strikes withS-300 at Kostiantynivka</text:p>
      <text:p text:style-name="P4">
<draw:frame draw:style-name="fr1" draw:name="Image154" text:anchor-type="as-char" svg:width="6.9236in" svg:height="9.231467in" draw:z-index="0">
<draw:image xlink:href="../Images/liveuamap/2023-04-08T02-58-23/22554493_0.jpg" xlink:type="simple" xlink:show="embed" xlink:actuate="onLoad" draw:mime-type="image/jpeg"/>
</draw:frame>
<draw:frame draw:style-name="fr1" draw:name="Image155" text:anchor-type="as-char" svg:width="6.9236in" svg:height="5.1927in" draw:z-index="0">
<draw:image xlink:href="../Images/liveuamap/2023-04-08T02-58-23/22554493_1.jpg" xlink:type="simple" xlink:show="embed" xlink:actuate="onLoad" draw:mime-type="image/jpeg"/>
</draw:frame>
<draw:frame draw:style-name="fr1" draw:name="Image156" text:anchor-type="as-char" svg:width="6.9236in" svg:height="5.1927in" draw:z-index="0">
<draw:image xlink:href="../Images/liveuamap/2023-04-08T02-58-23/22554493_2.jpg" xlink:type="simple" xlink:show="embed" xlink:actuate="onLoad" draw:mime-type="image/jpeg"/>
</draw:frame>
<draw:frame draw:style-name="fr1" draw:name="Image157" text:anchor-type="as-char" svg:width="6.9236in" svg:height="5.1927in" draw:z-index="0">
<draw:image xlink:href="../Images/liveuamap/2023-04-08T02-58-23/22554493_3.jpg" xlink:type="simple" xlink:show="embed" xlink:actuate="onLoad" draw:mime-type="image/jpeg"/>
</draw:frame>
<draw:frame draw:style-name="fr1" draw:name="Image158" text:anchor-type="as-char" svg:width="6.9236in" svg:height="9.231467in" draw:z-index="0">
<draw:image xlink:href="../Images/liveuamap/2023-04-08T02-58-23/22554493_4.jpg" xlink:type="simple" xlink:show="embed" xlink:actuate="onLoad" draw:mime-type="image/jpeg"/>
</draw:frame>
<draw:frame draw:style-name="fr1" draw:name="Image159" text:anchor-type="as-char" svg:width="6.9236in" svg:height="5.1927in" draw:z-index="0">
<draw:image xlink:href="../Images/liveuamap/2023-04-08T02-58-23/22554493_5.jpg" xlink:type="simple" xlink:show="embed" xlink:actuate="onLoad" draw:mime-type="image/jpeg"/>
</draw:frame>
<draw:frame draw:style-name="fr1" draw:name="Image160" text:anchor-type="as-char" svg:width="6.9236in" svg:height="5.1927in" draw:z-index="0">
<draw:image xlink:href="../Images/liveuamap/2023-04-08T02-58-23/22554493_6.jpg" xlink:type="simple" xlink:show="embed" xlink:actuate="onLoad" draw:mime-type="image/jpeg"/>
</draw:frame>
<draw:frame draw:style-name="fr1" draw:name="Image161" text:anchor-type="as-char" svg:width="6.9236in" svg:height="5.1927in" draw:z-index="0">
<draw:image xlink:href="../Images/liveuamap/2023-04-08T02-58-23/22554493_7.jpg" xlink:type="simple" xlink:show="embed" xlink:actuate="onLoad" draw:mime-type="image/jpeg"/>
</draw:frame>
News Collection Link: <text:a xlink:type="simple" xlink:href="https://liveuamap.com/en/2023/8-april-russian-aviation-conducted-air-strike-at-avdiyivka" text:style-name="Internet_20_link" text:visited-style-name="Visited_20_Internet_20_Link">
https://liveuamap.com/en/2023/8-april-russian-aviation-conducted-air-strike-at-avdiyivka</text:a>
</text:p>
      <text:p text:style-name="P4">
News Source: <text:a xlink:type="simple" xlink:href="https://t.me/pavlokyrylenko_donoda/7436" text:style-name="Internet_20_link" text:visited-style-name="Visited_20_Internet_20_Link">
https://t.me/pavlokyrylenko_donoda/7436</text:a>
</text:p>
      <!--NEWS-->
      <text:h text:style-name="P10" text:outline-level="1">
<text:span text:style-name="T4">
Frightened by a counter -attack Russians form "living shields" from civilians - Humeniuk</text:span>
</text:h>
      <text:p text:style-name="P4">
Authors: Ukrinform (Person)</text:p>
      <text:p text:style-name="P4">
Publisher: Укринформ (Organization)</text:p>
      <text:p text:style-name="P4">
Published Time: 2023-04-08T09:18:15+03:00</text:p>
      <text:p text:style-name="P4">
Modified Time: 2023-04-08T09:18:15+03:00</text:p>
      <text:p text:style-name="P4">
Description: The violent evacuation and certification of people continued on the Russian troops captured by the Russian troops.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Евакуація', 'Паспорт', 'Війна з росією', 'Єдині новини']</text:p>
      <text:p text:style-name="P4">
Type: Article</text:p>
      <!--METADATA-->
      <text:p text:style-name="P4">
<draw:frame draw:style-name="fr1" draw:name="Image162" text:anchor-type="as-char" svg:width="6.9236in" svg:height="3.956343in" draw:z-index="0">
<draw:image xlink:href="../Images/yкринформ/2023-04-08T09-18-15-03-00/630_360_1668461240-442.jpg" xlink:type="simple" xlink:show="embed" xlink:actuate="onLoad" draw:mime-type="image/jpeg"/>
</draw:frame>
Named by Russian troops part of the south of Ukraine continues the violent evacuation and certification of people.</text:p>
      <text:p text:style-name="P4">
Natalia Humeniuk, the head of the United Nations, reported the head of the united news.</text:p>
      <text:p text:style-name="P4">
“There is a violent <text:a xlink:type="simple" xlink:href="https://www.ukrinform.ua/tag-evakuacia" text:style-name="Internet_20_link" text:visited-style-name="Visited_20_Internet_20_Link">
</text:a>
People, compiled lists, continue violent certification. They(Russians - ed.), having an unstable inner moral position - because everyone is frightened by Timsama a counter -offensive, which they say a lot, but they do not know where to get it from - they try to simulate concern for people, ”she said.</text:p>
      <text:p text:style-name="P4">
According to her, this "care" is manifested just in gathering peace and transportation to those places where the Russians plan to place their units and cover themselves as a living shield.</text:p>
      <text:p text:style-name="P4">
“It has already become practice. We have been watching it for a long time and we always take into account during combat work, because when we work on the left shore, for us the main thing - there was no affected civilian population, ”Humeniuk assured.</text:p>
      <text:p text:style-name="P4">
She added that the hostile units themselves are constantly maneuvering and trying to find new locations, including observation points, combat supply, the locations of equipment and ammunition.</text:p>
      <text:p text:style-name="P4">
"But our work continues methodically," she said.</text:p>
      <text:p text:style-name="P4">
<text:span text:style-name="T4">
 Read also: </text:span>
 <text:a xlink:type="simple" xlink:href="https://www.ukrinform.ua/rubric-ato/3693146-situacia-na-pivdni-ukraini-zalisaetsa-stabilno-skladnou-gumenuk.html" text:style-name="Internet_20_link" text:visited-style-name="Visited_20_Internet_20_Link">
<text:span text:style-name="T4">
 Humeniuk </text:span>
</text:a>
As reported by Ukrinform, on April 2 in the General Staff of the Armed Forces stated that the Russians <text:a xlink:type="simple" xlink:href="https://www.ukrinform.ua/rubric-regions/3693132-na-zaporizzi-ta-hersonsini-zagarbniki-posiruut-informaciu-pro-primusovu-evakuaciu.html" text:style-name="Internet_20_link" text:visited-style-name="Visited_20_Internet_20_Link">
</text:a>
Population of the captured areas of Kherson region.</text:p>
      <text:p text:style-name="P4">
News Source: <text:a xlink:type="simple" xlink:href="https://www.ukrinform.ua/rubric-ato/3693162-nalakani-kontrnastupom-rosiani-formuut-zivi-siti-z-civilnih-gumenuk.html" text:style-name="Internet_20_link" text:visited-style-name="Visited_20_Internet_20_Link">
https://www.ukrinform.ua/rubric-ato/3693162-nalakani-kontrnastupom-rosiani-formuut-zivi-siti-z-civilnih-gumenuk.html</text:a>
</text:p>
      <!--NEWS-->
      <text:h text:style-name="P10" text:outline-level="1">
<text:span text:style-name="T4">
NBA: Mikhailuk is the most successful player of Charlotte with Gianton</text:span>
</text:h>
      <text:p text:style-name="P4">
Authors: Ukrinform (Person)</text:p>
      <text:p text:style-name="P4">
Publisher: Укринформ (Organization)</text:p>
      <text:p text:style-name="P4">
Published Time: 2023-04-08T09:24:00+03:00</text:p>
      <text:p text:style-name="P4">
Modified Time: 2023-04-08T09:24:00+03:00</text:p>
      <text:p text:style-name="P4">
Description: The Basketball Defender of the national team of Ukraine and the team of NBA "Charlotte" Svyatoslav Mikhailuk became the most successful player of his club in the match with Gristton - Ukrinform.</text:p>
      <text:p text:style-name="P4">
Images: ["<text:a xlink:type="simple" xlink:href="https://static.ukrinform.com/photos/2023_03/thumb_files/630_360_1680069382-480.jpg" text:style-name="Internet_20_link" text:visited-style-name="Visited_20_Internet_20_Link">
630_360_16800...</text:a>
"]</text:p>
      <text:p text:style-name="P4">
Tags: ['Баскетбол', 'Донбас', 'Збірна України', 'Святослав Михайлюк']</text:p>
      <text:p text:style-name="P4">
Type: Article</text:p>
      <!--METADATA-->
      <text:p text:style-name="P4">
<draw:frame draw:style-name="fr1" draw:name="Image163" text:anchor-type="as-char" svg:width="6.9236in" svg:height="3.956343in" draw:z-index="0">
<draw:image xlink:href="../Images/yкринформ/2023-04-08T09-24-00-03-00/630_360_1680069382-480.jpg" xlink:type="simple" xlink:show="embed" xlink:actuate="onLoad" draw:mime-type="image/jpeg"/>
</draw:frame>
Basketball Defender of the national team of Ukraine and the team of NBA "Charlotte" Svyatoslavkhailuk became the most successful player of his club in the match with Gristton "</text:p>
      <text:p text:style-name="P4">
The Ukrainian on the site 31 minutes 7 seconds, scored 25 points, Irrigated 5 rebounds, 5 gears and 1 interception, Ukrinform reports.</text:p>
      <text:p text:style-name="P4">
The Charlotte game - Houston ended with a score of 109: 112(26:25, 23:30, 24:30,36:27).</text:p>
      <text:p text:style-name="P4">
В середньому цього сезону Михайлюк набирає за «Шарлотт» 10,3 очка, робить 2,2підбирання та 2,6 передачі.</text:p>
      <text:p text:style-name="P4">
<text:span text:style-name="T4">
Читайте також:</text:span>
 <text:a xlink:type="simple" xlink:href="https://www.ukrinform.ua/rubric-sports/3690755-nba-mihajluk-onoviv-vlasnij-rekord-za-ockami-len-zigrav-cergovij-matc.html" text:style-name="Internet_20_link" text:visited-style-name="Visited_20_Internet_20_Link">
 <text:span text:style-name="T4">
Михайлюк</text:span>
 </text:a>
At the beginning of the week, Svitoslav spent his most successful match in the NBA, scoring 26 points.</text:p>
      <text:p text:style-name="P4">
Photo: NBA.</text:p>
      <text:p text:style-name="P4">
News Source: <text:a xlink:type="simple" xlink:href="https://www.ukrinform.ua/rubric-sports/3693163-nba-mihajluk-najrezultativnisij-gravec-sarlott-u-gri-z-gustonom.html" text:style-name="Internet_20_link" text:visited-style-name="Visited_20_Internet_20_Link">
https://www.ukrinform.ua/rubric-sports/3693163-nba-mihajluk-najrezultativnisij-gravec-sarlott-u-gri-z-gustonom.html</text:a>
</text:p>
      <!--NEWS-->
      <text:h text:style-name="P10" text:outline-level="1">
<text:span text:style-name="T4">
In the United States, a new leakage of secret documents on military plans of Ukraine - media was found</text:span>
</text:h>
      <text:p text:style-name="P4">
Authors: Ukrinform (Person)</text:p>
      <text:p text:style-name="P4">
Publisher: Укринформ (Organization)</text:p>
      <text:p text:style-name="P4">
Published Time: 2023-04-08T09:37:00+03:00</text:p>
      <text:p text:style-name="P4">
Modified Time: 2023-04-08T09:37:00+03:00</text:p>
      <text:p text:style-name="P4">
Description: Social networks have found a new party of American secret documents on Ukraine, China and the Middle East. - Ukrinform.</text:p>
      <text:p text:style-name="P4">
Images: ["<text:a xlink:type="simple" xlink:href="https://static.ukrinform.com/photos/2023_03/thumb_files/630_360_1679559635-546.jpg" text:style-name="Internet_20_link" text:visited-style-name="Visited_20_Internet_20_Link">
630_360_16795...</text:a>
"]</text:p>
      <text:p text:style-name="P4">
Tags: ['США', 'Соцмережі', 'Війна з росією', 'Документи', 'Витік']</text:p>
      <text:p text:style-name="P4">
Type: Article</text:p>
      <!--METADATA-->
      <text:p text:style-name="P4">
<draw:frame draw:style-name="fr1" draw:name="Image164" text:anchor-type="as-char" svg:width="6.9236in" svg:height="3.956343in" draw:z-index="0">
<draw:image xlink:href="../Images/yкринформ/2023-04-08T09-37-00-03-00/630_360_1679559635-546.jpg" xlink:type="simple" xlink:show="embed" xlink:actuate="onLoad" draw:mime-type="image/jpeg"/>
</draw:frame>
Usocial networks have found a new party of American secret documents in Ukraine, China and the Middle East.</text:p>
      <text:p text:style-name="P4">
As Ukrinform reports, it reports <text:a xlink:type="simple" xlink:href="http://www.nytimes.com/2023/04/07/us/politics/classified-documents-leak.html" text:style-name="Internet_20_link" text:visited-style-name="Visited_20_Internet_20_Link">
</text:a>
Documents were found on Twitter and other sites on Friday, April 7. As it is noted, this is the second within a few days of large vitic -septum documents, which is a concern in the Pentagon.</text:p>
      <text:p text:style-name="P4">
It is reported that this time the network was merged with more than a hundred documents. Analytics believe that the scale of leakage together with the confidentiality of the document itself can cause great damage to national security <text:a xlink:type="simple" xlink:href="https://www.ukrinform.ua/tag-ssa" text:style-name="Internet_20_link" text:visited-style-name="Visited_20_Internet_20_Link">
</text:a>
.</text:p>
      <text:p text:style-name="P4">
"A new leakage of documents seems to go beyond the strictly secret material plans of Ukraine. Analysts on safety issues that have got acquainted on the social network, say that the growing collection of materials also contains confidential information about China, Indian-Pacific Theater, Middle East and Terrorism, " - the testimony reads.</text:p>
      <text:p text:style-name="P4">
The former high -ranking Pentagon Mick Malroy's employee said that willow -secret documents are "a significant breakdown in the security system", which may be prevented by Ukraine.</text:p>
      <text:p text:style-name="P4">
"Since photocopies of documents were mostly published, it seems that it was a self -escaped leak, made by someone who wanted to harm Ukraine, USA and <text:a xlink:type="simple" xlink:href="https://www.ukrinform.ua/tag-nato" text:style-name="Internet_20_link" text:visited-style-name="Visited_20_Internet_20_Link">
</text:a>
", - said Malroy.</text:p>
      <text:p text:style-name="P4">
<text:span text:style-name="T4">
 Read also: </text:span>
 <text:a xlink:type="simple" xlink:href="https://www.ukrinform.ua/rubric-ato/3692907-v-op-nazvali-rosijskim-blefom-publikaciu-nibito-dokumentiv-pro-kontrnastup-ukraini.html" text:style-name="Internet_20_link" text:visited-style-name="Visited_20_Internet_20_Link">
<text:span text:style-name="T4">
 Documents </text:span>
</text:a>
According to NYT, one of the officials stated that the documents were probably received by the uninhabited Ukrainian side because it did not have access to specific plans that have the marking of the united Pentagon's offices. The second official was to determine how the leakage of documents will be possible, how it would be found out which officials had access to them.</text:p>
      <text:p text:style-name="P4">
It was reported that the New York Times has previously published a material that comes to the fact that the Pentagon is investigating the leakage of alleged secret documents, and NATO plans for the Armed Forces counter -offensive are quality.</text:p>
      <text:p text:style-name="P4">
<text:span text:style-name="T4">
 Read also: </text:span>
 <text:a xlink:type="simple" xlink:href="https://www.ukrinform.ua/rubric-ato/3692948-gur-pro-vitik-sekretnih-dokumentiv-sodo-kontrnastupu-rosia-provodit-svoi-specoperacii-u-fotosopi.html" text:style-name="Internet_20_link" text:visited-style-name="Visited_20_Internet_20_Link">
<text:span text:style-name="T4">
 Documents </text:span>
</text:a>
</text:p>
      <text:p text:style-name="P4">
In the office of the President of Ukraine <text:a xlink:type="simple" xlink:href="https://www.ukrinform.ua/rubric-ato/3692907-v-op-nazvali-rosijskim-blefom-publikaciu-nibito-dokumentiv-pro-kontrnastup-ukraini.html" text:style-name="Internet_20_link" text:visited-style-name="Visited_20_Internet_20_Link">
</text:a>
Russian bluff is the publication of alleged documents of pre -contrast of Ukraine.</text:p>
      <text:p text:style-name="P4">
News Source: <text:a xlink:type="simple" xlink:href="https://www.ukrinform.ua/rubric-ato/3693170-u-ssa-viavili-novij-vitik-sekretnih-dokumentiv-pro-vijskovi-plani-ukraini-zmi.html" text:style-name="Internet_20_link" text:visited-style-name="Visited_20_Internet_20_Link">
https://www.ukrinform.ua/rubric-ato/3693170-u-ssa-viavili-novij-vitik-sekretnih-dokumentiv-pro-vijskovi-plani-ukraini-zmi.html</text:a>
</text:p>
      <!--NEWS-->
      <text:h text:style-name="P10" text:outline-level="1">
<text:span text:style-name="T4">
Dynamo Captain met with the participants of the Premier League of School Football</text:span>
</text:h>
      <text:p text:style-name="P4">
Authors: Ukrinform (Person)</text:p>
      <text:p text:style-name="P4">
Publisher: Укринформ (Organization)</text:p>
      <text:p text:style-name="P4">
Published Time: 2023-04-08T09:38:31+03:00</text:p>
      <text:p text:style-name="P4">
Modified Time: 2023-04-08T09:38:31+03:00</text:p>
      <text:p text:style-name="P4">
Description: Dynamo captain Sergey Sidorchuk was invited to the opening ceremony of the new season and the draw of the Darynok Prime Minister League. - Ukrinform.</text:p>
      <text:p text:style-name="P4">
Images: ["<text:a xlink:type="simple" xlink:href="https://static.ukrinform.com/photos/2023_04/thumb_files/630_360_1680935521-892.jpg" text:style-name="Internet_20_link" text:visited-style-name="Visited_20_Internet_20_Link">
630_360_16809...</text:a>
"]</text:p>
      <text:p text:style-name="P4">
Tags: ['Динамо', 'Футбол', 'Школа', 'Сидорчук', 'Київ']</text:p>
      <text:p text:style-name="P4">
Type: Article</text:p>
      <!--METADATA-->
      <text:p text:style-name="P4">
<draw:frame draw:style-name="fr1" draw:name="Image165" text:anchor-type="as-char" svg:width="6.9236in" svg:height="3.956343in" draw:z-index="0">
<draw:image xlink:href="../Images/yкринформ/2023-04-08T09-38-31-03-00/630_360_1680935521-892.jpg" xlink:type="simple" xlink:show="embed" xlink:actuate="onLoad" draw:mime-type="image/jpeg"/>
</draw:frame>
Dynamo Kapitankiv Sergey Sidorchuk was invited to the solemn opening of the new season and the draw of the Darynok Premier League.</text:p>
      <text:p text:style-name="P4">
This is a solemn event on which <text:a xlink:type="simple" xlink:href="https://fcdynamo.com/news/kapitan-dinamo-vzyav-uchast-u-zherebkuvanni-shkilnoyi-prem-yer-ligi" text:style-name="Internet_20_link" text:visited-style-name="Visited_20_Internet_20_Link">
</text:a>
, in total of about four hundred students of grades 9-11, took place in a large auditorium of the State District Administration, with the support of which, as well as the detention of FC Dynamo "(Kyiv)and the Market Mall "Darynok", there will be a second seeson of the big children's tournament, Ukrinform reports.</text:p>
      <text:p text:style-name="P4">
The tournament is aimed at promoting sports and the development of school and mass lightball. The new season will be attended by 24 school teams, which will compete for 2.5 months. The winning team will receive a gift - an invitation of the training base of FC Dynamo, where teenagers will be able to see their football idols.</text:p>
      <text:p text:style-name="P4">
About his football idol during the opening ceremony of the season, the telling invited guest of the ceremony, Sergey Sidorchuk. The event began with a format question-answer, and about a few guys ask about the football idols of childhood. Sergiy's response was not obvious - the legendary French Zinedin Zidan, but not because of his position on the field, but because of the case, professionalism and, of course, football shake.</text:p>
      <text:p text:style-name="P4">
The students also asked why Sergei chose Dynamo on his football journey and did not dream of playing some European top clubs. The captain of "White-blue" confessed that although he was born and grew up in Zaporozhye, he was born for Kiev, and in his childhood he had the Dynamo T-shirts purchased on the market with shevchenko and ribs. He dreamed of playing for some European club, asam for Dynamo and the national team of Ukraine.</text:p>
      <text:p text:style-name="P4">
Sergei also said that such school football tournaments, such as Leather Ball, cause him the best memories from childhood and advise to appreciate this time and fully enjoy it.</text:p>
      <text:p text:style-name="P4">
<text:span text:style-name="T4">
 Read also: </text:span>
 <text:a xlink:type="simple" xlink:href="https://www.ukrinform.ua/rubric-sports/3692028-futbolisti-dinamo-vidvidali-ukrainskih-zahisnikiv-u-spitalah.html" text:style-name="Internet_20_link" text:visited-style-name="Visited_20_Internet_20_Link">
</text:a>
Together with Sidorchuk the drawing ceremony was held by the head of the Desnyansk District Administration Dmitry Ratnikov, as well as CEO City Capital Group(Developer and managing company Market-Mall "Darynok")Andriy Fedorov.</text:p>
      <text:p text:style-name="P4">
Photo: fcDynamo.com.</text:p>
      <text:p text:style-name="P4">
News Source: <text:a xlink:type="simple" xlink:href="https://www.ukrinform.ua/rubric-sports/3693167-kapitan-dinamo-zustrivsa-z-ucasnikami-premerligi-skilnogo-futbolu.html" text:style-name="Internet_20_link" text:visited-style-name="Visited_20_Internet_20_Link">
https://www.ukrinform.ua/rubric-sports/3693167-kapitan-dinamo-zustrivsa-z-ucasnikami-premerligi-skilnogo-futbolu.html</text:a>
</text:p>
      <!--NEWS-->
      <text:h text:style-name="P10" text:outline-level="1">
<text:span text:style-name="T4">
Moscow failed to win the war against the Ukrainian power system - British intelligence</text:span>
</text:h>
      <text:p text:style-name="P4">
Authors: Ukrinform (Person)</text:p>
      <text:p text:style-name="P4">
Publisher: Укринформ (Organization)</text:p>
      <text:p text:style-name="P4">
Published Time: 2023-04-08T09:51:40+03:00</text:p>
      <text:p text:style-name="P4">
Modified Time: 2023-04-08T09:51:40+03:00</text:p>
      <text:p text:style-name="P4">
Description: British intelligence stated that Moscow and winter failed to bring a united power system of Ukraine to collapse, so this campaign was actually rolled up. - Ukrinform.</text:p>
      <text:p text:style-name="P4">
Images: ["<text:a xlink:type="simple" xlink:href="https://static.ukrinform.com/photos/2022_05/thumb_files/630_360_1651520154-534.jpg" text:style-name="Internet_20_link" text:visited-style-name="Visited_20_Internet_20_Link">
630_360_16515...</text:a>
"]</text:p>
      <text:p text:style-name="P4">
Tags: ['Британія', 'Енергетика', 'Розвідка', 'Війна з росією']</text:p>
      <text:p text:style-name="P4">
Type: Article</text:p>
      <!--METADATA-->
      <text:p text:style-name="P4">
<draw:frame draw:style-name="fr1" draw:name="Image166" text:anchor-type="as-char" svg:width="6.9236in" svg:height="3.956343in" draw:z-index="0">
<draw:image xlink:href="../Images/yкринформ/2023-04-08T09-51-40-03-00/630_360_1651520154-534.jpg" xlink:type="simple" xlink:show="embed" xlink:actuate="onLoad" draw:mime-type="image/jpeg"/>
</draw:frame>
The British intelligence stated that Moscow in the fall and winter failed to prove Docolps united power system of Ukraine, so this campaign was actually rolled up.</text:p>
      <text:p text:style-name="P4">
According to Ukrinform, the UK Ministry of Defense reports in <text:a xlink:type="simple" xlink:href="http://twitter.com/DefenceHQ/status/1644578263853932546" text:style-name="Internet_20_link" text:visited-style-name="Visited_20_Internet_20_Link">
</text:a>
.</text:p>
      <text:p text:style-name="P4">
"The Russian campaign for the task of irreparable damage to the united energy system of Ukraine in the winter of 2022-2023 is probably failed. <text:a xlink:type="simple" xlink:href="https://www.ukrinform.ua/tag-rosia" text:style-name="Internet_20_link" text:visited-style-name="Visited_20_Internet_20_Link">
</text:a>
She struck from the long distance of the daughter of 2022, but large -scale blows became lesser since the beginning of March 2023. Less -scale attacks(up to 25 missiles)They are still ongoing, but most likely have a much lower impact on the power system, " - the message reads.</text:p>
      <text:p text:style-name="P4">
It is noted that Ukrainian power system operators continue to seek replacement components, including damaged transformers. Transporting this equipment is a large logistics challenge, especially for large transformers that can weigh more than 100 tons.</text:p>
      <text:p text:style-name="P4">
"The situation with electricity in Ukraine, most likely, will improve from the onset of heat. Planning and preparation for the next winter, most of all, has already begun," - said in the British Defense Ministry.</text:p>
      <text:p text:style-name="P4">
*!(https://www.ukrinform.ua/rubric-economy/3690309-ukraina-planue-stati-habom-evropi-u-rozvitku-vidnovluvanoi-energetiki.html)As it was reported, since October 11, 2022, Ukraine stopped exporting time through Russian missile firing of energy facilities.</text:p>
      <text:p text:style-name="P4">
Since September, 12 massive attacks have been made to Ukrenergo in Donetsk, Lugansk, Kharkiv region, during which 27 beats of winged and drones were taken. As a result, about 68% of high -voltage substations and 833 km of lines were damaged.</text:p>
      <text:p text:style-name="P4">
On April 7, the Minister of Energy of Ukraine Herman Galushchenko signed the management document, which allows to start the process of restoring the export of electricity of the vumeum of the surplus of generating capacity.</text:p>
      <text:p text:style-name="P4">
News Source: <text:a xlink:type="simple" xlink:href="https://www.ukrinform.ua/rubric-ato/3693172-moskvi-ne-vdalosa-vigrati-vijnu-proti-ukrainskoi-energosistemi-britanska-rozvidka.html" text:style-name="Internet_20_link" text:visited-style-name="Visited_20_Internet_20_Link">
https://www.ukrinform.ua/rubric-ato/3693172-moskvi-ne-vdalosa-vigrati-vijnu-proti-ukrainskoi-energosistemi-britanska-rozvidka.html</text:a>
</text:p>
      <!--NEWS-->
      <text:h text:style-name="P10" text:outline-level="1">
<text:span text:style-name="T4">
About 10% of the locals remain in Severodonetsk in Severodonetsk</text:span>
</text:h>
      <text:p text:style-name="P4">
Authors: Ukrinform (Person)</text:p>
      <text:p text:style-name="P4">
Publisher: Укринформ (Organization)</text:p>
      <text:p text:style-name="P4">
Published Time: 2023-04-08T09:54:57+03:00</text:p>
      <text:p text:style-name="P4">
Modified Time: 2023-04-08T09:54:57+03:00</text:p>
      <text:p text:style-name="P4">
Description: About 10% of the locals remain in the temporarily seized Russian troops of Severodonetsk. - Ukrinform.</text:p>
      <text:p text:style-name="P4">
Images: ["<text:a xlink:type="simple" xlink:href="https://static.ukrinform.com/photos/2022_05/thumb_files/630_360_1653656149-544.jpg" text:style-name="Internet_20_link" text:visited-style-name="Visited_20_Internet_20_Link">
630_360_16536...</text:a>
"]</text:p>
      <text:p text:style-name="P4">
Tags: None</text:p>
      <text:p text:style-name="P4">
Type: Article</text:p>
      <!--METADATA-->
      <text:p text:style-name="P4">
<draw:frame draw:style-name="fr1" draw:name="Image167" text:anchor-type="as-char" svg:width="6.9236in" svg:height="3.956343in" draw:z-index="0">
<draw:image xlink:href="../Images/yкринформ/2023-04-08T09-54-57-03-00/630_360_1653656149-544.jpg" xlink:type="simple" xlink:show="embed" xlink:actuate="onLoad" draw:mime-type="image/jpeg"/>
</draw:frame>
The severodonetsk are erected by the Russian troops of Severodonetsk.</text:p>
      <text:p text:style-name="P4">
About it in <text:a xlink:type="simple" xlink:href="http://t.me/luhanskaVTSA/9721" text:style-name="Internet_20_link" text:visited-style-name="Visited_20_Internet_20_Link">
</text:a>
The Chief of the Severodonetsk City Military Administration Alexanderstyuk told the Televahorphone "Unified News", Ukrinform reports.</text:p>
      <text:p text:style-name="P4">
“There are less than 10% of the residents of the community who lived in the territory before the start of active fighting ... Severodonetskzaraz has several thousand occupiers in the city. The city is used as a rear center, where the military will come in accordance with the provisions, in the management management, ”Struk said.</text:p>
      <text:p text:style-name="P4">
According to him, people can only leave the enthusiastic city under the control of Ukrainiter.</text:p>
      <text:p text:style-name="P4">
The MBA chief added that in Severodonetsk it is impossible to receive any administrative service without documents of the so -called LNR or Russian passport, but most locals are trying to preserve Ukrainian passports.</text:p>
      <text:p text:style-name="P4">
Struk noted that the invaders continue the maramoels in the homes of locals, do not wear out destroyed houses and do not erect new ones, and also do not make new jobs. At the same time, in Severodonetsk constant interruptions of Zelektricika and water supply, there is no heat, and due to improper functioning of the channel the sanitary situation deteriorates.</text:p>
      <text:p text:style-name="P4">
<text:span text:style-name="T4">
 Read also: </text:span>
 <text:a xlink:type="simple" xlink:href="https://www.ukrinform.ua/rubric-regions/3693150-u-zahoplenomu-rosianami-starobilsku-coloviki-otrimuut-povistki.html" text:style-name="Internet_20_link" text:visited-style-name="Visited_20_Internet_20_Link">
</text:a>
As reported by Ukrinform, in the temporarily captured Russian troops Severodonetsk <text:a xlink:type="simple" xlink:href="https://www.ukrinform.ua/rubric-regions/3691327-u-timcasovo-okupovanomu-severodonecku-pocali-padati-obstrilani-rosianami-budinki.html" text:style-name="Internet_20_link" text:visited-style-name="Visited_20_Internet_20_Link">
</text:a>
Previously damaged homes.</text:p>
      <text:p text:style-name="P4">
News Source: <text:a xlink:type="simple" xlink:href="https://www.ukrinform.ua/rubric-regions/3693173-u-severodonecku-zalisautsa-blizko-10-miscevih-ziteliv.html" text:style-name="Internet_20_link" text:visited-style-name="Visited_20_Internet_20_Link">
https://www.ukrinform.ua/rubric-regions/3693173-u-severodonecku-zalisautsa-blizko-10-miscevih-ziteliv.html</text:a>
</text:p>
      <!--NEWS-->
      <text:h text:style-name="P10" text:outline-level="1">
<text:span text:style-name="T4">
At the stations will announce a moment of silence to honor the victims of rocket strike on Kramatorsk</text:span>
</text:h>
      <text:p text:style-name="P4">
Authors: Ukrinform (Person)</text:p>
      <text:p text:style-name="P4">
Publisher: Укринформ (Organization)</text:p>
      <text:p text:style-name="P4">
Published Time: 2023-04-08T09:55:37+03:00</text:p>
      <text:p text:style-name="P4">
Modified Time: 2023-04-08T09:55:37+03:00</text:p>
      <text:p text:style-name="P4">
Description: On April 8, 2022, a railway station in Kramatorsk at 10:30 at all stations of Ukraine will be announced a minute of silence at 10:30 pm on the memory of the victims of the Russian rocket attack on 8 April 2022 of the railway station in Kramatorsk at 10:30. - Ukrinform.</text:p>
      <text:p text:style-name="P4">
Images: ["<text:a xlink:type="simple" xlink:href="https://static.ukrinform.com/photos/2022_04/thumb_files/630_360_1649406479-217.png" text:style-name="Internet_20_link" text:visited-style-name="Visited_20_Internet_20_Link">
630_360_16494...</text:a>
"]</text:p>
      <text:p text:style-name="P4">
Tags: ['Краматорськ', 'Вокзал', 'Війна з росією', 'Трагедія']</text:p>
      <text:p text:style-name="P4">
Type: Article</text:p>
      <!--METADATA-->
      <text:p text:style-name="P4">
<draw:frame draw:style-name="fr1" draw:name="Image168" text:anchor-type="as-char" svg:width="6.9236in" svg:height="3.956343in" draw:z-index="0">
<draw:image xlink:href="../Images/yкринформ/2023-04-08T09-55-37-03-00/630_360_1649406479-217.png" xlink:type="simple" xlink:show="embed" xlink:actuate="onLoad" draw:mime-type="image/png"/>
</draw:frame>
As a sign of memory of the victims of the Russian rocket attack, on April 8, 2022, a minute of silence at 10:30 at 10:30 at 10:30.</text:p>
      <text:p text:style-name="P4">
According to Ukrinform, Ukrzaliznytsya joint -stock company reports in <text:a xlink:type="simple" xlink:href="http://t.me/UkrzalInfo/4292" text:style-name="Internet_20_link" text:visited-style-name="Visited_20_Internet_20_Link">
</text:a>
.</text:p>
      <text:p text:style-name="P4">
A year ago, on April 8, 2022, Russia struck a rocket strike on the Kramatorsk railway, which was then one of the main evacuation points for residents of Donetsk region.</text:p>
      <text:p text:style-name="P4">
According to law enforcement officers, as a result of this war, 61 people, including seven children, have been in a military crime against civilians.</text:p>
      <text:p text:style-name="P4">
“The Security Service of Ukraine has launched criminal proceedings against this rank made with special cynicism. The inevitable punishment will find all the way in this blow, without exception. The train on the Hague has already waited for its passengers, ”Ukrzaliznytsia emphasized.</text:p>
      <text:p text:style-name="P4">
As noted in the message, a few hours before the attack, at night, the railroad was removed from the station in Kramatorsk three trains with evacuated. They were cut off as a result of a hostile blow to the overpass near the Barvinkovo station. These flights became rescue for almost 4 thousand passengers, and after the attack of the station was temporarily closed due to damage.</text:p>
      <text:p text:style-name="P4">
<text:span text:style-name="T4">
 Read also: </text:span>
 <text:a xlink:type="simple" xlink:href="https://www.ukrinform.ua/rubric-society/3674376-zelenskij-pro-povnomasstabne-vtorgnenna-rosii-ce-buv-rik-bolu-zalu-viri-ta-ednosti.html" text:style-name="Internet_20_link" text:visited-style-name="Visited_20_Internet_20_Link">
</text:a>
“Six months later, thanks to the efforts of Ukrainian soldiers, the trains of the Dokramatorsk were renewed. Then the train station started working again, and in the city of Zetolik was rushed by high -speed intercity+, which returned to the Donetsk region those who did not at home from the beginning of a full -scale invasion, as well as those who were consulted with the loved ones with whom the war was separated, ” - said.</text:p>
      <text:p text:style-name="P4">
These flights became so important that Ukrzaliznytsia has appointed another train of Kramatorsk, which will start on April 8 with <text:a xlink:type="simple" xlink:href="https://www.ukrinform.ua/tag-lviv" text:style-name="Internet_20_link" text:visited-style-name="Visited_20_Internet_20_Link">
</text:a>
, noted in the UZ.</text:p>
      <text:p text:style-name="P4">
"Tickets to the first flight were purchased completely, and it became another symbol that the railway, like Ukraine, would never stop traffic," the Uchszliznytsia emphasized.</text:p>
      <text:p text:style-name="P4">
<text:span text:style-name="T4">
 Read also: </text:span>
 <text:a xlink:type="simple" xlink:href="https://www.ukrinform.ua/rubric-ato/3684212-dramteatr-u-mariupoli-ta-kramatorskij-vokzal-atakuvala-rosia-komisia-oon.html" text:style-name="Internet_20_link" text:visited-style-name="Visited_20_Internet_20_Link">
</text:a>
</text:p>
      <text:p text:style-name="P4">
News Source: <text:a xlink:type="simple" xlink:href="https://www.ukrinform.ua/rubric-regions/3693174-na-vokzalah-ogolosat-hvilinu-movcanna-na-vsanuvanna-zertv-raketnogo-udaru-po-kramatorsku.html" text:style-name="Internet_20_link" text:visited-style-name="Visited_20_Internet_20_Link">
https://www.ukrinform.ua/rubric-regions/3693174-na-vokzalah-ogolosat-hvilinu-movcanna-na-vsanuvanna-zertv-raketnogo-udaru-po-kramatorsku.html</text:a>
</text:p>
      <!--NEWS-->
      <text:h text:style-name="P10" text:outline-level="1">
<text:span text:style-name="T4">
The Russian army injured 946 children in Ukraine</text:span>
</text:h>
      <text:p text:style-name="P4">
Authors: Ukrinform (Person)</text:p>
      <text:p text:style-name="P4">
Publisher: Укринформ (Organization)</text:p>
      <text:p text:style-name="P4">
Published Time: 2023-04-08T10:00:27+03:00</text:p>
      <text:p text:style-name="P4">
Modified Time: 2023-04-08T10:00:27+03:00</text:p>
      <text:p text:style-name="P4">
Description: In Ukraine, as of April 8, 467 children were killed in full -scale aggression of the Russian Federation, and another 946 were injured. - Ukrinform.</text:p>
      <text:p text:style-name="P4">
Images: ["<text:a xlink:type="simple" xlink:href="https://static.ukrinform.com/photos/2023_02/thumb_files/630_360_1675760591-101.jpg" text:style-name="Internet_20_link" text:visited-style-name="Visited_20_Internet_20_Link">
630_360_16757...</text:a>
"]</text:p>
      <text:p text:style-name="P4">
Tags: ['Діти', 'Поранені', 'Загибель', 'Війна з росією']</text:p>
      <text:p text:style-name="P4">
Type: Article</text:p>
      <!--METADATA-->
      <text:p text:style-name="P4">
<draw:frame draw:style-name="fr1" draw:name="Image169" text:anchor-type="as-char" svg:width="6.9236in" svg:height="3.956343in" draw:z-index="0">
<draw:image xlink:href="../Images/yкринформ/2023-04-08T10-00-27-03-00/630_360_1675760591-101.jpg" xlink:type="simple" xlink:show="embed" xlink:actuate="onLoad" draw:mime-type="image/jpeg"/>
</draw:frame>
In the morning of April 8, 467 children were killed in full -scale aggression of Russian federation, and another 946 were injured.</text:p>
      <text:p text:style-name="P4">
According to Ukrinform, the prosecutor General's Office reports in <text:a xlink:type="simple" xlink:href="http://t.me/pgo_gov_ua/11107" text:style-name="Internet_20_link" text:visited-style-name="Visited_20_Internet_20_Link">
</text:a>
.</text:p>
      <text:p text:style-name="P4">
“As of the morning of April 8, 2023, more than 1413 children were injured in Ukraine as a result of full -scale armed aggression of the Russian Federation. According to the official information of juvenile prosecutors, 467 children were killed and more than 946 received varying severity, ”the message reads.</text:p>
      <text:p text:style-name="P4">
The data is not final, as work continues to be installed in hostilities, temporarily captured and liberated territories.</text:p>
      <text:p text:style-name="P4">
<text:span text:style-name="T4">
 Read also: </text:span>
 <text:a xlink:type="simple" xlink:href="https://www.ukrinform.ua/rubric-ato/3674063-pivtora-miljona-ukrainskih-ditej-travmovani-vijnou-unisef.html" text:style-name="Internet_20_link" text:visited-style-name="Visited_20_Internet_20_Link">
<text:span text:style-name="T4">
 UNICEF </text:span>
</text:a>
Children were most affected in Donetsk region - 448, Kharkiv - 275, Kiev - 127, Kherson - 94, Zaporizhia - 88, Mykolaivskaya - 85, Chernihiv - 68, Lugansk - 66, Dnipropetrovsk - 66.</text:p>
      <text:p text:style-name="P4">
On Friday, April 7, as a result of hostile <text:a xlink:type="simple" xlink:href="https://www.ukrinform.ua/tag-obstril" text:style-name="Internet_20_link" text:visited-style-name="Visited_20_Internet_20_Link">
</text:a>
The villages of Stanislav Kherson region were injured in two children aged 3 and 10 years.</text:p>
      <text:p text:style-name="P4">
<text:span text:style-name="T4">
 Read also: </text:span>
 <text:a xlink:type="simple" xlink:href="https://www.ukrinform.ua/rubric-society/3690663-ukraina-vimagae-vid-rosii-povernuti-4-396-ditejsirit-akih-nezakonno-vivezli.html" text:style-name="Internet_20_link" text:visited-style-name="Visited_20_Internet_20_Link">
</text:a>
As reported by Ukrinform, in Ukraine since the beginning of a full -scale war with Russia, 11 090 children have been considered found.</text:p>
      <text:p text:style-name="P4">
News Source: <text:a xlink:type="simple" xlink:href="https://www.ukrinform.ua/rubric-ato/3693177-rosijska-armia-poranila-v-ukraini-946-ditej.html" text:style-name="Internet_20_link" text:visited-style-name="Visited_20_Internet_20_Link">
https://www.ukrinform.ua/rubric-ato/3693177-rosijska-armia-poranila-v-ukraini-946-ditej.html</text:a>
</text:p>
      <!--NEWS-->
      <text:h text:style-name="P10" text:outline-level="1">
<text:span text:style-name="T4">
In Zhytomyr region in the failure in the center of Zvyagel found an underground structure</text:span>
</text:h>
      <text:p text:style-name="P4">
Authors: Ukrinform (Person)</text:p>
      <text:p text:style-name="P4">
Publisher: Укринформ (Organization)</text:p>
      <text:p text:style-name="P4">
Published Time: 2023-04-08T10:06:00+03:00</text:p>
      <text:p text:style-name="P4">
Modified Time: 2023-04-08T10:06:00+03:00</text:p>
      <text:p text:style-name="P4">
Description: In the central part of the city of Zvyagel in Zhytomyr region, a failure was formed, under which you can see the underground structure, which is now being investigated. - Ukrinform.</text:p>
      <text:p text:style-name="P4">
Images: ["<text:a xlink:type="simple" xlink:href="https://static.ukrinform.com/photos/2023_04/thumb_files/630_360_1680937453-698.jpg" text:style-name="Internet_20_link" text:visited-style-name="Visited_20_Internet_20_Link">
630_360_16809...</text:a>
"]</text:p>
      <text:p text:style-name="P4">
Tags: ['Історія', 'Житомирщина']</text:p>
      <text:p text:style-name="P4">
Type: Article</text:p>
      <!--METADATA-->
      <text:p text:style-name="P4">
<draw:frame draw:style-name="fr1" draw:name="Image170" text:anchor-type="as-char" svg:width="6.9236in" svg:height="3.956343in" draw:z-index="0">
<draw:image xlink:href="../Images/yкринформ/2023-04-08T10-06-00-03-00/630_360_1680937453-698.jpg" xlink:type="simple" xlink:show="embed" xlink:actuate="onLoad" draw:mime-type="image/jpeg"/>
</draw:frame>
The central part of the city of Zvyagel in Zhytomyr region has formed a failure, under which the underground construction is now being investigated.</text:p>
      <text:p text:style-name="P4">
As Ukrinform reports, about it in <text:a xlink:type="simple" xlink:href="http://www.facebook.com/permalink.php" text:style-name="Internet_20_link" text:visited-style-name="Visited_20_Internet_20_Link">
</text:a>
The Department of Culture and Tourism of the Zvyagel City Council reported.</text:p>
      <text:p text:style-name="P4">
"We are investigating the joint efforts of the Department of Housing and Communal Services and Ecology and the Department of Culture and Tourism and Tourism of the City Council in order to study the finding and arrange its how to a tourist object," the statement reads.</text:p>
      <text:p text:style-name="P4">
According to preliminary information, the object is a monument of local value history. The find continues to study, there is a geomagnetic scan.</text:p>
      <text:p text:style-name="P4">
The failure was formed in the center of Zvyagel on Lesya Ukrainka Square. This was probably the reason for this was heavy rainfall, which lasted in the city for several days.</text:p>
      <text:p text:style-name="P4">
<text:span text:style-name="T4">
 Read also: </text:span>
 <text:a xlink:type="simple" xlink:href="https://www.ukrinform.ua/rubric-regions/3693048-gotuetsa-dose-pro-zanesenna-kulturnogo-landsaftu-cernigova-do-spisku-unesko-tkacenko.html" text:style-name="Internet_20_link" text:visited-style-name="Visited_20_Internet_20_Link">
</text:a>
Zvyagel was first mentioned in sources under 1256 as the city of Vozvagel. Developed as the Urbanistic Center Zvyagel in the XVI century. During the rule of the Ostrozky prince. The city is known as Lesya Ukrainka's birthplace.</text:p>
      <text:p text:style-name="P4">
In November 2022, the city, which was called Novograd-Volynskyi, returned the historical name of Zvyagel.</text:p>
      <text:p text:style-name="P4">
News Source: <text:a xlink:type="simple" xlink:href="https://www.ukrinform.ua/rubric-culture/3693180-na-zitomirsini-u-provalli-v-centri-zvagela-viavili-pidzemnu-sporudu.html" text:style-name="Internet_20_link" text:visited-style-name="Visited_20_Internet_20_Link">
https://www.ukrinform.ua/rubric-culture/3693180-na-zitomirsini-u-provalli-v-centri-zvagela-viavili-pidzemnu-sporudu.html</text:a>
</text:p>
      <!--NEWS-->
      <text:h text:style-name="P10" text:outline-level="1">
<text:span text:style-name="T4">
In the Dnieper almost a day looking for a missing nine -year -old boy</text:span>
</text:h>
      <text:p text:style-name="P4">
Authors: Ukrinform (Person)</text:p>
      <text:p text:style-name="P4">
Publisher: Укринформ (Organization)</text:p>
      <text:p text:style-name="P4">
Published Time: 2023-04-08T10:06:36+03:00</text:p>
      <text:p text:style-name="P4">
Modified Time: 2023-04-08T10:06:36+03:00</text:p>
      <text:p text:style-name="P4">
Description: In the Dnieper, the operation of nine -year -old Ivan Transfiguration continues. - Ukrinform.</text:p>
      <text:p text:style-name="P4">
Images: ["<text:a xlink:type="simple" xlink:href="https://static.ukrinform.com/photos/2023_04/thumb_files/630_360_1680937449-483.jpg" text:style-name="Internet_20_link" text:visited-style-name="Visited_20_Internet_20_Link">
630_360_16809...</text:a>
", "<text:a xlink:type="simple" xlink:href="https://static.ukrinform.com/photos/2023_04/1680937440-157.jpg" text:style-name="Internet_20_link" text:visited-style-name="Visited_20_Internet_20_Link">
1680937440-15...</text:a>
", "<text:a xlink:type="simple" xlink:href="https://static.ukrinform.com/photos/2023_04/1680937471-687.jpg" text:style-name="Internet_20_link" text:visited-style-name="Visited_20_Internet_20_Link">
1680937471-68...</text:a>
"]</text:p>
      <text:p text:style-name="P4">
Tags: ['Діти', 'Дніпро', 'Поліція', 'Розшук']</text:p>
      <text:p text:style-name="P4">
Type: Article</text:p>
      <!--METADATA-->
      <text:p text:style-name="P4">
<draw:frame draw:style-name="fr1" draw:name="Image171" text:anchor-type="as-char" svg:width="6.9236in" svg:height="3.956343in" draw:z-index="0">
<draw:image xlink:href="../Images/yкринформ/2023-04-08T10-06-36-03-00/630_360_1680937449-483.jpg" xlink:type="simple" xlink:show="embed" xlink:actuate="onLoad" draw:mime-type="image/jpeg"/>
</draw:frame>
In the Dnieper, the operation to search for nine -year -old Ivan Transfiguration.</text:p>
      <text:p text:style-name="P4">
About it in <text:a xlink:type="simple" xlink:href="http://facebook.com/story.php" text:style-name="Internet_20_link" text:visited-style-name="Visited_20_Internet_20_Link">
</text:a>
The police reports of Dnipropetrovsk region, Ukrinform reports.</text:p>
      <text:p text:style-name="P4">
"The searches lasted all night and will be continued until the boy is found. The search of a 9 -year -old boy is oriented all the personnel of the Dnieper police - about 100 law enforcement officers, airborne workers, cynologists, volunteers, 50 cadets of the University of Internal(https://www.ukrinform.ua/tag-dsns)", - the testimony reads.</text:p>
      <text:p text:style-name="P4">
Appropriate orientation with the description of the appearance and photo card of the boy sentolodano of all territorial units of the police of the region. The public is informed through the social networks. Police are working out a video of the observation chamber and checking all possible places where there may be disappearance.</text:p>
      <text:p text:style-name="P4">
<draw:frame draw:style-name="fr1" draw:name="Image172" text:anchor-type="as-char" svg:width="6.9236in" svg:height="9.817892in" draw:z-index="0">
<draw:image xlink:href="../Images/yкринформ/2023-04-08T10-06-36-03-00/1680937440-157.jpg" xlink:type="simple" xlink:show="embed" xlink:actuate="onLoad" draw:mime-type="image/jpeg"/>
</draw:frame>
</text:p>
      <text:p text:style-name="P4">
<draw:frame draw:style-name="fr1" draw:name="Image173" text:anchor-type="as-char" svg:width="6.9236in" svg:height="6.9236in" draw:z-index="0">
<draw:image xlink:href="../Images/yкринформ/2023-04-08T10-06-36-03-00/1680937471-687.jpg" xlink:type="simple" xlink:show="embed" xlink:actuate="onLoad" draw:mime-type="image/jpeg"/>
</draw:frame>
On April 7, about 2:30 pm the boy left the place of residence in the Amur-Nizhnodniprovsky district of the city.</text:p>
      <text:p text:style-name="P4">
<text:span text:style-name="T4">
 Read also: </text:span>
 <text:a xlink:type="simple" xlink:href="https://www.ukrinform.ua/rubric-ato/3692776-vid-pocatku-povnomasstabnoi-vijni-v-ukraini-rozsukali-11-090-ditej.html" text:style-name="Internet_20_link" text:visited-style-name="Visited_20_Internet_20_Link">
<text:span text:style-name="T4">
 searched </text:span>
</text:a>
Its signs: 9-10 years, about 140 cm, medium-sized, dark eyes, dark short hair. He was dressed in a green-yellow jacket, jaundice with hooded, black pants, brown sneakers. The child does not talk.</text:p>
      <text:p text:style-name="P4">
News Source: <text:a xlink:type="simple" xlink:href="https://www.ukrinform.ua/rubric-regions/3693179-u-dnipri-majze-dobu-sukaut-zniklogo-devatiricnogo-hlopcika.html" text:style-name="Internet_20_link" text:visited-style-name="Visited_20_Internet_20_Link">
https://www.ukrinform.ua/rubric-regions/3693179-u-dnipri-majze-dobu-sukaut-zniklogo-devatiricnogo-hlopcika.html</text:a>
</text:p>
      <!--NEWS-->
      <text:h text:style-name="P10" text:outline-level="1">
<text:span text:style-name="T4">
In Odessa, at the opening of the cartoon exhibition was extinguished the brand depicting the first "bribe" in the city</text:span>
</text:h>
      <text:p text:style-name="P4">
Authors: Ukrinform (Person)</text:p>
      <text:p text:style-name="P4">
Publisher: Укринформ (Organization)</text:p>
      <text:p text:style-name="P4">
Published Time: 2023-04-08T10:12:00+03:00</text:p>
      <text:p text:style-name="P4">
Modified Time: 2023-04-08T10:12:00+03:00</text:p>
      <text:p text:style-name="P4">
Description: An exhibition of cartoons "Corruption - danger to the whole world" has opened at the World Club of Odessa. In the event, they solemnly extinguished the brand depicting one of the works presented. - Ukrinform.</text:p>
      <text:p text:style-name="P4">
Images: ["<text:a xlink:type="simple" xlink:href="https://static.ukrinform.com/photos/2023_04/thumb_files/630_360_1680937370-6849.jpeg" text:style-name="Internet_20_link" text:visited-style-name="Visited_20_Internet_20_Link">
630_360_16809...</text:a>
", "<text:a xlink:type="simple" xlink:href="https://static.ukrinform.com/photos/2023_04/thumb_files/630_360_1680937371-7406.jpeg" text:style-name="Internet_20_link" text:visited-style-name="Visited_20_Internet_20_Link">
630_360_16809...</text:a>
", "<text:a xlink:type="simple" xlink:href="https://static.ukrinform.com/photos/2023_04/thumb_files/630_360_1680937370-7828.jpeg" text:style-name="Internet_20_link" text:visited-style-name="Visited_20_Internet_20_Link">
630_360_16809...</text:a>
", "<text:a xlink:type="simple" xlink:href="https://static.ukrinform.com/photos/2023_04/thumb_files/630_360_1680937370-6491.jpeg" text:style-name="Internet_20_link" text:visited-style-name="Visited_20_Internet_20_Link">
630_360_16809...</text:a>
", "<text:a xlink:type="simple" xlink:href="https://static.ukrinform.com/photos/2023_04/thumb_files/630_360_1680937370-3532.jpeg" text:style-name="Internet_20_link" text:visited-style-name="Visited_20_Internet_20_Link">
630_360_16809...</text:a>
", "<text:a xlink:type="simple" xlink:href="https://static.ukrinform.com/photos/2023_04/thumb_files/630_360_1680937370-4292.jpeg" text:style-name="Internet_20_link" text:visited-style-name="Visited_20_Internet_20_Link">
630_360_16809...</text:a>
", "<text:a xlink:type="simple" xlink:href="https://static.ukrinform.com/photos/2023_04/thumb_files/630_360_1680937370-3124.jpeg" text:style-name="Internet_20_link" text:visited-style-name="Visited_20_Internet_20_Link">
630_360_16809...</text:a>
", "<text:a xlink:type="simple" xlink:href="https://static.ukrinform.com/photos/2023_04/thumb_files/630_360_1680937371-4967.jpeg" text:style-name="Internet_20_link" text:visited-style-name="Visited_20_Internet_20_Link">
630_360_16809...</text:a>
", "<text:a xlink:type="simple" xlink:href="https://static.ukrinform.com/photos/2023_04/thumb_files/630_360_1680937371-7653.jpeg" text:style-name="Internet_20_link" text:visited-style-name="Visited_20_Internet_20_Link">
630_360_16809...</text:a>
", "<text:a xlink:type="simple" xlink:href="https://static.ukrinform.com/photos/2023_04/thumb_files/630_360_1680937371-4479.jpeg" text:style-name="Internet_20_link" text:visited-style-name="Visited_20_Internet_20_Link">
630_360_16809...</text:a>
", "<text:a xlink:type="simple" xlink:href="https://static.ukrinform.com/photos/2023_04/thumb_files/630_360_1680937371-3099.jpeg" text:style-name="Internet_20_link" text:visited-style-name="Visited_20_Internet_20_Link">
630_360_16809...</text:a>
", "<text:a xlink:type="simple" xlink:href="https://static.ukrinform.com/photos/2023_04/thumb_files/630_360_1680937371-1543.jpeg" text:style-name="Internet_20_link" text:visited-style-name="Visited_20_Internet_20_Link">
630_360_16809...</text:a>
", "<text:a xlink:type="simple" xlink:href="https://static.ukrinform.com/photos/2023_04/thumb_files/630_360_1680937372-7890.jpeg" text:style-name="Internet_20_link" text:visited-style-name="Visited_20_Internet_20_Link">
630_360_16809...</text:a>
"]</text:p>
      <text:p text:style-name="P4">
Tags: ['Одеса', 'Боротьба з корупцією', 'Карикатури']</text:p>
      <text:p text:style-name="P4">
Type: Article</text:p>
      <!--METADATA-->
      <text:p text:style-name="P4">
<draw:frame draw:style-name="fr1" draw:name="Image174" text:anchor-type="as-char" svg:width="6.9236in" svg:height="3.956343in" draw:z-index="0">
<draw:image xlink:href="../Images/yкринформ/2023-04-08T10-12-00-03-00/630_360_1680937370-6849.jpeg" xlink:type="simple" xlink:show="embed" xlink:actuate="onLoad" draw:mime-type="image/jpeg"/>
</draw:frame>
The Odessa Odessa Club has opened an exhibition of cartoons "Corruption -Safety for the whole world". In the West, they solemnly extinguished the brand, which shows one of the works presented.</text:p>
      <text:p text:style-name="P4">
Ukrinform correspondents visited the exhibition.</text:p>
      <text:p text:style-name="P4">
According to the co-author of the project, a member of the International Federation of Journalists, Presser Rotary Club "Odessa-Richelieu" by Alexander Fedorov, the idea of carrying out cartoons on corruption was born last year during a tour of "Russian ship, go ...".</text:p>
      <text:p text:style-name="P4">
“In the process of my communication with the famous Ukrainian cartoonist Vladimirkazana, the idea arose to make this anti -corruption exhibition. Volodymyriv first declared her on a round table, which was organized by the International Association of Caricature in Paris. Work has begun, today this exhibition consists of about one hundred cartoonists from more than 21 countries of the world, ”Fedorov said.</text:p>
      <text:p text:style-name="P4">
He added that work on anti -corruption topics continue to come from professional masters and ordinary lovers of satire and humor.</text:p>
      <text:p text:style-name="P4">
The co-author of the project reported that the youngest participant of the cartoon exhibition is a 10-year-old girl Olena. She sent the work of Stop Corruption, which is shaped with shaken palms.</text:p>
      <text:p text:style-name="P4">
Fedorov also drew attention to the work of Kaznevsky, which depicts as some people allow themselves to make money in the war. Unfair officials are reflected in the form of mosquitoes that suck blood from the hand of the defender of Ukraine.</text:p>
      <text:p text:style-name="P4">
The Odessa Richelieu President Vyacheslav Voronkov, who is one of the organizers of the exhibition, was present at the west, stressed that there are two things that corruption is afraid.</text:p>
      <text:p text:style-name="P4">
“Corruption is afraid of light and laughter. After all, the caricature and the caricature, to impose corrupt officials in an unattractive form for them, ” - said Voronkov.</text:p>
      <text:p text:style-name="P4">
After conducting the exhibition in Odessa, the exposition is planned to be shown in other cities of Ukraine, as well as in EU countries.</text:p>
      <text:p text:style-name="P4">
After inspection of the exposition, all those present were invited to special repayment of the new brand, which shows a reminder of the first Odessa "bribe". The author of the photo is the head of the cartoonist Association <text:a xlink:type="simple" xlink:href="https://www.ukrinform.ua/tag-odesa" text:style-name="Internet_20_link" text:visited-style-name="Visited_20_Internet_20_Link">
</text:a>
Victor Jevaga.</text:p>
      <text:p text:style-name="P4">
<draw:frame draw:style-name="fr1" draw:name="Image175" text:anchor-type="as-char" svg:width="6.9236in" svg:height="3.956343in" draw:z-index="0">
<draw:image xlink:href="../Images/yкринформ/2023-04-08T10-12-00-03-00/630_360_1680937371-7406.jpeg" xlink:type="simple" xlink:show="embed" xlink:actuate="onLoad" draw:mime-type="image/jpeg"/>
</draw:frame>
In Odessin, the opening of the cartoon exhibition was extinguished by a brand depicting the first "bribe" in the city / photo: Nina Lymoon, Ukrinform <text:a xlink:type="simple" xlink:href="https://static.ukrinform.com/photos/2023_04/1680937371-7406.jpeg" text:style-name="Internet_20_link" text:visited-style-name="Visited_20_Internet_20_Link">
<draw:frame draw:style-name="fr1" draw:name="Image176" text:anchor-type="as-char" svg:width="6.9236in" svg:height="3.956343in" draw:z-index="0">
<draw:image xlink:href="../Images/yкринформ/2023-04-08T10-12-00-03-00/630_360_1680937371-7406.jpeg" xlink:type="simple" xlink:show="embed" xlink:actuate="onLoad" draw:mime-type="image/jpeg"/>
</draw:frame>
</text:a>
 <text:a xlink:type="simple" xlink:href="https://static.ukrinform.com/photos/2023_04/1680937370-7828.jpeg" text:style-name="Internet_20_link" text:visited-style-name="Visited_20_Internet_20_Link">
<draw:frame draw:style-name="fr1" draw:name="Image177" text:anchor-type="as-char" svg:width="6.9236in" svg:height="3.956343in" draw:z-index="0">
<draw:image xlink:href="../Images/yкринформ/2023-04-08T10-12-00-03-00/630_360_1680937370-7828.jpeg" xlink:type="simple" xlink:show="embed" xlink:actuate="onLoad" draw:mime-type="image/jpeg"/>
</draw:frame>
</text:a>
 <text:a xlink:type="simple" xlink:href="https://static.ukrinform.com/photos/2023_04/1680937370-6491.jpeg" text:style-name="Internet_20_link" text:visited-style-name="Visited_20_Internet_20_Link">
<draw:frame draw:style-name="fr1" draw:name="Image178" text:anchor-type="as-char" svg:width="6.9236in" svg:height="3.956343in" draw:z-index="0">
<draw:image xlink:href="../Images/yкринформ/2023-04-08T10-12-00-03-00/630_360_1680937370-6491.jpeg" xlink:type="simple" xlink:show="embed" xlink:actuate="onLoad" draw:mime-type="image/jpeg"/>
</draw:frame>
</text:a>
 <text:a xlink:type="simple" xlink:href="https://static.ukrinform.com/photos/2023_04/1680937370-3532.jpeg" text:style-name="Internet_20_link" text:visited-style-name="Visited_20_Internet_20_Link">
<draw:frame draw:style-name="fr1" draw:name="Image179" text:anchor-type="as-char" svg:width="6.9236in" svg:height="3.956343in" draw:z-index="0">
<draw:image xlink:href="../Images/yкринформ/2023-04-08T10-12-00-03-00/630_360_1680937370-3532.jpeg" xlink:type="simple" xlink:show="embed" xlink:actuate="onLoad" draw:mime-type="image/jpeg"/>
</draw:frame>
</text:a>
 <text:a xlink:type="simple" xlink:href="https://static.ukrinform.com/photos/2023_04/1680937370-6849.jpeg" text:style-name="Internet_20_link" text:visited-style-name="Visited_20_Internet_20_Link">
<draw:frame draw:style-name="fr1" draw:name="Image180" text:anchor-type="as-char" svg:width="6.9236in" svg:height="3.956343in" draw:z-index="0">
<draw:image xlink:href="../Images/yкринформ/2023-04-08T10-12-00-03-00/630_360_1680937370-6849.jpeg" xlink:type="simple" xlink:show="embed" xlink:actuate="onLoad" draw:mime-type="image/jpeg"/>
</draw:frame>
</text:a>
 <text:a xlink:type="simple" xlink:href="https://static.ukrinform.com/photos/2023_04/1680937370-4292.jpeg" text:style-name="Internet_20_link" text:visited-style-name="Visited_20_Internet_20_Link">
<draw:frame draw:style-name="fr1" draw:name="Image181" text:anchor-type="as-char" svg:width="6.9236in" svg:height="3.956343in" draw:z-index="0">
<draw:image xlink:href="../Images/yкринформ/2023-04-08T10-12-00-03-00/630_360_1680937370-4292.jpeg" xlink:type="simple" xlink:show="embed" xlink:actuate="onLoad" draw:mime-type="image/jpeg"/>
</draw:frame>
</text:a>
 <text:a xlink:type="simple" xlink:href="https://static.ukrinform.com/photos/2023_04/1680937370-3124.jpeg" text:style-name="Internet_20_link" text:visited-style-name="Visited_20_Internet_20_Link">
<draw:frame draw:style-name="fr1" draw:name="Image182" text:anchor-type="as-char" svg:width="6.9236in" svg:height="3.956343in" draw:z-index="0">
<draw:image xlink:href="../Images/yкринформ/2023-04-08T10-12-00-03-00/630_360_1680937370-3124.jpeg" xlink:type="simple" xlink:show="embed" xlink:actuate="onLoad" draw:mime-type="image/jpeg"/>
</draw:frame>
</text:a>
 <text:a xlink:type="simple" xlink:href="https://static.ukrinform.com/photos/2023_04/1680937371-4967.jpeg" text:style-name="Internet_20_link" text:visited-style-name="Visited_20_Internet_20_Link">
<draw:frame draw:style-name="fr1" draw:name="Image183" text:anchor-type="as-char" svg:width="6.9236in" svg:height="3.956343in" draw:z-index="0">
<draw:image xlink:href="../Images/yкринформ/2023-04-08T10-12-00-03-00/630_360_1680937371-4967.jpeg" xlink:type="simple" xlink:show="embed" xlink:actuate="onLoad" draw:mime-type="image/jpeg"/>
</draw:frame>
</text:a>
 <text:a xlink:type="simple" xlink:href="https://static.ukrinform.com/photos/2023_04/1680937371-7653.jpeg" text:style-name="Internet_20_link" text:visited-style-name="Visited_20_Internet_20_Link">
<draw:frame draw:style-name="fr1" draw:name="Image184" text:anchor-type="as-char" svg:width="6.9236in" svg:height="3.956343in" draw:z-index="0">
<draw:image xlink:href="../Images/yкринформ/2023-04-08T10-12-00-03-00/630_360_1680937371-7653.jpeg" xlink:type="simple" xlink:show="embed" xlink:actuate="onLoad" draw:mime-type="image/jpeg"/>
</draw:frame>
</text:a>
 <text:a xlink:type="simple" xlink:href="https://static.ukrinform.com/photos/2023_04/1680937371-4479.jpeg" text:style-name="Internet_20_link" text:visited-style-name="Visited_20_Internet_20_Link">
<draw:frame draw:style-name="fr1" draw:name="Image185" text:anchor-type="as-char" svg:width="6.9236in" svg:height="3.956343in" draw:z-index="0">
<draw:image xlink:href="../Images/yкринформ/2023-04-08T10-12-00-03-00/630_360_1680937371-4479.jpeg" xlink:type="simple" xlink:show="embed" xlink:actuate="onLoad" draw:mime-type="image/jpeg"/>
</draw:frame>
</text:a>
 <text:a xlink:type="simple" xlink:href="https://static.ukrinform.com/photos/2023_04/1680937371-3099.jpeg" text:style-name="Internet_20_link" text:visited-style-name="Visited_20_Internet_20_Link">
<draw:frame draw:style-name="fr1" draw:name="Image186" text:anchor-type="as-char" svg:width="6.9236in" svg:height="3.956343in" draw:z-index="0">
<draw:image xlink:href="../Images/yкринформ/2023-04-08T10-12-00-03-00/630_360_1680937371-3099.jpeg" xlink:type="simple" xlink:show="embed" xlink:actuate="onLoad" draw:mime-type="image/jpeg"/>
</draw:frame>
</text:a>
 <text:a xlink:type="simple" xlink:href="https://static.ukrinform.com/photos/2023_04/1680937371-1543.jpeg" text:style-name="Internet_20_link" text:visited-style-name="Visited_20_Internet_20_Link">
<draw:frame draw:style-name="fr1" draw:name="Image187" text:anchor-type="as-char" svg:width="6.9236in" svg:height="3.956343in" draw:z-index="0">
<draw:image xlink:href="../Images/yкринформ/2023-04-08T10-12-00-03-00/630_360_1680937371-1543.jpeg" xlink:type="simple" xlink:show="embed" xlink:actuate="onLoad" draw:mime-type="image/jpeg"/>
</draw:frame>
</text:a>
 <text:a xlink:type="simple" xlink:href="https://static.ukrinform.com/photos/2023_04/1680937372-7890.jpeg" text:style-name="Internet_20_link" text:visited-style-name="Visited_20_Internet_20_Link">
<draw:frame draw:style-name="fr1" draw:name="Image188" text:anchor-type="as-char" svg:width="6.9236in" svg:height="3.956343in" draw:z-index="0">
<draw:image xlink:href="../Images/yкринформ/2023-04-08T10-12-00-03-00/630_360_1680937372-7890.jpeg" xlink:type="simple" xlink:show="embed" xlink:actuate="onLoad" draw:mime-type="image/jpeg"/>
</draw:frame>
</text:a>
This is the third work of the artist who falls on the stamps. The first was the cartoon "Assol no longer", dedicated to the flooding of the ship "Moscow", the second - the "mature" Odessa sailor who decorated <text:a xlink:type="simple" xlink:href="https://www.ukrinform.ua/rubric-regions/3690357-odeskij-gumorini-50-rokiv-gasinna-marki-koncert-ta-komiki.html" text:style-name="Internet_20_link" text:visited-style-name="Visited_20_Internet_20_Link">
</text:a>
 .</text:p>
      <text:p text:style-name="P4">
<text:span text:style-name="T4">
 Read also: </text:span>
 <text:a xlink:type="simple" xlink:href="https://www.ukrinform.ua/rubric-society/3691245-ukrposta-prezentue-marku-kalush.html" text:style-name="Internet_20_link" text:visited-style-name="Visited_20_Internet_20_Link">
<text:span text:style-name="T4">
 UkrPoshta </text:span>
</text:a>
As it was reported, in honor of the anniversary of the Humor Festival <text:a xlink:type="simple" xlink:href="https://www.ukrinform.ua/rubric-regions/3690357-odeskij-gumorini-50-rokiv-gasinna-marki-koncert-ta-komiki.html" text:style-name="Internet_20_link" text:visited-style-name="Visited_20_Internet_20_Link">
</text:a>
"50 years of humor" and opened a photo exhibition with photos from last year's celebrations.</text:p>
      <text:p text:style-name="P4">
News Source: <text:a xlink:type="simple" xlink:href="https://www.ukrinform.ua/rubric-society/3693185-v-odesi-na-vidkritti-vistavki-karikatur-pogasili-marku-z-zobrazennam-persogo-habara-v-misti.html" text:style-name="Internet_20_link" text:visited-style-name="Visited_20_Internet_20_Link">
https://www.ukrinform.ua/rubric-society/3693185-v-odesi-na-vidkritti-vistavki-karikatur-pogasili-marku-z-zobrazennam-persogo-habara-v-misti.html</text:a>
</text:p>
      <!--NEWS-->
      <text:h text:style-name="P10" text:outline-level="1">
<text:span text:style-name="T4">
Ignatius: At the airfields of the Russian Federation - at least 12 aircraft that can attack Ukraine</text:span>
</text:h>
      <text:p text:style-name="P4">
Authors: Ukrinform (Person)</text:p>
      <text:p text:style-name="P4">
Publisher: Укринформ (Organization)</text:p>
      <text:p text:style-name="P4">
Published Time: 2023-04-08T10:15:00+03:00</text:p>
      <text:p text:style-name="P4">
Modified Time: 2023-04-08T10:15:00+03:00</text:p>
      <text:p text:style-name="P4">
Description: Russia's strategic aviation is dispersed at different airfields, the planes of this group may be ready for the use of rocket weapons. - Ukrinform.</text:p>
      <text:p text:style-name="P4">
Images: ["<text:a xlink:type="simple" xlink:href="https://static.ukrinform.com/photos/2023_03/thumb_files/630_360_1678116073-288.jpg" text:style-name="Internet_20_link" text:visited-style-name="Visited_20_Internet_20_Link">
630_360_16781...</text:a>
"]</text:p>
      <text:p text:style-name="P4">
Tags: ['Повітряні сили ЗСУ', 'Війна з росією', 'Єдині новини']</text:p>
      <text:p text:style-name="P4">
Type: Article</text:p>
      <!--METADATA-->
      <text:p text:style-name="P4">
<draw:frame draw:style-name="fr1" draw:name="Image189" text:anchor-type="as-char" svg:width="6.9236in" svg:height="3.956343in" draw:z-index="0">
<draw:image xlink:href="../Images/yкринформ/2023-04-08T10-15-00-03-00/630_360_1678116073-288.jpg" xlink:type="simple" xlink:show="embed" xlink:actuate="onLoad" draw:mime-type="image/jpeg"/>
</draw:frame>
Russia's strategic aviation is dispersed at various airfields, the aircraft of this group can be ready for the use of rocket weapons.</text:p>
      <text:p text:style-name="P4">
A spokesman for the Air Force, Ignatius, said this on the air of the only news, answering questions about the tactics of the Russians in the air, Ukrinform reports.</text:p>
      <text:p text:style-name="P4">
"Strategic aviation was not going anywhere, which is dispersed at different airfields. I mean Tu -95 planes, which can be ready for the use of sailor -weapons, because 12 aircraft are at least observed on cyaerodroma, they can attack Ukraine," he said.</text:p>
      <text:p text:style-name="P4">
Ignati added that the front and tactical aviation <text:a xlink:type="simple" xlink:href="https://www.ukrinform.ua/tag-rosia" text:style-name="Internet_20_link" text:visited-style-name="Visited_20_Internet_20_Link">
</text:a>
. “The threat of rocket -died has not disappeared. They are constantly attacked - it is about helicopters and storms, ”the spokesman said.</text:p>
      <text:p text:style-name="P4">
<text:span text:style-name="T4">
 Read also: </text:span>
 <text:a xlink:type="simple" xlink:href="https://www.ukrinform.ua/rubric-ato/3692535-kilkist-raket-u-rosii-znizilas-do-maksimalno-kriticnogo-rivna-sekretar-rnbo.html" text:style-name="Internet_20_link" text:visited-style-name="Visited_20_Internet_20_Link">
</text:a>
Answering the question of what the maneuvers of Russia, such as the transfer of several aircraft agents deep into the Russian Federation from Belarus, he noted that some reworked not for the first time.</text:p>
      <text:p text:style-name="P4">
For example, when there are 20-minute air anxiety when he could take off, it can indicate training flights.</text:p>
      <text:p text:style-name="P4">
“And when these several migs fly from Belarus, which are located there, can be a banal rotation, some technical moments. These planes may fly their stationary airfields where they are based, ”the spokesman informed.</text:p>
      <text:p text:style-name="P4">
<text:span text:style-name="T4">
 Read also: </text:span>
 <text:a xlink:type="simple" xlink:href="https://www.ukrinform.ua/rubric-ato/3689344-ignat-rozpoviv-pro-novu-zagrozu-aviacia-rf-sodna-skidae-desatki-bomb-u-prifrontovij-zoni.html" text:style-name="Internet_20_link" text:visited-style-name="Visited_20_Internet_20_Link">
<text:span text:style-name="T4">
 Ignati </text:span>
</text:a>
As it was reported, to start a counter -offensive Ukraine needs to gain an advantage of air.</text:p>
      <text:p text:style-name="P4">
News Source: <text:a xlink:type="simple" xlink:href="https://www.ukrinform.ua/rubric-ato/3693186-ignat-na-aerodromah-rf-sonajmense-12-litakiv-aki-mozut-atakuvati-ukrainu.html" text:style-name="Internet_20_link" text:visited-style-name="Visited_20_Internet_20_Link">
https://www.ukrinform.ua/rubric-ato/3693186-ignat-na-aerodromah-rf-sonajmense-12-litakiv-aki-mozut-atakuvati-ukrainu.html</text:a>
</text:p>
      <!--NEWS-->
      <text:h text:style-name="P10" text:outline-level="1">
<text:span text:style-name="T4">
From the beginning of the day, the Russian troops fired three communities of Sumy region</text:span>
</text:h>
      <text:p text:style-name="P4">
Authors: Ukrinform (Person)</text:p>
      <text:p text:style-name="P4">
Publisher: Укринформ (Organization)</text:p>
      <text:p text:style-name="P4">
Published Time: 2023-04-08T10:21:41+03:00</text:p>
      <text:p text:style-name="P4">
Modified Time: 2023-04-08T10:21:41+03:00</text:p>
      <text:p text:style-name="P4">
Description: Since the beginning of the day, on April 8, Russian invaders fired at Krasnopil, Seredi-Buda, and Velikopysariv communities of Sumy region six times. - Ukrinform.</text:p>
      <text:p text:style-name="P4">
Images: ["<text:a xlink:type="simple" xlink:href="https://static.ukrinform.com/photos/2023_02/thumb_files/630_360_1676709830-821.jpeg" text:style-name="Internet_20_link" text:visited-style-name="Visited_20_Internet_20_Link">
630_360_16767...</text:a>
"]</text:p>
      <text:p text:style-name="P4">
Tags: ['Обстріл', 'Сумщина', 'Війна з росією']</text:p>
      <text:p text:style-name="P4">
Type: Article</text:p>
      <!--METADATA-->
      <text:p text:style-name="P4">
<draw:frame draw:style-name="fr1" draw:name="Image190" text:anchor-type="as-char" svg:width="6.9236in" svg:height="3.956343in" draw:z-index="0">
<draw:image xlink:href="../Images/yкринформ/2023-04-08T10-21-41-03-00/630_360_1676709830-821.jpeg" xlink:type="simple" xlink:show="embed" xlink:actuate="onLoad" draw:mime-type="image/jpeg"/>
</draw:frame>
In the beginning of the day, on April 8, Russian invaders fired at Krasasnopil, Seredi-Budsk, and Velikopysariv communities of Sumy region six times.</text:p>
      <text:p text:style-name="P4">
As Ukrinform reports, about it in <text:a xlink:type="simple" xlink:href="http://www.facebook.com/sumska.oda/posts/pfbid038HzMg4E3P3mufotoARBVNm4TVQB9NVh5mUwvxhutCxbpq2ABNCPPfDpXkXCjs4hCl" text:style-name="Internet_20_link" text:visited-style-name="Visited_20_Internet_20_Link">
</text:a>
Sumy Ova reported.</text:p>
      <text:p text:style-name="P4">
“At night and morning, 6 border shelling was made from the territory of the Russian Federation <text:a xlink:type="simple" xlink:href="https://www.ukrinform.ua/tag-sumsina" text:style-name="Internet_20_link" text:visited-style-name="Visited_20_Internet_20_Link">
</text:a>
. 46 arrivals have been recorded, ”the message reads.</text:p>
      <text:p text:style-name="P4">
In particular, at night the Russians fired 14 shots from the AGS in the territory of the Krasnopil community. The mid-and-CBU community at night fired at Zaktyhleria, resulting in 10 "arrivals" and in the morning-from mortars(12 “arrivals”). На Великописарівську громаду росіяни скинули 10 мін.</text:p>
      <text:p text:style-name="P4">
За інформацією ОВА, внаслідок обстрілів немає втрат та руйнувань.</text:p>
      <text:p text:style-name="P4">
<text:span text:style-name="T4">
Читайте також:</text:span>
 <text:a xlink:type="simple" xlink:href="https://www.ukrinform.ua/rubric-regions/3693139-vijska-rf-minuloi-dobi-vbili-cotiroh-ziteliv-doneccini.html" text:style-name="Internet_20_link" text:visited-style-name="Visited_20_Internet_20_Link">
 </text:a>
As reported by Ukrinform, Russian invaders on Friday, April 7, <text:a xlink:type="simple" xlink:href="https://www.ukrinform.ua/rubric-ato/3693091-rosiani-obstrilali-pat-gromad-na-sumsini-125-prilotiv.html" text:style-name="Internet_20_link" text:visited-style-name="Visited_20_Internet_20_Link">
</text:a>
by releasing at least 125 shells.</text:p>
      <text:p text:style-name="P4">
_ Photo illustrative_</text:p>
      <text:p text:style-name="P4">
News Source: <text:a xlink:type="simple" xlink:href="https://www.ukrinform.ua/rubric-ato/3693187-vid-pocatku-dobi-vijska-rf-obstrilali-tri-gromadi-sumsini.html" text:style-name="Internet_20_link" text:visited-style-name="Visited_20_Internet_20_Link">
https://www.ukrinform.ua/rubric-ato/3693187-vid-pocatku-dobi-vijska-rf-obstrilali-tri-gromadi-sumsini.html</text:a>
</text:p>
      <!--NEWS-->
      <text:h text:style-name="P10" text:outline-level="1">
<text:span text:style-name="T4">
The Russians have inflicted air strike</text:span>
</text:h>
      <text:p text:style-name="P4">
Authors: Ukrinform (Person)</text:p>
      <text:p text:style-name="P4">
Publisher: Укринформ (Organization)</text:p>
      <text:p text:style-name="P4">
Published Time: 2023-04-08T10:30:22+03:00</text:p>
      <text:p text:style-name="P4">
Modified Time: 2023-04-08T10:30:22+03:00</text:p>
      <text:p text:style-name="P4">
Description: The army of the Russian Federation at night fired at Avdiivka and struck the aircraft at a local coke plant. - Ukrinform.</text:p>
      <text:p text:style-name="P4">
Images: ["<text:a xlink:type="simple" xlink:href="https://static.ukrinform.com/photos/2023_04/thumb_files/630_360_1680938945-580.jpg" text:style-name="Internet_20_link" text:visited-style-name="Visited_20_Internet_20_Link">
630_360_16809...</text:a>
"]</text:p>
      <text:p text:style-name="P4">
Tags: ['Донеччина', 'Обстріл', 'Війна з росією']</text:p>
      <text:p text:style-name="P4">
Type: Article</text:p>
      <!--METADATA-->
      <text:p text:style-name="P4">
<draw:frame draw:style-name="fr1" draw:name="Image191" text:anchor-type="as-char" svg:width="6.9236in" svg:height="3.956343in" draw:z-index="0">
<draw:image xlink:href="../Images/yкринформ/2023-04-08T10-30-22-03-00/630_360_1680938945-580.jpg" xlink:type="simple" xlink:show="embed" xlink:actuate="onLoad" draw:mime-type="image/jpeg"/>
</draw:frame>
The Rfihnechi army fired at Avdiivka and struck the Air Force at the local coschemical plant.</text:p>
      <text:p text:style-name="P4">
About it in <text:a xlink:type="simple" xlink:href="http://t.me/pavlokyrylenko_donoda/7436" text:style-name="Internet_20_link" text:visited-style-name="Visited_20_Internet_20_Link">
</text:a>
Pavel Kirilenko, the head of Donetsk Ova, reported, Ukrinform reports.</text:p>
      <text:p text:style-name="P4">
“In the Donetsk direction the day before there were 2 arteibes of Kurakhovo and the Ukrainian Selidovsky Community from Gradiv. At night, the Russians of the Great Fire on Avdiivka and struck the AKHZ airfront, ” - writer.</text:p>
      <text:p text:style-name="P4">
In the Gorlovsky direction, Konstantinovka suffered a shelling and strike of rockets-300, which damaged four private houses, the premises of the Tagazopup enterprise. The community and Novomarkovo were also affected in the community, where there are damaged homes. One house is damaged in the Toretsky community. It is known that two high -rise buildings and kindergartens were damaged in Bakhmut.</text:p>
      <text:p text:style-name="P4">
In the Lysychansk direction, one person was killed in the Torky Liman Community.</text:p>
      <text:p text:style-name="P4">
<text:span text:style-name="T4">
 Read also: </text:span>
 <text:a xlink:type="simple" xlink:href="https://www.ukrinform.ua/rubric-ato/3693187-vid-pocatku-dobi-vijska-rf-obstrilali-tri-gromadi-sumsini.html" text:style-name="Internet_20_link" text:visited-style-name="Visited_20_Internet_20_Link">
<text:span text:style-name="T4">
 Sumy region </text:span>
</text:a>
As reported by Ukrinform, the army of the Russian Federation for the last day, on April 7, killed four residents of Donetsk region.</text:p>
      <text:p text:style-name="P4">
News Source: <text:a xlink:type="simple" xlink:href="https://www.ukrinform.ua/rubric-ato/3693194-rosiani-zavdali-aviaudaru-po-avdiivskomu-koksohimu.html" text:style-name="Internet_20_link" text:visited-style-name="Visited_20_Internet_20_Link">
https://www.ukrinform.ua/rubric-ato/3693194-rosiani-zavdali-aviaudaru-po-avdiivskomu-koksohimu.html</text:a>
</text:p>
      <!--NEWS-->
      <text:h text:style-name="P10" text:outline-level="1">
<text:span text:style-name="T4">
During the day, the invaders attacked eight regions of Ukraine - the erection of OVA</text:span>
</text:h>
      <text:p text:style-name="P4">
Authors: Ukrinform (Person)</text:p>
      <text:p text:style-name="P4">
Publisher: Укринформ (Organization)</text:p>
      <text:p text:style-name="P4">
Published Time: 2023-04-08T10:35:00+03:00</text:p>
      <text:p text:style-name="P4">
Modified Time: 2023-04-08T10:35:00+03:00</text:p>
      <text:p text:style-name="P4">
Description: The Russian army fired eight regions of Ukraine for a day, civilians have fallen and injured. - Ukrinform.</text:p>
      <text:p text:style-name="P4">
Images: ["<text:a xlink:type="simple" xlink:href="https://static.ukrinform.com/photos/2023_04/thumb_files/630_360_1680708152-513.jpg" text:style-name="Internet_20_link" text:visited-style-name="Visited_20_Internet_20_Link">
630_360_16807...</text:a>
"]</text:p>
      <text:p text:style-name="P4">
Tags: ['Обстріл', 'Війна з росією', 'Регіони']</text:p>
      <text:p text:style-name="P4">
Type: Article</text:p>
      <!--METADATA-->
      <text:p text:style-name="P4">
<draw:frame draw:style-name="fr1" draw:name="Image192" text:anchor-type="as-char" svg:width="6.9236in" svg:height="3.956343in" draw:z-index="0">
<draw:image xlink:href="../Images/yкринформ/2023-04-08T10-35-00-03-00/630_360_1680708152-513.jpg" xlink:type="simple" xlink:show="embed" xlink:actuate="onLoad" draw:mime-type="image/jpeg"/>
</draw:frame>
The Russian army for eight regions of Ukraine for the day, there are deaths and injured people.</text:p>
      <text:p text:style-name="P4">
According to Ukrinform, this is reported in the consolidated information of the regional military administrations about the situation in the regions of Ukraine as of 9:00 Saturday, April 8.</text:p>
      <text:p text:style-name="P4">
In the Chernihiv region, the enemy fired at the mortars of Novgorod-Siversky district twice.</text:p>
      <text:p text:style-name="P4">
At night, the Russians probably dropped a bomb from the plane near the village of Ivanput Osemen community of Novgorod-Siversky district. According to preliminary data, tri-resident houses are damaged, there is no gas, water and power supply in the village.</text:p>
      <text:p text:style-name="P4">
In the Sumy region at night and in the morning from the territory of Russia, the enemy made six border shots of the Krasnopil, Seredi-Buda, Velikopysariv communities. 46 beats were recorded.</text:p>
      <text:p text:style-name="P4">
Yesterday during the day the Russians fired at the border of Belopilsk, Krasnopil, Seredi-Budk, Novoslobid, and Esman communities 12 times.</text:p>
      <text:p text:style-name="P4">
On the outskirts of the city of the middle-building of the Russian Federation carried out aviation <text:a xlink:type="simple" xlink:href="https://www.ukrinform.ua/tag-obstril" text:style-name="Internet_20_link" text:visited-style-name="Visited_20_Internet_20_Link">
</text:a>
. One household was damaged.</text:p>
      <text:p text:style-name="P4">
In the Zaporizhzhya region, the Russian army made 76 shelling per day, there were 16 settlements on the lines of demarcation in the Pologov and Vasyliv districts.</text:p>
      <text:p text:style-name="P4">
23 reports of destruction have been recorded.</text:p>
      <text:p text:style-name="P4">
<text:span text:style-name="T4">
 Read also: </text:span>
 <text:a xlink:type="simple" xlink:href="https://www.ukrinform.ua/rubric-ato/3690698-rasizm-povinen-projti-cerez-povnu-porazku-zelenskij.html" text:style-name="Internet_20_link" text:visited-style-name="Visited_20_Internet_20_Link">
</text:a>
In the Kharkiv region, in the Slobozhansky direction, the Russian army of shelling Kozachok, Lukyanka, Upper Pisarivka, Grafskoye, Zibyne, Karachyna, Pakikhonov, Mambar, Bologovka, Krasne First and Novomlinsk.</text:p>
      <text:p text:style-name="P4">
Poplar, Figolivka, two -year, western, starch, goose and Kindrashivka were shown in Kupyansk.</text:p>
      <text:p text:style-name="P4">
Yesterday, as a result of the shelling of the two -year Kupyansky district, a residential building and outbuildings were damaged.</text:p>
      <text:p text:style-name="P4">
As a result of the shelling of the village of Borisivka of Kharkiv district, a man of 39 years was killed.</text:p>
      <text:p text:style-name="P4">
In the village of Kucherivka, Kupyansky district, shelling damaged the construction of the forestry enterprise, there was a fire.</text:p>
      <text:p text:style-name="P4">
In the area of the village of Mykolaivka of the Chuguev district in the field on an unknown explosive device, a 40-year-old man, a 50-year-old woman 55-year-old employee of the SES, were blown up and hospitalized.</text:p>
      <text:p text:style-name="P4">
In the Luhansk region, Novoselivske, Makeevka, Nevskoye, Kuzmin, Dibrova, Bigorivka were again under the artillery fire of the Russians.In the Donetsk region, Russian military fired at settlements with rockets, beat mortars, RSSV "Grad", made an air strike.</text:p>
      <text:p text:style-name="P4">
Under the fire were Avdiivka, Krasnogorivka, Yar, Konstantinovka, Ocheretine, Greater Novosilka, Uremivka, Severene, Tonne, Bakhmut, Kurakhove, Torke, Ukrainian, Karlovka.</text:p>
      <text:p text:style-name="P4">
At night, the enemy fired at Konstantinovka. According to operational information, the C-300 PCCs are recorded in the area of the industrial zone.</text:p>
      <text:p text:style-name="P4">
Four people were killed in Donetsk region and one person was injured.</text:p>
      <text:p text:style-name="P4">
In the Nikolaev area yesterday the enemy from the artillery fired at the Aquatorium Community.</text:p>
      <text:p text:style-name="P4">
<text:span text:style-name="T4">
 Read also: </text:span>
 <text:a xlink:type="simple" xlink:href="https://www.ukrinform.ua/rubric-ato/3693177-rosijska-armia-poranila-v-ukraini-946-ditej.html" text:style-name="Internet_20_link" text:visited-style-name="Visited_20_Internet_20_Link">
</text:a>
In the Kherson region, the invaders performed 71 shelling per day, releasing 397 snails from heavy artillery, drones and aviation.</text:p>
      <text:p text:style-name="P4">
Kherson fired at mortars twice.</text:p>
      <text:p text:style-name="P4">
As a result of the shelling, eight people were injured.</text:p>
      <text:p text:style-name="P4">
An ambulance team came under fire in Beryslav. The wreckage of Russian shells. Two paramedics were injured.</text:p>
      <text:p text:style-name="P4">
As a result of the aviation strike on Beryslav, the structures of grain elevator and a dwelling house were partially destroyed.</text:p>
      <text:p text:style-name="P4">
In the village of Novoberislav the kindergarten was destroyed and a residential building was partially damaged.</text:p>
      <text:p text:style-name="P4">
<text:span text:style-name="T4">
 Read also: </text:span>
 <text:a xlink:type="simple" xlink:href="https://www.ukrinform.ua/rubric-ato/3693146-situacia-na-pivdni-ukraini-zalisaetsa-stabilno-skladnou-gumenuk.html" text:style-name="Internet_20_link" text:visited-style-name="Visited_20_Internet_20_Link">
<text:span text:style-name="T4">
 Humeniuk </text:span>
</text:a>
The Russians fired at Stanislav from artillery. The projectile hit the dwelling house, broke the roof and was detonated. A 30-year-old woman, a 10-year-old girl and3-year-old boy. They were hospitalized in Kherson. The boy and mother are of moderate. The girl was seriously injured.</text:p>
      <text:p text:style-name="P4">
News Source: <text:a xlink:type="simple" xlink:href="https://www.ukrinform.ua/rubric-regions/3693196-za-dobu-vijska-rf-atakuvali-visim-oblastej-ukraini-zvedenna-ova.html" text:style-name="Internet_20_link" text:visited-style-name="Visited_20_Internet_20_Link">
https://www.ukrinform.ua/rubric-regions/3693196-za-dobu-vijska-rf-atakuvali-visim-oblastej-ukraini-zvedenna-ova.html</text:a>
</text:p>
      <!--NEWS-->
      <text:h text:style-name="P10" text:outline-level="1">
<text:span text:style-name="T4">
The date and time of the Dynamo UPL - Shakhtar match became known</text:span>
</text:h>
      <text:p text:style-name="P4">
Authors: Ukrinform (Person)</text:p>
      <text:p text:style-name="P4">
Publisher: Укринформ (Organization)</text:p>
      <text:p text:style-name="P4">
Published Time: 2023-04-08T10:42:37+03:00</text:p>
      <text:p text:style-name="P4">
Modified Time: 2023-04-08T10:42:37+03:00</text:p>
      <text:p text:style-name="P4">
Description: The Ukrainian Football Premier League has approved the dates of the 22nd round of the country's championship. - Ukrinform.</text:p>
      <text:p text:style-name="P4">
Images: ["<text:a xlink:type="simple" xlink:href="https://static.ukrinform.com/photos/2023_04/thumb_files/630_360_1680939258-526.jpeg" text:style-name="Internet_20_link" text:visited-style-name="Visited_20_Internet_20_Link">
630_360_16809...</text:a>
"]</text:p>
      <text:p text:style-name="P4">
Tags: ['Динамо', 'Футбол', "Прем'єр-ліга", 'Шахтар']</text:p>
      <text:p text:style-name="P4">
Type: Article</text:p>
      <!--METADATA-->
      <text:p text:style-name="P4">
<draw:frame draw:style-name="fr1" draw:name="Image193" text:anchor-type="as-char" svg:width="6.9236in" svg:height="3.956343in" draw:z-index="0">
<draw:image xlink:href="../Images/yкринформ/2023-04-08T10-42-37-03-00/630_360_1680939258-526.jpeg" xlink:type="simple" xlink:show="embed" xlink:actuate="onLoad" draw:mime-type="image/jpeg"/>
</draw:frame>
The Ukrainian Football Premier League has approved the dates of matches of the 22nd Turnoid of the country.</text:p>
      <text:p text:style-name="P4">
Central match in which Dynamo Kiev <text:a xlink:type="simple" xlink:href="http://https://upl.ua/ua/news/view/7032" text:style-name="Internet_20_link" text:visited-style-name="Visited_20_Internet_20_Link">
</text:a>
Shakhtar Onnetsky, will take place, April 22 and will start at 17.00, Ukrinform reports.</text:p>
      <text:p text:style-name="P4">
Two duels with the Transcarpathian "Mine" by the Talve "Movement" will be played with the Donetsk people, and Shakhtar will play games with Kharkiv Metalist and Lviv.</text:p>
      <text:p text:style-name="P4">
<text:span text:style-name="T4">
 Read also: </text:span>
 <text:a xlink:type="simple" xlink:href="https://www.ukrinform.ua/rubric-sports/3693167-kapitan-dinamo-zustrivsa-z-ucasnikami-premerligi-skilnogo-futbolu.html" text:style-name="Internet_20_link" text:visited-style-name="Visited_20_Internet_20_Link">
</text:a>
In the Shakhtar UPL standings, which is leading, Dynamo is ahead of the Dynamo and has a stock game.</text:p>
      <text:p text:style-name="P4">
Photo: shakhtar.com.</text:p>
      <text:p text:style-name="P4">
News Source: <text:a xlink:type="simple" xlink:href="https://www.ukrinform.ua/rubric-sports/3693197-stali-vidomi-data-ta-cas-matcu-upl-dinamo-sahtar.html" text:style-name="Internet_20_link" text:visited-style-name="Visited_20_Internet_20_Link">
https://www.ukrinform.ua/rubric-sports/3693197-stali-vidomi-data-ta-cas-matcu-upl-dinamo-sahtar.html</text:a>
</text:p>
      <!--NEWS-->
      <text:h text:style-name="P10" text:outline-level="1">
<text:span text:style-name="T4">
The Russians have released more than 1200 missiles and drones on key power facilities of Ukraine</text:span>
</text:h>
      <text:p text:style-name="P4">
Authors: Ukrinform (Person)</text:p>
      <text:p text:style-name="P4">
Publisher: Укринформ (Organization)</text:p>
      <text:p text:style-name="P4">
Published Time: 2023-04-08T10:53:18+03:00</text:p>
      <text:p text:style-name="P4">
Modified Time: 2023-04-08T10:53:18+03:00</text:p>
      <text:p text:style-name="P4">
Description: More than 1,200 rockets and drones were released by Russian invaders on key energy sites of Ukraine. - Ukrinform.</text:p>
      <text:p text:style-name="P4">
Images: ["<text:a xlink:type="simple" xlink:href="https://static.ukrinform.com/photos/2022_12/thumb_files/630_360_1670592423-164.jpg" text:style-name="Internet_20_link" text:visited-style-name="Visited_20_Internet_20_Link">
630_360_16705...</text:a>
", "<text:a xlink:type="simple" xlink:href="https://static.ukrinform.com/photos/2023_04/1680940085-765.jpg" text:style-name="Internet_20_link" text:visited-style-name="Visited_20_Internet_20_Link">
1680940085-76...</text:a>
"]</text:p>
      <text:p text:style-name="P4">
Tags: ['Укренерго', 'Війна з росією', 'Ракетний удар', 'Дрон-камікадзе']</text:p>
      <text:p text:style-name="P4">
Type: Article</text:p>
      <!--METADATA-->
      <text:p text:style-name="P4">
<draw:frame draw:style-name="fr1" draw:name="Image194" text:anchor-type="as-char" svg:width="6.9236in" svg:height="3.956343in" draw:z-index="0">
<draw:image xlink:href="../Images/yкринформ/2023-04-08T10-53-18-03-00/630_360_1670592423-164.jpg" xlink:type="simple" xlink:show="embed" xlink:actuate="onLoad" draw:mime-type="image/jpeg"/>
</draw:frame>
More than 1,200 ros and drones have released Russian invaders on key energy objects of Ukraine.</text:p>
      <text:p text:style-name="P4">
According to Ukrinform, Ukrenergo NEC reports in <text:a xlink:type="simple" xlink:href="https://t.me/Ukrenergo/2034" text:style-name="Internet_20_link" text:visited-style-name="Visited_20_Internet_20_Link">
</text:a>
.</text:p>
      <text:p text:style-name="P4">
<draw:frame draw:style-name="fr1" draw:name="Image195" text:anchor-type="as-char" svg:width="6.9236in" svg:height="4.891395in" draw:z-index="0">
<draw:image xlink:href="../Images/yкринформ/2023-04-08T10-53-18-03-00/1680940085-765.jpg" xlink:type="simple" xlink:show="embed" xlink:actuate="onLoad" draw:mime-type="image/jpeg"/>
</draw:frame>
“No European power system has undergone such a large -scale attempt: more than 1,200 missiles and drones have released Russians on key energy facilities. Unfortunately, more than 250 of them hit the target - 43%of the main networks were damaged. All thermal and hydroelectric power plants were fired and have been fired, ”the message reads.</text:p>
      <text:p text:style-name="P4">
According to the World Bank and UNDP, the extent of the destruction caused to the Ukrainian energy system is exceptional: only the priority needs for the restoration and protection of the high -step network of Ukrenergo are almost $ 1 billion.</text:p>
      <text:p text:style-name="P4">
<text:span text:style-name="T4">
 Read also: </text:span>
 <text:a xlink:type="simple" xlink:href="https://www.ukrinform.ua/rubric-economy/3682822-dla-nastupnogo-opaluvalnogo-sezonu-treba-znacna-kilkist-obladnanna-minenergo.html" text:style-name="Internet_20_link" text:visited-style-name="Visited_20_Internet_20_Link">
</text:a>
“The enemy focused on power plants and facilities of the main networks. After the end of air anxiety, repair crews came into the battle -only in Ukrenergo, these are more than 1500 specialists. Reserve schemes - to restore consumer power, extraordinary technical solutions - to repair the damaged, thousands of hours of negotiations and search in 40 countries - to find a new one to replace the destroyed, ”the statement said.</text:p>
      <text:p text:style-name="P4">
Almost 500 single equipment has already been received from European partners of Ukrenergo, and it is even more manufactured and goes to Ukraine. Thanks to the association, as of today, the work has been returned to work, although in some places, 80%of the damaged main network.</text:p>
      <text:p text:style-name="P4">
Ukrenergo assured that power plants are now producing enough <text:a xlink:type="simple" xlink:href="https://www.ukrinform.ua/tag-elektroenergia" text:style-name="Internet_20_link" text:visited-style-name="Visited_20_Internet_20_Link">
</text:a>
To meet the needs of consumers, and the condition of the networks allows you to do without shutdown.</text:p>
      <text:p text:style-name="P4">
<text:span text:style-name="T4">
 Read also: </text:span>
 <text:a xlink:type="simple" xlink:href="https://www.ukrinform.ua/rubric-ato/3693172-moskvi-ne-vdalosa-vigrati-vijnu-proti-ukrainskoi-energosistemi-britanska-rozvidka.html" text:style-name="Internet_20_link" text:visited-style-name="Visited_20_Internet_20_Link">
</text:a>
According to Ukrinform, international partners and donors have provided Ukrenergo NEC of more than € 700 million in loans to restore the power system.</text:p>
      <text:p text:style-name="P4">
News Source: <text:a xlink:type="simple" xlink:href="https://www.ukrinform.ua/rubric-economy/3693199-rosiani-vipustili-po-klucovih-energoobektah-ukraini-ponad-1200-raket-i-droniv.html" text:style-name="Internet_20_link" text:visited-style-name="Visited_20_Internet_20_Link">
https://www.ukrinform.ua/rubric-economy/3693199-rosiani-vipustili-po-klucovih-energoobektah-ukraini-ponad-1200-raket-i-droniv.html</text:a>
</text:p>
      <!--NEWS-->
      <text:h text:style-name="P10" text:outline-level="1">
<text:span text:style-name="T4">
In Sweden, weapons production capacity is increasing</text:span>
</text:h>
      <text:p text:style-name="P4">
Authors: Ukrinform (Person)</text:p>
      <text:p text:style-name="P4">
Publisher: Укринформ (Organization)</text:p>
      <text:p text:style-name="P4">
Published Time: 2023-04-08T10:53:56+03:00</text:p>
      <text:p text:style-name="P4">
Modified Time: 2023-04-08T10:53:56+03:00</text:p>
      <text:p text:style-name="P4">
Description: Russia's war against Ukraine led to a serious increase in orders for different types of weapons, it is felt in the defense-industrial complex of Sweden. - Ukrinform.</text:p>
      <text:p text:style-name="P4">
Images: ["<text:a xlink:type="simple" xlink:href="https://static.ukrinform.com/photos/2023_04/thumb_files/630_360_1680940403-394.jpg" text:style-name="Internet_20_link" text:visited-style-name="Visited_20_Internet_20_Link">
630_360_16809...</text:a>
"]</text:p>
      <text:p text:style-name="P4">
Tags: ['Єврокомісія', 'Швеція', 'Зброя']</text:p>
      <text:p text:style-name="P4">
Type: Article</text:p>
      <!--METADATA-->
      <text:p text:style-name="P4">
<draw:frame draw:style-name="fr1" draw:name="Image196" text:anchor-type="as-char" svg:width="6.9236in" svg:height="3.956343in" draw:z-index="0">
<draw:image xlink:href="../Images/yкринформ/2023-04-08T10-53-56-03-00/630_360_1680940403-394.jpg" xlink:type="simple" xlink:show="embed" xlink:actuate="onLoad" draw:mime-type="image/jpeg"/>
</draw:frame>
The war against Ukraine has led to a serious increase in orders at different visual arms, it is also felt in the defense-industrial complex of Sweden.</text:p>
      <text:p text:style-name="P4">
As Ukrinform reports, it reports <text:a xlink:type="simple" xlink:href="http://rus.err.ee/1608941105/err-v-shvecii-narawivanie-proizvodstva-vooruzhenij-trebuet-promyshlennyh-i-politicheskih-usilij" text:style-name="Internet_20_link" text:visited-style-name="Visited_20_Internet_20_Link">
</text:a>
.</text:p>
      <text:p text:style-name="P4">
“We need to increase production. Last year, more than 1000 people were hired, Tesame will do this year. However, the supply of weapons is a long process that includes many political solutions. And in this regard, it is also necessary to increase the gains in Europe and make purchases faster, ”said Victor Valstrom, Director of Saab Communications Company.</text:p>
      <text:p text:style-name="P4">
“For decades we have been accustomed to the logic of peacetime, looking at the price and our product. Now time is crucial, it all depends on its presence. And we are not very prepared for this either in industry or in governments, ”said Secretary General of the Swedish Association of Defense Industry Robertymmergard.</text:p>
      <text:p text:style-name="P4">
The EU recently announced joint procurement of artillery shells. Subsequently, several Swedish companies can take part in the Usom.</text:p>
      <text:p text:style-name="P4">
According to Swedish experts, joint purchases are a good initiative, but countries can be more useful.</text:p>
      <text:p text:style-name="P4">
“Neither the European Commission nor the European Defense Agency is accustomed to such products, but Member States are accustomed to. Agreements between several member states could be the best option. But this initiative and financial support from the European Commission was a relevant step to encourage states to act, ”Limmergard said.</text:p>
      <text:p text:style-name="P4">
<text:span text:style-name="T4">
 Read also: </text:span>
 <text:a xlink:type="simple" xlink:href="https://www.ukrinform.ua/rubric-ato/3692889-miljon-snaradiv-dla-ukraini-estonia-ne-viklucae-kupivlu-boepripasiv-za-mezami-es.html" text:style-name="Internet_20_link" text:visited-style-name="Visited_20_Internet_20_Link">
<text:span text:style-name="T4">
 projectiles </text:span>
</text:a>
As reported by Ukrinform, on February 8, the Sweden Parliament approved the changes to the state budget proposed by the lawsuition <text:a xlink:type="simple" xlink:href="https://www.ukrinform.ua/rubric-ato/3667553-parlament-svecii-shvaliv-rekordnu-vijskovu-dopomogu-ukraini.html" text:style-name="Internet_20_link" text:visited-style-name="Visited_20_Internet_20_Link">
</text:a>
for 4.3 billion Swedish crowns(about $ 406 million).</text:p>
      <text:p text:style-name="P4">
<text:span text:style-name="T5">
Фото: ERR</text:span>
</text:p>
      <text:p text:style-name="P4">
News Source: <text:a xlink:type="simple" xlink:href="https://www.ukrinform.ua/rubric-world/3693200-u-svecii-narosuut-potuznosti-z-virobnictva-zbroi.html" text:style-name="Internet_20_link" text:visited-style-name="Visited_20_Internet_20_Link">
https://www.ukrinform.ua/rubric-world/3693200-u-svecii-narosuut-potuznosti-z-virobnictva-zbroi.html</text:a>
</text:p>
      <!--NEWS-->
      <text:h text:style-name="P10" text:outline-level="1">
<text:span text:style-name="T4">
Ukrainian handball players will play a playoff of the World Cup with Northern Macedonia</text:span>
</text:h>
      <text:p text:style-name="P4">
Authors: Ukrinform (Person)</text:p>
      <text:p text:style-name="P4">
Publisher: Укринформ (Organization)</text:p>
      <text:p text:style-name="P4">
Published Time: 2023-04-08T10:59:19+03:00</text:p>
      <text:p text:style-name="P4">
Modified Time: 2023-04-08T10:59:19+03:00</text:p>
      <text:p text:style-name="P4">
Description: On April 8, the National Women's Team of Ukraine will hold the first match in the playoffs for reaching the World Cup-2023. - Ukrinform.</text:p>
      <text:p text:style-name="P4">
Images: ["<text:a xlink:type="simple" xlink:href="https://static.ukrinform.com/photos/2023_04/thumb_files/630_360_1680940029-646.jpg" text:style-name="Internet_20_link" text:visited-style-name="Visited_20_Internet_20_Link">
630_360_16809...</text:a>
"]</text:p>
      <text:p text:style-name="P4">
Tags: ['Чемпіонат світу', 'Збірна України', 'гандбол', 'Жінки']</text:p>
      <text:p text:style-name="P4">
Type: Article</text:p>
      <!--METADATA-->
      <text:p text:style-name="P4">
<draw:frame draw:style-name="fr1" draw:name="Image197" text:anchor-type="as-char" svg:width="6.9236in" svg:height="3.956343in" draw:z-index="0">
<draw:image xlink:href="../Images/yкринформ/2023-04-08T10-59-19-03-00/630_360_1680940029-646.jpg" xlink:type="simple" xlink:show="embed" xlink:actuate="onLoad" draw:mime-type="image/jpeg"/>
</draw:frame>
On April 8, the National Women's Team of Ukraine in Handball will hold the first match in the playoffs access to the World Cup 2023.</text:p>
      <text:p text:style-name="P4">
In the Arena, Boris Trajkovski in Skopier Vitaliy Andron's wards will play with anti -trace Macedonia, Ukrinform reports.</text:p>
      <text:p text:style-name="P4">
The match will start at 20.00 Kyiv time.</text:p>
      <text:p text:style-name="P4">
The second match, formally home, for the national team of Ukraine, will be held on April 11(Beginning at 18.00)in the Hungarian city of Kishwarad, which is located 30 kilometers from the border of Ukraine.</text:p>
      <text:p text:style-name="P4">
<text:span text:style-name="T4">
 Read also: </text:span>
 <text:a xlink:type="simple" xlink:href="https://www.ukrinform.ua/rubric-sports/3691038-andria-melnika-pereobrano-prezidentom-federacii-gandbolu-ukraini.html" text:style-name="Internet_20_link" text:visited-style-name="Visited_20_Internet_20_Link">
<text:span text:style-name="T4">
 handball </text:span>
</text:a>
The winner of the two games will be released to the final part of the 2023 Championship, which will be held in December in Denmark, Norway and Sweden.</text:p>
      <text:p text:style-name="P4">
Photo: facebook.com/olympicua.</text:p>
      <text:p text:style-name="P4">
News Source: <text:a xlink:type="simple" xlink:href="https://www.ukrinform.ua/rubric-sports/3693203-ukrainski-gandbolistki-zigraut-matc-plejoff-cs-z-pivnicnou-makedonieu.html" text:style-name="Internet_20_link" text:visited-style-name="Visited_20_Internet_20_Link">
https://www.ukrinform.ua/rubric-sports/3693203-ukrainski-gandbolistki-zigraut-matc-plejoff-cs-z-pivnicnou-makedonieu.html</text:a>
</text:p>
      <!--NEWS-->
      <text:h text:style-name="P10" text:outline-level="1">
<text:span text:style-name="T4">
Ignati explained why it is difficult to fight managed airbams at this time</text:span>
</text:h>
      <text:p text:style-name="P4">
Authors: Ukrinform (Person)</text:p>
      <text:p text:style-name="P4">
Publisher: Укринформ (Organization)</text:p>
      <text:p text:style-name="P4">
Published Time: 2023-04-08T11:06:31+03:00</text:p>
      <text:p text:style-name="P4">
Modified Time: 2023-04-08T11:06:31+03:00</text:p>
      <text:p text:style-name="P4">
Description: Russian invaders use managed aircraft around the front line in Ukraine. - Ukrinform.</text:p>
      <text:p text:style-name="P4">
Images: ["<text:a xlink:type="simple" xlink:href="https://static.ukrinform.com/photos/2023_01/thumb_files/630_360_1674824803-779.jpg" text:style-name="Internet_20_link" text:visited-style-name="Visited_20_Internet_20_Link">
630_360_16748...</text:a>
"]</text:p>
      <text:p text:style-name="P4">
Tags: ['Повітряні сили ЗСУ', 'Бомба', 'Війна з росією', 'Єдині новини']</text:p>
      <text:p text:style-name="P4">
Type: Article</text:p>
      <!--METADATA-->
      <text:p text:style-name="P4">
<draw:frame draw:style-name="fr1" draw:name="Image198" text:anchor-type="as-char" svg:width="6.9236in" svg:height="3.956343in" draw:z-index="0">
<draw:image xlink:href="../Images/yкринформ/2023-04-08T11-06-31-03-00/630_360_1674824803-779.jpg" xlink:type="simple" xlink:show="embed" xlink:actuate="onLoad" draw:mime-type="image/jpeg"/>
</draw:frame>
Russian -shaped airbags are used throughout the front line in Ukraine.</text:p>
      <text:p text:style-name="P4">
Yuriy Ignatus, a spokesman for the Air Force of Ukraine, said this on the air of the national newsphone.</text:p>
      <text:p text:style-name="P4">
“It is not only a south, but all over the front line: <text:a xlink:type="simple" xlink:href="https://www.ukrinform.ua/tag-sumsina" text:style-name="Internet_20_link" text:visited-style-name="Visited_20_Internet_20_Link">
</text:a>
, Chernihiv region, of course, the eastern direction. They attack(managed airbags - ed.)throughout. That is, this new threat, to react, to put it mildly, is difficult, because the enemy applies these controlled bombidystani, and so far, ”he said.</text:p>
      <text:p text:style-name="P4">
According to the spokesman, Russian aircraft strikes from the distance from 50 kilometers from the line of combat collision either from the state border or from the sea. Ignatius was that it was the planes that have nothing to get.</text:p>
      <text:p text:style-name="P4">
<text:span text:style-name="T4">
 Read also: </text:span>
 <text:a xlink:type="simple" xlink:href="https://www.ukrinform.ua/rubric-ato/3693186-ignat-na-aerodromah-rf-sonajmense-12-litakiv-aki-mozut-atakuvati-ukrainu.html" text:style-name="Internet_20_link" text:visited-style-name="Visited_20_Internet_20_Link">
<text:span text:style-name="T4">
 Ignati </text:span>
</text:a>
“Bombs can be tried, but you understand how many means you need to destroy them. 10-12 of these bombs enemy all over the front line is used. It(Basically - ed.)The Fab-500 bomb, equipped with wings, GPS navigation, and it flies to its target another 10-20 km, and maybe more, in accordance with where it is thrown from, from what height, etc. ”,-the Ignatus added.</text:p>
      <text:p text:style-name="P4">
He stressed that Ukraine needs means that can resist this. In particular, land remedies are Patriot, SAMP -T systems. “And best of all, a reciprocal aircraft, for example, F-16 or other 4+ aircraft, capable of opposite Russian aviation over long distances that have both powerful radars and air-air missiles. This is the only way to resist this. Therefore, it is necessary to contact our partners again and once again so that the really process of providing Ukraine with such equipment is accelerated, ”Ignat said.</text:p>
      <text:p text:style-name="P4">
<text:span text:style-name="T4">
 Read also: </text:span>
 <text:a xlink:type="simple" xlink:href="https://www.ukrinform.ua/rubric-ato/3692868-dla-pocatku-kontrnastupu-ukraini-treba-zdobuti-perevagu-u-povitri-ignat.html" text:style-name="Internet_20_link" text:visited-style-name="Visited_20_Internet_20_Link">
<text:span text:style-name="T4">
 Ignati </text:span>
</text:a>
It was reported that the defense forces insist that Ukraine needs F-16 aircraft to effectively protect Russian Fugas Airboms.</text:p>
      <text:p text:style-name="P4">
News Source: <text:a xlink:type="simple" xlink:href="https://www.ukrinform.ua/rubric-ato/3693210-ignat-poasniv-comu-narazi-vazko-borotisa-z-kerovanimi-aviabombami.html" text:style-name="Internet_20_link" text:visited-style-name="Visited_20_Internet_20_Link">
https://www.ukrinform.ua/rubric-ato/3693210-ignat-poasniv-comu-narazi-vazko-borotisa-z-kerovanimi-aviabombami.html</text:a>
</text:p>
      <!--NEWS-->
      <text:h text:style-name="P10" text:outline-level="1">
<text:span text:style-name="T4">
Education Minister commented on a language scandal with a teacher in Irpen</text:span>
</text:h>
      <text:p text:style-name="P4">
Authors: Ukrinform (Person)</text:p>
      <text:p text:style-name="P4">
Publisher: Укринформ (Organization)</text:p>
      <text:p text:style-name="P4">
Published Time: 2023-04-08T11:11:00+03:00</text:p>
      <text:p text:style-name="P4">
Modified Time: 2023-04-08T11:11:00+03:00</text:p>
      <text:p text:style-name="P4">
Description: The Minister of Education and Science of Ukraine Oksen Lisovy calls for teachers and teachers to stop manipulations around the language. - Ukrinform.</text:p>
      <text:p text:style-name="P4">
Images: ["<text:a xlink:type="simple" xlink:href="https://static.ukrinform.com/photos/2018_11/thumb_files/630_360_1542810546-7296.jpeg" text:style-name="Internet_20_link" text:visited-style-name="Visited_20_Internet_20_Link">
630_360_15428...</text:a>
"]</text:p>
      <text:p text:style-name="P4">
Tags: ['Міносвіти', 'Українська мова']</text:p>
      <text:p text:style-name="P4">
Type: Article</text:p>
      <!--METADATA-->
      <text:p text:style-name="P4">
<draw:frame draw:style-name="fr1" draw:name="Image199" text:anchor-type="as-char" svg:width="6.9236in" svg:height="3.956343in" draw:z-index="0">
<draw:image xlink:href="../Images/yкринформ/2023-04-08T11-11-00-03-00/630_360_1542810546-7296.jpeg" xlink:type="simple" xlink:show="embed" xlink:actuate="onLoad" draw:mime-type="image/jpeg"/>
</draw:frame>
Ministers and Sciences of Ukraine Oksen Lisovy calls teachers and teachers to stop the language around the language.</text:p>
      <text:p text:style-name="P4">
According to Ukrinform, he stated on his page in <text:a xlink:type="simple" xlink:href="http://www.facebook.com/100054814783029/posts/pfbid02iLHrvLs1imj1uuBwUisf1MmxkYHR2B2inVdLTGCx1sV7ouYxgAwm3tbXvHkGdQo1l/" text:style-name="Internet_20_link" text:visited-style-name="Visited_20_Internet_20_Link">
</text:a>
According to the forest, a person is a patriot of the country whose language is spoken by their children. "I am immensely rejoiced when I hear Russian -speaking people unite with their own children in Ukrainian. I thank all those Russian -speaking, who have conquered Ukrainian, and urge: to form a Ukrainian -language environment around your children - cartoons, cinema, books, a circle of communication, and content on the network.</text:p>
      <text:p text:style-name="P4">
So people who want success for their children do.</text:p>
      <text:p text:style-name="P4">
So people who believe in their own ability to lead to success in their own country do, "he emphasized.</text:p>
      <text:p text:style-name="P4">
As the leader emphasized <text:a xlink:type="simple" xlink:href="https://www.ukrinform.ua/tag-minosviti" text:style-name="Internet_20_link" text:visited-style-name="Visited_20_Internet_20_Link">
</text:a>
, "manipulations around the language are nothing but hypocrisy," and it "is extremely difficult to remain indifferent."</text:p>
      <text:p text:style-name="P4">
"If someone, teaching Ukrainian, goes to Russian on a break," she actually demonstrates her skeptical, disrespectful attitude of the adherence to the children, "the forest said and called on everyone to" stop such practice. "</text:p>
      <text:p text:style-name="P4">
"If Russian -speaking parents are able to switch to Ukrainian with children, then why is the system of education not able to support their Ukrainian -language environment?" He asked.</text:p>
      <text:p text:style-name="P4">
According to the minister, "a teacher with an educational institution that is not able to register the state language is a direct violation of the current legislation. This case will be taken.</text:p>
      <text:p text:style-name="P4">
According to the head of the Ministry of Education and Science, "the behavior of this lady looks like ... To put it mildly ... her role is inappropriate. The educational community forms a nation.</text:p>
      <text:p text:style-name="P4">
It forms the society of the future. That is why it is at least strange when students have a higher level of consciousness than their teachers. "</text:p>
      <text:p text:style-name="P4">
Forest also noted the activity of young people who "does not tolerate such shameful posture(for this is not a position but out of)and not afraid of threats(My student youth was mentioned when we got rid of the Soviet Absurd)".</text:p>
      <text:p text:style-name="P4">
<text:span text:style-name="T4">
 Read also: </text:span>
 <text:a xlink:type="simple" xlink:href="https://www.ukrinform.ua/rubric-polytics/3692824-komitet-vr-ne-pidtrimuvatime-poslablenna-do-zakonu-pro-obslugovuvanna-ukrainskou-poturaev.html" text:style-name="Internet_20_link" text:visited-style-name="Visited_20_Internet_20_Link">
</text:a>
It was reported that in Irpen the teacher of the philosophy of the state tax university was conducted in the couple in Russian. One of the students asked the pad to switch to Ukrainian, to which she replied that she "unconsciously conquered Russian because she taught her 35 years."</text:p>
      <text:p text:style-name="P4">
<text:a xlink:type="simple" xlink:href="https://www.ukrinform.ua/rubric-regions/3692674-v-irpeni-vidstoronili-vikladacku-universitetu-aka-vidmovlalasa-provoditi-lekciu-ukrainskou.html" text:style-name="Internet_20_link" text:visited-style-name="Visited_20_Internet_20_Link">
</text:a>
Works for a period of investigation.</text:p>
      <text:p text:style-name="P4">
News Source: <text:a xlink:type="simple" xlink:href="https://www.ukrinform.ua/rubric-society/3693211-ministr-osviti-zaklikae-vikladaciv-pripiniti-manipulacii-navkolo-movi.html" text:style-name="Internet_20_link" text:visited-style-name="Visited_20_Internet_20_Link">
https://www.ukrinform.ua/rubric-society/3693211-ministr-osviti-zaklikae-vikladaciv-pripiniti-manipulacii-navkolo-movi.html</text:a>
</text:p>
      <!--NEWS-->
      <text:h text:style-name="P10" text:outline-level="1">
<text:span text:style-name="T4">
In the Black Sea, Russia holds one carbon carrier</text:span>
</text:h>
      <text:p text:style-name="P4">
Authors: Ukrinform (Person)</text:p>
      <text:p text:style-name="P4">
Publisher: Укринформ (Organization)</text:p>
      <text:p text:style-name="P4">
Published Time: 2023-04-08T11:13:57+03:00</text:p>
      <text:p text:style-name="P4">
Modified Time: 2023-04-08T11:13:57+03:00</text:p>
      <text:p text:style-name="P4">
Description: In the Black Sea, there are seven Russian ships on combat duty, including one carrier carriage missile. - Ukrinform.</text:p>
      <text:p text:style-name="P4">
Images: ["<text:a xlink:type="simple" xlink:href="https://static.ukrinform.com/photos/2023_03/thumb_files/630_360_1678431987-587.jpg" text:style-name="Internet_20_link" text:visited-style-name="Visited_20_Internet_20_Link">
630_360_16784...</text:a>
"]</text:p>
      <text:p text:style-name="P4">
Tags: ['Ракета', ' Чорне море', 'Корабель', 'Війна з росією']</text:p>
      <text:p text:style-name="P4">
Type: Article</text:p>
      <!--METADATA-->
      <text:p text:style-name="P4">
<draw:frame draw:style-name="fr1" draw:name="Image200" text:anchor-type="as-char" svg:width="6.9236in" svg:height="3.956343in" draw:z-index="0">
<draw:image xlink:href="../Images/yкринформ/2023-04-08T11-13-57-03-00/630_360_1678431987-587.jpg" xlink:type="simple" xlink:show="embed" xlink:actuate="onLoad" draw:mime-type="image/jpeg"/>
</draw:frame>
In the marriage, there are seven Russian ships on the fighting, among some of the carbon rockets "Caliber".</text:p>
      <text:p text:style-name="P4">
According to Ukrinform, the Navy of the Armed Forces of Ukraine reports in <text:a xlink:type="simple" xlink:href="http://www.facebook.com/navy.mil.gov.ua/posts/pfbid0283FKu9sjKe1awgnMkcCTf5A2LniV735Q9fn6Q6opyKBYMMDaaGU7TYqkRWeBiD9gl" text:style-name="Internet_20_link" text:visited-style-name="Visited_20_Internet_20_Link">
</text:a>
.</text:p>
      <text:p text:style-name="P4">
«Станом на 10:00 8 квітня: в <text:a xlink:type="simple" xlink:href="https://www.ukrinform.ua/tag-corne-more" text:style-name="Internet_20_link" text:visited-style-name="Visited_20_Internet_20_Link">
 </text:a>
There are 7 enemy ships, including 1 carbrakket carbon, a total volley of up to 4 missiles; in the Sea of Azov - 1 hostile power; There are up to 7 enemy ships in the Mediterranean, 3 of them are carbon -caliber winged, a total volley of up to 20 missiles, ”the message reads.</text:p>
      <text:p text:style-name="P4">
<text:span text:style-name="T4">
 Read also: </text:span>
 <text:a xlink:type="simple" xlink:href="https://www.ukrinform.ua/rubric-ato/3692322-ce-krok-vidcau-gumenuk-rozpovila-pro-zastosuvanna-rosianami-aviacii-z-kerovanimi-bombami.html" text:style-name="Internet_20_link" text:visited-style-name="Visited_20_Internet_20_Link">
<text:span text:style-name="T4">
 Humeniuk </text:span>
</text:a>
As reported by Ukrinform, international partners <text:a xlink:type="simple" xlink:href="https://www.ukrinform.ua/rubric-ato/3682516-reznikov-rozpoviv-pro-formuvanna-korabelnoi-koalicii.html" text:style-name="Internet_20_link" text:visited-style-name="Visited_20_Internet_20_Link">
</text:a>
in the development of the Navy.</text:p>
      <text:p text:style-name="P4">
News Source: <text:a xlink:type="simple" xlink:href="https://www.ukrinform.ua/rubric-ato/3693213-u-cornomu-mori-rosia-trimae-odin-nosij-kalibriv.html" text:style-name="Internet_20_link" text:visited-style-name="Visited_20_Internet_20_Link">
https://www.ukrinform.ua/rubric-ato/3693213-u-cornomu-mori-rosia-trimae-odin-nosij-kalibriv.html</text:a>
</text:p>
      <!--NEWS-->
      <text:h text:style-name="P10" text:outline-level="1">
<text:span text:style-name="T4">
At the border with Belarus and the Russian Federation, defensive boundaries are strengthened - Naev</text:span>
</text:h>
      <text:p text:style-name="P4">
Authors: Ukrinform (Person)</text:p>
      <text:p text:style-name="P4">
Publisher: Укринформ (Organization)</text:p>
      <text:p text:style-name="P4">
Published Time: 2023-04-08T11:24:00+03:00</text:p>
      <text:p text:style-name="P4">
Modified Time: 2023-04-08T11:24:00+03:00</text:p>
      <text:p text:style-name="P4">
Description: The situation in the northern operating area is stable and controlled - Ukrainian soldiers are fully used to further strengthen the defense borders and positions. - Ukrinform.</text:p>
      <text:p text:style-name="P4">
Images: ["<text:a xlink:type="simple" xlink:href="https://static.ukrinform.com/photos/2023_02/thumb_files/630_360_1676881826-931.jpg" text:style-name="Internet_20_link" text:visited-style-name="Visited_20_Internet_20_Link">
630_360_16768...</text:a>
"]</text:p>
      <text:p text:style-name="P4">
Tags: ['білорусь', 'росія', 'Кордон', 'Сергій Наєв']</text:p>
      <text:p text:style-name="P4">
Type: Article</text:p>
      <!--METADATA-->
      <text:p text:style-name="P4">
<draw:frame draw:style-name="fr1" draw:name="Image201" text:anchor-type="as-char" svg:width="6.9236in" svg:height="3.956343in" draw:z-index="0">
<draw:image xlink:href="../Images/yкринформ/2023-04-08T11-24-00-03-00/630_360_1676881826-931.jpg" xlink:type="simple" xlink:show="embed" xlink:actuate="onLoad" draw:mime-type="image/jpeg"/>
</draw:frame>
The situation of the northern operating area is stable and controlled - Ukrainian soldiers are used to further strengthen the defensive boundaries of and positions.</text:p>
      <text:p text:style-name="P4">
This was stated(http://www.facebook.com/MinistryofDefence.UA/posts/pfbid02KEwQCpnzC9Eq9tA7XALMayg6P5ykfZBhJjHJbA4HRRq9ZMDs41XmpxW6s3WEeUWdl)Ministry of Defense, reports Ukrinform.</text:p>
      <text:p text:style-name="P4">
“In particular, the system of engineering barriers in areas, which is amended with Belarus and Russia, is ongoing. Anti -tank mine fields are created Nathanco -accessible areas of the area and the probable paths of nomination are opposed to our territory, and these are roads, forest stripes, bridges, lines of electric programs, etc. ”, - Naev informed.</text:p>
      <text:p text:style-name="P4">
According to him, this week alone, the engineering units have set up several thousand mine fields using more than 6 thousand anti -tank mines; more than seven thousand meters of anti -tank and trenches were split.</text:p>
      <text:p text:style-name="P4">
<text:span text:style-name="T5">
Viso: <text:a xlink:type="simple" xlink:href="https://t.me/SerhiyNaiev/23" text:style-name="Internet_20_link" text:visited-style-name="Visited_20_Internet_20_Link">
</text:a>
</text:span>
</text:p>
      <text:p text:style-name="P4">
“All positions are lined with wood for more efficient tasks. Ukrainian servicemen work around the clock, inachment the weather conditions, ”Naev added.</text:p>
      <text:p text:style-name="P4">
<text:span text:style-name="T4">
 Read also: </text:span>
 <text:a xlink:type="simple" xlink:href="https://www.ukrinform.ua/rubric-ato/3690699-sahedi-namagautsa-uniknuti-ppo-tomu-ih-treba-zbivati-z-kulemetiv-naev.html" text:style-name="Internet_20_link" text:visited-style-name="Visited_20_Internet_20_Link">
<text:span text:style-name="T4">
 Naev </text:span>
</text:a>
As it was reported, in the northern operating area for combat missions <text:a xlink:type="simple" xlink:href="https://www.ukrinform.ua/rubric-ato/3692830-u-pivnicnu-operacijnu-zonu-pribuv-pidrozdil-udarnih-bezpilotnikiv.html" text:style-name="Internet_20_link" text:visited-style-name="Visited_20_Internet_20_Link">
</text:a>
A detachment of percussion UAVs.</text:p>
      <text:p text:style-name="P4">
<text:span text:style-name="T5">
Foto: Command of the Joint Forces of the Armed Forces of Ukraine</text:span>
</text:p>
      <text:p text:style-name="P4">
News Source: <text:a xlink:type="simple" xlink:href="https://www.ukrinform.ua/rubric-ato/3693214-na-kordoni-z-bilorussu-i-rf-posiluut-oboronni-rubezi-naev.html" text:style-name="Internet_20_link" text:visited-style-name="Visited_20_Internet_20_Link">
https://www.ukrinform.ua/rubric-ato/3693214-na-kordoni-z-bilorussu-i-rf-posiluut-oboronni-rubezi-naev.html</text:a>
</text:p>
      <!--NEWS-->
      <text:h text:style-name="P10" text:outline-level="1">
<text:span text:style-name="T4">
As a result of shelling by Russian troops, Orikhov was injured by a man</text:span>
</text:h>
      <text:p text:style-name="P4">
Authors: Ukrinform (Person)</text:p>
      <text:p text:style-name="P4">
Publisher: Укринформ (Organization)</text:p>
      <text:p text:style-name="P4">
Published Time: 2023-04-08T11:34:00+03:00</text:p>
      <text:p text:style-name="P4">
Modified Time: 2023-04-08T11:34:00+03:00</text:p>
      <text:p text:style-name="P4">
Description: In the morning, Russian troops fired at Gulyaypole and Orikhiv of Zaporizhzhya region. A wounded man. - Ukrinform.</text:p>
      <text:p text:style-name="P4">
Images: ["<text:a xlink:type="simple" xlink:href="https://static.ukrinform.com/photos/2018_08/thumb_files/630_360_1534830150-4611.jpg" text:style-name="Internet_20_link" text:visited-style-name="Visited_20_Internet_20_Link">
630_360_15348...</text:a>
"]</text:p>
      <text:p text:style-name="P4">
Tags: ['Обстріл', 'Поранені', 'Запоріжжя', 'Війна з росією']</text:p>
      <text:p text:style-name="P4">
Type: Article</text:p>
      <!--METADATA-->
      <text:p text:style-name="P4">
<draw:frame draw:style-name="fr1" draw:name="Image202" text:anchor-type="as-char" svg:width="6.9236in" svg:height="3.956343in" draw:z-index="0">
<draw:image xlink:href="../Images/yкринформ/2023-04-08T11-34-00-03-00/630_360_1534830150-4611.jpg" xlink:type="simple" xlink:show="embed" xlink:actuate="onLoad" draw:mime-type="image/jpeg"/>
</draw:frame>
The Zaporozian troops fired at Guliaypole and Orichi of the Zaporizhzhya region.</text:p>
      <text:p text:style-name="P4">
As Ukrinform reports, about it in <text:a xlink:type="simple" xlink:href="http://t.me/zoda_gov_ua/18135" text:style-name="Internet_20_link" text:visited-style-name="Visited_20_Internet_20_Link">
</text:a>
The report of Zaporizhzhya Ova Yuri Malashko.</text:p>
      <text:p text:style-name="P4">
"A loud morning appeared for the demarcation line. The enemy is again terrorizing the civil sector in Orikhov and Gulyaypol," the message reads.</text:p>
      <text:p text:style-name="P4">
It is now known about one wounded 57-year-old local resident Orikhov. He was brought to a medical facility.</text:p>
      <text:p text:style-name="P4">
Russian troops are fired by the Pologovsky district with RSSS, artillery is tagged.</text:p>
      <text:p text:style-name="P4">
<text:span text:style-name="T4">
 Read also: </text:span>
 <text:a xlink:type="simple" xlink:href="https://www.ukrinform.ua/rubric-regions/3693136-rosiani-za-dobu-71-raz-obstrilali-hersonsinu-vosmero-poranenih.html" text:style-name="Internet_20_link" text:visited-style-name="Visited_20_Internet_20_Link">
<text:span text:style-name="T4">
 firing </text:span>
</text:a>
As reported in <text:a xlink:type="simple" xlink:href="https://t.me/police_zp_news/4422" text:style-name="Internet_20_link" text:visited-style-name="Visited_20_Internet_20_Link">
</text:a>
The police of the Zaporozhye region, the enemy army made 65 beats of walking and Orikhov during the last day, where the object of critical infrastructure was destroyed.</text:p>
      <text:p text:style-name="P4">
According to the facts of armed aggression, Russian military police collected evidence and transferred to the UBSU in the Zaporozhye region to open criminal proceedings under Part 1 of Article 438(Violation of the laws and customs of war)CCU.</text:p>
      <text:p text:style-name="P4">
As reported by Ukrinform, on <text:a xlink:type="simple" xlink:href="https://www.ukrinform.ua/tag-zaporizza" text:style-name="Internet_20_link" text:visited-style-name="Visited_20_Internet_20_Link">
</text:a>
The enemy fired at the Tacherson directions of more than 40 settlements. Kachkarivka, Zmiivka, Engineering and Zelenivka of the Kherson region, as well as Kherson.</text:p>
      <text:p text:style-name="P4">
News Source: <text:a xlink:type="simple" xlink:href="https://www.ukrinform.ua/rubric-ato/3693216-unaslidok-obstrilu-rosijskimi-vijskami-orihova-poranenij-colovik.html" text:style-name="Internet_20_link" text:visited-style-name="Visited_20_Internet_20_Link">
https://www.ukrinform.ua/rubric-ato/3693216-unaslidok-obstrilu-rosijskimi-vijskami-orihova-poranenij-colovik.html</text:a>
</text:p>
      <!--NEWS-->
      <text:h text:style-name="P10" text:outline-level="1">
<text:span text:style-name="T4">
China started military training near Taiwan</text:span>
</text:h>
      <text:p text:style-name="P4">
Authors: Ukrinform (Person)</text:p>
      <text:p text:style-name="P4">
Publisher: Укринформ (Organization)</text:p>
      <text:p text:style-name="P4">
Published Time: 2023-04-08T11:41:30+03:00</text:p>
      <text:p text:style-name="P4">
Modified Time: 2023-04-08T11:41:30+03:00</text:p>
      <text:p text:style-name="P4">
Description: China began three -day military exercises around Taiwan after the Taiwanese President Tsi Invven's visit to the United States. - Ukrinform.</text:p>
      <text:p text:style-name="P4">
Images: ["<text:a xlink:type="simple" xlink:href="https://static.ukrinform.com/photos/2023_04/thumb_files/630_360_1680943142-716.jpeg" text:style-name="Internet_20_link" text:visited-style-name="Visited_20_Internet_20_Link">
630_360_16809...</text:a>
"]</text:p>
      <text:p text:style-name="P4">
Tags: ['Китай', 'Тайвань', 'Військові навчання']</text:p>
      <text:p text:style-name="P4">
Type: Article</text:p>
      <!--METADATA-->
      <text:p text:style-name="P4">
<draw:frame draw:style-name="fr1" draw:name="Image203" text:anchor-type="as-char" svg:width="6.9236in" svg:height="3.956343in" draw:z-index="0">
<draw:image xlink:href="../Images/yкринформ/2023-04-08T11-41-30-03-00/630_360_1680943142-716.jpeg" xlink:type="simple" xlink:show="embed" xlink:actuate="onLoad" draw:mime-type="image/jpeg"/>
</draw:frame>
China has been a three -day military training around Taiwan after the visit of the Taiwanese representative Tsi Invven to the United States.</text:p>
      <text:p text:style-name="P4">
As Ukrinform reports, it reports <text:a xlink:type="simple" xlink:href="http://edition.cnn.com/2023/04/07/china/china-taiwan-military-exercises-hnk-intl-ml/index.html" text:style-name="Internet_20_link" text:visited-style-name="Visited_20_Internet_20_Link">
</text:a>
.</text:p>
      <text:p text:style-name="P4">
The command of Chinese troops in the eastern direction has announced today the offering of exercises, describing them as "a serious warning against Taiwan's conservation forces with external forces and a necessary step for protection of national sovereignty and territorial integrity."</text:p>
      <text:p text:style-name="P4">
During the exercises, they plan to work out maneuvers in the Taiwanese protocea and to the north, south and east of the island, with the involvement of the maritime and air components, according to the statement of the Eastern Command of the People's Liberation Army of the People's Republic of China.</text:p>
      <text:p text:style-name="P4">
Shortly after the statement <text:a xlink:type="simple" xlink:href="https://www.ukrinform.ua/tag-kitaj" text:style-name="Internet_20_link" text:visited-style-name="Visited_20_Internet_20_Link">
</text:a>
The Taiwan Ministry of Defense reported that 42 Chinese military aircraft have discovered the Naddan Strait, separating the island from the mainland of China. Data, 29 Chinese military aircraft crossed the middle line and entered the Taiwan air defense recognition zone.</text:p>
      <text:p text:style-name="P4">
China began training a day after Taiwan President returned a 10-day visit to the United States, during which she met with the US Congress Congress speaker Kevin McCarthy.</text:p>
      <text:p text:style-name="P4">
The official Beijing has repeatedly opposed this trip and to threaten "decisive action" if it happens. China claims that Taiwan's self -enemocracy is part of its territory.</text:p>
      <text:p text:style-name="P4">
<text:span text:style-name="T4">
 Read also: </text:span>
 <text:a xlink:type="simple" xlink:href="https://www.ukrinform.ua/rubric-world/3693113-pentagon-prosit-kongres-vidiliti-3-milardi-na-vijskovu-dopomogu-tajvanu.html" text:style-name="Internet_20_link" text:visited-style-name="Visited_20_Internet_20_Link">
<text:span text:style-name="T4">
 Taiwan </text:span>
</text:a>
China was reported to study the Russo-Ukrainian War, which can be found about Beijing's potential future actions against Taiwan. The director of Tsuvillas Burns warned against the underestimation of the ambitions of Chinese leader Sitzinpin on his plans to capture Taiwan - even though he had to bite through the failure of Russian plans in Ukraine.</text:p>
      <text:p text:style-name="P4">
<text:span text:style-name="T5">
Foto: EASTERN Theater Command</text:span>
</text:p>
      <text:p text:style-name="P4">
News Source: <text:a xlink:type="simple" xlink:href="https://www.ukrinform.ua/rubric-world/3693217-kitaj-rozpocav-vijskovi-navcanna-poblizu-tajvanu.html" text:style-name="Internet_20_link" text:visited-style-name="Visited_20_Internet_20_Link">
https://www.ukrinform.ua/rubric-world/3693217-kitaj-rozpocav-vijskovi-navcanna-poblizu-tajvanu.html</text:a>
</text:p>
      <!--NEWS-->
      <text:h text:style-name="P10" text:outline-level="1">
<text:span text:style-name="T4">
In Ukraine presented a study of the vitality of companies during the war</text:span>
</text:h>
      <text:p text:style-name="P4">
Authors: Ukrinform (Person)</text:p>
      <text:p text:style-name="P4">
Publisher: Укринформ (Organization)</text:p>
      <text:p text:style-name="P4">
Published Time: 2023-04-08T11:43:39+03:00</text:p>
      <text:p text:style-name="P4">
Modified Time: 2023-04-08T11:43:39+03:00</text:p>
      <text:p text:style-name="P4">
Description: For the heads of businesses and institutions in Ukraine this year of the war, there were families and teams this year. - Ukrinform.</text:p>
      <text:p text:style-name="P4">
Images: ["<text:a xlink:type="simple" xlink:href="https://static.ukrinform.com/photos/2022_06/thumb_files/630_360_1654625641-738.jpg" text:style-name="Internet_20_link" text:visited-style-name="Visited_20_Internet_20_Link">
630_360_16546...</text:a>
"]</text:p>
      <text:p text:style-name="P4">
Tags: ['Бізнес', 'Економіка', 'Війна з росією']</text:p>
      <text:p text:style-name="P4">
Type: Article</text:p>
      <!--METADATA-->
      <text:p text:style-name="P4">
<draw:frame draw:style-name="fr1" draw:name="Image204" text:anchor-type="as-char" svg:width="6.9236in" svg:height="3.956343in" draw:z-index="0">
<draw:image xlink:href="../Images/yкринформ/2023-04-08T11-43-39-03-00/630_360_1654625641-738.jpg" xlink:type="simple" xlink:show="embed" xlink:actuate="onLoad" draw:mime-type="image/jpeg"/>
</draw:frame>
Families and teams were warned for business and institutions in Ukraine this year.</text:p>
      <text:p text:style-name="P4">
This is evidenced by <text:a xlink:type="simple" xlink:href="http://resilience2022ukr.one-philosophy.com/3/" text:style-name="Internet_20_link" text:visited-style-name="Visited_20_Internet_20_Link">
</text:a>
Studies of the vitality of organizations during the war "vital. Battle of lawing", which was conducted by a consulting group of companies <text:a xlink:type="simple" xlink:href="http://one-philosophy.com/uk/" text:style-name="Internet_20_link" text:visited-style-name="Visited_20_Internet_20_Link">
</text:a>
, reports Ukrinform.</text:p>
      <text:p text:style-name="P4">
According to the authors of the study, it is based on 30 deep interviewees of businesses and institutions from 12 industries, where their state and approaches are revealed to remain vital in war.</text:p>
      <text:p text:style-name="P4">
Participants include Nibulon, Vodafone, Rozetka.ua, McDonald's, EVA, SkyUp!, Dobrobut, Ukrzaliznytsia, Patrol Police of Ukraine, National Center "Ukrainian House", Native Nethy Network. Medical Engineering ”, Art Arsenal, Public Broadcasting and others.</text:p>
      <text:p text:style-name="P4">
“Starting work on the third annual study of vitality in November 20122, we knew exactly that the lessons obtained would be a hard -generating property for the future generations of managers. 30 amazing lessons and stories of life, 30 stories of humanity, 30 stories of openness to the world of readiness, despite all the threats every day to move hard to victory every day - this is something that motivates us here and now not to lower our hands and believe that it is best in the first place, ”said the founder of the company. One Philosophy Natalia Popovich.</text:p>
      <text:p text:style-name="P4">
<text:span text:style-name="T4">
 Read also: </text:span>
 <text:a xlink:type="simple" xlink:href="https://www.ukrinform.ua/rubric-society/3691869-majze-80-ukrainciv-pozitivno-ocinuut-zovnisnu-politiku-derzavi.html" text:style-name="Internet_20_link" text:visited-style-name="Visited_20_Internet_20_Link">
</text:a>
It is noted that the conclusions of communication with wartime leaders for organizations include 5 key vitality lessons that allow them to stand and remain relevant for both employees and their clients today. Among the lessons-to go with the team, to benefit society, to form prompt response centers and to be ready for any development of events, to live here and now, but not to give up dreams and plans for the southern plans and to be aware of responsibility to Ukraine and the future.</text:p>
      <text:p text:style-name="P4">
The survey also showed that more than half of the interviewed leaders of the general public reassurance to the possibility of attack by the Russian occurrence of the Russian was preparatory actions and had prescribed algorithms of actions in the event of a full -scale invasion.</text:p>
      <text:p text:style-name="P4">
30 out of 30 company executives stated that they were a team in the time of war during the war.Every second company launched its crisis headquarters in the early days of the war. In 20%of the respondents, several parallel headquarters worked - the worst.</text:p>
      <text:p text:style-name="P4">
74% of the surveyed executives noted that they managed to keep the team in equal war. 10% significantly reduced the number of employees and 16% of the expanded team.</text:p>
      <text:p text:style-name="P4">
Every third company reorient its work abroad. Some have fully fulfilled their efforts to develop activities outside Ukraine, while others combine work in Ukraine and abroad.</text:p>
      <text:p text:style-name="P4">
100% of respondents noted that the flexibility of decision -making helped them keep the team and the company.</text:p>
      <text:p text:style-name="P4">
86% of the surveyed leaders noted that their vitality is related to the significance of the strategy of development of pre -war times: the transparency of the organization, a recognizable brand they trust.</text:p>
      <text:p text:style-name="P4">
55% of executives said that since the beginning of the war, their company suffered economic losses, and 45% stated a partial increase in profits. Today, as well as the public and public sector, it is supported by international organizations.</text:p>
      <text:p text:style-name="P4">
<text:span text:style-name="T4">
 Read also: </text:span>
 <text:a xlink:type="simple" xlink:href="https://www.ukrinform.ua/rubric-economy/3690982-biznes-trohi-pokrasiv-perspektivi-svoei-dialnosti-nbu.html" text:style-name="Internet_20_link" text:visited-style-name="Visited_20_Internet_20_Link">
</text:a>
“All those surveyed unanimously noted that their points of war were families and teams, colleagues who stood side by side and most important days, and in the days of intermediate victories. This is something that stimulated not to lower the arms and move on. The belief in the future and victory of Ukraine has prompted to act now, without expectations for better times, ”the study said.</text:p>
      <text:p text:style-name="P4">
Study of the vitality of organizations is an annual project of a consulting group One Philosophy. You can view the reports for 2020 and 2021 by loving on <text:a xlink:type="simple" xlink:href="http://one-philosophy.com/" text:style-name="Internet_20_link" text:visited-style-name="Visited_20_Internet_20_Link">
</text:a>
</text:p>
      <text:p text:style-name="P4">
News Source: <text:a xlink:type="simple" xlink:href="https://www.ukrinform.ua/rubric-economy/3693220-v-ukraini-prezentuvali-doslidzenna-zittestijkosti-kompanij-pid-cas-vijni.html" text:style-name="Internet_20_link" text:visited-style-name="Visited_20_Internet_20_Link">
https://www.ukrinform.ua/rubric-economy/3693220-v-ukraini-prezentuvali-doslidzenna-zittestijkosti-kompanij-pid-cas-vijni.html</text:a>
</text:p>
      <!--NEWS-->
      <text:h text:style-name="P10" text:outline-level="1">
<text:span text:style-name="T4">
In occupied Theodosius, two explosions were heard - the media</text:span>
</text:h>
      <text:p text:style-name="P4">
Authors: Ukrinform (Person)</text:p>
      <text:p text:style-name="P4">
Publisher: Укринформ (Organization)</text:p>
      <text:p text:style-name="P4">
Published Time: 2023-04-08T11:47:00+03:00</text:p>
      <text:p text:style-name="P4">
Modified Time: 2023-04-08T11:47:00+03:00</text:p>
      <text:p text:style-name="P4">
Description: In Theodosius, two explosions were heard in the temporarily occupied Crimea in the morning. - Ukrinform.</text:p>
      <text:p text:style-name="P4">
Images: ["<text:a xlink:type="simple" xlink:href="https://static.ukrinform.com/photos/2022_12/thumb_files/630_360_1669987737-966.jpg" text:style-name="Internet_20_link" text:visited-style-name="Visited_20_Internet_20_Link">
630_360_16699...</text:a>
", "<text:a xlink:type="simple" xlink:href="https://static.ukrinform.com/photos/2023_04/1680943516-493.jpg" text:style-name="Internet_20_link" text:visited-style-name="Visited_20_Internet_20_Link">
1680943516-49...</text:a>
", "<text:a xlink:type="simple" xlink:href="https://static.ukrinform.com/photos/2023_04/1680943511-723.jpg" text:style-name="Internet_20_link" text:visited-style-name="Visited_20_Internet_20_Link">
1680943511-72...</text:a>
"]</text:p>
      <text:p text:style-name="P4">
Tags: ['Крим', 'Вибух', 'Феодосія']</text:p>
      <text:p text:style-name="P4">
Type: Article</text:p>
      <!--METADATA-->
      <text:p text:style-name="P4">
<draw:frame draw:style-name="fr1" draw:name="Image205" text:anchor-type="as-char" svg:width="6.9236in" svg:height="3.956343in" draw:z-index="0">
<draw:image xlink:href="../Images/yкринформ/2023-04-08T11-47-00-03-00/630_360_1669987737-966.jpg" xlink:type="simple" xlink:show="embed" xlink:actuate="onLoad" draw:mime-type="image/jpeg"/>
</draw:frame>
Theodosius of the temporarily occupied Crimea in the morning had two explosions.</text:p>
      <text:p text:style-name="P4">
As Ukrinform reports, it reports <text:a xlink:type="simple" xlink:href="http://t.me/suspilnecrimea/6854" text:style-name="Internet_20_link" text:visited-style-name="Visited_20_Internet_20_Link">
</text:a>
.</text:p>
      <text:p text:style-name="P4">
“Today at 11:00 in the occupied Feodosia there were two powerful <text:a xlink:type="simple" xlink:href="https://www.ukrinform.ua/tag-vibuh" text:style-name="Internet_20_link" text:visited-style-name="Visited_20_Internet_20_Link">
</text:a>
”, - the message said.</text:p>
      <text:p text:style-name="P4">
<draw:frame draw:style-name="fr1" draw:name="Image206" text:anchor-type="as-char" svg:width="6.9236in" svg:height="3.89773in" draw:z-index="0">
<draw:image xlink:href="../Images/yкринформ/2023-04-08T11-47-00-03-00/1680943516-493.jpg" xlink:type="simple" xlink:show="embed" xlink:actuate="onLoad" draw:mime-type="image/jpeg"/>
</draw:frame>
</text:p>
      <text:p text:style-name="P4">
<draw:frame draw:style-name="fr1" draw:name="Image207" text:anchor-type="as-char" svg:width="6.9236in" svg:height="3.89773in" draw:z-index="0">
<draw:image xlink:href="../Images/yкринформ/2023-04-08T11-47-00-03-00/1680943511-723.jpg" xlink:type="simple" xlink:show="embed" xlink:actuate="onLoad" draw:mime-type="image/jpeg"/>
</draw:frame>
Local Telegrams have information that the explosions had been heard near Feodosia.</text:p>
      <text:p text:style-name="P4">
<text:span text:style-name="T4">
 Read also: </text:span>
 <text:a xlink:type="simple" xlink:href="https://www.ukrinform.ua/rubric-crimea/3692884-rosiani-rozumiut-so-cas-nasolodi-vkradenim-krimom-dobigae-kinca-dmitro-kuleba.html" text:style-name="Internet_20_link" text:visited-style-name="Visited_20_Internet_20_Link">
<text:span text:style-name="T4">
 Russians </text:span>
 <text:span text:style-name="T4">
 understand </text:span>
 <text:span text:style-name="T4">
 time </text:span>
 <text:span text:style-name="T4">
 </text:span>
 enjoyment <text:span text:style-name="T4">
<text:span text:style-name="T5">
* stolen </text:span>
* </text:span>
 <text:span text:style-name="T4">
 </text:span>
 Dmitry <text:span text:style-name="T4">
 </text:span>
 Kuleba **</text:a>
As reported by Ukrinform, President Volodymyr Zelenskyy <text:a xlink:type="simple" xlink:href="https://www.ukrinform.ua/rubric-crimea/3693078-deokupacia-krimu-e-bezalternativnou-ne-lise-dla-ukraini-a-dla-vsogo-svitu-zelenskij.html" text:style-name="Internet_20_link" text:visited-style-name="Visited_20_Internet_20_Link">
</text:a>
The development of Ukrainian Crimea from Russian invaders is non -alternative.</text:p>
      <text:p text:style-name="P4">
News Source: <text:a xlink:type="simple" xlink:href="https://www.ukrinform.ua/rubric-crimea/3693221-v-okupovanij-feodosii-prolunali-dva-vibuhi-zmi.html" text:style-name="Internet_20_link" text:visited-style-name="Visited_20_Internet_20_Link">
https://www.ukrinform.ua/rubric-crimea/3693221-v-okupovanij-feodosii-prolunali-dva-vibuhi-zmi.html</text:a>
</text:p>
      <!--NEWS-->
      <text:h text:style-name="P10" text:outline-level="1">
<text:span text:style-name="T4">
Corrected fire on educational establishments: Nikolaev was given eight years behind bars</text:span>
</text:h>
      <text:p text:style-name="P4">
Authors: Ukrinform (Person)</text:p>
      <text:p text:style-name="P4">
Publisher: Укринформ (Organization)</text:p>
      <text:p text:style-name="P4">
Published Time: 2023-04-08T11:54:31+03:00</text:p>
      <text:p text:style-name="P4">
Modified Time: 2023-04-08T11:54:31+03:00</text:p>
      <text:p text:style-name="P4">
Description: Until eight years, imprisonment was condemned by a resident of Nikolaev, who corrected rocket strikes of Russian invaders on educational institutions. - Ukrinform.</text:p>
      <text:p text:style-name="P4">
Images: ["<text:a xlink:type="simple" xlink:href="https://static.ukrinform.com/photos/2020_02/thumb_files/630_360_1582135276-970.jpg" text:style-name="Internet_20_link" text:visited-style-name="Visited_20_Internet_20_Link">
630_360_15821...</text:a>
", "<text:a xlink:type="simple" xlink:href="https://static.ukrinform.com/photos/2023_04/1680943942-455.jpg" text:style-name="Internet_20_link" text:visited-style-name="Visited_20_Internet_20_Link">
1680943942-45...</text:a>
"]</text:p>
      <text:p text:style-name="P4">
Tags: ['Миколаїв', 'Суд', 'Війна з росією', 'Ракетний удар']</text:p>
      <text:p text:style-name="P4">
Type: Article</text:p>
      <!--METADATA-->
      <text:p text:style-name="P4">
<draw:frame draw:style-name="fr1" draw:name="Image208" text:anchor-type="as-char" svg:width="6.9236in" svg:height="3.956343in" draw:z-index="0">
<draw:image xlink:href="../Images/yкринформ/2023-04-08T11-54-31-03-00/630_360_1582135276-970.jpg" xlink:type="simple" xlink:show="embed" xlink:actuate="onLoad" draw:mime-type="image/jpeg"/>
</draw:frame>
By eight, imprisonment was condemned by a resident of Nikolaev, who corrected missile strikes in educational establishments.</text:p>
      <text:p text:style-name="P4">
According to Ukrinform, the prosecutor General's Office reports in <text:a xlink:type="simple" xlink:href="https://t.me/pgo_gov_ua/11110" text:style-name="Internet_20_link" text:visited-style-name="Visited_20_Internet_20_Link">
</text:a>
 .</text:p>
      <text:p text:style-name="P4">
<draw:frame draw:style-name="fr1" draw:name="Image209" text:anchor-type="as-char" svg:width="6.9236in" svg:height="9.046039in" draw:z-index="0">
<draw:image xlink:href="../Images/yкринформ/2023-04-08T11-54-31-03-00/1680943942-455.jpg" xlink:type="simple" xlink:show="embed" xlink:actuate="onLoad" draw:mime-type="image/jpeg"/>
</draw:frame>
For the public prosecution of the Nikolaev regional prosecutor's office, the court of recognizer Nikolaev is guilty of unauthorized dissemination of information of the Armed Forces of Ukraine(Part 3 of Art. 114-2 of the Criminal Code of Ukraine). Його засуджено до 8 років позбавлення волі.</text:p>
      <text:p text:style-name="P4">
<text:span text:style-name="T4">
Читайте також:</text:span>
 <text:a xlink:type="simple" xlink:href="https://www.ukrinform.ua/rubric-regions/3570145-koriguvalnik-vorozogo-vognu-na-zaporizzi-provede-za-gratami-15-rokiv.html" text:style-name="Internet_20_link" text:visited-style-name="Visited_20_Internet_20_Link">
 </text:a>
Prosecutors proved that from the beginning of the full -scale invasion of the Russian Federation, the man collected on the dislocation and movement of Ukrainian military and equipment of the Armed Forces, and also adjust the fire on buildings of educational establishments.</text:p>
      <text:p text:style-name="P4">
“The convicted person was constantly visual observation of the objects, and the enemy was invited, and the results of the observation sent the curators closed electronic communications. The data obtained by the occupiers used for the task of sighting rocket strokes, ”the message reads.</text:p>
      <text:p text:style-name="P4">
Prior to the entry into force, the man will be in custody.</text:p>
      <text:p text:style-name="P4">
<text:span text:style-name="T4">
 Read also: </text:span>
 <text:a xlink:type="simple" xlink:href="https://www.ukrinform.ua/rubric-regions/3688266-koriguvalnik-vorozogo-vognu-po-aeroportu-krivogo-rogu-provede-za-gratami-15-rokiv.html" text:style-name="Internet_20_link" text:visited-style-name="Visited_20_Internet_20_Link">
</text:a>
As reported by Ukrinform, in March the Security Service of Ukraine in the holding measures in the Odessa region detained the agent of the FSB of the Russian Federation, which heard Russian missiles at electrical substations.</text:p>
      <text:p text:style-name="P4">
News Source: <text:a xlink:type="simple" xlink:href="https://www.ukrinform.ua/rubric-regions/3693223-koriguvav-vogon-po-zakladah-osviti-zitelu-mikolaeva-dali-visim-rokiv-za-gratami.html" text:style-name="Internet_20_link" text:visited-style-name="Visited_20_Internet_20_Link">
https://www.ukrinform.ua/rubric-regions/3693223-koriguvav-vogon-po-zakladah-osviti-zitelu-mikolaeva-dali-visim-rokiv-za-gratami.html</text:a>
</text:p>
      <!--NEWS-->
      <text:h text:style-name="P10" text:outline-level="1">
<text:span text:style-name="T4">
The hostile shelling of Berislav in Kherson region damaged the College Pedagogical</text:span>
</text:h>
      <text:p text:style-name="P4">
Authors: Ukrinform (Person)</text:p>
      <text:p text:style-name="P4">
Publisher: Укринформ (Organization)</text:p>
      <text:p text:style-name="P4">
Published Time: 2023-04-08T12:10:00+03:00</text:p>
      <text:p text:style-name="P4">
Modified Time: 2023-04-08T12:10:00+03:00</text:p>
      <text:p text:style-name="P4">
Description: As a result of yesterday's shelling of Beryslav in Kherson region, the building of a professional pedagogical college was damaged. - Ukrinform.</text:p>
      <text:p text:style-name="P4">
Images: ["<text:a xlink:type="simple" xlink:href="https://static.ukrinform.com/photos/2023_04/thumb_files/630_360_1680945623-313.jpg" text:style-name="Internet_20_link" text:visited-style-name="Visited_20_Internet_20_Link">
630_360_16809...</text:a>
"]</text:p>
      <text:p text:style-name="P4">
Tags: ['Херсонщина', 'Обстріл', 'Коледж', 'Війна з росією']</text:p>
      <text:p text:style-name="P4">
Type: Article</text:p>
      <!--METADATA-->
      <text:p text:style-name="P4">
<draw:frame draw:style-name="fr1" draw:name="Image210" text:anchor-type="as-char" svg:width="6.9236in" svg:height="3.956343in" draw:z-index="0">
<draw:image xlink:href="../Images/yкринформ/2023-04-08T12-10-00-03-00/630_360_1680945623-313.jpg" xlink:type="simple" xlink:show="embed" xlink:actuate="onLoad" draw:mime-type="image/jpeg"/>
</draw:frame>
Berislav's shelling in Kherson region damaged the building of a professional pedagogical college in Kherson region.</text:p>
      <text:p text:style-name="P4">
As Ukrinform reports, about it in <text:a xlink:type="simple" xlink:href="https://t.me/khersonskaODA/4984" text:style-name="Internet_20_link" text:visited-style-name="Visited_20_Internet_20_Link">
</text:a>
Reported Ova.</text:p>
      <text:p text:style-name="P4">
“The Russian Army has struck in the evening yesterday <text:a xlink:type="simple" xlink:href="https://www.ukrinform.ua/tag-obstril" text:style-name="Internet_20_link" text:visited-style-name="Visited_20_Internet_20_Link">
</text:a>
Aviation bombs in the Berislav Western. As a result of the attack, the building of a professional education institution, ”the message reads.</text:p>
      <text:p text:style-name="P4">
It is noted that the ammunition was offset the structure of the building and the roof, in the windows the glass was not. According to preliminary information, people were not injured.</text:p>
      <text:p text:style-name="P4">
Rector of Kherson State University Alexander Spivakovsky will notify <text:a xlink:type="simple" xlink:href="https://www.facebook.com/spivakovsky.alexander/posts/pfbid0ckp4XGEjKZnB9cNsoBxoBBRoRSQ5vz75qm8BB5n46geMyZnKcbLQ31jc7WPiZRs4l" text:style-name="Internet_20_link" text:visited-style-name="Visited_20_Internet_20_Link">
</text:a>
, which is about the local pedagogical college.</text:p>
      <text:p text:style-name="P4">
«Direct hit in the building of the Beryslav Pedagogical College of Meniv. Benkovsky Kherson State University!The educational and the training was destroyed on which many decades were prepared by elementary school teachers - the future of educational Kherson region, ”Kosakovsky wrote.</text:p>
      <text:p text:style-name="P4">
<text:span text:style-name="T4">
 Read also: </text:span>
 <text:a xlink:type="simple" xlink:href="https://www.ukrinform.ua/rubric-ato/3693216-unaslidok-obstrilu-rosijskimi-vijskami-orihova-poranenij-colovik.html" text:style-name="Internet_20_link" text:visited-style-name="Visited_20_Internet_20_Link">
<text:span text:style-name="T4">
 firing </text:span>
</text:a>
It was reported that as a result of the aviation strike of the Russians on Beryslav partially destroyed structures in the territory of grain elevator and a residential building.</text:p>
      <text:p text:style-name="P4">
News Source: <text:a xlink:type="simple" xlink:href="https://www.ukrinform.ua/rubric-regions/3693232-vorozij-obstril-berislava-na-hersonsini-poskodiv-pedagogicnij-koledz.html" text:style-name="Internet_20_link" text:visited-style-name="Visited_20_Internet_20_Link">
https://www.ukrinform.ua/rubric-regions/3693232-vorozij-obstril-berislava-na-hersonsini-poskodiv-pedagogicnij-koledz.html</text:a>
</text:p>
      <!--NEWS-->
      <text:h text:style-name="P10" text:outline-level="1">
<text:span text:style-name="T4">
Suspect in the preparation of riots in Chisinau has extended arrest period</text:span>
</text:h>
      <text:p text:style-name="P4">
Authors: Ukrinform (Person)</text:p>
      <text:p text:style-name="P4">
Publisher: Укринформ (Organization)</text:p>
      <text:p text:style-name="P4">
Published Time: 2023-04-08T12:13:10+03:00</text:p>
      <text:p text:style-name="P4">
Modified Time: 2023-04-08T12:13:10+03:00</text:p>
      <text:p text:style-name="P4">
Description: Six of the seven people, who were detained on March 12 on the intention of organizing riots in Chisinau against the backdrop of protests of the Populist Party "Shore", continued the arrest for another month. - Ukrinform.</text:p>
      <text:p text:style-name="P4">
Images: ["<text:a xlink:type="simple" xlink:href="https://static.ukrinform.com/photos/2018_08/thumb_files/630_360_1534342460-3207.jpg" text:style-name="Internet_20_link" text:visited-style-name="Visited_20_Internet_20_Link">
630_360_15343...</text:a>
"]</text:p>
      <text:p text:style-name="P4">
Tags: ['Арешт', 'Молдова', 'Поліція']</text:p>
      <text:p text:style-name="P4">
Type: Article</text:p>
      <!--METADATA-->
      <text:p text:style-name="P4">
<draw:frame draw:style-name="fr1" draw:name="Image211" text:anchor-type="as-char" svg:width="6.9236in" svg:height="3.956343in" draw:z-index="0">
<draw:image xlink:href="../Images/yкринформ/2023-04-08T12-13-10-03-00/630_360_1534342460-3207.jpg" xlink:type="simple" xlink:show="embed" xlink:actuate="onLoad" draw:mime-type="image/jpeg"/>
</draw:frame>
Six seven people, who were detained on March 12 on the intention of organizing a reinforcement in Chisinau on the background of protests of the Populist Party "Shore", continuing for another month.</text:p>
      <text:p text:style-name="P4">
As Ukrinform reports, it reports <text:a xlink:type="simple" xlink:href="http://newsmaker.md/rus/novosti/shesti-podozrevaemym-v-podgotovke-besporyadkov-v-kishineve-prodlili-arest/" text:style-name="Internet_20_link" text:visited-style-name="Visited_20_Internet_20_Link">
</text:a>
.</text:p>
      <text:p text:style-name="P4">
The detainees will remain under arrest for another 30 days. This was reported on April 7 by April 7 to combat organized crime and special affairs. The request for the continuation of the previous arrest of the seventh detained court will be considered on the 10th.</text:p>
      <text:p text:style-name="P4">
March 12, Moldova National Police Head of Cherneuzan Viorel <text:a xlink:type="simple" xlink:href="https://www.ukrinform.ua/rubric-world/3681406-specsluzbi-rf-planuut-destabilizuvati-situaciu-v-moldovi-glava-nacpolicii.html" text:style-name="Internet_20_link" text:visited-style-name="Visited_20_Internet_20_Link">
</text:a>
that the Russian -specific services plan to destabilize the situation in Moldova, in particular the promotions and supporters of the Shore Party on March 12. Law enforcement agencies managed to dump a citizen <text:a xlink:type="simple" xlink:href="https://www.ukrinform.ua/tag-rosia" text:style-name="Internet_20_link" text:visited-style-name="Visited_20_Internet_20_Link">
</text:a>
, which arrived in Dokineva on March 9. According to the police officer, his purpose was to teach people who had to destabilize the situation in Moldova.</text:p>
      <text:p text:style-name="P4">
The police chief also reported that the organizers of future riots formed 10 groups of 10 people who were prepared for the relevant actions. All of their nodies were coordinated from Russia.</text:p>
      <text:p text:style-name="P4">
Everyone was promised for the organization of riots of $ 10 thousand and support for political forces in Moldova. But on the eve of the protest of seven of them, they detained the police. On March 14, all seven was sent under the previous arrest for 30 days.</text:p>
      <text:p text:style-name="P4">
<text:span text:style-name="T4">
 Read also: </text:span>
 <text:a xlink:type="simple" xlink:href="https://www.ukrinform.ua/rubric-world/3682736-kreml-planuvav-poetapno-vstanoviti-politicnij-kontrol-nad-moldovou-do-2030-roku-zmi.html" text:style-name="Internet_20_link" text:visited-style-name="Visited_20_Internet_20_Link">
</text:a>
As it was reported, after the full -scale invasion of Russia into the Ukrainian -Ukrainian government of Moldova and its allies fear that the country can be drawn into a conflict with the Russian Federation.</text:p>
      <text:p text:style-name="P4">
In recent months, Russian missiles aimed at Ukraine were in the Air Force of Moldova, and Chisinau has accused the Kremlin of inciting anti -legal protests.</text:p>
      <text:p text:style-name="P4">
In February, Moldova President, Maya Sandu, also accused Moscow of a planning coup in the country in order to overthrow the pro -Western government.</text:p>
      <text:p text:style-name="P4">
News Source: <text:a xlink:type="simple" xlink:href="https://www.ukrinform.ua/rubric-world/3693228-pidozruvanim-u-pidgotovci-zavorusen-u-kisinevi-prodovzili-termin-arestu.html" text:style-name="Internet_20_link" text:visited-style-name="Visited_20_Internet_20_Link">
https://www.ukrinform.ua/rubric-world/3693228-pidozruvanim-u-pidgotovci-zavorusen-u-kisinevi-prodovzili-termin-arestu.html</text:a>
</text:p>
      <!--NEWS-->
      <text:h text:style-name="P10" text:outline-level="1">
<text:span text:style-name="T4">
Philanthropists handed over thermal undergraduate to physicians of emergency care</text:span>
</text:h>
      <text:p text:style-name="P4">
Authors: Ukrinform (Person)</text:p>
      <text:p text:style-name="P4">
Publisher: Укринформ (Organization)</text:p>
      <text:p text:style-name="P4">
Published Time: 2023-04-08T12:40:00+03:00</text:p>
      <text:p text:style-name="P4">
Modified Time: 2023-04-08T12:40:00+03:00</text:p>
      <text:p text:style-name="P4">
Description: Ukrainian regional centers of emergency medical aid received 15 thousand sets of thermal underwear from philanthropists. - Ukrinform.</text:p>
      <text:p text:style-name="P4">
Images: ["<text:a xlink:type="simple" xlink:href="https://static.ukrinform.com/photos/2023_04/thumb_files/630_360_1680946706-461.jpeg" text:style-name="Internet_20_link" text:visited-style-name="Visited_20_Internet_20_Link">
630_360_16809...</text:a>
", "<text:a xlink:type="simple" xlink:href="https://static.ukrinform.com/photos/2023_04/1680946705-609.jpeg" text:style-name="Internet_20_link" text:visited-style-name="Visited_20_Internet_20_Link">
1680946705-60...</text:a>
", "<text:a xlink:type="simple" xlink:href="https://static.ukrinform.com/photos/2023_04/1680946706-445.jpeg" text:style-name="Internet_20_link" text:visited-style-name="Visited_20_Internet_20_Link">
1680946706-44...</text:a>
", "<text:a xlink:type="simple" xlink:href="https://static.ukrinform.com/photos/2023_04/1680946706-672.jpeg" text:style-name="Internet_20_link" text:visited-style-name="Visited_20_Internet_20_Link">
1680946706-67...</text:a>
"]</text:p>
      <text:p text:style-name="P4">
Tags: ['Медики', 'Одяг', 'Благодійність', 'допомога']</text:p>
      <text:p text:style-name="P4">
Type: Article</text:p>
      <!--METADATA-->
      <text:p text:style-name="P4">
<draw:frame draw:style-name="fr1" draw:name="Image212" text:anchor-type="as-char" svg:width="6.9236in" svg:height="3.947667in" draw:z-index="0">
<draw:image xlink:href="../Images/yкринформ/2023-04-08T12-40-00-03-00/630_360_1680946706-461.jpeg" xlink:type="simple" xlink:show="embed" xlink:actuate="onLoad" draw:mime-type="image/jpeg"/>
</draw:frame>
The Ukrainian regional centers of emergency medical aid received 15 thousand sequennials from philanthropists.</text:p>
      <text:p text:style-name="P4">
This was reported in <text:a xlink:type="simple" xlink:href="https://moz.gov.ua/article/news/ukrainski-centri-ekstrenki-otrimali-termobiliznu-vid-blagodijnikiv" text:style-name="Internet_20_link" text:visited-style-name="Visited_20_Internet_20_Link">
</text:a>
, reports Ukrinform.</text:p>
      <text:p text:style-name="P4">
In particular, the assistance was received in the CEMD of Donetsk, Dnipropetrovsk, Lugansk, Kharkiv, Kherson, Zaporizhia, Odessa, Mykolaiv, Kirovograd, Mykolaiv and Sumy regions.</text:p>
      <text:p text:style-name="P4">
<draw:frame draw:style-name="fr1" draw:name="Image213" text:anchor-type="as-char" svg:width="6.9236in" svg:height="9.231467in" draw:z-index="0">
<draw:image xlink:href="../Images/yкринформ/2023-04-08T12-40-00-03-00/1680946705-609.jpeg" xlink:type="simple" xlink:show="embed" xlink:actuate="onLoad" draw:mime-type="image/jpeg"/>
</draw:frame>
As noted in the Ministry of Health, thanks to thermal complexes of "Emergency" workers will be able to work and provide timely and quality fast <text:a xlink:type="simple" xlink:href="https://www.ukrinform.ua/tag-medicina" text:style-name="Internet_20_link" text:visited-style-name="Visited_20_Internet_20_Link">
</text:a>
patients under all weather conditions.</text:p>
      <text:p text:style-name="P4">
<draw:frame draw:style-name="fr1" draw:name="Image214" text:anchor-type="as-char" svg:width="6.9236in" svg:height="4.615733in" draw:z-index="0">
<draw:image xlink:href="../Images/yкринформ/2023-04-08T12-40-00-03-00/1680946706-445.jpeg" xlink:type="simple" xlink:show="embed" xlink:actuate="onLoad" draw:mime-type="image/jpeg"/>
</draw:frame>
These clothes were purchased as part of the Winterization charitable project, which is implemented by the Medglobal International Platform together with LDS at the Health Care Questionnaire of Ukraine.</text:p>
      <text:p text:style-name="P4">
<draw:frame draw:style-name="fr1" draw:name="Image215" text:anchor-type="as-char" svg:width="6.9236in" svg:height="9.231467in" draw:z-index="0">
<draw:image xlink:href="../Images/yкринформ/2023-04-08T12-40-00-03-00/1680946706-672.jpeg" xlink:type="simple" xlink:show="embed" xlink:actuate="onLoad" draw:mime-type="image/jpeg"/>
</draw:frame>
"In addition to emergency medical care centers, thermal underwear was also handed over to the Ukrainian Scientific and Practical Center for Emergency Medical Assistance and Disaster Medicine," the ministry added.</text:p>
      <text:p text:style-name="P4">
<text:span text:style-name="T4">
 Read also: </text:span>
 <text:a xlink:type="simple" xlink:href="https://www.ukrinform.ua/rubric-ato/3685944-medikam-prifrontovih-zon-peredali-28-bronovanih-svidkih.html" text:style-name="Internet_20_link" text:visited-style-name="Visited_20_Internet_20_Link">
<text:span text:style-name="T4">
 Doctors </text:span>
</text:a>
As it was reported, since March 2022, Medglobal has submitted to Ukraine the medicines and equipment worth more than $ 6 million, and also conducted 64 training training more than 1100 doctors from 70 medical institutions of Ukraine.</text:p>
      <text:p text:style-name="P4">
<text:span text:style-name="T5">
Foto: moz.gov.ua</text:span>
</text:p>
      <text:p text:style-name="P4">
News Source: <text:a xlink:type="simple" xlink:href="https://www.ukrinform.ua/rubric-society/3693238-blagodijniki-peredali-termobiliznu-medikam-ekstrenoi-dopomogi.html" text:style-name="Internet_20_link" text:visited-style-name="Visited_20_Internet_20_Link">
https://www.ukrinform.ua/rubric-society/3693238-blagodijniki-peredali-termobiliznu-medikam-ekstrenoi-dopomogi.html</text:a>
</text:p>
      <!--NEWS-->
      <text:h text:style-name="P10" text:outline-level="1">
<text:span text:style-name="T4">
Negotiations should not become a "ratification" of the seizure of Russian territories in Ukraine - Blinken</text:span>
</text:h>
      <text:p text:style-name="P4">
Authors: Ukrinform (Person)</text:p>
      <text:p text:style-name="P4">
Publisher: Укринформ (Organization)</text:p>
      <text:p text:style-name="P4">
Published Time: 2023-04-08T12:41:34+03:00</text:p>
      <text:p text:style-name="P4">
Modified Time: 2023-04-08T12:41:34+03:00</text:p>
      <text:p text:style-name="P4">
Description: US Secretary of State Anthony Blinken sees no reason to negotiate a ceasefire between Russia and Ukraine. - Ukrinform.</text:p>
      <text:p text:style-name="P4">
Images: ["<text:a xlink:type="simple" xlink:href="https://static.ukrinform.com/photos/2022_10/thumb_files/630_360_1666808912-523.jpg" text:style-name="Internet_20_link" text:visited-style-name="Visited_20_Internet_20_Link">
630_360_16668...</text:a>
"]</text:p>
      <text:p text:style-name="P4">
Tags: ['Переговори', 'Україна', 'росія', 'Блінкен']</text:p>
      <text:p text:style-name="P4">
Type: Article</text:p>
      <!--METADATA-->
      <text:p text:style-name="P4">
<draw:frame draw:style-name="fr1" draw:name="Image216" text:anchor-type="as-char" svg:width="6.9236in" svg:height="3.956343in" draw:z-index="0">
<draw:image xlink:href="../Images/yкринформ/2023-04-08T12-41-34-03-00/630_360_1666808912-523.jpg" xlink:type="simple" xlink:show="embed" xlink:actuate="onLoad" draw:mime-type="image/jpeg"/>
</draw:frame>
US Secretary of State Anthony Blinken does not see any reason to negotiate fire between Russia and Ukraine.</text:p>
      <text:p text:style-name="P4">
About it reports <text:a xlink:type="simple" xlink:href="http://www.dw.com/uk/blinken-ne-bacit-pidstav-dla-peremovin-sodo-peremira-miz-ukrainou-i-rosieu/a-65262301" text:style-name="Internet_20_link" text:visited-style-name="Visited_20_Internet_20_Link">
</text:a>
, reports Ukrinform.</text:p>
      <text:p text:style-name="P4">
In an interview with the Funke Media Group and the French newspaper <text:a xlink:type="simple" xlink:href="http://www.ouest-france.fr/monde/chine/entretien-antony-blinken-une-action-unilaterale-a-taiwan-peut-declencher-une-crise-mondiale-31b8ed76-d484-11ed-b507-c1be895331af" text:style-name="Internet_20_link" text:visited-style-name="Visited_20_Internet_20_Link">
</text:a>
Blinken stated that if the fire will lead to "practically ratify Russia's seizure of certain territories in Ukraine, it will not become a fair and strong peace." According to its words, under such conditions it would allow Russia to reorganize troops, relax, and after some time again to attack.</text:p>
      <text:p text:style-name="P4">
He noted that 141 countries in the UN spoke for the fair peace and respect of the principles that underlie the UN Charter, "which were violated by Russian, including territorial integrity."</text:p>
      <text:p text:style-name="P4">
The US Secretary of State stressed that there are two targets before the West. The first is to do everything possible to help Ukraine return the occupied Rossiya.</text:p>
      <text:p text:style-name="P4">
The second is to help Kiev create medium -term and long -term potential for deterring aggression and for self -defense. According to Blinken, there will be considerable efforts to help Ukraine recover from destruction. In addition, until Russia is changing the course, "we must maintain the unprecedented pressure" Namoskva with the help of sanctions and export control, he stressed.</text:p>
      <text:p text:style-name="P4">
Blinken also commented on the Kremlin's plans to place tactical nuclear weapons of Ubilorus. "First of all, this rhetoric is absolutely irresponsible again," said the American diplomat.</text:p>
      <text:p text:style-name="P4">
"The only country that talked about nuclear weapons or threatened, hidden in someone else, to apply it - and it is in the midst of aggression against Ukraine, is itself <text:a xlink:type="simple" xlink:href="https://www.ukrinform.ua/tag-rosia" text:style-name="Internet_20_link" text:visited-style-name="Visited_20_Internet_20_Link">
</text:a>
", - he said.</text:p>
      <text:p text:style-name="P4">
<text:span text:style-name="T4">
 Read also: </text:span>
 <text:a xlink:type="simple" xlink:href="https://www.ukrinform.ua/rubric-world/3693071-blinken-zaklikav-kitaj-perekonati-rosiu-povazati-suverenitet-ukraini.html" text:style-name="Internet_20_link" text:visited-style-name="Visited_20_Internet_20_Link">
<text:span text:style-name="T4">
 Blinken </text:span>
</text:a>
RF Foreign Minister Sergey Lavrov on April 7 in Turkey expresses that a dialogue to reach peace in Ukraine can only be conducted with the need for a need for discussion "on which" on which principles will be based on a new world. "<text:span text:style-name="T5">
Foto: Andrew Harrer/Bloomberg</text:span>
</text:p>
      <text:p text:style-name="P4">
News Source: <text:a xlink:type="simple" xlink:href="https://www.ukrinform.ua/rubric-world/3693239-peregovori-ne-povinni-stati-ratifikacieu-zahoplenna-rf-teritorij-v-ukraini-blinken.html" text:style-name="Internet_20_link" text:visited-style-name="Visited_20_Internet_20_Link">
https://www.ukrinform.ua/rubric-world/3693239-peregovori-ne-povinni-stati-ratifikacieu-zahoplenna-rf-teritorij-v-ukraini-blinken.html</text:a>
</text:p>
      <!--NEWS-->
      <text:h text:style-name="P10" text:outline-level="1">
<text:span text:style-name="T4">
The DPRK claims that they have tested underwater nuclear drone</text:span>
</text:h>
      <text:p text:style-name="P4">
Authors: Ukrinform (Person)</text:p>
      <text:p text:style-name="P4">
Publisher: Укринформ (Organization)</text:p>
      <text:p text:style-name="P4">
Published Time: 2023-04-08T12:47:00+03:00</text:p>
      <text:p text:style-name="P4">
Modified Time: 2023-04-08T12:47:00+03:00</text:p>
      <text:p text:style-name="P4">
Description: In North Korea, they stated on Saturday, who tested a new type of underwater drone Haeil-2, which, according to them, is "capable of carrying a nuclear warhead." - Ukrinform.</text:p>
      <text:p text:style-name="P4">
Images: ["<text:a xlink:type="simple" xlink:href="https://static.ukrinform.com/photos/2023_04/thumb_files/630_360_1680947177-821.jpg" text:style-name="Internet_20_link" text:visited-style-name="Visited_20_Internet_20_Link">
630_360_16809...</text:a>
", "<text:a xlink:type="simple" xlink:href="https://static.ukrinform.com/photos/2023_04/1680947213-645.jpeg" text:style-name="Internet_20_link" text:visited-style-name="Visited_20_Internet_20_Link">
1680947213-64...</text:a>
"]</text:p>
      <text:p text:style-name="P4">
Tags: ['КНДР', 'Випробування', 'Дрон']</text:p>
      <text:p text:style-name="P4">
Type: Article</text:p>
      <!--METADATA-->
      <text:p text:style-name="P4">
<draw:frame draw:style-name="fr1" draw:name="Image217" text:anchor-type="as-char" svg:width="6.9236in" svg:height="3.956343in" draw:z-index="0">
<draw:image xlink:href="../Images/yкринформ/2023-04-08T12-47-00-03-00/630_360_1680947177-821.jpg" xlink:type="simple" xlink:show="embed" xlink:actuate="onLoad" draw:mime-type="image/jpeg"/>
</draw:frame>
Corea Korea was stated on Saturday that they tested a new type of underwatering haeil-2, which, according to them, is "capable of carrying a nuclear warhead."</text:p>
      <text:p text:style-name="P4">
About it reports <text:a xlink:type="simple" xlink:href="https://edition.cnn.com/2023/04/07/asia/north-korea-underwater-drone-nuclear-warhead-test-intl-hnk/index.html" text:style-name="Internet_20_link" text:visited-style-name="Visited_20_Internet_20_Link">
</text:a>
, reports Ukrinform.</text:p>
      <text:p text:style-name="P4">
According to the report of the State Korean Central Information Agency(KCNA), "Unmanned underwater nuclear shock" Haeil-2 was tested between April 4-17.</text:p>
      <text:p text:style-name="P4">
<draw:frame draw:style-name="fr1" draw:name="Image218" text:anchor-type="as-char" svg:width="6.9236in" svg:height="3.89773in" draw:z-index="0">
<draw:image xlink:href="../Images/yкринформ/2023-04-08T12-47-00-03-00/1680947213-645.jpeg" xlink:type="simple" xlink:show="embed" xlink:actuate="onLoad" draw:mime-type="image/jpeg"/>
</draw:frame>
It is noted that he spent in the waters near the east coast <text:a xlink:type="simple" xlink:href="https://www.ukrinform.ua/tag-kndr" text:style-name="Internet_20_link" text:visited-style-name="Visited_20_Internet_20_Link">
</text:a>
More than 71 hours before the test head was blown up.</text:p>
      <text:p text:style-name="P4">
"As a result of the tests, the reliability and deadly ability of the underwater strategic weapon system were perfectly proven," KCNA said the latest testing of Haeil-2.</text:p>
      <text:p text:style-name="P4">
Pyongyan claims that he has been developing nuclear drones since 2012 and has conducted more than 50 trials over the last two years.</text:p>
      <text:p text:style-name="P4">
<text:span text:style-name="T4">
 Read also: </text:span>
 <text:a xlink:type="simple" xlink:href="https://www.ukrinform.ua/rubric-world/3692429-kndr-moze-provesti-aderne-viprobuvanna-budakoi-miti-ministr-oboroni-pivdennoi-korei.html" text:style-name="Internet_20_link" text:visited-style-name="Visited_20_Internet_20_Link">
<text:span text:style-name="T4">
 DPRK </text:span>
</text:a>
However, the analysts questioned the DPRK's statement, noting that the North Korearran was more exaggerated by its capabilities and timing of weapons.</text:p>
      <text:p text:style-name="P4">
This is the second time in recent weeks the statement of the DPRK about a alleged test of a drone capable of carrying a nuclear charge.</text:p>
      <text:p text:style-name="P4">
It was reported that South Korea, [] April 3, <text:a xlink:type="simple" xlink:href="https://www.ukrinform.ua/rubric-world/3690813-pivdenna-korea-aponia-i-ssa-rozpocali-masstabni-morski-navcanna.html" text:style-name="Internet_20_link" text:visited-style-name="Visited_20_Internet_20_Link">
</text:a>
<text:span text:style-name="T5">
Foto: kcna/kns/AFP/Getty images</text:span>
</text:p>
      <text:p text:style-name="P4">
News Source: <text:a xlink:type="simple" xlink:href="https://www.ukrinform.ua/rubric-world/3693240-u-kndr-zaavlaut-so-viprobuvali-pidvodnij-adernij-dron.html" text:style-name="Internet_20_link" text:visited-style-name="Visited_20_Internet_20_Link">
https://www.ukrinform.ua/rubric-world/3693240-u-kndr-zaavlaut-so-viprobuvali-pidvodnij-adernij-dron.html</text:a>
</text:p>
      <!--NEWS-->
      <text:h text:style-name="P10" text:outline-level="1">
<text:span text:style-name="T4">
Yermak and Amal Klouni discussed Russia's responsibility for crimes against Ukrainian children</text:span>
</text:h>
      <text:p text:style-name="P4">
Authors: Ukrinform (Person)</text:p>
      <text:p text:style-name="P4">
Publisher: Укринформ (Organization)</text:p>
      <text:p text:style-name="P4">
Published Time: 2023-04-08T12:59:25+03:00</text:p>
      <text:p text:style-name="P4">
Modified Time: 2023-04-08T12:59:25+03:00</text:p>
      <text:p text:style-name="P4">
Description: The head of the Presidential Office Andriy Yermak and the human rights activist and co -founder of the Clooney Foundation "For Justice" Amal Klouni discussed Russia's prosecution for crimes against Ukrainian children. - Ukrinform.</text:p>
      <text:p text:style-name="P4">
Images: ["<text:a xlink:type="simple" xlink:href="https://static.ukrinform.com/photos/2023_04/thumb_files/630_360_1680947800-587.jpeg" text:style-name="Internet_20_link" text:visited-style-name="Visited_20_Internet_20_Link">
630_360_16809...</text:a>
"]</text:p>
      <text:p text:style-name="P4">
Tags: ['Діти', 'Воєнні злочини', 'Єрмак', 'Війна з росією', 'Амаль Клуні']</text:p>
      <text:p text:style-name="P4">
Type: Article</text:p>
      <!--METADATA-->
      <text:p text:style-name="P4">
<draw:frame draw:style-name="fr1" draw:name="Image219" text:anchor-type="as-char" svg:width="6.9236in" svg:height="3.956343in" draw:z-index="0">
<draw:image xlink:href="../Images/yкринформ/2023-04-08T12-59-25-03-00/630_360_1680947800-587.jpeg" xlink:type="simple" xlink:show="embed" xlink:actuate="onLoad" draw:mime-type="image/jpeg"/>
</draw:frame>
Presidential Head of Ukraine Andriy Yermak and Human Rights Counsel and Co -founder of Fontukhuklouni "For Justice" Amal Klouni discussed Russia's reference for crimes against Ukrainian children.</text:p>
      <text:p text:style-name="P4">
As Ukrinform reports, it reports <text:a xlink:type="simple" xlink:href="http://president.gov.ua/news/rosiya-maye-vidpovisti-za-zlochini-proti-ukrayinskih-ditej-a-82165" text:style-name="Internet_20_link" text:visited-style-name="Visited_20_Internet_20_Link">
</text:a>
.</text:p>
      <text:p text:style-name="P4">
Clooney specializes in international criminal law and right -class protection, as well as a lawyer in international courts, in particular in the International Schorage and the International Criminal Court. In April 2022, she spoke to the UN Security calling for justice, as there were horrific crimes and atrocities that the Russian military committed several weeks after a full -scale invasion of Ukraine.</text:p>
      <text:p text:style-name="P4">
Ermak during an online conversation on behalf of President Vladimir Zelensky dressed the human rights activist for her position.</text:p>
      <text:p text:style-name="P4">
“In Ukraine, people are aware of your support and appreciate it. Many people are hearing the speech and all that you said about the war and Ukrainians. This is really very important, ”Yermak said.</text:p>
      <text:p text:style-name="P4">
According to him, according to official data, at least 20,000 children were exported by the Russian military from temporarily captured territories, divorced with parents and forcefully transferred to Russian families.</text:p>
      <text:p text:style-name="P4">
The head of the OP emphasized the importance of returning all deported Ukrainian children to their homeland and punishment of Russian criminals. According to him, Ukraine is already actively working in this direction.</text:p>
      <text:p text:style-name="P4">
<text:span text:style-name="T4">
 Read also: </text:span>
 <text:a xlink:type="simple" xlink:href="https://www.ukrinform.ua/rubric-sports/3690436-ermak-zustrivsa-z-prezidentom-miznarodnoi-federacii-gimnastiki.html" text:style-name="Internet_20_link" text:visited-style-name="Visited_20_Internet_20_Link">
<text:span text:style-name="T4">
 Ermak </text:span>
</text:a>
Yermak also noted the importance of international legal support in solving the problems of children's rights.</text:p>
      <text:p text:style-name="P4">
"We intend to develop new mechanisms for the protection of children's rights, punishment guilty and prevention of crimes against children in the future," he added.</text:p>
      <text:p text:style-name="P4">
The clubs, for her part, assured that she supports Ukraine and Ukrainians, shares their wives, understands all the territy of crimes committed against the Ukrainian citizens of their children.</text:p>
      <text:p text:style-name="P4">
According to a human rights activist, she and her colleagues from the Clooney Foundation continue to work actively to hold Russia's reference for violation of international law.</text:p>
      <text:p text:style-name="P4">
<text:span text:style-name="T4">
 Read also: </text:span>
 <text:a xlink:type="simple" xlink:href="https://www.ukrinform.ua/rubric-sports/3692635-ucast-rosian-ta-bilorusiv-u-sportivnih-zmagannah-ne-spriae-miru-ta-rozvitku-ermak.html" text:style-name="Internet_20_link" text:visited-style-name="Visited_20_Internet_20_Link">
<text:span text:style-name="T4">
 Ermak </text:span>
</text:a>
</text:p>
      <text:p text:style-name="P4">
News Source: <text:a xlink:type="simple" xlink:href="https://www.ukrinform.ua/rubric-society/3693243-ermak-ta-amal-kluni-obgovorili-vidpovidalnist-rosii-za-zlocini-proti-ukrainskih-ditej.html" text:style-name="Internet_20_link" text:visited-style-name="Visited_20_Internet_20_Link">
https://www.ukrinform.ua/rubric-society/3693243-ermak-ta-amal-kluni-obgovorili-vidpovidalnist-rosii-za-zlocini-proti-ukrainskih-ditej.html</text:a>
</text:p>
      <!--NEWS-->
      <text:h text:style-name="P10" text:outline-level="1">
<text:span text:style-name="T4">
Russia lost elections to three UN bodies</text:span>
</text:h>
      <text:p text:style-name="P4">
Authors: Ukrinform (Person)</text:p>
      <text:p text:style-name="P4">
Publisher: Укринформ (Organization)</text:p>
      <text:p text:style-name="P4">
Published Time: 2023-04-08T13:00:55+03:00</text:p>
      <text:p text:style-name="P4">
Modified Time: 2023-04-08T13:00:55+03:00</text:p>
      <text:p text:style-name="P4">
Description: This week, Russia has lost elections to three UN bodies, which is a sign that the resistance of the international community to its invasion of Ukraine remains strong for more than a year ago. - Ukrinform.</text:p>
      <text:p text:style-name="P4">
Images: ["<text:a xlink:type="simple" xlink:href="https://static.ukrinform.com/photos/2020_06/thumb_files/630_360_1591893289-695.jpg" text:style-name="Internet_20_link" text:visited-style-name="Visited_20_Internet_20_Link">
630_360_15918...</text:a>
"]</text:p>
      <text:p text:style-name="P4">
Tags: ['ООН', 'Вибори', 'росія']</text:p>
      <text:p text:style-name="P4">
Type: Article</text:p>
      <!--METADATA-->
      <text:p text:style-name="P4">
<draw:frame draw:style-name="fr1" draw:name="Image220" text:anchor-type="as-char" svg:width="6.9236in" svg:height="3.956343in" draw:z-index="0">
<draw:image xlink:href="../Images/yкринформ/2023-04-08T13-00-55-03-00/630_360_1591893289-695.jpg" xlink:type="simple" xlink:show="embed" xlink:actuate="onLoad" draw:mime-type="image/jpeg"/>
</draw:frame>
This event has lost elections to three UN bodies, which is a sign that the international community of its invasion of Ukraine remains a lot more than a year ago.</text:p>
      <text:p text:style-name="P4">
About it reports <text:a xlink:type="simple" xlink:href="http://apnews.com/article/russia-ukraine-un-lost-elections-95b7078b7e0b86ea1d2cc17726a6db3b" text:style-name="Internet_20_link" text:visited-style-name="Visited_20_Internet_20_Link">
</text:a>
, reports Ukrinform.</text:p>
      <text:p text:style-name="P4">
While voting at the UN Economic and Social Council(Ecoshor), which has 54 members, Russia was defeated by Romania in the fight for a place in the female companion commission.</text:p>
      <text:p text:style-name="P4">
The Russian Federation also lost to Estonia membership in the executive council of the Children's Agency of Oionnesef. In addition, Russia has been defeated by Armenia and the Czech Republic under a partial vote for membership in the commission to prevent crime.</text:p>
      <text:p text:style-name="P4">
"This is a clear signal from ECOSOR members that no country should take place in the UN critical authorities when they grossly violate the UN Statute," the United States has been postponed to Land Thomas Grinfield at the UN.</text:p>
      <text:p text:style-name="P4">
While voting for members of 14 commissions, councils and expert groups, which was managed by the Ecosor, Russia was elected to the Commission of Social Development through aclamation from which the US and the United Kingdom were distinguished by stating that the invasion of Russia has been invading the international law and territorial integrity of Ukraine.</text:p>
      <text:p text:style-name="P4">
<text:a xlink:type="simple" xlink:href="https://www.ukrinform.ua/tag-rosia" text:style-name="Internet_20_link" text:visited-style-name="Visited_20_Internet_20_Link">
</text:a>
She was also chosen by aclamation of the intergovernmental working group of experts in international standard accounting and reporting.</text:p>
      <text:p text:style-name="P4">
<text:span text:style-name="T4">
 Read also: </text:span>
 <text:a xlink:type="simple" xlink:href="https://www.ukrinform.ua/rubric-world/3683986-radbez-oon-ne-dopustiv-do-ucasti-predstavnicu-dnr.html" text:style-name="Internet_20_link" text:visited-style-name="Visited_20_Internet_20_Link">
<text:span text:style-name="T4">
 Radbez </text:span>
 <text:span text:style-name="T4">
 UN </text:span>
 <text:span text:style-name="T4">
 </text:span>
 allowed <text:span text:style-name="T4">
 </text:span>
 <text:span text:style-name="T4">
 </text:span>
 <text:span text:style-name="T4">
 </text:span>
 Meet <text:span text:style-name="T4">
<text:span text:style-name="T5">
 Representative </text:span>
* </text:span>
 <text:span text:style-name="T4">
 DNR </text:span>
</text:a>
Voting took place after the approval of six resolutions against the Russian Genus Assembly of the UN, consisting of 193 members. The latter was adopted on February 23, on the eve of the first anniversary of the invasion, and called on the Moscow to attack the fighting and withdraw troops from Ukraine.</text:p>
      <text:p text:style-name="P4">
News Source: <text:a xlink:type="simple" xlink:href="https://www.ukrinform.ua/rubric-world/3693244-rosia-prograla-vibori-do-troh-organiv-oon.html" text:style-name="Internet_20_link" text:visited-style-name="Visited_20_Internet_20_Link">
https://www.ukrinform.ua/rubric-world/3693244-rosia-prograla-vibori-do-troh-organiv-oon.html</text:a>
</text:p>
      <!--NEWS-->
      <text:h text:style-name="P10" text:outline-level="1">
<text:span text:style-name="T4">
The Army Army game appeared in the Action Action application</text:span>
</text:h>
      <text:p text:style-name="P4">
Authors: Ukrinform (Person)</text:p>
      <text:p text:style-name="P4">
Publisher: Укринформ (Organization)</text:p>
      <text:p text:style-name="P4">
Published Time: 2023-04-08T13:15:09+03:00</text:p>
      <text:p text:style-name="P4">
Modified Time: 2023-04-08T13:15:09+03:00</text:p>
      <text:p text:style-name="P4">
Description: In the "action" application, anyone can try themselves as a drone operator. - Ukrinform.</text:p>
      <text:p text:style-name="P4">
Images: ["<text:a xlink:type="simple" xlink:href="https://static.ukrinform.com/photos/2022_12/thumb_files/630_360_1670147687-418.jpg" text:style-name="Internet_20_link" text:visited-style-name="Visited_20_Internet_20_Link">
630_360_16701...</text:a>
"]</text:p>
      <text:p text:style-name="P4">
Tags: ['Гра', 'Додаток “ДІЯ”', 'Армія дронів']</text:p>
      <text:p text:style-name="P4">
Type: Article</text:p>
      <!--METADATA-->
      <text:p text:style-name="P4">
<draw:frame draw:style-name="fr1" draw:name="Image221" text:anchor-type="as-char" svg:width="6.9236in" svg:height="3.956343in" draw:z-index="0">
<draw:image xlink:href="../Images/yкринформ/2023-04-08T13-15-09-03-00/630_360_1670147687-418.jpg" xlink:type="simple" xlink:show="embed" xlink:actuate="onLoad" draw:mime-type="image/jpeg"/>
</draw:frame>
Authorization of "Action" everyone can try themselves as a drone operator.</text:p>
      <text:p text:style-name="P4">
According to Ukrinform, the Ministry of Digital Transformation of Ukraine reports in <text:a xlink:type="simple" xlink:href="https://t.me/mintsyfra/3966" text:style-name="Internet_20_link" text:visited-style-name="Visited_20_Internet_20_Link">
</text:a>
.</text:p>
      <text:p text:style-name="P4">
"At the beginning of full -scale <text:a xlink:type="simple" xlink:href="https://www.ukrinform.ua/tag-vijna" text:style-name="Internet_20_link" text:visited-style-name="Visited_20_Internet_20_Link">
</text:a>
Action users raised the moral spirit, playing Bayraktar in Action. Now to manage drones. We have improved the functionality and most importantly - it is possible to make it possible without leaving the game, " - the message reads.</text:p>
      <text:p text:style-name="P4">
In "Action" anyone can try themselves as a drone operator, and the purpose of discharge of enemy tank columns.</text:p>
      <text:p text:style-name="P4">
"You burn hostile technique virtually, and thanks to your donats, they will actually be the enemy. We worked on the game with Ilogos. We are trying to support the initiative and bring the victory with the Ukrainians," the ministry emphasized.</text:p>
      <text:p text:style-name="P4">
<text:span text:style-name="T4">
 Read also: </text:span>
 <text:a xlink:type="simple" xlink:href="https://www.ukrinform.ua/rubric-economy/3692056-u-zastosunku-dia-zapustili-prodaz-vijskovi-obligacii-alta.html" text:style-name="Internet_20_link" text:visited-style-name="Visited_20_Internet_20_Link">
<text:span text:style-name="T4">
 application </text:span>
</text:a>
As reported by Ukrinform, according to the "Army of Dron" profile state management <text:a xlink:type="simple" xlink:href="https://www.ukrinform.ua/rubric-technology/3689505-za-proektom-armia-droniv-vze-zakupili-ponad-32-tisaci-bezpilotnikiv.html" text:style-name="Internet_20_link" text:visited-style-name="Visited_20_Internet_20_Link">
</text:a>
totaling more than UAH 4 billion.</text:p>
      <text:p text:style-name="P4">
News Source: <text:a xlink:type="simple" xlink:href="https://www.ukrinform.ua/rubric-technology/3693248-u-zastosunku-dia-zavilasa-gra-armia-droniv.html" text:style-name="Internet_20_link" text:visited-style-name="Visited_20_Internet_20_Link">
https://www.ukrinform.ua/rubric-technology/3693248-u-zastosunku-dia-zavilasa-gra-armia-droniv.html</text:a>
</text:p>
      <!--NEWS-->
      <text:h text:style-name="P10" text:outline-level="1">
<text:span text:style-name="T4">
In Kharkiv region, the "director" of the school was given two years in prison for cooperation with the Russians</text:span>
</text:h>
      <text:p text:style-name="P4">
Authors: Ukrinform (Person)</text:p>
      <text:p text:style-name="P4">
Publisher: Укринформ (Organization)</text:p>
      <text:p text:style-name="P4">
Published Time: 2023-04-08T13:24:00+03:00</text:p>
      <text:p text:style-name="P4">
Modified Time: 2023-04-08T13:24:00+03:00</text:p>
      <text:p text:style-name="P4">
Description: In Kharkiv region, a resident of Savintsee, who, on the proposal of Russian invaders, became a director of the school and ordered the destruction of Ukrainian symbols in it to two years. - Ukrinform.</text:p>
      <text:p text:style-name="P4">
Images: ["<text:a xlink:type="simple" xlink:href="https://static.ukrinform.com/photos/2023_04/thumb_files/630_360_1680949122-269.jpg" text:style-name="Internet_20_link" text:visited-style-name="Visited_20_Internet_20_Link">
630_360_16809...</text:a>
", "<text:a xlink:type="simple" xlink:href="https://static.ukrinform.com/photos/2023_04/1680949122-496.jpg" text:style-name="Internet_20_link" text:visited-style-name="Visited_20_Internet_20_Link">
1680949122-49...</text:a>
"]</text:p>
      <text:p text:style-name="P4">
Tags: ['Школа', 'Харківщина', 'Колаборант', 'Війна з росією']</text:p>
      <text:p text:style-name="P4">
Type: Article</text:p>
      <!--METADATA-->
      <text:p text:style-name="P4">
<draw:frame draw:style-name="fr1" draw:name="Image222" text:anchor-type="as-char" svg:width="6.9236in" svg:height="3.956343in" draw:z-index="0">
<draw:image xlink:href="../Images/yкринформ/2023-04-08T13-24-00-03-00/630_360_1680949122-269.jpg" xlink:type="simple" xlink:show="embed" xlink:actuate="onLoad" draw:mime-type="image/jpeg"/>
</draw:frame>
Up to two years of imprisonment was condemned by a resident of Savintsey village, who became a director of the school and ordered the destruction of Ukrainian symbolism.</text:p>
      <text:p text:style-name="P4">
As Ukrinform reports, about it in <text:a xlink:type="simple" xlink:href="https://t.me/prokuratura_kharkiv/8611" text:style-name="Internet_20_link" text:visited-style-name="Visited_20_Internet_20_Link">
</text:a>
The Kharkiv Regional Prosecutor's Office reported.</text:p>
      <text:p text:style-name="P4">
“With the support of public prosecution by the prosecutors of the Izium District Prosecutor's Office of Kharkiv Oblast, the court found the 48-year-old man as affact of collaborative activity(Part 3 of Art. 111-1 of the Criminal Code of Ukraine). Йому призначенопокарання у вигляді 2 років позбавлення волі з позбавленням права обійматибудь-які посади в органах державного управління та органах місцевогосамоврядування строком на десять років», - йдеться у повідомленні.</text:p>
      <text:p text:style-name="P4">
<draw:frame draw:style-name="fr1" draw:name="Image223" text:anchor-type="as-char" svg:width="6.9236in" svg:height="5.558112in" draw:z-index="0">
<draw:image xlink:href="../Images/yкринформ/2023-04-08T13-24-00-03-00/1680949122-496.jpg" xlink:type="simple" xlink:show="embed" xlink:actuate="onLoad" draw:mime-type="image/jpeg"/>
</draw:frame>
In court, prosecutors proved that in the village of Savinka, the Izyum district, a local resident by proposing the invaders in August 2022 voluntarily occupied the position of director <text:a xlink:type="simple" xlink:href="https://www.ukrinform.ua/tag-skola" text:style-name="Internet_20_link" text:visited-style-name="Visited_20_Internet_20_Link">
</text:a>
. The man introduced a Russian educational plan and forced the school staff to work for him.</text:p>
      <text:p text:style-name="P4">
<text:span text:style-name="T4">
 Read also: </text:span>
 <text:a xlink:type="simple" xlink:href="https://www.ukrinform.ua/rubric-regions/3693124-arma-peredali-majno-pidpriemciv-iz-hersona-akih-pidozruut-u-kolaboracii.html" text:style-name="Internet_20_link" text:visited-style-name="Visited_20_Internet_20_Link">
</text:a>
In addition, the collaborator gave the staff instructions to paint blue and yellow on the walls of the classes and to destroy all corners with Ukrainian skeleton symbols. In terms of the director's work, there was a study of all laws and regulatory acts for the transition of the educational process into the legal field of the aggressor state.</text:p>
      <text:p text:style-name="P4">
In court, the accused fully pleaded guilty.</text:p>
      <text:p text:style-name="P4">
<text:span text:style-name="T5">
Foto: Kharkiv Regional Prosecutor's Office</text:span>
</text:p>
      <text:p text:style-name="P4">
News Source: <text:a xlink:type="simple" xlink:href="https://www.ukrinform.ua/rubric-regions/3693251-na-harkivsini-direktoru-skoli-dali-dva-roki-turmi-za-spivpracu-z-rosianami.html" text:style-name="Internet_20_link" text:visited-style-name="Visited_20_Internet_20_Link">
https://www.ukrinform.ua/rubric-regions/3693251-na-harkivsini-direktoru-skoli-dali-dva-roki-turmi-za-spivpracu-z-rosianami.html</text:a>
</text:p>
      <!--NEWS-->
      <text:h text:style-name="P10" text:outline-level="1">
<text:span text:style-name="T4">
In Ukraine, it is predicted rain, sometimes with a thunderstorm, up to 15 ° heat</text:span>
</text:h>
      <text:p text:style-name="P4">
Authors: Ukrinform (Person)</text:p>
      <text:p text:style-name="P4">
Publisher: Укринформ (Organization)</text:p>
      <text:p text:style-name="P4">
Published Time: 2023-04-08T13:25:00+03:00</text:p>
      <text:p text:style-name="P4">
Modified Time: 2023-04-08T13:25:00+03:00</text:p>
      <text:p text:style-name="P4">
Description: On Sunday, April 9, in most regions of Ukraine, moderate rains are expected, sometimes with a thunderstorm. - Ukrinform.</text:p>
      <text:p text:style-name="P4">
Images: ["<text:a xlink:type="simple" xlink:href="https://static.ukrinform.com/photos/2023_04/thumb_files/630_360_1680706754-286.jpg" text:style-name="Internet_20_link" text:visited-style-name="Visited_20_Internet_20_Link">
630_360_16807...</text:a>
"]</text:p>
      <text:p text:style-name="P4">
Tags: ['Дощ', 'Гроза', 'Погода', 'Прогноз']</text:p>
      <text:p text:style-name="P4">
Type: Article</text:p>
      <!--METADATA-->
      <text:p text:style-name="P4">
<draw:frame draw:style-name="fr1" draw:name="Image224" text:anchor-type="as-char" svg:width="6.9236in" svg:height="3.956343in" draw:z-index="0">
<draw:image xlink:href="../Images/yкринформ/2023-04-08T13-25-00-03-00/630_360_1680706754-286.jpg" xlink:type="simple" xlink:show="embed" xlink:actuate="onLoad" draw:mime-type="image/jpeg"/>
</draw:frame>
On Sunday, April 9, in most regions of Ukraine, moderate rains are expected, sometimes checked.</text:p>
      <text:p text:style-name="P4">
Ukrinform was reported at the Ukrainian Hydrometeorological Center.</text:p>
      <text:p text:style-name="P4">
“April 9 is cloudy with clearings. Light rain at night, moderate in the afternoon <text:a xlink:type="simple" xlink:href="https://www.ukrinform.ua/tag-dos" text:style-name="Internet_20_link" text:visited-style-name="Visited_20_Internet_20_Link">
</text:a>
, sometimes with a thunderstorm; in most western, day and southern regions without significant rainfall, ”the message reads.</text:p>
      <text:p text:style-name="P4">
In the Carpathian region on the roads places of ice; At night and in the morning, Zhytomyr and southern regions fog. Wind of variable directions, 3-8 m/s.</text:p>
      <text:p text:style-name="P4">
The temperature at night will be 3-8 ° heat, in the afternoon 10-15 °; In the western areas of 4 ° heat to 1 ° frost(In the Carpathians 2-7 ° frost), in the afternoon 7-12 ° heat.</text:p>
      <text:p text:style-name="P4">
In Kiev and Kyiv region on April 9 at night it is low, in the afternoon moderate rain. The temperature of the air in the capital at night 6-8 ° heat, in the afternoon 12-14 °; In the area at night 3-8 ° warm, in the afternoon 10-15 °.</text:p>
      <text:p text:style-name="P4">
In the beginning of next week, Ukraine will be cloudy with clarification, sometimes light rain, in the Carpathians with sleet. In particular, on April 11, in the daytime, day and in the central regions, moderate rain; Only April 10 is half a day, April 11 in the east of the country without significant rainfall. April 10 in the southern central regions, April 11 in the Carpathian region and in the morning fog in the morning. East wind, northeast, 5-10 m/s, in the afternoon 11 April and east of gusts of 15-20 m/s.</text:p>
      <text:p text:style-name="P4">
Temperature at night 3-8 ° heat, in the Carpathians about 0 °; In the afternoon on April 10, 8-13 °, half-day and east, April 11 in Ukraine 11-16 °.</text:p>
      <text:p text:style-name="P4">
In the capital region on April 10-11 it is cloudy with clearings, sometimes light rain. The temperature in Kiev at night 6-8 ° heat; In the afternoon 10-12 °, April 1113-15 °. In the area at night 3-8 ° heat; In the afternoon 10-13 °, April 11, 11-16 °.</text:p>
      <text:p text:style-name="P4">
<text:span text:style-name="T4">
 Read also: </text:span>
 <text:a xlink:type="simple" xlink:href="https://www.ukrinform.ua/rubric-regions/3692957-v-ukraini-cerez-poteplinna-aktivizuutsa-grozi-sinoptik.html" text:style-name="Internet_20_link" text:visited-style-name="Visited_20_Internet_20_Link">
</text:a>
On Wednesday, April 12, the forecasters forecast rains in Ukraine, at night in the Carpathians soaked snow; at night in the eastern, in the afternoon in the western regions without significant precipitation.13 April in the southern part, central and northern regions, locally rain, in the eastern part of reasonable rain; in the west of the country without precipitation. The temperature at night 3-9 °, in the western regions 1-6 ° heat; April 12-14 °, April 13, 11-17 °.</text:p>
      <text:p text:style-name="P4">
News Source: <text:a xlink:type="simple" xlink:href="https://www.ukrinform.ua/rubric-regions/3693263-v-ukraini-prognozuut-dos-podekudi-iz-grozou-do-15-tepla.html" text:style-name="Internet_20_link" text:visited-style-name="Visited_20_Internet_20_Link">
https://www.ukrinform.ua/rubric-regions/3693263-v-ukraini-prognozuut-dos-podekudi-iz-grozou-do-15-tepla.html</text:a>
</text:p>
      <!--NEWS-->
      <text:h text:style-name="P10" text:outline-level="1">
<text:span text:style-name="T4">
In Dnipropetrovsk, they found a nine -year -old boy who was looking for almost a day</text:span>
</text:h>
      <text:p text:style-name="P4">
Authors: Ukrinform (Person)</text:p>
      <text:p text:style-name="P4">
Publisher: Укринформ (Organization)</text:p>
      <text:p text:style-name="P4">
Published Time: 2023-04-08T13:35:40+03:00</text:p>
      <text:p text:style-name="P4">
Modified Time: 2023-04-08T13:35:40+03:00</text:p>
      <text:p text:style-name="P4">
Description: In the Dnipropetrovsk region, rescuers, police and volunteers found a nine -year -old boy who lasted almost a day. - Ukrinform.</text:p>
      <text:p text:style-name="P4">
Images: ["<text:a xlink:type="simple" xlink:href="https://static.ukrinform.com/photos/2023_04/thumb_files/630_360_1680949908-837.jpg" text:style-name="Internet_20_link" text:visited-style-name="Visited_20_Internet_20_Link">
630_360_16809...</text:a>
"]</text:p>
      <text:p text:style-name="P4">
Tags: ['Діти', 'Дніпро', 'Розшук']</text:p>
      <text:p text:style-name="P4">
Type: Article</text:p>
      <!--METADATA-->
      <text:p text:style-name="P4">
<draw:frame draw:style-name="fr1" draw:name="Image225" text:anchor-type="as-char" svg:width="6.9236in" svg:height="3.956343in" draw:z-index="0">
<draw:image xlink:href="../Images/yкринформ/2023-04-08T13-35-40-03-00/630_360_1680949908-837.jpg" xlink:type="simple" xlink:show="embed" xlink:actuate="onLoad" draw:mime-type="image/jpeg"/>
</draw:frame>
Udnipropetrovsk region rescuers, police and volunteers found a fifth -year -old boy who lasted almost a day.</text:p>
      <text:p text:style-name="P4">
According to Ukrinform, the State Emergency Service reports in <text:a xlink:type="simple" xlink:href="http://t.me/dsns_telegram/15647" text:style-name="Internet_20_link" text:visited-style-name="Visited_20_Internet_20_Link">
</text:a>
.</text:p>
      <text:p text:style-name="P4">
On April 7, at 19:30, law enforcement officers asked the Salvation Service "101" 101. They reported that a 9-year-old boy in the Amur-Nizhnniprovsky Dnieper Dnipro district of the Dnieper is a 9-year-old boy.</text:p>
      <text:p text:style-name="P4">
Specialists <text:a xlink:type="simple" xlink:href="https://www.ukrinform.ua/tag-dsns" text:style-name="Internet_20_link" text:visited-style-name="Visited_20_Internet_20_Link">
</text:a>
With the help of a quadcopter equipped with a thermal imager, the surrounding area was surveyed from the air. The rescuers also inspected the shoreline of the Dnieper River.</text:p>
      <text:p text:style-name="P4">
Law enforcement officers and volunteers conducted ground searches in a private residential sector and a coastal area.</text:p>
      <text:p text:style-name="P4">
23 persons and 5 units of the Main Directorate of the DSSNS in Dnipropetrovsk region were involved in the search.</text:p>
      <text:p text:style-name="P4">
As of 11:50, volunteers found a boy. The child was sent to the pre -hospital with a preliminary diagnosis of "hypothermia".</text:p>
      <text:p text:style-name="P4">
<text:span text:style-name="T4">
 Read also: </text:span>
 <text:a xlink:type="simple" xlink:href="https://www.ukrinform.ua/rubric-regions/3683799-na-kirovogradsini-znajsli-dvoricnogo-hlopcika-akogo-sukali-ponad-dobu.html" text:style-name="Internet_20_link" text:visited-style-name="Visited_20_Internet_20_Link">
</text:a>
As reported by Ukrinform, <text:a xlink:type="simple" xlink:href="https://www.ukrinform.ua/rubric-regions/3693179-u-dnipri-majze-dobu-sukaut-zniklogo-devatiricnogo-hlopcika.html" text:style-name="Internet_20_link" text:visited-style-name="Visited_20_Internet_20_Link">
</text:a>
The nine -year -old Ivan Transfiguration, who disappeared on April 7, was focused on the entire Dnipro police personnel - involved about 100 law enforcement officers, aero -intelligence officers, cynologists, volunteers, 50 cadet university of internal affairs, UPP patrols and SES patrols.</text:p>
      <text:p text:style-name="P4">
News Source: <text:a xlink:type="simple" xlink:href="https://www.ukrinform.ua/rubric-regions/3693254-na-dnipropetrovsini-znajsli-devatiricnogo-hlopcika-akogo-sukali-majze-dobu.html" text:style-name="Internet_20_link" text:visited-style-name="Visited_20_Internet_20_Link">
https://www.ukrinform.ua/rubric-regions/3693254-na-dnipropetrovsini-znajsli-devatiricnogo-hlopcika-akogo-sukali-majze-dobu.html</text:a>
</text:p>
      <!--NEWS-->
      <text:h text:style-name="P10" text:outline-level="1">
<text:span text:style-name="T4">
Denis Molchanov gave way to the pair finale of the ATP tournament in Italy</text:span>
</text:h>
      <text:p text:style-name="P4">
Authors: Ukrinform (Person)</text:p>
      <text:p text:style-name="P4">
Publisher: Укринформ (Organization)</text:p>
      <text:p text:style-name="P4">
Published Time: 2023-04-08T13:55:00+03:00</text:p>
      <text:p text:style-name="P4">
Modified Time: 2023-04-08T13:55:00+03:00</text:p>
      <text:p text:style-name="P4">
Description: Ukrainian -Czech duo Denis Molchanov - Zdenk Colarge performed on Saturday in the final match of the Tournament of the Tennisist Association of Professionals (ATP) of the Challenger series in Barlett (Italy) with a 1 73 thousand - Ukrinform prize fund.</text:p>
      <text:p text:style-name="P4">
Images: ["<text:a xlink:type="simple" xlink:href="https://static.ukrinform.com/photos/2023_04/thumb_files/630_360_1680874772-486.jpg" text:style-name="Internet_20_link" text:visited-style-name="Visited_20_Internet_20_Link">
630_360_16808...</text:a>
"]</text:p>
      <text:p text:style-name="P4">
Tags: ['Чехія', 'Італія', 'Теніс', 'Збірна України', 'Чоловіки']</text:p>
      <text:p text:style-name="P4">
Type: Article</text:p>
      <!--METADATA-->
      <text:p text:style-name="P4">
<draw:frame draw:style-name="fr1" draw:name="Image226" text:anchor-type="as-char" svg:width="6.9236in" svg:height="3.956343in" draw:z-index="0">
<draw:image xlink:href="../Images/yкринформ/2023-04-08T13-55-00-03-00/630_360_1680874772-486.jpg" xlink:type="simple" xlink:show="embed" xlink:actuate="onLoad" draw:mime-type="image/jpeg"/>
</draw:frame>
Ukrainian -Czech duo Denis Molchanov - Zdenk Colarzh performed on Saturday of the Finally Finished Tournament(ATP)serieschallenger in Barlett(Italy)with a prize fund € 73 thousand</text:p>
      <text:p text:style-name="P4">
In the title duel are sown under the 2nd number of Molchanov and Collarge in the three sets of the Italian duet Jacopo Berretin and Flavio Kobolli - 6: 1, 5: 7,6: 10, reports Ukrinform.</text:p>
      <text:p text:style-name="P4">
<text:span text:style-name="T4">
 Read also: </text:span>
 <text:a xlink:type="simple" xlink:href="https://www.ukrinform.ua/rubric-sports/3692963-ukrainec-molcanov-vijsov-u-final-turniru-atp-v-italii-u-parnomu-rozradi.html" text:style-name="Internet_20_link" text:visited-style-name="Visited_20_Internet_20_Link">
</text:a>
The rivals spent 1 hour 19 minutes.</text:p>
      <text:p text:style-name="P4">
Photo: Sport.pl.</text:p>
      <text:p text:style-name="P4">
News Source: <text:a xlink:type="simple" xlink:href="https://www.ukrinform.ua/rubric-sports/3693260-denis-molcanov-postupivsa-u-parnomu-finali-turniru-atp-v-italii.html" text:style-name="Internet_20_link" text:visited-style-name="Visited_20_Internet_20_Link">
https://www.ukrinform.ua/rubric-sports/3693260-denis-molcanov-postupivsa-u-parnomu-finali-turniru-atp-v-italii.html</text:a>
</text:p>
      <!--NEWS-->
      <text:h text:style-name="P10" text:outline-level="1">
<text:span text:style-name="T4">
In the Vatican again decided to combine representatives of Ukraine and the Russian Federation on the Cross Road</text:span>
</text:h>
      <text:p text:style-name="P4">
Authors: Ukrinform (Person)</text:p>
      <text:p text:style-name="P4">
Publisher: Укринформ (Organization)</text:p>
      <text:p text:style-name="P4">
Published Time: 2023-04-08T13:55:45+03:00</text:p>
      <text:p text:style-name="P4">
Modified Time: 2023-04-08T13:55:45+03:00</text:p>
      <text:p text:style-name="P4">
Description: In the Vatican, during the Cross in the Coliseum, on April 7, they decided to combine the testimony of Ukrainian and Russian teenagers despite the criticism of last year's initiative with the participation of women from Ukraine and the Russian Federation. - Ukrinform.</text:p>
      <text:p text:style-name="P4">
Images: ["<text:a xlink:type="simple" xlink:href="https://static.ukrinform.com/photos/2023_04/thumb_files/630_360_1680950822-714.jpeg" text:style-name="Internet_20_link" text:visited-style-name="Visited_20_Internet_20_Link">
630_360_16809...</text:a>
"]</text:p>
      <text:p text:style-name="P4">
Tags: ['Україна', 'Ватикан', 'росія']</text:p>
      <text:p text:style-name="P4">
Type: Article</text:p>
      <!--METADATA-->
      <text:p text:style-name="P4">
<draw:frame draw:style-name="fr1" draw:name="Image227" text:anchor-type="as-char" svg:width="6.9236in" svg:height="3.956343in" draw:z-index="0">
<draw:image xlink:href="../Images/yкринформ/2023-04-08T13-55-45-03-00/630_360_1680950822-714.jpeg" xlink:type="simple" xlink:show="embed" xlink:actuate="onLoad" draw:mime-type="image/jpeg"/>
</draw:frame>
On April 7, they decided to combine the testimonies of Ukrainian and Russian adolescents during the Cross Road in the Cross in the Cross.</text:p>
      <text:p text:style-name="P4">
About it reports <text:a xlink:type="simple" xlink:href="http://www.vaticannews.va/uk/pope/news/2023-04/rozdumy-na-hresnu-dorogu-2023.html" text:style-name="Internet_20_link" text:visited-style-name="Visited_20_Internet_20_Link">
</text:a>
, reports Ukrinform.</text:p>
      <text:p text:style-name="P4">
"From the lands wounded by bombs, rockets, shots or killing hatred. Fails and women, teenagers, youth and old age, parents and god -celebrations were shared on different occasions and in different ways with the pope their minds ..." Voice of Peace during the War " - This theme was chosen by the Holy Father for the prayer of the Cross on April 7 in the Roman Coliseum.</text:p>
      <text:p text:style-name="P4">
It is noted that at the tenth stop, where the reflections are focused on how the Sizus ripped clothes, the compilers combined the testimony of the Ukrainian and Russian teenage.</text:p>
      <text:p text:style-name="P4">
The first talks about how he escaped with his family from Mariupol at night, decide to go to Italy, where the grandmother was. On the border, I had to say goodbye to the Zamatka. “When we arrived in Italy, I missed. I felt without everything: completely naked. I did not know the language and had no friend. Grandma tried to be happy, but I repeated that I wanted to go home. I finally decided to return to Ukraine, ”he said.</text:p>
      <text:p text:style-name="P4">
At the same time, the Russian said: “I am a Russian guy, and when I say it, I feel guilty, and at the same time, I do not understand why, and therefore feel ill. Without happiness and dreams for the future. "</text:p>
      <text:p text:style-name="P4">
The Russian remembers his older brother, who a few days after the18th anniversary "went on a journey" and then a report of his death came. "We were all told that we should be proud of, but at home there were only sadness of intervals. The same thing happened to Dad and the grandfather who left and we do not have about them about them, ”the Russian guy said.</text:p>
      <text:p text:style-name="P4">
Ambassador of Ukraine to <text:a xlink:type="simple" xlink:href="https://www.ukrinform.ua/tag-vatikan" text:style-name="Internet_20_link" text:visited-style-name="Visited_20_Internet_20_Link">
</text:a>
Andriy Yurash stated that he learned from the media.The Cross is a worship in the Catholic Church, which consists of 14 stations and symbolizes Jesus Christ's path to Calvary before crucifixion.</text:p>
      <text:p text:style-name="P4">
<text:span text:style-name="T4">
 Read also: </text:span>
 <text:a xlink:type="simple" xlink:href="https://www.ukrinform.ua/rubric-world/3458935-skandal-z-hresnou-dorogou-zamist-tezi-pro-bratni-narodi-bula-molitva-v-tisi-posol-u-vatikani.html" text:style-name="Internet_20_link" text:visited-style-name="Visited_20_Internet_20_Link">
<text:span text:style-name="T4">
 scandal </text:span>
 <text:span text:style-name="T4">
 by the godparent </text:span>
 <text:span text:style-name="T4">
 by the road </text:span>
 <text:span text:style-name="T4">
 </text:span>
 instead was <text:span text:style-name="T4">
 </text:span>
 prayer <text:span text:style-name="T4">
 </text:span>
 silence <text:span text:style-name="T4">
 </text:span>
 <text:span text:style-name="T4">
 Ambassador </text:span>
<text:span text:style-name="T4">
 Vatican </text:span>
</text:a>
It was reported that last year in the Vatican they decided that during the Cross, the Nastya Friday with the Pope Francis Ukrainian and Russian had a non -stitched, which caused a flurry of negative reaction in Ukrainians, religious leaders, Ukrainian diplomats.</text:p>
      <text:p text:style-name="P4">
Ukrainians believe that any reconciliation gestures are possible only after the end of the Russian and repentance of the Russians themselves, as well as the punishment of all military criminals.</text:p>
      <text:p text:style-name="P4">
Photo: Vaticannews.va/</text:p>
      <text:p text:style-name="P4">
News Source: <text:a xlink:type="simple" xlink:href="https://www.ukrinform.ua/rubric-world/3693261-u-vatikani-znovu-virisili-poednati-predstavnikiv-ukraini-ta-rf-na-hresnij-dorozi.html" text:style-name="Internet_20_link" text:visited-style-name="Visited_20_Internet_20_Link">
https://www.ukrinform.ua/rubric-world/3693261-u-vatikani-znovu-virisili-poednati-predstavnikiv-ukraini-ta-rf-na-hresnij-dorozi.html</text:a>
</text:p>
      <!--NEWS-->
      <text:h text:style-name="P10" text:outline-level="1">
<text:span text:style-name="T4">
In Mariupol, Russian troops damaged 90% of schools</text:span>
</text:h>
      <text:p text:style-name="P4">
Authors: Ukrinform (Person)</text:p>
      <text:p text:style-name="P4">
Publisher: Укринформ (Organization)</text:p>
      <text:p text:style-name="P4">
Published Time: 2023-04-08T13:59:29+03:00</text:p>
      <text:p text:style-name="P4">
Modified Time: 2023-04-08T13:59:29+03:00</text:p>
      <text:p text:style-name="P4">
Description: 90% of schools have been damaged in the temporarily seized Mariupol as a result of the shelling of Russian troops. - Ukrinform.</text:p>
      <text:p text:style-name="P4">
Images: ["<text:a xlink:type="simple" xlink:href="https://static.ukrinform.com/photos/2023_04/thumb_files/630_360_1680951478-526.jpg" text:style-name="Internet_20_link" text:visited-style-name="Visited_20_Internet_20_Link">
630_360_16809...</text:a>
"]</text:p>
      <text:p text:style-name="P4">
Tags: ['Маріуполь', 'Освіта', 'Школа', 'Війна з росією']</text:p>
      <text:p text:style-name="P4">
Type: Article</text:p>
      <!--METADATA-->
      <text:p text:style-name="P4">
<draw:frame draw:style-name="fr1" draw:name="Image228" text:anchor-type="as-char" svg:width="6.9236in" svg:height="3.956343in" draw:z-index="0">
<draw:image xlink:href="../Images/yкринформ/2023-04-08T13-59-29-03-00/630_360_1680951478-526.jpg" xlink:type="simple" xlink:show="embed" xlink:actuate="onLoad" draw:mime-type="image/jpeg"/>
</draw:frame>
The 90% of the schools were injured in Mariupol as a result of shelling of Russian troops.</text:p>
      <text:p text:style-name="P4">
As Ukrinform reports, about it in <text:a xlink:type="simple" xlink:href="http://t.me/mariupolrada/13612" text:style-name="Internet_20_link" text:visited-style-name="Visited_20_Internet_20_Link">
</text:a>
The mayor of Mariupol Petro Andryushchenko.</text:p>
      <text:p text:style-name="P4">
“According to preliminary data, the Russians damaged 90% of all <text:a xlink:type="simple" xlink:href="https://www.ukrinform.ua/tag-skola" text:style-name="Internet_20_link" text:visited-style-name="Visited_20_Internet_20_Link">
</text:a>
Cities - 54 educational institutions. Of these, 19 have critical injuries. 8 schools are completely destroyed, ”Andryushchenko wrote.</text:p>
      <text:p text:style-name="P4">
He showed two Mariupol educational institutions. Only the debris remained in the school # 32 in the city of the city. The school №30 in the Kalmius district agents decided to finally assign.</text:p>
      <text:p text:style-name="P4">
<text:span text:style-name="T4">
 Read also: </text:span>
 <text:a xlink:type="simple" xlink:href="https://www.ukrinform.ua/rubric-regions/3692809-u-mariupoli-zagarbniki-demontuut-zaliznicnij-vokzal-ta-privatni-budinki.html" text:style-name="Internet_20_link" text:visited-style-name="Visited_20_Internet_20_Link">
<text:span text:style-name="T4">
 Mariupoli </text:span>
</text:a>
According to Ukrinform, Russia's aggression has caused one of the most familiar humanitarian catastrophes in Mariupol. The city is almost 90% destroyed as a result of moving shelling. The invaders wear their damaged homes to hide their crime. The kindergartens and schools that have been repeated to be repaired are also demolished in the city.</text:p>
      <text:p text:style-name="P4">
<text:span text:style-name="T4">
 Read also: </text:span>
 <text:a xlink:type="simple" xlink:href="https://www.ukrinform.ua/rubric-regions/3693015-u-zahoplenomu-mariupoli-katastroficno-brakue-likariv-ta-medpreparativ.html" text:style-name="Internet_20_link" text:visited-style-name="Visited_20_Internet_20_Link">
<text:span text:style-name="T4">
 Mariupoli </text:span>
</text:a>
Currently, more than 100,000 inhabitants remain in the blocked city.</text:p>
      <text:p text:style-name="P4">
Mariupol and surrounding settlements are transformed by the invaders into a Russian army's military-logistics hub.</text:p>
      <text:p text:style-name="P4">
News Source: <text:a xlink:type="simple" xlink:href="https://www.ukrinform.ua/rubric-regions/3693262-u-mariupoli-rosijski-vijska-poskodili-90-skil.html" text:style-name="Internet_20_link" text:visited-style-name="Visited_20_Internet_20_Link">
https://www.ukrinform.ua/rubric-regions/3693262-u-mariupoli-rosijski-vijska-poskodili-90-skil.html</text:a>
</text:p>
      <!--NEWS-->
      <text:h text:style-name="P10" text:outline-level="1">
<text:span text:style-name="T4">
Kyiv region handed over drones and cars to the soldiers of the 72nd brigade who are fighting in Donetsk region</text:span>
</text:h>
      <text:p text:style-name="P4">
Authors: Ukrinform (Person)</text:p>
      <text:p text:style-name="P4">
Publisher: Укринформ (Organization)</text:p>
      <text:p text:style-name="P4">
Published Time: 2023-04-08T14:08:22+03:00</text:p>
      <text:p text:style-name="P4">
Modified Time: 2023-04-08T14:08:22+03:00</text:p>
      <text:p text:style-name="P4">
Description: The soldiers of the 72nd brigade, who are fighting in the Donetsk region, representatives of the capital region were handed over 30 drones-"Mavicians" and vehicles. - Ukrinform.</text:p>
      <text:p text:style-name="P4">
Images: ["<text:a xlink:type="simple" xlink:href="https://static.ukrinform.com/photos/2023_04/thumb_files/630_360_1680952067-301.jpg" text:style-name="Internet_20_link" text:visited-style-name="Visited_20_Internet_20_Link">
630_360_16809...</text:a>
"]</text:p>
      <text:p text:style-name="P4">
Tags: ['Донеччина', 'ЗСУ', 'Київщина']</text:p>
      <text:p text:style-name="P4">
Type: Article</text:p>
      <!--METADATA-->
      <text:p text:style-name="P4">
<draw:frame draw:style-name="fr1" draw:name="Image229" text:anchor-type="as-char" svg:width="6.9236in" svg:height="3.956343in" draw:z-index="0">
<draw:image xlink:href="../Images/yкринформ/2023-04-08T14-08-22-03-00/630_360_1680952067-301.jpg" xlink:type="simple" xlink:show="embed" xlink:actuate="onLoad" draw:mime-type="image/jpeg"/>
</draw:frame>
The soldiers of the 72nd brigade, who are fighting in the Donetsk region, representatives of the capital region were awarded more than 30 Drones-"Maviikiv" and vehicles.</text:p>
      <text:p text:style-name="P4">
This was reported by the press service of the Kyiv Regional Military Administration in <text:a xlink:type="simple" xlink:href="http://t.me/kyivoda/9211" text:style-name="Internet_20_link" text:visited-style-name="Visited_20_Internet_20_Link">
</text:a>
, reports Ukrinform.</text:p>
      <text:p text:style-name="P4">
"A minibus, two pickups, two jeeps, an ambulance, medical records and more than 30 Drones - Mavicians were handed over to our defenders who defend Ukraine in one of the hottest destinations," the statement said.</text:p>
      <text:p text:style-name="P4">
Among the participants of the delegation, who brought help to the soldiers, the so -called. Dmitry Nazarenko, Deputy Chairman of Kova Vitaliy Vlasyuk, first deputy head of the Kyiv Regional Council Yaroslav Dobryansky and Mayor Sapozhko.</text:p>
      <text:p text:style-name="P4">
"While the warriors of the 72nd brigade continue to defend the state in the eastern direction, our task is to strengthen the boys on the front line and to provide them with all necessary," Nazarenko emphasized.</text:p>
      <text:p text:style-name="P4">
<text:span text:style-name="T4">
 Read also: </text:span>
 <text:a xlink:type="simple" xlink:href="https://www.ukrinform.ua/rubric-regions/3690660-na-rivnensini-volonteri-zarobili-dla-zsu-ponad-100-tisac-vidpravlauci-na-pererobku-smitta.html" text:style-name="Internet_20_link" text:visited-style-name="Visited_20_Internet_20_Link">
<text:span text:style-name="T4">
 Rivne region </text:span>
 <text:span text:style-name="T4">
 Volunteers </text:span>
 <text:span text:style-name="T4">
 earned </text:span>
 <text:span text:style-name="T4">
 </text:span>
 for <text:span text:style-name="T4">
 </text:span>
 <text:span text:style-name="T4">
 Armed Forces </text:span>
<text:span text:style-name="T5">
 over </text:span>
<text:span text:style-name="T5">
 </text:span>
<text:span text:style-name="T5">
 </text:span>
<text:span text:style-name="T5">
 100 </text:span>
<text:span text:style-name="T5">
 </text:span>
<text:span text:style-name="T5">
 </text:span>
<text:span text:style-name="T5">
 thousand </text:span>
<text:span text:style-name="T5">
 </text:span>
<text:span text:style-name="T5">
 </text:span>
<text:span text:style-name="T5">
 </text:span>
<text:span text:style-name="T5">
 </text:span>
<text:span text:style-name="T5">
 </text:span>
<text:span text:style-name="T5">
 Sending </text:span>
<text:span text:style-name="T5">
 </text:span>
<text:span text:style-name="T5">
 processing </text:span>
<text:span text:style-name="T5">
 </text:span>
<text:span text:style-name="T5">
 garbage </text:span>
*</text:a>
During the meeting, the representatives of the capital region thanked the fighters of the hanging up <text:a xlink:type="simple" xlink:href="https://www.ukrinform.ua/tag-kiivsina" text:style-name="Internet_20_link" text:visited-style-name="Visited_20_Internet_20_Link">
</text:a>
from Russian invaders.</text:p>
      <text:p text:style-name="P4">
News Source: <text:a xlink:type="simple" xlink:href="https://www.ukrinform.ua/rubric-regions/3693264-kiivsina-peredala-droni-ta-avtivki-bijcam-72i-brigadi-aki-vouut-na-doneccini.html" text:style-name="Internet_20_link" text:visited-style-name="Visited_20_Internet_20_Link">
https://www.ukrinform.ua/rubric-regions/3693264-kiivsina-peredala-droni-ta-avtivki-bijcam-72i-brigadi-aki-vouut-na-doneccini.html</text:a>
</text:p>
      <!--NEWS-->
      <text:h text:style-name="P10" text:outline-level="1">
<text:span text:style-name="T4">
In the Chernihiv region, teenagers who were mocked by a girl were held accountable</text:span>
</text:h>
      <text:p text:style-name="P4">
Authors: Ukrinform (Person)</text:p>
      <text:p text:style-name="P4">
Publisher: Укринформ (Organization)</text:p>
      <text:p text:style-name="P4">
Published Time: 2023-04-08T14:16:00+03:00</text:p>
      <text:p text:style-name="P4">
Modified Time: 2023-04-08T14:16:00+03:00</text:p>
      <text:p text:style-name="P4">
Description: In Chernihiv region, police have held accountable for five teenagers who posted a video of how they were bullied by the girl, as well as their parents and the headmaster where they study. - Ukrinform.</text:p>
      <text:p text:style-name="P4">
Images: ["<text:a xlink:type="simple" xlink:href="https://static.ukrinform.com/photos/2018_01/thumb_files/630_360_1514814140-4618.jpg" text:style-name="Internet_20_link" text:visited-style-name="Visited_20_Internet_20_Link">
630_360_15148...</text:a>
"]</text:p>
      <text:p text:style-name="P4">
Tags: ['Діти', 'Поліція', 'Чернігівщина', 'Булінг']</text:p>
      <text:p text:style-name="P4">
Type: Article</text:p>
      <!--METADATA-->
      <text:p text:style-name="P4">
<draw:frame draw:style-name="fr1" draw:name="Image230" text:anchor-type="as-char" svg:width="6.9236in" svg:height="3.956343in" draw:z-index="0">
<draw:image xlink:href="../Images/yкринформ/2023-04-08T14-16-00-03-00/630_360_1514814140-4618.jpg" xlink:type="simple" xlink:show="embed" xlink:actuate="onLoad" draw:mime-type="image/jpeg"/>
</draw:frame>
The police have held accountable for five teenagers, who were working on how they were bullied by the girl, as well as their parents and the director where they were studying.</text:p>
      <text:p text:style-name="P4">
This was reported on Facebook <text:a xlink:type="simple" xlink:href="https://www.facebook.com/policechernigivshchini/posts/pfbid02yBJaxBCAz77NgRRGASznPLUxikQN9EL71H2XsxPeyeLjNwNdtBMUEZxK7QFSnSmnl" text:style-name="Internet_20_link" text:visited-style-name="Visited_20_Internet_20_Link">
</text:a>
, reports Ukrinform.</text:p>
      <text:p text:style-name="P4">
“On April 6, during the monitoring of social networks, police found a video where the company has grossly finding out a relationship with another girl. The conflict has grown in the field and physical violence against <text:a xlink:type="simple" xlink:href="https://www.ukrinform.ua/tag-diti" text:style-name="Internet_20_link" text:visited-style-name="Visited_20_Internet_20_Link">
</text:a>
. The police responded promptly to what she saw and on the same day set up all the time of conflict. All teenagers study at one of the educational institutions of Ichnia of the Pryluky district, ”the message reads.</text:p>
      <text:p text:style-name="P4">
Juvenile prevention employees, together with the police officer of the Ichniansky Gromad, made administrative materials on minors under Article 173 of the Codex of Ukraine on Administrative Offenses(Small hooliganism).Адмінпротоколи за статтею 184 (Failure to fulfill by parents or persons replacing them, responsibilities for raising children)They are also compiled at the Director's Institution and parents.</text:p>
      <text:p text:style-name="P4">
<text:span text:style-name="T4">
 Read also: </text:span>
 <text:a xlink:type="simple" xlink:href="https://www.ukrinform.ua/rubric-regions/3687954-batko-zgvaltovanoi-nepovnolitnoi-iz-zakarpatta-oskarzuvatime-virok-napadnikam.html" text:style-name="Internet_20_link" text:visited-style-name="Visited_20_Internet_20_Link">
<text:span text:style-name="T4">
 Transcarpathia </text:span>
</text:a>
It is noted that police juvenile prevention has already conducted preventive measures both with the administration of the educational institution and with students and parents. To prevent such cases in the future, a police officer will also carry out an explanatory work with teenagers in the community.</text:p>
      <text:p text:style-name="P4">
The other day, a video appeared on social networks, where minor girls were mocking his peers.</text:p>
      <text:p text:style-name="P4">
News Source: <text:a xlink:type="simple" xlink:href="https://www.ukrinform.ua/rubric-regions/3693267-na-cernigivsini-pritagnuli-do-vidpovidalnosti-pidlitkiv-aki-znusalisa-z-divcini.html" text:style-name="Internet_20_link" text:visited-style-name="Visited_20_Internet_20_Link">
https://www.ukrinform.ua/rubric-regions/3693267-na-cernigivsini-pritagnuli-do-vidpovidalnosti-pidlitkiv-aki-znusalisa-z-divcini.html</text:a>
</text:p>
      <!--NEWS-->
      <text:h text:style-name="P10" text:outline-level="1">
<text:span text:style-name="T4">
Chernihiv-SHVSM won the Mariupol FSK in the first league match</text:span>
</text:h>
      <text:p text:style-name="P4">
Authors: Ukrinform (Person)</text:p>
      <text:p text:style-name="P4">
Publisher: Укринформ (Organization)</text:p>
      <text:p text:style-name="P4">
Published Time: 2023-04-08T14:23:00+03:00</text:p>
      <text:p text:style-name="P4">
Modified Time: 2023-04-08T14:23:00+03:00</text:p>
      <text:p text:style-name="P4">
Description: On Saturday, April 8, the National Football Championship among the first league clubs resumed in Ukraine. - Ukrinform.</text:p>
      <text:p text:style-name="P4">
Images: ["<text:a xlink:type="simple" xlink:href="https://static.ukrinform.com/photos/2023_04/thumb_files/630_360_1680943927-908.jpg" text:style-name="Internet_20_link" text:visited-style-name="Visited_20_Internet_20_Link">
630_360_16809...</text:a>
"]</text:p>
      <text:p text:style-name="P4">
Tags: ['Футбол', 'Україна', 'перша ліга', 'Чернігів']</text:p>
      <text:p text:style-name="P4">
Type: Article</text:p>
      <!--METADATA-->
      <text:p text:style-name="P4">
<draw:frame draw:style-name="fr1" draw:name="Image231" text:anchor-type="as-char" svg:width="6.9236in" svg:height="3.956343in" draw:z-index="0">
<draw:image xlink:href="../Images/yкринформ/2023-04-08T14-23-00-03-00/630_360_1680943927-908.jpg" xlink:type="simple" xlink:show="embed" xlink:actuate="onLoad" draw:mime-type="image/jpeg"/>
</draw:frame>
On Saturday, April 8, the National Football Championship among the clubs of the first league resumed in Ukraine.</text:p>
      <text:p text:style-name="P4">
The game of the first round in the disposal group between the teams "Chernihiv-SHVSM" and the FSC "Mariupol" ended, Ukrinform reports.</text:p>
      <text:p text:style-name="P4">
The match account is 2: 1.</text:p>
      <text:p text:style-name="P4">
Goals: Maxim Serdyuk(25 minute)and Miroslav Serdyuk(90+6)- Yaroslav Dobrokhotov(87, with a penalty).</text:p>
      <text:p text:style-name="P4">
«Чернігів-ШВСМ» - з 14-ма очками лідирує у Групі вибування. ФСК «Маріуполь»має 5 пунктів.</text:p>
      <text:p text:style-name="P4">
<text:span text:style-name="T4">
Читайте також:</text:span>
 <text:a xlink:type="simple" xlink:href="https://www.ukrinform.ua/rubric-sports/3692711-sogodni-ponovluetsa-sezon-u-drugij-futbolnij-lizi-ukraini.html" text:style-name="Internet_20_link" text:visited-style-name="Visited_20_Internet_20_Link">
 </text:a>
The eight teams of disposal are fighting for the registration in the division.</text:p>
      <text:p text:style-name="P4">
In the photo: Chernihiv-SHVSM /Facebook.com/fc.Chernigiv.</text:p>
      <text:p text:style-name="P4">
News Source: <text:a xlink:type="simple" xlink:href="https://www.ukrinform.ua/rubric-sports/3693269-cernigivsvsm-peremig-fsk-mariupol-u-matci-persoi-ligi.html" text:style-name="Internet_20_link" text:visited-style-name="Visited_20_Internet_20_Link">
https://www.ukrinform.ua/rubric-sports/3693269-cernigivsvsm-peremig-fsk-mariupol-u-matci-persoi-ligi.html</text:a>
</text:p>
      <!--NEWS-->
      <text:h text:style-name="P10" text:outline-level="1">
<text:span text:style-name="T4">
The satellite removed the 70-kilometer "trench" of the Russians in Zaporozhye</text:span>
</text:h>
      <text:p text:style-name="P4">
Authors: Ukrinform (Person)</text:p>
      <text:p text:style-name="P4">
Publisher: Укринформ (Organization)</text:p>
      <text:p text:style-name="P4">
Published Time: 2023-04-08T14:24:00+03:00</text:p>
      <text:p text:style-name="P4">
Modified Time: 2023-04-08T14:24:00+03:00</text:p>
      <text:p text:style-name="P4">
Description: One of the lines of defense of Russian troops in the captured territory of the Zaporizhzhya region continuously extends over a distance of more than 70 km. - Ukrinform.</text:p>
      <text:p text:style-name="P4">
Images: ["<text:a xlink:type="simple" xlink:href="https://static.ukrinform.com/photos/2023_04/thumb_files/630_360_1680952937-468.png" text:style-name="Internet_20_link" text:visited-style-name="Visited_20_Internet_20_Link">
630_360_16809...</text:a>
", "<text:a xlink:type="simple" xlink:href="https://static.ukrinform.com/photos/2023_04/1680952937-577.jpg" text:style-name="Internet_20_link" text:visited-style-name="Visited_20_Internet_20_Link">
1680952937-57...</text:a>
", "<text:a xlink:type="simple" xlink:href="https://static.ukrinform.com/photos/2023_04/1680952937-340.jpg" text:style-name="Internet_20_link" text:visited-style-name="Visited_20_Internet_20_Link">
1680952937-34...</text:a>
", "<text:a xlink:type="simple" xlink:href="https://static.ukrinform.com/photos/2023_04/1680952937-952.jpg" text:style-name="Internet_20_link" text:visited-style-name="Visited_20_Internet_20_Link">
1680952937-95...</text:a>
", "<text:a xlink:type="simple" xlink:href="https://static.ukrinform.com/photos/2023_04/1680952937-602.jpg" text:style-name="Internet_20_link" text:visited-style-name="Visited_20_Internet_20_Link">
1680952937-60...</text:a>
"]</text:p>
      <text:p text:style-name="P4">
Tags: ['Фото', 'Супутник', 'Запоріжжя', 'Війна з росією']</text:p>
      <text:p text:style-name="P4">
Type: Article</text:p>
      <!--METADATA-->
      <text:p text:style-name="P4">
<draw:frame draw:style-name="fr1" draw:name="Image232" text:anchor-type="as-char" svg:width="6.9236in" svg:height="3.947875in" draw:z-index="0">
<draw:image xlink:href="../Images/yкринформ/2023-04-08T14-24-00-03-00/630_360_1680952937-468.png" xlink:type="simple" xlink:show="embed" xlink:actuate="onLoad" draw:mime-type="image/png"/>
</draw:frame>
One of the defense of the Russian troops in the captured territory of the Zaporozhye region is more than 70 km away.</text:p>
      <text:p text:style-name="P4">
Such a fortress of the invaders found in satellite images Sentinel-2 <text:a xlink:type="simple" xlink:href="https://investigator.org.ua/news-2/253361/" text:style-name="Internet_20_link" text:visited-style-name="Visited_20_Internet_20_Link">
</text:a>
, reports Ukrinform.</text:p>
      <text:p text:style-name="P4">
“The extreme points revealed thanks to a photo of <text:a xlink:type="simple" xlink:href="https://www.ukrinform.ua/tag-suputnik" text:style-name="Internet_20_link" text:visited-style-name="Visited_20_Internet_20_Link">
</text:a>
Sentinel-2 of the Russian fortress in the west is located on the outskirts of Semenivka. It is about nine kilometers from the center of Melitopol, which was appointed by the occupation government of the Russian Federation in the region with its capital. In the East, the extremely identified fortifications are located in the field outside the village of Marynivka Prymorsky district, ”the message reads.</text:p>
      <text:p text:style-name="P4">
<draw:frame draw:style-name="fr1" draw:name="Image233" text:anchor-type="as-char" svg:width="6.9236in" svg:height="2.714491in" draw:z-index="0">
<draw:image xlink:href="../Images/yкринформ/2023-04-08T14-24-00-03-00/1680952937-577.jpg" xlink:type="simple" xlink:show="embed" xlink:actuate="onLoad" draw:mime-type="image/jpeg"/>
</draw:frame>
</text:p>
      <text:p text:style-name="P4">
<draw:frame draw:style-name="fr1" draw:name="Image234" text:anchor-type="as-char" svg:width="6.9236in" svg:height="3.187054in" draw:z-index="0">
<draw:image xlink:href="../Images/yкринформ/2023-04-08T14-24-00-03-00/1680952937-340.jpg" xlink:type="simple" xlink:show="embed" xlink:actuate="onLoad" draw:mime-type="image/jpeg"/>
</draw:frame>
<draw:frame draw:style-name="fr1" draw:name="Image235" text:anchor-type="as-char" svg:width="6.9236in" svg:height="3.121115in" draw:z-index="0">
<draw:image xlink:href="../Images/yкринформ/2023-04-08T14-24-00-03-00/1680952937-952.jpg" xlink:type="simple" xlink:show="embed" xlink:actuate="onLoad" draw:mime-type="image/jpeg"/>
</draw:frame>
<draw:frame draw:style-name="fr1" draw:name="Image236" text:anchor-type="as-char" svg:width="6.9236in" svg:height="2.208958in" draw:z-index="0">
<draw:image xlink:href="../Images/yкринформ/2023-04-08T14-24-00-03-00/1680952937-602.jpg" xlink:type="simple" xlink:show="embed" xlink:actuate="onLoad" draw:mime-type="image/jpeg"/>
</draw:frame>
The analysis of satellite data shows that the construction of this defense line began in early September 2022.</text:p>
      <text:p text:style-name="P4">
<text:span text:style-name="T4">
 Read also: </text:span>
 <text:a xlink:type="simple" xlink:href="https://www.ukrinform.ua/rubric-regions/3692488-na-zaporizzi-pidgotuvali-ponad-350-zahisnih-sporud-ova.html" text:style-name="Internet_20_link" text:visited-style-name="Visited_20_Internet_20_Link">
<text:span text:style-name="T4">
 Zaporozhye </text:span>
</text:a>
The invaders started digging a trench simultaneously with two directions and as of 18 October, the Megaoocope was already ready. Its continuous length is 70 kilometers. Cemezhi one third of the length of the Zaporozhye region from east to west(2000ks)Irrets the distance, for example, from Kherson to Nikolaev or from Vienna Bratislava, in the CZHR.</text:p>
      <text:p text:style-name="P4">
As it was reported, the Russian military is changing the territory near the Energodarazaposhi region.</text:p>
      <text:p text:style-name="P4">
_Opto from Sentinel-2 satellite</text:p>
      <text:p text:style-name="P4">
News Source: <text:a xlink:type="simple" xlink:href="https://www.ukrinform.ua/rubric-ato/3693270-suputnik-znav-70kilometrovij-okop-rosian-na-zaporizzi.html" text:style-name="Internet_20_link" text:visited-style-name="Visited_20_Internet_20_Link">
https://www.ukrinform.ua/rubric-ato/3693270-suputnik-znav-70kilometrovij-okop-rosian-na-zaporizzi.html</text:a>
</text:p>
      <!--NEWS-->
      <text:h text:style-name="P10" text:outline-level="1">
<text:span text:style-name="T4">
31 children deported by Russia are returned to Ukraine</text:span>
</text:h>
      <text:p text:style-name="P4">
Authors: Ukrinform (Person)</text:p>
      <text:p text:style-name="P4">
Publisher: Укринформ (Organization)</text:p>
      <text:p text:style-name="P4">
Published Time: 2023-04-08T14:27:00+03:00</text:p>
      <text:p text:style-name="P4">
Modified Time: 2023-04-08T14:27:00+03:00</text:p>
      <text:p text:style-name="P4">
Description: On April 8, 31 deported by the Russians returned to Ukraine. - Ukrinform.</text:p>
      <text:p text:style-name="P4">
Images: ["<text:a xlink:type="simple" xlink:href="https://static.ukrinform.com/photos/2023_04/thumb_files/630_360_1680953962-590.jpg" text:style-name="Internet_20_link" text:visited-style-name="Visited_20_Internet_20_Link">
630_360_16809...</text:a>
"]</text:p>
      <text:p text:style-name="P4">
Tags: ['Депортація', 'Діти', 'Війна з росією']</text:p>
      <text:p text:style-name="P4">
Type: Article</text:p>
      <!--METADATA-->
      <text:p text:style-name="P4">
<draw:frame draw:style-name="fr1" draw:name="Image237" text:anchor-type="as-char" svg:width="6.9236in" svg:height="3.956343in" draw:z-index="0">
<draw:image xlink:href="../Images/yкринформ/2023-04-08T14-27-00-03-00/630_360_1680953962-590.jpg" xlink:type="simple" xlink:show="embed" xlink:actuate="onLoad" draw:mime-type="image/jpeg"/>
</draw:frame>
On April 8, 31 deported by the Russians returned a Ukrainian child.</text:p>
      <text:p text:style-name="P4">
About it during a press conference at the Media Center Ukraine - Ukrinform reported by the Director of Save Ukraine, Presidential Commissioner of the President of Ukraine(2014-2021.)Mykola Kuleba.</text:p>
      <text:p text:style-name="P4">
“There are now 31 children heading to Kiev. These children will come to the capital in 3-4 hours. This was our 5th rescue mission, and it was special not only in compliance with the children we saved, but also in complexity. Unfortunately, the grandmother, whom she took two children, died during this mission, ”he said.</text:p>
      <text:p text:style-name="P4">
According to Kuleba, because of this, not 33 children were returned to Ukraine as planned, but 31. He specified that he would need to return the body of this woman to Ukraine's ideas, which she had to take away.</text:p>
      <text:p text:style-name="P4">
Kuleba focused on long -term and multiple FSB interrogations. "So it is not surprising that my grandmother's heart stopped," the executive director of Saveukraine added.</text:p>
      <text:p text:style-name="P4">
He stated that when the parents and legal representatives of these children came to the camp to pick them up, the Russians did not allow them to enter the institution together.</text:p>
      <text:p text:style-name="P4">
"They(Russians - ed.)They were kept behind the fence and one parents were allowed to allow the cameras where the cameras were installed. They pressed on their parents so that parents were to take away the child, thanked the fact that the Russian Federation preserved their <text:a xlink:type="simple" xlink:href="https://www.ukrinform.ua/tag-diti" text:style-name="Internet_20_link" text:visited-style-name="Visited_20_Internet_20_Link">
</text:a>
”, - said Kuleba.</text:p>
      <text:p text:style-name="P4">
The former Presidential Commissioner for the Rights of the Child has noted that they would be Russian to identify children(which they were taken out - ed.)And to pass the corresponding lists of the red cross so that Ukraine is able to find their parents.</text:p>
      <text:p text:style-name="P4">
<text:span text:style-name="T4">
 Read also: </text:span>
 <text:a xlink:type="simple" xlink:href="https://www.ukrinform.ua/rubric-society/3687167-rosiani-blokuut-povernenna-deportovanih-ditejsirit-veresuk.html" text:style-name="Internet_20_link" text:visited-style-name="Visited_20_Internet_20_Link">
</text:a>
“All the children they returned say that no one in no way has to find their parents. We were looking for these children, and it was very difficult, the children, where 5 different places of stay were changed in 5 months - they were thrown at another camp. There is a lot of evidence that these children have been tamped with these children, ”said the executive director of the Save Ukraine.</text:p>
      <text:p text:style-name="P4">
He specified that there were data on one and a half million Ukrainian children who, after 2014, found themselves in the Russian Federation or in the captured territories.</text:p>
      <text:p text:style-name="P4">
“It is almost 20% of the child - it is about Crimea, Donbas, and occupied territories of other regions. And these are children who are hostages who, unfortunately, will not be able to return to Ukraine today for various reasons, ”Kuleba added.According to Ukrinform, according to the Ombudsman's office, as of April 8, 360 children were returned in Ukraine.</text:p>
      <text:p text:style-name="P4">
News Source: <text:a xlink:type="simple" xlink:href="https://www.ukrinform.ua/rubric-society/3693273-v-ukrainu-povertaetsa-31-ditina-deportovana-rosieu.html" text:style-name="Internet_20_link" text:visited-style-name="Visited_20_Internet_20_Link">
https://www.ukrinform.ua/rubric-society/3693273-v-ukrainu-povertaetsa-31-ditina-deportovana-rosieu.html</text:a>
</text:p>
      <!--NEWS-->
      <text:h text:style-name="P10" text:outline-level="1">
<text:span text:style-name="T4">
In Turkey, IFar was organized for the communities of Ukrainians and Crimean Tatars</text:span>
</text:h>
      <text:p text:style-name="P4">
Authors: Ukrinform (Person)</text:p>
      <text:p text:style-name="P4">
Publisher: Укринформ (Organization)</text:p>
      <text:p text:style-name="P4">
Published Time: 2023-04-08T14:27:30+03:00</text:p>
      <text:p text:style-name="P4">
Modified Time: 2023-04-08T14:27:30+03:00</text:p>
      <text:p text:style-name="P4">
Description: In Turkish Eskischir, IFar took place with the participation of representatives of the Ukrainian and Crimean Tatar communities, the community of Turkiv-Meskhetians. - Ukrinform.</text:p>
      <text:p text:style-name="P4">
Images: ["<text:a xlink:type="simple" xlink:href="https://static.ukrinform.com/photos/2023_04/thumb_files/630_360_1680952866-2589.jpeg" text:style-name="Internet_20_link" text:visited-style-name="Visited_20_Internet_20_Link">
630_360_16809...</text:a>
", "<text:a xlink:type="simple" xlink:href="https://static.ukrinform.com/photos/2023_04/thumb_files/630_360_1680952866-7892.jpeg" text:style-name="Internet_20_link" text:visited-style-name="Visited_20_Internet_20_Link">
630_360_16809...</text:a>
", "<text:a xlink:type="simple" xlink:href="https://static.ukrinform.com/photos/2023_04/thumb_files/630_360_1680952866-4208.jpeg" text:style-name="Internet_20_link" text:visited-style-name="Visited_20_Internet_20_Link">
630_360_16809...</text:a>
", "<text:a xlink:type="simple" xlink:href="https://static.ukrinform.com/photos/2023_04/thumb_files/630_360_1680952866-4041.jpeg" text:style-name="Internet_20_link" text:visited-style-name="Visited_20_Internet_20_Link">
630_360_16809...</text:a>
", "<text:a xlink:type="simple" xlink:href="https://static.ukrinform.com/photos/2023_04/thumb_files/630_360_1680952866-7272.jpeg" text:style-name="Internet_20_link" text:visited-style-name="Visited_20_Internet_20_Link">
630_360_16809...</text:a>
"]</text:p>
      <text:p text:style-name="P4">
Tags: ['Мусульмани', 'Туреччина']</text:p>
      <text:p text:style-name="P4">
Type: Article</text:p>
      <!--METADATA-->
      <text:p text:style-name="P4">
<draw:frame draw:style-name="fr1" draw:name="Image238" text:anchor-type="as-char" svg:width="6.9236in" svg:height="3.956343in" draw:z-index="0">
<draw:image xlink:href="../Images/yкринформ/2023-04-08T14-27-30-03-00/630_360_1680952866-2589.jpeg" xlink:type="simple" xlink:show="embed" xlink:actuate="onLoad" draw:mime-type="image/jpeg"/>
</draw:frame>
The Uturetsky Eskischiri took place Iftar with the participation of representatives of the Ukrainian Tatar communities, the community of Turks-Meshetians.</text:p>
      <text:p text:style-name="P4">
It is reported by Ukrinform's own correspondent in Turkey.</text:p>
      <text:p text:style-name="P4">
<draw:frame draw:style-name="fr1" draw:name="Image239" text:anchor-type="as-char" svg:width="6.9236in" svg:height="3.956343in" draw:z-index="0">
<draw:image xlink:href="../Images/yкринформ/2023-04-08T14-27-30-03-00/630_360_1680952866-7892.jpeg" xlink:type="simple" xlink:show="embed" xlink:actuate="onLoad" draw:mime-type="image/jpeg"/>
</draw:frame>
The Uturchyna organized IFar for communities of Ukrainians and Crimean Tatars / Photo: Embassy of Ukraine in Turkey, organizers of the event <text:a xlink:type="simple" xlink:href="https://static.ukrinform.com/photos/2023_04/1680952866-7892.jpeg" text:style-name="Internet_20_link" text:visited-style-name="Visited_20_Internet_20_Link">
![] [](Images/yкринформ/2023-04-08T14-27-30-03-00/630_360_1680952866-7892.jpeg)</text:a>
 <text:a xlink:type="simple" xlink:href="https://static.ukrinform.com/photos/2023_04/1680952866-4208.jpeg" text:style-name="Internet_20_link" text:visited-style-name="Visited_20_Internet_20_Link">
<draw:frame draw:style-name="fr1" draw:name="Image240" text:anchor-type="as-char" svg:width="6.9236in" svg:height="3.956343in" draw:z-index="0">
<draw:image xlink:href="../Images/yкринформ/2023-04-08T14-27-30-03-00/630_360_1680952866-4208.jpeg" xlink:type="simple" xlink:show="embed" xlink:actuate="onLoad" draw:mime-type="image/jpeg"/>
</draw:frame>
</text:a>
 <text:a xlink:type="simple" xlink:href="https://static.ukrinform.com/photos/2023_04/1680952866-4041.jpeg" text:style-name="Internet_20_link" text:visited-style-name="Visited_20_Internet_20_Link">
<draw:frame draw:style-name="fr1" draw:name="Image241" text:anchor-type="as-char" svg:width="6.9236in" svg:height="3.956343in" draw:z-index="0">
<draw:image xlink:href="../Images/yкринформ/2023-04-08T14-27-30-03-00/630_360_1680952866-4041.jpeg" xlink:type="simple" xlink:show="embed" xlink:actuate="onLoad" draw:mime-type="image/jpeg"/>
</draw:frame>
</text:a>
 <text:a xlink:type="simple" xlink:href="https://static.ukrinform.com/photos/2023_04/1680952866-2589.jpeg" text:style-name="Internet_20_link" text:visited-style-name="Visited_20_Internet_20_Link">
<draw:frame draw:style-name="fr1" draw:name="Image242" text:anchor-type="as-char" svg:width="6.9236in" svg:height="3.956343in" draw:z-index="0">
<draw:image xlink:href="../Images/yкринформ/2023-04-08T14-27-30-03-00/630_360_1680952866-2589.jpeg" xlink:type="simple" xlink:show="embed" xlink:actuate="onLoad" draw:mime-type="image/jpeg"/>
</draw:frame>
</text:a>
 <text:a xlink:type="simple" xlink:href="https://static.ukrinform.com/photos/2023_04/1680952866-7272.jpeg" text:style-name="Internet_20_link" text:visited-style-name="Visited_20_Internet_20_Link">
<draw:frame draw:style-name="fr1" draw:name="Image243" text:anchor-type="as-char" svg:width="6.9236in" svg:height="3.956343in" draw:z-index="0">
<draw:image xlink:href="../Images/yкринформ/2023-04-08T14-27-30-03-00/630_360_1680952866-7272.jpeg" xlink:type="simple" xlink:show="embed" xlink:actuate="onLoad" draw:mime-type="image/jpeg"/>
</draw:frame>
</text:a>
“It is indicative that the Crimean Tatar community of Eskisheire and local authorities think this time(The Holy Month Ramazan - Ed.)And about their brothers, who are difficult in the occupied Crimea, risk their lives in the conditions of the aggressive war of the Russian Federation against Ukraine. Ramazan really brings together different nationalities from many countries of the world who profess the principles of good, respect for religion and fundamental human rights, ”said the Ambassador of Ukraine to Turkey, Vasylbodnar, addressing Iftaru participants in Eskischir.</text:p>
      <text:p text:style-name="P4">
<text:span text:style-name="T4">
 Read also: </text:span>
 <text:a xlink:type="simple" xlink:href="https://www.ukrinform.ua/rubric-society/3674168-muftij-rozpoviv-ak-zive-musulmanska-gromada-ukraini-pid-cas-vijni.html" text:style-name="Internet_20_link" text:visited-style-name="Visited_20_Internet_20_Link">
<text:span text:style-name="T4">
 Muslims </text:span>
</text:a>
The ambassador thanked for invitation to local authorities and for the assistance provided in Eskishehir refugees from Ukraine.</text:p>
      <text:p text:style-name="P4">
“Our joint experience shows that Ukraine and <text:a xlink:type="simple" xlink:href="https://www.ukrinform.ua/tag-tureccina" text:style-name="Internet_20_link" text:visited-style-name="Visited_20_Internet_20_Link">
</text:a>
They are real strategic partners who support each other difficult times. The Ukrainian people are experiencing support from Turkish during the aggressive war that Moscow unleashed. For its part, Ukraine has not left in connection with a terrible earthquake in Turkey, ”Bodnar said.“An important event in the activities of the International Crimean Platform Stanminister Summit on the subject of security in the Black Sea region will be held. We highly appreciate Turkey's fundamental position on the support of the territorial integrity of Ukraine, including Crimea, ”said the Ambassador of Ukraine to the Secret.</text:p>
      <text:p text:style-name="P4">
<text:span text:style-name="T4">
 Read also: </text:span>
 <text:a xlink:type="simple" xlink:href="https://www.ukrinform.ua/rubric-ato/3693054-v-op-zaavili-so-rosia-vidmovilas-vid-obminu-vijskovopolonenih-musulman.html" text:style-name="Internet_20_link" text:visited-style-name="Visited_20_Internet_20_Link">
<text:span text:style-name="T4">
 Muslims </text:span>
</text:a>
As reported by Ukrinform, President Volodymyr Zelenskyy announced <text:a xlink:type="simple" xlink:href="https://www.ukrinform.ua/rubric-society/3693070-zelenskij-ogolosiv-pro-zapocatkuvanna-v-ukraini-novoi-tradicii-iftaru.html" text:style-name="Internet_20_link" text:visited-style-name="Visited_20_Internet_20_Link">
</text:a>
The new tradition is the official level of Iftar during the Muslim Sacrament for Muslims. In the first official Ihftari, held in Kiev on April 7, took the participation of Muslim servicemen, representatives of the diploma, in particular, the headmasters of the embassies of Muslim countries accredited in Ukraine, the Majlisukhrim Tatar people.</text:p>
      <text:p text:style-name="P4">
The leader of the Crimean Tatar people Mustafa Dzhemilev on this IFari <text:a xlink:type="simple" xlink:href="https://www.ukrinform.ua/rubric-polytics/3693088-dzemilev-zaklikav-musulmanski-kraini-podolati-strah-pered-rosieu-j-pidtrimati-ukrainu.html" text:style-name="Internet_20_link" text:visited-style-name="Visited_20_Internet_20_Link">
</text:a>
Muslim countries to actively support Ukraine in opposition to Russian aggression.</text:p>
      <text:p text:style-name="P4">
News Source: <text:a xlink:type="simple" xlink:href="https://www.ukrinform.ua/rubric-diaspora/3693271-u-tureccini-organizuvali-iftar-dla-gromad-ukrainciv-i-krimskih-tatar.html" text:style-name="Internet_20_link" text:visited-style-name="Visited_20_Internet_20_Link">
https://www.ukrinform.ua/rubric-diaspora/3693271-u-tureccini-organizuvali-iftar-dla-gromad-ukrainciv-i-krimskih-tatar.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4-08T14:39:00+03:00</text:p>
      <text:p text:style-name="P4">
Modified Time: 2023-04-08T14:39: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244" text:anchor-type="as-char" svg:width="6.9236in" svg:height="3.956343in" draw:z-index="0">
<draw:image xlink:href="../Images/yкринформ/2023-04-08T14-39-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245" text:anchor-type="as-char" svg:width="6.9236in" svg:height="6.9236in" draw:z-index="0">
<draw:image xlink:href="../Images/yкринформ/2023-04-08T14-39-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246" text:anchor-type="as-char" svg:width="6.9236in" svg:height="6.9236in" draw:z-index="0">
<draw:image xlink:href="../Images/yкринформ/2023-04-08T14-39-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247" text:anchor-type="as-char" svg:width="6.9236in" svg:height="6.9236in" draw:z-index="0">
<draw:image xlink:href="../Images/yкринформ/2023-04-08T14-39-00-03-00/1659527404-522.jpg" xlink:type="simple" xlink:show="embed" xlink:actuate="onLoad" draw:mime-type="image/jpeg"/>
</draw:frame>
In January 2022, an 8-year-old girl, together with her father, left a residence in Kharkiv region and still not contact.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248" text:anchor-type="as-char" svg:width="6.9236in" svg:height="6.9236in" draw:z-index="0">
<draw:image xlink:href="../Images/yкринформ/2023-04-08T14-39-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tall, thin, dark-haired</text:p>
      <text:p text:style-name="P4">
Gray eyes.</text:p>
      <text:p text:style-name="P4">
<text:span text:style-name="T4">
 Andriy Kadigrob, 13 years old </text:span>
</text:p>
      <text:p text:style-name="P4">
<draw:frame draw:style-name="fr1" draw:name="Image249" text:anchor-type="as-char" svg:width="6.9236in" svg:height="6.9236in" draw:z-index="0">
<draw:image xlink:href="../Images/yкринформ/2023-04-08T14-39-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baby: looks 13-14 years old, 140 cm in height, thin, dark-haired.</text:p>
      <text:p text:style-name="P4">
Clothes: white T -shirt, black pants, blue flip flops.</text:p>
      <text:p text:style-name="P4">
<text:span text:style-name="T4">
 Elizabeth Mandic, 16 years </text:span>
</text:p>
      <text:p text:style-name="P4">
<draw:frame draw:style-name="fr1" draw:name="Image250" text:anchor-type="as-char" svg:width="6.9236in" svg:height="6.9236in" draw:z-index="0">
<draw:image xlink:href="../Images/yкринформ/2023-04-08T14-39-00-03-00/1659948836-620.jpg" xlink:type="simple" xlink:show="embed" xlink:actuate="onLoad" draw:mime-type="image/jpeg"/>
</draw:frame>
On May 25, 2022, the girl disappeared in the village. Kivsharivka in Kharkiv region.</text:p>
      <text:p text:style-name="P4">
Signs of the baby: looks 17 years old, 158 cm in height, skinny, blonded, gray-green eyes.</text:p>
      <text:p text:style-name="P4">
Special signs: wears glasses.</text:p>
      <text:p text:style-name="P4">
<text:span text:style-name="T4">
 Mykola Grigoriev, 17 years old </text:span>
</text:p>
      <text:p text:style-name="P4">
<draw:frame draw:style-name="fr1" draw:name="Image251" text:anchor-type="as-char" svg:width="6.9236in" svg:height="6.9236in" draw:z-index="0">
<draw:image xlink:href="../Images/yкринформ/2023-04-08T14-39-00-03-00/1659948835-931.jpg" xlink:type="simple" xlink:show="embed" xlink:actuate="onLoad" draw:mime-type="image/jpeg"/>
</draw:frame>
</text:p>
      <text:p text:style-name="P4">
Signs: looks 17 years old, 170 cm in height, thin, light short -haired.</text:p>
      <text:p text:style-name="P4">
Clothes: black T -shirt, blue shorts, black sneakers.</text:p>
      <text:p text:style-name="P4">
<draw:frame draw:style-name="fr1" draw:name="Image252" text:anchor-type="as-char" svg:width="6.9236in" svg:height="6.9236in" draw:z-index="0">
<draw:image xlink:href="../Images/yкринформ/2023-04-08T14-39-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draw:frame draw:style-name="fr1" draw:name="Image253" text:anchor-type="as-char" svg:width="6.9236in" svg:height="6.9236in" draw:z-index="0">
<draw:image xlink:href="../Images/yкринформ/2023-04-08T14-39-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254" text:anchor-type="as-char" svg:width="6.9236in" svg:height="6.9236in" draw:z-index="0">
<draw:image xlink:href="../Images/yкринформ/2023-04-08T14-39-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Romanian F-16 was lifted to intercepts two Russian fighters over the Baltic Sea</text:span>
</text:h>
      <text:p text:style-name="P4">
Authors: Ukrinform (Person)</text:p>
      <text:p text:style-name="P4">
Publisher: Укринформ (Organization)</text:p>
      <text:p text:style-name="P4">
Published Time: 2023-04-08T14:39:26+03:00</text:p>
      <text:p text:style-name="P4">
Modified Time: 2023-04-08T14:39:26+03:00</text:p>
      <text:p text:style-name="P4">
Description: The F-16 Air Force fighters from the NATO air patrol mission rose to intercept and support two Russian Su-27 fighters over the Baltic Sea. - Ukrinform.</text:p>
      <text:p text:style-name="P4">
Images: ["<text:a xlink:type="simple" xlink:href="https://static.ukrinform.com/photos/2023_04/thumb_files/630_360_1680953651-827.jpg" text:style-name="Internet_20_link" text:visited-style-name="Visited_20_Internet_20_Link">
630_360_16809...</text:a>
", "<text:a xlink:type="simple" xlink:href="https://static.ukrinform.com/photos/2023_04/1680953645-650.jpg" text:style-name="Internet_20_link" text:visited-style-name="Visited_20_Internet_20_Link">
1680953645-65...</text:a>
"]</text:p>
      <text:p text:style-name="P4">
Tags: ['Літак', 'НАТО', 'Румунія', 'росія']</text:p>
      <text:p text:style-name="P4">
Type: Article</text:p>
      <!--METADATA-->
      <text:p text:style-name="P4">
<draw:frame draw:style-name="fr1" draw:name="Image255" text:anchor-type="as-char" svg:width="6.9236in" svg:height="3.956343in" draw:z-index="0">
<draw:image xlink:href="../Images/yкринформ/2023-04-08T14-39-26-03-00/630_360_1680953651-827.jpg" xlink:type="simple" xlink:show="embed" xlink:actuate="onLoad" draw:mime-type="image/jpeg"/>
</draw:frame>
The F-16 F-16 fighters from the NATO air patrol mission rose to intercept and support two Russian Su-27 fighter jets over the Baltic Morem.</text:p>
      <text:p text:style-name="P4">
This is reported on <text:a xlink:type="simple" xlink:href="http://ac.nato.int/archive/2023/ROU_AF_1st_AScr" text:style-name="Internet_20_link" text:visited-style-name="Visited_20_Internet_20_Link">
</text:a>
NATO, reports Ukrinform.</text:p>
      <text:p text:style-name="P4">
As it is noted, on April 7, six days after their duty of the Uram, an enhanced air patrol mission in the Baltic States, the two Romanian high-heels of the F-16 Carpathian Viper were raised by the center of the united airfields <text:a xlink:type="simple" xlink:href="https://www.ukrinform.ua/tag-nato" text:style-name="Internet_20_link" text:visited-style-name="Visited_20_Internet_20_Link">
</text:a>
In the German Jema, for the first time to respond to the air incident in the international airspace of the Superior Sea.</text:p>
      <text:p text:style-name="P4">
After interception, the fighters were identified as Russian Su-27. RomanianF-16 accompanied them to leaving the NATO responsibility zone.</text:p>
      <text:p text:style-name="P4">
"The successful completion of the first Airpoclicing Flight Task in the Baltic States confirms the high level of readiness of the detachment ofCarpathian Viper to protect the sky and the ability of Romania to expand our F-16 in NATO missions," said the F-16 Kosin Commander.</text:p>
      <text:p text:style-name="P4">
<draw:frame draw:style-name="fr1" draw:name="Image256" text:anchor-type="as-char" svg:width="6.9236in" svg:height="3.89773in" draw:z-index="0">
<draw:image xlink:href="../Images/yкринформ/2023-04-08T14-39-26-03-00/1680953645-650.jpg" xlink:type="simple" xlink:show="embed" xlink:actuate="onLoad" draw:mime-type="image/jpeg"/>
</draw:frame>
<text:span text:style-name="T4">
 Read also: </text:span>
 [<text:span text:style-name="T4">
 NATO </text:span>
 <text:span text:style-name="T4">
 </text:span>
 prepared <text:span text:style-name="T4">
 </text:span>
 Significantly <text:span text:style-name="T4">
 </text:span>
 <text:span text:style-name="T4">
 strengthen </text:span>
** troo(https://www.ukrinform.ua/rubric-world/3684369-nato-gotuetsa-suttevo-posiliti-vijska-na-shidnomu-flanzi-politico.html)As reported by Ukrinform, several Russian fighters and strategic bubblers <text:a xlink:type="simple" xlink:href="https://www.ukrinform.ua/rubric-world/3671167-amerikanski-vinisuvaci-vdruge-za-dva-dni-perehopili-litaki-rf-bila-alaski.html" text:style-name="Internet_20_link" text:visited-style-name="Visited_20_Internet_20_Link">
</text:a>
Forces of North America's air defense across the international aircraft near Alaska.</text:p>
      <text:p text:style-name="P4">
<text:span text:style-name="T5">
Foto: Air Force Romania</text:span>
</text:p>
      <text:p text:style-name="P4">
News Source: <text:a xlink:type="simple" xlink:href="https://www.ukrinform.ua/rubric-world/3693272-rumunski-f16-pidijmali-na-perehoplenna-dvoh-vinisuvaciv-rf-nad-baltijskim-morem.html" text:style-name="Internet_20_link" text:visited-style-name="Visited_20_Internet_20_Link">
https://www.ukrinform.ua/rubric-world/3693272-rumunski-f16-pidijmali-na-perehoplenna-dvoh-vinisuvaciv-rf-nad-baltijskim-morem.html</text:a>
</text:p>
      <!--NEWS-->
      <text:h text:style-name="P10" text:outline-level="1">
<text:span text:style-name="T4">
The Court has decided to eliminate RT France</text:span>
</text:h>
      <text:p text:style-name="P4">
Authors: Ukrinform (Person)</text:p>
      <text:p text:style-name="P4">
Publisher: Укринформ (Organization)</text:p>
      <text:p text:style-name="P4">
Published Time: 2023-04-08T14:50:43+03:00</text:p>
      <text:p text:style-name="P4">
Modified Time: 2023-04-08T14:50:43+03:00</text:p>
      <text:p text:style-name="P4">
Description: The French Commercial Court officially recognized the Kremlin's TV channel RT France bankrupt. - Ukrinform.</text:p>
      <text:p text:style-name="P4">
Images: ["<text:a xlink:type="simple" xlink:href="https://static.ukrinform.com/photos/2023_04/thumb_files/630_360_1680954269-215.jpg" text:style-name="Internet_20_link" text:visited-style-name="Visited_20_Internet_20_Link">
630_360_16809...</text:a>
"]</text:p>
      <text:p text:style-name="P4">
Tags: ['Франція', 'Пропаганда', 'Суд', 'Банкрутство']</text:p>
      <text:p text:style-name="P4">
Type: Article</text:p>
      <!--METADATA-->
      <text:p text:style-name="P4">
<draw:frame draw:style-name="fr1" draw:name="Image257" text:anchor-type="as-char" svg:width="6.9236in" svg:height="3.956343in" draw:z-index="0">
<draw:image xlink:href="../Images/yкринформ/2023-04-08T14-50-43-03-00/630_360_1680954269-215.jpg" xlink:type="simple" xlink:show="embed" xlink:actuate="onLoad" draw:mime-type="image/jpeg"/>
</draw:frame>
The French Commercial Court officially recognized the Kremlin's TV channel France bankrupt.</text:p>
      <text:p text:style-name="P4">
This was reported by the President of Ksenia Fedorov, Ukrinform reports to <text:a xlink:type="simple" xlink:href="http://www.politico.eu/article/french-court-declares-rt-france-bankrupt/" text:style-name="Internet_20_link" text:visited-style-name="Visited_20_Internet_20_Link">
</text:a>
.</text:p>
      <text:p text:style-name="P4">
"The court in Natter has decided to eliminate RT France," Fedorova said.</text:p>
      <text:p text:style-name="P4">
According to her, RT France staff will be released in the coming days.</text:p>
      <text:p text:style-name="P4">
Last year in March, the EU banned speech by Russian government media, such as Sputnik IRT, previously known as Russia today, after Russia-resolved by Russia.</text:p>
      <text:p text:style-name="P4">
<text:span text:style-name="T4">
 Read also: </text:span>
 <text:a xlink:type="simple" xlink:href="https://www.ukrinform.ua/rubric-society/3671418-direktora-russia-today-krasovskogo-v-ukraini-zasudili-do-pati-rokiv-vaznici.html" text:style-name="Internet_20_link" text:visited-style-name="Visited_20_Internet_20_Link">
<text:span text:style-name="T4">
 Russia </text:span>
 <text:span text:style-name="T4">
 TODAY </text:span>
</text:a>
However, sanctions did not prevent the media from releasing content. Last year, the Russian channel continued to create, publish and broadcast materials that are more and more focused on French-speaking audiences in African countries, such as Kakimly and Burkina-Faso.</text:p>
      <text:p text:style-name="P4">
<text:span text:style-name="T4">
 Read also: </text:span>
 <text:a xlink:type="simple" xlink:href="https://www.ukrinform.ua/rubric-ato/3611459-v-ukraini-zatrimali-blogera-russia-today-akij-posiruvav-u-es-fejki-pro-vijnu.html" text:style-name="Internet_20_link" text:visited-style-name="Visited_20_Internet_20_Link">
<text:span text:style-name="T4">
 Russia </text:span>
 <text:span text:style-name="T4">
 TODAY </text:span>
</text:a>
Earlier this year the government <text:a xlink:type="simple" xlink:href="https://www.ukrinform.ua/tag-francia" text:style-name="Internet_20_link" text:visited-style-name="Visited_20_Internet_20_Link">
</text:a>
blocked the RT France's bank accounts after the EU decision to freeze the assets of the Break.</text:p>
      <text:p text:style-name="P4">
News Source: <text:a xlink:type="simple" xlink:href="https://www.ukrinform.ua/rubric-world/3693274-sud-uhvaliv-risenna-pro-likvidaciu-rt-france.html" text:style-name="Internet_20_link" text:visited-style-name="Visited_20_Internet_20_Link">
https://www.ukrinform.ua/rubric-world/3693274-sud-uhvaliv-risenna-pro-likvidaciu-rt-france.html</text:a>
</text:p>
      <!--NEWS-->
      <text:h text:style-name="P10" text:outline-level="1">
<text:span text:style-name="T4">
In Moldova, the bus to Kiev is victims</text:span>
</text:h>
      <text:p text:style-name="P4">
Authors: Ukrinform (Person)</text:p>
      <text:p text:style-name="P4">
Publisher: Укринформ (Organization)</text:p>
      <text:p text:style-name="P4">
Published Time: 2023-04-08T14:54:00+03:00</text:p>
      <text:p text:style-name="P4">
Modified Time: 2023-04-08T14:54:00+03:00</text:p>
      <text:p text:style-name="P4">
Description: In Moldova, in the Drooky district, on the morning of April 8, a bus, which was heading from Chisinau to Kiev. - Ukrinform.</text:p>
      <text:p text:style-name="P4">
Images: ["<text:a xlink:type="simple" xlink:href="https://static.ukrinform.com/photos/2023_04/thumb_files/630_360_1680954876-907.jpg" text:style-name="Internet_20_link" text:visited-style-name="Visited_20_Internet_20_Link">
630_360_16809...</text:a>
"]</text:p>
      <text:p text:style-name="P4">
Tags: ['Аварія', 'Молдова', 'Автобус', 'Київ']</text:p>
      <text:p text:style-name="P4">
Type: Article</text:p>
      <!--METADATA-->
      <text:p text:style-name="P4">
<draw:frame draw:style-name="fr1" draw:name="Image258" text:anchor-type="as-char" svg:width="6.9236in" svg:height="3.956343in" draw:z-index="0">
<draw:image xlink:href="../Images/yкринформ/2023-04-08T14-54-00-03-00/630_360_1680954876-907.jpg" xlink:type="simple" xlink:show="embed" xlink:actuate="onLoad" draw:mime-type="image/jpeg"/>
</draw:frame>
In Moldova, in the Drooky district, on the morning of April 8, a bus, which struck from Chisinau to Kiev.</text:p>
      <text:p text:style-name="P4">
About it reports <text:a xlink:type="simple" xlink:href="https://newsmaker.md/rus/novosti/video-v-drokievskom-rayone-perevernulsya-reysovyy-avtobus-sledovavshiy-v-kiev/" text:style-name="Internet_20_link" text:visited-style-name="Visited_20_Internet_20_Link">
</text:a>
, reports Ukrinform.</text:p>
      <text:p text:style-name="P4">
Nine foreign citizens were transported to the hospital for medical care, the General Police General said. In total, there were 21 persons on the bus.</text:p>
      <text:p text:style-name="P4">
<text:a xlink:type="simple" xlink:href="https://www.ukrinform.ua/tag-avaria" text:style-name="Internet_20_link" text:visited-style-name="Visited_20_Internet_20_Link">
</text:a>
It happened at about 9.40 in the morning. Police found that the bus driver did not manage. The bus first crashed into a tree and then went into the ditch.</text:p>
      <text:p text:style-name="P4">
"It was previously established that the accident could have happened due to a technical malfunction of the transport vehicle," law enforcement officers said.</text:p>
      <text:p text:style-name="P4">
<text:span text:style-name="T4">
 Read also: </text:span>
 <text:a xlink:type="simple" xlink:href="https://www.ukrinform.ua/rubric-regions/3692747-na-zitomirsini-stalasa-dtp-castkovo-perekrili-ruh-na-trasi-kiiv-cop.html" text:style-name="Internet_20_link" text:visited-style-name="Visited_20_Internet_20_Link">
<text:span text:style-name="T4">
 accident </text:span>
</text:a>
It is not currently reported which citizens were on the bus. The details are found out.</text:p>
      <text:p text:style-name="P4">
<text:span text:style-name="T5">
Foto: Igp</text:span>
</text:p>
      <text:p text:style-name="P4">
News Source: <text:a xlink:type="simple" xlink:href="https://www.ukrinform.ua/rubric-world/3693278-u-moldovi-perekinuvsa-avtobus-do-kieva-e-postrazdali.html" text:style-name="Internet_20_link" text:visited-style-name="Visited_20_Internet_20_Link">
https://www.ukrinform.ua/rubric-world/3693278-u-moldovi-perekinuvsa-avtobus-do-kieva-e-postrazdali.html</text:a>
</text:p>
      <!--NEWS-->
      <text:h text:style-name="P10" text:outline-level="1">
<text:span text:style-name="T4">
Dynamo won Minaj in the Ukrainian Football Championship</text:span>
</text:h>
      <text:p text:style-name="P4">
Authors: Ukrinform (Person)</text:p>
      <text:p text:style-name="P4">
Publisher: Укринформ (Organization)</text:p>
      <text:p text:style-name="P4">
Published Time: 2023-04-08T14:54:45+03:00</text:p>
      <text:p text:style-name="P4">
Modified Time: 2023-04-08T14:54:45+03:00</text:p>
      <text:p text:style-name="P4">
Description: On Saturday, the 20th round of the Football Premier League of Ukraine continued. - Ukrinform.</text:p>
      <text:p text:style-name="P4">
Images: ["<text:a xlink:type="simple" xlink:href="https://static.ukrinform.com/photos/2023_04/thumb_files/630_360_1680948415-370.jpg" text:style-name="Internet_20_link" text:visited-style-name="Visited_20_Internet_20_Link">
630_360_16809...</text:a>
"]</text:p>
      <text:p text:style-name="P4">
Tags: ['Динамо', 'Футбол', 'Україна', 'Минай']</text:p>
      <text:p text:style-name="P4">
Type: Article</text:p>
      <!--METADATA-->
      <text:p text:style-name="P4">
<draw:frame draw:style-name="fr1" draw:name="Image259" text:anchor-type="as-char" svg:width="6.9236in" svg:height="3.956343in" draw:z-index="0">
<draw:image xlink:href="../Images/yкринформ/2023-04-08T14-54-45-03-00/630_360_1680948415-370.jpg" xlink:type="simple" xlink:show="embed" xlink:actuate="onLoad" draw:mime-type="image/jpeg"/>
</draw:frame>
The 20th round of the Football Premier League of Ukraine was satisfied.</text:p>
      <text:p text:style-name="P4">
Dynamo Kiev beat the Transcarpathian Minaj at home - 2-0, reports Ukrinform.</text:p>
      <text:p text:style-name="P4">
Balls scored Anton Tsarenko(35th minute)and Vladislav Vanat(62).</text:p>
      <text:p text:style-name="P4">
Один з конкурентів киян у боротьбі за лідируючі позиції - луганська «Зоря» нацю хвилину поступається в гостях криворізькому «Кривбасу» - 0:1. Гол в активіРіфета Капича (50).</text:p>
      <text:p text:style-name="P4">
Сьогодні пройдуть ще дві зустрічі. Донецький «Шахтар» грає з харківським«Металістом», а львівський «Рух» зустрінеться з рівненським «Вересом».</text:p>
      <text:p text:style-name="P4">
Завершится тур у неділю, 9 квітня, матчами між «Дніпром-1» і «Львовом»,«Олександрією» і «Чорноморцем», ковалівським «Колосом» і харківським«Металістом 1925»..</text:p>
      <text:p text:style-name="P4">
Результат стартового поєдинку туру між полтавською «Ворсклою» та «Інгульцем» зПетрового - 1:0</text:p>
      <text:p text:style-name="P4">
<text:span text:style-name="T4">
Читайте також:</text:span>
 <text:a xlink:type="simple" xlink:href="https://www.ukrinform.ua/rubric-sports/3693167-kapitan-dinamo-zustrivsa-z-ucasnikami-premerligi-skilnogo-futbolu.html" text:style-name="Internet_20_link" text:visited-style-name="Visited_20_Internet_20_Link">
 <text:span text:style-name="T4">
Динамо</text:span>
 </text:a>
Leaders' position: Shakhtar - 43 points(After 18 games), Dnipro -1 - 42(18), Zorya - 40(19), «Dynamo» - 39(20), Alexandria - 31(18).</text:p>
      <text:p text:style-name="P4">
Фото: dynamo.kiev.ua.</text:p>
      <text:p text:style-name="P4">
News Source: <text:a xlink:type="simple" xlink:href="https://www.ukrinform.ua/rubric-sports/3693276-dinamo-peremoglo-minaj-u-cempionati-ukraini-z-futbolu.html" text:style-name="Internet_20_link" text:visited-style-name="Visited_20_Internet_20_Link">
https://www.ukrinform.ua/rubric-sports/3693276-dinamo-peremoglo-minaj-u-cempionati-ukraini-z-futbolu.html</text:a>
</text:p>
      <!--NEWS-->
      <text:h text:style-name="P10" text:outline-level="1">
<text:span text:style-name="T4">
In Kramatorsk honored the memory of the victims of the rocket strike of the Russian Federation at the railway station</text:span>
</text:h>
      <text:p text:style-name="P4">
Authors: Ukrinform (Person)</text:p>
      <text:p text:style-name="P4">
Publisher: Укринформ (Organization)</text:p>
      <text:p text:style-name="P4">
Published Time: 2023-04-08T14:56:56+03:00</text:p>
      <text:p text:style-name="P4">
Modified Time: 2023-04-08T14:56:56+03:00</text:p>
      <text:p text:style-name="P4">
Description: In Kramatorsk in Donetsk, the memory of those who died as a result of the Russian rocket firing of the railway station was honored a year ago. - Ukrinform.</text:p>
      <text:p text:style-name="P4">
Images: ["<text:a xlink:type="simple" xlink:href="https://static.ukrinform.com/photos/2023_04/thumb_files/630_360_1680954384-1394.jpeg" text:style-name="Internet_20_link" text:visited-style-name="Visited_20_Internet_20_Link">
630_360_16809...</text:a>
", "<text:a xlink:type="simple" xlink:href="https://static.ukrinform.com/photos/2023_04/thumb_files/630_360_1680954384-6529.jpeg" text:style-name="Internet_20_link" text:visited-style-name="Visited_20_Internet_20_Link">
630_360_16809...</text:a>
", "<text:a xlink:type="simple" xlink:href="https://static.ukrinform.com/photos/2023_04/thumb_files/630_360_1680954384-3644.jpeg" text:style-name="Internet_20_link" text:visited-style-name="Visited_20_Internet_20_Link">
630_360_16809...</text:a>
", "<text:a xlink:type="simple" xlink:href="https://static.ukrinform.com/photos/2023_04/thumb_files/630_360_1680954384-2799.jpeg" text:style-name="Internet_20_link" text:visited-style-name="Visited_20_Internet_20_Link">
630_360_16809...</text:a>
", "<text:a xlink:type="simple" xlink:href="https://static.ukrinform.com/photos/2023_04/thumb_files/630_360_1680954384-5220.jpeg" text:style-name="Internet_20_link" text:visited-style-name="Visited_20_Internet_20_Link">
630_360_16809...</text:a>
", "<text:a xlink:type="simple" xlink:href="https://static.ukrinform.com/photos/2023_04/thumb_files/630_360_1680954385-7457.jpeg" text:style-name="Internet_20_link" text:visited-style-name="Visited_20_Internet_20_Link">
630_360_16809...</text:a>
"]</text:p>
      <text:p text:style-name="P4">
Tags: ['Краматорськ', 'Обстріл', "Пам'ять", 'росія']</text:p>
      <text:p text:style-name="P4">
Type: Article</text:p>
      <!--METADATA-->
      <text:p text:style-name="P4">
<draw:frame draw:style-name="fr1" draw:name="Image260" text:anchor-type="as-char" svg:width="6.9236in" svg:height="3.956343in" draw:z-index="0">
<draw:image xlink:href="../Images/yкринформ/2023-04-08T14-56-56-03-00/630_360_1680954384-1394.jpeg" xlink:type="simple" xlink:show="embed" xlink:actuate="onLoad" draw:mime-type="image/jpeg"/>
</draw:frame>
Ukramatorsk in the Donetsk region honored the memory of those who died as a result of the Russian Wait Fire of the Railway Station a year ago.</text:p>
      <text:p text:style-name="P4">
About it in <text:a xlink:type="simple" xlink:href="http://t.me/kramatorsk_rada/10567" text:style-name="Internet_20_link" text:visited-style-name="Visited_20_Internet_20_Link">
</text:a>
The Kramatorsk City Road reported, Ukrinform reports.</text:p>
      <text:p text:style-name="P4">
“Today is the year from the day when the Russians struck the Kramatorsk Rs -Lisa Station. At that time, 61 people were killed, 121 more were killed. The memory of all the victims of that shelling was honored today in Kramatorsk a day with law enforcement officers, rescuers, volunteers and representatives of local authorities, ”the message reads.</text:p>
      <text:p text:style-name="P4">
<draw:frame draw:style-name="fr1" draw:name="Image261" text:anchor-type="as-char" svg:width="6.9236in" svg:height="3.956343in" draw:z-index="0">
<draw:image xlink:href="../Images/yкринформ/2023-04-08T14-56-56-03-00/630_360_1680954384-6529.jpeg" xlink:type="simple" xlink:show="embed" xlink:actuate="onLoad" draw:mime-type="image/jpeg"/>
</draw:frame>
Kramatorsk honored the memory of the victims of the rocket stroke of the Russian Federation on the railway / photo: Kramatorsk City Council <text:a xlink:type="simple" xlink:href="https://static.ukrinform.com/photos/2023_04/1680954384-6529.jpeg" text:style-name="Internet_20_link" text:visited-style-name="Visited_20_Internet_20_Link">
![] [](Images/yкринформ/2023-04-08T14-56-56-03-00/630_360_1680954384-6529.jpeg)</text:a>
 <text:a xlink:type="simple" xlink:href="https://static.ukrinform.com/photos/2023_04/1680954384-3644.jpeg" text:style-name="Internet_20_link" text:visited-style-name="Visited_20_Internet_20_Link">
<draw:frame draw:style-name="fr1" draw:name="Image262" text:anchor-type="as-char" svg:width="6.9236in" svg:height="3.956343in" draw:z-index="0">
<draw:image xlink:href="../Images/yкринформ/2023-04-08T14-56-56-03-00/630_360_1680954384-3644.jpeg" xlink:type="simple" xlink:show="embed" xlink:actuate="onLoad" draw:mime-type="image/jpeg"/>
</draw:frame>
</text:a>
 <text:a xlink:type="simple" xlink:href="https://static.ukrinform.com/photos/2023_04/1680954384-2799.jpeg" text:style-name="Internet_20_link" text:visited-style-name="Visited_20_Internet_20_Link">
<draw:frame draw:style-name="fr1" draw:name="Image263" text:anchor-type="as-char" svg:width="6.9236in" svg:height="3.956343in" draw:z-index="0">
<draw:image xlink:href="../Images/yкринформ/2023-04-08T14-56-56-03-00/630_360_1680954384-2799.jpeg" xlink:type="simple" xlink:show="embed" xlink:actuate="onLoad" draw:mime-type="image/jpeg"/>
</draw:frame>
</text:a>
 <text:a xlink:type="simple" xlink:href="https://static.ukrinform.com/photos/2023_04/1680954384-1394.jpeg" text:style-name="Internet_20_link" text:visited-style-name="Visited_20_Internet_20_Link">
<draw:frame draw:style-name="fr1" draw:name="Image264" text:anchor-type="as-char" svg:width="6.9236in" svg:height="3.956343in" draw:z-index="0">
<draw:image xlink:href="../Images/yкринформ/2023-04-08T14-56-56-03-00/630_360_1680954384-1394.jpeg" xlink:type="simple" xlink:show="embed" xlink:actuate="onLoad" draw:mime-type="image/jpeg"/>
</draw:frame>
</text:a>
 <text:a xlink:type="simple" xlink:href="https://static.ukrinform.com/photos/2023_04/1680954384-5220.jpeg" text:style-name="Internet_20_link" text:visited-style-name="Visited_20_Internet_20_Link">
<draw:frame draw:style-name="fr1" draw:name="Image265" text:anchor-type="as-char" svg:width="6.9236in" svg:height="3.956343in" draw:z-index="0">
<draw:image xlink:href="../Images/yкринформ/2023-04-08T14-56-56-03-00/630_360_1680954384-5220.jpeg" xlink:type="simple" xlink:show="embed" xlink:actuate="onLoad" draw:mime-type="image/jpeg"/>
</draw:frame>
</text:a>
 <text:a xlink:type="simple" xlink:href="https://static.ukrinform.com/photos/2023_04/1680954385-7457.jpeg" text:style-name="Internet_20_link" text:visited-style-name="Visited_20_Internet_20_Link">
<draw:frame draw:style-name="fr1" draw:name="Image266" text:anchor-type="as-char" svg:width="6.9236in" svg:height="3.956343in" draw:z-index="0">
<draw:image xlink:href="../Images/yкринформ/2023-04-08T14-56-56-03-00/630_360_1680954385-7457.jpeg" xlink:type="simple" xlink:show="embed" xlink:actuate="onLoad" draw:mime-type="image/jpeg"/>
</draw:frame>
</text:a>
On the anniversary of the shelling also there was a premiere display of the documentary "Kramatorsk Station", created by the project "testimony of Ukraine"/ The ReckoningProject.</text:p>
      <text:p text:style-name="P4">
A year ago, on April 8, 2022, <text:a xlink:type="simple" xlink:href="https://www.ukrinform.ua/tag-rosia" text:style-name="Internet_20_link" text:visited-style-name="Visited_20_Internet_20_Link">
</text:a>
The Kramatorsk Railway Station, which was then one of the preference points of evacuation for residents of Donetsk region.</text:p>
      <text:p text:style-name="P4">
<text:span text:style-name="T4">
 Read also: </text:span>
 <text:a xlink:type="simple" xlink:href="https://www.ukrinform.ua/rubric-ato/3690148-zelenskij-skazav-koli-zapracue-spectribunal-proti-rosii.html" text:style-name="Internet_20_link" text:visited-style-name="Visited_20_Internet_20_Link">
</text:a>
As reported by Ukrinform, today, on April 8, at 10:30 at all stations of Ukraine, a moment of silence was made to honor the memory of the victims of the Russian Waffal Fire on April 8, 2022 of the Kramatorsk Railway Station.</text:p>
      <text:p text:style-name="P4">
News Source: <text:a xlink:type="simple" xlink:href="https://www.ukrinform.ua/rubric-regions/3693279-u-kramatorsku-vsanuvali-pamat-zertv-raketnogo-udaru-rf-po-zaliznicnomu-vokzalu.html" text:style-name="Internet_20_link" text:visited-style-name="Visited_20_Internet_20_Link">
https://www.ukrinform.ua/rubric-regions/3693279-u-kramatorsku-vsanuvali-pamat-zertv-raketnogo-udaru-rf-po-zaliznicnomu-vokzalu.html</text:a>
</text:p>
      <!--NEWS-->
      <text:h text:style-name="P10" text:outline-level="1">
<text:span text:style-name="T4">
The two museums of Sweden opened a photo exhibition of Mariupol journalist</text:span>
</text:h>
      <text:p text:style-name="P4">
Authors: Ukrinform (Person)</text:p>
      <text:p text:style-name="P4">
Publisher: Укринформ (Organization)</text:p>
      <text:p text:style-name="P4">
Published Time: 2023-04-08T15:08:04+03:00</text:p>
      <text:p text:style-name="P4">
Modified Time: 2023-04-08T15:08:04+03:00</text:p>
      <text:p text:style-name="P4">
Description: The two museums of Sweden opened a photo exhibition "Meanwhile in Mariupol", which presents the pictures of Mariupol journalist Vyacheslav Tverdohlib. - Ukrinform.</text:p>
      <text:p text:style-name="P4">
Images: ["<text:a xlink:type="simple" xlink:href="https://static.ukrinform.com/photos/2023_04/thumb_files/630_360_1680955483-942.jpg" text:style-name="Internet_20_link" text:visited-style-name="Visited_20_Internet_20_Link">
630_360_16809...</text:a>
", "<text:a xlink:type="simple" xlink:href="https://static.ukrinform.com/photos/2023_04/1680955561-488.jpg" text:style-name="Internet_20_link" text:visited-style-name="Visited_20_Internet_20_Link">
1680955561-48...</text:a>
", "<text:a xlink:type="simple" xlink:href="https://static.ukrinform.com/photos/2023_04/1680955513-630.jpg" text:style-name="Internet_20_link" text:visited-style-name="Visited_20_Internet_20_Link">
1680955513-63...</text:a>
", "<text:a xlink:type="simple" xlink:href="https://static.ukrinform.com/photos/2023_04/1680955497-548.jpg" text:style-name="Internet_20_link" text:visited-style-name="Visited_20_Internet_20_Link">
1680955497-54...</text:a>
", "<text:a xlink:type="simple" xlink:href="https://static.ukrinform.com/photos/2023_04/1680955503-470.jpg" text:style-name="Internet_20_link" text:visited-style-name="Visited_20_Internet_20_Link">
1680955503-47...</text:a>
", "<text:a xlink:type="simple" xlink:href="https://static.ukrinform.com/photos/2023_04/1680955492-210.jpg" text:style-name="Internet_20_link" text:visited-style-name="Visited_20_Internet_20_Link">
1680955492-21...</text:a>
"]</text:p>
      <text:p text:style-name="P4">
Tags: ['Маріуполь', 'Швеція', 'Виставка', 'Журналіст']</text:p>
      <text:p text:style-name="P4">
Type: Article</text:p>
      <!--METADATA-->
      <text:p text:style-name="P4">
<draw:frame draw:style-name="fr1" draw:name="Image267" text:anchor-type="as-char" svg:width="6.9236in" svg:height="3.956343in" draw:z-index="0">
<draw:image xlink:href="../Images/yкринформ/2023-04-08T15-08-04-03-00/630_360_1680955483-942.jpg" xlink:type="simple" xlink:show="embed" xlink:actuate="onLoad" draw:mime-type="image/jpeg"/>
</draw:frame>
The two -museums of Sweden opened a photo exhibition "Meanwhile in Mariupol", on which the photos of Mariupol journalist Vyacheslav Tverdohlib were presented.</text:p>
      <text:p text:style-name="P4">
As Ukrinform reports, about it in <text:a xlink:type="simple" xlink:href="https://t.me/mariupolrada/13614" text:style-name="Internet_20_link" text:visited-style-name="Visited_20_Internet_20_Link">
</text:a>
Reported the city council.</text:p>
      <text:p text:style-name="P4">
"Sweden presented a photo exhibition of Mariupol journalist Vyacheslavatverdohilib" Meanwhile in Mariupol. " During the blockade, he lived in the basement and has been involved in the events until he finally left the city on foot, ”he said.</text:p>
      <text:p text:style-name="P4">
<draw:frame draw:style-name="fr1" draw:name="Image268" text:anchor-type="as-char" svg:width="6.9236in" svg:height="4.621503in" draw:z-index="0">
<draw:image xlink:href="../Images/yкринформ/2023-04-08T15-08-04-03-00/1680955561-488.jpg" xlink:type="simple" xlink:show="embed" xlink:actuate="onLoad" draw:mime-type="image/jpeg"/>
</draw:frame>
</text:p>
      <text:p text:style-name="P4">
<draw:frame draw:style-name="fr1" draw:name="Image269" text:anchor-type="as-char" svg:width="6.9236in" svg:height="4.621503in" draw:z-index="0">
<draw:image xlink:href="../Images/yкринформ/2023-04-08T15-08-04-03-00/1680955513-630.jpg" xlink:type="simple" xlink:show="embed" xlink:actuate="onLoad" draw:mime-type="image/jpeg"/>
</draw:frame>
Visitors <text:a xlink:type="simple" xlink:href="https://www.ukrinform.ua/tag-vistavka" text:style-name="Internet_20_link" text:visited-style-name="Visited_20_Internet_20_Link">
</text:a>
You can also get acquainted with the diary of the eight -year -old Yegor, who wrote it during the blocade and watch a movie based on his records.</text:p>
      <text:p text:style-name="P4">
<draw:frame draw:style-name="fr1" draw:name="Image270" text:anchor-type="as-char" svg:width="6.9236in" svg:height="6.040841in" draw:z-index="0">
<draw:image xlink:href="../Images/yкринформ/2023-04-08T15-08-04-03-00/1680955497-548.jpg" xlink:type="simple" xlink:show="embed" xlink:actuate="onLoad" draw:mime-type="image/jpeg"/>
</draw:frame>
The exhibition is held at the Swedish National Museum of Military History of Ustline and the Swedish Air Force Museum in Lychoping. It will last until August 31.</text:p>
      <text:p text:style-name="P4">
<draw:frame draw:style-name="fr1" draw:name="Image271" text:anchor-type="as-char" svg:width="6.9236in" svg:height="4.621503in" draw:z-index="0">
<draw:image xlink:href="../Images/yкринформ/2023-04-08T15-08-04-03-00/1680955503-470.jpg" xlink:type="simple" xlink:show="embed" xlink:actuate="onLoad" draw:mime-type="image/jpeg"/>
</draw:frame>
<draw:frame draw:style-name="fr1" draw:name="Image272" text:anchor-type="as-char" svg:width="6.9236in" svg:height="9.042149in" draw:z-index="0">
<draw:image xlink:href="../Images/yкринформ/2023-04-08T15-08-04-03-00/1680955492-210.jpg" xlink:type="simple" xlink:show="embed" xlink:actuate="onLoad" draw:mime-type="image/jpeg"/>
</draw:frame>
<text:span text:style-name="T4">
 Read also: </text:span>
 <text:a xlink:type="simple" xlink:href="https://www.ukrinform.ua/rubric-culture/3691957-u-prazi-vidbuvsa-pokaz-dokumentalnogo-filmu-sedrik-proti-russkogo-mira.html" text:style-name="Internet_20_link" text:visited-style-name="Visited_20_Internet_20_Link">
</text:a>
As reported by Ukrinform, Ukrainian journalist Vyacheslav Tverdohlib exclusive hostile checkpoints <text:a xlink:type="simple" xlink:href="https://www.ukrinform.ua/rubric-society/3440482-zurnalist-viviz-kadri-zrujnovanogo-mariupola-na-flesci-shovanij-u-cukerci.html" text:style-name="Internet_20_link" text:visited-style-name="Visited_20_Internet_20_Link">
</text:a>
on a flash drive hidden in candy.</text:p>
      <text:p text:style-name="P4">
News Source: <text:a xlink:type="simple" xlink:href="https://www.ukrinform.ua/rubric-culture/3693280-u-dvoh-muzeah-svecii-vidkrilasa-fotovistavka-mariupolskogo-zurnalista.html" text:style-name="Internet_20_link" text:visited-style-name="Visited_20_Internet_20_Link">
https://www.ukrinform.ua/rubric-culture/3693280-u-dvoh-muzeah-svecii-vidkrilasa-fotovistavka-mariupolskogo-zurnalista.html</text:a>
</text:p>
      <!--NEWS-->
      <text:h text:style-name="P10" text:outline-level="1">
<text:span text:style-name="T4">
Five regions of Ukraine have received fully equipped cars "fast"</text:span>
</text:h>
      <text:p text:style-name="P4">
Authors: Ukrinform (Person)</text:p>
      <text:p text:style-name="P4">
Publisher: Укринформ (Organization)</text:p>
      <text:p text:style-name="P4">
Published Time: 2023-04-08T15:09:00+03:00</text:p>
      <text:p text:style-name="P4">
Modified Time: 2023-04-08T15:09:00+03:00</text:p>
      <text:p text:style-name="P4">
Description: Volyn, Rivne, Sumy, Dnipropetrovsk and Ivano-Frankivsk oblasts received 12 ambulances purchased by "medical procurement of Ukraine" within the limits of United Initiative24. - Ukrinform.</text:p>
      <text:p text:style-name="P4">
Images: ["<text:a xlink:type="simple" xlink:href="https://static.ukrinform.com/photos/2023_04/thumb_files/630_360_1680955632-350.jpeg" text:style-name="Internet_20_link" text:visited-style-name="Visited_20_Internet_20_Link">
630_360_16809...</text:a>
", "<text:a xlink:type="simple" xlink:href="https://static.ukrinform.com/photos/2023_04/1680955632-403.jpeg" text:style-name="Internet_20_link" text:visited-style-name="Visited_20_Internet_20_Link">
1680955632-40...</text:a>
", "<text:a xlink:type="simple" xlink:href="https://static.ukrinform.com/photos/2023_04/1680955631-289.jpeg" text:style-name="Internet_20_link" text:visited-style-name="Visited_20_Internet_20_Link">
1680955631-28...</text:a>
"]</text:p>
      <text:p text:style-name="P4">
Tags: ['Автомобіль', 'Швидка', 'допомога', 'United24']</text:p>
      <text:p text:style-name="P4">
Type: Article</text:p>
      <!--METADATA-->
      <text:p text:style-name="P4">
<draw:frame draw:style-name="fr1" draw:name="Image273" text:anchor-type="as-char" svg:width="6.9236in" svg:height="3.956343in" draw:z-index="0">
<draw:image xlink:href="../Images/yкринформ/2023-04-08T15-09-00-03-00/630_360_1680955632-350.jpeg" xlink:type="simple" xlink:show="embed" xlink:actuate="onLoad" draw:mime-type="image/jpeg"/>
</draw:frame>
Volyn, Rivne, Sumy, Dnipropetrovsk and Ivano-Frankivsk Region Obtained 12 ambulances purchased by "medical procurement of Ukraine" within the limits of United Initiative24.</text:p>
      <text:p text:style-name="P4">
This was reported <text:a xlink:type="simple" xlink:href="https://moz.gov.ua/article/news/sche-12-shvidkih-pridbanih-za-koshti-zibrani-cherez-united24-pribuli-v-regioni" text:style-name="Internet_20_link" text:visited-style-name="Visited_20_Internet_20_Link">
</text:a>
, reports Ukrinform.</text:p>
      <text:p text:style-name="P4">
“12 <text:a xlink:type="simple" xlink:href="https://www.ukrinform.ua/tag-avtomobil" text:style-name="Internet_20_link" text:visited-style-name="Visited_20_Internet_20_Link">
</text:a>
ambulance, purchased by "medical procurement of Ukraine" within the limits of United initiative24, stopped in Volyn, Rivne, Sumy, Dnipropetrovsk and Ivano -Frankivsk regions, " - the message reads.</text:p>
      <text:p text:style-name="P4">
<draw:frame draw:style-name="fr1" draw:name="Image274" text:anchor-type="as-char" svg:width="6.9236in" svg:height="3.890404in" draw:z-index="0">
<draw:image xlink:href="../Images/yкринформ/2023-04-08T15-09-00-03-00/1680955632-403.jpeg" xlink:type="simple" xlink:show="embed" xlink:actuate="onLoad" draw:mime-type="image/jpeg"/>
</draw:frame>
As it is noted, "fast" type C contains the necessary equipment: oxygen cylinders, cardio monitors, defibrillators, electrocardiographs and apparatus of artificial ventilation.</text:p>
      <text:p text:style-name="P4">
<draw:frame draw:style-name="fr1" draw:name="Image275" text:anchor-type="as-char" svg:width="6.9236in" svg:height="3.890404in" draw:z-index="0">
<draw:image xlink:href="../Images/yкринформ/2023-04-08T15-09-00-03-00/1680955631-289.jpeg" xlink:type="simple" xlink:show="embed" xlink:actuate="onLoad" draw:mime-type="image/jpeg"/>
</draw:frame>
“Emergency Care Cars is a mobile palatintending therapy. They can treat cardiogenic shock, provide assistance during childbirth, carry out resuscitations of patients, disrepair, ”said Maria Karchevich, Deputy Minister of Health on Issues in Development.</text:p>
      <text:p text:style-name="P4">
<text:span text:style-name="T4">
 Read also: </text:span>
 <text:a xlink:type="simple" xlink:href="https://www.ukrinform.ua/rubric-society/3692499-unisef-peredav-ukraini-70-medicnih-avtomobiliv.html" text:style-name="Internet_20_link" text:visited-style-name="Visited_20_Internet_20_Link">
<text:span text:style-name="T4">
 for </text:span>
 <text:span text:style-name="T4">
 </text:span>
 doctors **</text:a>
According to the Ministry of Health, as of now, in the conditions of war, 103 "fast" is damaged, 250 - destroyed, 125 are captured.</text:p>
      <text:p text:style-name="P4">
<text:span text:style-name="T5">
Foto: moz.gov.ua</text:span>
</text:p>
      <text:p text:style-name="P4">
News Source: <text:a xlink:type="simple" xlink:href="https://www.ukrinform.ua/rubric-regions/3693281-pat-oblastej-ukraini-otrimali-povnistu-obladnani-avtomobili-svidkoi.html" text:style-name="Internet_20_link" text:visited-style-name="Visited_20_Internet_20_Link">
https://www.ukrinform.ua/rubric-regions/3693281-pat-oblastej-ukraini-otrimali-povnistu-obladnani-avtomobili-svidkoi.html</text:a>
</text:p>
      <!--NEWS-->
      <text:h text:style-name="P10" text:outline-level="1">
<text:span text:style-name="T4">
Lithuanian Foreign Ministry seeks specific steps to integrate Ukraine in NATO at a summit in Vilnius</text:span>
</text:h>
      <text:p text:style-name="P4">
Authors: Ukrinform (Person)</text:p>
      <text:p text:style-name="P4">
Publisher: Укринформ (Organization)</text:p>
      <text:p text:style-name="P4">
Published Time: 2023-04-08T15:18:00+03:00</text:p>
      <text:p text:style-name="P4">
Modified Time: 2023-04-08T15:18:00+03:00</text:p>
      <text:p text:style-name="P4">
Description: Deputy Foreign Minister of Lithuania Mantas Adomasas said NATO Vilnius Summit would be successful if it has a clear progress on the political track on Ukraine's integration into the Alliance. - Ukrinform.</text:p>
      <text:p text:style-name="P4">
Images: ["<text:a xlink:type="simple" xlink:href="https://static.ukrinform.com/photos/2023_03/thumb_files/630_360_1679840178-743.jpeg" text:style-name="Internet_20_link" text:visited-style-name="Visited_20_Internet_20_Link">
630_360_16798...</text:a>
"]</text:p>
      <text:p text:style-name="P4">
Tags: ['Литва', 'МЗС', 'НАТО', 'Україна']</text:p>
      <text:p text:style-name="P4">
Type: Article</text:p>
      <!--METADATA-->
      <text:p text:style-name="P4">
<draw:frame draw:style-name="fr1" draw:name="Image276" text:anchor-type="as-char" svg:width="6.9236in" svg:height="3.956343in" draw:z-index="0">
<draw:image xlink:href="../Images/yкринформ/2023-04-08T15-18-00-03-00/630_360_1679840178-743.jpeg" xlink:type="simple" xlink:show="embed" xlink:actuate="onLoad" draw:mime-type="image/jpeg"/>
</draw:frame>
The Deputy Foreign Minister of Lithuania Mantas Adomes stated that Vilnius Samital would be successful if it has a clear progress on the political track of Ukraine's integration into the Alliance.</text:p>
      <text:p text:style-name="P4">
Adomenas expressed this opinion in <text:a xlink:type="simple" xlink:href="https://www.ukrinform.ua/rubric-polytics/3693294-mantas-adomenas-zastupnik-glavi-mzs-litvi.html" text:style-name="Internet_20_link" text:visited-style-name="Visited_20_Internet_20_Link">
</text:a>
What will be published on the website of the news agency.</text:p>
      <text:p text:style-name="P4">
“Summit <text:a xlink:type="simple" xlink:href="https://www.ukrinform.ua/tag-nato" text:style-name="Internet_20_link" text:visited-style-name="Visited_20_Internet_20_Link">
</text:a>
It will be successful if it is a clear progress on the political track on Ukraine's integration into NATO. It is clear that the content of the declaration, the essence of the planned decisions, are still staffing, so it is too early to talk about it. But we are with our partners - by things, their circle is expanding - we strive to make specific integration of Ukraine into the Alliance, ”Adomenas said.</text:p>
      <text:p text:style-name="P4">
He added that negotiations are currently continuing that Ukraine is presented at the highest level.</text:p>
      <text:p text:style-name="P4">
The Lithuanian diplomat also pointed to another important component of the future summit - the development of the defense of the Eastern flank of NATO. “We see positive changes in Poland, the greetings of neighboring countries. But it is worried that the situation in the Baltic countries of Takasam, as a year ago, before the start of a full -scale war in Ukraine. So, progress in this direction is also very needed, ”Adomenas emphasized.</text:p>
      <text:p text:style-name="P4">
<text:span text:style-name="T4">
 Read also: </text:span>
 <text:a xlink:type="simple" xlink:href="https://www.ukrinform.ua/rubric-world/3692662-litva-pidtrimuvatime-clenstvo-ukraini-v-es-i-nato-az-do-ii-vstupu-landsbergis.html" text:style-name="Internet_20_link" text:visited-style-name="Visited_20_Internet_20_Link">
<text:span text:style-name="T4">
 NATO </text:span>
</text:a>
As reported by Ukrinform, on Thursday, April 6, the Lithuanian Parliament approved <text:a xlink:type="simple" xlink:href="https://www.ukrinform.ua/rubric-polytics/3692442-sejm-litvi-uhvaliv-rezoluciu-pro-zaprosenna-ukraini-do-nato.html" text:style-name="Internet_20_link" text:visited-style-name="Visited_20_Internet_20_Link">
</text:a>
NATO Summer Summit, which includes the official invitation of Ukraine to join the Alliance.</text:p>
      <text:p text:style-name="P4">
The NATO Summit will be held in Vilnius on July 11-12. NATO Secretary General Yinstoltenberg has invited President of Ukraine Volodymyr Zelensky to this summit.</text:p>
      <text:p text:style-name="P4">
News Source: <text:a xlink:type="simple" xlink:href="https://www.ukrinform.ua/rubric-polytics/3693286-mzs-litvi-pragne-konkretnih-krokiv-z-integracii-ukraini-v-nato-na-samiti-u-vilnusi.html" text:style-name="Internet_20_link" text:visited-style-name="Visited_20_Internet_20_Link">
https://www.ukrinform.ua/rubric-polytics/3693286-mzs-litvi-pragne-konkretnih-krokiv-z-integracii-ukraini-v-nato-na-samiti-u-vilnusi.html</text:a>
</text:p>
      <!--NEWS-->
      <text:h text:style-name="P10" text:outline-level="1">
<text:span text:style-name="T4">
In Estonia, a coalition agreement has been reached, the composition of a new government was determined</text:span>
</text:h>
      <text:p text:style-name="P4">
Authors: Ukrinform (Person)</text:p>
      <text:p text:style-name="P4">
Publisher: Укринформ (Organization)</text:p>
      <text:p text:style-name="P4">
Published Time: 2023-04-08T15:19:27+03:00</text:p>
      <text:p text:style-name="P4">
Modified Time: 2023-04-08T15:19:27+03:00</text:p>
      <text:p text:style-name="P4">
Description: Estonia Prime Minister, leader of the Reform Party, who won the election, Kai Callas at a press conference on April 8, spoke about the distribution of ministerial posts in the new government. - Ukrinform.</text:p>
      <text:p text:style-name="P4">
Images: ["<text:a xlink:type="simple" xlink:href="https://static.ukrinform.com/photos/2021_05/thumb_files/630_360_1621713627-514.jpg" text:style-name="Internet_20_link" text:visited-style-name="Visited_20_Internet_20_Link">
630_360_16217...</text:a>
"]</text:p>
      <text:p text:style-name="P4">
Tags: ['Естонія', 'Коаліція', 'Уряд']</text:p>
      <text:p text:style-name="P4">
Type: Article</text:p>
      <!--METADATA-->
      <text:p text:style-name="P4">
<draw:frame draw:style-name="fr1" draw:name="Image277" text:anchor-type="as-char" svg:width="6.9236in" svg:height="3.956343in" draw:z-index="0">
<draw:image xlink:href="../Images/yкринформ/2023-04-08T15-19-27-03-00/630_360_1621713627-514.jpg" xlink:type="simple" xlink:show="embed" xlink:actuate="onLoad" draw:mime-type="image/jpeg"/>
</draw:frame>
Estonia Prime Minister, leader of the Reform Party, who won the election, Kai Callas of Pressconference on April 8 told about the distribution of ministerial posts in a new regime.</text:p>
      <text:p text:style-name="P4">
About it reports Ukrinform with reference to national <text:a xlink:type="simple" xlink:href="http://rus.err.ee/1608941438/partija-reform-raspredelila-ministerskie-posty" text:style-name="Internet_20_link" text:visited-style-name="Visited_20_Internet_20_Link">
</text:a>
.</text:p>
      <text:p text:style-name="P4">
Урядом продовжить керувати Кая Каллас. Міністерські портфелі отримають такіпредставники Партії реформ: міністром фінансів стане Март Вирклаєв, посадуміністра оборони продовжить займати Ханно Певкур, міністром юстиції буде КаллеЛаанет, міністром з питань клімату стане Крістен Міхал, міністерство культуриочолить Хейді Пурга, міністерством соціального захисту продовжить керуватиСіґне Рійсало.</text:p>
      <text:p text:style-name="P4">
Нову урядову коаліцію створюють Партія реформ (37 mandates in parliament), Eesti Party 200(14)and the Social Democratic Party(9). В уряді у реформістівбуде сім міністерських постів, у Eesti 200 та соцдемів – по три.</text:p>
      <text:p text:style-name="P4">
Міністерство освіти очолить Крістіна Каллас (Estonia 200), the Minister of Foreign Executives will be the representative of Eesti 200 Margus Tsakhkna, the post of Minister of Economy Tainftechnology will embrace Timat(Estonia 200). Міністром внутрішніх справзалишиться Лаурі Ляенеметс (Social Democratic Party), Minister of Regional Development will be Madis Callas(Social Democratic Party), Health Minister is a Red Sikut(Social Democratic Party).</text:p>
      <text:p text:style-name="P4">
<text:span text:style-name="T4">
Читайте також:</text:span>
 <text:a xlink:type="simple" xlink:href="https://www.ukrinform.ua/rubric-world/3691478-pocatok-koalicijnih-peregovoriv-u-finlandii-zbigsa-zi-vstupom-u-nato.html" text:style-name="Internet_20_link" text:visited-style-name="Visited_20_Internet_20_Link">
 <text:span text:style-name="T4">
коаліцій</text:span>
 </text:a>
It is assumed that the post of speaker of the Estonian Parliament of Rygicogu hugged Hussar(Estonia 200). Традиційно цю посаду займає представник другої зачисельністю фракції коаліційної партії.</text:p>
      <text:p text:style-name="P4">
News Source: <text:a xlink:type="simple" xlink:href="https://www.ukrinform.ua/rubric-world/3693287-v-estonii-dosagnuta-koalicijna-ugoda-viznacivsa-sklad-novogo-uradu.html" text:style-name="Internet_20_link" text:visited-style-name="Visited_20_Internet_20_Link">
https://www.ukrinform.ua/rubric-world/3693287-v-estonii-dosagnuta-koalicijna-ugoda-viznacivsa-sklad-novogo-uradu.html</text:a>
</text:p>
      <!--NEWS-->
      <text:h text:style-name="P10" text:outline-level="1">
<text:span text:style-name="T4">
Kyiv residents warn of thunderstorm and strong wind</text:span>
</text:h>
      <text:p text:style-name="P4">
Authors: Ukrinform (Person)</text:p>
      <text:p text:style-name="P4">
Publisher: Укринформ (Organization)</text:p>
      <text:p text:style-name="P4">
Published Time: 2023-04-08T15:23:01+03:00</text:p>
      <text:p text:style-name="P4">
Modified Time: 2023-04-08T15:23:01+03:00</text:p>
      <text:p text:style-name="P4">
Description: Residents of Kiev are warned that a thunderstorm and strong wind are expected in the capital in the near future. - Ukrinform.</text:p>
      <text:p text:style-name="P4">
Images: ["<text:a xlink:type="simple" xlink:href="https://static.ukrinform.com/photos/2019_06/thumb_files/630_360_1561740993-650.jpg" text:style-name="Internet_20_link" text:visited-style-name="Visited_20_Internet_20_Link">
630_360_15617...</text:a>
"]</text:p>
      <text:p text:style-name="P4">
Tags: ['Гроза', 'Вітер', 'Київ']</text:p>
      <text:p text:style-name="P4">
Type: Article</text:p>
      <!--METADATA-->
      <text:p text:style-name="P4">
<draw:frame draw:style-name="fr1" draw:name="Image278" text:anchor-type="as-char" svg:width="6.9236in" svg:height="3.956343in" draw:z-index="0">
<draw:image xlink:href="../Images/yкринформ/2023-04-08T15-23-01-03-00/630_360_1561740993-650.jpg" xlink:type="simple" xlink:show="embed" xlink:actuate="onLoad" draw:mime-type="image/jpeg"/>
</draw:frame>
Residents are warned that a thunderstorm and a heavyweight are expected in the capital in the near future.</text:p>
      <text:p text:style-name="P4">
According to Ukrinform, the Kyiv City State Administration reports <text:a xlink:type="simple" xlink:href="http://t.me/KyivCityOfficial/6429" text:style-name="Internet_20_link" text:visited-style-name="Visited_20_Internet_20_Link">
</text:a>
.</text:p>
      <text:p text:style-name="P4">
According to the Ukrhydromet Center, a thunderstorm is expected in the capital in the near future.</text:p>
      <text:p text:style-name="P4">
"Experts are reminded that during strong winds it is necessary to stay away from advertising shields, power lines, trees, and not to park nearby vehicles," - said in <text:a xlink:type="simple" xlink:href="https://www.ukrinform.ua/tag-kmda" text:style-name="Internet_20_link" text:visited-style-name="Visited_20_Internet_20_Link">
</text:a>
.</text:p>
      <text:p text:style-name="P4">
The administration is called in the case of flooding of the roadway or sidewalks to the dispatching: 044-284-74-19.</text:p>
      <text:p text:style-name="P4">
In case of falling trees or branches, when traumatic people, etc., you immediately inform the extruded services: 101 or 103. Kars phone: 044-430-37-13.</text:p>
      <text:p text:style-name="P4">
<text:span text:style-name="T4">
 Read also: </text:span>
 <text:a xlink:type="simple" xlink:href="https://www.ukrinform.ua/rubric-kyiv/3690951-u-stolici-v-berezni-zafiksuvali-sist-temperaturnih-rekordiv.html" text:style-name="Internet_20_link" text:visited-style-name="Visited_20_Internet_20_Link">
</text:a>
As reported by Ukrinform, on Sunday, April 9, in most regions of Ukraine <text:a xlink:type="simple" xlink:href="https://www.ukrinform.ua/rubric-regions/3693263-v-ukraini-prognozuut-dos-podekudi-iz-grozou-do-15-tepla.html" text:style-name="Internet_20_link" text:visited-style-name="Visited_20_Internet_20_Link">
</text:a>
, sometimes with a thunderstorm.</text:p>
      <text:p text:style-name="P4">
News Source: <text:a xlink:type="simple" xlink:href="https://www.ukrinform.ua/rubric-kyiv/3693289-ziteliv-kieva-poperedzaut-pro-grozu-ta-silnij-viter.html" text:style-name="Internet_20_link" text:visited-style-name="Visited_20_Internet_20_Link">
https://www.ukrinform.ua/rubric-kyiv/3693289-ziteliv-kieva-poperedzaut-pro-grozu-ta-silnij-viter.html</text:a>
</text:p>
      <!--NEWS-->
      <text:h text:style-name="P10" text:outline-level="1">
<text:span text:style-name="T4">
Niva lost LNZ in the first league champion group</text:span>
</text:h>
      <text:p text:style-name="P4">
Authors: Ukrinform (Person)</text:p>
      <text:p text:style-name="P4">
Publisher: Укринформ (Organization)</text:p>
      <text:p text:style-name="P4">
Published Time: 2023-04-08T15:25:55+03:00</text:p>
      <text:p text:style-name="P4">
Modified Time: 2023-04-08T15:25:55+03:00</text:p>
      <text:p text:style-name="P4">
Description: The football players of the Ternopil Niva gave way to the Cherkasy Club of LNZ (1: 2) in the match of the Championship group of the first league teams. - Ukrinform.</text:p>
      <text:p text:style-name="P4">
Images: ["<text:a xlink:type="simple" xlink:href="https://static.ukrinform.com/photos/2023_04/thumb_files/630_360_1680951711-379.jpeg" text:style-name="Internet_20_link" text:visited-style-name="Visited_20_Internet_20_Link">
630_360_16809...</text:a>
"]</text:p>
      <text:p text:style-name="P4">
Tags: ['Футбол', 'Черкаси', 'Тернопіль']</text:p>
      <text:p text:style-name="P4">
Type: Article</text:p>
      <!--METADATA-->
      <text:p text:style-name="P4">
<draw:frame draw:style-name="fr1" draw:name="Image279" text:anchor-type="as-char" svg:width="6.9236in" svg:height="3.956343in" draw:z-index="0">
<draw:image xlink:href="../Images/yкринформ/2023-04-08T15-25-55-03-00/630_360_1680951711-379.jpeg" xlink:type="simple" xlink:show="embed" xlink:actuate="onLoad" draw:mime-type="image/jpeg"/>
</draw:frame>
The football players of Ternopil Niva gave way to the Cherkasy Club of LNZ(1:2)In the match of the first league championship group.</text:p>
      <text:p text:style-name="P4">
Balls scored Nazarius Nich(19th minute)and Maxim Lopyreok(74). Крім того,на 89-й хвилині м'яч у власні ворта відправив футболіст ЛНЗ Олег Синьогуб,передає Укрінформ.</text:p>
      <text:p text:style-name="P4">
Календар інших матчів першого Чемпіонської групи:</text:p>
      <text:p text:style-name="P4">
8 квітня</text:p>
      <text:p text:style-name="P4">
«Епіцентр» (Kamianets-Podilskyi)- “Obolon”(Kyiv). 14.30</text:p>
      <text:p text:style-name="P4">
«Карпати» (Lviv)- “flint”(Kremenchuk). 17.00</text:p>
      <text:p text:style-name="P4">
9 квітня (Sunday)“Polissya”(Zhytomyr)- «Metalurg»(Zaporizhzhia). 16.00.</text:p>
      <text:p text:style-name="P4">
<text:span text:style-name="T4">
Читайте також:</text:span>
 <text:a xlink:type="simple" xlink:href="https://www.ukrinform.ua/rubric-sports/3693269-cernigivsvsm-peremig-fsk-mariupol-u-matci-persoi-ligi.html" text:style-name="Internet_20_link" text:visited-style-name="Visited_20_Internet_20_Link">
 <text:span text:style-name="T4">
ШВСМ</text:span>
 </text:a>
Leaders' situation: Obolon - 16 points, Polesie - 16, LNZ - 11, Epicenter -8. Niva has 3 points.</text:p>
      <text:p text:style-name="P4">
Eight clubs will be identified in the champion group(UPL), and the third and fourth teams will play playoff matches in the classroom: the third will play with the 14th UPL team, the fourth-with the 13th.</text:p>
      <text:p text:style-name="P4">
Photo: cherkassy-sport.com.</text:p>
      <text:p text:style-name="P4">
News Source: <text:a xlink:type="simple" xlink:href="https://www.ukrinform.ua/rubric-sports/3693291-niva-prograla-lnz-u-cempionskij-grupi-persoi-ligi.html" text:style-name="Internet_20_link" text:visited-style-name="Visited_20_Internet_20_Link">
https://www.ukrinform.ua/rubric-sports/3693291-niva-prograla-lnz-u-cempionskij-grupi-persoi-ligi.html</text:a>
</text:p>
      <!--NEWS-->
      <text:h text:style-name="P10" text:outline-level="1">
<text:span text:style-name="T4">
In Kharkiv, two people exploded on explosives</text:span>
</text:h>
      <text:p text:style-name="P4">
Authors: Ukrinform (Person)</text:p>
      <text:p text:style-name="P4">
Publisher: Укринформ (Organization)</text:p>
      <text:p text:style-name="P4">
Published Time: 2023-04-08T15:28:26+03:00</text:p>
      <text:p text:style-name="P4">
Modified Time: 2023-04-08T15:28:26+03:00</text:p>
      <text:p text:style-name="P4">
Description: In Kharkiv region, a man and a woman exploded on explosive objects. The victims are provided with medical care. - Ukrinform.</text:p>
      <text:p text:style-name="P4">
Images: ["<text:a xlink:type="simple" xlink:href="https://static.ukrinform.com/photos/2023_03/thumb_files/630_360_1679835922-775.jpg" text:style-name="Internet_20_link" text:visited-style-name="Visited_20_Internet_20_Link">
630_360_16798...</text:a>
"]</text:p>
      <text:p text:style-name="P4">
Tags: ['Міна', 'Вибухівка', 'Харківщина']</text:p>
      <text:p text:style-name="P4">
Type: Article</text:p>
      <!--METADATA-->
      <text:p text:style-name="P4">
<draw:frame draw:style-name="fr1" draw:name="Image280" text:anchor-type="as-char" svg:width="6.9236in" svg:height="3.956343in" draw:z-index="0">
<draw:image xlink:href="../Images/yкринформ/2023-04-08T15-28-26-03-00/630_360_1679835922-775.jpg" xlink:type="simple" xlink:show="embed" xlink:actuate="onLoad" draw:mime-type="image/jpeg"/>
</draw:frame>
Nakarkivshchyna man and woman were blown up on explosive objects. The insults are provided with medical care.</text:p>
      <text:p text:style-name="P4">
About it in <text:a xlink:type="simple" xlink:href="http://t.me/synegubov/5892" text:style-name="Internet_20_link" text:visited-style-name="Visited_20_Internet_20_Link">
</text:a>
The head of Kharkiv Ovaologub Synigubov reported, Ukrinform reports.</text:p>
      <text:p text:style-name="P4">
“Today on <text:a xlink:type="simple" xlink:href="https://www.ukrinform.ua/tag-harkivsina" text:style-name="Internet_20_link" text:visited-style-name="Visited_20_Internet_20_Link">
</text:a>
Two more civilians were resulted in explosive objects. In the city of the central cemetery Izium, a 53-year-old woman came on an anti-personnel minutip "Petal". Hospitalized with a mine -explosive trauma, ” - writes.</text:p>
      <text:p text:style-name="P4">
In addition, in the village of Slobozhansk, a man exploded and suffered a serious injury to the panel to disassemble an unknown item. He is provided with the necessary medical care.</text:p>
      <text:p text:style-name="P4">
<text:span text:style-name="T4">
 Read also: </text:span>
 <text:a xlink:type="simple" xlink:href="https://www.ukrinform.ua/rubric-regions/3693069-na-harkivsini-troe-ludej-pidirvalisa-na-vibuhivci-u-poli.html" text:style-name="Internet_20_link" text:visited-style-name="Visited_20_Internet_20_Link">
<text:span text:style-name="T4">
 Excluded </text:span>
</text:a>
As reported by Ukrinform, in the field near the village of Mykolaivka of Kharkiv region, Troyes were injured as a result of an explosion of an unknown explosive survey.</text:p>
      <text:p text:style-name="P4">
News Source: <text:a xlink:type="simple" xlink:href="https://www.ukrinform.ua/rubric-regions/3693293-na-harkivsini-dvoe-ludej-pidirvalisa-na-vibuhivci.html" text:style-name="Internet_20_link" text:visited-style-name="Visited_20_Internet_20_Link">
https://www.ukrinform.ua/rubric-regions/3693293-na-harkivsini-dvoe-ludej-pidirvalisa-na-vibuhivci.html</text:a>
</text:p>
      <!--NEWS-->
      <text:h text:style-name="P10" text:outline-level="1">
<text:span text:style-name="T4">
Twitter has lifted restrictions on the Kremlin -media accounts</text:span>
</text:h>
      <text:p text:style-name="P4">
Authors: Ukrinform (Person)</text:p>
      <text:p text:style-name="P4">
Publisher: Укринформ (Organization)</text:p>
      <text:p text:style-name="P4">
Published Time: 2023-04-08T15:31:00+03:00</text:p>
      <text:p text:style-name="P4">
Modified Time: 2023-04-08T15:31:00+03:00</text:p>
      <text:p text:style-name="P4">
Description: Twitter has lifted restrictions on the Kremlin's accounts after purchased by American billionaire Ilon Musk. - Ukrinform.</text:p>
      <text:p text:style-name="P4">
Images: ["<text:a xlink:type="simple" xlink:href="https://static.ukrinform.com/photos/2022_10/thumb_files/630_360_1666921830-759.jpg" text:style-name="Internet_20_link" text:visited-style-name="Visited_20_Internet_20_Link">
630_360_16669...</text:a>
"]</text:p>
      <text:p text:style-name="P4">
Tags: ['Кремль', 'Twitter', 'росія', 'Соцмережі']</text:p>
      <text:p text:style-name="P4">
Type: Article</text:p>
      <!--METADATA-->
      <text:p text:style-name="P4">
<draw:frame draw:style-name="fr1" draw:name="Image281" text:anchor-type="as-char" svg:width="6.9236in" svg:height="3.956343in" draw:z-index="0">
<draw:image xlink:href="../Images/yкринформ/2023-04-08T15-31-00-03-00/630_360_1666921830-759.jpg" xlink:type="simple" xlink:show="embed" xlink:actuate="onLoad" draw:mime-type="image/jpeg"/>
</draw:frame>
TTWITTER has lifted restrictions on the Kremlin's accounts after purchased by American billionaire Ilon Musk.</text:p>
      <text:p text:style-name="P4">
About it reports <text:a xlink:type="simple" xlink:href="https://www.telegraph.co.uk/technology/2023/04/07/elon-musk-twitter-lifts-restrictions-putin-kremlin-russia/" text:style-name="Internet_20_link" text:visited-style-name="Visited_20_Internet_20_Link">
</text:a>
With reference to website data, Ukrinform reports.</text:p>
      <text:p text:style-name="P4">
As it is noted, the analysis of several accounts showed that the search results, chronology and tools of recommendations Twitter show users of the President of the Russian Federation Vladimir Putin, the Ministry of Foreign Affairs of Russia and the Embassy of the Russian Federation. These accounts were imposed after the invasion of the Russian Federation in Ukraine.</text:p>
      <text:p text:style-name="P4">
The publication stresses that the inspection after it became known that <text:a xlink:type="simple" xlink:href="https://www.ukrinform.ua/tag-twitter" text:style-name="Internet_20_link" text:visited-style-name="Visited_20_Internet_20_Link">
</text:a>
no longer limits the coverage of Russian state media.</text:p>
      <text:p text:style-name="P4">
Last April, the company stated that "it will not spread or recommend state -owned accounts owned that accounts will not be recommended for search, chronology and other parts of the service.</text:p>
      <text:p text:style-name="P4">
"However, the tests conducted by The Telegraph last week showed that Russian state accounts were reflected at the top of some of the pelvic search results in recommendations on other accounts," the downside reads.</text:p>
      <text:p text:style-name="P4">
<text:span text:style-name="T4">
 Read also: </text:span>
 <text:a xlink:type="simple" xlink:href="https://www.ukrinform.ua/rubric-technology/3683938-youtube-rozblokuvav-kanal-trampa.html" text:style-name="Internet_20_link" text:visited-style-name="Visited_20_Internet_20_Link">
<text:span text:style-name="T4">
 unlocked </text:span>
</text:a>
The publication also writes that the posts of representatives of the Russian government appeared in a valgorithmically managed tape "for you" for the newly created account, even if it did not subscribe to them.</text:p>
      <text:p text:style-name="P4">
The former Twitter leader confirmed that such a step means the retreat of the departments introduced in 2022. "It is extremely unlikely that these would be changed by accident or without the knowledge and management of the company staff," he said.</text:p>
      <text:p text:style-name="P4">
Social networks are considered a key part of the Kremlin misinformation, emphasizing the publication.</text:p>
      <text:p text:style-name="P4">
News Source: <text:a xlink:type="simple" xlink:href="https://www.ukrinform.ua/rubric-technology/3693296-twitter-znav-obmezenna-na-oblikovi-zapisi-povazani-z-kremlem-zmi.html" text:style-name="Internet_20_link" text:visited-style-name="Visited_20_Internet_20_Link">
https://www.ukrinform.ua/rubric-technology/3693296-twitter-znav-obmezenna-na-oblikovi-zapisi-povazani-z-kremlem-zmi.html</text:a>
</text:p>
      <!--NEWS-->
      <text:h text:style-name="P10" text:outline-level="1">
<text:span text:style-name="T4">
Ambassador Zvarych greeted the Poles with Easter</text:span>
</text:h>
      <text:p text:style-name="P4">
Authors: Ukrinform (Person)</text:p>
      <text:p text:style-name="P4">
Publisher: Укринформ (Organization)</text:p>
      <text:p text:style-name="P4">
Published Time: 2023-04-08T15:38:37+03:00</text:p>
      <text:p text:style-name="P4">
Modified Time: 2023-04-08T15:38:37+03:00</text:p>
      <text:p text:style-name="P4">
Description: The Ambassador of Ukraine to Poland Vasyl Zvarych congratulated the Poles with Easter. - Ukrinform.</text:p>
      <text:p text:style-name="P4">
Images: ["<text:a xlink:type="simple" xlink:href="https://static.ukrinform.com/photos/2022_07/thumb_files/630_360_1657962994-415.jpg" text:style-name="Internet_20_link" text:visited-style-name="Visited_20_Internet_20_Link">
630_360_16579...</text:a>
"]</text:p>
      <text:p text:style-name="P4">
Tags: ['Польща', 'Посол', 'Україна', 'Великдень']</text:p>
      <text:p text:style-name="P4">
Type: Article</text:p>
      <!--METADATA-->
      <text:p text:style-name="P4">
<draw:frame draw:style-name="fr1" draw:name="Image282" text:anchor-type="as-char" svg:width="6.9236in" svg:height="3.956343in" draw:z-index="0">
<draw:image xlink:href="../Images/yкринформ/2023-04-08T15-38-37-03-00/630_360_1657962994-415.jpg" xlink:type="simple" xlink:show="embed" xlink:actuate="onLoad" draw:mime-type="image/jpeg"/>
</draw:frame>
Ambassador of Ukraine in Poland Vasyl Zvarych congratulated the Poles with Easter.</text:p>
      <text:p text:style-name="P4">
The appropriate video is in <text:a xlink:type="simple" xlink:href="http://www.youtube.com/watch" text:style-name="Internet_20_link" text:visited-style-name="Visited_20_Internet_20_Link">
</text:a>
.</text:p>
      <text:p text:style-name="P4">
Зокрема, Зварич наголосив, що християнські цінності традиційно важливі дляобох наших народів, а поляки вже понад рік показують світу приклад їхсповідування, надаючи допомогу українцям.</text:p>
      <text:p text:style-name="P4">
“З нагоди свята я хотів би підкреслити свою вдячність <text:a xlink:type="simple" xlink:href="https://www.ukrinform.ua/tag-polsa" text:style-name="Internet_20_link" text:visited-style-name="Visited_20_Internet_20_Link">
</text:a>
for support and assistance to Ukraine. Small work and common values confirm that we are stronger together, ”said the Ukrainian Agriculture.</text:p>
      <text:p text:style-name="P4">
He wished Polish families in this festive period of peace, harmony of thade -working.</text:p>
      <text:p text:style-name="P4">
"Let the resurrection of hopes, spiritual values and virtues touches every heart and be the impetus for the prosperity of both our peoples," Zvarych emphasized.</text:p>
      <text:p text:style-name="P4">
In the welcoming video, Ukrainian and Polish -wrote took part in the holiday, which, together with the Ukrainian master of Easter eggs, painted Easter eggs.</text:p>
      <text:p text:style-name="P4">
“Today, our Ukrainian and Polish children, together, paint Easter eggs and tell the world as friendship, love and life overcome evil and hatred. This day we celebrate not only the Resurrection of Christ, but also show respect for expensive ties, friendship and cooperation between our countries, ” - emphasized the Posson of Ukraine in the RP.</text:p>
      <text:p text:style-name="P4">
<text:span text:style-name="T4">
 Read also: </text:span>
 <text:a xlink:type="simple" xlink:href="https://www.ukrinform.ua/rubric-society/3692139-ne-mozna-dati-kremlu-rozsvariti-ukrainu-ta-polsu-moraveckij.html" text:style-name="Internet_20_link" text:visited-style-name="Visited_20_Internet_20_Link">
<text:span text:style-name="T4">
 Poland </text:span>
</text:a>
The video was created with the support of the Communication Media Center, which is cooperated with the Embassy of Ukraine in the RP, and the music for this video was created by a specifically the occasion of the Ukrainian band Monysto.</text:p>
      <text:p text:style-name="P4">
Catholics this year celebrate Easter on April 9, according to Gregorian Calendar.</text:p>
      <text:p text:style-name="P4">
News Source: <text:a xlink:type="simple" xlink:href="https://www.ukrinform.ua/rubric-world/3693298-posol-zvaric-privitav-polakiv-z-velikodnem.html" text:style-name="Internet_20_link" text:visited-style-name="Visited_20_Internet_20_Link">
https://www.ukrinform.ua/rubric-world/3693298-posol-zvaric-privitav-polakiv-z-velikodnem.html</text:a>
</text:p>
      <!--NEWS-->
      <text:h text:style-name="P10" text:outline-level="1">
<text:span text:style-name="T4">
Kryvbas beat Dawn in Ukrainian Football Premier League</text:span>
</text:h>
      <text:p text:style-name="P4">
Authors: Ukrinform (Person)</text:p>
      <text:p text:style-name="P4">
Publisher: Укринформ (Organization)</text:p>
      <text:p text:style-name="P4">
Published Time: 2023-04-08T15:39:56+03:00</text:p>
      <text:p text:style-name="P4">
Modified Time: 2023-04-08T15:39:56+03:00</text:p>
      <text:p text:style-name="P4">
Description: The Kryvyi Rih Kryvbas players won one of the leaders at home-Lugansk Zorya in the match of the 20th round of the Ukrainian Premier League Clubs of Ukraine. - Ukrinform.</text:p>
      <text:p text:style-name="P4">
Images: ["<text:a xlink:type="simple" xlink:href="https://static.ukrinform.com/photos/2023_04/thumb_files/630_360_1680957134-608.jpg" text:style-name="Internet_20_link" text:visited-style-name="Visited_20_Internet_20_Link">
630_360_16809...</text:a>
"]</text:p>
      <text:p text:style-name="P4">
Tags: ['Футбол', 'Кривий Ріг', "Прем'єр-ліга", 'Зоря']</text:p>
      <text:p text:style-name="P4">
Type: Article</text:p>
      <!--METADATA-->
      <text:p text:style-name="P4">
<draw:frame draw:style-name="fr1" draw:name="Image283" text:anchor-type="as-char" svg:width="6.9236in" svg:height="3.956343in" draw:z-index="0">
<draw:image xlink:href="../Images/yкринформ/2023-04-08T15-39-56-03-00/630_360_1680957134-608.jpg" xlink:type="simple" xlink:show="embed" xlink:actuate="onLoad" draw:mime-type="image/jpeg"/>
</draw:frame>
The Kryvbas football player won one of the leaders at home-the Lugansk Dawn of the 20th round of the Ukrainian Premier League Clubs of Ukraine.</text:p>
      <text:p text:style-name="P4">
Goal in the asset of Bosnian Legionnaire "Kryvbas" Rifet Kapic(50th minute), reports Ukrinform.</text:p>
      <text:p text:style-name="P4">
Earlier, Dynamo Kyiv defeated Transcarpathian Minaj at home - 2: 0.</text:p>
      <text:p text:style-name="P4">
Shakhtar Donetsk plays with Kharkiv Metalist in this minute, and the Lviv movement meets with Rivne "Veres".</text:p>
      <text:p text:style-name="P4">
The tour will end on Sunday, April 9, matches between Dnipro-1 and Lviv, Alexandria and Chernomorets, Kovalivsky Kolos and Kharkiv Metalist 1925 ..</text:p>
      <text:p text:style-name="P4">
The result of the starting match of the tour between Poltava "Vorskla" and "Ingulets" of Zeprovoy - 1: 0</text:p>
      <text:p text:style-name="P4">
<text:span text:style-name="T4">
 Read also: </text:span>
 <text:a xlink:type="simple" xlink:href="https://www.ukrinform.ua/rubric-sports/3693276-dinamo-peremoglo-minaj-u-cempionati-ukraini-z-futbolu.html" text:style-name="Internet_20_link" text:visited-style-name="Visited_20_Internet_20_Link">
<text:span text:style-name="T4">
 Football </text:span>
</text:a>
Leaders' position: Shakhtar - 43 points(After 18 games), Dnipro -1 - 42(18), Zorya - 40(20), «Dynamo» - 39(20), Alexandria - 31(18). У«Кривбаса» 28 очок.</text:p>
      <text:p text:style-name="P4">
Фото: fckryvbas.com.</text:p>
      <text:p text:style-name="P4">
News Source: <text:a xlink:type="simple" xlink:href="https://www.ukrinform.ua/rubric-sports/3693299-krivbas-obigrav-zoru-v-ukrainskij-futbolnij-premerlizi.html" text:style-name="Internet_20_link" text:visited-style-name="Visited_20_Internet_20_Link">
https://www.ukrinform.ua/rubric-sports/3693299-krivbas-obigrav-zoru-v-ukrainskij-futbolnij-premerlizi.html</text:a>
</text:p>
      <!--NEWS-->
      <text:h text:style-name="P10" text:outline-level="1">
<text:span text:style-name="T4">
In Ukraine, because of the war, 60% of children - volunteers left their homes</text:span>
</text:h>
      <text:p text:style-name="P4">
Authors: Ukrinform (Person)</text:p>
      <text:p text:style-name="P4">
Publisher: Укринформ (Organization)</text:p>
      <text:p text:style-name="P4">
Published Time: 2023-04-08T15:48:00+03:00</text:p>
      <text:p text:style-name="P4">
Modified Time: 2023-04-08T15:48:00+03:00</text:p>
      <text:p text:style-name="P4">
Description: Since the beginning of Russia, 60% of children in Ukraine have been forced to leave their homes. - Ukrinform.</text:p>
      <text:p text:style-name="P4">
Images: ["<text:a xlink:type="simple" xlink:href="https://static.ukrinform.com/photos/2023_04/thumb_files/630_360_1680958044-585.jpg" text:style-name="Internet_20_link" text:visited-style-name="Visited_20_Internet_20_Link">
630_360_16809...</text:a>
"]</text:p>
      <text:p text:style-name="P4">
Tags: ['Діти', 'Волонтери', 'Війна з росією']</text:p>
      <text:p text:style-name="P4">
Type: Article</text:p>
      <!--METADATA-->
      <text:p text:style-name="P4">
<draw:frame draw:style-name="fr1" draw:name="Image284" text:anchor-type="as-char" svg:width="6.9236in" svg:height="3.956343in" draw:z-index="0">
<draw:image xlink:href="../Images/yкринформ/2023-04-08T15-48-00-03-00/630_360_1680958044-585.jpg" xlink:type="simple" xlink:show="embed" xlink:actuate="onLoad" draw:mime-type="image/jpeg"/>
</draw:frame>
In the first time, 60% of children in Ukraine in Ukraine were outlined in Russia were to leave their homes.</text:p>
      <text:p text:style-name="P4">
About it during a press conference at the Media Center Ukraine - Ukrinform declared the executive director of the Save Ukraine Charitable Foundation, the Presidential Ukrainian Commissioner for Children's Rights(2014-2021.)Mykola Kuleba.</text:p>
      <text:p text:style-name="P4">
“According to my estimates, 60 percent of children have been forced to move from their homes since the beginning of full -scale aggression, this is more than half <text:a xlink:type="simple" xlink:href="https://www.ukrinform.ua/tag-diti" text:style-name="Internet_20_link" text:visited-style-name="Visited_20_Internet_20_Link">
</text:a>
They were forced to flee from the war, ”said Kuleba.</text:p>
      <text:p text:style-name="P4">
He also noted that his Fund was making every effort to return Ukrainian children illegally spent by Russia. According to Kulebe, Save Ukraine organizes and conducts such rescue missions on its own.</text:p>
      <text:p text:style-name="P4">
“We do not cooperate with the authorities of Russia. We started working with the office -tombstone, headed by Dmitry Lubinets, who has the corresponding negotiations. But we are ready to take on only the issues of logistics, registration of corresponding documents, transportation, transportation, further arrangement of children, ”he said.</text:p>
      <text:p text:style-name="P4">
The lawyer of NGO "Ukrainian Legal Advisory Group" Yevgeny Kapalkin reminded that international humanitarian law, in particular Geneva Conventions, categorically consolidate the occupying state to move children in the occupied territory or state of their country.</text:p>
      <text:p text:style-name="P4">
“There are clearly regulated prescriptions that require compliance with the occupying state. However, as we see in the situation in Ukraine, Russia does not adhere to the principles and tries under the pretext of evacuating the deportation of children of the Russian Styraerator. And there she applies the impact on both their consciousness and their consciousness, and deprives the opportunity to communicate with relatives, etc. ”, - Doglana.</text:p>
      <text:p text:style-name="P4">
<text:span text:style-name="T4">
 Read also: </text:span>
 <text:a xlink:type="simple" xlink:href="https://www.ukrinform.ua/rubric-society/3693243-ermak-ta-amal-kluni-obgovorili-vidpovidalnist-rosii-za-zlocini-proti-ukrainskih-ditej.html" text:style-name="Internet_20_link" text:visited-style-name="Visited_20_Internet_20_Link">
<text:span text:style-name="T4">
 children </text:span>
</text:a>
As it was reported, in Ukraine on April 8 with the assistance of the Save Ukraine Foundation <text:a xlink:type="simple" xlink:href="https://www.ukrinform.ua/rubric-society/3693273-v-ukrainu-povertaetsa-31-ditina-deportovana-rosieu.html" text:style-name="Internet_20_link" text:visited-style-name="Visited_20_Internet_20_Link">
</text:a>
31 Deported by the Russians the Ukrainian child.</text:p>
      <text:p text:style-name="P4">
News Source: <text:a xlink:type="simple" xlink:href="https://www.ukrinform.ua/rubric-society/3693302-v-ukraini-cerez-vijnu-svoi-domivki-zalisili-60-ditej-volonteri.html" text:style-name="Internet_20_link" text:visited-style-name="Visited_20_Internet_20_Link">
https://www.ukrinform.ua/rubric-society/3693302-v-ukraini-cerez-vijnu-svoi-domivki-zalisili-60-ditej-volonteri.html</text:a>
</text:p>
      <!--NEWS-->
      <text:h text:style-name="P10" text:outline-level="1">
<text:span text:style-name="T4">
Shakhtar beat Metalist minimally in the match of the football premiere</text:span>
</text:h>
      <text:p text:style-name="P4">
Authors: Ukrinform (Person)</text:p>
      <text:p text:style-name="P4">
Publisher: Укринформ (Organization)</text:p>
      <text:p text:style-name="P4">
Published Time: 2023-04-08T15:55:15+03:00</text:p>
      <text:p text:style-name="P4">
Modified Time: 2023-04-08T15:55:15+03:00</text:p>
      <text:p text:style-name="P4">
Description: Shakhtar Donetsk won the Metalist Kharkiv in the duty of the next, 20th round of the Ukrainian Football Championship among the Premier League teams (UPL). - Ukrinform.</text:p>
      <text:p text:style-name="P4">
Images: ["<text:a xlink:type="simple" xlink:href="https://static.ukrinform.com/photos/2023_04/thumb_files/630_360_1680958429-554.jpg" text:style-name="Internet_20_link" text:visited-style-name="Visited_20_Internet_20_Link">
630_360_16809...</text:a>
"]</text:p>
      <text:p text:style-name="P4">
Tags: ['Футбол', "Прем'єр-ліга", 'ФК Металіст', 'Шахтар']</text:p>
      <text:p text:style-name="P4">
Type: Article</text:p>
      <!--METADATA-->
      <text:p text:style-name="P4">
<draw:frame draw:style-name="fr1" draw:name="Image285" text:anchor-type="as-char" svg:width="6.9236in" svg:height="3.956343in" draw:z-index="0">
<draw:image xlink:href="../Images/yкринформ/2023-04-08T15-55-15-03-00/630_360_1680958429-554.jpg" xlink:type="simple" xlink:show="embed" xlink:actuate="onLoad" draw:mime-type="image/jpeg"/>
</draw:frame>
Shakhtar Donetsk won the Kharkiv Metalist in the duty of the next, 20th round of the Ukrainian Football Championship among the Premier League teams(UPL).</text:p>
      <text:p text:style-name="P4">
Зустріч на стадіоні «Авангард» в Ужгороді завершилася на користь «гірників» зрахунком 1:0, передає Укрінформ.</text:p>
      <text:p text:style-name="P4">
Перемогу «Шахтарю» забезпечив гол Артема Бондаренка, якому на 64-й хвилиніасистував Георгій Судаков.</text:p>
      <text:p text:style-name="P4">
Програму туру в суботу, 8 квітня, продовжить матч львівського «Руха» зрівненським «Вересом».</text:p>
      <text:p text:style-name="P4">
У неділю, 9 квітня, зіграють «Дніпро-1 та «Львів» (Start at 13.00), Alexandria and Odessa Chernomorets(13.00), Kovalivsky "Kolos" Tharkivsky "Metalist 1925"(15.00).</text:p>
      <text:p text:style-name="P4">
<text:span text:style-name="T5">
Результати попередніх матчів туру:</text:span>
</text:p>
      <text:p text:style-name="P4">
«Ворскла» (Poltava)- Ingulets(Petrova)- 1: 0</text:p>
      <text:p text:style-name="P4">
goal: Vasily Kravets(49th minute);</text:p>
      <text:p text:style-name="P4">
«Dynamo»(Kyiv)- “Minaj” - 2: 0</text:p>
      <text:p text:style-name="P4">
Goals: Anton Tsarenko(35). Vladislav Vatan(62);</text:p>
      <text:p text:style-name="P4">
“Kryvbas”(Kryvyi Rih)- “Dawn”(Lugansk)- 1: 0</text:p>
      <text:p text:style-name="P4">
Naked: rіfet capric(50).</text:p>
      <text:p text:style-name="P4">
У турнірній таблиці УПЛ лідирує «Шахтар», у якого 46 очок (After 19 games), Next - Dnipro -1 - 42(18), Zorya - 40(20), «Dynamo» - 39(20)and Alexandria - 31(18).</text:p>
      <text:p text:style-name="P4">
Фото: ФК «Шахтар».</text:p>
      <text:p text:style-name="P4">
News Source: <text:a xlink:type="simple" xlink:href="https://www.ukrinform.ua/rubric-sports/3693304-sahtar-minimalno-obigrav-metalist-u-matci-futbolnoi-premerligi.html" text:style-name="Internet_20_link" text:visited-style-name="Visited_20_Internet_20_Link">
https://www.ukrinform.ua/rubric-sports/3693304-sahtar-minimalno-obigrav-metalist-u-matci-futbolnoi-premerligi.html</text:a>
</text:p>
      <!--NEWS-->
      <text:h text:style-name="P10" text:outline-level="1">
<text:span text:style-name="T4">
The non -banking services market decreased by another 37 participants - the NBU</text:span>
</text:h>
      <text:p text:style-name="P4">
Authors: Ukrinform (Person)</text:p>
      <text:p text:style-name="P4">
Publisher: Укринформ (Organization)</text:p>
      <text:p text:style-name="P4">
Published Time: 2023-04-08T15:55:51+03:00</text:p>
      <text:p text:style-name="P4">
Modified Time: 2023-04-08T15:55:51+03:00</text:p>
      <text:p text:style-name="P4">
Description: 37 institutions were excluded from the registers of participants in the non -bank financial market. - Ukrinform.</text:p>
      <text:p text:style-name="P4">
Images: ["<text:a xlink:type="simple" xlink:href="https://static.ukrinform.com/photos/2020_03/thumb_files/630_360_1583855398-922.jpg" text:style-name="Internet_20_link" text:visited-style-name="Visited_20_Internet_20_Link">
630_360_15838...</text:a>
", "<text:a xlink:type="simple" xlink:href="https://static.ukrinform.com/photos/2023_04/1680958279-864.png" text:style-name="Internet_20_link" text:visited-style-name="Visited_20_Internet_20_Link">
1680958279-86...</text:a>
"]</text:p>
      <text:p text:style-name="P4">
Tags: ['Нацбанк', 'Фінансовий ринок']</text:p>
      <text:p text:style-name="P4">
Type: Article</text:p>
      <!--METADATA-->
      <text:p text:style-name="P4">
<draw:frame draw:style-name="fr1" draw:name="Image286" text:anchor-type="as-char" svg:width="6.9236in" svg:height="3.956343in" draw:z-index="0">
<draw:image xlink:href="../Images/yкринформ/2023-04-08T15-55-51-03-00/630_360_1583855398-922.jpg" xlink:type="simple" xlink:show="embed" xlink:actuate="onLoad" draw:mime-type="image/jpeg"/>
</draw:frame>
Izrestra participants of the non -bank financial market excluded 37 installations in March.</text:p>
      <text:p text:style-name="P4">
This was reported by the press service <text:a xlink:type="simple" xlink:href="http://bank.gov.ua/ua/news/all/u-berezni-na-rinku-nebankivskih-finansovih-poslug-novih-gravtsiv-ne-zyavilosya-vodnochas-37-uchasnikiv-zalishili-rinok" text:style-name="Internet_20_link" text:visited-style-name="Visited_20_Internet_20_Link">
</text:a>
, reports Ukrinform.</text:p>
      <text:p text:style-name="P4">
<draw:frame draw:style-name="fr1" draw:name="Image287" text:anchor-type="as-char" svg:width="6.9236in" svg:height="3.859266in" draw:z-index="0">
<draw:image xlink:href="../Images/yкринформ/2023-04-08T15-55-51-03-00/1680958279-864.png" xlink:type="simple" xlink:show="embed" xlink:actuate="onLoad" draw:mime-type="image/png"/>
</draw:frame>
"37 non -bank financial services market participants, 12 pawnshops, two credit unions and five leasing companies are excluded from registers voluntarily from the registers, and the other 7 financial companies, 5 terminals and one leasing company are forcibly excluded," message.</text:p>
      <text:p text:style-name="P4">
The total number of participants of the non -bank financial market in Bereznisnisnisnzhnnzhnzhnut from 1 384(As of February 28)up to 1 347(As of March 31).</text:p>
      <text:p text:style-name="P4">
За інформацією <text:a xlink:type="simple" xlink:href="https://www.ukrinform.ua/tag-nacbank" text:style-name="Internet_20_link" text:visited-style-name="Visited_20_Internet_20_Link">
 </text:a>
, as of 31 March on the non-bank market worked 110 insurers Non-Life(In February 115)and 12 LIFE-TRAINS(The number has not changed), one insurer with a special status, 171 pawnshops(There were 176), 157 credit unions(It was 159), 89 leasing companies(It was 95), 682 financial companies(It was 701), 58 workers(The number has not changed)and 67 collection companies(The number has not changed).</text:p>
      <text:p text:style-name="P4">
<text:span text:style-name="T4">
Читайте також:</text:span>
 <text:a xlink:type="simple" xlink:href="https://www.ukrinform.ua/rubric-economy/3692625-cerez-sistemu-elektronnih-plateziv-nbu-torik-projslo-ponad-100-milardiv-u-mezah-ukraini.html" text:style-name="Internet_20_link" text:visited-style-name="Visited_20_Internet_20_Link">
 <text:span text:style-name="T4">
НБУ</text:span>
 </text:a>
It was reported that last year the number of non -bank financial institutions in Ukraine has decreased by 422 units, mainly due to the exit from the financial companies and credit unions.</text:p>
      <text:p text:style-name="P4">
News Source: <text:a xlink:type="simple" xlink:href="https://www.ukrinform.ua/rubric-economy/3693306-rinok-nebankivskih-poslug-skorotivsa-se-na-37-ucasnikiv-nbu.html" text:style-name="Internet_20_link" text:visited-style-name="Visited_20_Internet_20_Link">
https://www.ukrinform.ua/rubric-economy/3693306-rinok-nebankivskih-poslug-skorotivsa-se-na-37-ucasnikiv-nbu.html</text:a>
</text:p>
      <!--NEWS-->
      <text:h text:style-name="P10" text:outline-level="1">
<text:span text:style-name="T4">
Mykola Kuleba believes that Ukrainian children deported by Russians will also be found in Belarus</text:span>
</text:h>
      <text:p text:style-name="P4">
Authors: Ukrinform (Person)</text:p>
      <text:p text:style-name="P4">
Publisher: Укринформ (Organization)</text:p>
      <text:p text:style-name="P4">
Published Time: 2023-04-08T15:58:00+03:00</text:p>
      <text:p text:style-name="P4">
Modified Time: 2023-04-08T15:58:00+03:00</text:p>
      <text:p text:style-name="P4">
Description: The executive director of Save Ukraine, the Presidential Commissioner for the Rights of the Child (2014-2021) Mykola Kuleba believes that the children deported by Russia will also be found in Belarus. - Ukrinform.</text:p>
      <text:p text:style-name="P4">
Images: ["<text:a xlink:type="simple" xlink:href="https://static.ukrinform.com/photos/2023_04/thumb_files/630_360_1680957999-859.jpg" text:style-name="Internet_20_link" text:visited-style-name="Visited_20_Internet_20_Link">
630_360_16809...</text:a>
", "<text:a xlink:type="simple" xlink:href="https://static.ukrinform.com/photos/2023_04/1680958129-431.jpg" text:style-name="Internet_20_link" text:visited-style-name="Visited_20_Internet_20_Link">
1680958129-43...</text:a>
"]</text:p>
      <text:p text:style-name="P4">
Tags: ['Депортація', 'Діти', 'Кулеба', 'Війна з росією']</text:p>
      <text:p text:style-name="P4">
Type: Article</text:p>
      <!--METADATA-->
      <text:p text:style-name="P4">
<draw:frame draw:style-name="fr1" draw:name="Image288" text:anchor-type="as-char" svg:width="6.9236in" svg:height="3.956343in" draw:z-index="0">
<draw:image xlink:href="../Images/yкринформ/2023-04-08T15-58-00-03-00/630_360_1680957999-859.jpg" xlink:type="simple" xlink:show="embed" xlink:actuate="onLoad" draw:mime-type="image/jpeg"/>
</draw:frame>
Executive Director of Bo Save Ukraine, Presidential Commissioner for Child Rights(2014 -2021rr.)Mykola Kuleba believes that the children deported by Russia will be found ina of the territory of Belarus.</text:p>
      <text:p text:style-name="P4">
He stated this during a press conference at the Media Center Ukraine - Ukrinform, answering the question whether there were information about how many Ukrainian children who got to Russia were taken to Belarus.</text:p>
      <text:p text:style-name="P4">
“We have no information how many Ukrainian <text:a xlink:type="simple" xlink:href="https://www.ukrinform.ua/tag-diti" text:style-name="Internet_20_link" text:visited-style-name="Visited_20_Internet_20_Link">
</text:a>
They are in Belarus. I think we will also find these Divine in Belarus. But now(Data - ed.)How many such children, Devoni - we do not even know about the territory of the Russian Federation. Now it is difficult to find some information in general - both in Belarus and in Russia, ”he said.</text:p>
      <text:p text:style-name="P4">
According to the executive director of Bo Save Ukraine, so they are looking for any reports on where these children are, in particular - in what parts of the Russian Federation.</text:p>
      <text:p text:style-name="P4">
A lawyer of the Regional Human Rights Center(RCHR), a participant in the Quebec community of international law, the Interagency Commission on Application and Implementation of International Humanitarian Law in Ukraine Kateryna Rashevskaya stated that in Russia the lists of so -called resource families - those families that are being exposed to the upbringing of a certain number of Russian children.</text:p>
      <text:p text:style-name="P4">
<draw:frame draw:style-name="fr1" draw:name="Image289" text:anchor-type="as-char" svg:width="6.9236in" svg:height="4.615733in" draw:z-index="0">
<draw:image xlink:href="../Images/yкринформ/2023-04-08T15-58-00-03-00/1680958129-431.jpg" xlink:type="simple" xlink:show="embed" xlink:actuate="onLoad" draw:mime-type="image/jpeg"/>
</draw:frame>
“And this creates additional space for manipulation. Example,(In Russia, the telling of parents - ed.): “In order not to lose the benefits, the burn over these children - take the person more please 10 or 8(Ukrainian - ed.)children, etc. ”, -the lawyer has informed.</text:p>
      <text:p text:style-name="P4">
According to her, the Russian Federation illegally and unreasonably refuses to return Ukrainian children to their homeland.</text:p>
      <text:p text:style-name="P4">
"This unreasonable delay in repatriation of these children ... and even incomplete, these are actions that are quite aimed at this repatriation -a serious violation of Geneva conventions, international humanitarian law and can be qualified as a military crime," Rashevskaya.</text:p>
      <text:p text:style-name="P4">
<text:span text:style-name="T4">
 Read also: </text:span>
 <text:a xlink:type="simple" xlink:href="https://www.ukrinform.ua/rubric-society/3693302-v-ukraini-cerez-vijnu-svoi-domivki-zalisili-60-ditej-volonteri.html" text:style-name="Internet_20_link" text:visited-style-name="Visited_20_Internet_20_Link">
<text:span text:style-name="T4">
 children </text:span>
</text:a>
As it was reported, in Ukraine since the beginning of a full -scale war with Russia, the state of April 7, in total, 11 090 children were found.</text:p>
      <text:p text:style-name="P4">
News Source: <text:a xlink:type="simple" xlink:href="https://www.ukrinform.ua/rubric-society/3693308-mikola-kuleba-vvazae-so-deportovanih-rosianami-ukrainskih-ditej-znajdut-i-v-bilorusi.html" text:style-name="Internet_20_link" text:visited-style-name="Visited_20_Internet_20_Link">
https://www.ukrinform.ua/rubric-society/3693308-mikola-kuleba-vvazae-so-deportovanih-rosianami-ukrainskih-ditej-znajdut-i-v-bilorusi.html</text:a>
</text:p>
      <!--NEWS-->
      <text:h text:style-name="P10" text:outline-level="1">
<text:span text:style-name="T4">
In the Zaporozhye region, as a result of Russian shelling, two men were injured</text:span>
</text:h>
      <text:p text:style-name="P4">
Authors: Ukrinform (Person)</text:p>
      <text:p text:style-name="P4">
Publisher: Укринформ (Organization)</text:p>
      <text:p text:style-name="P4">
Published Time: 2023-04-08T16:06:24+03:00</text:p>
      <text:p text:style-name="P4">
Modified Time: 2023-04-08T16:06:24+03:00</text:p>
      <text:p text:style-name="P4">
Description: Russian invaders fired at two cities in the Zaporozhye region and injured two people, investigating. - Ukrinform.</text:p>
      <text:p text:style-name="P4">
Images: ["<text:a xlink:type="simple" xlink:href="https://static.ukrinform.com/photos/2023_04/thumb_files/630_360_1680959012-437.png" text:style-name="Internet_20_link" text:visited-style-name="Visited_20_Internet_20_Link">
630_360_16809...</text:a>
"]</text:p>
      <text:p text:style-name="P4">
Tags: ['Обстріл', 'Поранені', 'Запоріжжя', 'Війна з росією']</text:p>
      <text:p text:style-name="P4">
Type: Article</text:p>
      <!--METADATA-->
      <text:p text:style-name="P4">
<draw:frame draw:style-name="fr1" draw:name="Image290" text:anchor-type="as-char" svg:width="6.9236in" svg:height="3.956343in" draw:z-index="0">
<draw:image xlink:href="../Images/yкринформ/2023-04-08T16-06-24-03-00/630_360_1680959012-437.png" xlink:type="simple" xlink:show="embed" xlink:actuate="onLoad" draw:mime-type="image/png"/>
</draw:frame>
The Russian -enchantments fired at two cities in the Zaporozhye region and injured two people, the investigation was launched.</text:p>
      <text:p text:style-name="P4">
About it in <text:a xlink:type="simple" xlink:href="https://m.facebook.com/story.php" text:style-name="Internet_20_link" text:visited-style-name="Visited_20_Internet_20_Link">
</text:a>
The Zaporizhzhya Regional Prosecutor's Office reports, Ukrinform reports.</text:p>
      <text:p text:style-name="P4">
"According to the investigation, on April 8, 2023, at about 10:30, the aggressor military personnel, using the means of warfare, were banned by international right, hit the Aviation Bombs in Orikhiv and Gulyapoleza region. Two men were injured in 56 and 67 years," he said.</text:p>
      <text:p text:style-name="P4">
<text:span text:style-name="T4">
 Read also: </text:span>
 <text:a xlink:type="simple" xlink:href="https://www.ukrinform.ua/rubric-regions/3693132-na-zaporizzi-ta-hersonsini-zagarbniki-posiruut-informaciu-pro-primusovu-evakuaciu.html" text:style-name="Internet_20_link" text:visited-style-name="Visited_20_Internet_20_Link">
<text:span text:style-name="T4">
 Zaporozhye </text:span>
</text:a>
The shelling damaged outbuildings and private residential buildings, in which the shock wave knocked out the windows. The premises of the enterprise were partially destroyed, as well as the surrounding area.</text:p>
      <text:p text:style-name="P4">
With the procedural leadership of the Zaporizhzhya Regional Prosecutor's Office, a case investigation in criminal proceedings on the facts of violations of laws and customs of war(Part 1 of Art. 438 of the Criminal Code of Ukraine).</text:p>
      <text:p text:style-name="P4">
<text:span text:style-name="T4">
Читайте також:</text:span>
 <text:a xlink:type="simple" xlink:href="https://www.ukrinform.ua/rubric-regions/3693232-vorozij-obstril-berislava-na-hersonsini-poskodiv-pedagogicnij-koledz.html" text:style-name="Internet_20_link" text:visited-style-name="Visited_20_Internet_20_Link">
 <text:span text:style-name="T4">
обстріл</text:span>
 </text:a>
As it was reported, during the last day from the explosions of hostile shells, the settlements of Pologovsky and Vasylivsky district of Zaporozhye region were mainly distracted. The enemy struck 65 strokes on Gulyaypol, Orikhiv and adjacent settlements.</text:p>
      <text:p text:style-name="P4">
News Source: <text:a xlink:type="simple" xlink:href="https://www.ukrinform.ua/rubric-regions/3693309-u-zaporizkij-oblasti-vnaslidok-rosijskogo-obstrilu-poraneni-dvoe-colovikiv.html" text:style-name="Internet_20_link" text:visited-style-name="Visited_20_Internet_20_Link">
https://www.ukrinform.ua/rubric-regions/3693309-u-zaporizkij-oblasti-vnaslidok-rosijskogo-obstrilu-poraneni-dvoe-colovikiv.html</text:a>
</text:p>
      <!--NEWS-->
      <text:h text:style-name="P10" text:outline-level="1">
<text:span text:style-name="T4">
APL: "Everton" with Mykolenko gave way to Manchester United "</text:span>
</text:h>
      <text:p text:style-name="P4">
Authors: Ukrinform (Person)</text:p>
      <text:p text:style-name="P4">
Publisher: Укринформ (Organization)</text:p>
      <text:p text:style-name="P4">
Published Time: 2023-04-08T16:25:00+03:00</text:p>
      <text:p text:style-name="P4">
Modified Time: 2023-04-08T16:25:00+03:00</text:p>
      <text:p text:style-name="P4">
Description: The English Premier League (APL) continues the match of the 30th round of the football championship. - Ukrinform.</text:p>
      <text:p text:style-name="P4">
Images: ["<text:a xlink:type="simple" xlink:href="https://static.ukrinform.com/photos/2023_04/thumb_files/630_360_1680960683-653.jpg" text:style-name="Internet_20_link" text:visited-style-name="Visited_20_Internet_20_Link">
630_360_16809...</text:a>
"]</text:p>
      <text:p text:style-name="P4">
Tags: ['Футбол', 'Манчестер Юнайтед', 'Віталій Миколенко', 'АПЛ', 'Евертон']</text:p>
      <text:p text:style-name="P4">
Type: Article</text:p>
      <!--METADATA-->
      <text:p text:style-name="P4">
<draw:frame draw:style-name="fr1" draw:name="Image291" text:anchor-type="as-char" svg:width="6.9236in" svg:height="3.956343in" draw:z-index="0">
<draw:image xlink:href="../Images/yкринформ/2023-04-08T16-25-00-03-00/630_360_1680960683-653.jpg" xlink:type="simple" xlink:show="embed" xlink:actuate="onLoad" draw:mime-type="image/jpeg"/>
</draw:frame>
Wanglius Premier League(Premier League)There are duels of the 30th round of football first.</text:p>
      <text:p text:style-name="P4">
"Everton" of the Ukrainian defender Vitaliy Mykolenko at the visit of "Old Trafford" lost "Manchester United" - 0: 2, reports Ukrinform.</text:p>
      <text:p text:style-name="P4">
Scott McTomini opened a score in the 36th minute of the meeting, doubled by Antoni Mariall Hounds(71).</text:p>
      <text:p text:style-name="P4">
Миколенко з'явився на полі після перерви, замінивши Бена Годфрі.</text:p>
      <text:p text:style-name="P4">
<text:span text:style-name="T4">
Читайте також:</text:span>
 <text:a xlink:type="simple" xlink:href="https://www.ukrinform.ua/rubric-sports/3692135-ukrainec-zincenko-najmense-folit-v-apl.html" text:style-name="Internet_20_link" text:visited-style-name="Visited_20_Internet_20_Link">
 <text:span text:style-name="T4">
АПЛ</text:span>
 </text:a>
«Everton»(27 points)is ranked 16th in the APL standings, Manchester United "(56)There is a third.</text:p>
      <text:p text:style-name="P4">
The next match of Irishka with Mykolenko will be held at home on April 15 against Fulham.</text:p>
      <text:p text:style-name="P4">
The leader in the APL London "Arsenal" of Ukrainian Alexander Zinchenko(72 glasses)by ahead of Manchester City(64)who has a stock game.</text:p>
      <text:p text:style-name="P4">
Photo: Ap.</text:p>
      <text:p text:style-name="P4">
News Source: <text:a xlink:type="simple" xlink:href="https://www.ukrinform.ua/rubric-sports/3693314-apl-everton-z-mikolenkom-postupivsa-na-viizdi-mancester-unajted.html" text:style-name="Internet_20_link" text:visited-style-name="Visited_20_Internet_20_Link">
https://www.ukrinform.ua/rubric-sports/3693314-apl-everton-z-mikolenkom-postupivsa-na-viizdi-mancester-unajted.html</text:a>
</text:p>
      <!--NEWS-->
      <text:h text:style-name="P10" text:outline-level="1">
<text:span text:style-name="T4">
In Lviv, the largest trident in Ukraine was created in Ukraine</text:span>
</text:h>
      <text:p text:style-name="P4">
Authors: Ukrinform (Person)</text:p>
      <text:p text:style-name="P4">
Publisher: Укринформ (Organization)</text:p>
      <text:p text:style-name="P4">
Published Time: 2023-04-08T16:29:58+03:00</text:p>
      <text:p text:style-name="P4">
Modified Time: 2023-04-08T16:29:58+03:00</text:p>
      <text:p text:style-name="P4">
Description: A new record of Ukraine was set in Lviv - the largest trident was decorated and posted the largest trident. - Ukrinform.</text:p>
      <text:p text:style-name="P4">
Images: ["<text:a xlink:type="simple" xlink:href="https://static.ukrinform.com/photos/2023_04/thumb_files/630_360_1680960573-231.jpg" text:style-name="Internet_20_link" text:visited-style-name="Visited_20_Internet_20_Link">
630_360_16809...</text:a>
"]</text:p>
      <text:p text:style-name="P4">
Tags: ['Львів', 'Рекорд', 'Паска']</text:p>
      <text:p text:style-name="P4">
Type: Article</text:p>
      <!--METADATA-->
      <text:p text:style-name="P4">
<draw:frame draw:style-name="fr1" draw:name="Image292" text:anchor-type="as-char" svg:width="6.9236in" svg:height="3.956343in" draw:z-index="0">
<draw:image xlink:href="../Images/yкринформ/2023-04-08T16-29-58-03-00/630_360_1680960573-231.jpg" xlink:type="simple" xlink:show="embed" xlink:actuate="onLoad" draw:mime-type="image/jpeg"/>
</draw:frame>
In Lviv, a new record of Ukraine was set up - the most quickly decorated and posted the largest trunk from the Passover.</text:p>
      <text:p text:style-name="P4">
According to Ukrinform, the deputy chairman of the Lviv Regional Council in [] has informed about it <text:a xlink:type="simple" xlink:href="http://www.facebook.com/yuriy.kholod/posts/2163812593819910" text:style-name="Internet_20_link" text:visited-style-name="Visited_20_Internet_20_Link">
</text:a>
.</text:p>
      <text:p text:style-name="P4">
Зазначається, що 1000 пасок за 25 хвилин 17 секунд прикрасили і виклали їх унайбільший в Україні тризуб.</text:p>
      <text:p text:style-name="P4">
«І все це ми зробили разом для підтримки 125 окрема бригада територіальноїоборони Збройних сил України. Збираємо на дрон в межах ініціативи МаксимКозицький «1000 дронів для <text:a xlink:type="simple" xlink:href="https://www.ukrinform.ua/tag-zsu" text:style-name="Internet_20_link" text:visited-style-name="Visited_20_Internet_20_Link">
 </text:a>
”. Because Easter cakes are good. They will be received by military and internally displaced persons, and most of them need our military - these are drones, cars and other equipment, ”said cold.</text:p>
      <text:p text:style-name="P4">
According to him, you can get one apiary from the record if you transfer to the drone 125 brigade from 300 UAH.</text:p>
      <text:p text:style-name="P4">
<text:span text:style-name="T4">
 Read also: </text:span>
 <text:a xlink:type="simple" xlink:href="https://www.ukrinform.ua/rubric-diaspora/3692354-majsterklas-z-pisankarstva-vidbuvsa-u-kiprskomu-misti-pafos.html" text:style-name="Internet_20_link" text:visited-style-name="Visited_20_Internet_20_Link">
<text:span text:style-name="T4">
 Easter egg </text:span>
</text:a>
As reported by Ukrinform, in Vinnitsa <text:a xlink:type="simple" xlink:href="https://www.ukrinform.ua/rubric-culture/3692923-u-vinnici-vidkrilasa-vistavka-narodnogo-mistectva-velikodna-pisanka.html" text:style-name="Internet_20_link" text:visited-style-name="Visited_20_Internet_20_Link">
</text:a>
Easter Easter eggs, which presents the works of 68 masters.</text:p>
      <text:p text:style-name="P4">
News Source: <text:a xlink:type="simple" xlink:href="https://www.ukrinform.ua/rubric-regions/3693315-u-lvovi-stvorili-najbilsij-v-ukraini-trizub-z-pasok.html" text:style-name="Internet_20_link" text:visited-style-name="Visited_20_Internet_20_Link">
https://www.ukrinform.ua/rubric-regions/3693315-u-lvovi-stvorili-najbilsij-v-ukraini-trizub-z-pasok.html</text:a>
</text:p>
      <!--NEWS-->
      <text:h text:style-name="P10" text:outline-level="1">
<text:span text:style-name="T4">
Zaluzhny discussed the situation at the front with a French colleague</text:span>
</text:h>
      <text:p text:style-name="P4">
Authors: Ukrinform (Person)</text:p>
      <text:p text:style-name="P4">
Publisher: Укринформ (Organization)</text:p>
      <text:p text:style-name="P4">
Published Time: 2023-04-08T16:31:00+03:00</text:p>
      <text:p text:style-name="P4">
Modified Time: 2023-04-08T16:31:00+03:00</text:p>
      <text:p text:style-name="P4">
Description: The head of the General Staff of France, Tierry Burkar, discussed with the Commander -in -Chief of the Armed Forces of Ukraine Valery Zaluzhny situation at the front and further military support. - Ukrinform.</text:p>
      <text:p text:style-name="P4">
Images: ["<text:a xlink:type="simple" xlink:href="https://static.ukrinform.com/photos/2023_03/thumb_files/630_360_1679686596-447.jpg" text:style-name="Internet_20_link" text:visited-style-name="Visited_20_Internet_20_Link">
630_360_16796...</text:a>
"]</text:p>
      <text:p text:style-name="P4">
Tags: ['Франція', 'Валерій Залужний', 'Війна з росією']</text:p>
      <text:p text:style-name="P4">
Type: Article</text:p>
      <!--METADATA-->
      <text:p text:style-name="P4">
<draw:frame draw:style-name="fr1" draw:name="Image293" text:anchor-type="as-char" svg:width="6.9236in" svg:height="3.956343in" draw:z-index="0">
<draw:image xlink:href="../Images/yкринформ/2023-04-08T16-31-00-03-00/630_360_1679686596-447.jpg" xlink:type="simple" xlink:show="embed" xlink:actuate="onLoad" draw:mime-type="image/jpeg"/>
</draw:frame>
The General Staff of France, Tierry Burkar, discussed with the commander -in -chief of the Armed Forces Valery Zaluzhny situation at the front and further military support.</text:p>
      <text:p text:style-name="P4">
The bureaman wrote about it in <text:a xlink:type="simple" xlink:href="https://twitter.com/CEMA_FR/status/1644642542036582401" text:style-name="Internet_20_link" text:visited-style-name="Visited_20_Internet_20_Link">
</text:a>
, reports Ukrinform.</text:p>
      <text:p text:style-name="P4">
Head of the General Staff <text:a xlink:type="simple" xlink:href="https://www.ukrinform.ua/tag-francia" text:style-name="Internet_20_link" text:visited-style-name="Visited_20_Internet_20_Link">
</text:a>
He called the conversation and noted that Zaluzhny told him about his vision of the situation of Nafronto.</text:p>
      <text:p text:style-name="P4">
"I assured him in continuing our support through supply and training, which the Armed Forces of Ukraine receive from the French military," - wroteburkar.</text:p>
      <text:p text:style-name="P4">
<text:span text:style-name="T4">
 Read also: </text:span>
 <text:a xlink:type="simple" xlink:href="https://www.ukrinform.ua/rubric-ato/3691605-zaluznij-obgovoriv-iz-generalom-milli-obstanovku-na-fronti-i-majbutni-kroki-zsu.html" text:style-name="Internet_20_link" text:visited-style-name="Visited_20_Internet_20_Link">
<text:span text:style-name="T4">
 Zaluzhni </text:span>
</text:a>
As reported by Ukrinform, the French Ambassador to Ukraine Etien de Passen stated that Frankius is in a constant dialogue with the Ministry of Defense of Ukraine, so that its military assistance would be not only in quantity but also in quality.</text:p>
      <text:p text:style-name="P4">
News Source: <text:a xlink:type="simple" xlink:href="https://www.ukrinform.ua/rubric-ato/3693316-zaluznij-obgovoriv-situaciu-na-fronti-iz-francuzkim-kolegou.html" text:style-name="Internet_20_link" text:visited-style-name="Visited_20_Internet_20_Link">
https://www.ukrinform.ua/rubric-ato/3693316-zaluznij-obgovoriv-situaciu-na-fronti-iz-francuzkim-kolegou.html</text:a>
</text:p>
      <!--NEWS-->
      <text:h text:style-name="P10" text:outline-level="1">
<text:span text:style-name="T4">
"We are not volunteers", the anthem of the Russian Federation and threats - stories of Ukrainian children after deportation</text:span>
</text:h>
      <text:p text:style-name="P4">
Authors: Ukrinform (Person)</text:p>
      <text:p text:style-name="P4">
Publisher: Укринформ (Organization)</text:p>
      <text:p text:style-name="P4">
Published Time: 2023-04-08T16:45:00+03:00</text:p>
      <text:p text:style-name="P4">
Modified Time: 2023-04-08T16:45:00+03:00</text:p>
      <text:p text:style-name="P4">
Description: In Kyiv, on Saturday, three Ukrainian children - Vitaliy, Artem and Anastasia, who managed to return from deportation, told how they were treated in Russia. - Ukrinform.</text:p>
      <text:p text:style-name="P4">
Images: ["<text:a xlink:type="simple" xlink:href="https://static.ukrinform.com/photos/2023_04/thumb_files/630_360_1680961264-121.jpg" text:style-name="Internet_20_link" text:visited-style-name="Visited_20_Internet_20_Link">
630_360_16809...</text:a>
", "<text:a xlink:type="simple" xlink:href="https://static.ukrinform.com/photos/2023_04/1680961046-416.jpg" text:style-name="Internet_20_link" text:visited-style-name="Visited_20_Internet_20_Link">
1680961046-41...</text:a>
", "<text:a xlink:type="simple" xlink:href="https://static.ukrinform.com/photos/2023_04/1680961045-669.jpg" text:style-name="Internet_20_link" text:visited-style-name="Visited_20_Internet_20_Link">
1680961045-66...</text:a>
", "<text:a xlink:type="simple" xlink:href="https://static.ukrinform.com/photos/2023_04/1680961045-339.jpg" text:style-name="Internet_20_link" text:visited-style-name="Visited_20_Internet_20_Link">
1680961045-33...</text:a>
"]</text:p>
      <text:p text:style-name="P4">
Tags: ['Депортація', 'Діти', 'Воєнні злочини', 'Війна з росією']</text:p>
      <text:p text:style-name="P4">
Type: Article</text:p>
      <!--METADATA-->
      <text:p text:style-name="P4">
<draw:frame draw:style-name="fr1" draw:name="Image294" text:anchor-type="as-char" svg:width="6.9236in" svg:height="3.956343in" draw:z-index="0">
<draw:image xlink:href="../Images/yкринформ/2023-04-08T16-45-00-03-00/630_360_1680961264-121.jpg" xlink:type="simple" xlink:show="embed" xlink:actuate="onLoad" draw:mime-type="image/jpeg"/>
</draw:frame>
In Kiev, three Ukrainian children - Vitaliy, Artem and Anastasia, who managed to turn from deportation, told how they were treated in Russia.</text:p>
      <text:p text:style-name="P4">
They told about it during a press conference at the Media Center Ukraine - Ukrinform.</text:p>
      <text:p text:style-name="P4">
According to Vitaliy, he was initially in one camp in which there was a more or minimal situation and then moved it with other children to another.</text:p>
      <text:p text:style-name="P4">
“In this second camp, when I went to one of the rooms, there was no nicil nor linoleum - nothing, just cement, and there were 3 beds without bed. Misidized and waited for 2 hours, no one had brought it. We went to the camp directors, and we were told that she was not obliged to give anything: "We are not volunteers, we had to carry with you," he said.</text:p>
      <text:p text:style-name="P4">
According to the young man, they were fed with cold porridge, they did not even give tea and said that they had to take food with them.</text:p>
      <text:p text:style-name="P4">
“We had a" important "conversation every night: for example, we were told that Ukraine is terrorists. We were not allowed to call parents. We could play for 4 hours at the Russian camp, and we were told that we have to study it as our 5 fingers, ”he added.</text:p>
      <text:p text:style-name="P4">
<draw:frame draw:style-name="fr1" draw:name="Image295" text:anchor-type="as-char" svg:width="6.9236in" svg:height="4.615733in" draw:z-index="0">
<draw:image xlink:href="../Images/yкринформ/2023-04-08T16-45-00-03-00/1680961046-416.jpg" xlink:type="simple" xlink:show="embed" xlink:actuate="onLoad" draw:mime-type="image/jpeg"/>
</draw:frame>
The occupants forced the children to sing the Russian anthem, and Artem said.</text:p>
      <text:p text:style-name="P4">
<draw:frame draw:style-name="fr1" draw:name="Image296" text:anchor-type="as-char" svg:width="6.9236in" svg:height="4.615733in" draw:z-index="0">
<draw:image xlink:href="../Images/yкринформ/2023-04-08T16-45-00-03-00/1680961045-669.jpg" xlink:type="simple" xlink:show="embed" xlink:actuate="onLoad" draw:mime-type="image/jpeg"/>
</draw:frame>
“There were threats - we were frightened by a psychiatric hospital that they would give us there. We slept on the floor - there were no beds, pillows - some mattresses. The jackets were wailing, ”Artem said.</text:p>
      <text:p text:style-name="P4">
For her part, Anastasia said that they were forced to sing a Russian high -end week at a certain time, and for refusing were called thankless.</text:p>
      <text:p text:style-name="P4">
<draw:frame draw:style-name="fr1" draw:name="Image297" text:anchor-type="as-char" svg:width="6.9236in" svg:height="4.615733in" draw:z-index="0">
<draw:image xlink:href="../Images/yкринформ/2023-04-08T16-45-00-03-00/1680961045-339.jpg" xlink:type="simple" xlink:show="embed" xlink:actuate="onLoad" draw:mime-type="image/jpeg"/>
</draw:frame>
Separately, she noted that when the children asked the invaders to return them to their parents - for example, to organize transportation by bus, they said that the car was very expensive to order and that their parents needed to come and pick up.</text:p>
      <text:p text:style-name="P4">
<text:span text:style-name="T4">
 Read also: </text:span>
 <text:a xlink:type="simple" xlink:href="https://www.ukrinform.ua/rubric-ato/3692111-zelenskij-obgovoriv-iz-moraveckim-dopomogi-u-posuku-ta-povernenni-z-rf-ukrainskih-ditej.html" text:style-name="Internet_20_link" text:visited-style-name="Visited_20_Internet_20_Link">
</text:a>
</text:p>
      <text:p text:style-name="P4">
<text:span text:style-name="T4">
 Read also: </text:span>
 <text:a xlink:type="simple" xlink:href="https://www.ukrinform.ua/rubric-society/3693302-v-ukraini-cerez-vijnu-svoi-domivki-zalisili-60-ditej-volonteri.html" text:style-name="Internet_20_link" text:visited-style-name="Visited_20_Internet_20_Link">
</text:a>
As reported by Ukrinform, on April 6, experts in Ukrinform stated that the educational organs of the Russian Federation were complicit by the abduction of Ukrainian children.</text:p>
      <text:p text:style-name="P4">
News Source: <text:a xlink:type="simple" xlink:href="https://www.ukrinform.ua/rubric-society/3693320-mi-vam-ne-volonteri-gimn-rf-ta-pogrozi-rozpovidi-ukrainskih-ditej-pisla-deportacii.html" text:style-name="Internet_20_link" text:visited-style-name="Visited_20_Internet_20_Link">
https://www.ukrinform.ua/rubric-society/3693320-mi-vam-ne-volonteri-gimn-rf-ta-pogrozi-rozpovidi-ukrainskih-ditej-pisla-deportacii.html</text:a>
</text:p>
      <!--NEWS-->
      <text:h text:style-name="P10" text:outline-level="1">
<text:span text:style-name="T4">
UPL: "Movement" was unable to beat "Heather"</text:span>
</text:h>
      <text:p text:style-name="P4">
Authors: Ukrinform (Person)</text:p>
      <text:p text:style-name="P4">
Publisher: Укринформ (Organization)</text:p>
      <text:p text:style-name="P4">
Published Time: 2023-04-08T17:00:02+03:00</text:p>
      <text:p text:style-name="P4">
Modified Time: 2023-04-08T17:00:02+03:00</text:p>
      <text:p text:style-name="P4">
Description: The players of Lviv Rukh played a draw with Rivne "Veres" in the match of the 20th round of the Ukrainian Football Championship among the Premier League teams (UPL). - Ukrinform.</text:p>
      <text:p text:style-name="P4">
Images: ["<text:a xlink:type="simple" xlink:href="https://static.ukrinform.com/photos/2023_04/thumb_files/630_360_1680932125-193.jpg" text:style-name="Internet_20_link" text:visited-style-name="Visited_20_Internet_20_Link">
630_360_16809...</text:a>
"]</text:p>
      <text:p text:style-name="P4">
Tags: ['Футбол', "Прем'єр-ліга", 'Верес', 'Рух Львів']</text:p>
      <text:p text:style-name="P4">
Type: Article</text:p>
      <!--METADATA-->
      <text:p text:style-name="P4">
<draw:frame draw:style-name="fr1" draw:name="Image298" text:anchor-type="as-char" svg:width="6.9236in" svg:height="3.956343in" draw:z-index="0">
<draw:image xlink:href="../Images/yкринформ/2023-04-08T17-00-02-03-00/630_360_1680932125-193.jpg" xlink:type="simple" xlink:show="embed" xlink:actuate="onLoad" draw:mime-type="image/jpeg"/>
</draw:frame>
The football player "Rukh" played a draw with Rivne "Veres" in the match of the 20-gtour of the Ukrainian Football Championship among the Premier League teams(UPL).</text:p>
      <text:p text:style-name="P4">
Зустріч на «Арені Львів» завершилася з рахунком 0:0, передає Укрінформ.</text:p>
      <text:p text:style-name="P4">
Команди догравали матч у меншості. «Верес» після другого попередження на 71-йхвилині залишив форвард Олександр Лебеденко, у складі «Руха» червону карткуотримав бразильський півзахисник Едсон Фернандо (90+2).</text:p>
      <text:p text:style-name="P4">
У неділю, 9 квітня, зіграють «Дніпро-1 та «Львів» (Start at 13.00), Alexandria and Odessa Chernomorets(13.00), Kovalivsky "Kolos" Tharkivsky "Metalist 1925"(15.00).</text:p>
      <text:p text:style-name="P4">
<text:span text:style-name="T5">
Результати попередніх матчів туру:</text:span>
</text:p>
      <text:p text:style-name="P4">
«Ворскла» (Poltava)- Ingulets(Petrova)- 1: 0</text:p>
      <text:p text:style-name="P4">
goal: Vasily Kravets(49th minute);</text:p>
      <text:p text:style-name="P4">
«Dynamo»(Kyiv)- “Minaj” - 2: 0</text:p>
      <text:p text:style-name="P4">
Goals: Anton Tsarenko(35). Vladislav Vatan(62);</text:p>
      <text:p text:style-name="P4">
“Kryvbas”(Kryvyi Rih)- “Dawn”(Lugansk)- 1: 0</text:p>
      <text:p text:style-name="P4">
Naked: rіfet capric(50);</text:p>
      <text:p text:style-name="P4">
"Miner"(Donetsk)- Metalist(Kharkiv)- 1: 0</text:p>
      <text:p text:style-name="P4">
goal: Artem Bondarenko(64).</text:p>
      <text:p text:style-name="P4">
<text:span text:style-name="T4">
Читайте також:</text:span>
 <text:a xlink:type="simple" xlink:href="https://www.ukrinform.ua/rubric-sports/3693197-stali-vidomi-data-ta-cas-matcu-upl-dinamo-sahtar.html" text:style-name="Internet_20_link" text:visited-style-name="Visited_20_Internet_20_Link">
 </text:a>
Shakhtar leads in the UPL standings, which has 46 points(After 19 games), Next - Dnipro -1 - 42(18), Zorya - 40(20), «Dynamo» - 39(20)and Alexandria - 31(18).</text:p>
      <text:p text:style-name="P4">
News Source: <text:a xlink:type="simple" xlink:href="https://www.ukrinform.ua/rubric-sports/3693322-upl-ruh-ne-zmig-peregrati-veres.html" text:style-name="Internet_20_link" text:visited-style-name="Visited_20_Internet_20_Link">
https://www.ukrinform.ua/rubric-sports/3693322-upl-ruh-ne-zmig-peregrati-veres.html</text:a>
</text:p>
      <!--NEWS-->
      <text:h text:style-name="P10" text:outline-level="1">
<text:span text:style-name="T4">
The US can introduce troops in Taiwan in the event of China's invasion</text:span>
</text:h>
      <text:p text:style-name="P4">
Authors: Ukrinform (Person)</text:p>
      <text:p text:style-name="P4">
Publisher: Укринформ (Organization)</text:p>
      <text:p text:style-name="P4">
Published Time: 2023-04-08T17:07:00+03:00</text:p>
      <text:p text:style-name="P4">
Modified Time: 2023-04-08T17:07:00+03:00</text:p>
      <text:p text:style-name="P4">
Description: The United States of America can send their troops to Taiwan, if China invades there, said the Chairman of the Committee on Foreign Affairs of the House of Representatives Michael McCol on Friday during a visit to Taiwan. - Ukrinform.</text:p>
      <text:p text:style-name="P4">
Images: ["<text:a xlink:type="simple" xlink:href="https://static.ukrinform.com/photos/2021_01/thumb_files/630_360_1610305224-182.jpg" text:style-name="Internet_20_link" text:visited-style-name="Visited_20_Internet_20_Link">
630_360_16103...</text:a>
"]</text:p>
      <text:p text:style-name="P4">
Tags: None</text:p>
      <text:p text:style-name="P4">
Type: Article</text:p>
      <!--METADATA-->
      <text:p text:style-name="P4">
<draw:frame draw:style-name="fr1" draw:name="Image299" text:anchor-type="as-char" svg:width="6.9236in" svg:height="3.956343in" draw:z-index="0">
<draw:image xlink:href="../Images/yкринформ/2023-04-08T17-07-00-03-00/630_360_1610305224-182.jpg" xlink:type="simple" xlink:show="embed" xlink:actuate="onLoad" draw:mime-type="image/jpeg"/>
</draw:frame>
The United States can send their troops to Taiwan, if there is an invasion of China, said the Chairman of the Committee on Foreign Affairs of the House of Representatives Michaelmakol on Friday during a visit to Taiwan.</text:p>
      <text:p text:style-name="P4">
According to Ukrinform, he reported this in an interview <text:a xlink:type="simple" xlink:href="http://www.foxnews.com/world/conflict-china-last-resort-congress-will-authorize-troops-americans-support-it-mccaul" text:style-name="Internet_20_link" text:visited-style-name="Visited_20_Internet_20_Link">
</text:a>
.</text:p>
      <text:p text:style-name="P4">
“If communist <text:a xlink:type="simple" xlink:href="https://www.ukrinform.ua/tag-kitaj" text:style-name="Internet_20_link" text:visited-style-name="Visited_20_Internet_20_Link">
</text:a>
will invade Taiwan, it(The issue of the introduction of US troops - ed.)Of course, it would be on the table, and it would be a matter of discussion in Congress and with the American people, ”McCol said.</text:p>
      <text:p text:style-name="P4">
At the same time, McCol says that a two -party delegation to Taiwan should be met with a "restraint of China." He also said that a conflict with China was a "last measure", adding that the introduction of the military into the Taiwania only if supported by this step by the American people.</text:p>
      <text:p text:style-name="P4">
McCol repeated the warning of US defense representatives that these could invade Taiwan until 2027 and recalled that Congress should allow the use of military force.</text:p>
      <text:p text:style-name="P4">
Last year, US President Joe Biden also declared his willingness to send Taipei troops in the event of an attack by Beijing.</text:p>
      <text:p text:style-name="P4">
<text:span text:style-name="T4">
 Read also: </text:span>
 <text:a xlink:type="simple" xlink:href="https://www.ukrinform.ua/rubric-world/3693113-pentagon-prosit-kongres-vidiliti-3-milardi-na-vijskovu-dopomogu-tajvanu.html" text:style-name="Internet_20_link" text:visited-style-name="Visited_20_Internet_20_Link">
<text:span text:style-name="T4">
 Taiwan </text:span>
</text:a>
As reported by Ukrinform, China started <text:a xlink:type="simple" xlink:href="https://www.ukrinform.ua/rubric-world/3693217-kitaj-rozpocav-vijskovi-navcanna-poblizu-tajvanu.html" text:style-name="Internet_20_link" text:visited-style-name="Visited_20_Internet_20_Link">
</text:a>
A surrounding after the visit of the Taiwanese President Tsi Invven to the United States.</text:p>
      <text:p text:style-name="P4">
News Source: <text:a xlink:type="simple" xlink:href="https://www.ukrinform.ua/rubric-world/3693328-ssa-mozut-vvesti-vijska-u-tajvan-u-razi-vtorgnenna-kitau.html" text:style-name="Internet_20_link" text:visited-style-name="Visited_20_Internet_20_Link">
https://www.ukrinform.ua/rubric-world/3693328-ssa-mozut-vvesti-vijska-u-tajvan-u-razi-vtorgnenna-kitau.html</text:a>
</text:p>
      <!--NEWS-->
      <text:h text:style-name="P10" text:outline-level="1">
<text:span text:style-name="T4">
Ukrainians are accessible to an interactive map to find hiss abroad</text:span>
</text:h>
      <text:p text:style-name="P4">
Authors: Ukrinform (Person)</text:p>
      <text:p text:style-name="P4">
Publisher: Укринформ (Organization)</text:p>
      <text:p text:style-name="P4">
Published Time: 2023-04-08T17:07:04+03:00</text:p>
      <text:p text:style-name="P4">
Modified Time: 2023-04-08T17:07:04+03:00</text:p>
      <text:p text:style-name="P4">
Description: Citizens of Ukraine who are looking for shelter abroad can use an interactive map developed by the Ministry of Foreign Affairs. - Ukrinform.</text:p>
      <text:p text:style-name="P4">
Images: ["<text:a xlink:type="simple" xlink:href="https://static.ukrinform.com/photos/2023_03/thumb_files/630_360_1679511005-907.png" text:style-name="Internet_20_link" text:visited-style-name="Visited_20_Internet_20_Link">
630_360_16795...</text:a>
"]</text:p>
      <text:p text:style-name="P4">
Tags: ['МЗС', 'Карта', 'Біженці', 'Мінреінтеграції']</text:p>
      <text:p text:style-name="P4">
Type: Article</text:p>
      <!--METADATA-->
      <text:p text:style-name="P4">
<draw:frame draw:style-name="fr1" draw:name="Image300" text:anchor-type="as-char" svg:width="6.9236in" svg:height="3.956343in" draw:z-index="0">
<draw:image xlink:href="../Images/yкринформ/2023-04-08T17-07-04-03-00/630_360_1679511005-907.png" xlink:type="simple" xlink:show="embed" xlink:actuate="onLoad" draw:mime-type="image/png"/>
</draw:frame>
Citizens looking for shelter abroad can use an interactive Mapa developed by the Ministry of Foreign Affairs.</text:p>
      <text:p text:style-name="P4">
This was reported <text:a xlink:type="simple" xlink:href="http://minre.gov.ua/2023/04/08/interaktyvna-mapa-dlya-ukrayincziv-yaki-shukayut-pryhystku-za-kordonom/" text:style-name="Internet_20_link" text:visited-style-name="Visited_20_Internet_20_Link">
</text:a>
, reports Ukrinform.</text:p>
      <text:p text:style-name="P4">
As noted in the department, the mentioned map contains information, in particular, the pro -reactive rules of entry and stay in different countries, peculiarities of temporary protection, social and health care.</text:p>
      <text:p text:style-name="P4">
Using this resource, you can also find out where to find assistance in the country.</text:p>
      <text:p text:style-name="P4">
The interactive map contains data with references to official information. It is available for <text:a xlink:type="simple" xlink:href="http://tripadvisor.mfa.gov.ua/" text:style-name="Internet_20_link" text:visited-style-name="Visited_20_Internet_20_Link">
</text:a>
.</text:p>
      <text:p text:style-name="P4">
<text:span text:style-name="T4">
 Read also: </text:span>
 <text:a xlink:type="simple" xlink:href="https://www.ukrinform.ua/rubric-society/3691340-timcasovij-zahist-u-cehii-vid-pocatku-vijni-otrimali-ponad-485-tisac-ukrainciv.html" text:style-name="Internet_20_link" text:visited-style-name="Visited_20_Internet_20_Link">
</text:a>
As reported by Ukrinform, the Commissioner of the Verkhovna Rada of Ukraine for Human Rights Lubinets stressed that Ukrainian refugees abroad have no <text:a xlink:type="simple" xlink:href="https://www.ukrinform.ua/rubric-society/3692578-lubinec-dav-trudovi-poradi-ukrainskim-bizencam-za-kordonom.html" text:style-name="Internet_20_link" text:visited-style-name="Visited_20_Internet_20_Link">
</text:a>
Without an employment agreement, so as not to be victims of labor exploitation.  Photo: Voice of America_</text:p>
      <text:p text:style-name="P4">
News Source: <text:a xlink:type="simple" xlink:href="https://www.ukrinform.ua/rubric-society/3693327-ukraincam-dostupna-interaktivna-mapa-dla-posuku-prihistku-za-kordonom.html" text:style-name="Internet_20_link" text:visited-style-name="Visited_20_Internet_20_Link">
https://www.ukrinform.ua/rubric-society/3693327-ukraincam-dostupna-interaktivna-mapa-dla-posuku-prihistku-za-kordonom.html</text:a>
</text:p>
      <!--NEWS-->
      <text:h text:style-name="P10" text:outline-level="1">
<text:span text:style-name="T4">
F -16 can destroy targets still on borders and drive to the bottom of the Fleet of the Russian Federation</text:span>
</text:h>
      <text:p text:style-name="P4">
Authors: Ukrinform (Person)</text:p>
      <text:p text:style-name="P4">
Publisher: Укринформ (Organization)</text:p>
      <text:p text:style-name="P4">
Published Time: 2023-04-08T17:27:00+03:00</text:p>
      <text:p text:style-name="P4">
Modified Time: 2023-04-08T17:27:00+03:00</text:p>
      <text:p text:style-name="P4">
Description: The Commander of the Air Forces of the Armed Forces of Ukraine Lieutenant General Mykola Oleshchuk explained why the Western F-16 planes are important for Ukraine. - Ukrinform.</text:p>
      <text:p text:style-name="P4">
Images: ["<text:a xlink:type="simple" xlink:href="https://static.ukrinform.com/photos/2023_03/thumb_files/630_360_1678970524-147.jpg" text:style-name="Internet_20_link" text:visited-style-name="Visited_20_Internet_20_Link">
630_360_16789...</text:a>
"]</text:p>
      <text:p text:style-name="P4">
Tags: ['Авіація', 'Літак', 'Повітряні сили ЗСУ', 'Винищувач', 'Війна з росією']</text:p>
      <text:p text:style-name="P4">
Type: Article</text:p>
      <!--METADATA-->
      <text:p text:style-name="P4">
<draw:frame draw:style-name="fr1" draw:name="Image301" text:anchor-type="as-char" svg:width="6.9236in" svg:height="3.956343in" draw:z-index="0">
<draw:image xlink:href="../Images/yкринформ/2023-04-08T17-27-00-03-00/630_360_1678970524-147.jpg" xlink:type="simple" xlink:show="embed" xlink:actuate="onLoad" draw:mime-type="image/jpeg"/>
</draw:frame>
The Commander-in-Chief of the Armed Forces of Ukraine Lieutenant General Mykola Oleshchuk explained why the Western F-16 planes are important for Ukraine.</text:p>
      <text:p text:style-name="P4">
As Ukrinform reports, Oleshchuk wrote in <text:a xlink:type="simple" xlink:href="http://t.me/MykolaOleshchuk/7" text:style-name="Internet_20_link" text:visited-style-name="Visited_20_Internet_20_Link">
</text:a>
.</text:p>
      <text:p text:style-name="P4">
According to him, first of all, the F-16 is the best protection of the rear regions. The Middle Ukrainian air defense destroys about 75% of winged rockets and shock drones. But 25% still reach their goals. The F-16 can effectively destroy the air threats on the borders without allowing missiles and drones of D-Ukrainian cities.</text:p>
      <text:p text:style-name="P4">
Currently, Russian aircraft prevails in Ukrainian by number, and most importantly, in the invaders technological advantage.</text:p>
      <text:p text:style-name="P4">
“In the air forces, there is not enough forces and means of both terrestrial and air, in order to effectively protect the airspace, troops on the front and peaceful residents in the frontline from the daily terror of enemy shock aircraft of Irtolot. The F -16 will allow to win dominance in the air, significantly weakened the countryman, saving many lives daily, ”Oleshchuk said.</text:p>
      <text:p text:style-name="P4">
The enemy is increasingly used by managed 500 kg aircraft all over the linefront. There are signs of preparation for mass use of cabins weighing 1500 kg. Peaceful ones suffer in the northern, southern, eastern regions.</text:p>
      <text:p text:style-name="P4">
“F-16 have in service <text:a xlink:type="simple" xlink:href="https://www.ukrinform.ua/tag-raketa" text:style-name="Internet_20_link" text:visited-style-name="Visited_20_Internet_20_Link">
</text:a>
Air-air class up to 180 km. This will allow you to drive away the enemy aviation from our borders and the line of combat collision that the minimizing the advantage of the use of managed aviation airplanes and other weapons of airborne, ”Oleshchuk emphasized.</text:p>
      <text:p text:style-name="P4">
He noted that the wide range of modern high-precision weapons F-16 will allow to make high-precision strikes on Russian troops of the maintenance.</text:p>
      <text:p text:style-name="P4">
“It is necessary to stop the attacking actions of the enemy, to win the advantage in the air, to destroy ways of supplying equipment, ammunition and the enemy's living power. The F -16 will be able to perform the CIZE!”Oleshchuk emphasized.</text:p>
      <text:p text:style-name="P4">
<text:span text:style-name="T4">
 Read also: </text:span>
 <text:a xlink:type="simple" xlink:href="https://www.ukrinform.ua/rubric-ato/3692868-dla-pocatku-kontrnastupu-ukraini-treba-zdobuti-perevagu-u-povitri-ignat.html" text:style-name="Internet_20_link" text:visited-style-name="Visited_20_Internet_20_Link">
<text:span text:style-name="T4">
 Ignati </text:span>
</text:a>
F-16 aircraft will also help regain control of the sea.The available equipment and weapons of Soviet aircraft transforms all the missions of Ukrainian pilots into deadly, which causes irreparable loss of Ukraine. Only modern technologies will make their work effective and safe. Oleshchuk assured that Ukrainian pilots have been prepared and motivated to learn. They are enough to fight and study at the same time.</text:p>
      <text:p text:style-name="P4">
<text:span text:style-name="T4">
 Read also: </text:span>
 <text:a xlink:type="simple" xlink:href="https://www.ukrinform.ua/rubric-ato/3692387-polsa-lobiuvatime-nadanna-ukraini-litakiv-nativskih-standartiv-duda.html" text:style-name="Internet_20_link" text:visited-style-name="Visited_20_Internet_20_Link">
</text:a>
Ukraine now uses aircraft 40 years ago. Some of them are twice the senior of their pilots.</text:p>
      <text:p text:style-name="P4">
“It is becoming more and more difficult to maintain their serviceability every day. Own stocks are depleted, and they are also not allied. Many questions are asked by so -called "cannibalization", but it cannot last forever. You can not expect all the aviation completely. Thanks to the transfer of melts from Slovakia and Poland, it will be possible to some extent restore the Air Parkmig-29 of several airplanes, to strengthen the ability to perform current combat operations with fighter aviation. However, to achieve the preference in the air, for the winner, we need modern planes!”Oleshchuk emphasized</text:p>
      <text:p text:style-name="P4">
Even outdated and ineffective Soviet boobs are also reduced.</text:p>
      <text:p text:style-name="P4">
“Even with a sufficient number of good aircraft and prepared pilots, our aircraft will remain without means of damage. The transition to the F-16 Chimne Western Platform with a wide range of modern weapons is a single output. Ukraine needs F -16!”Oleshchuk summed up.</text:p>
      <text:p text:style-name="P4">
<text:span text:style-name="T4">
 Read also: </text:span>
 <text:a xlink:type="simple" xlink:href="https://www.ukrinform.ua/rubric-ato/3692117-prezident-napolagae-na-stvorenni-aviacijnoi-koalicii-dla-ukraini.html" text:style-name="Internet_20_link" text:visited-style-name="Visited_20_Internet_20_Link">
</text:a>
According to Ukrinform, according to the spokesman of the Command of the Air Force forces of Ukraine Yuri Ignat, Russian invaders <text:a xlink:type="simple" xlink:href="https://www.ukrinform.ua/rubric-ato/3693210-ignat-poasniv-comu-narazi-vazko-borotisa-z-kerovanimi-aviabombami.html" text:style-name="Internet_20_link" text:visited-style-name="Visited_20_Internet_20_Link">
</text:a>
All over the front line in Ukraine.</text:p>
      <text:p text:style-name="P4">
News Source: <text:a xlink:type="simple" xlink:href="https://www.ukrinform.ua/rubric-ato/3693331-f16-mozut-znisuvati-cili-se-na-kordonah-ta-zagnati-na-dno-flot-rf-komanduvac-povitranih-sil.html" text:style-name="Internet_20_link" text:visited-style-name="Visited_20_Internet_20_Link">
https://www.ukrinform.ua/rubric-ato/3693331-f16-mozut-znisuvati-cili-se-na-kordonah-ta-zagnati-na-dno-flot-rf-komanduvac-povitranih-sil.html</text:a>
</text:p>
      <!--NEWS-->
      <text:h text:style-name="P10" text:outline-level="1">
<text:span text:style-name="T4">
In Ukraine can review the cost of administrative services - deputy</text:span>
</text:h>
      <text:p text:style-name="P4">
Authors: Ukrinform (Person)</text:p>
      <text:p text:style-name="P4">
Publisher: Укринформ (Organization)</text:p>
      <text:p text:style-name="P4">
Published Time: 2023-04-08T17:44:00+03:00</text:p>
      <text:p text:style-name="P4">
Modified Time: 2023-04-08T17:44:00+03:00</text:p>
      <text:p text:style-name="P4">
Description: Parliament considers the possibility of reviewing the amount of payment for the provision of administrative services. - Ukrinform.</text:p>
      <text:p text:style-name="P4">
Images: ["<text:a xlink:type="simple" xlink:href="https://static.ukrinform.com/photos/2023_04/thumb_files/630_360_1680964947-814.jpg" text:style-name="Internet_20_link" text:visited-style-name="Visited_20_Internet_20_Link">
630_360_16809...</text:a>
"]</text:p>
      <text:p text:style-name="P4">
Tags: ['Депутат', 'Україна', 'Адмінустрій']</text:p>
      <text:p text:style-name="P4">
Type: Article</text:p>
      <!--METADATA-->
      <text:p text:style-name="P4">
<draw:frame draw:style-name="fr1" draw:name="Image302" text:anchor-type="as-char" svg:width="6.9236in" svg:height="3.956343in" draw:z-index="0">
<draw:image xlink:href="../Images/yкринформ/2023-04-08T17-44-00-03-00/630_360_1680964947-814.jpg" xlink:type="simple" xlink:show="embed" xlink:actuate="onLoad" draw:mime-type="image/jpeg"/>
</draw:frame>
The ultrasound considers the possibility of reviewing the amount of payment for the provision of administrative services.</text:p>
      <text:p text:style-name="P4">
As Ukrinform reports with a link to the site <text:a xlink:type="simple" xlink:href="https://sluga-narodu.com/u-parlamenti-initsiiuiut-perehliad-vartosti-adminposluh/" text:style-name="Internet_20_link" text:visited-style-name="Visited_20_Internet_20_Link">
</text:a>
This was reported by the Chairman of the Verkhovna Rada Committee on the Organization of State Authorities, Local Saming, Regional Development and Urban Planning, the head of the political party "Servant of the People" Olena Shuliak.</text:p>
      <text:p text:style-name="P4">
“Reduced revenues to local <text:a xlink:type="simple" xlink:href="https://www.ukrinform.ua/tag-budzet" text:style-name="Internet_20_link" text:visited-style-name="Visited_20_Internet_20_Link">
</text:a>
Due to Russian aggression, they have led to the underfunding of the CNAP, which is why people could not receive quality administrative services. The problem should be solved by the Bill No. 4380 on the administrative fee, which is prepared for the first reading, ”the Verification said.</text:p>
      <text:p text:style-name="P4">
According to Shuliak, the Committee receives numerous appeals from the local government about the impossibility of financing the centers of providing admin services in full due to significant losses of local budgets due to a full -scale invasion. CNAPAM lacks the money not only for salaries, but also on elementary consumables - paper, cartridges, office equipment.</text:p>
      <text:p text:style-name="P4">
"In addition to the fact that CNAPs provide a huge number of administrative services, they will at the next time have another important function - accepting messages to be enrolled or damaged housing to obtain compensation," - stated Shuliak.</text:p>
      <text:p text:style-name="P4">
According to her, discussions are underway on the basis of the committee to take into account the wishes of the local authorities regarding the financing of the CNAP and to provide people with the right to give quality administrative services.</text:p>
      <text:p text:style-name="P4">
<text:span text:style-name="T4">
 Read also: </text:span>
 <text:a xlink:type="simple" xlink:href="https://www.ukrinform.ua/rubric-regions/3682888-u-borodanci-vidkrili-novij-cnap.html" text:style-name="Internet_20_link" text:visited-style-name="Visited_20_Internet_20_Link">
<text:span text:style-name="T4">
 CNAP </text:span>
</text:a>
The deputy emphasized that the profile committee is considering all possible variants of the situation, including the ability to change the amount of employment services, which has not been reviewed since 1993.</text:p>
      <text:p text:style-name="P4">
As it was reported, the Verkhovna Rada adopted a law that introduces mechanism for the destroyed and damaged housing as a result of Russian aggression in Ukraine. Each citizen can submit an information message about the damaged property in electronic form - in "action", in paper - through CNAP. After verifying the documents, all data are added to the register of damaged property.</text:p>
      <text:p text:style-name="P4">
<text:span text:style-name="T5">
Foto: sluga-narodu.com</text:span>
</text:p>
      <text:p text:style-name="P4">
News Source: <text:a xlink:type="simple" xlink:href="https://www.ukrinform.ua/rubric-society/3693333-v-ukraini-mozut-pereglanuti-vartist-adminposlug-deputatka.html" text:style-name="Internet_20_link" text:visited-style-name="Visited_20_Internet_20_Link">
https://www.ukrinform.ua/rubric-society/3693333-v-ukraini-mozut-pereglanuti-vartist-adminposlug-deputatka.html</text:a>
</text:p>
      <!--NEWS-->
      <text:h text:style-name="P10" text:outline-level="1">
<text:span text:style-name="T4">
More than six thousand cubic meters of garbage was taken out in Kiev during the toloki</text:span>
</text:h>
      <text:p text:style-name="P4">
Authors: Ukrinform (Person)</text:p>
      <text:p text:style-name="P4">
Publisher: Укринформ (Organization)</text:p>
      <text:p text:style-name="P4">
Published Time: 2023-04-08T17:50:49+03:00</text:p>
      <text:p text:style-name="P4">
Modified Time: 2023-04-08T17:50:49+03:00</text:p>
      <text:p text:style-name="P4">
Description: There was a citywide toloka in Kyiv, within which more than 6,000 cubic meters of garbage were collected and taken out. - Ukrinform.</text:p>
      <text:p text:style-name="P4">
Images: ["<text:a xlink:type="simple" xlink:href="https://static.ukrinform.com/photos/2022_04/thumb_files/630_360_1649939498-455.jpg" text:style-name="Internet_20_link" text:visited-style-name="Visited_20_Internet_20_Link">
630_360_16499...</text:a>
"]</text:p>
      <text:p text:style-name="P4">
Tags: ['Сміття', 'Толока', 'Київ', 'Прибирання']</text:p>
      <text:p text:style-name="P4">
Type: Article</text:p>
      <!--METADATA-->
      <text:p text:style-name="P4">
<draw:frame draw:style-name="fr1" draw:name="Image303" text:anchor-type="as-char" svg:width="6.9236in" svg:height="3.956343in" draw:z-index="0">
<draw:image xlink:href="../Images/yкринформ/2023-04-08T17-50-49-03-00/630_360_1649939498-455.jpg" xlink:type="simple" xlink:show="embed" xlink:actuate="onLoad" draw:mime-type="image/jpeg"/>
</draw:frame>
In Kiev, a citywide toloka was divided, within which more than 6 thousand cubic meters of garbage was collected and taken out.</text:p>
      <text:p text:style-name="P4">
This was reported <text:a xlink:type="simple" xlink:href="http://kyivcity.gov.ua/news/u_stolitsi_vidbulasya_zagalnomiska_toloka_vivezli_ponad_6_tisyach_kubometriv_smittya/" text:style-name="Internet_20_link" text:visited-style-name="Visited_20_Internet_20_Link">
</text:a>
With reference to the deputy chairman of the KSCA Petro Panteleev, Ukrinform reports.</text:p>
      <text:p text:style-name="P4">
It is noted that the toloki in Kiev took place in all districts in more than 300 locations.</text:p>
      <text:p text:style-name="P4">
More than 2.3 thousand gills were also planted within the limits of the Stoloki at different locations. According to the deputy chairman of the KSCA, the work on landscaping of the capital is just beginning.</text:p>
      <text:p text:style-name="P4">
“These are traditional seasonal stocks for cleaning and folding in the city of the afternoon. Now in Kiev are actively cleaned in the yards, cleaning highways, arrange parks, squares, cleaning natural landfills, ”he said.</text:p>
      <text:p text:style-name="P4">
In particular, 12-year-old plaans were planted near the main building of Kyiv National University of Nazitaras Shevchenko on Vladimir Street.</text:p>
      <text:p text:style-name="P4">
<text:span text:style-name="T4">
 Read also: </text:span>
 <text:a xlink:type="simple" xlink:href="https://www.ukrinform.ua/rubric-kyiv/3545033-kian-zaklikaut-do-vertikalnogo-ozelenenna-budivel.html" text:style-name="Internet_20_link" text:visited-style-name="Visited_20_Internet_20_Link">
<text:span text:style-name="T4">
 landscaping </text:span>
</text:a>
The trees were immediately equipped with an automatic drip irrigation system so that the greening of the green plantings had enough moisture.</text:p>
      <text:p text:style-name="P4">
“In this difficult time, we must be particularly cohesive, demonstrating the warfare of the moral spirit of Ukrainians. The city authorities are grateful to all who have taken place today to work, ”Panteleev added.</text:p>
      <text:p text:style-name="P4">
The KSCA is called for all owners, tenants and balancing holders to take care of cleanliness and order.</text:p>
      <text:p text:style-name="P4">
<text:span text:style-name="T4">
 Read also: </text:span>
 <text:a xlink:type="simple" xlink:href="https://www.ukrinform.ua/rubric-kyiv/3689606-u-kievi-sklali-perelik-vulic-aki-kapitalno-vidremontuut-cogoric.html" text:style-name="Internet_20_link" text:visited-style-name="Visited_20_Internet_20_Link">
</text:a>
As reported by Ukrinform, in only three months of winter the employees of Kyivavtodor <text:a xlink:type="simple" xlink:href="https://www.ukrinform.ua/rubric-kyiv/3689606-u-kievi-sklali-perelik-vulic-aki-kapitalno-vidremontuut-cogoric.html" text:style-name="Internet_20_link" text:visited-style-name="Visited_20_Internet_20_Link">
</text:a>
on almost six thousand square meters of pavement. There is a list of streets that plan to repair in the capital during this year.</text:p>
      <text:p text:style-name="P4">
_ Photo illustrative_</text:p>
      <text:p text:style-name="P4">
News Source: <text:a xlink:type="simple" xlink:href="https://www.ukrinform.ua/rubric-kyiv/3693335-u-kievi-pid-cas-toloki-vivezli-ponad-sist-tisac-kubometriv-smitta.html" text:style-name="Internet_20_link" text:visited-style-name="Visited_20_Internet_20_Link">
https://www.ukrinform.ua/rubric-kyiv/3693335-u-kievi-pid-cas-toloki-vivezli-ponad-sist-tisac-kubometriv-smitta.html</text:a>
</text:p>
      <!--NEWS-->
      <text:h text:style-name="P10" text:outline-level="1">
<text:span text:style-name="T4">
Ukrainian Vanshelboym became an ITF tournament champion in a paired discharge</text:span>
</text:h>
      <text:p text:style-name="P4">
Authors: Ukrinform (Person)</text:p>
      <text:p text:style-name="P4">
Publisher: Укринформ (Organization)</text:p>
      <text:p text:style-name="P4">
Published Time: 2023-04-08T17:54:30+03:00</text:p>
      <text:p text:style-name="P4">
Modified Time: 2023-04-08T17:54:30+03:00</text:p>
      <text:p text:style-name="P4">
Description: The Ukrainian -Australian duo Eric Vanshelboim - Adam Taylor won the tournament of the International Tennis Federation (ITF) in Dubrovnik (Croatia). - Ukrinform.</text:p>
      <text:p text:style-name="P4">
Images: ["<text:a xlink:type="simple" xlink:href="https://static.ukrinform.com/photos/2023_04/thumb_files/630_360_1680965615-661.jpg" text:style-name="Internet_20_link" text:visited-style-name="Visited_20_Internet_20_Link">
630_360_16809...</text:a>
"]</text:p>
      <text:p text:style-name="P4">
Tags: ['Теніс']</text:p>
      <text:p text:style-name="P4">
Type: Article</text:p>
      <!--METADATA-->
      <text:p text:style-name="P4">
<draw:frame draw:style-name="fr1" draw:name="Image304" text:anchor-type="as-char" svg:width="6.9236in" svg:height="3.956343in" draw:z-index="0">
<draw:image xlink:href="../Images/yкринформ/2023-04-08T17-54-30-03-00/630_360_1680965615-661.jpg" xlink:type="simple" xlink:show="embed" xlink:actuate="onLoad" draw:mime-type="image/jpeg"/>
</draw:frame>
Ukrainian -Australian duo Eric Vanshelboim - Adam Taylor became the winner of the International Tennis Federation(ITF)In Dubrovnik(Croatia).</text:p>
      <text:p text:style-name="P4">
Як інформує <text:a xlink:type="simple" xlink:href="https://btu.org.ua/news/ukrainskiy-tennis/44561-dubrovnik-m25-vanshelbojm-vyigral-pjatyj-parnyj-titul-itf-v-karere.html" text:style-name="Internet_20_link" text:visited-style-name="Visited_20_Internet_20_Link">
 </text:a>
, in the finals of the paired category of competitions are sown under the first number of the numbershellboy and Taylor beat the Ukrainian-Croatian tandem Ivan Kremenchuk- Mykola Bashich- 6: 4, 6: 4, reports Ukrinform.</text:p>
      <text:p text:style-name="P4">
21-year-old Eric Warshelboim won the first paired title this year and the fifth Zakarier.</text:p>
      <text:p text:style-name="P4">
<text:span text:style-name="T4">
 Read also: </text:span>
 <text:a xlink:type="simple" xlink:href="https://www.ukrinform.ua/rubric-sports/3693260-denis-molcanov-postupivsa-u-parnomu-finali-turniru-atp-v-italii.html" text:style-name="Internet_20_link" text:visited-style-name="Visited_20_Internet_20_Link">
</text:a>
Before the start in Croatia, the Ukrainian ranked 350th in the paired ratings of tennis players of professionals(ATP).</text:p>
      <text:p text:style-name="P4">
Фото: btu.org.ua.</text:p>
      <text:p text:style-name="P4">
News Source: <text:a xlink:type="simple" xlink:href="https://www.ukrinform.ua/rubric-sports/3693336-ukrainec-vanselbojm-stav-cempionom-turniru-itf-u-parnomu-rozradi.html" text:style-name="Internet_20_link" text:visited-style-name="Visited_20_Internet_20_Link">
https://www.ukrinform.ua/rubric-sports/3693336-ukrainec-vanselbojm-stav-cempionom-turniru-itf-u-parnomu-rozradi.html</text:a>
</text:p>
      <!--NEWS-->
      <text:h text:style-name="P10" text:outline-level="1">
<text:span text:style-name="T4">
In the Nikolaev area the Armed Forces destroyed the reconnaissance drone of Russians</text:span>
</text:h>
      <text:p text:style-name="P4">
Authors: Ukrinform (Person)</text:p>
      <text:p text:style-name="P4">
Publisher: Укринформ (Organization)</text:p>
      <text:p text:style-name="P4">
Published Time: 2023-04-08T17:57:00+03:00</text:p>
      <text:p text:style-name="P4">
Modified Time: 2023-04-08T17:57:00+03:00</text:p>
      <text:p text:style-name="P4">
Description: In the Nikolaev area, the forces of air defense destroyed the SuperCam reconnaissance drone of Russian invaders. - Ukrinform.</text:p>
      <text:p text:style-name="P4">
Images: ["<text:a xlink:type="simple" xlink:href="https://static.ukrinform.com/photos/2022_09/thumb_files/630_360_1662288687-628.jpg" text:style-name="Internet_20_link" text:visited-style-name="Visited_20_Internet_20_Link">
630_360_16622...</text:a>
"]</text:p>
      <text:p text:style-name="P4">
Tags: ['Безпілотник', 'Миколаївщина', 'Війна з росією']</text:p>
      <text:p text:style-name="P4">
Type: Article</text:p>
      <!--METADATA-->
      <text:p text:style-name="P4">
<draw:frame draw:style-name="fr1" draw:name="Image305" text:anchor-type="as-char" svg:width="6.9236in" svg:height="3.953188in" draw:z-index="0">
<draw:image xlink:href="../Images/yкринформ/2023-04-08T17-57-00-03-00/630_360_1662288687-628.jpg" xlink:type="simple" xlink:show="embed" xlink:actuate="onLoad" draw:mime-type="image/jpeg"/>
</draw:frame>
The Mimikov region of air defense forces destroyed the SuperCam reconnaissance pad Russian invaders.</text:p>
      <text:p text:style-name="P4">
According to Ukrinform, the South Air Command reported in <text:a xlink:type="simple" xlink:href="https://www.facebook.com/PvKPivden/posts/pfbid02Ui3gwqbp31No1h3JtzPsKnWyzczgbzVgY4LYeNN6u9zaDWVhtd1T3jnLfbDkNdQyl" text:style-name="Internet_20_link" text:visited-style-name="Visited_20_Internet_20_Link">
</text:a>
.</text:p>
      <text:p text:style-name="P4">
"08 квітня 2023 року близько 13:00 на Миколаївщині силами та засобамипротиповітряної оборони повітряного командування "Південь" знищено російськийрозвідувальний <text:a xlink:type="simple" xlink:href="https://www.ukrinform.ua/tag-bezpilotnik" text:style-name="Internet_20_link" text:visited-style-name="Visited_20_Internet_20_Link">
 </text:a>
SuperCam "," is in the message.</text:p>
      <text:p text:style-name="P4">
<text:span text:style-name="T4">
 Read also: </text:span>
 <text:a xlink:type="simple" xlink:href="https://www.ukrinform.ua/rubric-regions/3693075-na-kiivsini-viavili-zaliski-rosijskogo-bezpilotnika.html" text:style-name="Internet_20_link" text:visited-style-name="Visited_20_Internet_20_Link">
<text:span text:style-name="T4">
 drone </text:span>
</text:a>
As reported by Ukrinform, on April 7 in the Marinka area of Donetsk region Siliobron <text:a xlink:type="simple" xlink:href="https://www.ukrinform.ua/rubric-ato/3692858-sili-oboroni-znisili-rosijskij-su25-bila-marinki.html" text:style-name="Internet_20_link" text:visited-style-name="Visited_20_Internet_20_Link">
</text:a>
 .</text:p>
      <text:p text:style-name="P4">
News Source: <text:a xlink:type="simple" xlink:href="https://www.ukrinform.ua/rubric-ato/3693337-na-mikolaivsini-zsu-znisili-rozviduvalnij-bezpilotnik-rosian.html" text:style-name="Internet_20_link" text:visited-style-name="Visited_20_Internet_20_Link">
https://www.ukrinform.ua/rubric-ato/3693337-na-mikolaivsini-zsu-znisili-rozviduvalnij-bezpilotnik-rosian.html</text:a>
</text:p>
      <!--NEWS-->
      <text:h text:style-name="P10" text:outline-level="1">
<text:span text:style-name="T4">
Zaluzhny showed how Polish howitzers "crab" perform combat missions</text:span>
</text:h>
      <text:p text:style-name="P4">
Authors: Ukrinform (Person)</text:p>
      <text:p text:style-name="P4">
Publisher: Укринформ (Organization)</text:p>
      <text:p text:style-name="P4">
Published Time: 2023-04-08T18:11:11+03:00</text:p>
      <text:p text:style-name="P4">
Modified Time: 2023-04-08T18:11:11+03:00</text:p>
      <text:p text:style-name="P4">
Description: The Commander -in -Chief of the Armed Forces of Ukraine Valery Zaluzhni showed how Polish self -propelled howitzers AHS Krab (crab) successfully perform combat missions at the front. - Ukrinform.</text:p>
      <text:p text:style-name="P4">
Images: ["<text:a xlink:type="simple" xlink:href="https://static.ukrinform.com/photos/2022_06/thumb_files/630_360_1654123224-948.png" text:style-name="Internet_20_link" text:visited-style-name="Visited_20_Internet_20_Link">
630_360_16541...</text:a>
"]</text:p>
      <text:p text:style-name="P4">
Tags: ['Польща', 'Зброя', 'Валерій Залужний']</text:p>
      <text:p text:style-name="P4">
Type: Article</text:p>
      <!--METADATA-->
      <text:p text:style-name="P4">
<draw:frame draw:style-name="fr1" draw:name="Image306" text:anchor-type="as-char" svg:width="6.9236in" svg:height="3.956343in" draw:z-index="0">
<draw:image xlink:href="../Images/yкринформ/2023-04-08T18-11-11-03-00/630_360_1654123224-948.png" xlink:type="simple" xlink:show="embed" xlink:actuate="onLoad" draw:mime-type="image/png"/>
</draw:frame>
The Commander -in -Chief of the Armed Forces of Ukraine Valery Zaluzhny showed how the Polish -mammary howitzers AHS Krab(Healthy "crab")Successfully fulfill the combat missions.</text:p>
      <text:p text:style-name="P4">
According to Ukrinform, the corresponding video of Zaluzhny posted in <text:a xlink:type="simple" xlink:href="https://www.facebook.com/CinCAFU/videos/3565208823719645/" text:style-name="Internet_20_link" text:visited-style-name="Visited_20_Internet_20_Link">
</text:a>
.</text:p>
      <text:p text:style-name="P4">
"Our warriors quickly mastered Western equipment, moreover - have experience that is valuable for partners and weapons manufacturers," the commander -in -chief said.</text:p>
      <text:p text:style-name="P4">
According to him, the self -propelled artillery installation "crab" showed itself well in the speed of guidance, and at the range of shooting.</text:p>
      <text:p text:style-name="P4">
"We have studied the resource and the capabilities of these machines and provide manufacturers to proposals for their improvement," - suggests a military serviceman <text:a xlink:type="simple" xlink:href="https://www.ukrinform.ua/tag-zsu" text:style-name="Internet_20_link" text:visited-style-name="Visited_20_Internet_20_Link">
</text:a>
Vladimir.</text:p>
      <text:p text:style-name="P4">
<text:span text:style-name="T4">
 Read also: </text:span>
 <text:a xlink:type="simple" xlink:href="https://www.ukrinform.ua/rubric-ato/3693331-f16-mozut-znisuvati-cili-se-na-kordonah-ta-zagnati-na-dno-flot-rf-komanduvac-povitranih-sil.html" text:style-name="Internet_20_link" text:visited-style-name="Visited_20_Internet_20_Link">
<text:span text:style-name="T4">
 air </text:span>
</text:a>
As reported by Ukrinform, Ukraine <text:a xlink:type="simple" xlink:href="https://www.ukrinform.ua/rubric-ato/3692427-u-polsi-rozpovili-pro-detali-novogo-oboronnogo-zamovlenna-ukraini.html" text:style-name="Internet_20_link" text:visited-style-name="Visited_20_Internet_20_Link">
</text:a>
150 APC ROSOMAK, more than 50 mortar RAK and 100 PIRUN MAS.</text:p>
      <text:p text:style-name="P4">
News Source: <text:a xlink:type="simple" xlink:href="https://www.ukrinform.ua/rubric-ato/3693341-zaluznij-pokazav-ak-polski-gaubici-krab-vikonuut-bojovi-zavdanna.html" text:style-name="Internet_20_link" text:visited-style-name="Visited_20_Internet_20_Link">
https://www.ukrinform.ua/rubric-ato/3693341-zaluznij-pokazav-ak-polski-gaubici-krab-vikonuut-bojovi-zavdanna.html</text:a>
</text:p>
      <!--NEWS-->
      <text:h text:style-name="P10" text:outline-level="1">
<text:span text:style-name="T4">
The priest of the UOC -MP, who beat the military in the Khmelnitsky temple, was wanted</text:span>
</text:h>
      <text:p text:style-name="P4">
Authors: Ukrinform (Person)</text:p>
      <text:p text:style-name="P4">
Publisher: Укринформ (Organization)</text:p>
      <text:p text:style-name="P4">
Published Time: 2023-04-08T18:29:22+03:00</text:p>
      <text:p text:style-name="P4">
Modified Time: 2023-04-08T18:29:22+03:00</text:p>
      <text:p text:style-name="P4">
Description: Police have wanted to search for the Hipdiacon of the UOC (MP) Igor Slobodyan, who beat former military Arthur Ananiev in St. Pokrovsky Cathedral of Khmelnitsky. - Ukrinform.</text:p>
      <text:p text:style-name="P4">
Images: ["<text:a xlink:type="simple" xlink:href="https://static.ukrinform.com/photos/2023_04/thumb_files/630_360_1680967345-863.jpg" text:style-name="Internet_20_link" text:visited-style-name="Visited_20_Internet_20_Link">
630_360_16809...</text:a>
", "<text:a xlink:type="simple" xlink:href="https://static.ukrinform.com/photos/2023_04/1680967337-489.png" text:style-name="Internet_20_link" text:visited-style-name="Visited_20_Internet_20_Link">
1680967337-48...</text:a>
"]</text:p>
      <text:p text:style-name="P4">
Tags: ['Поліція', 'Розшук', 'Хмельницький', 'Священник']</text:p>
      <text:p text:style-name="P4">
Type: Article</text:p>
      <!--METADATA-->
      <text:p text:style-name="P4">
<draw:frame draw:style-name="fr1" draw:name="Image307" text:anchor-type="as-char" svg:width="6.9236in" svg:height="3.956343in" draw:z-index="0">
<draw:image xlink:href="../Images/yкринформ/2023-04-08T18-29-22-03-00/630_360_1680967345-863.jpg" xlink:type="simple" xlink:show="embed" xlink:actuate="onLoad" draw:mime-type="image/jpeg"/>
</draw:frame>
The police looked for the search(MP)Igor Slobodyan, who beat Arthur Ananyev's former military in St. Pokrovsky Cathedral Cathedral.</text:p>
      <text:p text:style-name="P4">
According to Ukrinform, the relevant information is posted in the Section <text:a xlink:type="simple" xlink:href="http://wanted.mvs.gov.ua/searchperson/details/" text:style-name="Internet_20_link" text:visited-style-name="Visited_20_Internet_20_Link">
</text:a>
on the site of the Ministry of Internal Affairs in the category "a person who is hiding from the bodies of pre -trial investigation".  <draw:frame draw:style-name="fr1" draw:name="Image308" text:anchor-type="as-char" svg:width="6.9236in" svg:height="7.504439in" draw:z-index="0">
<draw:image xlink:href="../Images/yкринформ/2023-04-08T18-29-22-03-00/1680967337-489.png" xlink:type="simple" xlink:show="embed" xlink:actuate="onLoad" draw:mime-type="image/png"/>
</draw:frame>
The date of disappearance of Igor Slobodyan is indicated on April 5.</text:p>
      <text:p text:style-name="P4">
On the same day, the State Institution in the Khmelnytsky region, at the request of Ukrinform, reported that “investigators of the Khmelnytskyi district administration of the SUNP police in the Khmelnytskyi regions, proceedings under Part 2 of Article 296 of the Criminal Code of Ukraine - Huliganism. Currently <text:a xlink:type="simple" xlink:href="https://www.ukrinform.ua/tag-policia" text:style-name="Internet_20_link" text:visited-style-name="Visited_20_Internet_20_Link">
</text:a>
They find out all the conflicts, interview witnesses and participants of the event. "</text:p>
      <text:p text:style-name="P4">
The disappearance of the church's servant on the air of "Direct" was stated(http://t.me/vsimnews/8892).</text:p>
      <text:p text:style-name="P4">
"Pip, who beat the military in the cathedral in Vladimir, fled from Ukraine," he said.</text:p>
      <text:p text:style-name="P4">
In the case of beating the former serviceman in the premises of St. Pokrovsky Cathedral, there are currently two criminal proceedings.</text:p>
      <text:p text:style-name="P4">
<text:span text:style-name="T4">
 Read also: </text:span>
 <text:a xlink:type="simple" xlink:href="https://www.ukrinform.ua/rubric-regions/3692343-na-vinniccini-se-cotiri-religijni-gromadi-priednalisa-do-pcu.html" text:style-name="Internet_20_link" text:visited-style-name="Visited_20_Internet_20_Link">
</text:a>
Former military Arthur Ananiev, who was beaten on Sunday on Sunday, was pushed from St. Pokrovsky Cathedral, and is on Nastyational Treatment at the Khmelnytsky City Hospital. He was diagnosed with traumatic brain injury, brain slaughter.</text:p>
      <text:p text:style-name="P4">
On the same day, the cathedral in Khmelnitsky, where they beat the military, <text:a xlink:type="simple" xlink:href="https://www.ukrinform.ua/rubric-regions/3690702-u-hmelnickomu-progolosuvali-za-perehid-kafedralnogo-soboru-upc-mp-do-pcu.html" text:style-name="Internet_20_link" text:visited-style-name="Visited_20_Internet_20_Link">
</text:a>
.</text:p>
      <text:p text:style-name="P4">
<text:span text:style-name="T5">
Foto: uk.wikipedia.org</text:span>
</text:p>
      <text:p text:style-name="P4">
News Source: <text:a xlink:type="simple" xlink:href="https://www.ukrinform.ua/rubric-regions/3693347-svasennika-upc-mp-akij-pobiv-vijskovogo-v-hrami-hmelnickogo-ogolosili-v-rozsuk.html" text:style-name="Internet_20_link" text:visited-style-name="Visited_20_Internet_20_Link">
https://www.ukrinform.ua/rubric-regions/3693347-svasennika-upc-mp-akij-pobiv-vijskovogo-v-hrami-hmelnickogo-ogolosili-v-rozsuk.html</text:a>
</text:p>
      <!--NEWS-->
      <text:h text:style-name="P10" text:outline-level="1">
<text:span text:style-name="T4">
Ukraine and USA are working on a joint energy program</text:span>
</text:h>
      <text:p text:style-name="P4">
Authors: Ukrinform (Person)</text:p>
      <text:p text:style-name="P4">
Publisher: Укринформ (Organization)</text:p>
      <text:p text:style-name="P4">
Published Time: 2023-04-08T18:29:57+03:00</text:p>
      <text:p text:style-name="P4">
Modified Time: 2023-04-08T18:29:57+03:00</text:p>
      <text:p text:style-name="P4">
Description: The Net Zero World's energy agencies are preparing the Energy Sector Development Program, together with Net Zero World's initiative. - Ukrinform.</text:p>
      <text:p text:style-name="P4">
Images: ["<text:a xlink:type="simple" xlink:href="https://static.ukrinform.com/photos/2019_11/thumb_files/630_360_1574406778-938.jpg" text:style-name="Internet_20_link" text:visited-style-name="Visited_20_Internet_20_Link">
630_360_15744...</text:a>
"]</text:p>
      <text:p text:style-name="P4">
Tags: ['Енергетика', 'США', 'Україна']</text:p>
      <text:p text:style-name="P4">
Type: Article</text:p>
      <!--METADATA-->
      <text:p text:style-name="P4">
<draw:frame draw:style-name="fr1" draw:name="Image309" text:anchor-type="as-char" svg:width="6.9236in" svg:height="3.956343in" draw:z-index="0">
<draw:image xlink:href="../Images/yкринформ/2023-04-08T18-29-57-03-00/630_360_1574406778-938.jpg" xlink:type="simple" xlink:show="embed" xlink:actuate="onLoad" draw:mime-type="image/jpeg"/>
</draw:frame>
The Net Zero World's Energy Departments of Ukraine and the United States are preparing the Energy Sector Development Cooperation Program.</text:p>
      <text:p text:style-name="P4">
This was reported by the Ministry of Energy's press service in <text:a xlink:type="simple" xlink:href="http://www.facebook.com/minenergoUkraine/posts/pfbid037cEjmX9BJ7rUHzmvmkoPb6LKVJN8C7JgjZj8EUjPTZsRuCuxE9fjXt8Hj797j7QPl" text:style-name="Internet_20_link" text:visited-style-name="Visited_20_Internet_20_Link">
</text:a>
, reports Ukrinform.</text:p>
      <text:p text:style-name="P4">
«Energy agencies of Ukraine and <text:a xlink:type="simple" xlink:href="https://www.ukrinform.ua/tag-ssa" text:style-name="Internet_20_link" text:visited-style-name="Visited_20_Internet_20_Link">
</text:a>
Together, Net Zero World is preparing a cooperation program for the carbon where the sustainability of Ukraine's energy sector, ”the message reads.</text:p>
      <text:p text:style-name="P4">
According to the Deputy Minister of Energy of Ukraine Yaroslav Demchenkov, Ukraine is a wider use of carbon-neutral energy sources and has noun to gradually abandon coal in the production of electricity, as well as to reduce the consumption of natural gas, relying only on its own production of biogas.</text:p>
      <text:p text:style-name="P4">
<text:span text:style-name="T4">
 Read also: </text:span>
 <text:a xlink:type="simple" xlink:href="https://www.ukrinform.ua/rubric-economy/3686784-ukraina-planue-spivpracuvati-z-krainami-baltii-u-naftogazovij-sferi-ta-elektroenergetici.html" text:style-name="Internet_20_link" text:visited-style-name="Visited_20_Internet_20_Link">
</text:a>
Another area of the joint program will be cooperation in the development of system transmission of electricity and construction of small modular reactors in Ukraine.</text:p>
      <text:p text:style-name="P4">
According to the Ministry of Energy, Ukraine has a huge potential for the become energy hub of Europe.</text:p>
      <text:p text:style-name="P4">
"With our energy system integrated in ENTSO -E, and expanded energy cordors, with" green "and low -carbon generation, branched gas and electrical networks and storage facilities in Ukraine, we are convinced that such a prospect is real," Demchenko said.</text:p>
      <text:p text:style-name="P4">
<text:span text:style-name="T4">
 Read also: </text:span>
 <text:a xlink:type="simple" xlink:href="https://www.ukrinform.ua/rubric-economy/3689101-entsoe-moze-zbilsiti-propusknu-spromoznist-ak-dla-importu-tak-i-dla-eksportu-ukrenergo.html" text:style-name="Internet_20_link" text:visited-style-name="Visited_20_Internet_20_Link">
<text:span text:style-name="T4">
 entso </text:span>
</text:a>
As it was reported, on April 7, the Minister of Energy of Ukraine Herman Galushchenko signed a regulatory document that allows you to start the process of recovery of electricity export in terms of generating capacity.</text:p>
      <text:p text:style-name="P4">
News Source: <text:a xlink:type="simple" xlink:href="https://www.ukrinform.ua/rubric-economy/3693348-ukraina-ta-ssa-pracuut-nad-spilnou-programou-u-sferi-energetiki.html" text:style-name="Internet_20_link" text:visited-style-name="Visited_20_Internet_20_Link">
https://www.ukrinform.ua/rubric-economy/3693348-ukraina-ta-ssa-pracuut-nad-spilnou-programou-u-sferi-energetiki.html</text:a>
</text:p>
      <!--NEWS-->
      <text:h text:style-name="P10" text:outline-level="1">
<text:span text:style-name="T4">
APL: Chelsea Mudrika conceded "Vulverhampton", continuing to be a win -free series</text:span>
</text:h>
      <text:p text:style-name="P4">
Authors: Ukrinform (Person)</text:p>
      <text:p text:style-name="P4">
Publisher: Укринформ (Organization)</text:p>
      <text:p text:style-name="P4">
Published Time: 2023-04-08T18:54:02+03:00</text:p>
      <text:p text:style-name="P4">
Modified Time: 2023-04-08T18:54:02+03:00</text:p>
      <text:p text:style-name="P4">
Description: In English Premier League (APL) there are matches of the 30th round of the football championship. - Ukrinform.</text:p>
      <text:p text:style-name="P4">
Images: ["<text:a xlink:type="simple" xlink:href="https://static.ukrinform.com/photos/2023_04/thumb_files/630_360_1680969191-365.jpg" text:style-name="Internet_20_link" text:visited-style-name="Visited_20_Internet_20_Link">
630_360_16809...</text:a>
"]</text:p>
      <text:p text:style-name="P4">
Tags: ['Челсі', 'Футбол', 'АПЛ']</text:p>
      <text:p text:style-name="P4">
Type: Article</text:p>
      <!--METADATA-->
      <text:p text:style-name="P4">
<draw:frame draw:style-name="fr1" draw:name="Image310" text:anchor-type="as-char" svg:width="6.9236in" svg:height="3.956343in" draw:z-index="0">
<draw:image xlink:href="../Images/yкринформ/2023-04-08T18-54-02-03-00/630_360_1680969191-365.jpg" xlink:type="simple" xlink:show="embed" xlink:actuate="onLoad" draw:mime-type="image/jpeg"/>
</draw:frame>
Wanglius Premier League(Premier League)The matches of the 30th round of the football screening are ongoing.</text:p>
      <text:p text:style-name="P4">
The Chelsea London in the Molinuz Stadium arena lost minimally to the local Vulverhampton - 0: 1, Ukrinform reports.</text:p>
      <text:p text:style-name="P4">
The fate of the match was decided by the goal of the Portuguese midfielder of the owners of Mateusanunes in the 31st minute of the meeting.</text:p>
      <text:p text:style-name="P4">
Chelsea continued to four matches of a casual series in the APL.</text:p>
      <text:p text:style-name="P4">
The Ukrainian forward of Londoners Mikhail Mudryk replaced the attacker of England Rakim Sterling in the 71st minute.</text:p>
      <text:p text:style-name="P4">
Chelsea(39 points)It takes the 11th stage of the national first-first standings.</text:p>
      <text:p text:style-name="P4">
The next chelsea duel will spend at home on April 15 against Brighton.</text:p>
      <text:p text:style-name="P4">
<text:span text:style-name="T4">
 Read also: </text:span>
 <text:a xlink:type="simple" xlink:href="https://www.ukrinform.ua/rubric-sports/3691658-apl-celsi-mudrika-ne-zmig-zabiti-liverpulu-bornmut-zabarnogo-prograv-brajtonu.html" text:style-name="Internet_20_link" text:visited-style-name="Visited_20_Internet_20_Link">
<text:span text:style-name="T4">
 APL </text:span>
</text:a>
The leader in the APL London "Arsenal" of Ukrainian Alexander Zinchenko(72 glasses)by ahead of Manchester City(64)who has a stock game.</text:p>
      <text:p text:style-name="P4">
Photo: Getty Images/Global Images Ukraine.</text:p>
      <text:p text:style-name="P4">
News Source: <text:a xlink:type="simple" xlink:href="https://www.ukrinform.ua/rubric-sports/3693352-apl-celsi-mudrika-postupivsa-vulvergemptonu-prodovzivsi-bezvigrasnu-seriu.html" text:style-name="Internet_20_link" text:visited-style-name="Visited_20_Internet_20_Link">
https://www.ukrinform.ua/rubric-sports/3693352-apl-celsi-mudrika-postupivsa-vulvergemptonu-prodovzivsi-bezvigrasnu-seriu.html</text:a>
</text:p>
      <!--NEWS-->
      <text:h text:style-name="P10" text:outline-level="1">
<text:span text:style-name="T4">
Ukrainian aviation per day has struck eight strokes in the areas of cluster of Russian troops</text:span>
</text:h>
      <text:p text:style-name="P4">
Authors: Ukrinform (Person)</text:p>
      <text:p text:style-name="P4">
Publisher: Укринформ (Organization)</text:p>
      <text:p text:style-name="P4">
Published Time: 2023-04-08T18:59:00+03:00</text:p>
      <text:p text:style-name="P4">
Modified Time: 2023-04-08T18:59:00+03:00</text:p>
      <text:p text:style-name="P4">
Description: The aviation of the Defense Forces of Ukraine per day made eight strokes in the areas of concentration of Russian invaders, units of Ukrainian missile troops and artillery, for their part, struck the position of air defense and three enemy -electronic warfare. - Ukrinform.</text:p>
      <text:p text:style-name="P4">
Images: ["<text:a xlink:type="simple" xlink:href="https://static.ukrinform.com/photos/2023_04/thumb_files/630_360_1680969554-663.jpg" text:style-name="Internet_20_link" text:visited-style-name="Visited_20_Internet_20_Link">
630_360_16809...</text:a>
"]</text:p>
      <text:p text:style-name="P4">
Tags: ['Генштаб', 'ЗСУ', 'Війна з росією']</text:p>
      <text:p text:style-name="P4">
Type: Article</text:p>
      <!--METADATA-->
      <text:p text:style-name="P4">
<draw:frame draw:style-name="fr1" draw:name="Image311" text:anchor-type="as-char" svg:width="6.9236in" svg:height="3.956343in" draw:z-index="0">
<draw:image xlink:href="../Images/yкринформ/2023-04-08T18-59-00-03-00/630_360_1680969554-663.jpg" xlink:type="simple" xlink:show="embed" xlink:actuate="onLoad" draw:mime-type="image/jpeg"/>
</draw:frame>
The Aviation for Defense of Ukraine per day made eight strokes in the areas of concentration of Russian invaders, units of Ukrainian missile troops and the artillery of the Zlov side struck the position of air defense and three enemy -electronic struggle stations.</text:p>
      <text:p text:style-name="P4">
According to Ukrinform, the General Staff of the Armed Forces of Ukraine reported in <text:a xlink:type="simple" xlink:href="http://www.facebook.com/GeneralStaff.ua/posts/pfbid02g34BLKj4wzggiVuJeK1S6kFHjBQhBKrmS37hS65upAdXABsMtzxErvDn11yusQMLl" text:style-name="Internet_20_link" text:visited-style-name="Visited_20_Internet_20_Link">
</text:a>
Having published prompt information as of 18:00 Saturday, April 8.</text:p>
      <text:p text:style-name="P4">
Also units of missile troops and artillery <text:a xlink:type="simple" xlink:href="https://www.ukrinform.ua/tag-zsu" text:style-name="Internet_20_link" text:visited-style-name="Visited_20_Internet_20_Link">
</text:a>
Two areas of concentration of the Living Silers, weapons and military equipment of the Russians and the composition of hostile ammunition were affected.</text:p>
      <text:p text:style-name="P4">
According to the General Staff, the Russian army continues to concentrate the basic efforts of the offensive actions in the Lyman, Bakhmut, Avdiivsky Tamarin directions. The defense forces of more than 35 enemy attacks are reflected there.</text:p>
      <text:p text:style-name="P4">
During the day, the Russian Federation troops made two missile and 34 -Aviation strikes, as well as more than 36 shelling of jet systems.</text:p>
      <text:p text:style-name="P4">
The General Staff emphasizes that the likelihood of carrying out the enemy of missile and aviation strikes remains high throughout Ukraine.</text:p>
      <text:p text:style-name="P4">
<text:span text:style-name="T4">
 In Volyn, Polissya, Siversky and Slobozhansky directions </text:span>
 The operational situation has not undergone significant changes, no signs of formation of offensive groups of invaders were not detected.</text:p>
      <text:p text:style-name="P4">
From enemy shelling during the day, Gremyach of the Chernihiv region, Mid-Budda, Baranivka, Bezsalivka, Volfine, Turia and high Sumy region, veterinary, Vilkhivka, Ternov, Vovchansk, Karaychyna and Chugunivka of the Naarkiv region were suffering from enemy shelling during the day.</text:p>
      <text:p text:style-name="P4">
<text:span text:style-name="T4">
 In the Kupyansk direction </text:span>
 Russian shelling was suffered by well, Krasnen, Novomlinsk, two -year, western, starch, Kindrashivka, sandy Iberestovo of Kharkiv region.</text:p>
      <text:p text:style-name="P4">
<text:span text:style-name="T4">
 In the Liman direction </text:span>
 During the day, the Russians kept unsuccessful offensives in the area that south of Kuzmin and Verkhnokamun. Donetsk region.Vasyukivka, Minskivka, Zaliznyanske, Orikhovo-Vasylivka, Markovo, Grigorivka, Bakhmut, Chrome, Chrome, Yar, Ivanivske, Stupochka, White Mountain and Friendship of Donetsk region were injured from the Russian shelling.</text:p>
      <text:p text:style-name="P4">
<text:span text:style-name="T4">
 In the Avdiiv and Mariinsky directions </text:span>
 the enemy led unsuccessful offensive in the areas of Novokalin, Severenov, Pervomaisky and Marinka.</text:p>
      <text:p text:style-name="P4">
At the same time, the Russians fired at Novokalinov, Kamianets, Stepovo, Orlivka, Avdiivka, Severene, Nedaylovo, Krasnogorivka, Marinka, Ventja Yaparaskovka of Donetsk region.</text:p>
      <text:p text:style-name="P4">
<text:span text:style-name="T4">
 In the mineral direction </text:span>
 During the day of offensive actions, the Russian army was not. Instead, the invaders fired at Novomikhailivka, Shakhtarske, Novoukrainka, Veliky Novosilka, Vodrianka, Prychistivka, Golden Niva of the Yonovomayorsk Donetsk region.</text:p>
      <text:p text:style-name="P4">
<text:span text:style-name="T4">
 In the Zaporizhzhya and Kherson directions </text:span>
 the troops of the Russian Federation continue to argue in the fortification plan defensive boundaries and positions. The strokes of the hostilearmia have suffered settlements bordering the line of combat.</text:p>
      <text:p text:style-name="P4">
Among the enemy fired - Vremivka, Novopol of Donetsk region, Novosilka, Olgiv, Malynivka, Red, Gulyaypole, Magic and Small Tokmachka of Zaporizhzhya Region, as well as Kherson, Dudchans, Kachkarkarivka, Berislav, Kozatsk, Mykolaivka, Ivanivka.</text:p>
      <text:p text:style-name="P4">
<text:span text:style-name="T4">
 Read also: </text:span>
 <text:a xlink:type="simple" xlink:href="https://www.ukrinform.ua/rubric-ato/3693138-sili-oboroni-znisili-vze-177-680-rosijskih-zagarbnikiv.html" text:style-name="Internet_20_link" text:visited-style-name="Visited_20_Internet_20_Link">
<text:span text:style-name="T4">
 destroyed </text:span>
</text:a>
According to the General Staff, Russian invaders continue to experience significant losses. In order to replenish the personnel, the leadership of the Armed Forces of Russia is accepted on April 29 of the current year early issues from higher education institutions in Moscow, St. Petersburg, Kostroma, Penza, Omsk, Tyumen, Kazan, Novosibirsk, Voliv and Blagoveshchensk.</text:p>
      <text:p text:style-name="P4">
It is established that the issue from higher military educational establishments, which prepare specialists for military units of strategic rocket troops, air space forces and the Navy of the Armed Forces of the Russian Federation, will be conducted in accordance with the previously planned schedules.</text:p>
      <text:p text:style-name="P4">
<text:span text:style-name="T4">
 Read also: </text:span>
 <text:a xlink:type="simple" xlink:href="https://www.ukrinform.ua/rubric-ato/3693341-zaluznij-pokazav-ak-polski-gaubici-krab-vikonuut-bojovi-zavdanna.html" text:style-name="Internet_20_link" text:visited-style-name="Visited_20_Internet_20_Link">
<text:span text:style-name="T4">
 Zaluzhni </text:span>
</text:a>
</text:p>
      <text:p text:style-name="P4">
News Source: <text:a xlink:type="simple" xlink:href="https://www.ukrinform.ua/rubric-ato/3693355-ukrainska-aviacia-za-dobu-zavdala-visim-udariv-po-rajonah-skupcenna-vijsk-rf.html" text:style-name="Internet_20_link" text:visited-style-name="Visited_20_Internet_20_Link">
https://www.ukrinform.ua/rubric-ato/3693355-ukrainska-aviacia-za-dobu-zavdala-visim-udariv-po-rajonah-skupcenna-vijsk-rf.html</text:a>
</text:p>
      <!--NEWS-->
      <text:h text:style-name="P10" text:outline-level="1">
<text:span text:style-name="T4">
Prometheus won the Latvian-Estonian basketball league</text:span>
</text:h>
      <text:p text:style-name="P4">
Authors: Ukrinform (Person)</text:p>
      <text:p text:style-name="P4">
Publisher: Укринформ (Organization)</text:p>
      <text:p text:style-name="P4">
Published Time: 2023-04-08T19:00:00+03:00</text:p>
      <text:p text:style-name="P4">
Modified Time: 2023-04-08T19:00:00+03:00</text:p>
      <text:p text:style-name="P4">
Description: Prometheus basketball players were winners of the Latvian-Estonian league of the 20122/23 season. - Ukrinform.</text:p>
      <text:p text:style-name="P4">
Images: ["<text:a xlink:type="simple" xlink:href="https://static.ukrinform.com/photos/2023_04/thumb_files/630_360_1680971175-667.jpg" text:style-name="Internet_20_link" text:visited-style-name="Visited_20_Internet_20_Link">
630_360_16809...</text:a>
"]</text:p>
      <text:p text:style-name="P4">
Tags: ['Баскетбол']</text:p>
      <text:p text:style-name="P4">
Type: Article</text:p>
      <!--METADATA-->
      <text:p text:style-name="P4">
<draw:frame draw:style-name="fr1" draw:name="Image312" text:anchor-type="as-char" svg:width="6.9236in" svg:height="3.956343in" draw:z-index="0">
<draw:image xlink:href="../Images/yкринформ/2023-04-08T19-00-00-03-00/630_360_1680971175-667.jpg" xlink:type="simple" xlink:show="embed" xlink:actuate="onLoad" draw:mime-type="image/jpeg"/>
</draw:frame>
Prometheus basketball players were winners of the Latvian-Estonian Ligeson-2022/23.</text:p>
      <text:p text:style-name="P4">
In the final of the tournament at the UNIBET AENINA Playground in Tallinn(Estonia)The Ukrainian club defeated the Latvian team "WEF RIGA" - 77:62(20:21, 24:16,22:14, 11:11), reports Ukrinform.</text:p>
      <text:p text:style-name="P4">
Third place in the "Final of the Four" was taken by the Estonian club "Tartu Ulikool", which Uhm for "Bronze" took the mountain over the countrymen from Kaleva - 63:60(14:8, 20:16,10:21, 19:15).</text:p>
      <text:p text:style-name="P4">
<text:span text:style-name="T4">
Читайте також:</text:span>
 <text:a xlink:type="simple" xlink:href="https://www.ukrinform.ua/rubric-sports/3692997-prometej-peremig-tartu-i-zigrae-u-finali-latvijskoestonskoi-ligi.html" text:style-name="Internet_20_link" text:visited-style-name="Visited_20_Internet_20_Link">
 </text:a>
It should be noted that Prometheus prevented the Riga Wand to protect the title of Leble Champion.</text:p>
      <text:p text:style-name="P4">
Photo: Prometheus BC.</text:p>
      <text:p text:style-name="P4">
News Source: <text:a xlink:type="simple" xlink:href="https://www.ukrinform.ua/rubric-sports/3693356-prometej-vigrav-latvijskoestonsku-basketbolnu-ligu.html" text:style-name="Internet_20_link" text:visited-style-name="Visited_20_Internet_20_Link">
https://www.ukrinform.ua/rubric-sports/3693356-prometej-vigrav-latvijskoestonsku-basketbolnu-ligu.html</text:a>
</text:p>
      <!--NEWS-->
      <text:h text:style-name="P10" text:outline-level="1">
<text:span text:style-name="T4">
The Russians for the second time were fired at the Orkhiv</text:span>
</text:h>
      <text:p text:style-name="P4">
Authors: Ukrinform (Person)</text:p>
      <text:p text:style-name="P4">
Publisher: Укринформ (Organization)</text:p>
      <text:p text:style-name="P4">
Published Time: 2023-04-08T19:23:00+03:00</text:p>
      <text:p text:style-name="P4">
Modified Time: 2023-04-08T19:23:00+03:00</text:p>
      <text:p text:style-name="P4">
Description: For the second day, the Russian military fired at Orichs a day.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Запоріжжя', 'Війна з росією']</text:p>
      <text:p text:style-name="P4">
Type: Article</text:p>
      <!--METADATA-->
      <text:p text:style-name="P4">
<draw:frame draw:style-name="fr1" draw:name="Image313" text:anchor-type="as-char" svg:width="6.9236in" svg:height="3.956343in" draw:z-index="0">
<draw:image xlink:href="../Images/yкринформ/2023-04-08T19-23-00-03-00/630_360_1669987737-966.jpg" xlink:type="simple" xlink:show="embed" xlink:actuate="onLoad" draw:mime-type="image/jpeg"/>
</draw:frame>
For the second day, the Russian Ohihiv was fired for the second day.</text:p>
      <text:p text:style-name="P4">
About it in <text:a xlink:type="simple" xlink:href="https://t.me/zoda_gov_ua/18139" text:style-name="Internet_20_link" text:visited-style-name="Visited_20_Internet_20_Link">
</text:a>
The head of Zaporizhzhya Ovayuri Malashko reports, Ukrinform reports.</text:p>
      <text:p text:style-name="P4">
"As if on a schedule, Russian troops have been beating for the second day by Orikhov.(https://www.ukrinform.ua/tag-obstril)a peaceful city, "the post reads.</text:p>
      <text:p text:style-name="P4">
Deputy Mayor Orikhov Svetlana Mandrich in her address in <text:a xlink:type="simple" xlink:href="https://m.facebook.com/story.php" text:style-name="Internet_20_link" text:visited-style-name="Visited_20_Internet_20_Link">
</text:a>
She urged the residents to evacuate, noting that there were places in Zaporozhye.</text:p>
      <text:p text:style-name="P4">
<text:span text:style-name="T4">
 Read also: </text:span>
 <text:a xlink:type="simple" xlink:href="https://www.ukrinform.ua/rubric-regions/3693309-u-zaporizkij-oblasti-vnaslidok-rosijskogo-obstrilu-poraneni-dvoe-colovikiv.html" text:style-name="Internet_20_link" text:visited-style-name="Visited_20_Internet_20_Link">
<text:span text:style-name="T4">
 firing </text:span>
</text:a>
Earlier it was reported that a man was injured in Orikhov through the morning aircraft.</text:p>
      <text:p text:style-name="P4">
News Source: <text:a xlink:type="simple" xlink:href="https://www.ukrinform.ua/rubric-ato/3693358-rosiani-vdruge-za-dobu-obstrilali-orihiv.html" text:style-name="Internet_20_link" text:visited-style-name="Visited_20_Internet_20_Link">
https://www.ukrinform.ua/rubric-ato/3693358-rosiani-vdruge-za-dobu-obstrilali-orihiv.html</text:a>
</text:p>
      <!--NEWS-->
      <text:h text:style-name="P10" text:outline-level="1">
<text:span text:style-name="T4">
Usik heads The Ring magazine regardless of weight category</text:span>
</text:h>
      <text:p text:style-name="P4">
Authors: Ukrinform (Person)</text:p>
      <text:p text:style-name="P4">
Publisher: Укринформ (Organization)</text:p>
      <text:p text:style-name="P4">
Published Time: 2023-04-08T19:24:45+03:00</text:p>
      <text:p text:style-name="P4">
Modified Time: 2023-04-08T19:24:45+03:00</text:p>
      <text:p text:style-name="P4">
Description: Vasily Lomachenko is also in the top ten. - Ukrinform.</text:p>
      <text:p text:style-name="P4">
Images: ["<text:a xlink:type="simple" xlink:href="https://static.ukrinform.com/photos/2023_04/thumb_files/630_360_1680970970-867.jpg" text:style-name="Internet_20_link" text:visited-style-name="Visited_20_Internet_20_Link">
630_360_16809...</text:a>
"]</text:p>
      <text:p text:style-name="P4">
Tags: ['Бокс', 'Усик']</text:p>
      <text:p text:style-name="P4">
Type: Article</text:p>
      <!--METADATA-->
      <text:p text:style-name="P4">
<draw:frame draw:style-name="fr1" draw:name="Image314" text:anchor-type="as-char" svg:width="6.9236in" svg:height="3.956343in" draw:z-index="0">
<draw:image xlink:href="../Images/yкринформ/2023-04-08T19-24-45-03-00/630_360_1680970970-867.jpg" xlink:type="simple" xlink:show="embed" xlink:actuate="onLoad" draw:mime-type="image/jpeg"/>
</draw:frame>
The ten -dose also has Vasyl Lomachenko.</text:p>
      <text:p text:style-name="P4">
WBA, WBO, IBO and IBF champion Alexander Usik heads <text:a xlink:type="simple" xlink:href="https://www.ringtv.com/ratings/" text:style-name="Internet_20_link" text:visited-style-name="Visited_20_Internet_20_Link">
</text:a>
The authoritative magazine Theering, regardless of the weight category, reports Ukrinform.</text:p>
      <text:p text:style-name="P4">
In second place former absolute world champion in the first vasina inue(24-0, 21 Ko).</text:p>
      <text:p text:style-name="P4">
На третій позиції розташувався чемпіон WBO в напівсередній вазі ТеренсКроуфорд (39-0, 30 Who).</text:p>
      <text:p text:style-name="P4">
У десятці також знаходиться колишній чемпіон світу у трьох вагових категоріяхВасиль Ломаченко (7th place).</text:p>
      <text:p text:style-name="P4">
<text:span text:style-name="T4">
Читайте також:</text:span>
 <text:a xlink:type="simple" xlink:href="https://www.ukrinform.ua/rubric-sports/3691161-wba-ogolosila-pro-cempionskij-poedinok-miz-usikom-ta-dubua.html" text:style-name="Internet_20_link" text:visited-style-name="Visited_20_Internet_20_Link">
 <text:span text:style-name="T4">
Усик</text:span>
 </text:a>
According to Ukrinform, the World Boxing Association(WBA)The official battle in which Alexander Usyk should meet(20-0, 13 Ko)Table Daniel Duba(19-1, 18 Ko).</text:p>
      <text:p text:style-name="P4">
Фото: Getty Image</text:p>
      <text:p text:style-name="P4">
News Source: <text:a xlink:type="simple" xlink:href="https://www.ukrinform.ua/rubric-sports/3693359-usik-ocolue-rejting-zurnalu-the-ring-nezalezno-vid-vagovoi-kategorii.html" text:style-name="Internet_20_link" text:visited-style-name="Visited_20_Internet_20_Link">
https://www.ukrinform.ua/rubric-sports/3693359-usik-ocolue-rejting-zurnalu-the-ring-nezalezno-vid-vagovoi-kategorii.html</text:a>
</text:p>
      <!--NEWS-->
      <text:h text:style-name="P10" text:outline-level="1">
<text:span text:style-name="T4">
German Finance Minister warns of budget deficits and calls for savings</text:span>
</text:h>
      <text:p text:style-name="P4">
Authors: Ukrinform (Person)</text:p>
      <text:p text:style-name="P4">
Publisher: Укринформ (Organization)</text:p>
      <text:p text:style-name="P4">
Published Time: 2023-04-08T19:27:36+03:00</text:p>
      <text:p text:style-name="P4">
Modified Time: 2023-04-08T19:27:36+03:00</text:p>
      <text:p text:style-name="P4">
Description: German Finance Minister Christian Lindner warns of the budget deficit 2024, which is currently discussed in the ruling coalition and calls for cost reduction. - Ukrinform.</text:p>
      <text:p text:style-name="P4">
Images: ["<text:a xlink:type="simple" xlink:href="https://static.ukrinform.com/photos/2017_09/thumb_files/630_360_1506339566-6352.jpg" text:style-name="Internet_20_link" text:visited-style-name="Visited_20_Internet_20_Link">
630_360_15063...</text:a>
"]</text:p>
      <text:p text:style-name="P4">
Tags: ['Бюджет', 'Німеччина', 'Дефіцит']</text:p>
      <text:p text:style-name="P4">
Type: Article</text:p>
      <!--METADATA-->
      <text:p text:style-name="P4">
<draw:frame draw:style-name="fr1" draw:name="Image315" text:anchor-type="as-char" svg:width="6.9236in" svg:height="3.956343in" draw:z-index="0">
<draw:image xlink:href="../Images/yкринформ/2023-04-08T19-27-36-03-00/630_360_1506339566-6352.jpg" xlink:type="simple" xlink:show="embed" xlink:actuate="onLoad" draw:mime-type="image/jpeg"/>
</draw:frame>
German Minister of Finance Christian Lindner warns of the budget deficit-2024, which is now being created in the ruling coalition and calls for reducing costs.</text:p>
      <text:p text:style-name="P4">
The politician said this in an interview <text:a xlink:type="simple" xlink:href="http://rp-online.de/politik/deutschland/christian-lindner-zu-kindergrundsicherung-parteitag-und-budget_aid-88047547" text:style-name="Internet_20_link" text:visited-style-name="Visited_20_Internet_20_Link">
</text:a>
, reports Ukrinform.</text:p>
      <text:p text:style-name="P4">
"At present, in 2024 there will be a shortage of 14 to 18 billion euros of reach of 424 billion euros," Lindner said.</text:p>
      <text:p text:style-name="P4">
He believes that savings in separate directions and a fair distribution of funds, but does not make sense in raising taxes. According to the Minister, politicians need to learn to go back the money that citizens generate.</text:p>
      <text:p text:style-name="P4">
The most important Lindner is to support internal, external and social security. At the same time, he opposes the allocation of money from the central budget to the federal lands for the placement of refugees.</text:p>
      <text:p text:style-name="P4">
<text:span text:style-name="T4">
 Read also: </text:span>
 <text:a xlink:type="simple" xlink:href="https://www.ukrinform.ua/rubric-world/3670675-nimeccina-gotova-zbilsiti-oboronnij-budzet-u-2024-roci-na-10-milardiv-bloomberg.html" text:style-name="Internet_20_link" text:visited-style-name="Visited_20_Internet_20_Link">
</text:a>
As reported, <text:a xlink:type="simple" xlink:href="https://www.ukrinform.ua/tag-nimeccina" text:style-name="Internet_20_link" text:visited-style-name="Visited_20_Internet_20_Link">
</text:a>
She adopted more than 1.1 million Ukrainian refugees. In addition, last year alone, Germany isolated to Ukraine more than 12 billion euros. Against the background of increased threats, the Chancellor has promised to create a special fund for the Bundeswehr Vosbija EUR 100 billion. Large money is spent on the modernization of energy infrastructure, as well as replacement of heating in households.</text:p>
      <text:p text:style-name="P4">
News Source: <text:a xlink:type="simple" xlink:href="https://www.ukrinform.ua/rubric-economy/3693360-ministr-finansiv-nimeccini-poperedzae-pro-deficit-budzetu-ta-zaklikae-do-ekonomii.html" text:style-name="Internet_20_link" text:visited-style-name="Visited_20_Internet_20_Link">
https://www.ukrinform.ua/rubric-economy/3693360-ministr-finansiv-nimeccini-poperedzae-pro-deficit-budzetu-ta-zaklikae-do-ekonomii.html</text:a>
</text:p>
      <!--NEWS-->
      <text:h text:style-name="P10" text:outline-level="1">
<text:span text:style-name="T4">
Iran installed cameras to detect women without hijab</text:span>
</text:h>
      <text:p text:style-name="P4">
Authors: Ukrinform (Person)</text:p>
      <text:p text:style-name="P4">
Publisher: Укринформ (Organization)</text:p>
      <text:p text:style-name="P4">
Published Time: 2023-04-08T19:41:00+03:00</text:p>
      <text:p text:style-name="P4">
Modified Time: 2023-04-08T19:41:00+03:00</text:p>
      <text:p text:style-name="P4">
Description: Iran's police announced on Saturday the establishment of cameras in public to recognize women without Hijab. - Ukrinform.</text:p>
      <text:p text:style-name="P4">
Images: ["<text:a xlink:type="simple" xlink:href="https://static.ukrinform.com/photos/2023_04/thumb_files/630_360_1680972008-237.jpg" text:style-name="Internet_20_link" text:visited-style-name="Visited_20_Internet_20_Link">
630_360_16809...</text:a>
"]</text:p>
      <text:p text:style-name="P4">
Tags: ['Хіджаб', 'Іран', 'Закон', 'Камера']</text:p>
      <text:p text:style-name="P4">
Type: Article</text:p>
      <!--METADATA-->
      <text:p text:style-name="P4">
<draw:frame draw:style-name="fr1" draw:name="Image316" text:anchor-type="as-char" svg:width="6.9236in" svg:height="3.956343in" draw:z-index="0">
<draw:image xlink:href="../Images/yкринформ/2023-04-08T19-41-00-03-00/630_360_1680972008-237.jpg" xlink:type="simple" xlink:show="embed" xlink:actuate="onLoad" draw:mime-type="image/jpeg"/>
</draw:frame>
Policeman announced on Saturday the installation of cameras in public places for the recognition of women without hijab.</text:p>
      <text:p text:style-name="P4">
As Ukrinform reports, it reports <text:a xlink:type="simple" xlink:href="https://www.bbc.com/news/world-65220595" text:style-name="Internet_20_link" text:visited-style-name="Visited_20_Internet_20_Link">
</text:a>
.</text:p>
      <text:p text:style-name="P4">
У разі відсутності хіджабу, жінки будуть отримувати повідомлення про наслідкивідсутності цього елементу одягу, повідомили в поліції країни. Правоохоронцідодали, що встановлені камери допоможуть запобігти «опору <text:a xlink:type="simple" xlink:href="https://www.ukrinform.ua/tag-zakon" text:style-name="Internet_20_link" text:visited-style-name="Visited_20_Internet_20_Link">
</text:a>
About wearing a hijab. "</text:p>
      <text:p text:style-name="P4">
The police statement states that the system will use the so -called "smart" cameras and other tools to identify and send "mortgage documents to the offenders of the law on wearing a hijab."</text:p>
      <text:p text:style-name="P4">
Iran's law enforcement agencies also urged business owners to follow the right through "thorough checks".</text:p>
      <text:p text:style-name="P4">
<text:span text:style-name="T4">
 Read also: </text:span>
 <text:a xlink:type="simple" xlink:href="https://www.ukrinform.ua/rubric-world/3629685-time-nazvav-iranskih-zinok-geroami-roku.html" text:style-name="Internet_20_link" text:visited-style-name="Visited_20_Internet_20_Link">
</text:a>
After Makhi Amini's death last year, due to violations of the rules of wearing a hijab, more and more Iranian women are dropped from their heads, despite the risk of further reustration. This trend is especially observed in large cities.</text:p>
      <text:p text:style-name="P4">
According to Ukrinform, the Iranian police of Moral detained Mahs Amini on January 13, 2022 in the Tehran capital for failure to comply with the rules on wearing azhab. Three days later, her death became known. Later, a wave of large -scale protests came through the death of the girl.</text:p>
      <text:p text:style-name="P4">
<text:span text:style-name="T5">
Foto: EPA</text:span>
</text:p>
      <text:p text:style-name="P4">
News Source: <text:a xlink:type="simple" xlink:href="https://www.ukrinform.ua/rubric-world/3693366-v-irani-vstanovili-kameri-sob-viavlati-zinok-bez-hidzabu.html" text:style-name="Internet_20_link" text:visited-style-name="Visited_20_Internet_20_Link">
https://www.ukrinform.ua/rubric-world/3693366-v-irani-vstanovili-kameri-sob-viavlati-zinok-bez-hidzabu.html</text:a>
</text:p>
      <!--NEWS-->
      <text:h text:style-name="P10" text:outline-level="1">
<text:span text:style-name="T4">
The enemy attacked Nikopol region from heavy artillery and drones</text:span>
</text:h>
      <text:p text:style-name="P4">
Authors: Ukrinform (Person)</text:p>
      <text:p text:style-name="P4">
Publisher: Укринформ (Organization)</text:p>
      <text:p text:style-name="P4">
Published Time: 2023-04-08T19:48:00+03:00</text:p>
      <text:p text:style-name="P4">
Modified Time: 2023-04-08T19:48:00+03:00</text:p>
      <text:p text:style-name="P4">
Description: The enemy army attacked the Marganets and Mirovsk communities in the Nikopol district of Dnipropetrovsk region.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Дніпропетровщина', 'Обстріл', 'Війна з росією', 'Артилерія']</text:p>
      <text:p text:style-name="P4">
Type: Article</text:p>
      <!--METADATA-->
      <text:p text:style-name="P4">
<draw:frame draw:style-name="fr1" draw:name="Image317" text:anchor-type="as-char" svg:width="6.9236in" svg:height="3.956343in" draw:z-index="0">
<draw:image xlink:href="../Images/yкринформ/2023-04-08T19-48-00-03-00/630_360_1640330796-210.jpeg" xlink:type="simple" xlink:show="embed" xlink:actuate="onLoad" draw:mime-type="image/jpeg"/>
</draw:frame>
Honormaarmia attacked Marganets and Mirovsk communities in the Nikopol District.</text:p>
      <text:p text:style-name="P4">
About it in <text:a xlink:type="simple" xlink:href="https://t.me/mykola_lukashuk/4047" text:style-name="Internet_20_link" text:visited-style-name="Visited_20_Internet_20_Link">
</text:a>
Informs Mykola Lukashuk, the Chief Properepetrovsk Regional Council, Ukrinform reports.</text:p>
      <text:p text:style-name="P4">
"Again was restless in Nikopol region: the aggressor attacked the area with <text:a xlink:type="simple" xlink:href="https://www.ukrinform.ua/tag-bezpilotnik" text:style-name="Internet_20_link" text:visited-style-name="Visited_20_Internet_20_Link">
</text:a>
And from heavy artillery. Manganese and Mirovsk communities found themselves in the scene, "he wrote.</text:p>
      <text:p text:style-name="P4">
Gasogine and fence were mutilated. The consequences are still clarified. People were not injured.</text:p>
      <text:p text:style-name="P4">
More hostile shelling has not been recorded in the region today. According to Lukashuk, the situation is controlled in all communities.</text:p>
      <text:p text:style-name="P4">
<text:span text:style-name="T4">
 Read also: </text:span>
 <text:a xlink:type="simple" xlink:href="https://www.ukrinform.ua/rubric-regions/3693309-u-zaporizkij-oblasti-vnaslidok-rosijskogo-obstrilu-poraneni-dvoe-colovikiv.html" text:style-name="Internet_20_link" text:visited-style-name="Visited_20_Internet_20_Link">
<text:span text:style-name="T4">
 firing </text:span>
</text:a>
As reported <text:a xlink:type="simple" xlink:href="https://www.ukrinform.ua/rubric-ato/3693358-rosiani-vdruge-za-dobu-obstrilali-orihiv.html" text:style-name="Internet_20_link" text:visited-style-name="Visited_20_Internet_20_Link">
</text:a>
, the Russian military for the second time in the day of the Orichi Zaporizhzhya region.</text:p>
      <text:p text:style-name="P4">
News Source: <text:a xlink:type="simple" xlink:href="https://www.ukrinform.ua/rubric-ato/3693367-vorog-atakuvav-nikopolsinu-z-vazkoi-artilerii-ta-bezpilotnikiv.html" text:style-name="Internet_20_link" text:visited-style-name="Visited_20_Internet_20_Link">
https://www.ukrinform.ua/rubric-ato/3693367-vorog-atakuvav-nikopolsinu-z-vazkoi-artilerii-ta-bezpilotnikiv.html</text:a>
</text:p>
      <!--NEWS-->
      <text:h text:style-name="P10" text:outline-level="1">
<text:span text:style-name="T4">
In the Kyiv region, the tractor driver exploded on an anti -tank mini</text:span>
</text:h>
      <text:p text:style-name="P4">
Authors: Ukrinform (Person)</text:p>
      <text:p text:style-name="P4">
Publisher: Укринформ (Organization)</text:p>
      <text:p text:style-name="P4">
Published Time: 2023-04-08T20:09:38+03:00</text:p>
      <text:p text:style-name="P4">
Modified Time: 2023-04-08T20:09:38+03:00</text:p>
      <text:p text:style-name="P4">
Description: In the Kiev region on Saturday, April 8, during the road work on anti -tank mini, a tractor was blown up, the driver was injured. - Ukrinform.</text:p>
      <text:p text:style-name="P4">
Images: ["<text:a xlink:type="simple" xlink:href="https://static.ukrinform.com/photos/2023_04/thumb_files/630_360_1680973611-268.jpg" text:style-name="Internet_20_link" text:visited-style-name="Visited_20_Internet_20_Link">
630_360_16809...</text:a>
"]</text:p>
      <text:p text:style-name="P4">
Tags: ['Міна', 'Поліція', 'Поранені', 'Київщина']</text:p>
      <text:p text:style-name="P4">
Type: Article</text:p>
      <!--METADATA-->
      <text:p text:style-name="P4">
<draw:frame draw:style-name="fr1" draw:name="Image318" text:anchor-type="as-char" svg:width="6.9236in" svg:height="3.951406in" draw:z-index="0">
<draw:image xlink:href="../Images/yкринформ/2023-04-08T20-09-38-03-00/630_360_1680973611-268.jpg" xlink:type="simple" xlink:show="embed" xlink:actuate="onLoad" draw:mime-type="image/jpeg"/>
</draw:frame>
On Saturday, April 8, a tractor was blown up on Saturday, April 8 during road work, and the driver was injured.</text:p>
      <text:p text:style-name="P4">
According to Ukrinform, Andriyenbitov, the head of the Kyiv region, reported in <text:a xlink:type="simple" xlink:href="http://t.me/andrii_nebytov/1174" text:style-name="Internet_20_link" text:visited-style-name="Visited_20_Internet_20_Link">
</text:a>
.</text:p>
      <text:p text:style-name="P4">
"The 34 -year -old driver was injured and hospitalized.</text:p>
      <text:p text:style-name="P4">
According to Nesbitova, the event took place on the site between the villages of Rusanov and the lamp. On the territory near the place where the tractor was blown up, another 13 mines were found. Search.</text:p>
      <text:p text:style-name="P4">
Law enforcement and explosive equipment work at the scene.</text:p>
      <text:p text:style-name="P4">
<text:span text:style-name="T4">
 Read also: </text:span>
 <text:a xlink:type="simple" xlink:href="https://www.ukrinform.ua/rubric-ato/3692864-u-minoboroni-rozpovili-ak-mozna-prisvidsiti-rozminuvanna-teritorii-ukraini.html" text:style-name="Internet_20_link" text:visited-style-name="Visited_20_Internet_20_Link">
<text:span text:style-name="T4">
 demining </text:span>
</text:a>
As reported by Ukrinform, in the Kharkiv region, on April 8, two civilian surveyed <text:a xlink:type="simple" xlink:href="https://www.ukrinform.ua/rubric-regions/3693293-na-harkivsini-dvoe-ludej-pidirvalisa-na-vibuhivci.html" text:style-name="Internet_20_link" text:visited-style-name="Visited_20_Internet_20_Link">
</text:a>
on explosive objects.</text:p>
      <text:p text:style-name="P4">
News Source: <text:a xlink:type="simple" xlink:href="https://www.ukrinform.ua/rubric-regions/3693374-na-kiivsini-traktorist-pidirvavsa-na-protitankovij-mini.html" text:style-name="Internet_20_link" text:visited-style-name="Visited_20_Internet_20_Link">
https://www.ukrinform.ua/rubric-regions/3693374-na-kiivsini-traktorist-pidirvavsa-na-protitankovij-mini.html</text:a>
</text:p>
      <!--NEWS-->
      <text:h text:style-name="P10" text:outline-level="1">
<text:span text:style-name="T4">
Mixed relay Walking Relay debuts at the Olympic Games in Paris</text:span>
</text:h>
      <text:p text:style-name="P4">
Authors: Ukrinform (Person)</text:p>
      <text:p text:style-name="P4">
Publisher: Укринформ (Organization)</text:p>
      <text:p text:style-name="P4">
Published Time: 2023-04-08T20:15:01+03:00</text:p>
      <text:p text:style-name="P4">
Modified Time: 2023-04-08T20:15:01+03:00</text:p>
      <text:p text:style-name="P4">
Description: In the program it will replace men's races by 50 km. - Ukrinform.</text:p>
      <text:p text:style-name="P4">
Images: ["<text:a xlink:type="simple" xlink:href="https://static.ukrinform.com/photos/2023_04/thumb_files/630_360_1680973976-959.jpg" text:style-name="Internet_20_link" text:visited-style-name="Visited_20_Internet_20_Link">
630_360_16809...</text:a>
"]</text:p>
      <text:p text:style-name="P4">
Tags: ['Олімпійські ігри']</text:p>
      <text:p text:style-name="P4">
Type: Article</text:p>
      <!--METADATA-->
      <text:p text:style-name="P4">
<draw:frame draw:style-name="fr1" draw:name="Image319" text:anchor-type="as-char" svg:width="6.9236in" svg:height="3.956343in" draw:z-index="0">
<draw:image xlink:href="../Images/yкринформ/2023-04-08T20-15-01-03-00/630_360_1680973976-959.jpg" xlink:type="simple" xlink:show="embed" xlink:actuate="onLoad" draw:mime-type="image/jpeg"/>
</draw:frame>
The program will replace men's races by 50 km.</text:p>
      <text:p text:style-name="P4">
The first in history set of medals in discipline will be played in Paris, <text:a xlink:type="simple" xlink:href="https://worldathletics.org/competitions/olympic-games/news/olympic-race-walking-event-paris" text:style-name="Internet_20_link" text:visited-style-name="Visited_20_Internet_20_Link">
</text:a>
World Athletics, reports Ukrinform.</text:p>
      <text:p text:style-name="P4">
There will be 25 teams from two athletes - one man and one woman. A member of each team overcomes two equivalent segments. In total, there will be four cuts for each team.</text:p>
      <text:p text:style-name="P4">
For the race chose the classic length of the traditional Olympic marathon - 42.195 km. Each of the athletes will then overcome one segment for a length of 10 km.</text:p>
      <text:p text:style-name="P4">
The duration of the relay will be about three hours. The competition will be held with the Eiffel Tower, at one distance with single tournaments.</text:p>
      <text:p text:style-name="P4">
The new format of sports walking will replace a 50-kilometer race of mid-man.</text:p>
      <text:p text:style-name="P4">
So far, three sets of awards in sports walking were played at the Olympic Games. Men competed at 20 and 50 kilometers, and women instead fell on only 20 km.</text:p>
      <text:p text:style-name="P4">
<text:span text:style-name="T4">
 Read also: </text:span>
 <text:a xlink:type="simple" xlink:href="https://www.ukrinform.ua/rubric-sports/3692579-mok-perekladae-vidpovidalnist-na-miznarodni-federacii-abramenko.html" text:style-name="Internet_20_link" text:visited-style-name="Visited_20_Internet_20_Link">
<text:span text:style-name="T4">
 MOC </text:span>
</text:a>
As reported by Ukrinform, the IOC has not yet decided whether the Athletes from Russia and Belarus will be present, the Appropriate Olympiad will be present, the decision will be approved later.</text:p>
      <text:p text:style-name="P4">
Photo: Worldhletics.org</text:p>
      <text:p text:style-name="P4">
News Source: <text:a xlink:type="simple" xlink:href="https://www.ukrinform.ua/rubric-sports/3693375-zmisana-estafeta-zi-sportivnoi-hodbi-debutue-na-olimpijskih-igrah-u-parizi.html" text:style-name="Internet_20_link" text:visited-style-name="Visited_20_Internet_20_Link">
https://www.ukrinform.ua/rubric-sports/3693375-zmisana-estafeta-zi-sportivnoi-hodbi-debutue-na-olimpijskih-igrah-u-parizi.html</text:a>
</text:p>
      <!--NEWS-->
      <text:h text:style-name="P10" text:outline-level="1">
<text:span text:style-name="T4">
The head of the National Bank went to Washington for annual IMF spring meetings</text:span>
</text:h>
      <text:p text:style-name="P4">
Authors: Ukrinform (Person)</text:p>
      <text:p text:style-name="P4">
Publisher: Укринформ (Organization)</text:p>
      <text:p text:style-name="P4">
Published Time: 2023-04-08T20:18:00+03:00</text:p>
      <text:p text:style-name="P4">
Modified Time: 2023-04-08T20:18:00+03:00</text:p>
      <text:p text:style-name="P4">
Description: The head of the National Bank went to Washington to participate in the annual spring meeting of the International Monetary Fund and the World Bank Group. - Ukrinform.</text:p>
      <text:p text:style-name="P4">
Images: ["<text:a xlink:type="simple" xlink:href="https://static.ukrinform.com/photos/2022_10/thumb_files/630_360_1665135267-542.jpg" text:style-name="Internet_20_link" text:visited-style-name="Visited_20_Internet_20_Link">
630_360_16651...</text:a>
"]</text:p>
      <text:p text:style-name="P4">
Tags: ['МВФ', 'Нацбанк', 'Візит', 'Вашингтон']</text:p>
      <text:p text:style-name="P4">
Type: Article</text:p>
      <!--METADATA-->
      <text:p text:style-name="P4">
<draw:frame draw:style-name="fr1" draw:name="Image320" text:anchor-type="as-char" svg:width="6.9236in" svg:height="3.956343in" draw:z-index="0">
<draw:image xlink:href="../Images/yкринформ/2023-04-08T20-18-00-03-00/630_360_1665135267-542.jpg" xlink:type="simple" xlink:show="embed" xlink:actuate="onLoad" draw:mime-type="image/jpeg"/>
</draw:frame>
The Glavanatbank was served to Washington for participation in the annual spring meeting of the International Monetary Fund and the World Bank.</text:p>
      <text:p text:style-name="P4">
This was reported by the NBU press service in <text:a xlink:type="simple" xlink:href="https://www.facebook.com/NationalBankOfUkraine/posts/pfbid0FPViTPWGBYULiF38yJARvNvRVDpTLff66xvSddUFazg3ksRBLKCRzoYBZYWKa4csl" text:style-name="Internet_20_link" text:visited-style-name="Visited_20_Internet_20_Link">
</text:a>
, reports Ukrinform.</text:p>
      <text:p text:style-name="P4">
«Chairman of the National Bank of Ukraine Andriy Vyshnay and his deputy Sergeynkolaichuk passed with the worker <text:a xlink:type="simple" xlink:href="https://www.ukrinform.ua/tag-vizit" text:style-name="Internet_20_link" text:visited-style-name="Visited_20_Internet_20_Link">
</text:a>
Dovashington as a part of the official delegation of Ukraine. The purpose of the visit is to participate in the annual spring meeting of the International Monetary Fund and the Group of the World Bank, to hold bilateral meetings with international partners, ”the message reads.</text:p>
      <text:p text:style-name="P4">
It is emphasized that during measures, the NBU Chairman will discuss the implementation of the IMF memorandum, the consequences of Russian military aggression, and the issue of increased state pressure on the Russian Federation, as well as the necessary steps to enhance the stability of our state and rapid post -war economic recovery.</text:p>
      <text:p text:style-name="P4">
<text:span text:style-name="T4">
 Read also: </text:span>
 <text:a xlink:type="simple" xlink:href="https://www.ukrinform.ua/rubric-economy/3692601-mvf-ocikue-so-zrostanna-svitovogo-vvp-cogoric-ne-perevisit-3.html" text:style-name="Internet_20_link" text:visited-style-name="Visited_20_Internet_20_Link">
<text:span text:style-name="T4">
 IMF </text:span>
</text:a>
In addition, a number of meetings with the IMF leadership, the World Bank, the EBRD, the Ministry of Finance of the United States, the European Central Bank, the leaders of the European Central Bank and other international partners are planned within the framework of the visit.</text:p>
      <text:p text:style-name="P4">
As it was reported, Ukraine, within the framework of the new expanded funding program, was held from the International Monetary Fund first <text:a xlink:type="simple" xlink:href="https://www.ukrinform.ua/rubric-economy/3691087-nova-programa-z-mvf-ukraina-otrimala-persij-trans-na-27-milarda.html" text:style-name="Internet_20_link" text:visited-style-name="Visited_20_Internet_20_Link">
</text:a>
 .</text:p>
      <text:p text:style-name="P4">
News Source: <text:a xlink:type="simple" xlink:href="https://www.ukrinform.ua/rubric-economy/3693376-glava-nacbanku-vidbuv-do-vasingtona-na-soricni-vesnani-zbori-mvf.html" text:style-name="Internet_20_link" text:visited-style-name="Visited_20_Internet_20_Link">
https://www.ukrinform.ua/rubric-economy/3693376-glava-nacbanku-vidbuv-do-vasingtona-na-soricni-vesnani-zbori-mvf.html</text:a>
</text:p>
      <!--NEWS-->
      <text:h text:style-name="P10" text:outline-level="1">
<text:span text:style-name="T4">
Five Ukrainians - Foreign Ministry were injured in an accident in Moldova.</text:span>
</text:h>
      <text:p text:style-name="P4">
Authors: Ukrinform (Person)</text:p>
      <text:p text:style-name="P4">
Publisher: Укринформ (Organization)</text:p>
      <text:p text:style-name="P4">
Published Time: 2023-04-08T20:27:00+03:00</text:p>
      <text:p text:style-name="P4">
Modified Time: 2023-04-08T20:27:00+03:00</text:p>
      <text:p text:style-name="P4">
Description: As a result of an accident occurring in Moldova in the morning, five citizens of Ukraine were injured in Ukraine, there is no threat to their lives. - Ukrinform.</text:p>
      <text:p text:style-name="P4">
Images: ["<text:a xlink:type="simple" xlink:href="https://static.ukrinform.com/photos/2023_04/thumb_files/630_360_1680974827-681.jpg" text:style-name="Internet_20_link" text:visited-style-name="Visited_20_Internet_20_Link">
630_360_16809...</text:a>
"]</text:p>
      <text:p text:style-name="P4">
Tags: ['ДТП', 'Молдова', 'МЗС', 'Поранені']</text:p>
      <text:p text:style-name="P4">
Type: Article</text:p>
      <!--METADATA-->
      <text:p text:style-name="P4">
<draw:frame draw:style-name="fr1" draw:name="Image321" text:anchor-type="as-char" svg:width="6.9236in" svg:height="3.956343in" draw:z-index="0">
<draw:image xlink:href="../Images/yкринформ/2023-04-08T20-27-00-03-00/630_360_1680974827-681.jpg" xlink:type="simple" xlink:show="embed" xlink:actuate="onLoad" draw:mime-type="image/jpeg"/>
</draw:frame>
As a result of the DTP, which happened in Moldova in the morning, five citizens of Ukraine were injured in Ukraine, there is no threat to their lives.</text:p>
      <text:p text:style-name="P4">
The Ministry of Foreign Affairs spokesman Oleg Nikolenko informed Ukrinform.</text:p>
      <text:p text:style-name="P4">
“Today in the Drooki district in <text:a xlink:type="simple" xlink:href="https://www.ukrinform.ua/tag-moldova" text:style-name="Internet_20_link" text:visited-style-name="Visited_20_Internet_20_Link">
</text:a>
There was a road accident involving a bus followed by Izkyshyniv in Kiev. As a result of an accident, five citizens of Ukraine were injured. They were transported to the hospital, now they are provided with necessary medical care, there is no threat to their lives, ”he said.</text:p>
      <text:p text:style-name="P4">
Nikolenko added that other passengers continued to move to Kiev with a carrier. In total, nineteen Ukrainians were on the bus.</text:p>
      <text:p text:style-name="P4">
The Foreign Ministry spokesman informed that the Ukrainian Embassy interacts with the Moldovan law enforcement officers to find out all the circumstances of the accident and maintains the connection of the warriors.</text:p>
      <text:p text:style-name="P4">
"After completing treatment, the consuls will help our citizens to return to Dupraine," he assured.</text:p>
      <text:p text:style-name="P4">
<text:span text:style-name="T4">
 Read also: </text:span>
 <text:a xlink:type="simple" xlink:href="https://www.ukrinform.ua/rubric-regions/3692747-na-zitomirsini-stalasa-dtp-castkovo-perekrili-ruh-na-trasi-kiiv-cop.html" text:style-name="Internet_20_link" text:visited-style-name="Visited_20_Internet_20_Link">
<text:span text:style-name="T4">
 accident </text:span>
</text:a>
As it was reported, in Moldova in the Drooky district morning on April 8 <text:a xlink:type="simple" xlink:href="https://www.ukrinform.ua/rubric-world/3693278-u-moldovi-perekinuvsa-avtobus-do-kieva-e-postrazdali.html" text:style-name="Internet_20_link" text:visited-style-name="Visited_20_Internet_20_Link">
</text:a>
, which headed from Chisinau to Kiev.</text:p>
      <text:p text:style-name="P4">
The accident happened around 9.40 in the morning. Police who arrived at the place found that the driver of the bus did not cope with driving and crashed into a tree, he went into a ditch.</text:p>
      <text:p text:style-name="P4">
News Source: <text:a xlink:type="simple" xlink:href="https://www.ukrinform.ua/rubric-society/3693379-u-dtp-v-moldovi-postrazdali-patero-ukrainciv-mzs.html" text:style-name="Internet_20_link" text:visited-style-name="Visited_20_Internet_20_Link">
https://www.ukrinform.ua/rubric-society/3693379-u-dtp-v-moldovi-postrazdali-patero-ukrainciv-mzs.html</text:a>
</text:p>
      <!--NEWS-->
      <text:h text:style-name="P10" text:outline-level="1">
<text:span text:style-name="T4">
The Russians fired Kupyansky district of Kharkiv region, are dead and injured</text:span>
</text:h>
      <text:p text:style-name="P4">
Authors: Ukrinform (Person)</text:p>
      <text:p text:style-name="P4">
Publisher: Укринформ (Organization)</text:p>
      <text:p text:style-name="P4">
Published Time: 2023-04-08T20:31:00+03:00</text:p>
      <text:p text:style-name="P4">
Modified Time: 2023-04-08T20:31:00+03:00</text:p>
      <text:p text:style-name="P4">
Description: In the Kharkiv region, Russian troops on Saturday, April 8, struck the civilian population of Kupyansky district, as a result of shelling, two people were killed, and one was injured.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Харківщина', 'Війна з росією']</text:p>
      <text:p text:style-name="P4">
Type: Article</text:p>
      <!--METADATA-->
      <text:p text:style-name="P4">
<draw:frame draw:style-name="fr1" draw:name="Image322" text:anchor-type="as-char" svg:width="6.9236in" svg:height="3.956343in" draw:z-index="0">
<draw:image xlink:href="../Images/yкринформ/2023-04-08T20-31-00-03-00/630_360_1667124180-530.jpg" xlink:type="simple" xlink:show="embed" xlink:actuate="onLoad" draw:mime-type="image/jpeg"/>
</draw:frame>
In the Kharkiv region, Russian troops on Saturday, April 8, inflicted on dwellings in the civilian population of Kupyansky district, as a result of shelling of two -human people were killed, one was injured.</text:p>
      <text:p text:style-name="P4">
According to Ukrinform, the head of the Kharkiv Regional Military Administration Oleg Synigubov reported in <text:a xlink:type="simple" xlink:href="https://t.me/synegubov/5893" text:style-name="Internet_20_link" text:visited-style-name="Visited_20_Internet_20_Link">
</text:a>
.</text:p>
      <text:p text:style-name="P4">
In particular, the invaders once again attacked the village of two -year. As a result of hostile <text:a xlink:type="simple" xlink:href="https://www.ukrinform.ua/tag-obstril" text:style-name="Internet_20_link" text:visited-style-name="Visited_20_Internet_20_Link">
</text:a>
Two men died 65 and 34 years.</text:p>
      <text:p text:style-name="P4">
A 65-year-old woman wounded in the village of Podola. Doctors provide the necessary help.</text:p>
      <text:p text:style-name="P4">
<text:span text:style-name="T4">
 Read also: </text:span>
 <text:a xlink:type="simple" xlink:href="https://www.ukrinform.ua/rubric-ato/3693367-vorog-atakuvav-nikopolsinu-z-vazkoi-artilerii-ta-bezpilotnikiv.html" text:style-name="Internet_20_link" text:visited-style-name="Visited_20_Internet_20_Link">
</text:a>
As reported by Ukrinform, last day in the Kharkiv region, under the blow of the Russian army were border and frontier settlements of Pethaktykhkivsky, Chuguev and Kupyansk districts. Among them are Guiivkozakhk, Lukyanka, Ambarne, Red First, two -year -old, starch, Kindrashivka Yishshi.</text:p>
      <text:p text:style-name="P4">
News Source: <text:a xlink:type="simple" xlink:href="https://www.ukrinform.ua/rubric-ato/3693380-rosiani-obstrilali-kupanskij-rajon-harkivsini-e-zagibli-ta-poranena.html" text:style-name="Internet_20_link" text:visited-style-name="Visited_20_Internet_20_Link">
https://www.ukrinform.ua/rubric-ato/3693380-rosiani-obstrilali-kupanskij-rajon-harkivsini-e-zagibli-ta-poranena.html</text:a>
</text:p>
      <!--NEWS-->
      <text:h text:style-name="P10" text:outline-level="1">
<text:span text:style-name="T4">
U-19 women's national team gave way to Denmark in selection for FTO 2023</text:span>
</text:h>
      <text:p text:style-name="P4">
Authors: Ukrinform (Person)</text:p>
      <text:p text:style-name="P4">
Publisher: Укринформ (Organization)</text:p>
      <text:p text:style-name="P4">
Published Time: 2023-04-08T20:55:00+03:00</text:p>
      <text:p text:style-name="P4">
Modified Time: 2023-04-08T20:55:00+03:00</text:p>
      <text:p text:style-name="P4">
Description: The second consecutive defeat of "blue and yellow". - Ukrinform.</text:p>
      <text:p text:style-name="P4">
Images: ["<text:a xlink:type="simple" xlink:href="https://static.ukrinform.com/photos/2023_04/thumb_files/630_360_1680976464-709.jpg" text:style-name="Internet_20_link" text:visited-style-name="Visited_20_Internet_20_Link">
630_360_16809...</text:a>
"]</text:p>
      <text:p text:style-name="P4">
Tags: ['Футбол']</text:p>
      <text:p text:style-name="P4">
Type: Article</text:p>
      <!--METADATA-->
      <text:p text:style-name="P4">
<draw:frame draw:style-name="fr1" draw:name="Image323" text:anchor-type="as-char" svg:width="6.9236in" svg:height="3.956343in" draw:z-index="0">
<draw:image xlink:href="../Images/yкринформ/2023-04-08T20-55-00-03-00/630_360_1680976464-709.jpg" xlink:type="simple" xlink:show="embed" xlink:actuate="onLoad" draw:mime-type="image/jpeg"/>
</draw:frame>
The second lesion of "blue and yellow".</text:p>
      <text:p text:style-name="P4">
The U-19 women's team of Ukraine in the second match of the second selection round on Euro-2023 has been given to Denmark-1: 5, Ukrinform reports.</text:p>
      <text:p text:style-name="P4">
In the first half, the Ukrainians missed four balls. After the break, the commands were exchanged by Habibovich goals and Serbuk.</text:p>
      <text:p text:style-name="P4">
This is the second defeat of the Ukrainian team. In the first round, Ukraine is 0: 5 in Sweden.</text:p>
      <text:p text:style-name="P4">
In the final match of the group stage, Valery Palamarchuk's team will play with Poland. The match will be held on April 11, the beginning - at 15:30 in Kiev.</text:p>
      <text:p text:style-name="P4">
<text:span text:style-name="T4">
 Read also: </text:span>
 <text:a xlink:type="simple" xlink:href="https://www.ukrinform.ua/rubric-sports/3692357-nacionalna-zbirna-ukraini-rozpocala-rik-na-30u-misci-rejtingu-fifa.html" text:style-name="Internet_20_link" text:visited-style-name="Visited_20_Internet_20_Link">
<text:span text:style-name="T4">
 national team </text:span>
</text:a>
As reported by Ukrinform, the winners of seven qualifying groups will be released at the CF-2023, the final part is scheduled from 18 to 30 July.</text:p>
      <text:p text:style-name="P4">
Photo: uaf.ua</text:p>
      <text:p text:style-name="P4">
News Source: <text:a xlink:type="simple" xlink:href="https://www.ukrinform.ua/rubric-sports/3693381-zinoca-zbirna-ukraini-u19-postupilas-danii-u-vidbori-na-ce2023-z-futbolu.html" text:style-name="Internet_20_link" text:visited-style-name="Visited_20_Internet_20_Link">
https://www.ukrinform.ua/rubric-sports/3693381-zinoca-zbirna-ukraini-u19-postupilas-danii-u-vidbori-na-ce2023-z-futbolu.html</text:a>
</text:p>
      <!--NEWS-->
      <text:h text:style-name="P10" text:outline-level="1">
<text:span text:style-name="T4">
$ 520 million: Istanbul detained 153 suspects of fraud</text:span>
</text:h>
      <text:p text:style-name="P4">
Authors: Ukrinform (Person)</text:p>
      <text:p text:style-name="P4">
Publisher: Укринформ (Organization)</text:p>
      <text:p text:style-name="P4">
Published Time: 2023-04-08T21:01:32+03:00</text:p>
      <text:p text:style-name="P4">
Modified Time: 2023-04-08T21:01:32+03:00</text:p>
      <text:p text:style-name="P4">
Description: Teams of the department of cybercrime in Istanbul carried out simultaneous operations for detention of 153 people at 88 addresses. The detainees are suspected of fraud with investment in the Forex market. - Ukrinform.</text:p>
      <text:p text:style-name="P4">
Images: ["<text:a xlink:type="simple" xlink:href="https://static.ukrinform.com/photos/2023_04/thumb_files/630_360_1680976571-525.jpg" text:style-name="Internet_20_link" text:visited-style-name="Visited_20_Internet_20_Link">
630_360_16809...</text:a>
"]</text:p>
      <text:p text:style-name="P4">
Tags: ['Поліція', 'Шахрайство', 'Туреччина']</text:p>
      <text:p text:style-name="P4">
Type: Article</text:p>
      <!--METADATA-->
      <text:p text:style-name="P4">
<draw:frame draw:style-name="fr1" draw:name="Image324" text:anchor-type="as-char" svg:width="6.9236in" svg:height="3.956343in" draw:z-index="0">
<draw:image xlink:href="../Images/yкринформ/2023-04-08T21-01-32-03-00/630_360_1680976571-525.jpg" xlink:type="simple" xlink:show="embed" xlink:actuate="onLoad" draw:mime-type="image/jpeg"/>
</draw:frame>
Commands of the department of cybercrime in Istanbul carried out simultaneous operations of 153 people at 88 addresses. The detainees are suspected of the Forex market fraud.</text:p>
      <text:p text:style-name="P4">
About it reports Ukrinform with reference to <text:a xlink:type="simple" xlink:href="http://m.haber7.com/amphtml/guncel/haber/3315612-10-milyar-liralik-vurgun-18-ilde-es-zamanli-operasyonda-153-gozalti" text:style-name="Internet_20_link" text:visited-style-name="Visited_20_Internet_20_Link">
</text:a>
.</text:p>
      <text:p text:style-name="P4">
“According to the conclusions, a total of 10 billion Turkish liras were stolen(About $ 520 million - ed.)”, - the newspaper reports.</text:p>
      <text:p text:style-name="P4">
A helicopter was involved in the detention operation of the suspects.</text:p>
      <text:p text:style-name="P4">
As a result of the detailed investigations conducted by the Police Stock Department, 153 people involved in the Forex market fraud were initiated, the investigation was initiated. The details of the operation of the detainees continue to be clarified.</text:p>
      <text:p text:style-name="P4">
According to the Turkish media, the scheme of the fraudulent network consisted of mutual citizens, in which money was made under the pretext of investment, and later reported on bankruptcy. The funds were washed through 160 false companies, sending them to the United Kingdom and Montenegro. The identity of the head of this illegal kiberme network is not established. It is believed to be in Great Britain.</text:p>
      <text:p text:style-name="Quotations">

<text:p text:style-name="P4">
̇Stanbul'da siber suzlarla mücadele şube müdürlürlürlüğüğüğüri, il gellinde&gt;
 Forex piyasası yatırım dolendır lestei. Çok sayıda şüphali&gt;
 gözaltına alındı. <text:a xlink:type="simple" xlink:href="https://t.co/7cISsZ4OsM" text:style-name="Internet_20_link" text:visited-style-name="Visited_20_Internet_20_Link">
</text:a>
&gt;
&gt;
 - GDH(@gundemedairhs) <text:a xlink:type="simple" xlink:href="https://twitter.com/gundemedairhs/status/1644213794002853888" text:style-name="Internet_20_link" text:visited-style-name="Visited_20_Internet_20_Link">
&gt;
 </text:a>
<text:span text:style-name="T4">
 Read also: </text:span>
 <text:a xlink:type="simple" xlink:href="https://www.ukrinform.ua/rubric-economy/3683453-nimeccina-i-ssa-likviduvali-velikij-mikser-kriptovalut.html" text:style-name="Internet_20_link" text:visited-style-name="Visited_20_Internet_20_Link">
</text:a>
As reported by Ukrinform, the State Police of Latvia, together with the Ukrainian law enforcement agencies on March 15, stopped the activity of the International Organized Criminal Criminal Group on Phone.</text:p>

</text:p>
      <text:p text:style-name="P4">
<text:span text:style-name="T5">
Foto: haber7.com</text:span>
</text:p>
      <text:p text:style-name="P4">
News Source: <text:a xlink:type="simple" xlink:href="https://www.ukrinform.ua/rubric-world/3693382-sprava-na-520-miljoniv-u-stambuli-zatrimali-153-pidozruvanih-u-sahrajstvi.html" text:style-name="Internet_20_link" text:visited-style-name="Visited_20_Internet_20_Link">
https://www.ukrinform.ua/rubric-world/3693382-sprava-na-520-miljoniv-u-stambuli-zatrimali-153-pidozruvanih-u-sahrajstvi.html</text:a>
</text:p>
      <!--NEWS-->
      <text:h text:style-name="P10" text:outline-level="1">
<text:span text:style-name="T4">
In Kherson in some areas the light has disappeared</text:span>
</text:h>
      <text:p text:style-name="P4">
Authors: Ukrinform (Person)</text:p>
      <text:p text:style-name="P4">
Publisher: Укринформ (Organization)</text:p>
      <text:p text:style-name="P4">
Published Time: 2023-04-08T21:21:00+03:00</text:p>
      <text:p text:style-name="P4">
Modified Time: 2023-04-08T21:21:00+03:00</text:p>
      <text:p text:style-name="P4">
Description: In some areas of Kherson the power supply has disappeared, energy is working to restore it. - Ukrinform.</text:p>
      <text:p text:style-name="P4">
Images: ["<text:a xlink:type="simple" xlink:href="https://static.ukrinform.com/photos/2017_11/thumb_files/630_360_1512026904-1128.jpg" text:style-name="Internet_20_link" text:visited-style-name="Visited_20_Internet_20_Link">
630_360_15120...</text:a>
"]</text:p>
      <text:p text:style-name="P4">
Tags: ['Херсон', 'Електропостачання']</text:p>
      <text:p text:style-name="P4">
Type: Article</text:p>
      <!--METADATA-->
      <text:p text:style-name="P4">
<draw:frame draw:style-name="fr1" draw:name="Image325" text:anchor-type="as-char" svg:width="6.9236in" svg:height="3.956343in" draw:z-index="0">
<draw:image xlink:href="../Images/yкринформ/2023-04-08T21-21-00-03-00/630_360_1512026904-1128.jpg" xlink:type="simple" xlink:show="embed" xlink:actuate="onLoad" draw:mime-type="image/jpeg"/>
</draw:frame>
Electricity supply has disappeared in Kherson districts, and energy is working on it.</text:p>
      <text:p text:style-name="P4">
According to Ukrinform, the Kherson Regional Military Administration reported in <text:a xlink:type="simple" xlink:href="https://t.me/khersonskaODA/4999" text:style-name="Internet_20_link" text:visited-style-name="Visited_20_Internet_20_Link">
</text:a>
.</text:p>
      <text:p text:style-name="P4">
"In some areas <text:a xlink:type="simple" xlink:href="https://www.ukrinform.ua/tag-herson" text:style-name="Internet_20_link" text:visited-style-name="Visited_20_Internet_20_Link">
</text:a>
The light disappeared. Cheeric energy is already repairing networks - soon everything will be restored, " - says the presentation.</text:p>
      <text:p text:style-name="P4">
<text:span text:style-name="T4">
 Read also: </text:span>
 <text:a xlink:type="simple" xlink:href="https://www.ukrinform.ua/rubric-regions/3693232-vorozij-obstril-berislava-na-hersonsini-poskodiv-pedagogicnij-koledz.html" text:style-name="Internet_20_link" text:visited-style-name="Visited_20_Internet_20_Link">
<text:span text:style-name="T4">
 Kherson </text:span>
</text:a>
As reported by Ukrinform, last day <text:a xlink:type="simple" xlink:href="https://www.ukrinform.ua/rubric-regions/3693136-rosiani-za-dobu-71-raz-obstrilali-hersonsinu-vosmero-poranenih.html" text:style-name="Internet_20_link" text:visited-style-name="Visited_20_Internet_20_Link">
</text:a>
17 hostile shells were hit.</text:p>
      <text:p text:style-name="P4">
News Source: <text:a xlink:type="simple" xlink:href="https://www.ukrinform.ua/rubric-regions/3693390-u-hersoni-v-deakih-rajonah-zniklo-svitlo.html" text:style-name="Internet_20_link" text:visited-style-name="Visited_20_Internet_20_Link">
https://www.ukrinform.ua/rubric-regions/3693390-u-hersoni-v-deakih-rajonah-zniklo-svitlo.html</text:a>
</text:p>
      <!--NEWS-->
      <text:h text:style-name="P10" text:outline-level="1">
<text:span text:style-name="T4">
Zelensky: Pleased to complete a week with good results for Ukraine</text:span>
</text:h>
      <text:p text:style-name="P4">
Authors: Ukrinform (Person)</text:p>
      <text:p text:style-name="P4">
Publisher: Укринформ (Organization)</text:p>
      <text:p text:style-name="P4">
Published Time: 2023-04-08T21:29:45+03:00</text:p>
      <text:p text:style-name="P4">
Modified Time: 2023-04-08T21:29:45+03:00</text:p>
      <text:p text:style-name="P4">
Description: It is a pleasure to complete this week with good results for the state - on weapons, international support, to expand our connections with the world, to our movement to NATO. - Ukrinform.</text:p>
      <text:p text:style-name="P4">
Images: ["<text:a xlink:type="simple" xlink:href="https://static.ukrinform.com/photos/2023_03/thumb_files/630_360_1678086625-925.png" text:style-name="Internet_20_link" text:visited-style-name="Visited_20_Internet_20_Link">
630_360_16780...</text:a>
"]</text:p>
      <text:p text:style-name="P4">
Tags: ['ЗСУ', 'Зеленський', 'Війна з росією', '#stoprussia']</text:p>
      <text:p text:style-name="P4">
Type: Article</text:p>
      <!--METADATA-->
      <text:p text:style-name="P4">
<draw:frame draw:style-name="fr1" draw:name="Image326" text:anchor-type="as-char" svg:width="6.9236in" svg:height="3.956343in" draw:z-index="0">
<draw:image xlink:href="../Images/yкринформ/2023-04-08T21-29-45-03-00/630_360_1678086625-925.png" xlink:type="simple" xlink:show="embed" xlink:actuate="onLoad" draw:mime-type="image/png"/>
</draw:frame>
Pleasure this week with good results for the state - on weapons, in popular support, to expand our connections with the world, in our NATO movement.</text:p>
      <text:p text:style-name="P4">
This was stated in the evening <text:a xlink:type="simple" xlink:href="https://www.youtube.com/watch" text:style-name="Internet_20_link" text:visited-style-name="Visited_20_Internet_20_Link">
</text:a>
President Volodymyr Zelenskyy, reports Ukrinforms.</text:p>
      <text:p text:style-name="P4">
<text:span text:style-name="T5">
Viso: <text:a xlink:type="simple" xlink:href="https://t.me/OP_UA/9201" text:style-name="Internet_20_link" text:visited-style-name="Visited_20_Internet_20_Link">
</text:a>
</text:span>
</text:p>
      <text:p text:style-name="P4">
<text:span text:style-name="T4">
 _ I wish health, dear Ukrainians!_ </text:span>
</text:p>
      <text:p text:style-name="P4">
The most significant these days, of course, a visit to Poland, our arrangements, our notes.</text:p>
      <text:p text:style-name="P4">
Poland has completed everything declared on tanks: they are already in Ukraine, including "leopards". There are new arrangements for BMPs - more than a hundred cars. Children's carriers - "Rosomak" - 200 cars. Now a hundred, and a hundred later. Seven -sized mortars, additional missiles, "miga" ...</text:p>
      <text:p text:style-name="P4">
By the way, we have important agreements on the economy, for the reconstruction of Ukraine - in particular, for our Kharkiv region.</text:p>
      <text:p text:style-name="P4">
At the level of the first ladies of Ukraine and Poland, there are various humanitarian projects, medical. In particular, it is the training of our physicians with comprehensive assistance to patients with burns of YEXSTRENDY Air evacuation of the wounded, in particular in the war zones. Tens of doctors have already passed or undergo such training. And the project is to have a mastering - learning with rehabilitation, training of Ukrainian psychologists.</text:p>
      <text:p text:style-name="P4">
That is, in this struggle for life and freedom, we are really side by side with Polish brothers and sisters-in all areas. And I thank for such a unchanging, diverse insignificant support!</text:p>
      <text:p text:style-name="P4">
There is also a new, already 35th defense package from the United States. Himars rockets, air defense missiles, artillery shells, for protection against armored vehicles, and other existing support elements. Thank you, American!</text:p>
      <text:p text:style-name="P4">
German support for Ukraine this week has increased by 200 million euros our country's investment. In particular, these are projects of German companies that will help our economic and therefore social stability. Thank you to Germany!</text:p>
      <text:p text:style-name="P4">
The Netherlands announced a package of more than 270 million euros. Tsadogamo for our restoration, humanitarian, non -lethal support for defense, as well as it is very important - support for justice. To collect evidence of Russian crimes, to create a register of losses caused by Russian aggression. I thank the Netherlands for being in all areas of life protection together!</text:p>
      <text:p text:style-name="P4">
Denmark and Norway are working on a joint package of shells for our artillery. Thank you for it!</text:p>
      <text:p text:style-name="P4">
There are new sanctions from Australia and New Zealand. Thank you for them!In fact, the values for which we all fight here in Ukraine are close to every one, regardless of whether they are geographically from us. Everyone appreciates and protection against terror. There is no such people who would be approved by the Russian occupation: Russian concentration camps, deportation children, to rape women, burning cities ... The more the world knows about Russian aggression, the faster the aggressor will lose, and peace will return. Ukraine - will return to everyone in the world. I thank Cili's care!</text:p>
      <text:p text:style-name="P4">
A very important decision was made this week in Lithuania - for the main expectations of the NATO summit, which is planned in Vilnius.</text:p>
      <text:p text:style-name="P4">
The Lithuanian Seimas acknowledged the need to invite Ukraine to become a member of NATO - to ask this year, at a summit in Vilnius.</text:p>
      <text:p text:style-name="P4">
I thank the Lithuanian people, all Lithuanian politicians for understanding the most relevant security situation in Europe. Only with Ukraine will the Alliance be guaranteeing true protection of Europe from any encroachment on the lives of peoples-on existing borders and international order based on the rules. But it is difficult to imagine the strength of Ukraine.</text:p>
      <text:p text:style-name="P4">
This decision of the Lithuanian Seimas will have a continuation in the coming weeks of the Months. We are already working on it.</text:p>
      <text:p text:style-name="P4">
And of course, thank our soldiers. EveryoneBorder guards, National Guard and Police, Intelligence and SBU, the State Secretariat and SES ... All who are now in battle. Who protects our sky. Who gives Ukraine cyber defense is protected. All who keep our border. Who trains our new crews. Who eliminates the effects of the blows who saves our people from injuries and who prepares the Verivka for the occupiers.</text:p>
      <text:p text:style-name="P4">
Glory to all who fight for Ukraine!Thank you all your partners for the power!</text:p>
      <text:p text:style-name="P4">
<text:span text:style-name="T4">
<text:span text:style-name="T5">
Glory to Ukraine!</text:span>
 </text:span>
</text:p>
      <text:p text:style-name="P4">
News Source: <text:a xlink:type="simple" xlink:href="https://www.ukrinform.ua/rubric-ato/3693392-zelenskij-priemno-zaversuvati-tizden-iz-horosimi-rezultatami-dla-ukraini.html" text:style-name="Internet_20_link" text:visited-style-name="Visited_20_Internet_20_Link">
https://www.ukrinform.ua/rubric-ato/3693392-zelenskij-priemno-zaversuvati-tizden-iz-horosimi-rezultatami-dla-ukraini.html</text:a>
</text:p>
      <!--NEWS-->
      <text:h text:style-name="P10" text:outline-level="1">
<text:span text:style-name="T4">
The Russians for a day seven times fired at Sumy Region border</text:span>
</text:h>
      <text:p text:style-name="P4">
Authors: Ukrinform (Person)</text:p>
      <text:p text:style-name="P4">
Publisher: Укринформ (Organization)</text:p>
      <text:p text:style-name="P4">
Published Time: 2023-04-08T21:37:00+03:00</text:p>
      <text:p text:style-name="P4">
Modified Time: 2023-04-08T21:37:00+03:00</text:p>
      <text:p text:style-name="P4">
Description: Russian troops attacked four border communities of Sumy region on Saturday, having carried out seven shellings and 79 trains. - Ukrinform.</text:p>
      <text:p text:style-name="P4">
Images: ["<text:a xlink:type="simple" xlink:href="https://static.ukrinform.com/photos/2016_07/thumb_files/630_360_1469087094-3763.jpg" text:style-name="Internet_20_link" text:visited-style-name="Visited_20_Internet_20_Link">
630_360_14690...</text:a>
"]</text:p>
      <text:p text:style-name="P4">
Tags: ['Обстріл', 'Сумщина', 'Російські військові', 'Кордон', 'Міномет', 'Війна з росією']</text:p>
      <text:p text:style-name="P4">
Type: Article</text:p>
      <!--METADATA-->
      <text:p text:style-name="P4">
<draw:frame draw:style-name="fr1" draw:name="Image328" text:anchor-type="as-char" svg:width="6.9236in" svg:height="3.956343in" draw:z-index="0">
<draw:image xlink:href="../Images/yкринформ/2023-04-08T21-37-00-03-00/630_360_1469087094-3763.jpg" xlink:type="simple" xlink:show="embed" xlink:actuate="onLoad" draw:mime-type="image/jpeg"/>
</draw:frame>
Ruskivska attacked four border communities of Sumy region on Saturday, having carried out seven shelling and 79 trains.</text:p>
      <text:p text:style-name="P4">
According to Ukrinform, the Sumy Regional Military Administration reported in <text:a xlink:type="simple" xlink:href="https://t.me/Sumy_news_ODA/15335" text:style-name="Internet_20_link" text:visited-style-name="Visited_20_Internet_20_Link">
</text:a>
.</text:p>
      <text:p text:style-name="P4">
Nine mines have dropped the invaders into the territory of the Miropil community.</text:p>
      <text:p text:style-name="P4">
The Belopil community also suffered from the mortar fire of the enemy - 20 hits were recorded. Its territory was fired by the Russians from the easel gramatomes, taking as many shots.</text:p>
      <text:p text:style-name="P4">
With the use of drones, the invaders dropped two ammunition of the type of Powders in the same community(grenade launchers).</text:p>
      <text:p text:style-name="P4">
<text:span text:style-name="T4">
Читайте також:</text:span>
 <text:a xlink:type="simple" xlink:href="https://www.ukrinform.ua/rubric-ato/3693380-rosiani-obstrilali-kupanskij-rajon-harkivsini-e-zagibli-ta-poranena.html" text:style-name="Internet_20_link" text:visited-style-name="Visited_20_Internet_20_Link">
 <text:span text:style-name="T4">
обстріл</text:span>
 </text:a>
The Khotyn community also suffered a mortar strike from the Russian army - three hit.</text:p>
      <text:p text:style-name="P4">
From the easel grenade launchers, the invaders were beaten by the Great Pisar community, making 25 shots.</text:p>
      <text:p text:style-name="P4">
In all cases, according to Ova, it was unhappy.</text:p>
      <text:p text:style-name="P4">
"According to the military, the operational situation in the borderline is controlled. The formation of enemy offensive groups of the nearby border has not been detected," - added to the regional administration.</text:p>
      <text:p text:style-name="P4">
<text:span text:style-name="T4">
 Read also: </text:span>
 <text:a xlink:type="simple" xlink:href="https://www.ukrinform.ua/rubric-ato/3693358-rosiani-vdruge-za-dobu-obstrilali-orihiv.html" text:style-name="Internet_20_link" text:visited-style-name="Visited_20_Internet_20_Link">
<text:span text:style-name="T4">
 firing </text:span>
</text:a>
As reported by Ukrinform, on April 7 in Sumy region <text:a xlink:type="simple" xlink:href="https://www.ukrinform.ua/rubric-regions/3693196-za-dobu-vijska-rf-atakuvali-visim-oblastej-ukraini-zvedenna-ova.html" text:style-name="Internet_20_link" text:visited-style-name="Visited_20_Internet_20_Link">
</text:a>
Belopolskaya, Krasnopil, Seredi-Budsk, Novoslobid and Esman communities.</text:p>
      <text:p text:style-name="P4">
In the outskirts of the city of the middle-building, the invaders carried out the aviation <text:a xlink:type="simple" xlink:href="https://www.ukrinform.ua/tag-obstril" text:style-name="Internet_20_link" text:visited-style-name="Visited_20_Internet_20_Link">
</text:a>
by damaging the household.</text:p>
      <text:p text:style-name="P4">
News Source: <text:a xlink:type="simple" xlink:href="https://www.ukrinform.ua/rubric-ato/3693393-rosiani-za-den-sim-raziv-obstrilali-prikordonna-sumsini.html" text:style-name="Internet_20_link" text:visited-style-name="Visited_20_Internet_20_Link">
https://www.ukrinform.ua/rubric-ato/3693393-rosiani-za-den-sim-raziv-obstrilali-prikordonna-sumsini.html</text:a>
</text:p>
      <!--NEWS-->
      <text:h text:style-name="P10" text:outline-level="1">
<text:span text:style-name="T4">
New arrangements in Poland - Zelensky became the most important result this week</text:span>
</text:h>
      <text:p text:style-name="P4">
Authors: Ukrinform (Person)</text:p>
      <text:p text:style-name="P4">
Publisher: Укринформ (Organization)</text:p>
      <text:p text:style-name="P4">
Published Time: 2023-04-08T21:43:00+03:00</text:p>
      <text:p text:style-name="P4">
Modified Time: 2023-04-08T21:43:00+03:00</text:p>
      <text:p text:style-name="P4">
Description: The achievements and new arrangements that the President of Ukraine to Poland has been achieved during the visit of the President of Ukraine was the most significant result of this week. - Ukrinform.</text:p>
      <text:p text:style-name="P4">
Images: ["<text:a xlink:type="simple" xlink:href="https://static.ukrinform.com/photos/2023_02/thumb_files/630_360_1677220159-612.png" text:style-name="Internet_20_link" text:visited-style-name="Visited_20_Internet_20_Link">
630_360_16772...</text:a>
"]</text:p>
      <text:p text:style-name="P4">
Tags: ['Польща', 'Україна', 'Візит', 'Зеленський']</text:p>
      <text:p text:style-name="P4">
Type: Article</text:p>
      <!--METADATA-->
      <text:p text:style-name="P4">
<draw:frame draw:style-name="fr1" draw:name="Image329" text:anchor-type="as-char" svg:width="6.9236in" svg:height="3.956343in" draw:z-index="0">
<draw:image xlink:href="../Images/yкринформ/2023-04-08T21-43-00-03-00/630_360_1677220159-612.png" xlink:type="simple" xlink:show="embed" xlink:actuate="onLoad" draw:mime-type="image/png"/>
</draw:frame>
The new arrangements that were reached during the visit of the President of Ukraine to Poland were the most significant result of this week.</text:p>
      <text:p text:style-name="P4">
On this during <text:a xlink:type="simple" xlink:href="https://t.me/OP_UA/9201" text:style-name="Internet_20_link" text:visited-style-name="Visited_20_Internet_20_Link">
</text:a>
The head of state emphasized Zelensky, reports Ukrinform.</text:p>
      <text:p text:style-name="P4">
“The most important these days, of course, visit in <text:a xlink:type="simple" xlink:href="https://www.ukrinform.ua/tag-polsa" text:style-name="Internet_20_link" text:visited-style-name="Visited_20_Internet_20_Link">
</text:a>
, our arrangements, our achievements. The fields have completed everything declared on tanks: they are already in Ukraine, in particular "Leopards". There are new arrangements for BMPs - more than a hundred cars. Children's carriers - "Rosomak" - 200 cars. Now 100 and 100 later. Mountains, additional missiles, "miga", - the President said.</text:p>
      <text:p text:style-name="P4">
<text:span text:style-name="T5">
Viso: <text:a xlink:type="simple" xlink:href="https://t.me/OP_UA/9201" text:style-name="Internet_20_link" text:visited-style-name="Visited_20_Internet_20_Link">
</text:a>
</text:span>
</text:p>
      <text:p text:style-name="P4">
He also noted the important arrangements that Ukraine reached with Poland by the Polina of the first ladies in the humanitarian and medical fields. In particular, regarding the projections for the preparation of Ukrainian physicians, comprehensive assistance to patients with burns of YEXSTRENDI Air evacuation of the wounded, including in the war zones. And a joint project will continue - education of is rehabilitation, training of Ukrainian psychologists, he added.</text:p>
      <text:p text:style-name="P4">
“That is, in this struggle for life and freedom, we are really side by side with Polish brothers and sisters-in all areas. And I thank for such a unchanging, diverse insignificant support, ”Zelensky said.</text:p>
      <text:p text:style-name="P4">
<text:span text:style-name="T4">
 Read also: </text:span>
 <text:a xlink:type="simple" xlink:href="https://www.ukrinform.ua/rubric-ato/3693392-zelenskij-priemno-zaversuvati-tizden-iz-horosimi-rezultatami-dla-ukraini.html" text:style-name="Internet_20_link" text:visited-style-name="Visited_20_Internet_20_Link">
<text:span text:style-name="T4">
 Zelensky </text:span>
</text:a>
As it was reported, President Volodymyr Zelenskyy, together with his wife on April 5, interfered with an official visit in Poland.</text:p>
      <text:p text:style-name="P4">
This visit was the first official visit to the President of Ukraine to Poland postpart from Russia's full -scale invasion of Russia. Zelensky and Duda twice - in December last year and February this year - met in Rzeszow during the President of Ukraine transit through Poland to Ukraine after the visits of state to the USA and European countries. However, these meetings had no status.</text:p>
      <text:p text:style-name="P4">
<text:span text:style-name="T5">
Foto: op</text:span>
</text:p>
      <text:p text:style-name="P4">
News Source: <text:a xlink:type="simple" xlink:href="https://www.ukrinform.ua/rubric-polytics/3693394-najvagomisim-rezultatom-cogo-tizna-stali-novi-domovlenosti-u-polsi-zelenskij.html" text:style-name="Internet_20_link" text:visited-style-name="Visited_20_Internet_20_Link">
https://www.ukrinform.ua/rubric-polytics/3693394-najvagomisim-rezultatom-cogo-tizna-stali-novi-domovlenosti-u-polsi-zelenskij.html</text:a>
</text:p>
      <!--NEWS-->
      <text:h text:style-name="P10" text:outline-level="1">
<text:span text:style-name="T4">
Hin Ming Sleep set a record of performance in APL among Asian football players</text:span>
</text:h>
      <text:p text:style-name="P4">
Authors: Ukrinform (Person)</text:p>
      <text:p text:style-name="P4">
Publisher: Укринформ (Organization)</text:p>
      <text:p text:style-name="P4">
Published Time: 2023-04-08T21:48:17+03:00</text:p>
      <text:p text:style-name="P4">
Modified Time: 2023-04-08T21:48:17+03:00</text:p>
      <text:p text:style-name="P4">
Description: He scored his 100th goal in the APL. - Ukrinform.</text:p>
      <text:p text:style-name="P4">
Images: ["<text:a xlink:type="simple" xlink:href="https://static.ukrinform.com/photos/2023_04/thumb_files/630_360_1680979627-418.jpg" text:style-name="Internet_20_link" text:visited-style-name="Visited_20_Internet_20_Link">
630_360_16809...</text:a>
"]</text:p>
      <text:p text:style-name="P4">
Tags: ['Футбол', 'АПЛ']</text:p>
      <text:p text:style-name="P4">
Type: Article</text:p>
      <!--METADATA-->
      <text:p text:style-name="P4">
<draw:frame draw:style-name="fr1" draw:name="Image330" text:anchor-type="as-char" svg:width="6.9236in" svg:height="3.956343in" draw:z-index="0">
<draw:image xlink:href="../Images/yкринформ/2023-04-08T21-48-17-03-00/630_360_1680979627-418.jpg" xlink:type="simple" xlink:show="embed" xlink:actuate="onLoad" draw:mime-type="image/jpeg"/>
</draw:frame>
He defeated his 100th goal in the APL.</text:p>
      <text:p text:style-name="P4">
In the Tottenhama match against Brighton, the dream of Hin Ming was distinguished by his 100-mgol in the English Premier League, Ukrinform reports.</text:p>
      <text:p text:style-name="P4">
99 of the first heads in the Championship of England, the footballer of the South Korea national team spent in 259 matches. In the six previous draws, the Premier League scored at least 11 goals per season.</text:p>
      <text:p text:style-name="P4">
In the current season, sleep, however, was not highly effective. It was home to Brighton in the Korean Legionnaire's asset "Spurs" there were only six gollos - he last ended the season in England without 10 goals in 2016.</text:p>
      <text:p text:style-name="P4">
But in the match with Brighton it was the dream that opened the score in the 10th minute.</text:p>
      <text:p text:style-name="P4">
Therefore, the dream became the first Asian football player to crossed the 100 -miles into the APL. The second best result is only 20 heads and has a monk -core of Manchester United, another South Korean Pak Crison.</text:p>
      <text:p text:style-name="P4">
<text:span text:style-name="T4">
 Read also: </text:span>
 <text:a xlink:type="simple" xlink:href="https://www.ukrinform.ua/rubric-sports/3693352-apl-celsi-mudrika-postupivsa-vulvergemptonu-prodovzivsi-bezvigrasnu-seriu.html" text:style-name="Internet_20_link" text:visited-style-name="Visited_20_Internet_20_Link">
</text:a>
As reported by Ukrinform, "Brighton" gave way to Tottenham - 1: 2.</text:p>
      <text:p text:style-name="P4">
Photo: Getty Image</text:p>
      <text:p text:style-name="P4">
News Source: <text:a xlink:type="simple" xlink:href="https://www.ukrinform.ua/rubric-sports/3693395-son-hin-min-vstanoviv-rekord-rezultativnosti-v-apl-sered-azijskih-futbolistiv.html" text:style-name="Internet_20_link" text:visited-style-name="Visited_20_Internet_20_Link">
https://www.ukrinform.ua/rubric-sports/3693395-son-hin-min-vstanoviv-rekord-rezultativnosti-v-apl-sered-azijskih-futbolistiv.html</text:a>
</text:p>
      <!--NEWS-->
      <text:h text:style-name="P10" text:outline-level="1">
<text:span text:style-name="T4">
In Ukraine presented a study of the vitality of companies during the war</text:span>
</text:h>
      <text:p text:style-name="P4">
Authors: Ukrinform (Person)</text:p>
      <text:p text:style-name="P4">
Publisher: Укринформ (Organization)</text:p>
      <text:p text:style-name="P4">
Published Time: 2023-04-08T21:49:54+03:00</text:p>
      <text:p text:style-name="P4">
Modified Time: 2023-04-08T21:49:54+03:00</text:p>
      <text:p text:style-name="P4">
Description: For the heads of businesses and institutions in Ukraine this year of the war, there were families and teams this year. - Ukrinform.</text:p>
      <text:p text:style-name="P4">
Images: ["<text:a xlink:type="simple" xlink:href="https://static.ukrinform.com/photos/2022_06/thumb_files/630_360_1654625684-969.jpg" text:style-name="Internet_20_link" text:visited-style-name="Visited_20_Internet_20_Link">
630_360_16546...</text:a>
"]</text:p>
      <text:p text:style-name="P4">
Tags: ['Бізнес', 'Економіка', 'Опитування', 'Війна з росією']</text:p>
      <text:p text:style-name="P4">
Type: Article</text:p>
      <!--METADATA-->
      <text:p text:style-name="P4">
<draw:frame draw:style-name="fr1" draw:name="Image331" text:anchor-type="as-char" svg:width="6.9236in" svg:height="3.956343in" draw:z-index="0">
<draw:image xlink:href="../Images/yкринформ/2023-04-08T21-49-54-03-00/630_360_1654625684-969.jpg" xlink:type="simple" xlink:show="embed" xlink:actuate="onLoad" draw:mime-type="image/jpeg"/>
</draw:frame>
Families and teams were warned for business and institutions in Ukraine this year.</text:p>
      <text:p text:style-name="P4">
This is evidenced by <text:a xlink:type="simple" xlink:href="https://resilience2022ukr.one-philosophy.com/3/" text:style-name="Internet_20_link" text:visited-style-name="Visited_20_Internet_20_Link">
</text:a>
 <text:a xlink:type="simple" xlink:href="https://resilience2022ukr.one-philosophy.com/3/" text:style-name="Internet_20_link" text:visited-style-name="Visited_20_Internet_20_Link">
</text:a>
The study of vital organizations during the war is "vital. Battle for the Future ”, which is a console of companies <text:a xlink:type="simple" xlink:href="https://one-philosophy.com/uk/" text:style-name="Internet_20_link" text:visited-style-name="Visited_20_Internet_20_Link">
</text:a>
, reports Ukrinform.</text:p>
      <text:p text:style-name="P4">
According to the authors of the study, it is based on 30 deep interviewer <text:a xlink:type="simple" xlink:href="https://www.ukrinform.ua/tag-biznes" text:style-name="Internet_20_link" text:visited-style-name="Visited_20_Internet_20_Link">
</text:a>
and institutions from 12 industries where their strategies and approaches are revealed to remain their lives in war.</text:p>
      <text:p text:style-name="P4">
Participants include Nibulon, Vodafone, Rozetka.ua, McDonald's, EVA, SkyUp!, Dobrobut, Ukrzaliznytsia, Patrol Police of Ukraine, National Center "Ukrainian House", Native Nethy. Medical Engineering ”, Art Arsenal, Public Broadcasting and others.</text:p>
      <text:p text:style-name="P4">
“Starting working on the third annual study of vitality in November 20122, we knew exactly that the lessons obtained would be a hard -generated asset for generations of managers. 30 amazing lessons and stories of life, 30 stories of humanity, 30 stories of openness to the world of readiness, despite all the threats every day to move hard to victory every day - this is something that motivates us here and now not to lower our hands and believe that it is best in the first place, ”said the founder of the company. One Philosophy Natalia Popovich.</text:p>
      <text:p text:style-name="P4">
<text:span text:style-name="T4">
 Read also: </text:span>
 <text:a xlink:type="simple" xlink:href="https://www.ukrinform.ua/rubric-economy/3693123-minfin-ssa-vidpravlae-fahivciv-v-evropu-perekonuvati-biznes-piti-z-rinkiv-rf.html" text:style-name="Internet_20_link" text:visited-style-name="Visited_20_Internet_20_Link">
<text:span text:style-name="T4">
 business </text:span>
</text:a>
It is noted that the conclusions of communication with wartime leaders for organizations include 5 key vitality lessons that allow them to stand and remain relevant for both employees and their clients today. Among the lessons-to go with the team, to benefit society, to form prompt response centers and to be ready for any development of events, to live here and now, but not to give up dreams and plans for the southern plans and to be aware of responsibility to Ukraine and the future.</text:p>
      <text:p text:style-name="P4">
The survey also showed that more than half of the surveyed leaders of the general public reassurance to the possibility of attack by the Russia conducted preparatory actions and had prescribed algorithms of actions in the event of a full -scale invasion.In addition, according to a study, 100% of the companies surveyed supported their workers in the first days of the war, helped to leave and export their families in most safe regions or abroad. 20% were exporting people to the company. During the war, executives continued to pay their wages to their workers, even if the company paused.</text:p>
      <text:p text:style-name="P4">
Every second company launched its crisis headquarters in the early days of the war. In 20%of the respondents, several parallel headquarters worked - the worst.</text:p>
      <text:p text:style-name="P4">
74% of the surveyed executives noted that they managed to keep the team in equal war. 10% significantly reduced the number of employees and 16% of the expanded team.</text:p>
      <text:p text:style-name="P4">
<text:span text:style-name="T4">
 Read also: </text:span>
 <text:a xlink:type="simple" xlink:href="https://www.ukrinform.ua/rubric-society/3693014-kabmin-rozsiriv-programu-erobota-dodali-tri-novi-vidi-grantiv-dla-veteraniv.html" text:style-name="Internet_20_link" text:visited-style-name="Visited_20_Internet_20_Link">
</text:a>
Every third company reorient its work abroad. Some have completely sprayed their efforts to develop activities outside Ukraine, others combine work in Ukraine and abroad.</text:p>
      <text:p text:style-name="P4">
100% of respondents noted that the flexibility of decision -making helped them keep the team and the company.</text:p>
      <text:p text:style-name="P4">
86% of the surveyed leaders noted that their vitality is related to the significance of the strategy of development of pre -war times: the transparency of the organization, a recognizable brand they trust.</text:p>
      <text:p text:style-name="P4">
55% of executives said that since the beginning of the war, their company suffered economic losses, and 45% stated a partial increase in profits. Today, as well as the public and public sector, it is supported by international organizations.</text:p>
      <text:p text:style-name="P4">
“All those surveyed unanimously noted that their points of war were families and teams, colleagues who stood side by side and most important days, and in the days of intermediate victories. This is something that stimulated not to lower the arms and move on. The belief in the future and victory of Ukraine has prompted to act now, without expectations for better times, ”the study said.</text:p>
      <text:p text:style-name="P4">
<text:span text:style-name="T4">
 Read also: </text:span>
 <text:a xlink:type="simple" xlink:href="https://www.ukrinform.ua/rubric-economy/3692848-v-ukraini-stvorat-trastovij-fond-akij-rozdilatime-riziki-investoriv.html" text:style-name="Internet_20_link" text:visited-style-name="Visited_20_Internet_20_Link">
</text:a>
Study of the vitality of organizations is an annual project of a consulting group One Philosophy. You can view the reports for 2020 and 2021 by loving on <text:a xlink:type="simple" xlink:href="https://one-philosophy.com/" text:style-name="Internet_20_link" text:visited-style-name="Visited_20_Internet_20_Link">
</text:a>
 <text:a xlink:type="simple" xlink:href="https://one-philosophy.com/" text:style-name="Internet_20_link" text:visited-style-name="Visited_20_Internet_20_Link">
 </text:a>
 <text:a xlink:type="simple" xlink:href="https://one-philosophy.com/" text:style-name="Internet_20_link" text:visited-style-name="Visited_20_Internet_20_Link">
 </text:a>
</text:p>
      <text:p text:style-name="P4">
News Source: <text:a xlink:type="simple" xlink:href="https://www.ukrinform.ua/rubric-economy/3693396-v-ukraini-prezentuvali-doslidzenna-zittestijkosti-kompanij-pid-cas-vijni.html" text:style-name="Internet_20_link" text:visited-style-name="Visited_20_Internet_20_Link">
https://www.ukrinform.ua/rubric-economy/3693396-v-ukraini-prezentuvali-doslidzenna-zittestijkosti-kompanij-pid-cas-vijni.html</text:a>
</text:p>
      <!--NEWS-->
      <text:h text:style-name="P10" text:outline-level="1">
<text:span text:style-name="T4">
Ukraine by 2030 can make more than half of its energy "green" - expert</text:span>
</text:h>
      <text:p text:style-name="P4">
Authors: Ukrinform (Person)</text:p>
      <text:p text:style-name="P4">
Publisher: Укринформ (Organization)</text:p>
      <text:p text:style-name="P4">
Published Time: 2023-04-08T21:52:00+03:00</text:p>
      <text:p text:style-name="P4">
Modified Time: 2023-04-08T21:52:00+03:00</text:p>
      <text:p text:style-name="P4">
Description: Ukraine can bring up to 50 percent of the "green" energy in total energy and even exceed this figure by the beginning of the next decade. - Ukrinform.</text:p>
      <text:p text:style-name="P4">
Images: ["<text:a xlink:type="simple" xlink:href="https://static.ukrinform.com/photos/2023_04/thumb_files/630_360_1680980988-393.jpg" text:style-name="Internet_20_link" text:visited-style-name="Visited_20_Internet_20_Link">
630_360_16809...</text:a>
"]</text:p>
      <text:p text:style-name="P4">
Tags: ['Електроенергія', 'Енергетика', 'Україна']</text:p>
      <text:p text:style-name="P4">
Type: Article</text:p>
      <!--METADATA-->
      <text:p text:style-name="P4">
<draw:frame draw:style-name="fr1" draw:name="Image332" text:anchor-type="as-char" svg:width="6.9236in" svg:height="3.956343in" draw:z-index="0">
<draw:image xlink:href="../Images/yкринформ/2023-04-08T21-52-00-03-00/630_360_1680980988-393.jpg" xlink:type="simple" xlink:show="embed" xlink:actuate="onLoad" draw:mime-type="image/jpeg"/>
</draw:frame>
Ukraine can bring up to 50 percent of the "green" energy in total energy supply next decade and even exceed this figure.</text:p>
      <text:p text:style-name="P4">
Such an optimistic forecast in the comment of Ukrinform was expressed by the chairman of the board of the Global Union 100% Renewablesukraine Alexander Dombrovsky.</text:p>
      <text:p text:style-name="P4">
"I am convinced that by 2030 we have the opportunity to get more than 50% of pure energy for the end consumer," Dombrovsky said, adding that the state has set up enough ambitious targets and moves to them despite a war that not only stopped the process, but vice versa stimulates to move faster.</text:p>
      <text:p text:style-name="P4">
He noted that such a forecast is optimistic, because this requires prerequisites: if Ukraine wins quickly and recovery, and the rules of economic development will be "right" - there will be no corruption, not a Wonopoli, but there will be economic decentralization - not only <text:a xlink:type="simple" xlink:href="https://www.ukrinform.ua/tag-energetika" text:style-name="Internet_20_link" text:visited-style-name="Visited_20_Internet_20_Link">
</text:a>
, but also investment. For the state, it is important to create the rules of the game that will not be disturbed, will not change, which will allow to invest, develop this market quickly, emphasized Dombrovsky.</text:p>
      <text:p text:style-name="P4">
The Verkhovna Rada Explode, MHP Eco Energy President(an enterprise that specializes in gas production)It substantiates that many experimental projects and laboratory tests have taken out that what many have not believed until recently are realized today.</text:p>
      <text:p text:style-name="P4">
“We can produce our own energy resources. Ukraine has a 100 percentage of being one of the most innovative, technologically developed countries in the world, ”Dombrovsky is convinced. According to him, Ukraine has a colossal power: in addition to the sun and wind, as one of the most powerful agrarian states, Ukraine also has enough waste and raw materials to produce a biogas, biomethane, green hydrogen, etc.</text:p>
      <text:p text:style-name="P4">
Many Ukrainian companies are not waiting for the war, they are working, investing now. But you need a "green" cooperation with foreign partners. Ukrainian companies develop such cooperation primarily to Znimenchyna, also establish contacts with the Dutch, Austrian, Danish, British, and American firms.<text:span text:style-name="T4">
 Read also: </text:span>
 <text:a xlink:type="simple" xlink:href="https://www.ukrinform.ua/rubric-economy/3689673-nimeccina-moze-stati-partnerom-ukraini-u-sferi-virobnictva-vodnu-minenergo.html" text:style-name="Internet_20_link" text:visited-style-name="Visited_20_Internet_20_Link">
</text:a>
The interlocutor of the agency gave figures: for 30 years of independence, Ukraine paid only Russia, more than $ 100 billion only for imported gas, which was equal to one pre-war budget The main exporter, again, was bought by diesel, oil, coal, natural gas, nuclear fuel.</text:p>
      <text:p text:style-name="P4">
“The Russian aggression confirms that oil, gas exported by Vevrope to Ukraine and earned on it, all this returns in the form of weapons, missiles, and destruction. The whole world eventually understood, Europe has changed its attitude 180 degrees, ”Dombrovsky said. He noted that "green", renewable energy today is not just about energy. This is about the protection of Ukraine, the energy security, the energy independence of Ukraine, but also the EU.</text:p>
      <text:p text:style-name="P4">
Dombrovsky during the recent international conference "9th Berlin Energy Dialogue", together with associative members of the Union, set a signature under a memorandum on mutual understanding and cooperation with the most renewable energy(BEE).</text:p>
      <text:p text:style-name="P4">
<text:span text:style-name="T5">
Фото: Ольга Танасійчук</text:span>
</text:p>
      <text:p text:style-name="P4">
News Source: <text:a xlink:type="simple" xlink:href="https://www.ukrinform.ua/rubric-economy/3693397-ukraina-do-2030-roku-moze-zrobiti-ponad-polovinu-svoei-energetiki-zelenou-ekspert.html" text:style-name="Internet_20_link" text:visited-style-name="Visited_20_Internet_20_Link">
https://www.ukrinform.ua/rubric-economy/3693397-ukraina-do-2030-roku-moze-zrobiti-ponad-polovinu-svoei-energetiki-zelenou-ekspert.html</text:a>
</text:p>
      <!--NEWS-->
      <text:h text:style-name="P10" text:outline-level="1">
<text:span text:style-name="T4">
OSCE real update will only happen after fundamental changes in Russia and Belarus - expert</text:span>
</text:h>
      <text:p text:style-name="P4">
Authors: Ukrinform (Person)</text:p>
      <text:p text:style-name="P4">
Publisher: Укринформ (Organization)</text:p>
      <text:p text:style-name="P4">
Published Time: 2023-04-08T22:04:00+03:00</text:p>
      <text:p text:style-name="P4">
Modified Time: 2023-04-08T22:04:00+03:00</text:p>
      <text:p text:style-name="P4">
Description: Mantas Adomenas, Deputy Chairman of the Lithuanian Foreign Ministry, believes that the real update of the OSCE will only happen after fundamental changes in aggressor countries - Russia and Belarus. Moreover, more meaning has the search for new formats, one of which is "European Political Community / European Political Community". - Ukrinform.</text:p>
      <text:p text:style-name="P4">
Images: ["<text:a xlink:type="simple" xlink:href="https://static.ukrinform.com/photos/2023_04/thumb_files/630_360_1680956927-823.jpg" text:style-name="Internet_20_link" text:visited-style-name="Visited_20_Internet_20_Link">
630_360_16809...</text:a>
"]</text:p>
      <text:p text:style-name="P4">
Tags: ['білорусь', 'Литва', 'ОБСЄ', 'Війна з росією']</text:p>
      <text:p text:style-name="P4">
Type: Article</text:p>
      <!--METADATA-->
      <text:p text:style-name="P4">
<draw:frame draw:style-name="fr1" draw:name="Image333" text:anchor-type="as-char" svg:width="6.9236in" svg:height="3.956343in" draw:z-index="0">
<draw:image xlink:href="../Images/yкринформ/2023-04-08T22-04-00-03-00/630_360_1680956927-823.jpg" xlink:type="simple" xlink:show="embed" xlink:actuate="onLoad" draw:mime-type="image/jpeg"/>
</draw:frame>
Mantasadomenas, Deputy Chairman of the Lithuanian Foreign Ministry, believes that the real renewal will only be renewed after fundamental changes in aggressor countries - Russia and Belarus. The greater sense is the search for new formats, one of which "European Politicalcommunity / European Political Community".</text:p>
      <text:p text:style-name="P4">
Adomenas expressed this opinion in <text:a xlink:type="simple" xlink:href="https://www.ukrinform.ua/rubric-polytics/3693294-mantas-adomenas-zastupnik-glavi-mzs-litvi.html" text:style-name="Internet_20_link" text:visited-style-name="Visited_20_Internet_20_Link">
</text:a>
.</text:p>
      <text:p text:style-name="P4">
“In such a composition <text:a xlink:type="simple" xlink:href="https://www.ukrinform.ua/tag-obse" text:style-name="Internet_20_link" text:visited-style-name="Visited_20_Internet_20_Link">
</text:a>
where Irosia and Belarus are involved, that is, two aggressors, it is impossible to renew. It will happen only when the war is over, and Russia and Belarus admit their guilt of the Zaia Solution. By that time, this organization is not so much that is meaningless, alabestate, ”Adomenas said.</text:p>
      <text:p text:style-name="P4">
In his opinion, starting a new security policy in Europe is currently related to the search for new formats. One of them is the Europeanpolitical Community / European Political Community initiative, which will soon be released in Moldova for his second summit. “This community was created by an estimated basis as an alternative to the OSCE. In turn, the OSCE had one time -to prevent the new war in Europe, but it was unable to do so, ”Adomenas said.</text:p>
      <text:p text:style-name="P4">
<text:span text:style-name="T4">
 Read also: </text:span>
 <text:a xlink:type="simple" xlink:href="https://www.ukrinform.ua/rubric-polytics/3689647-kuleba-privitav-zapusk-moskovskogo-mehanizmu-obse.html" text:style-name="Internet_20_link" text:visited-style-name="Visited_20_Internet_20_Link">
<text:span text:style-name="T4">
 OSCE </text:span>
</text:a>
The first European Political Community Summit with the participation of the Presidents of the European Council and the European Commission, as well as leaders of 44 European countries(That is, practical - except for the Russian Federation and RB)He took place on October 6, 2022 in Prague.</text:p>
      <text:p text:style-name="P4">
The second EPC summit will take place on June 1, 2023 in Chisinau.</text:p>
      <text:p text:style-name="P4">
News Source: <text:a xlink:type="simple" xlink:href="https://www.ukrinform.ua/rubric-world/3693400-spravzne-onovlenna-obse-stanetsa-lise-pisla-korinnih-zmin-u-rosii-ta-bilorusi-ekspert.html" text:style-name="Internet_20_link" text:visited-style-name="Visited_20_Internet_20_Link">
https://www.ukrinform.ua/rubric-world/3693400-spravzne-onovlenna-obse-stanetsa-lise-pisla-korinnih-zmin-u-rosii-ta-bilorusi-ekspert.html</text:a>
</text:p>
      <!--NEWS-->
      <text:h text:style-name="P10" text:outline-level="1">
<text:span text:style-name="T4">
In the Foreign Ministry outraged by the new attempt by Pope Francis to equate the victim of war and aggressor</text:span>
</text:h>
      <text:p text:style-name="P4">
Authors: Ukrinform (Person)</text:p>
      <text:p text:style-name="P4">
Publisher: Укринформ (Organization)</text:p>
      <text:p text:style-name="P4">
Published Time: 2023-04-08T22:19:09+03:00</text:p>
      <text:p text:style-name="P4">
Modified Time: 2023-04-08T22:19:09+03:00</text:p>
      <text:p text:style-name="P4">
Description: The Ministry of Foreign Affairs of Ukraine expressed disappointment about the joint participation in the procession in Rome of Ukrainian and Russian adolescents, as this is an attempt to equate the victim of Russia and the aggressor solved by Russia and distorts the reality in which Russia has plunged Ukrainians. - Ukrinform.</text:p>
      <text:p text:style-name="P4">
Images: ["<text:a xlink:type="simple" xlink:href="https://static.ukrinform.com/photos/2016_02/thumb_files/630_360_1454971670-8277.jpg" text:style-name="Internet_20_link" text:visited-style-name="Visited_20_Internet_20_Link">
630_360_14549...</text:a>
"]</text:p>
      <text:p text:style-name="P4">
Tags: ['МЗС', 'Папа Франциск', 'Релігія', 'Скандал', 'Ватикан', 'Агресія РФ', 'Ніколенко']</text:p>
      <text:p text:style-name="P4">
Type: Article</text:p>
      <!--METADATA-->
      <text:p text:style-name="P4">
<draw:frame draw:style-name="fr1" draw:name="Image334" text:anchor-type="as-char" svg:width="6.9236in" svg:height="3.956343in" draw:z-index="0">
<draw:image xlink:href="../Images/yкринформ/2023-04-08T22-19-09-03-00/630_360_1454971670-8277.jpg" xlink:type="simple" xlink:show="embed" xlink:actuate="onLoad" draw:mime-type="image/jpeg"/>
</draw:frame>
The Ministry of Internal Affairs has expressed disappointment about the joint participation in the procession of Rimmi -Ukrainian and Russian adolescents, as it is an attempt to equate the victim of war and aggressor victims of Russia and distorts the reality in which the Ukrainians have Russian.</text:p>
      <text:p text:style-name="P4">
This is stated in the post of spokesman of the Foreign Ministry Oleg Nikolenko in <text:a xlink:type="simple" xlink:href="https://www.facebook.com/1090077030/posts/pfbid023wiUJMKv7rmwXoxqPhrYVLE1X6Mxxw9BtJwtoqLjFKsgfu1T6t6XhXSTP1jiF562l/" text:style-name="Internet_20_link" text:visited-style-name="Visited_20_Internet_20_Link">
</text:a>
, reports Ukrinform.</text:p>
      <text:p text:style-name="P4">
He noted that yesterday, on Holy Friday, a great religiousness took place in Rome - a procession that symbolizes the victory of good over evil, the light of the darkness, faith over despair.</text:p>
      <text:p text:style-name="P4">
“We are deeply grateful <text:a xlink:type="simple" xlink:href="https://www.ukrinform.ua/tag-papa-francisk" text:style-name="Internet_20_link" text:visited-style-name="Visited_20_Internet_20_Link">
</text:a>
For his turning on Ukraine and Ukrainians. Unfortunately, they have to state that this year's rank was again overshadowed <text:a xlink:type="simple" xlink:href="https://www.ukrinform.ua/rubric-world/3693261-u-vatikani-znovu-virisili-poednati-predstavnikiv-ukraini-ta-rf-na-hresnij-dorozi.html" text:style-name="Internet_20_link" text:visited-style-name="Visited_20_Internet_20_Link">
</text:a>
But the aggressor, ”Nikolenko said.</text:p>
      <text:p text:style-name="P4">
He explained that it was reading texts that were read during the 10th Staff of the Great Walk: on behalf of a Ukrainian teenager who found shelter in Italy after the capture Asha for the Nikarers of Russia's invading war against Ukraine.</text:p>
      <text:p text:style-name="P4">
<text:span text:style-name="T4">
 Read also: </text:span>
 <text:a xlink:type="simple" xlink:href="https://www.ukrinform.ua/rubric-society/3691079-papa-francisk-zaklikav-molitisa-za-ukrainu.html" text:style-name="Internet_20_link" text:visited-style-name="Visited_20_Internet_20_Link">
<text:span text:style-name="T4">
 Francis </text:span>
</text:a>
“We are disappointed that the Holy Throne did not take into account the arguments of the Ukrainian page about the abusive character of such a gesture. The joint participation of the Ukrainian Tarosian distorts the reality in which Russia has immersed Ukrainians, embodying the opposite genocide. Moreover, such a step undermines the principles of justice of pasagally human morality, discredits the concept of peace and brotherhood, ”the spokesman of the Foreign Ministry.</text:p>
      <text:p text:style-name="P4">
He added that the effort to put a sign of equality between a suffering Ukraine, which causes suffering, does not contribute to reconciliation.</text:p>
      <text:p text:style-name="P4">
“Reconciliation can only come after the Ukrainian victory, punishment of all Russian criminals, repentance for suffering and asking for forgiveness before Ukrainians. We expect that the Holy See will continue to adhere to the approach, which will be based on the deep sense of fairness for the restoration of peace in Ukraine and establishing justice, ”the Foreign Ministry spokesman.As it was reported, last year on April 15, a procession took place in Rome in Rome, which was headed by Pope Francis. According to the Vatican's decision, the cross was transferred to the 13th station by Ukrainian and Russian, which symbolized the reconciliation of peoples. Both women work together in the hospital.</text:p>
      <text:p text:style-name="P4">
News Source: <text:a xlink:type="simple" xlink:href="https://www.ukrinform.ua/rubric-society/3693401-u-mzs-obureni-novou-sprobou-papi-franciska-pririvnati-zertvu-vijni-ta-agresora.html" text:style-name="Internet_20_link" text:visited-style-name="Visited_20_Internet_20_Link">
https://www.ukrinform.ua/rubric-society/3693401-u-mzs-obureni-novou-sprobou-papi-franciska-pririvnati-zertvu-vijni-ta-agresora.html</text:a>
</text:p>
      <!--NEWS-->
      <text:h text:style-name="P10" text:outline-level="1">
<text:span text:style-name="T4">
Ukraine's women's national team beat Northern Macedonia in the qualification</text:span>
</text:h>
      <text:p text:style-name="P4">
Authors: Ukrinform (Person)</text:p>
      <text:p text:style-name="P4">
Publisher: Укринформ (Organization)</text:p>
      <text:p text:style-name="P4">
Published Time: 2023-04-08T22:22:00+03:00</text:p>
      <text:p text:style-name="P4">
Modified Time: 2023-04-08T22:22:00+03:00</text:p>
      <text:p text:style-name="P4">
Description: The match will take place on April 11. - Ukrinform.</text:p>
      <text:p text:style-name="P4">
Images: ["<text:a xlink:type="simple" xlink:href="https://static.ukrinform.com/photos/2023_04/thumb_files/630_360_1680981722-937.jpg" text:style-name="Internet_20_link" text:visited-style-name="Visited_20_Internet_20_Link">
630_360_16809...</text:a>
"]</text:p>
      <text:p text:style-name="P4">
Tags: ['гандбол']</text:p>
      <text:p text:style-name="P4">
Type: Article</text:p>
      <!--METADATA-->
      <text:p text:style-name="P4">
<draw:frame draw:style-name="fr1" draw:name="Image335" text:anchor-type="as-char" svg:width="6.9236in" svg:height="3.956343in" draw:z-index="0">
<draw:image xlink:href="../Images/yкринформ/2023-04-08T22-22-00-03-00/630_360_1680981722-937.jpg" xlink:type="simple" xlink:show="embed" xlink:actuate="onLoad" draw:mime-type="image/jpeg"/>
</draw:frame>
The match will take place on April 11.</text:p>
      <text:p text:style-name="P4">
The women's team of Ukraine in Skopje held the first match of the second round of qualification-2023 against the team of Northern Macedonia, Ukrinform reports.</text:p>
      <text:p text:style-name="P4">
The Ukrainians won the exit with a score of 24:22.</text:p>
      <text:p text:style-name="P4">
Five minutes before the break, the difference in the score was 8 goals, and the intervals went with "+6" in favor of the national team of Ukraine.</text:p>
      <text:p text:style-name="P4">
In the second half of the Macedonka meeting, they played more aggressively, they managed to compare the account, but after that the Ukrainians responded with three effective attacks.</text:p>
      <text:p text:style-name="P4">
5 minutes before the siren, the Macedonia national team was left without the main bomber. At the time, the Ukrainians were able to bring the meeting to the victorious end.</text:p>
      <text:p text:style-name="P4">
This is the first of the two matches of the decisive second round of European qualification. The match will take place on April 11.</text:p>
      <text:p text:style-name="P4">
<text:span text:style-name="T4">
 Read also: </text:span>
 <text:a xlink:type="simple" xlink:href="https://www.ukrinform.ua/rubric-sports/3692661-motor-postupivsa-bitighajmu-u-matci-drugoi-nimeckoi-bundesligi.html" text:style-name="Internet_20_link" text:visited-style-name="Visited_20_Internet_20_Link">
</text:a>
According to Ukrinform, the Ukrainians last participated in the World Cup in 2009 in China, where they took the 17th position.</text:p>
      <text:p text:style-name="P4">
Photo: Handball.net.ua</text:p>
      <text:p text:style-name="P4">
News Source: <text:a xlink:type="simple" xlink:href="https://www.ukrinform.ua/rubric-sports/3693402-zinoca-zbirna-ukraini-z-gandbolu-obigrala-pivnicnu-makedoniu-u-kvalifikacii-cs.html" text:style-name="Internet_20_link" text:visited-style-name="Visited_20_Internet_20_Link">
https://www.ukrinform.ua/rubric-sports/3693402-zinoca-zbirna-ukraini-z-gandbolu-obigrala-pivnicnu-makedoniu-u-kvalifikacii-cs.html</text:a>
</text:p>
      <!--NEWS-->
      <text:h text:style-name="P10" text:outline-level="1">
<text:span text:style-name="T4">
The values for which Ukraine is struggling to every nation - the President</text:span>
</text:h>
      <text:p text:style-name="P4">
Authors: Ukrinform (Person)</text:p>
      <text:p text:style-name="P4">
Publisher: Укринформ (Organization)</text:p>
      <text:p text:style-name="P4">
Published Time: 2023-04-08T22:32:00+03:00</text:p>
      <text:p text:style-name="P4">
Modified Time: 2023-04-08T22:32:00+03:00</text:p>
      <text:p text:style-name="P4">
Description: Safety and protection against terror are the values for which Ukraine is struggling, which are close to every people. - Ukrinform.</text:p>
      <text:p text:style-name="P4">
Images: ["<text:a xlink:type="simple" xlink:href="https://static.ukrinform.com/photos/2023_01/thumb_files/630_360_1674870594-635.jpeg" text:style-name="Internet_20_link" text:visited-style-name="Visited_20_Internet_20_Link">
630_360_16748...</text:a>
"]</text:p>
      <text:p text:style-name="P4">
Tags: ['Зеленський', 'Безпека', 'Війна з росією']</text:p>
      <text:p text:style-name="P4">
Type: Article</text:p>
      <!--METADATA-->
      <text:p text:style-name="P4">
<draw:frame draw:style-name="fr1" draw:name="Image336" text:anchor-type="as-char" svg:width="6.9236in" svg:height="3.956343in" draw:z-index="0">
<draw:image xlink:href="../Images/yкринформ/2023-04-08T22-32-00-03-00/630_360_1674870594-635.jpeg" xlink:type="simple" xlink:show="embed" xlink:actuate="onLoad" draw:mime-type="image/jpeg"/>
</draw:frame>
The security of terror is the values for which Ukraine is struggling, which are close to every one.</text:p>
      <text:p text:style-name="P4">
As Ukrinform reports, this is during <text:a xlink:type="simple" xlink:href="https://t.me/OP_UA/9201" text:style-name="Internet_20_link" text:visited-style-name="Visited_20_Internet_20_Link">
</text:a>
The Volodymyr Zelensky emphasized.</text:p>
      <text:p text:style-name="P4">
“He continued to appeal to the world's parliaments and first appealed to the Parliament of Vlatin America, to the Chile Parliament. In fact, the values for which we will all be here in Ukraine are close to every nation, regardless of whether they are far from us. All appreciate safety and protection against <text:a xlink:type="simple" xlink:href="https://www.ukrinform.ua/tag-terorizm" text:style-name="Internet_20_link" text:visited-style-name="Visited_20_Internet_20_Link">
</text:a>
. There is no such people who were approvingly brought to the Russian occupation: to the Russian concentration camps, the deportation of our children, to rape women, the burning of cities ... The more the world will know about Russian aggression, the faster the aggressor will lose, and will return. Not only Ukraine will return - it will return to everyone in the world. I am for the support of Chile, ”Zelensky said.</text:p>
      <text:p text:style-name="P4">
<text:span text:style-name="T5">
Viso: <text:a xlink:type="simple" xlink:href="https://www.youtube.com/watch" text:style-name="Internet_20_link" text:visited-style-name="Visited_20_Internet_20_Link">
</text:a>
</text:span>
</text:p>
      <text:p text:style-name="P4">
He also thanked all international partners who helped our country this week with good news. In particular, the United States is for a new, 35-yokes, which included rockets for Himars, air defense missiles, artillery shells, for protection against armored vehicles and other important support elements. Germany - for the next package of assistance in volume of 200 mlneurot investments from local companies. Denmark and Norway - for the work of a superstition package of shells for Ukrainian artillery. Australia Tanova Zealand is for new sanctions.</text:p>
      <text:p text:style-name="P4">
<text:span text:style-name="T4">
 Read also: </text:span>
 <text:a xlink:type="simple" xlink:href="https://www.ukrinform.ua/rubric-polytics/3693394-najvagomisim-rezultatom-cogo-tizna-stali-novi-domovlenosti-u-polsi-zelenskij.html" text:style-name="Internet_20_link" text:visited-style-name="Visited_20_Internet_20_Link">
<text:span text:style-name="T4">
 Zelensky </text:span>
</text:a>
“The Netherlands has announced a package of more than 270 million euros. Tsadogamo for our restoration, humanitarian, non -lethal support for defense, as well as it is very important - support for justice. To collect evidence of Russian crimes, to create a register of losses caused by Russian aggression. I thank the Netherlands for the fact that in all directions of protection of life miraz, ”the President emphasized.</text:p>
      <text:p text:style-name="P4">
It was reported that the United States government has announced the allocation of a new -large -scale security for Ukraine in the field of security and defense of $ 2.6 billion. In particular, the first part of the cost of half a billion dollars will be sent to Ukraine immediately and will include mostly ammunition and other pre -supply deliveries.</text:p>
      <text:p text:style-name="P4">
<text:span text:style-name="T5">
Foto: op</text:span>
</text:p>
      <text:p text:style-name="P4">
News Source: <text:a xlink:type="simple" xlink:href="https://www.ukrinform.ua/rubric-ato/3693403-cinnosti-za-aki-boretsa-ukraina-blizki-koznomu-narodu-prezident.html" text:style-name="Internet_20_link" text:visited-style-name="Visited_20_Internet_20_Link">
https://www.ukrinform.ua/rubric-ato/3693403-cinnosti-za-aki-boretsa-ukraina-blizki-koznomu-narodu-prezident.html</text:a>
</text:p>
      <!--NEWS-->
      <text:h text:style-name="P10" text:outline-level="1">
<text:span text:style-name="T4">
Syrsky showed how Ukrainian artillery destroys the enemy</text:span>
</text:h>
      <text:p text:style-name="P4">
Authors: Ukrinform (Person)</text:p>
      <text:p text:style-name="P4">
Publisher: Укринформ (Organization)</text:p>
      <text:p text:style-name="P4">
Published Time: 2023-04-08T22:52:00+03:00</text:p>
      <text:p text:style-name="P4">
Modified Time: 2023-04-08T22:52:00+03:00</text:p>
      <text:p text:style-name="P4">
Description: Ukrainian artillery destroys thousands of Russian soldiers and units of hostile equipment, skillfully combining foreign weapons with domestic artillery systems. - Ukrinform.</text:p>
      <text:p text:style-name="P4">
Images: ["<text:a xlink:type="simple" xlink:href="https://static.ukrinform.com/photos/2020_12/thumb_files/630_360_1607688700-694.jpg" text:style-name="Internet_20_link" text:visited-style-name="Visited_20_Internet_20_Link">
630_360_16076...</text:a>
"]</text:p>
      <text:p text:style-name="P4">
Tags: ['Відеоролик', 'Сирський', 'Війна з росією', 'Артилерія']</text:p>
      <text:p text:style-name="P4">
Type: Article</text:p>
      <!--METADATA-->
      <text:p text:style-name="P4">
<draw:frame draw:style-name="fr1" draw:name="Image337" text:anchor-type="as-char" svg:width="6.9236in" svg:height="3.956343in" draw:z-index="0">
<draw:image xlink:href="../Images/yкринформ/2023-04-08T22-52-00-03-00/630_360_1607688700-694.jpg" xlink:type="simple" xlink:show="embed" xlink:actuate="onLoad" draw:mime-type="image/jpeg"/>
</draw:frame>
Ukrainian artillery destroys thousands of Russian soldiers and units of hostile equipment, skillfully combining foreign weapons with domestic artillery systems.</text:p>
      <text:p text:style-name="P4">
The Commander of the Land Forces of the Armed Forces of Ukraine, the General-General of Syrsky said in <text:a xlink:type="simple" xlink:href="https://t.me/osirskiy/34" text:style-name="Internet_20_link" text:visited-style-name="Visited_20_Internet_20_Link">
</text:a>
, reports Ukrinform.</text:p>
      <text:p text:style-name="P4">
"Today <text:a xlink:type="simple" xlink:href="https://www.ukrinform.ua/tag-ukraina" text:style-name="Internet_20_link" text:visited-style-name="Visited_20_Internet_20_Link">
</text:a>
Artillery proves its efficiency. It destroys thousands of units of soldiers and enemy equipment. Flord with foreign weapons, Ukrainian soldiers skillfully combine domestic strings that affect hostile objects on the battlefield, " - wrote.</text:p>
      <text:p text:style-name="P4">
In particular, the commander noted the 27th, 43rd and 107th reactive and artillery units. According to Sirsky, they have repeatedly proved their productivity, providing powerful fire support during various military operations.</text:p>
      <text:p text:style-name="P4">
<text:span text:style-name="T4">
 Read also: </text:span>
 <text:a xlink:type="simple" xlink:href="https://www.ukrinform.ua/rubric-ato/3693341-zaluznij-pokazav-ak-polski-gaubici-krab-vikonuut-bojovi-zavdanna.html" text:style-name="Internet_20_link" text:visited-style-name="Visited_20_Internet_20_Link">
</text:a>
As reported <text:a xlink:type="simple" xlink:href="https://www.ukrinform.ua/rubric-ato/3693355-ukrainska-aviacia-za-dobu-zavdala-visim-udariv-po-rajonah-skupcenna-vijsk-rf.html" text:style-name="Internet_20_link" text:visited-style-name="Visited_20_Internet_20_Link">
</text:a>
, units of Ukrainian missile troops and artillery per day struck the position of air defense, three stations of radio electronic struggle, dwariones of concentration of living power, weapons and military equipment of Russians and assembly ammunition.</text:p>
      <text:p text:style-name="P4">
News Source: <text:a xlink:type="simple" xlink:href="https://www.ukrinform.ua/rubric-ato/3693383-sirskij-pokazav-ak-ukrainska-artileria-nisit-voroga.html" text:style-name="Internet_20_link" text:visited-style-name="Visited_20_Internet_20_Link">
https://www.ukrinform.ua/rubric-ato/3693383-sirskij-pokazav-ak-ukrainska-artileria-nisit-voroga.html</text:a>
</text:p>
      <!--NEWS-->
      <text:h text:style-name="P10" text:outline-level="1">
<text:span text:style-name="T4">
Only with Ukraine the Alliance will guarantee real protection in Europe - Zelensky</text:span>
</text:h>
      <text:p text:style-name="P4">
Authors: Ukrinform (Person)</text:p>
      <text:p text:style-name="P4">
Publisher: Укринформ (Organization)</text:p>
      <text:p text:style-name="P4">
Published Time: 2023-04-08T23:10:00+03:00</text:p>
      <text:p text:style-name="P4">
Modified Time: 2023-04-08T23:10:00+03:00</text:p>
      <text:p text:style-name="P4">
Description: The decision of the Lithuanian Parliament on the official invitation of Ukraine to join NATO will have a continuation in the next weeks.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Євросоюз', 'Литва', 'НАТО', 'Україна', 'Агресія РФ', 'Зеленський']</text:p>
      <text:p text:style-name="P4">
Type: Article</text:p>
      <!--METADATA-->
      <text:p text:style-name="P4">
<draw:frame draw:style-name="fr1" draw:name="Image338" text:anchor-type="as-char" svg:width="6.9236in" svg:height="3.956343in" draw:z-index="0">
<draw:image xlink:href="../Images/yкринформ/2023-04-08T23-10-00-03-00/630_360_1679682020-565.jpeg" xlink:type="simple" xlink:show="embed" xlink:actuate="onLoad" draw:mime-type="image/jpeg"/>
</draw:frame>
Lithuanian Parliament decisions on the official invitation of Ukraine to join NATO Venayai will have a continuation.</text:p>
      <text:p text:style-name="P4">
About it in your evening <text:a xlink:type="simple" xlink:href="https://www.youtube.com/watch" text:style-name="Internet_20_link" text:visited-style-name="Visited_20_Internet_20_Link">
</text:a>
Volodymyr Zelenskyy reported, Ukrinform reports.</text:p>
      <text:p text:style-name="P4">
_ <text:span text:style-name="T4">
 Video </text:span>
: <text:a xlink:type="simple" xlink:href="https://t.me/OP_UA/9201" text:style-name="Internet_20_link" text:visited-style-name="Visited_20_Internet_20_Link">
</text:a>
_</text:p>
      <text:p text:style-name="P4">
“A very important decision is made this week in Lithuania - for the main expectations of the NATO summit, which is planned in Vilnius. The Lithuanian Seimas recognizes Ukraine to become a member of NATO - to invite this year, at a summit in Vilnius, ”said <text:a xlink:type="simple" xlink:href="https://www.ukrinform.ua/tag-zelenskij" text:style-name="Internet_20_link" text:visited-style-name="Visited_20_Internet_20_Link">
</text:a>
.</text:p>
      <text:p text:style-name="P4">
He stressed that only with our country the Alliance will guarantee a real protection of Europe from any encroachment-on the lives of peoples, on the existing border and an international order based on the rules.</text:p>
      <text:p text:style-name="P4">
<text:span text:style-name="T4">
 Read also: </text:span>
 <text:a xlink:type="simple" xlink:href="https://www.ukrinform.ua/rubric-world/3691469-finlandia-oficijno-stala-clenom-nato.html" text:style-name="Internet_20_link" text:visited-style-name="Visited_20_Internet_20_Link">
<text:span text:style-name="T4">
 Finland </text:span>
</text:a>
“This decision of the Lithuanian Seimas will have a continuation in the coming weeks of the Months. We are already working on this, ”Zelensky promised.</text:p>
      <text:p text:style-name="P4">
It was reported that the Lithuanian Parliament approved a resolution to NATO Summer Summit, which includes an official invitation to Ukraine to join the Alliance. Accordingly, the resolution represented by representatives of different political groups Ukraine Taevropi.</text:p>
      <text:p text:style-name="P4">
<text:span text:style-name="T5">
Foto: Presidential Office</text:span>
</text:p>
      <text:p text:style-name="P4">
News Source: <text:a xlink:type="simple" xlink:href="https://www.ukrinform.ua/rubric-polytics/3693398-lise-razom-z-ukrainou-alans-bude-garantuvati-spravznij-zahist-evropi-prezident.html" text:style-name="Internet_20_link" text:visited-style-name="Visited_20_Internet_20_Link">
https://www.ukrinform.ua/rubric-polytics/3693398-lise-razom-z-ukrainou-alans-bude-garantuvati-spravznij-zahist-evropi-prezident.html</text:a>
</text:p>
      <!--NEWS-->
      <text:h text:style-name="P10" text:outline-level="1">
<text:span text:style-name="T4">
Joel Embida became the best NBA scorer ahead of time</text:span>
</text:h>
      <text:p text:style-name="P4">
Authors: Ukrinform (Person)</text:p>
      <text:p text:style-name="P4">
Publisher: Укринформ (Organization)</text:p>
      <text:p text:style-name="P4">
Published Time: 2023-04-08T23:17:21+03:00</text:p>
      <text:p text:style-name="P4">
Modified Time: 2023-04-08T23:17:21+03:00</text:p>
      <text:p text:style-name="P4">
Description: This achievement was obeyed for the second time in a row. - Ukrinform.</text:p>
      <text:p text:style-name="P4">
Images: ["<text:a xlink:type="simple" xlink:href="https://static.ukrinform.com/photos/2023_04/thumb_files/630_360_1680984924-962.jpg" text:style-name="Internet_20_link" text:visited-style-name="Visited_20_Internet_20_Link">
630_360_16809...</text:a>
"]</text:p>
      <text:p text:style-name="P4">
Tags: ['НБА']</text:p>
      <text:p text:style-name="P4">
Type: Article</text:p>
      <!--METADATA-->
      <text:p text:style-name="P4">
<draw:frame draw:style-name="fr1" draw:name="Image339" text:anchor-type="as-char" svg:width="6.9236in" svg:height="3.956343in" draw:z-index="0">
<draw:image xlink:href="../Images/yкринформ/2023-04-08T23-17-21-03-00/630_360_1680984924-962.jpg" xlink:type="simple" xlink:show="embed" xlink:actuate="onLoad" draw:mime-type="image/jpeg"/>
</draw:frame>
He obeyed him for the second time in a row.</text:p>
      <text:p text:style-name="P4">
Philadelphia center Joel Embida became the best bombardromson-season-2022/23, <text:a xlink:type="simple" xlink:href="https://twitter.com/ESPNStatsInfo/status/1644528749096960000" text:style-name="Internet_20_link" text:visited-style-name="Visited_20_Internet_20_Link">
</text:a>
ESPN Stats &amp; Info, reports Ukrinform.</text:p>
      <text:p text:style-name="P4">
This was due to the fact that Luke Donchich would complete the season with an average of 32.4 points. The effectiveness of Embida will not fall below 32.6 points.</text:p>
      <text:p text:style-name="P4">
Currently, its performance is 33.1 points.</text:p>
      <text:p text:style-name="P4">
Embida will become the first center to win the title of the best border twice in a row since Bob Macad made it three times in a row(1974-76).</text:p>
      <text:p text:style-name="P4">
<text:span text:style-name="T4">
Читайте також:</text:span>
 <text:a xlink:type="simple" xlink:href="https://www.ukrinform.ua/rubric-sports/3693163-nba-mihajluk-najrezultativnisij-gravec-sarlott-u-gri-z-gustonom.html" text:style-name="Internet_20_link" text:visited-style-name="Visited_20_Internet_20_Link">
 <text:span text:style-name="T4">
НБА</text:span>
 </text:a>
According to Ukrinform, Svyatoslav Mikhailuk became the most successful player club in the match with Gianton</text:p>
      <text:p text:style-name="P4">
Photo: Getty Image</text:p>
      <text:p text:style-name="P4">
News Source: <text:a xlink:type="simple" xlink:href="https://www.ukrinform.ua/rubric-sports/3693406-dzoel-embiid-dostrokovo-stav-najkrasim-bombardirom-nba.html" text:style-name="Internet_20_link" text:visited-style-name="Visited_20_Internet_20_Link">
https://www.ukrinform.ua/rubric-sports/3693406-dzoel-embiid-dostrokovo-stav-najkrasim-bombardirom-nba.html</text:a>
</text:p>
      <!--NEWS-->
      <text:h text:style-name="P10" text:outline-level="1">
<text:span text:style-name="T4">
The democratic world must be re -armed with the threats put forward - an expert</text:span>
</text:h>
      <text:p text:style-name="P4">
Authors: Ukrinform (Person)</text:p>
      <text:p text:style-name="P4">
Publisher: Укринформ (Organization)</text:p>
      <text:p text:style-name="P4">
Published Time: 2023-04-08T23:31:00+03:00</text:p>
      <text:p text:style-name="P4">
Modified Time: 2023-04-08T23:31:00+03:00</text:p>
      <text:p text:style-name="P4">
Description: The Deputy Foreign Minister of Lithuania Mantas Adomas believes that, in addition to military assistance to Ukraine, the democratic world itself needs prompt re -equipment and re -equipment of its economy, taking into account the threats posed by the Anti -Democratic countries. - Ukrinform.</text:p>
      <text:p text:style-name="P4">
Images: ["<text:a xlink:type="simple" xlink:href="https://static.ukrinform.com/photos/2023_04/thumb_files/630_360_1680956927-823.jpg" text:style-name="Internet_20_link" text:visited-style-name="Visited_20_Internet_20_Link">
630_360_16809...</text:a>
"]</text:p>
      <text:p text:style-name="P4">
Tags: ['Литва', 'Світ', 'Безпека']</text:p>
      <text:p text:style-name="P4">
Type: Article</text:p>
      <!--METADATA-->
      <text:p text:style-name="P4">
<draw:frame draw:style-name="fr1" draw:name="Image340" text:anchor-type="as-char" svg:width="6.9236in" svg:height="3.956343in" draw:z-index="0">
<draw:image xlink:href="../Images/yкринформ/2023-04-08T23-31-00-03-00/630_360_1680956927-823.jpg" xlink:type="simple" xlink:show="embed" xlink:actuate="onLoad" draw:mime-type="image/jpeg"/>
</draw:frame>
The Deputy Foreign Minister of Lithuania Mantas Adomas believes that, in addition to the military aid of Ukraine, the democratic world itself needs prompt re -equipment and re -equipment of its economy, taking into account the threats that it puts it on the block of anti -democratic countries.</text:p>
      <text:p text:style-name="P4">
Adomenas expressed this opinion in <text:a xlink:type="simple" xlink:href="https://www.ukrinform.ua/rubric-polytics/3693294-mantas-adomenas-zastupnik-glavi-mzs-litvi.html" text:style-name="Internet_20_link" text:visited-style-name="Visited_20_Internet_20_Link">
</text:a>
.</text:p>
      <text:p text:style-name="P4">
“Re -equipment, re -equipment(In addition to Ukraine - ed.)The free world is needed, who thought for 30 years that he had some vacations in history when he could admire and relax. It was a misunderstanding that global conflicts would be gone. It is necessary to understand that all this is dramatically changed. Therefore, we, democratic countries, must be re -armed, ”said Adomas.</text:p>
      <text:p text:style-name="P4">
He added that the democratic world should be mobilized in various fields, in that number - in economic terms, and also - establishing a military economy, improving military logistics.</text:p>
      <text:p text:style-name="P4">
<text:span text:style-name="T4">
 Read also: </text:span>
 <text:a xlink:type="simple" xlink:href="https://www.ukrinform.ua/rubric-ato/3688271-putin-brazkae-adernou-zbroeu-vid-rozpacu-pered-kontrnastupom-zsu-linkavicus.html" text:style-name="Internet_20_link" text:visited-style-name="Visited_20_Internet_20_Link">
<text:span text:style-name="T4">
 Linkyavichus </text:span>
</text:a>
According <text:a xlink:type="simple" xlink:href="https://www.ukrinform.ua/tag-litva" text:style-name="Internet_20_link" text:visited-style-name="Visited_20_Internet_20_Link">
 </text:a>
The diplomat, the process of transitioning the democratic countries to a regime that takes into account the threat of war, has begun, but it moves too slowly. From the positive factors - it has come to understand that Western countries have to diversify their supply chains of energy and other materials.</text:p>
      <text:p text:style-name="P4">
In this case, Adomenas believes that the concept of "diversification", "reduction of dependence" in the available conditions is insufficient. He should be replaced by the realization that the conditions of "peace that gives everyone" ended at all. “We need to prepare for a new phase of international relations. They will be characterized by a much greater level of aggression, unpredictability and in general - the presence of war or its threat, ”Adomenas explains.</text:p>
      <text:p text:style-name="P4">
In his opinion, all this is necessary because the formation of block -democratic countries who want to revise the worldwide, founded by the rules that have existed in recent decades.</text:p>
      <text:p text:style-name="P4">
<text:span text:style-name="T4">
 Read also: </text:span>
 <text:a xlink:type="simple" xlink:href="https://www.ukrinform.ua/rubric-polytics/3693398-lise-razom-z-ukrainou-alans-bude-garantuvati-spravznij-zahist-evropi-prezident.html" text:style-name="Internet_20_link" text:visited-style-name="Visited_20_Internet_20_Link">
</text:a>
</text:p>
      <text:p text:style-name="P4">
News Source: <text:a xlink:type="simple" xlink:href="https://www.ukrinform.ua/rubric-world/3693409-demokraticnij-svit-mae-pereozbroitisa-z-urahuvannam-visunutih-jomu-zagroz-ekspert.html" text:style-name="Internet_20_link" text:visited-style-name="Visited_20_Internet_20_Link">
https://www.ukrinform.ua/rubric-world/3693409-demokraticnij-svit-mae-pereozbroitisa-z-urahuvannam-visunutih-jomu-zagroz-ekspert.html</text:a>
</text:p>
      <!--NEWS-->
      <text:h text:style-name="P10" text:outline-level="1">
<text:span text:style-name="T4">
The SBU eliminated three more mobilization evasion schemes</text:span>
</text:h>
      <text:p text:style-name="P4">
Authors: Ukrinform (Person)</text:p>
      <text:p text:style-name="P4">
Publisher: Укринформ (Organization)</text:p>
      <text:p text:style-name="P4">
Published Time: 2023-04-08T23:52:00+03:00</text:p>
      <text:p text:style-name="P4">
Modified Time: 2023-04-08T23:52:00+03:00</text:p>
      <text:p text:style-name="P4">
Description: The Security Service of Ukraine has blocked three more schemes of evasion of Ukrainian citizens from mobilization in war. - Ukrinform.</text:p>
      <text:p text:style-name="P4">
Images: ["<text:a xlink:type="simple" xlink:href="https://static.ukrinform.com/photos/2023_04/thumb_files/630_360_1680988320-3925.jpeg" text:style-name="Internet_20_link" text:visited-style-name="Visited_20_Internet_20_Link">
630_360_16809...</text:a>
", "<text:a xlink:type="simple" xlink:href="https://static.ukrinform.com/photos/2023_04/thumb_files/630_360_1680988321-8716.jpeg" text:style-name="Internet_20_link" text:visited-style-name="Visited_20_Internet_20_Link">
630_360_16809...</text:a>
", "<text:a xlink:type="simple" xlink:href="https://static.ukrinform.com/photos/2023_04/thumb_files/630_360_1680988321-8111.jpeg" text:style-name="Internet_20_link" text:visited-style-name="Visited_20_Internet_20_Link">
630_360_16809...</text:a>
", "<text:a xlink:type="simple" xlink:href="https://static.ukrinform.com/photos/2023_04/thumb_files/630_360_1680988321-2359.jpeg" text:style-name="Internet_20_link" text:visited-style-name="Visited_20_Internet_20_Link">
630_360_16809...</text:a>
", "<text:a xlink:type="simple" xlink:href="https://static.ukrinform.com/photos/2023_04/thumb_files/630_360_1680988321-6290.jpeg" text:style-name="Internet_20_link" text:visited-style-name="Visited_20_Internet_20_Link">
630_360_16809...</text:a>
", "<text:a xlink:type="simple" xlink:href="https://static.ukrinform.com/photos/2023_04/thumb_files/630_360_1680988321-6033.jpeg" text:style-name="Internet_20_link" text:visited-style-name="Visited_20_Internet_20_Link">
630_360_16809...</text:a>
", "<text:a xlink:type="simple" xlink:href="https://static.ukrinform.com/photos/2023_04/thumb_files/630_360_1680988321-3142.jpeg" text:style-name="Internet_20_link" text:visited-style-name="Visited_20_Internet_20_Link">
630_360_16809...</text:a>
", "<text:a xlink:type="simple" xlink:href="https://static.ukrinform.com/photos/2023_04/thumb_files/630_360_1680988321-6631.jpeg" text:style-name="Internet_20_link" text:visited-style-name="Visited_20_Internet_20_Link">
630_360_16809...</text:a>
"]</text:p>
      <text:p text:style-name="P4">
Tags: ['Мобілізація', 'СБУ', 'Війна з росією']</text:p>
      <text:p text:style-name="P4">
Type: Article</text:p>
      <!--METADATA-->
      <text:p text:style-name="P4">
<draw:frame draw:style-name="fr1" draw:name="Image341" text:anchor-type="as-char" svg:width="6.9236in" svg:height="3.956343in" draw:z-index="0">
<draw:image xlink:href="../Images/yкринформ/2023-04-08T23-52-00-03-00/630_360_1680988320-3925.jpeg" xlink:type="simple" xlink:show="embed" xlink:actuate="onLoad" draw:mime-type="image/jpeg"/>
</draw:frame>
The Service of Ukraine has blocked three more schemes for the evasion of Ukrainian citizens to mobilize in war.</text:p>
      <text:p text:style-name="P4">
As Ukrinform reports, the SBU reports in <text:a xlink:type="simple" xlink:href="https://t.me/SBUkr/7865" text:style-name="Internet_20_link" text:visited-style-name="Visited_20_Internet_20_Link">
</text:a>
 .</text:p>
      <text:p text:style-name="P4">
<draw:frame draw:style-name="fr1" draw:name="Image342" text:anchor-type="as-char" svg:width="6.9236in" svg:height="3.956343in" draw:z-index="0">
<draw:image xlink:href="../Images/yкринформ/2023-04-08T23-52-00-03-00/630_360_1680988320-3925.jpeg" xlink:type="simple" xlink:show="embed" xlink:actuate="onLoad" draw:mime-type="image/jpeg"/>
</draw:frame>
Slulklicd three more schemes of evasion of mobilization/photo: SBU <text:a xlink:type="simple" xlink:href="https://static.ukrinform.com/photos/2023_04/1680988320-3925.jpeg" text:style-name="Internet_20_link" text:visited-style-name="Visited_20_Internet_20_Link">
<draw:frame draw:style-name="fr1" draw:name="Image343" text:anchor-type="as-char" svg:width="6.9236in" svg:height="3.956343in" draw:z-index="0">
<draw:image xlink:href="../Images/yкринформ/2023-04-08T23-52-00-03-00/630_360_1680988320-3925.jpeg" xlink:type="simple" xlink:show="embed" xlink:actuate="onLoad" draw:mime-type="image/jpeg"/>
</draw:frame>
</text:a>
 <text:a xlink:type="simple" xlink:href="https://static.ukrinform.com/photos/2023_04/1680988321-8716.jpeg" text:style-name="Internet_20_link" text:visited-style-name="Visited_20_Internet_20_Link">
<draw:frame draw:style-name="fr1" draw:name="Image344" text:anchor-type="as-char" svg:width="6.9236in" svg:height="3.956343in" draw:z-index="0">
<draw:image xlink:href="../Images/yкринформ/2023-04-08T23-52-00-03-00/630_360_1680988321-8716.jpeg" xlink:type="simple" xlink:show="embed" xlink:actuate="onLoad" draw:mime-type="image/jpeg"/>
</draw:frame>
</text:a>
 <text:a xlink:type="simple" xlink:href="https://static.ukrinform.com/photos/2023_04/1680988321-8111.jpeg" text:style-name="Internet_20_link" text:visited-style-name="Visited_20_Internet_20_Link">
<draw:frame draw:style-name="fr1" draw:name="Image345" text:anchor-type="as-char" svg:width="6.9236in" svg:height="3.956343in" draw:z-index="0">
<draw:image xlink:href="../Images/yкринформ/2023-04-08T23-52-00-03-00/630_360_1680988321-8111.jpeg" xlink:type="simple" xlink:show="embed" xlink:actuate="onLoad" draw:mime-type="image/jpeg"/>
</draw:frame>
</text:a>
 <text:a xlink:type="simple" xlink:href="https://static.ukrinform.com/photos/2023_04/1680988321-2359.jpeg" text:style-name="Internet_20_link" text:visited-style-name="Visited_20_Internet_20_Link">
<draw:frame draw:style-name="fr1" draw:name="Image346" text:anchor-type="as-char" svg:width="6.9236in" svg:height="3.956343in" draw:z-index="0">
<draw:image xlink:href="../Images/yкринформ/2023-04-08T23-52-00-03-00/630_360_1680988321-2359.jpeg" xlink:type="simple" xlink:show="embed" xlink:actuate="onLoad" draw:mime-type="image/jpeg"/>
</draw:frame>
</text:a>
 <text:a xlink:type="simple" xlink:href="https://static.ukrinform.com/photos/2023_04/1680988321-6290.jpeg" text:style-name="Internet_20_link" text:visited-style-name="Visited_20_Internet_20_Link">
<draw:frame draw:style-name="fr1" draw:name="Image347" text:anchor-type="as-char" svg:width="6.9236in" svg:height="3.956343in" draw:z-index="0">
<draw:image xlink:href="../Images/yкринформ/2023-04-08T23-52-00-03-00/630_360_1680988321-6290.jpeg" xlink:type="simple" xlink:show="embed" xlink:actuate="onLoad" draw:mime-type="image/jpeg"/>
</draw:frame>
</text:a>
 <text:a xlink:type="simple" xlink:href="https://static.ukrinform.com/photos/2023_04/1680988321-6033.jpeg" text:style-name="Internet_20_link" text:visited-style-name="Visited_20_Internet_20_Link">
<draw:frame draw:style-name="fr1" draw:name="Image348" text:anchor-type="as-char" svg:width="6.9236in" svg:height="3.956343in" draw:z-index="0">
<draw:image xlink:href="../Images/yкринформ/2023-04-08T23-52-00-03-00/630_360_1680988321-6033.jpeg" xlink:type="simple" xlink:show="embed" xlink:actuate="onLoad" draw:mime-type="image/jpeg"/>
</draw:frame>
</text:a>
 <text:a xlink:type="simple" xlink:href="https://static.ukrinform.com/photos/2023_04/1680988321-3142.jpeg" text:style-name="Internet_20_link" text:visited-style-name="Visited_20_Internet_20_Link">
<draw:frame draw:style-name="fr1" draw:name="Image349" text:anchor-type="as-char" svg:width="6.9236in" svg:height="3.956343in" draw:z-index="0">
<draw:image xlink:href="../Images/yкринформ/2023-04-08T23-52-00-03-00/630_360_1680988321-3142.jpeg" xlink:type="simple" xlink:show="embed" xlink:actuate="onLoad" draw:mime-type="image/jpeg"/>
</draw:frame>
</text:a>
 <text:a xlink:type="simple" xlink:href="https://static.ukrinform.com/photos/2023_04/1680988321-6631.jpeg" text:style-name="Internet_20_link" text:visited-style-name="Visited_20_Internet_20_Link">
<draw:frame draw:style-name="fr1" draw:name="Image350" text:anchor-type="as-char" svg:width="6.9236in" svg:height="3.956343in" draw:z-index="0">
<draw:image xlink:href="../Images/yкринформ/2023-04-08T23-52-00-03-00/630_360_1680988321-6631.jpeg" xlink:type="simple" xlink:show="embed" xlink:actuate="onLoad" draw:mime-type="image/jpeg"/>
</draw:frame>
</text:a>
“As a result of investigative measures, the suspicion was reported by five murghantors of equipment. They suggested to the military to avoid <text:a xlink:type="simple" xlink:href="https://www.ukrinform.ua/tag-mobilizacia" text:style-name="Internet_20_link" text:visited-style-name="Visited_20_Internet_20_Link">
</text:a>
Based on the counterfeit document by illegal crossing the border, ”the message reads.</text:p>
      <text:p text:style-name="P4">
The cost of "services" was from 3 to 6 thousand dollars. The amount depended on the delay of "resolving the issue".</text:p>
      <text:p text:style-name="P4">
Yes, in Kiev, SBU staff exposed two criminal schemes. The first - organized the head of the Military Medical Commission of one of the capital.</text:p>
      <text:p text:style-name="P4">
<text:span text:style-name="T4">
 Read also: </text:span>
 <text:a xlink:type="simple" xlink:href="https://www.ukrinform.ua/rubric-regions/3690450-na-odesini-perekrili-kanal-vteci-uhilantiv-do-moldovi.html" text:style-name="Internet_20_link" text:visited-style-name="Visited_20_Internet_20_Link">
</text:a>
For money, he unjustifiably issued his "clients" documents on the removal of Zaporizhia for health reasons.Another scheme was established by the head of the pseudo -harmonic organization, who suggested citizens to leave Ukraine as drivers of humanitarian transportation. The SBU was exposed in December 2022.</text:p>
      <text:p text:style-name="P4">
In addition, in the Transcarpathian region the lawyer and the owner of the hotel were detained, and Yakasam was looking for "candidates" for escape abroad.</text:p>
      <text:p text:style-name="P4">
The intruders tried to hide the military with the dom. outside the checkpoints.</text:p>
      <text:p text:style-name="P4">
<text:span text:style-name="T4">
 Read also: </text:span>
 <text:a xlink:type="simple" xlink:href="https://www.ukrinform.ua/rubric-society/3686440-sbu-likviduvala-14-novih-shem-viizdu-uhilantiv-za-kordon.html" text:style-name="Internet_20_link" text:visited-style-name="Visited_20_Internet_20_Link">
</text:a>
The defendants were informed of suspicion of two articles of the Criminal Code of Ukraine: Part 1 of Art. 114-1(obstruction of the legitimate activity of the Armed Forces and other military formations); p. 332(illegal crossing of persons across the state border of Ukraine).</text:p>
      <text:p text:style-name="P4">
Як повідомляв Укрінформ, співробітники Державної прикордонної служби щодобизатримують близько 20 осіб за спробу незаконно перетнути кордон. На початкуповномасштабного вторгнення росії таких порушників було 60-70 щодня.</text:p>
      <text:p text:style-name="P4">
News Source: <text:a xlink:type="simple" xlink:href="https://www.ukrinform.ua/rubric-society/3693411-sbu-likviduvala-se-tri-shemi-uhilenna-vid-mobilizacii.html" text:style-name="Internet_20_link" text:visited-style-name="Visited_20_Internet_20_Link">
https://www.ukrinform.ua/rubric-society/3693411-sbu-likviduvala-se-tri-shemi-uhilenna-vid-mobilizacii.html</text:a>
</text:p>
      <!--NEWS-->
      <text:h text:style-name="P10" text:outline-level="1">
<text:span text:style-name="T4">
In Kiev, honored athletes who died through the war</text:span>
</text:h>
      <text:p text:style-name="P4">
Author: ['АРМІЯINFORM']</text:p>
      <text:p text:style-name="P4">
Time: 2023-04-08T59:00:00-04:00</text:p>
      <text:p text:style-name="P4">
Description: Aktziya Pam’yatі passed from Klitschko Ekpo at the NSC "Olimpіskiy". PID Portraits of Rosemytili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photo_2023-04-07_14-00-22.jpg" text:style-name="Internet_20_link" text:visited-style-name="Visited_20_Internet_20_Link">
photo_2023-04-07_14-00-22.jpg</text:a>
', '<text:a xlink:type="simple" xlink:href="https://vechirniy.kyiv.ua/uploads/2023/04/06/642ee1d07a750.jpg" text:style-name="Internet_20_link" text:visited-style-name="Visited_20_Internet_20_Link">
642ee1d07a750.jpg</text:a>
']</text:p>
      <text:p text:style-name="P4">
Tags: []</text:p>
      <text:p text:style-name="P4">
Category: News</text:p>
      <!--METADATA-->
      <text:p text:style-name="P4">
<draw:frame draw:style-name="fr1" draw:name="Image351" text:anchor-type="as-char" svg:width="6.9236in" svg:height="4.615733in" draw:z-index="0">
<draw:image xlink:href="../Images/AРМІЯINFORM/2023-04-08T59-00-00-04-00/photo_2023-04-07_14-00-22.jpg" xlink:type="simple" xlink:show="embed" xlink:actuate="onLoad" draw:mime-type="image/jpeg"/>
</draw:frame>
The memory action was held at Klitschko Expo at the Olympic NSC. Under the portraits, the installation with shoes was placed. Among them is one boxing glove. Personal things belong to athletes and coaches who died through Russian occupation, hostile shelling or defended Ukraine on the battlefield.</text:p>
      <text:p text:style-name="P4">
About it <text:a xlink:type="simple" xlink:href="https://vechirniy.kyiv.ua/news/81073/#:~:text=%D0%90%D0%BA%D1%86%D1%96%D1%8E%20%C2%AB%D0%AF%D0%BD%D0%B3%D0%BE%D0%BB%D0%B8%20%D1%81%D0%BF%D0%BE%D1%80%D1%82%D1%83%3A%20%D1%80%D1%96%D0%BA%20%D0%BF%D0%B0%D0%BC,%D0%BA%D1%80%D0%B0%D1%97%D0%BD%D0%B8%2C%20%D0%B6%D0%B8%D1%82%D1%82%D1%8F%20%D1%8F%D0%BA%D0%B8%D1%85%20%D0%B7%D0%B0%D0%B1%D1%80%D0%B0%D0%BB%D0%B0%20%D0%B2%D1%96%D0%B9%D0%BD%D0%B0." text:style-name="Internet_20_link" text:visited-style-name="Visited_20_Internet_20_Link">
reports</text:a>
Evening Kiev.<draw:frame draw:style-name="fr1" draw:name="Image352" text:anchor-type="as-char" svg:width="6.9236in" svg:height="4.61393in" draw:z-index="0">
<draw:image xlink:href="../Images/AРМІЯINFORM/2023-04-08T59-00-00-04-00/642ee1d07a750.jpg" xlink:type="simple" xlink:show="embed" xlink:actuate="onLoad" draw:mime-type="image/jpeg"/>
</draw:frame>
According to the Director of the KSCA Department of Youth and Sports Yulia Khan, Russian military aggression in the territory of Ukraine is a continuous destruction of Tasmer.</text:p>
      <text:p text:style-name="P4">
“Among the dead are champions of the world, Europe, multiple winners of national first and no -Olympic sports. There are also history of sports and those who have just started their sporting journey. It is impossible to imagine how much they would have done if the war did not take their lives, ”Yulia Khan said.</text:p>
      <text:p text:style-name="P4">
Nina lost her son in the war. Vadim Zeleniuk died in the Donetsk region during the combat task, covering his comrades. He was a bronze precipitate of the World Sambo World Championship and the European Champion of Zuniversal combat. An annual lap tournament will be held in honor of the Hero of Ukraine.</text:p>
      <text:p text:style-name="P4">
Oleksandra Zakharova's father, climb Alexander Odglony, died in the battles of Zaledar, rescuing Grigory Grigoryev's friend. Alexander was a member of the national team from mountaineering. During the ascension to the five highest peaks of Pamir and Tian-Shanya, the title of "Snow leopard".</text:p>
      <text:p text:style-name="P4">
The whole family of Elena Radchenko was abducted and tortured by the racists. Elena's mother, Olgasuhenko was the elder of the village of Motyzhyn. Igor's father headed the local amateur futom club "Kolos". Brother Alexander was also a football player, at the position of Winger's right and striker FC Chaika performed in the Second League of the Championship of Ukraine in the 2018-2019 season.According to Oleg Vernyaev, more than 250 athletes and coaches have been killed from the full -scale invasion of the coaches.</text:p>
      <text:p text:style-name="P4">
“Some of them deliberately took the weapon in their hands, went to defend our state in battle. The Russian rocket flew into the house, - said Olegvernyaev. -The "Angels of Sport" project gathered the stories of athletes, which will never ignore the sports arena again, will not raise a blue and yellow flag on the pedestals. The war was damaged. Every story of the tragic death of Ukrainian athletes has been consistent with the whole world to hear it. Eternal glory and low bow to our heroes. "</text:p>
      <text:p text:style-name="P4">
In the capital, the Angels of Sports for the first time <text:a xlink:type="simple" xlink:href="https://vechirniy.kyiv.ua/news/72962/" text:style-name="Internet_20_link" text:visited-style-name="Visited_20_Internet_20_Link">
presented</text:a>
In October 2022. History of representatives of the sports community who died through the war on <text:a xlink:type="simple" xlink:href="https://yangoly-sportu.teamukraine.com.ua/" text:style-name="Internet_20_link" text:visited-style-name="Visited_20_Internet_20_Link">
site-requiem</text:a>
"Angels of Sports" gathered the Sports Committee of Ukraine.</text:p>
      <text:p text:style-name="P4">
News Source: <text:a xlink:type="simple" xlink:href="https://armyinform.com.ua/2023/04/08/u-kyyevi-vshanuvaly-sportsmeniv-yaki-zagynuly-cherez-vijnu/" text:style-name="Internet_20_link" text:visited-style-name="Visited_20_Internet_20_Link">
https://armyinform.com.ua/2023/04/08/u-kyyevi-vshanuvaly-sportsmeniv-yaki-zagynuly-cherez-vijnu/</text:a>
</text:p>
      <!--NEWS-->
      <text:h text:style-name="P10" text:outline-level="1">
<text:span text:style-name="T4">
A political scientist from Khmelnytskyi has been reported suspicion</text:span>
</text:h>
      <text:p text:style-name="P4">
Author: ['АРМІЯINFORM']</text:p>
      <text:p text:style-name="P4">
Time: 2023-04-08T60:00:00-04:00</text:p>
      <text:p text:style-name="P4">
Description: For the process of the Kerivnitvva Kyivko -Misko -Oda Prosecutor Grumadyan, Ukraine in absentia ... War with Ukraine 2022, war with Ukraine Latest news today,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10-5.jpg" text:style-name="Internet_20_link" text:visited-style-name="Visited_20_Internet_20_Link">
10-5.jpg</text:a>
']</text:p>
      <text:p text:style-name="P4">
Tags: ['STOPRUSSIA', 'АГРЕСІЯ РФ', 'ОФІС ГЕНЕРАЛЬНОГО ПРОКУРОРА УКРАЇНИ']</text:p>
      <text:p text:style-name="P4">
Category: News</text:p>
      <!--METADATA-->
      <text:p text:style-name="P4">
<draw:frame draw:style-name="fr1" draw:name="Image353" text:anchor-type="as-char" svg:width="6.9236in" svg:height="3.63489in" draw:z-index="0">
<draw:image xlink:href="../Images/AРМІЯINFORM/2023-04-08T60-00-00-04-00/10-5.jpg" xlink:type="simple" xlink:show="embed" xlink:actuate="onLoad" draw:mime-type="image/jpeg"/>
</draw:frame>
Under the procedural guidance of the Kyiv City Prosecutor's Office, the citizen of Ukraine was informed in absentia of suspicion of state treason and humiliation and dignity.</text:p>
      <text:p text:style-name="P4">
According to the investigation, even before the start of the full-scale invasion of the aggressor state, Ukraine began to actively assist the Russian Federation in the implementation of subversive activity.</text:p>
      <text:p text:style-name="P4">
In order to fulfill the tasks of Russian curators, he prepared and published Usocial networks destructive propaganda, in which he expressed pro -Russian views. As a political scientist, he has repeatedly participated in various political shows, including Russian TV channels.</text:p>
      <text:p text:style-name="P4">
In his publications and speeches, the suspect spread Russian narratives about "Nazism in Ukraine", promoted ideas aimed at discrediting an independent state.</text:p>
      <text:p text:style-name="P4">
The political scientist persuaded his audience to be the falsehood of foreign policy of Ukraine focused on European integration.</text:p>
      <text:p text:style-name="P4">
These publications and video recordings were actively "accelerated" by Winternett and Social Products and were available to unlimited users.</text:p>
      <text:p text:style-name="P4">
By his actions, the political scientist has damaged the sovereignty, territorial integrity, inviolability and information security of Ukraine, providing assistance to representatives of the Russian Federation in conducting subversive activity against Ukraine with the formational sphere.</text:p>
      <text:p text:style-name="P4">
The pre -trial investigation is carried out by investigators of the State Security Service of Ukraine in Kyiv in the Takiiv region for operational support of the SBU.</text:p>
      <text:p text:style-name="P4">
<text:span text:style-name="T5">
Derello: <text:a xlink:type="simple" xlink:href="https://gp.gov.ua/ua/posts/politologu-povidomleno-pro-pidozru-u-derzzradi-ta-prinizenni-nacionalnoyi-cesti-i-gidnosti" text:style-name="Internet_20_link" text:visited-style-name="Visited_20_Internet_20_Link">
Office of Prosecutor General Ukraine</text:a>
</text:span>
</text:p>
      <text:p text:style-name="P4">
News Source: <text:a xlink:type="simple" xlink:href="https://armyinform.com.ua/2023/04/08/politologu-z-hmelnychchyny-povidomleno-pro-pidozru-u-derzhzradi/" text:style-name="Internet_20_link" text:visited-style-name="Visited_20_Internet_20_Link">
https://armyinform.com.ua/2023/04/08/politologu-z-hmelnychchyny-povidomleno-pro-pidozru-u-derzhzradi/</text:a>
</text:p>
      <!--NEWS-->
      <text:h text:style-name="P10" text:outline-level="1">
<text:span text:style-name="T4">
In Ukraine, a mobile application was launched to find missing children</text:span>
</text:h>
      <text:p text:style-name="P4">
Author: ['АРМІЯINFORM']</text:p>
      <text:p text:style-name="P4">
Time: 2023-04-08T61:00:00-04:00</text:p>
      <text:p text:style-name="P4">
Description: Sredechey Zeunita Reunite Ukraine is a member member of the Smeye VPO, Rodin, Yaki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photo_2023-04-07_11-02-33.jpg" text:style-name="Internet_20_link" text:visited-style-name="Visited_20_Internet_20_Link">
photo_2023-04-07_11-02-33.jpg</text:a>
']</text:p>
      <text:p text:style-name="P4">
Tags: ['STOPRUSSIA', 'ВТОРГНЕННЯ РФ']</text:p>
      <text:p text:style-name="P4">
Category: News</text:p>
      <!--METADATA-->
      <text:p text:style-name="P4">
<draw:frame draw:style-name="fr1" draw:name="Image354" text:anchor-type="as-char" svg:width="6.9236in" svg:height="5.804039in" draw:z-index="0">
<draw:image xlink:href="../Images/AРМІЯINFORM/2023-04-08T61-00-00-04-00/photo_2023-04-07_11-02-33.jpg" xlink:type="simple" xlink:show="embed" xlink:actuate="onLoad" draw:mime-type="image/jpeg"/>
</draw:frame>
Among the functions of the application Reunite Ukraine are the reunification of IDP families, families who went outside Ukraine or were illegally deported to the Russian Federation, Belarus or temporarily occupied territories of Ukraine.</text:p>
      <text:p text:style-name="P4">
How does it work:</text:p>
      <ul>
        <li>
Download free application <text:a xlink:type="simple" xlink:href="https://apps.apple.com/lu/app/reunite-ukraine/id6444649623" text:style-name="Internet_20_link" text:visited-style-name="Visited_20_Internet_20_Link">
Reunite Ukraine</text:a>
In the App Store, or <text:a xlink:type="simple" xlink:href="https://play.google.com/store/apps/details" text:style-name="Internet_20_link" text:visited-style-name="Visited_20_Internet_20_Link">
Reunite Ukraine</text:a>
on Google Play. * Create a profile. Specify information about yourself and your family, add a photo of the person who is wanted. The more data you indicate, the more effective the search will be. * Reunite Ukraine artificial intelligence technology will compare your data with your family members when they also create profiles. * In the event of information, police will check them between the two profiles. * Persons whose data coincide in the application and verified by the police receive notifications and consent to the exchange of messages.</li>
      </ul>
      <text:p text:style-name="P4">
<text:span text:style-name="T5">
Derelo: <text:a xlink:type="simple" xlink:href="https://www.facebook.com/komitetG/posts/pfbid0DEENwhBfW3vZLnLXEQngCbowi6BZWzde3xSEFX4QrdVmhuBuwPUEQf4s3Ve6oppxl" text:style-name="Internet_20_link" text:visited-style-name="Visited_20_Internet_20_Link">
Committee of Humanitarian and Information Policy</text:a>
</text:span>
</text:p>
      <text:p text:style-name="P4">
News Source: <text:a xlink:type="simple" xlink:href="https://armyinform.com.ua/2023/04/08/v-ukrayini-zapraczyuvav-mobilnyj-zastosunok-dlya-poshuku-znyklyh-bezvisty-ditej/" text:style-name="Internet_20_link" text:visited-style-name="Visited_20_Internet_20_Link">
https://armyinform.com.ua/2023/04/08/v-ukrayini-zapraczyuvav-mobilnyj-zastosunok-dlya-poshuku-znyklyh-bezvisty-ditej/</text:a>
</text:p>
      <!--NEWS-->
      <text:h text:style-name="P10" text:outline-level="1">
<text:span text:style-name="T4">
Kropyvnytskyi was eliminated by a bot farm for over 3,000 fake accounts</text:span>
</text:h>
      <text:p text:style-name="P4">
Author: ['АРМІЯINFORM']</text:p>
      <text:p text:style-name="P4">
Time: 2023-04-08T62:00:00-04:00</text:p>
      <text:p text:style-name="P4">
Description: Kіberfakhivsky service of the non -lapee of Ukraine neutralized with Kropyvinitsky Botoerm, Yak Diyal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027b16d12586c2a85448972d5370cca3.jpeg" text:style-name="Internet_20_link" text:visited-style-name="Visited_20_Internet_20_Link">
027b16d12586c2a85448972d5370cca3.jpeg</text:a>
', '<text:a xlink:type="simple" xlink:href="https://armyinform.com.ua/wp-content/uploads/2023/04/a6d3d5a02283214b4b803515d686d498.jpeg" text:style-name="Internet_20_link" text:visited-style-name="Visited_20_Internet_20_Link">
a6d3d5a02283214b4b803515d686d498.jpeg</text:a>
']</text:p>
      <text:p text:style-name="P4">
Tags: ['STOPRUSSIA', 'ВТОРГНЕННЯ РФ', 'СБУ']</text:p>
      <text:p text:style-name="P4">
Category: News</text:p>
      <!--METADATA-->
      <text:p text:style-name="P4">
<draw:frame draw:style-name="fr1" draw:name="Image355" text:anchor-type="as-char" svg:width="6.9236in" svg:height="4.615733in" draw:z-index="0">
<draw:image xlink:href="../Images/AРМІЯINFORM/2023-04-08T62-00-00-04-00/027b16d12586c2a85448972d5370cca3.jpeg" xlink:type="simple" xlink:show="embed" xlink:actuate="onLoad" draw:mime-type="image/jpeg"/>
</draw:frame>
Cyberfhachivtsi of the Security Service of Ukraine were neutralized in the Kropyvnytskyi Botoferm, which was in favor of the Russian special services.</text:p>
      <text:p text:style-name="P4">
As a result of investigative operations, the organizer of the enemy "cell" was detained. He was a displaced person from Zaporozhye, who moved to the Nakirovograd region after the beginning of a full -scale invasion.</text:p>
      <text:p text:style-name="P4">
There he began to create massively anonymous accounts on social networks and seated through Darknet. The corresponding equipment was installed in the rented apartment from the sleeping areas of the regional center</text:p>
      <text:p text:style-name="P4">
The average cost of one bot is 200 UAH.</text:p>
      <text:p text:style-name="P4">
It is established that the attacker created almost 3 thousand fake accounts, which he planned to sell for a total amount of more than half a million UAH.</text:p>
      <text:p text:style-name="P4">
Its main "clients" were representatives of the Russian special services, as well as their control of pro -Kremlin propagandists.</text:p>
      <text:p text:style-name="P4">
Bots needed aggressors to "accelerate" misinformation allegedly on behalf of Ukrainian citizens about the situation at the front, as well as for trying to discredit the units of the Defense Forces.</text:p>
      <text:p text:style-name="P4">
Thus, the enemy tried to shake the intra-political situation of the inserted regions of Ukraine in the conditions of war.</text:p>
      <text:p text:style-name="P4">
During the search in the rented apartment, the person involved was found:</text:p>
      <ul>
        <li>
computer equipment; * specialized equipment; * 3 thousand SIM cards he used in illegal activities.</li>
      </ul>
      <text:p text:style-name="P4">
<draw:frame draw:style-name="fr1" draw:name="Image356" text:anchor-type="as-char" svg:width="6.9236in" svg:height="4.615733in" draw:z-index="0">
<draw:image xlink:href="../Images/AРМІЯINFORM/2023-04-08T62-00-00-04-00/a6d3d5a02283214b4b803515d686d498.jpeg" xlink:type="simple" xlink:show="embed" xlink:actuate="onLoad" draw:mime-type="image/jpeg"/>
</draw:frame>
Currently, investigators of the Security Service of Ukraine have informed the attacker about the suspicion of extinguishing, recognition legitimate, denial of the armed aggression of the Russian Federation with anti -Ukraine and the glorification of its participants.</text:p>
      <text:p text:style-name="P4">
The issue of additional qualification of criminal acts of the person involved in the measure of a measure of restraint - detention is being resolved.</text:p>
      <text:p text:style-name="P4">
The measures were carried out by the SBU staff under the procedural guidance of the regional Prosecutor's Office.</text:p>
      <text:p text:style-name="P4">
<text:span text:style-name="T5">
Wherelo: <text:a xlink:type="simple" xlink:href="https://ssu.gov.ua/novyny/sbu-likviduvala-u-kropyvnytskomu-botofermu-yaka-stvoryla-ponad-3-tysiachi-feikovykh-akauntiv-dlia-informdyversii-proty-ukrainy" text:style-name="Internet_20_link" text:visited-style-name="Visited_20_Internet_20_Link">
SBU</text:a>
</text:span>
</text:p>
      <text:p text:style-name="P4">
News Source: <text:a xlink:type="simple" xlink:href="https://armyinform.com.ua/2023/04/08/u-kropyvnyczkomu-likviduvaly-botofermu-na-ponad-3-tysyachi-fejkovyh-akauntiv/" text:style-name="Internet_20_link" text:visited-style-name="Visited_20_Internet_20_Link">
https://armyinform.com.ua/2023/04/08/u-kropyvnyczkomu-likviduvaly-botofermu-na-ponad-3-tysyachi-fejkovyh-akauntiv/</text:a>
</text:p>
      <!--NEWS-->
      <text:h text:style-name="P10" text:outline-level="1">
<text:span text:style-name="T4">
8 million UAH of arrested Russian assets have been transferred in favor of the Armed Forces</text:span>
</text:h>
      <text:p text:style-name="P4">
Author: ['АРМІЯINFORM']</text:p>
      <text:p text:style-name="P4">
Time: 2023-04-08T63:00:00-04:00</text:p>
      <text:p text:style-name="P4">
Description: Behind the clopanes of the prosecutor, in the framework of the ROZSLIDUANNE of Criminal Provadzhennya Stosno ... The war with Ukraine 2022, the war with Ukraine is the latest news today, the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1/16_420.jpg" text:style-name="Internet_20_link" text:visited-style-name="Visited_20_Internet_20_Link">
16_420.jpg</text:a>
']</text:p>
      <text:p text:style-name="P4">
Tags: ['STOPRUSSIA', 'ВТОРГНЕННЯ РФ', 'ОФІС ГЕНЕРАЛЬНОГО ПРОКУРОРА УКРАЇНИ']</text:p>
      <text:p text:style-name="P4">
Category: News</text:p>
      <!--METADATA-->
      <text:p text:style-name="P4">
<draw:frame draw:style-name="fr1" draw:name="Image357" text:anchor-type="as-char" svg:width="6.9236in" svg:height="3.956343in" draw:z-index="0">
<draw:image xlink:href="../Images/AРМІЯINFORM/2023-04-08T63-00-00-04-00/16_420.jpg" xlink:type="simple" xlink:show="embed" xlink:actuate="onLoad" draw:mime-type="image/jpeg"/>
</draw:frame>
Illustrative photo</text:p>
      <text:p text:style-name="P4">
At the request of prosecutors in the framework of investigation of criminal proceedings, 8 million UAH of devoted assets were transferred in favor of the resident of the Russian Federation in favor of the Armed Forces of Ukraine.</text:p>
      <text:p text:style-name="P4">
According to the investigation, the officials and owners of the resident-resident of the RFSPZAPPAGAGE THE ORDER FINANCIAL FINANCIAL MECHANISM OF CAPERIMENT CREDIT CREDIT TO RESULTS companies, discussing and withdrawal of money abroad. Such actions are harmful to the state and economic security of Ukraine.</text:p>
      <text:p text:style-name="P4">
Under the procedural leadership of the Podilskyi Prosecutor's Office of Kyiv, the Central MRV of the SBU in Kyiv and Kyiv region, pre -trial investigation in criminal proceedings on the fact of factual financing of actions taken for violent change or overthrow And also after the possible abuse of their full -time officials of the said enterprise.</text:p>
      <text:p text:style-name="P4">
Measures are currently being taken to transfer other property in favor of the Armed Forces.</text:p>
      <text:p text:style-name="P4">
<text:span text:style-name="T5">
Derello: <text:a xlink:type="simple" xlink:href="https://gp.gov.ua/ua/posts/prokuratura-peredala-na-korist-zsu-8-mln-grn-arestovanix-rosiiskix-aktiviv" text:style-name="Internet_20_link" text:visited-style-name="Visited_20_Internet_20_Link">
Office of Prosecutor General Ukraine</text:a>
</text:span>
</text:p>
      <text:p text:style-name="P4">
News Source: <text:a xlink:type="simple" xlink:href="https://armyinform.com.ua/2023/04/08/na-koryst-zsu-peredano-8-mln-grn-areshtovanyh-rosijskyh-aktyviv/" text:style-name="Internet_20_link" text:visited-style-name="Visited_20_Internet_20_Link">
https://armyinform.com.ua/2023/04/08/na-koryst-zsu-peredano-8-mln-grn-areshtovanyh-rosijskyh-aktyviv/</text:a>
</text:p>
      <!--NEWS-->
      <text:h text:style-name="P10" text:outline-level="1">
<text:span text:style-name="T4">
Reported suspicion of a traitor who kept in the cameras stolen by patriots occupants</text:span>
</text:h>
      <text:p text:style-name="P4">
Author: ['АРМІЯINFORM']</text:p>
      <text:p text:style-name="P4">
Time: 2023-04-08T64:00:00-04:00</text:p>
      <text:p text:style-name="P4">
Description: The DBR pratsikhniki was launched about Pydozra Kolishnyom Kinologa Khersonsky Sіzo, Yak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ovidomilo-pro-pidozru-zradniku-yakij-utrimuvav-v-kamerah-sizo-vikradenih-okupantami-patriotiv-450x395-4fd-e1680877039807.jpeg" text:style-name="Internet_20_link" text:visited-style-name="Visited_20_Internet_20_Link">
povidomilo-pro-pidozru-zradniku-yakij-utrimuvav-v-kamerah-sizo-vikradenih-okupantami-patriotiv-450x395-4fd-e1680877039807.jpeg</text:a>
']</text:p>
      <text:p text:style-name="P4">
Tags: ['STOPRUSSIA', 'АГРЕСІЯ РФ', 'ДБР']</text:p>
      <text:p text:style-name="P4">
Category: News</text:p>
      <!--METADATA-->
      <text:p text:style-name="P4">
<draw:frame draw:style-name="fr1" draw:name="Image358" text:anchor-type="as-char" svg:width="6.9236in" svg:height="8.164078in" draw:z-index="0">
<draw:image xlink:href="../Images/AРМІЯINFORM/2023-04-08T64-00-00-04-00/povidomilo-pro-pidozru-zradniku-yakij-utrimuvav-v-kamerah-sizo-vikradenih-okupantami-patriotiv-450x395-4fd-e1680877039807.jpeg" xlink:type="simple" xlink:show="embed" xlink:actuate="onLoad" draw:mime-type="image/jpeg"/>
</draw:frame>
The DBR employees reported the suspicion of the former Kherson pre -trial detention center who kept patriots stolen in the cameras.</text:p>
      <text:p text:style-name="P4">
After the start of the temporary occupation of the Kherson region and the seizure of the Kherson Detention Center of Kherson, the junior inspector-cinema of the department has received from the special services of the Russian Federation the proposal to join the ranks of the fake law enforcement organs "Management of the service of the service ordered in the Kherson region".</text:p>
      <text:p text:style-name="P4">
The former law enforcement officer betrayed the oath and voluntarily occupied the post of the junior inspector of the duty. He followed all the instructions of the invaders, in all the work of the institution, for which he received a salary in rubles. Actively agitated cooperation with the enemy: calling former colleagues, urged to go to the service of a denounced institution.</text:p>
      <text:p text:style-name="P4">
It is known that he kept in the detention center of the Kherson, whom the occupiers stole in the cameras for disobedience, exercised moral pressure on prisoners, threatened them.</text:p>
      <text:p text:style-name="P4">
After the release of Kherson, the person fled with the military personnel of the Russian Federation.</text:p>
      <text:p text:style-name="P4">
The prompt support of the internal security of the National Police reported suspicion of collaborative activity and treason.</text:p>
      <text:p text:style-name="P4">
The sanction of the article provides for a sentence of life imprisonment.</text:p>
      <text:p text:style-name="P4">
The procedural leadership is carried out by the Kherson Regional Prosecutor's Office</text:p>
      <text:p text:style-name="P4">
News Source: <text:a xlink:type="simple" xlink:href="https://armyinform.com.ua/2023/04/08/povidomleno-pro-pidozru-zradnyku-yakyj-utrymuvav-v-kamerah-vykradenyh-okupantamy-patriotiv/" text:style-name="Internet_20_link" text:visited-style-name="Visited_20_Internet_20_Link">
https://armyinform.com.ua/2023/04/08/povidomleno-pro-pidozru-zradnyku-yakyj-utrymuvav-v-kamerah-vykradenyh-okupantamy-patriotiv/</text:a>
</text:p>
      <!--NEWS-->
      <text:h text:style-name="P10" text:outline-level="1">
<text:span text:style-name="T4">
The latest events in the Bryansk region testify - in the middle of the Russian Federation a possible armed protest against the current regime - GUR MOU</text:span>
</text:h>
      <text:p text:style-name="P4">
Author: ['АРМІЯINFORM']</text:p>
      <text:p text:style-name="P4">
Time: 2023-04-08T65:00:00-04:00</text:p>
      <text:p text:style-name="P4">
Description: PROP PRI KERIVNITVA of the Kremlin, protest by Rosіyan Opporthy regime Tsilko Mozhlivi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 'ГУР МОУ']</text:p>
      <text:p text:style-name="P4">
Category: News</text:p>
      <!--METADATA-->
      <text:p text:style-name="P4">
<draw:frame draw:style-name="fr1" draw:name="Image359" text:anchor-type="as-char" svg:width="6.9236in" svg:height="4.615733in" draw:z-index="0">
<draw:image xlink:href="../Images/AРМІЯINFORM/2023-04-08T65-00-00-04-00/poraneni-okupanty.jpg" xlink:type="simple" xlink:show="embed" xlink:actuate="onLoad" draw:mime-type="image/jpeg"/>
</draw:frame>
Illustrative photo</text:p>
      <text:p text:style-name="P4">
Despite the statement of the Kremlin leadership, the protest of the Russians against the current regime is quite possible. Vivid confirmation of this, the latest events in the Bryansk region. In particular, riots took place in the Pogarsky district. The Russian rebels have brought two fighters of the occupying army. There is a significant number of timely, the exact figure is currently specified. The enemy APC was also disrupted. Other equipment, equipment and property of the invaders were damaged.</text:p>
      <text:p text:style-name="P4">
The Russian Volunteer Corps does not take such measures for the first time, the scale is only growing. The soldiers struck the military facility with the local population.</text:p>
      <text:p text:style-name="P4">
As a result of the rebel actions, the civilians were not injured.</text:p>
      <text:p text:style-name="P4">
<text:span text:style-name="T5">
Derello: <text:a xlink:type="simple" xlink:href="https://gur.gov.ua/content/ostanni-podii-v-brianskii-oblasti-svidchat-v-seredyni-rf-mozhlyvyi-zbroinyi-protest-proty-diiuchoho-rezhymu.html" text:style-name="Internet_20_link" text:visited-style-name="Visited_20_Internet_20_Link">
GUR MOU</text:a>
</text:span>
</text:p>
      <text:p text:style-name="P4">
News Source: <text:a xlink:type="simple" xlink:href="https://armyinform.com.ua/2023/04/08/u-bryanskyj-oblasti-nevidomi-rozstrilyaly-rosijskyh-sylovykiv/" text:style-name="Internet_20_link" text:visited-style-name="Visited_20_Internet_20_Link">
https://armyinform.com.ua/2023/04/08/u-bryanskyj-oblasti-nevidomi-rozstrilyaly-rosijskyh-sylovykiv/</text:a>
</text:p>
      <!--NEWS-->
      <text:h text:style-name="P10" text:outline-level="1">
<text:span text:style-name="T4">
Ukrainian soldiers have repelled more than 60 enemy attacks in the past day</text:span>
</text:h>
      <text:p text:style-name="P4">
Author: ['АРМІЯINFORM']</text:p>
      <text:p text:style-name="P4">
Time: 2023-04-08T66:00:00-04:00</text:p>
      <text:p text:style-name="P4">
Description: The enemy is the sinking of Zoedzhuvati Basic Zusill on the leading advancing d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2/photo_5240289782989438827_y.jpg" text:style-name="Internet_20_link" text:visited-style-name="Visited_20_Internet_20_Link">
photo_5240289782989438827_y.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360" text:anchor-type="as-char" svg:width="6.9236in" svg:height="4.624748in" draw:z-index="0">
<draw:image xlink:href="../Images/AРМІЯINFORM/2023-04-08T66-00-00-04-00/photo_5240289782989438827_y.jpg" xlink:type="simple" xlink:show="embed" xlink:actuate="onLoad" draw:mime-type="image/jpeg"/>
</draw:frame>
<text:span text:style-name="T4">
 🔥 Situation of the Russian invasion </text:span>
</text:p>
      <text:p text:style-name="P4">
The enemy continues to focus the main efforts on the offensive acting Lyman, Bakhmut, Avdiiv and Mariinsky directions. Due to the courage of each warrior, more than 60 attack properatives were reflected in these areas.</text:p>
      <text:p text:style-name="P4">
About it on Facebook <text:a xlink:type="simple" xlink:href="https://www.facebook.com/GeneralStaff.ua/posts/pfbid026X7dyboc8SrCdHkCehnTCzaawG7ZYQq6sziA5QM3v4UfpUAy89RpqP4MzTXjLetql" text:style-name="Internet_20_link" text:visited-style-name="Visited_20_Internet_20_Link">
reports</text:a>
The General Staff of the Armed Forces.</text:p>
      <text:p text:style-name="P4">
In the Bakhmut direction, the enemy continues to take offensive actions, tries to take full control of the city of Bakhmut, and brutal battles continue. Over the day, the enemy conducted unsuccessful offensive actions in the area of East -Bogdanivka and Ivanovsky. The defense units repelled about 20 attacks on the specified area of the front.</text:p>
      <text:p text:style-name="P4">
News Source: <text:a xlink:type="simple" xlink:href="https://armyinform.com.ua/2023/04/08/ukrayinski-voyiny-za-mynulu-dobu-vidbyly-ponad-60-vorozhyh-atak/" text:style-name="Internet_20_link" text:visited-style-name="Visited_20_Internet_20_Link">
https://armyinform.com.ua/2023/04/08/ukrayinski-voyiny-za-mynulu-dobu-vidbyly-ponad-60-vorozhyh-atak/</text:a>
</text:p>
      <!--NEWS-->
      <text:h text:style-name="P10" text:outline-level="1">
<text:span text:style-name="T4">
The occupiers intensified the preparation for the evacuation of the local population to the Crimea</text:span>
</text:h>
      <text:p text:style-name="P4">
Author: ['АРМІЯINFORM']</text:p>
      <text:p text:style-name="P4">
Time: 2023-04-08T67:00:00-04:00</text:p>
      <text:p text:style-name="P4">
Description: On Timchasovo Zaynitikh Teriterii Zaporizko, the Khersonsky regions of Rosiysk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37_main-v1660280985.jpg" text:style-name="Internet_20_link" text:visited-style-name="Visited_20_Internet_20_Link">
37_main-v1660280985.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361" text:anchor-type="as-char" svg:width="6.9236in" svg:height="4.61903in" draw:z-index="0">
<draw:image xlink:href="../Images/AРМІЯINFORM/2023-04-08T67-00-00-04-00/37_main-v1660280985.jpg" xlink:type="simple" xlink:show="embed" xlink:actuate="onLoad" draw:mime-type="image/jpeg"/>
</draw:frame>
Illustrative Photo <text:span text:style-name="T4">
 🔥Set on Russian invasion </text:span>
</text:p>
      <text:p text:style-name="P4">
In the temporarily occupied territories of Zaporizhzhya and Kherson regions, Russian -owners intensified the preparation for the evacuation of the local population in the temporarily -cy territories of the Autonomous Republic of Crimea. In particular, in Melitopol, the Taskadovsk enemy organized a survey of the local population on possible evangration. The survey checks the presence of a Russian passport, registration and level of education. There is a periodic departure of buses with willing to quench.</text:p>
      <text:p text:style-name="P4">
About it on Facebook <text:a xlink:type="simple" xlink:href="https://www.facebook.com/GeneralStaff.ua/posts/pfbid026X7dyboc8SrCdHkCehnTCzaawG7ZYQq6sziA5QM3v4UfpUAy89RpqP4MzTXjLetql" text:style-name="Internet_20_link" text:visited-style-name="Visited_20_Internet_20_Link">
reports</text:a>
The General Staff of the Armed Forces.</text:p>
      <text:p text:style-name="P4">
The invaders also disseminate information that the civilian population will begin from the end of April.</text:p>
      <text:p text:style-name="P4">
News Source: <text:a xlink:type="simple" xlink:href="https://armyinform.com.ua/2023/04/08/na-tot-okupanty-aktyvizuvaly-pidgotovku-do-evakuacziyi-misczevogo-naselennya-do-krymu/" text:style-name="Internet_20_link" text:visited-style-name="Visited_20_Internet_20_Link">
https://armyinform.com.ua/2023/04/08/na-tot-okupanty-aktyvizuvaly-pidgotovku-do-evakuacziyi-misczevogo-naselennya-do-krymu/</text:a>
</text:p>
      <!--NEWS-->
      <text:h text:style-name="P10" text:outline-level="1">
<text:span text:style-name="T4">
The forces of Ukraine's defense last day destroyed 7 Russian drones</text:span>
</text:h>
      <text:p text:style-name="P4">
Author: ['АРМІЯINFORM']</text:p>
      <text:p text:style-name="P4">
Time: 2023-04-08T68:00:00-04:00</text:p>
      <text:p text:style-name="P4">
Description: PIDRODILI RAKENSH INICHK ISISILIA 1 point of managerinnya, 2 district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2022-10-04-avtor-1-zsu-za-visim-misyacziv-znyshhyly-bilshu-polovynu-vijskovyh-bpla1-e1664889963810.jpg" text:style-name="Internet_20_link" text:visited-style-name="Visited_20_Internet_20_Link">
2022-10-04-avtor-1-zsu-za-visim-misyacziv-znyshhyly-bilshu-polovynu-vijskovyh-bpla1-e1664889963810.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362" text:anchor-type="as-char" svg:width="6.9236in" svg:height="4.669802in" draw:z-index="0">
<draw:image xlink:href="../Images/AРМІЯINFORM/2023-04-08T68-00-00-04-00/2022-10-04-avtor-1-zsu-za-visim-misyacziv-znyshhyly-bilshu-polovynu-vijskovyh-bpla1-e1664889963810.jpg" xlink:type="simple" xlink:show="embed" xlink:actuate="onLoad" draw:mime-type="image/jpeg"/>
</draw:frame>
Illustrative Photo <text:span text:style-name="T4">
 🔥Set on Russian invasion </text:span>
</text:p>
      <text:p text:style-name="P4">
The departments of rocket troops and artillery struck 1 management point, 2 districts of living force and destroyed the composition of the enemy ammunition.</text:p>
      <text:p text:style-name="P4">
About it on Facebook <text:a xlink:type="simple" xlink:href="https://www.facebook.com/GeneralStaff.ua/posts/pfbid026X7dyboc8SrCdHkCehnTCzaawG7ZYQq6sziA5QM3v4UfpUAy89RpqP4MzTXjLetql" text:style-name="Internet_20_link" text:visited-style-name="Visited_20_Internet_20_Link">
reports</text:a>
The General Staff of the Armed Forces.</text:p>
      <text:p text:style-name="P4">
Aviation of defense forces per day has struck 9 beats in the areas of concentration of personnel and military equipment of the invaders. In addition, our defenders nearby have destroyed the Russian Su-25 assault. Also, the enemy lost 7 UAVs, out: 3 - type "Orlan", 3 - "Lancet" and 1 - "Merlin".</text:p>
      <text:p text:style-name="P4">
News Source: <text:a xlink:type="simple" xlink:href="https://armyinform.com.ua/2023/04/08/syly-oborony-ukrayiny-mynuloyi-doby-znyshhyly-7-rosijskyh-bezpilotnykiv/" text:style-name="Internet_20_link" text:visited-style-name="Visited_20_Internet_20_Link">
https://armyinform.com.ua/2023/04/08/syly-oborony-ukrayiny-mynuloyi-doby-znyshhyly-7-rosijskyh-bezpilotnykiv/</text:a>
</text:p>
      <!--NEWS-->
      <text:h text:style-name="P10" text:outline-level="1">
<text:span text:style-name="T4">
The General Staff reported the liquidation of 570 invaders per day</text:span>
</text:h>
      <text:p text:style-name="P4">
Author: ['АРМІЯINFORM']</text:p>
      <text:p text:style-name="P4">
Time: 2023-04-08T69:00:00-04:00</text:p>
      <text:p text:style-name="P4">
Description: Zagalni Boyov, take the enemy on 02.24.22 to 08/08/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vtraty_04-08-2023-scaled.jpg" text:style-name="Internet_20_link" text:visited-style-name="Visited_20_Internet_20_Link">
vtraty_04-08-2023-scaled.jpg</text:a>
']</text:p>
      <text:p text:style-name="P4">
Tags: ['STOPRUSSIA', 'АГРЕСІЯ РФ', 'ВІЙНА', 'ВТОРГНЕННЯ РФ', 'ВТРАТИ ВОРОГА', 'ГШ ЗСУ']</text:p>
      <text:p text:style-name="P4">
Category: News</text:p>
      <!--METADATA-->
      <text:p text:style-name="P4">
<draw:frame draw:style-name="fr1" draw:name="Image363" text:anchor-type="as-char" svg:width="6.9236in" svg:height="6.981297in" draw:z-index="0">
<draw:image xlink:href="../Images/AРМІЯINFORM/2023-04-08T69-00-00-04-00/vtraty_04-08-2023-scaled.jpg" xlink:type="simple" xlink:show="embed" xlink:actuate="onLoad" draw:mime-type="image/jpeg"/>
</draw:frame>
The total fighting loss of the enemy from 24.02.22 to 08.04.23 will be orientated:</text:p>
      <text:p text:style-name="P4">
<text:span text:style-name="T4">
<text:span text:style-name="T5">
 Personnel - </text:span>
* 177680(+570)persons eliminated</text:span>
<text:span text:style-name="T5">
 tanks - </text:span>
<text:span text:style-name="T5">
 3636(+3)</text:span>
<text:span text:style-name="T4">
 Battle armored vehicles - </text:span>
 7020(+4)<text:span text:style-name="T4">
<text:span text:style-name="T5">
 Artillery Systems - </text:span>
<text:span text:style-name="T5">
 2727(+5)</text:span>
 </text:span>
 RSZV - <text:span text:style-name="T4">
 533(0)</text:span>
<text:span text:style-name="T5">
 air defense - </text:span>
<text:span text:style-name="T5">
 282(+1)</text:span>
<text:span text:style-name="T4">
 aircraft - </text:span>
 307(+1)<text:span text:style-name="T4">
<text:span text:style-name="T5">
 helicopters - </text:span>
* 292(0)</text:span>
<text:span text:style-name="T5">
 UAV Operative Tactical Level-</text:span>
<text:span text:style-name="T5">
 2298(+7)</text:span>
<text:span text:style-name="T4">
 Winged missiles - </text:span>
 911(0)<text:span text:style-name="T4">
<text:span text:style-name="T5">
 ships / boats - </text:span>
* 18(0)</text:span>
<text:span text:style-name="T5">
 Automobile equipment and tanks - </text:span>
<text:span text:style-name="T5">
 5599(+12)</text:span>
<text:span text:style-name="T4">
 SPECIAL TECHANGE - </text:span>
 304(0)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08.04.23.</text:p>
      <text:p text:style-name="P4">
News Source: <text:a xlink:type="simple" xlink:href="https://armyinform.com.ua/2023/04/08/generalnyj-shtab-povidomyv-pro-likvidacziyu-570-okupantiv-za-dobu/" text:style-name="Internet_20_link" text:visited-style-name="Visited_20_Internet_20_Link">
https://armyinform.com.ua/2023/04/08/generalnyj-shtab-povidomyv-pro-likvidacziyu-570-okupantiv-za-dobu/</text:a>
</text:p>
      <!--NEWS-->
      <text:h text:style-name="P10" text:outline-level="1">
<text:span text:style-name="T4">
In Ukraine a moment of silence</text:span>
</text:h>
      <text:p text:style-name="P4">
Author: ['АРМІЯINFORM']</text:p>
      <text:p text:style-name="P4">
Time: 2023-04-08T70: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364" text:anchor-type="as-char" svg:width="6.9236in" svg:height="3.895992in" draw:z-index="0">
<draw:image xlink:href="../Images/AРМІЯINFORM/2023-04-08T70-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08/v-ukrayini-hvylyna-movchannya/" text:style-name="Internet_20_link" text:visited-style-name="Visited_20_Internet_20_Link">
https://armyinform.com.ua/2023/04/08/v-ukrayini-hvylyna-movchannya/</text:a>
</text:p>
      <!--NEWS-->
      <text:h text:style-name="P10" text:outline-level="1">
<text:span text:style-name="T4">
On the temporarily occupied Kherson region, the enemy is already panicked in anticipation of Ukrainian counter -offensive</text:span>
</text:h>
      <text:p text:style-name="P4">
Author: ['Олексій Тригуб']</text:p>
      <text:p text:style-name="P4">
Time: 2023-04-08T71:00:00-04:00</text:p>
      <text:p text:style-name="P4">
Description: The head of the Efіrі Telemarafon “єini News” was the chief of the Oblonnaya Coordinarian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gumenyuk-rozpovila.jpg" text:style-name="Internet_20_link" text:visited-style-name="Visited_20_Internet_20_Link">
gumenyuk-rozpovila.jpg</text:a>
']</text:p>
      <text:p text:style-name="P4">
Tags: []</text:p>
      <text:p text:style-name="P4">
Category: News</text:p>
      <!--METADATA-->
      <text:p text:style-name="P4">
<draw:frame draw:style-name="fr1" draw:name="Image365" text:anchor-type="as-char" svg:width="6.9236in" svg:height="4.661737in" draw:z-index="0">
<draw:image xlink:href="../Images/AРМІЯINFORM/2023-04-08T71-00-00-04-00/gumenyuk-rozpovila.jpg" xlink:type="simple" xlink:show="embed" xlink:actuate="onLoad" draw:mime-type="image/jpeg"/>
</draw:frame>
In the morning air(https://www.youtube.com/watch?v=WY8sDvZdWEA)The only news is the head of the united coordination Press Center of Defense Forces of Ukraine, the captain of the 1st rank Natalia Humeniuk told about the current office in the Ukrainian south.</text:p>
      <text:p text:style-name="P4">
In particular, the officer noted that the past day was characterized by the enemy's air fusions. Moreover, the enemy uses both managed aviation bombs and unmanned aircraft. Aviation means of defeat of aggressor launches on agricultural lands, aimed at industrial entities. Fortunately, there are no victims of these blows. Drones of insidious momentous continue to attack critical infrastructure and, neglecting the norms of international law, medical facilities. Preferably dumped by the strokes of the type of Powls. Yes, yesterday, the Horde drone struck on carriage helped, which causes two civilians to be seriously injured.</text:p>
      <text:p text:style-name="P4">
Also, the captain of the 1st rank Natalia Humeniuk said that in the expected -in -law counter -offensive of the Defense Forces of Ukraine, the racists are noticeably starting to be paneled.</text:p>
      <ul>
        <li>
The forced certification of the population of occupied settlements, the preparation of lists for "evacuation" is ongoing - so the occupiers imitate their concern for the public, - the officer explains. - However, we are well aware of what a concern. It is to move the civilian population in order to cover it as a living shield.</li>
      </ul>
      <text:p text:style-name="P4">
In trying to avoid the strikes of Ukrainian artillery, the enemy constantly moves, moves its management points, observation points, as well as warehouses of ammunition and fuel. However, according to Natalia Humeniuk, all these processes by the Ukrainian side are monitored in 24/7, and objects, the living power of the enemy's tacitics are destroyed by accurate blows.</text:p>
      <text:p text:style-name="P4">
News Source: <text:a xlink:type="simple" xlink:href="https://armyinform.com.ua/2023/04/08/na-tymchasovo-okupovanij-hersonshhyni-vorog-uzhe-panikuye-v-ochikuvanni-ukrayinskogo-kontrnastupu/" text:style-name="Internet_20_link" text:visited-style-name="Visited_20_Internet_20_Link">
https://armyinform.com.ua/2023/04/08/na-tymchasovo-okupovanij-hersonshhyni-vorog-uzhe-panikuye-v-ochikuvanni-ukrayinskogo-kontrnastupu/</text:a>
</text:p>
      <!--NEWS-->
      <text:h text:style-name="P10" text:outline-level="1">
<text:span text:style-name="T4">
In two weeks NATO will start major military training Defender</text:span>
</text:h>
      <text:p text:style-name="P4">
Author: ['АРМІЯINFORM']</text:p>
      <text:p text:style-name="P4">
Time: 2023-04-08T72:00:00-04:00</text:p>
      <text:p text:style-name="P4">
Description: Nonobar, 2 22 kvіnnya 23 worms, viduvyskovі forefender 23, in the Yaki ... War with Ukraine 2022, war with Ukraine Latest news today, News War with Ukraine 2022 are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ivm.jpg" text:style-name="Internet_20_link" text:visited-style-name="Visited_20_Internet_20_Link">
ivm.jpg</text:a>
', '<text:a xlink:type="simple" xlink:href="https://armyinform.com.ua/wp-content/uploads/2023/04/im.jpg" text:style-name="Internet_20_link" text:visited-style-name="Visited_20_Internet_20_Link">
im.jpg</text:a>
', '<text:a xlink:type="simple" xlink:href="https://armyinform.com.ua/wp-content/uploads/2023/04/ei7.jpg" text:style-name="Internet_20_link" text:visited-style-name="Visited_20_Internet_20_Link">
ei7.jpg</text:a>
']</text:p>
      <text:p text:style-name="P4">
Tags: ['DEFENDER', 'НАВЧАННЯ НАТО', 'НАТО']</text:p>
      <text:p text:style-name="P4">
Category: News</text:p>
      <!--METADATA-->
      <text:p text:style-name="P4">
<draw:frame draw:style-name="fr1" draw:name="Image366" text:anchor-type="as-char" svg:width="6.9236in" svg:height="4.622126in" draw:z-index="0">
<draw:image xlink:href="../Images/AРМІЯINFORM/2023-04-08T72-00-00-04-00/ivm.jpg" xlink:type="simple" xlink:show="embed" xlink:actuate="onLoad" draw:mime-type="image/jpeg"/>
</draw:frame>
Soon, from April 22 to June 23, military exercises will be held <text:a xlink:type="simple" xlink:href="https://www.europeafrica.army.mil/DefenderEurope/" text:style-name="Internet_20_link" text:visited-style-name="Visited_20_Internet_20_Link">
Defender23</text:a>
In which nearly 9,000 US military is expected.</text:p>
      <text:p text:style-name="P4">
As <text:a xlink:type="simple" xlink:href="https://www.defense.gov/News/News-Stories/Article/article/3353612/multinational-exercise-defender-23-kicks-off-this-month-in-europe/" text:style-name="Internet_20_link" text:visited-style-name="Visited_20_Internet_20_Link">
reports</text:a>
The US Department of Defense, these annual exercises, which will be held for two months, focused on the strategic deployment of armed troops, the use of ready -made army reserves and the operational compatibility of the European allies and partners.</text:p>
      <text:p text:style-name="P4">
Defender 23 has been conducted under the leadership of the US Army in Europe and Africa since 2021. The training is intended to demonstrate the ability of American troops to quickly deploy ammunition and equipment to provide ally guarantees and restrain those who can be threatened in Europe and protect the continent from aggression. Training also demonstrates the assignment of European countries to increase the scale, ability and operational compatibility of their own troops.</text:p>
      <text:p text:style-name="P4">
"Approximately 9,000 US servicemen and about 17,000 servicemen of 26 union countries and partners will take part, and some exercises will cover 10 different European countries," said Pentagonagoronosabrina Singh, deputy press-secretary during a briefing.</text:p>
      <text:p text:style-name="P4">
<draw:frame draw:style-name="fr1" draw:name="Image367" text:anchor-type="as-char" svg:width="6.9236in" svg:height="3.894525in" draw:z-index="0">
<draw:image xlink:href="../Images/AРМІЯINFORM/2023-04-08T72-00-00-04-00/im.jpg" xlink:type="simple" xlink:show="embed" xlink:actuate="onLoad" draw:mime-type="image/jpeg"/>
</draw:frame>
Sabrina Singh reported that this week equipment has already begun to receive training. According to her, about 7 thousand units of equipment were delivered to the European Theater of Educational Acts of SISS. In addition, about 13,000 units of equipment taken from previously placed stocks will be used during the SEFEFENDER 23.</text:p>
      <text:p text:style-name="P4">
In addition to the United States of America, the Defender 23 will take part in Zalbani, Bulgaria, Bosnia and Herzegovina, Great Britain, Greece, Georgia, Denmark, Estonia, Spain, Italy, Kosovo, Moldova, Netherlands, Germany, Northern Macedonia, Poland, Poland, Poland, Poland. , Hungary, France, Croatia, Czech Republic, Montenegro, Sweden.</text:p>
      <text:p text:style-name="P4">
Read also:</text:p>
      <text:p text:style-name="P4">
<text:a xlink:type="simple" xlink:href="https://armyinform.com.ua/2021/05/06/ukrayina-doluchytsya-do-navchan-nato-defender-europe-21/" text:style-name="Internet_20_link" text:visited-style-name="Visited_20_Internet_20_Link">
Ukraine will join NATO Defender Europe21</text:a>
Background: Defender 23 is a multinational joint training in the US Command of the European Command(ME WITH)aimed at increasing the readiness and operational compatibility between allies and NATO partners.Defender 23 will demonstrate the ability of the US Army in Europe and Africa to felt combat capacity in Eastern Europe, increase the mortality rate of the fire at long distance, increase the readiness of units with a complicated common multinational environment, use the possibilities of a receptive country to increase prompt coverage.</text:p>
      <text:p text:style-name="P4">
_ Prepared Alexander Kozubenko_</text:p>
      <text:p text:style-name="P4">
News Source: <text:a xlink:type="simple" xlink:href="https://armyinform.com.ua/2023/04/08/za-dva-tyzhni-nato-rozpochne-velyki-vijskovi-navchannya-defender/" text:style-name="Internet_20_link" text:visited-style-name="Visited_20_Internet_20_Link">
https://armyinform.com.ua/2023/04/08/za-dva-tyzhni-nato-rozpochne-velyki-vijskovi-navchannya-defender/</text:a>
</text:p>
      <!--NEWS-->
      <text:h text:style-name="P10" text:outline-level="1">
<text:span text:style-name="T4">
The President of Ukraine celebrated more than 770 Ukrainian soldiers state awards</text:span>
</text:h>
      <text:p text:style-name="P4">
Author: ['АРМІЯINFORM']</text:p>
      <text:p text:style-name="P4">
Time: 2023-04-08T73:00:00-04:00</text:p>
      <text:p text:style-name="P4">
Description: Out -and -be President of Ukraine Volodymyr Zelensky at his own brutal animal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nagorody-1.jpg" text:style-name="Internet_20_link" text:visited-style-name="Visited_20_Internet_20_Link">
nagorody-1.jpg</text:a>
']</text:p>
      <text:p text:style-name="P4">
Tags: []</text:p>
      <text:p text:style-name="P4">
Category: News</text:p>
      <!--METADATA-->
      <text:p text:style-name="P4">
<draw:frame draw:style-name="fr1" draw:name="Image368" text:anchor-type="as-char" svg:width="6.9236in" svg:height="3.872889in" draw:z-index="0">
<draw:image xlink:href="../Images/AРМІЯINFORM/2023-04-08T73-00-00-04-00/nagorody-1.jpg" xlink:type="simple" xlink:show="embed" xlink:actuate="onLoad" draw:mime-type="image/jpeg"/>
</draw:frame>
On the eve of President of Ukraine Volodymyr Zelenskyy in his daily consultation <text:a xlink:type="simple" xlink:href="https://armyinform.com.ua/2023/04/07/v-mizhnarodni-vidnosyny-povernutsya-povaga-j-poryadok-koly-u-krym-povernetsya-ukrayinskyj-prapor-volodymyr-zelenskyj/" text:style-name="Internet_20_link" text:visited-style-name="Visited_20_Internet_20_Link">
reported</text:a>
which has signed several decrees on the awarding of our warriors. "In total, during a large -scale war, more than 43.5 thousand of our defenders and defenders were marked by state -owned Navigorod," Volodymyr Zelenskyy said.</text:p>
      <text:p text:style-name="P4">
The relevant decrees were published on the site of the official website of the president. In total, 771 servicemen were awarded state awards, 262 of whom were posthumously.</text:p>
      <text:p text:style-name="P4">
For personal courage, revealed in the protection of state sovereignty of Tatertorial integrity of Ukraine, selfless performance of military duty Ukrainian soldiers were awarded and awarded the orders of Bohdan Khmelnitsky, "Smack", Danylo Halytsky, medals "for military service of Ukraine". "And" For the saved life. "</text:p>
      <ul>
        <li>
Presidential Decree <text:a xlink:type="simple" xlink:href="https://www.president.gov.ua/documents/1982023-46309" text:style-name="Internet_20_link" text:visited-style-name="Visited_20_Internet_20_Link">
No. 198/2023</text:a>
The state awards of Ukraine were awarded 137 servicemen, 21 soldiers - posthumously. * Presidential Decree <text:a xlink:type="simple" xlink:href="https://www.president.gov.ua/documents/1992023-46297" text:style-name="Internet_20_link" text:visited-style-name="Visited_20_Internet_20_Link">
No. 199/2023</text:a>
- 143 servicemen, 16 - posthumously. * Presidential Decree <text:a xlink:type="simple" xlink:href="https://www.president.gov.ua/documents/2002023-46293" text:style-name="Internet_20_link" text:visited-style-name="Visited_20_Internet_20_Link">
No. 200/2023</text:a>
91 soldiers were marked, 42 - posthumously. * Presidential Decree <text:a xlink:type="simple" xlink:href="https://www.president.gov.ua/documents/2012023-46301" text:style-name="Internet_20_link" text:visited-style-name="Visited_20_Internet_20_Link">
No. 201/2023</text:a>
State awards were awarded 140 servicemen, of which 32 were posthumously. * Presidential Decree <text:a xlink:type="simple" xlink:href="https://www.president.gov.ua/documents/2022023-46305" text:style-name="Internet_20_link" text:visited-style-name="Visited_20_Internet_20_Link">
No. 202/2023</text:a>
- 149 servicemen, 63 - posthumously. * Presidential Decree <text:a xlink:type="simple" xlink:href="https://www.president.gov.ua/documents/2032023-46289" text:style-name="Internet_20_link" text:visited-style-name="Visited_20_Internet_20_Link">
No. 203/2023</text:a>
The state awards were awarded 111 servicemen, 88 - posthumously.</li>
      </ul>
      <text:p text:style-name="P4">
_ Prepared Alexander Kozubenko_</text:p>
      <text:p text:style-name="P4">
News Source: <text:a xlink:type="simple" xlink:href="https://armyinform.com.ua/2023/04/08/prezydent-ukrayiny-vidznachyv-derzhavnymy-nagorodamy-ponad-770-ukrayinskyh-voyiniv/" text:style-name="Internet_20_link" text:visited-style-name="Visited_20_Internet_20_Link">
https://armyinform.com.ua/2023/04/08/prezydent-ukrayiny-vidznachyv-derzhavnymy-nagorodamy-ponad-770-ukrayinskyh-voyiniv/</text:a>
</text:p>
      <!--NEWS-->
      <text:h text:style-name="P10" text:outline-level="1">
<text:span text:style-name="T4">
For the destruction of Russian managed aircraft Ukraine, Ukraine needs aircraft 4+ - Yuri Ignat</text:span>
</text:h>
      <text:p text:style-name="P4">
Author: ['Олексій Тригуб']</text:p>
      <text:p text:style-name="P4">
Time: 2023-04-08T74:00:00-04:00</text:p>
      <text:p text:style-name="P4">
Description: The direct efiri telemarafon “єini novel” Rechnik of the dousy forces of the Zbroyshany forces of Ukrain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text:p>
      <text:p text:style-name="P4">
Category: News</text:p>
      <!--METADATA-->
      <text:p text:style-name="P4">
<draw:frame draw:style-name="fr1" draw:name="Image369" text:anchor-type="as-char" svg:width="6.9236in" svg:height="4.32725in" draw:z-index="0">
<draw:image xlink:href="../Images/AРМІЯINFORM/2023-04-08T74-00-00-04-00/foto-1-krylati-aviabomby-yurij-ignat.jpg" xlink:type="simple" xlink:show="embed" xlink:actuate="onLoad" draw:mime-type="image/jpeg"/>
</draw:frame>
Collage: Armyinform</text:p>
      <text:p text:style-name="P4">
In the straight <text:a xlink:type="simple" xlink:href="https://www.youtube.com/watch" text:style-name="Internet_20_link" text:visited-style-name="Visited_20_Internet_20_Link">
ether</text:a>
The only news spokesman of the Air Force of Ukraine Colonel Yuri Ignatkomen projected the use by the enemy of managed aviation bombs in the territory of Ukraine. In particular, the officer noted that these high -precision aircraft means of the defeat are used throughout the front line - this is the south, the east of the country, Isum region, and Chernihiv region - he attacks everywhere.</text:p>
      <ul>
        <li>
For a few weeks, as this new threat has emerged, which we have been respectively, - says the officer. -Although it is difficult to respond to it, because the enemy applies these managed aviation bombs remotely, and so far. It is necessary to understand that the planes strike these bombs at a distance That there is nothing to get - it is planes. It is possible to try to knock down, but it is clear how many means you need. Therefore, there is no way out, except for counteraction to the aircraft that dismiss these bombs.</li>
      </ul>
      <text:p text:style-name="P4">
Read also:</text:p>
      <text:p text:style-name="P4">
<text:a xlink:type="simple" xlink:href="https://armyinform.com.ua/2023/04/07/taktyka-vorozhyh-atak-z-povitrya-stala-bilsh-nebezpechnoyu-polkovnyk-yurij-ignat/" text:style-name="Internet_20_link" text:visited-style-name="Visited_20_Internet_20_Link">
Tactics of hostile air attacks became more dangerous - Colonel Yurignat</text:a>
The enemy uses Su-35 to use managed airbombs. Every day, the enemy uses 10-12 such bombs every day with the help of these aircraft throughout the front line. These are Fab-500 bombs weighing 500 kg, equipped with wings and GPS navigation.</text:p>
      <text:p text:style-name="P4">
-This bomb flies to its goal another 10-20 kilometers, and maybe more, depending on what height it is from,-explains Yuri Ignat. -And here is a tens of kilometers from the line of collision and there is, in fact, the threat of applying such aviation bombs.</text:p>
      <text:p text:style-name="P4">
Yuri Ignat also said that just yesterday in the Russian media space there was information that Shoigu was checking a plant, a disappointed line for the production of already one and a half-ton bombs, which the Russians would also be equipped with wings and GPS navigation. And this is three times the amount of explosive substance, and therefore three times the destructive force of the more threat.</text:p>
      <text:p text:style-name="P4">
News Source: <text:a xlink:type="simple" xlink:href="https://armyinform.com.ua/2023/04/08/dlya-znyshhennya-rosijskyh-kerovanyh-aviabomb-ukrayina-potrebuye-litakiv-pokolinnya-4-yurij-ignat/" text:style-name="Internet_20_link" text:visited-style-name="Visited_20_Internet_20_Link">
https://armyinform.com.ua/2023/04/08/dlya-znyshhennya-rosijskyh-kerovanyh-aviabomb-ukrayina-potrebuye-litakiv-pokolinnya-4-yurij-ignat/</text:a>
</text:p>
      <!--NEWS-->
      <text:h text:style-name="P10" text:outline-level="1">
<text:span text:style-name="T4">
Military Psychologists of the Navy of Ukraine provide professional assistance released from captivity to brothers</text:span>
</text:h>
      <text:p text:style-name="P4">
Author: ['Володимир Віват']</text:p>
      <text:p text:style-name="P4">
Time: 2023-04-08T75:00:00-04:00</text:p>
      <text:p text:style-name="P4">
Description: Fakhivtsi Center for Moral and Psychological Pіditrimki Vіskovo-Mordic forces of the ZS Ukrainian Actively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1-42.jpg" text:style-name="Internet_20_link" text:visited-style-name="Visited_20_Internet_20_Link">
1-42.jpg</text:a>
', '<text:a xlink:type="simple" xlink:href="https://armyinform.com.ua/wp-content/uploads/2023/04/2-29.jpg" text:style-name="Internet_20_link" text:visited-style-name="Visited_20_Internet_20_Link">
2-29.jpg</text:a>
']</text:p>
      <text:p text:style-name="P4">
Tags: ['СОЦІАЛЬНА ДОПОМОГА']</text:p>
      <text:p text:style-name="P4">
Category: News</text:p>
      <!--METADATA-->
      <text:p text:style-name="P4">
<draw:frame draw:style-name="fr1" draw:name="Image370" text:anchor-type="as-char" svg:width="6.9236in" svg:height="5.189615in" draw:z-index="0">
<draw:image xlink:href="../Images/AРМІЯINFORM/2023-04-08T75-00-00-04-00/1-42.jpg" xlink:type="simple" xlink:show="embed" xlink:actuate="onLoad" draw:mime-type="image/jpeg"/>
</draw:frame>
Specialists of the Center for Moral and Psychological Support of the Naval Forces of the State Security Service of Ukraine actively work with the military personnel of the Navy, who have returned from the captured undergoing process of rehabilitation.</text:p>
      <text:p text:style-name="P4">
According to the head of the Center Vasyl Oniskov, during the communication with the assigned category of defenders of Ukraine, his subordinates not only focus on overcoming the consequences of post -traumatic stress disorder, but also provide practical and methodological assistance to the released soldiers in the design of lost devices, consultation on further rehabilitation.</text:p>
      <text:p text:style-name="P4">
During the work in this area, military psychologists have accumulated considerable practical work, which will be implemented in the systemic work of the more. Each time after the next exchange, new issues arise, newly tailoring that need to be resolved, so the assistance process is constantly improved.</text:p>
      <text:p text:style-name="P4">
In preparation for work, the specialists of the Center use not only their own experience and developments, but also study third -party sources, analyze the Tauzagalization of the experience of Ukrainian and foreign psychologists on the rehabilitation of soldiers from captivity of military personnel. After all, this category is quite difficult for the work of psychologists, people close in themselves, difficult to contact, try to abstract from the experience. In such a situation, the mistakes of psychologists can increase the stressful state of the liberated.</text:p>
      <text:p text:style-name="P4">
<draw:frame draw:style-name="fr1" draw:name="Image371" text:anchor-type="as-char" svg:width="6.9236in" svg:height="5.1927in" draw:z-index="0">
<draw:image xlink:href="../Images/AРМІЯINFORM/2023-04-08T75-00-00-04-00/2-29.jpg" xlink:type="simple" xlink:show="embed" xlink:actuate="onLoad" draw:mime-type="image/jpeg"/>
</draw:frame>
- God forbid, eventually we will return all the prisoners, and the need for such a workman. We are currently working as needed-for every request of rehabilitators. We try not only to support our warriors-every time we take with them some gifts-sweets, symbolism, souvenirs, printed editions to adjust them to the positive,-said the head of the Center of Moral and Psychological Support. Navy of Ukraine.</text:p>
      <text:p text:style-name="P4">
The officer emphasized that the most important result of this work should be a paintless overcoming of the issues related to the captivity released by the soldiers, and returning them to a normal calm full -fledged life.</text:p>
      <text:p text:style-name="P4">
_ Vasily Oniskov_</text:p>
      <text:p text:style-name="P4">
News Source: <text:a xlink:type="simple" xlink:href="https://armyinform.com.ua/2023/04/08/vijskovi-psyhology-vms-ukrayiny-nadayut-fahovu-dopomogu-zvilnenym-z-polonu-pobratymam/" text:style-name="Internet_20_link" text:visited-style-name="Visited_20_Internet_20_Link">
https://armyinform.com.ua/2023/04/08/vijskovi-psyhology-vms-ukrayiny-nadayut-fahovu-dopomogu-zvilnenym-z-polonu-pobratymam/</text:a>
</text:p>
      <!--NEWS-->
      <text:h text:style-name="P10" text:outline-level="1">
<text:span text:style-name="T4">
The enemy keeps four carriers of the Caliber rockets in the Black and Mediterranean Seas</text:span>
</text:h>
      <text:p text:style-name="P4">
Author: ['АРМІЯINFORM']</text:p>
      <text:p text:style-name="P4">
Time: 2023-04-08T76:00:00-04:00</text:p>
      <text:p text:style-name="P4">
Description: About the cereal of the command of the Vіskovo-Mordic forces of the Zbroych forces of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vms-infografika.jpg" text:style-name="Internet_20_link" text:visited-style-name="Visited_20_Internet_20_Link">
vms-infografika.jpg</text:a>
']</text:p>
      <text:p text:style-name="P4">
Tags: ['STOPRUSSIA', 'АГРЕСІЯ РФ', 'ВІЙНА', 'ВМС ЗС УКРАЇНИ', 'ВТОРГНЕННЯ РФ', 'РАКЕТИ «КАЛІБР»', 'СЕРЕДЗЕМНЕ МОРЕ', 'ЧОРНЕ МОРЕ']</text:p>
      <text:p text:style-name="P4">
Category: News</text:p>
      <!--METADATA-->
      <text:p text:style-name="P4">
About it <text:a xlink:type="simple" xlink:href="https://www.facebook.com/navy.mil.gov.ua/posts/pfbid0283FKu9sjKe1awgnMkcCTf5A2LniV735Q9fn6Q6opyKBYMMDaaGU7TYqkRWeBiD9gl" text:style-name="Internet_20_link" text:visited-style-name="Visited_20_Internet_20_Link">
reports</text:a>
Command of the Navy of the Armed Forces of Ukraine.</text:p>
      <text:p text:style-name="P4">
<draw:frame draw:style-name="fr1" draw:name="Image372" text:anchor-type="as-char" svg:width="6.270833in" svg:height="10.0in" draw:z-index="0">
<draw:image xlink:href="../Images/AРМІЯINFORM/2023-04-08T76-00-00-04-00/vms-infografika.jpg" xlink:type="simple" xlink:show="embed" xlink:actuate="onLoad" draw:mime-type="image/jpeg"/>
</draw:frame>
It is noted that as of 10:00 04/08/2023 there are 7 enemy ships in the Black Sea, of which 1 carriers of the Caliber crystal missiles, a total volley of up to 4 missiles.</text:p>
      <text:p text:style-name="P4">
“In the Azov Sea - 1 enemy ship; In the Mediterranean there are up to 7 hostile bears, of which 3 carriers of winged rockets "Caliber", a total volley of up to 20 rockets, " - said in the report of the Navy of the Armed Forces of Ukraine.</text:p>
      <text:p text:style-name="P4">
According to the Navy Command, the passage of the Kerch-Yennykal Strait per day was carried out: 8 vessels to the Azov Sea, of which 1 were shipped from the Bosphorus Strait; To the Black Sea - 24 vessels, 9 of them were wandered in the direction of the Bosphorus Strait.</text:p>
      <text:p text:style-name="P4">
“The Russian Federation continues to violate the International Convention on the Protection of Human Life in 1974.(SOLAS)by turning off automatic identification systems(AIS), Nazi vessels in the Azov Sea water area, ”the Ukrainian Navy reports.</text:p>
      <text:p text:style-name="P4">
News Source: <text:a xlink:type="simple" xlink:href="https://armyinform.com.ua/2023/04/08/vorog-trymaye-v-gotovnosti-chotyry-nosiyi-krylatyh-raket-kalibr-u-chornomu-ta-seredzemnomu-moryah/" text:style-name="Internet_20_link" text:visited-style-name="Visited_20_Internet_20_Link">
https://armyinform.com.ua/2023/04/08/vorog-trymaye-v-gotovnosti-chotyry-nosiyi-krylatyh-raket-kalibr-u-chornomu-ta-seredzemnomu-moryah/</text:a>
</text:p>
      <!--NEWS-->
      <text:h text:style-name="P10" text:outline-level="1">
<text:span text:style-name="T4">
At least 12 strategic enemy bombers are ready to strike a blow</text:span>
</text:h>
      <text:p text:style-name="P4">
Author: ['Олексій Тригуб']</text:p>
      <text:p text:style-name="P4">
Time: 2023-04-08T77:00:00-04:00</text:p>
      <text:p text:style-name="P4">
Description: About the Direct Efirfon “єini News”, the seni -nogodniye of the renmits of the Getryani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photo_2023-02-11_15-50-42.jpg" text:style-name="Internet_20_link" text:visited-style-name="Visited_20_Internet_20_Link">
photo_2023-02-11_15-50-42.jpg</text:a>
']</text:p>
      <text:p text:style-name="P4">
Tags: []</text:p>
      <text:p text:style-name="P4">
Category: News</text:p>
      <!--METADATA-->
      <text:p text:style-name="P4">
<draw:frame draw:style-name="fr1" draw:name="Image373" text:anchor-type="as-char" svg:width="6.9236in" svg:height="4.869599in" draw:z-index="0">
<draw:image xlink:href="../Images/AРМІЯINFORM/2023-04-08T77-00-00-04-00/photo_2023-02-11_15-50-42.jpg" xlink:type="simple" xlink:show="embed" xlink:actuate="onLoad" draw:mime-type="image/jpeg"/>
</draw:frame>
About it in the straight <text:a xlink:type="simple" xlink:href="https://www.youtube.com/watch" text:style-name="Internet_20_link" text:visited-style-name="Visited_20_Internet_20_Link">
ether</text:a>
The only newsphone TEMRAFON was reported by Colonel Yuri Ignat Air Force of Ukraine.</text:p>
      <ul>
        <li>
The threat of rocket strokes has not disappeared, - the officer states. -Also enemularly applies aviation, and eloquent confirmation of this is a shot by the Russian servicemen of landing troops Russian aircraft Su-25. Helicopters and assault aviation are enemy. Its strategic aviation is rested in aerodromes. At least 12 strategic aircraft that can attack us are observed today.</li>
      </ul>
      <text:p text:style-name="P4">
Commenting on the recent flight of three carriers of the Mig-31KZ fighter missiles of the Belarusian Magulychi Aerodrome to Russia, Colonel Yuri Ignat noted that this was already happening, and every time the aircraft returned. According to the officer, this spite can be associated with both planned rotation and certain technical moments. For example, the need to carry out regulatory work of Naerodroma base. Thus, the fact that the carriers of "daggers" are currently in the immediate vicinity of the Ukrainian border, so far, unfortunately, the threat of their use is not relieved.</text:p>
      <text:p text:style-name="P4">
News Source: <text:a xlink:type="simple" xlink:href="https://armyinform.com.ua/2023/04/08/shhonajmenshe-12-strategichnyh-bombarduvalnykiv-voroga-perebuvayut-u-gotovnosti-do-zavdavannya-udaru/" text:style-name="Internet_20_link" text:visited-style-name="Visited_20_Internet_20_Link">
https://armyinform.com.ua/2023/04/08/shhonajmenshe-12-strategichnyh-bombarduvalnykiv-voroga-perebuvayut-u-gotovnosti-do-zavdavannya-udaru/</text:a>
</text:p>
      <!--NEWS-->
      <text:h text:style-name="P10" text:outline-level="1">
<text:span text:style-name="T4">
Dutch Marine Corps Instructors Teach Ukrainians in Position Fighting</text:span>
</text:h>
      <text:p text:style-name="P4">
Author: ['АРМІЯINFORM']</text:p>
      <text:p text:style-name="P4">
Time: 2023-04-08T78:00:00-04:00</text:p>
      <text:p text:style-name="P4">
Description: Instruktori Corps of the Korolivsky of the Korolivskiy-Morstovy forces of the Zbroyshny forc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golovna.jpg" text:style-name="Internet_20_link" text:visited-style-name="Visited_20_Internet_20_Link">
1-golovna.jpg</text:a>
', '<text:a xlink:type="simple" xlink:href="https://armyinform.com.ua/wp-content/uploads/2023/04/4-16-150x150.jpg" text:style-name="Internet_20_link" text:visited-style-name="Visited_20_Internet_20_Link">
4-16-150x150.jpg</text:a>
', '<text:a xlink:type="simple" xlink:href="https://armyinform.com.ua/wp-content/uploads/2023/04/7-5-150x150.jpg" text:style-name="Internet_20_link" text:visited-style-name="Visited_20_Internet_20_Link">
7-5-150x150.jpg</text:a>
', '<text:a xlink:type="simple" xlink:href="https://armyinform.com.ua/wp-content/uploads/2023/04/8-5-150x150.jpg" text:style-name="Internet_20_link" text:visited-style-name="Visited_20_Internet_20_Link">
8-5-150x150.jpg</text:a>
', '<text:a xlink:type="simple" xlink:href="https://armyinform.com.ua/wp-content/uploads/2023/04/9-5-150x150.jpg" text:style-name="Internet_20_link" text:visited-style-name="Visited_20_Internet_20_Link">
9-5-150x150.jpg</text:a>
']</text:p>
      <text:p text:style-name="P4">
Tags: []</text:p>
      <text:p text:style-name="P4">
Category: News</text:p>
      <!--METADATA-->
      <text:p text:style-name="P4">
<draw:frame draw:style-name="fr1" draw:name="Image374" text:anchor-type="as-char" svg:width="6.9236in" svg:height="4.621503in" draw:z-index="0">
<draw:image xlink:href="../Images/AРМІЯINFORM/2023-04-08T78-00-00-04-00/1-golovna.jpg" xlink:type="simple" xlink:show="embed" xlink:actuate="onLoad" draw:mime-type="image/jpeg"/>
</draw:frame>
Instructors of the Corps of the Marines of the royal naval forces of the Netherlands are conducting positioning classes(trench)fighting. About it <text:a xlink:type="simple" xlink:href="https://www.facebook.com/GeneralStaff.ua/posts/pfbid02KS5VFVmztaQngtsKf3uDXibKu1dSvbMJ2WG6ntinQhpGCR2EkBc72yjoztWCFR2Gl" text:style-name="Internet_20_link" text:visited-style-name="Visited_20_Internet_20_Link">
reports</text:a>
General Staff of the Armed Forces of Ukraine.</text:p>
      <text:p text:style-name="P4">
"In particular, the preparation, seizure and maintenance of the trench, trenches, positions, during which recruits create a system of trenches, patrol in the offensive, and coordinate the exploration of the enemy's positions within the framework of the universal general military training in the UK," the statements said.</text:p>
      <text:p text:style-name="P4">
<text:a xlink:type="simple" xlink:href="https://armyinform.com.ua/wp-content/uploads/2023/04/4-16.jpg" text:style-name="Internet_20_link" text:visited-style-name="Visited_20_Internet_20_Link">
!(Images/AРМІЯINFORM/2023-04-08T78-00-00-04-00/4-16-150x150.jpg)</text:a>
</text:p>
      <text:p text:style-name="P4">
<text:a xlink:type="simple" xlink:href="https://armyinform.com.ua/wp-content/uploads/2023/04/7-5.jpg" text:style-name="Internet_20_link" text:visited-style-name="Visited_20_Internet_20_Link">
<draw:frame draw:style-name="fr1" draw:name="Image375" text:anchor-type="as-char" svg:width="6.9236in" svg:height="6.9236in" draw:z-index="0">
<draw:image xlink:href="../Images/AРМІЯINFORM/2023-04-08T78-00-00-04-00/7-5-150x150.jpg" xlink:type="simple" xlink:show="embed" xlink:actuate="onLoad" draw:mime-type="image/jpeg"/>
</draw:frame>
</text:a>
</text:p>
      <text:p text:style-name="P4">
<text:a xlink:type="simple" xlink:href="https://armyinform.com.ua/wp-content/uploads/2023/04/8-5.jpg" text:style-name="Internet_20_link" text:visited-style-name="Visited_20_Internet_20_Link">
<draw:frame draw:style-name="fr1" draw:name="Image376" text:anchor-type="as-char" svg:width="6.9236in" svg:height="6.9236in" draw:z-index="0">
<draw:image xlink:href="../Images/AРМІЯINFORM/2023-04-08T78-00-00-04-00/8-5-150x150.jpg" xlink:type="simple" xlink:show="embed" xlink:actuate="onLoad" draw:mime-type="image/jpeg"/>
</draw:frame>
</text:a>
</text:p>
      <text:p text:style-name="P4">
<text:a xlink:type="simple" xlink:href="https://armyinform.com.ua/wp-content/uploads/2023/04/9-5.jpg" text:style-name="Internet_20_link" text:visited-style-name="Visited_20_Internet_20_Link">
<draw:frame draw:style-name="fr1" draw:name="Image377" text:anchor-type="as-char" svg:width="6.9236in" svg:height="6.9236in" draw:z-index="0">
<draw:image xlink:href="../Images/AРМІЯINFORM/2023-04-08T78-00-00-04-00/9-5-150x150.jpg" xlink:type="simple" xlink:show="embed" xlink:actuate="onLoad" draw:mime-type="image/jpeg"/>
</draw:frame>
</text:a>
The right skills brought to automatism save their own lives, or life -tale or sessions.</text:p>
      <text:p text:style-name="P4">
The Netherlands and the United Kingdom continue to support the people of Ukraine tanades continuous support in response to continuing abnormalities of Russian.</text:p>
      <text:p text:style-name="P4">
"The Armed Forces of Ukraine are grateful for the support and assistance of the Netherlands," - said the General Staff of the Armed Forces of Ukraine.</text:p>
      <text:p text:style-name="P4">
News Source: <text:a xlink:type="simple" xlink:href="https://armyinform.com.ua/2023/04/08/niderlandski-instruktory-korpusu-morskoyi-pihoty-navchayut-ukrayincziv-vedennya-pozyczijnyh-bojovyh-dij/" text:style-name="Internet_20_link" text:visited-style-name="Visited_20_Internet_20_Link">
https://armyinform.com.ua/2023/04/08/niderlandski-instruktory-korpusu-morskoyi-pihoty-navchayut-ukrayincziv-vedennya-pozyczijnyh-bojovyh-dij/</text:a>
</text:p>
      <!--NEWS-->
      <text:h text:style-name="P10" text:outline-level="1">
<text:span text:style-name="T4">
Dutch Marine Corps Instructors Teach Ukrainians in Position Fighting</text:span>
</text:h>
      <text:p text:style-name="P4">
Author: ['АРМІЯINFORM']</text:p>
      <text:p text:style-name="P4">
Time: 2023-04-08T79:00:00-04:00</text:p>
      <text:p text:style-name="P4">
Description: Instruktori Corps of the Korolivsky of the Korolivskiy-Morstovy forces of the Zbroyshny forc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golovna.jpg" text:style-name="Internet_20_link" text:visited-style-name="Visited_20_Internet_20_Link">
1-golovna.jpg</text:a>
', '<text:a xlink:type="simple" xlink:href="https://armyinform.com.ua/wp-content/uploads/2023/04/4-16-150x150.jpg" text:style-name="Internet_20_link" text:visited-style-name="Visited_20_Internet_20_Link">
4-16-150x150.jpg</text:a>
', '<text:a xlink:type="simple" xlink:href="https://armyinform.com.ua/wp-content/uploads/2023/04/7-5-150x150.jpg" text:style-name="Internet_20_link" text:visited-style-name="Visited_20_Internet_20_Link">
7-5-150x150.jpg</text:a>
', '<text:a xlink:type="simple" xlink:href="https://armyinform.com.ua/wp-content/uploads/2023/04/8-5-150x150.jpg" text:style-name="Internet_20_link" text:visited-style-name="Visited_20_Internet_20_Link">
8-5-150x150.jpg</text:a>
', '<text:a xlink:type="simple" xlink:href="https://armyinform.com.ua/wp-content/uploads/2023/04/9-5-150x150.jpg" text:style-name="Internet_20_link" text:visited-style-name="Visited_20_Internet_20_Link">
9-5-150x150.jpg</text:a>
']</text:p>
      <text:p text:style-name="P4">
Tags: []</text:p>
      <text:p text:style-name="P4">
Category: News</text:p>
      <!--METADATA-->
      <text:p text:style-name="P4">
<draw:frame draw:style-name="fr1" draw:name="Image378" text:anchor-type="as-char" svg:width="6.9236in" svg:height="4.621503in" draw:z-index="0">
<draw:image xlink:href="../Images/AРМІЯINFORM/2023-04-08T79-00-00-04-00/1-golovna.jpg" xlink:type="simple" xlink:show="embed" xlink:actuate="onLoad" draw:mime-type="image/jpeg"/>
</draw:frame>
Instructors of the Corps of the Marines of the royal naval forces of the Netherlands are conducting positioning classes(trench)fighting. About it <text:a xlink:type="simple" xlink:href="https://www.facebook.com/GeneralStaff.ua/posts/pfbid02KS5VFVmztaQngtsKf3uDXibKu1dSvbMJ2WG6ntinQhpGCR2EkBc72yjoztWCFR2Gl" text:style-name="Internet_20_link" text:visited-style-name="Visited_20_Internet_20_Link">
reports</text:a>
General Staff of the Armed Forces of Ukraine.</text:p>
      <text:p text:style-name="P4">
"In particular, the preparation, seizure and maintenance of the trench, trenches, positions, during which recruits create a system of trenches, patrol in the offensive, and coordinate the exploration of the enemy's positions within the framework of the universal general military training in the UK," the statements said.</text:p>
      <text:p text:style-name="P4">
<text:a xlink:type="simple" xlink:href="https://armyinform.com.ua/wp-content/uploads/2023/04/4-16.jpg" text:style-name="Internet_20_link" text:visited-style-name="Visited_20_Internet_20_Link">
!(Images/AРМІЯINFORM/2023-04-08T79-00-00-04-00/4-16-150x150.jpg)</text:a>
</text:p>
      <text:p text:style-name="P4">
<text:a xlink:type="simple" xlink:href="https://armyinform.com.ua/wp-content/uploads/2023/04/7-5.jpg" text:style-name="Internet_20_link" text:visited-style-name="Visited_20_Internet_20_Link">
<draw:frame draw:style-name="fr1" draw:name="Image379" text:anchor-type="as-char" svg:width="6.9236in" svg:height="6.9236in" draw:z-index="0">
<draw:image xlink:href="../Images/AРМІЯINFORM/2023-04-08T79-00-00-04-00/7-5-150x150.jpg" xlink:type="simple" xlink:show="embed" xlink:actuate="onLoad" draw:mime-type="image/jpeg"/>
</draw:frame>
</text:a>
</text:p>
      <text:p text:style-name="P4">
<text:a xlink:type="simple" xlink:href="https://armyinform.com.ua/wp-content/uploads/2023/04/8-5.jpg" text:style-name="Internet_20_link" text:visited-style-name="Visited_20_Internet_20_Link">
<draw:frame draw:style-name="fr1" draw:name="Image380" text:anchor-type="as-char" svg:width="6.9236in" svg:height="6.9236in" draw:z-index="0">
<draw:image xlink:href="../Images/AРМІЯINFORM/2023-04-08T79-00-00-04-00/8-5-150x150.jpg" xlink:type="simple" xlink:show="embed" xlink:actuate="onLoad" draw:mime-type="image/jpeg"/>
</draw:frame>
</text:a>
</text:p>
      <text:p text:style-name="P4">
<text:a xlink:type="simple" xlink:href="https://armyinform.com.ua/wp-content/uploads/2023/04/9-5.jpg" text:style-name="Internet_20_link" text:visited-style-name="Visited_20_Internet_20_Link">
<draw:frame draw:style-name="fr1" draw:name="Image381" text:anchor-type="as-char" svg:width="6.9236in" svg:height="6.9236in" draw:z-index="0">
<draw:image xlink:href="../Images/AРМІЯINFORM/2023-04-08T79-00-00-04-00/9-5-150x150.jpg" xlink:type="simple" xlink:show="embed" xlink:actuate="onLoad" draw:mime-type="image/jpeg"/>
</draw:frame>
</text:a>
The right skills brought to automatism save their own lives, or life -tale or sessions.</text:p>
      <text:p text:style-name="P4">
The Netherlands and the United Kingdom continue to support the people of Ukraine tanades continuous support in response to continuing abnormalities of Russian.</text:p>
      <text:p text:style-name="P4">
"The Armed Forces of Ukraine are grateful for the support and assistance of the Netherlands," - said the General Staff of the Armed Forces of Ukraine.</text:p>
      <text:p text:style-name="P4">
News Source: <text:a xlink:type="simple" xlink:href="https://armyinform.com.ua/2023/04/08/niderlandski-instruktory-korpusu-morskoyi-pihoty-navchayut-ukrayincziv-vedennya-pozyczijnyh-bojovyh-dij/" text:style-name="Internet_20_link" text:visited-style-name="Visited_20_Internet_20_Link">
https://armyinform.com.ua/2023/04/08/niderlandski-instruktory-korpusu-morskoyi-pihoty-navchayut-ukrayincziv-vedennya-pozyczijnyh-bojovyh-dij/</text:a>
</text:p>
      <!--NEWS-->
      <text:h text:style-name="P10" text:outline-level="1">
<text:span text:style-name="T4">
Coordination Staff recalled the harmfulness of media publicity for prisoners</text:span>
</text:h>
      <text:p text:style-name="P4">
Author: ['АРМІЯINFORM']</text:p>
      <text:p text:style-name="P4">
Time: 2023-04-08T80:00:00-04:00</text:p>
      <text:p text:style-name="P4">
Description: At the Switching Region Center Coordinating Headquarters Z Putan Potanovnya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photo_5873982829937930374_y.jpg" text:style-name="Internet_20_link" text:visited-style-name="Visited_20_Internet_20_Link">
photo_5873982829937930374_y.jpg</text:a>
']</text:p>
      <text:p text:style-name="P4">
Tags: ['ВІЙСЬКОВОПОЛОНЕНІ', 'КООРДИНАЦІЙНИЙ ШТАБ З ПИТАНЬ ПОВОДЖЕННЯ З ВІЙСЬКОВОПОЛОНЕНИМИ', 'ПОЛТАВА']</text:p>
      <text:p text:style-name="P4">
Category: News</text:p>
      <!--METADATA-->
      <text:p text:style-name="P4">
<draw:frame draw:style-name="fr1" draw:name="Image382" text:anchor-type="as-char" svg:width="6.9236in" svg:height="4.300205in" draw:z-index="0">
<draw:image xlink:href="../Images/AРМІЯINFORM/2023-04-08T80-00-00-04-00/photo_5873982829937930374_y.jpg" xlink:type="simple" xlink:show="embed" xlink:actuate="onLoad" draw:mime-type="image/jpeg"/>
</draw:frame>
Photo: Koord_Shtab</text:p>
      <text:p text:style-name="P4">
At the Eastern Regional Center for the Coordination Staff on the behavior of the prisoners of war, a meeting with the families of prisoners of war and universal warriors of TRO in A7097 from Poltava was held.</text:p>
      <text:p text:style-name="P4">
About it <text:a xlink:type="simple" xlink:href="https://t.me/Koord_shtab/803" text:style-name="Internet_20_link" text:visited-style-name="Visited_20_Internet_20_Link">
reports</text:a>
Coordination Headquarters of the Utelegram-channel.</text:p>
      <text:p text:style-name="P4">
The meeting was attended by the head of the Eastern Regional Center Sergey Chebyshev, representatives of the Coordination Staff on the management of prisoners of war, the International Committee of the Red Cross, the National Police, the Territorial Center of Acquisition and Social Support, the Armed Forces forces.</text:p>
      <text:p text:style-name="P4">
Family representatives were interested in the priority of the submission to exchanges except for vulnerable categories: women who were wounded. Sergei Chebyshev's foundations, the registers are alphabetically and the foreseeability of the submission for exchange does not affect anything. Unfortunately, when returning from the ground, the position of the enemy party is crucial.</text:p>
      <text:p text:style-name="P4">
Representatives of the headquarters also noted that the appeal of the so -called "ombudsmen" of Russia and the unrecognized entities in the occupied territories of Ukraine, as well as other authorities of the Russian Federation, allow to enemy the prisoners for their purposes, to carry out IPSO. In the case of special prisoner, the risk of psychological influence of the enemy on him increases significantly, and the issuance of such prisoners is deliberately delayed.</text:p>
      <text:p text:style-name="P4">
Read also:</text:p>
      <text:p text:style-name="P4">
<text:a xlink:type="simple" xlink:href="https://armyinform.com.ua/2023/03/21/koordynaczijnyj-shtab-zaklykav-rodyny-polonenyh-ne-poshyryuvaty-personalnu-informacziyu-zahysnykiv/" text:style-name="Internet_20_link" text:visited-style-name="Visited_20_Internet_20_Link">
The coordination headquarters urged families of prisoners not to spread the personal information of defenders</text:a>
The meeting also discussed the issues of appeals to international organizations, "sentences" made by the courts of the Russian Federation against Ukrainian prisoners of war, collection of information on the location of the Kremlin prisoners. Particular attention was paid to the harmfulness of media publicity for the prisoners. Personal data and information about the person of the warrior in captivity may have negative trainees for his fate.</text:p>
      <text:p text:style-name="P4">
News Source: <text:a xlink:type="simple" xlink:href="https://armyinform.com.ua/2023/04/08/koordynaczijnyj-shtab-nagadav-pro-shkidlyvist-medijnoyi-publichnosti-dlya-polonenogo/" text:style-name="Internet_20_link" text:visited-style-name="Visited_20_Internet_20_Link">
https://armyinform.com.ua/2023/04/08/koordynaczijnyj-shtab-nagadav-pro-shkidlyvist-medijnoyi-publichnosti-dlya-polonenogo/</text:a>
</text:p>
      <!--NEWS-->
      <text:h text:style-name="P10" text:outline-level="1">
<text:span text:style-name="T4">
The court has appointed 8 years of imprisonment</text:span>
</text:h>
      <text:p text:style-name="P4">
Author: ['АРМІЯINFORM']</text:p>
      <text:p text:style-name="P4">
Time: 2023-04-08T81:00:00-04:00</text:p>
      <text:p text:style-name="P4">
Description: The Service of the Bezpeki of Ukraine Zbrahi was inconsistent by Vini Shchens of one INformer of the head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koreguvalnyk.jpeg" text:style-name="Internet_20_link" text:visited-style-name="Visited_20_Internet_20_Link">
koreguvalnyk.jpeg</text:a>
', '<text:a xlink:type="simple" xlink:href="https://armyinform.com.ua/wp-content/uploads/2023/04/1-26-150x150.jpg" text:style-name="Internet_20_link" text:visited-style-name="Visited_20_Internet_20_Link">
1-26-150x150.jpg</text:a>
', '<text:a xlink:type="simple" xlink:href="https://armyinform.com.ua/wp-content/uploads/2023/04/2-23-150x150.jpg" text:style-name="Internet_20_link" text:visited-style-name="Visited_20_Internet_20_Link">
2-23-150x150.jpg</text:a>
']</text:p>
      <text:p text:style-name="P4">
Tags: ['STOPRUSSIA', 'АГРЕСІЯ РФ', 'ВТОРГНЕННЯ РФ', 'ЗРАДНИКИ', 'КОРЕГУВАЛЬНИК', 'ПОКАРАННЯ', 'СБУ']</text:p>
      <text:p text:style-name="P4">
Category: News</text:p>
      <!--METADATA-->
      <text:p text:style-name="P4">
<draw:frame draw:style-name="fr1" draw:name="Image383" text:anchor-type="as-char" svg:width="6.9236in" svg:height="4.615733in" draw:z-index="0">
<draw:image xlink:href="../Images/AРМІЯINFORM/2023-04-08T81-00-00-04-00/koreguvalnyk.jpeg" xlink:type="simple" xlink:show="embed" xlink:actuate="onLoad" draw:mime-type="image/jpeg"/>
</draw:frame>
The Security Service of Ukraine has collected irrelevant evidence of the fault of another informative management of the General Staff of the Armed Forces of the Russian Federation(better known as a game).</text:p>
      <text:p text:style-name="P4">
Про це <text:a xlink:type="simple" xlink:href="https://ssu.gov.ua/novyny/za-materialamy-sbu-8-rokiv-za-gratamy-provede-koryhuvalnyk-rosiiskykh-raketnykh-udariv-po-shkolakh-u-mykolaievi" text:style-name="Internet_20_link" text:visited-style-name="Visited_20_Internet_20_Link">
повідомляє</text:a>
SBU press service.</text:p>
      <text:p text:style-name="P4">
“The attacker has corrected enemy shelling of civilian infrastructure of the Mykolaiv region. It is for his "diligence" that Russian invaders have a rocky blow to two local schools. As a result of hostile air attack, the buildings were completely destroyed, ”the message reads.</text:p>
      <text:p text:style-name="P4">
SBU staff detained the attacker last August during the contradictory measures in the frontline areas of the region.</text:p>
      <text:p text:style-name="P4">
<text:span text:style-name="T4">
 According to the Ukrainian Special Service, the court has assigned him 8 years. </text:span>
</text:p>
      <text:p text:style-name="P4">
According to the investigation, the former head of the security service of the regional center was the corrector.</text:p>
      <text:p text:style-name="P4">
After the start of a full -scale invasion, the Russian military intelligence was involved in unspoken cooperation.</text:p>
      <text:p text:style-name="P4">
In the field of view of the game, he got because of his activity in pro-Kremlin telegrams, where he repeatedly published his comments on support of the armed aggression of the Russian Federation.</text:p>
      <text:p text:style-name="P4">
<text:a xlink:type="simple" xlink:href="https://armyinform.com.ua/wp-content/uploads/2023/04/1-26.jpg" text:style-name="Internet_20_link" text:visited-style-name="Visited_20_Internet_20_Link">
!(Images/AРМІЯINFORM/2023-04-08T81-00-00-04-00/1-26-150x150.jpg)</text:a>
</text:p>
      <text:p text:style-name="P4">
<text:a xlink:type="simple" xlink:href="https://armyinform.com.ua/wp-content/uploads/2023/04/2-23.jpg" text:style-name="Internet_20_link" text:visited-style-name="Visited_20_Internet_20_Link">
<draw:frame draw:style-name="fr1" draw:name="Image384" text:anchor-type="as-char" svg:width="6.9236in" svg:height="6.9236in" draw:z-index="0">
<draw:image xlink:href="../Images/AРМІЯINFORM/2023-04-08T81-00-00-04-00/2-23-150x150.jpg" xlink:type="simple" xlink:show="embed" xlink:actuate="onLoad" draw:mime-type="image/jpeg"/>
</draw:frame>
</text:a>
During the search at the place of residence of the detainee, a mobile phone, which he used to communicate with the Russian coordinator, was found. The court of evidence collected by the SBU staff, the court found the attacker wine with two articles of the Criminal Code of Ukraine:</text:p>
      <ul>
        <li>
Part 3 of Art. 114-2(Unauthorized dissemination of information about the direction, movement of weapons, weapons and ammunition to Ukraine, movement, movement or placement of the Armed Forces or other military formations formed in accordance with the laws of Ukraine); * H. 2, 3 s. 436-2(justification, recognition legitimate, denial of armed aggression of the Russian Federation against Ukraine, glorification of its participants).</li>
      </ul>
      <text:p text:style-name="P4">
<text:span text:style-name="T4">
Служба безпеки наголошує на невідворотності покарання за злочини протиУкраїни.</text:span>
</text:p>
      <text:p text:style-name="P4">
News Source: <text:a xlink:type="simple" xlink:href="https://armyinform.com.ua/2023/04/08/sud-pryznachyv-8-rokiv-uvyaznennya-koryguvalnyku-rosijskyh-raketnyh-udariv-po-shkolah-u-mykolayevi/" text:style-name="Internet_20_link" text:visited-style-name="Visited_20_Internet_20_Link">
https://armyinform.com.ua/2023/04/08/sud-pryznachyv-8-rokiv-uvyaznennya-koryguvalnyku-rosijskyh-raketnyh-udariv-po-shkolah-u-mykolayevi/</text:a>
</text:p>
      <!--NEWS-->
      <text:h text:style-name="P10" text:outline-level="1">
<text:span text:style-name="T4">
As pensions of the families of fallen servicemen accrued</text:span>
</text:h>
      <text:p text:style-name="P4">
Author: ['АРМІЯINFORM']</text:p>
      <text:p text:style-name="P4">
Time: 2023-04-08T82:00:00-04:00</text:p>
      <text:p text:style-name="P4">
Description: Military Media Center, which was published by the order of the narahuvannya penter for a member of the Rodin at onc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rodyna-zagyblogo.jpeg" text:style-name="Internet_20_link" text:visited-style-name="Visited_20_Internet_20_Link">
rodyna-zagyblogo.jpeg</text:a>
', '<text:a xlink:type="simple" xlink:href="https://armyinform.com.ua/wp-content/uploads/2023/04/pensiya-za-zagyblogo.jpg" text:style-name="Internet_20_link" text:visited-style-name="Visited_20_Internet_20_Link">
pensiya-za-zagyblogo.jpg</text:a>
']</text:p>
      <text:p text:style-name="P4">
Tags: ['ВОЄННИЙ СТАН', "ДОПОМОГА СІМ'ЯМ ЗАГИБЛИХ", 'ПЕНСІЇ', 'СОЦІАЛЬНИЙ ЗАХИСТ', 'СОЦІАЛЬНИЙ ЗАХИСТ ПІД ЧАС ВІЙНИ']</text:p>
      <text:p text:style-name="P4">
Category: News</text:p>
      <!--METADATA-->
      <text:p text:style-name="P4">
<draw:frame draw:style-name="fr1" draw:name="Image385" text:anchor-type="as-char" svg:width="6.9236in" svg:height="4.617948in" draw:z-index="0">
<draw:image xlink:href="../Images/AРМІЯINFORM/2023-04-08T82-00-00-04-00/rodyna-zagyblogo.jpeg" xlink:type="simple" xlink:show="embed" xlink:actuate="onLoad" draw:mime-type="image/jpeg"/>
</draw:frame>
Illustrative Photo: Presidential Office of Ukraine</text:p>
      <text:p text:style-name="P4">
<text:span text:style-name="T4">
 MILITARY MEDIA CENTER Posted the procedure for accrual of a pension for a member in case of loss of a nursing serviceman. </text:span>
</text:p>
      <text:p text:style-name="P4">
According to <text:a xlink:type="simple" xlink:href="https://zakon.rada.gov.ua/laws/show/2262-12#n216" text:style-name="Internet_20_link" text:visited-style-name="Visited_20_Internet_20_Link">
law of Ukraine</text:a>
"The pension of persons dismissed from military service and some other persons", <text:span text:style-name="T4">
 The right to pension is: </text:span>
 Parents and wife(man)The breadwinner who has performed when performing their duties.</text:p>
      <text:p text:style-name="P4">
<text:span text:style-name="T4">
 The condition of obtaining a pension: </text:span>
 not earlier than 55 years, regardless of long -term experience.</text:p>
      <text:p text:style-name="P4">
<text:span text:style-name="T4">
 Pension Payment: </text:span>
 70% of the wages of the dead family and child's breadwinners*(but not less than 7800 UAH).</text:p>
      <text:p text:style-name="P4">
<text:span text:style-name="T5">
* якщо в сім’ї двоє та більше дітей — по 50% на кожну дитину (But not less than 6100 UAH)</text:span>
</text:p>
      <text:p text:style-name="P4">
<text:span text:style-name="T4">
 also this category is entitled to a pension if they have a legal: </text:span>
</text:p>
      <ul>
        <li>
pension regardless of age; * early age pension; * retirement pension on preferential terms; * pension with a decrease in retirement age in accordance with the law or are persons with disabilities.</li>
      </ul>
      <text:p text:style-name="P4">
<draw:frame draw:style-name="fr1" draw:name="Image386" text:anchor-type="as-char" svg:width="6.9236in" svg:height="7.926841in" draw:z-index="0">
<draw:image xlink:href="../Images/AРМІЯINFORM/2023-04-08T82-00-00-04-00/pensiya-za-zagyblogo.jpg" xlink:type="simple" xlink:show="embed" xlink:actuate="onLoad" draw:mime-type="image/jpeg"/>
</draw:frame>
In case of death of a serviceman not related to the performance of officials, <text:span text:style-name="T4">
 The right to receive pension payments have: </text:span>
 Parents and wife(man)Nursing.</text:p>
      <text:p text:style-name="P4">
<text:span text:style-name="T4">
 The condition of obtaining a pension: </text:span>
 reached 60, regardless of the availability of a stratrical experience, or are persons with disabilities.</text:p>
      <text:p text:style-name="P4">
<text:span text:style-name="T4">
 The amount of the pension payment: </text:span>
 30% of the wages of the deceased for each member.</text:p>
      <text:p text:style-name="P4">
Regardless of the cause of the breadwinner's death, minimal(2 subsistence minimums of disabled persons)and maximum(10 subsistence minimums for able -bodied persons)The amount of the pension in the event of a breadwinner is used to each incapacitated family member separately.</text:p>
      <text:p text:style-name="P4">
<text:span text:style-name="T5">
Wherelo: <text:a xlink:type="simple" xlink:href="https://t.me/militarymediacenter/" text:style-name="Internet_20_link" text:visited-style-name="Visited_20_Internet_20_Link">
Military Media Center</text:a>
</text:span>
</text:p>
      <text:p text:style-name="P4">
News Source: <text:a xlink:type="simple" xlink:href="https://armyinform.com.ua/2023/04/08/yak-narahovuyutsya-pensiyi-rodynam-zagyblyh-vijskovosluzhbovcziv/" text:style-name="Internet_20_link" text:visited-style-name="Visited_20_Internet_20_Link">
https://armyinform.com.ua/2023/04/08/yak-narahovuyutsya-pensiyi-rodynam-zagyblyh-vijskovosluzhbovcziv/</text:a>
</text:p>
      <!--NEWS-->
      <text:h text:style-name="P10" text:outline-level="1">
<text:span text:style-name="T4">
Why F-16 is important for Ukraine</text:span>
</text:h>
      <text:p text:style-name="P4">
Author: ['АРМІЯINFORM']</text:p>
      <text:p text:style-name="P4">
Time: 2023-04-08T83:00:00-04:00</text:p>
      <text:p text:style-name="P4">
Description: Chomu Bagatotsilovi Vinishchychi F-16 є Vuelivim for Ukrainian, abstracting the commanding command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e143da3e-9cdb-4b05-9ccc-7fed3cb2e54e.jpg" text:style-name="Internet_20_link" text:visited-style-name="Visited_20_Internet_20_Link">
e143da3e-9cdb-4b05-9ccc-7fed3cb2e54e.jpg</text:a>
', '<text:a xlink:type="simple" xlink:href="https://armyinform.com.ua/wp-content/uploads/2023/04/39912e99-123d-4a24-971c-e49eccfb52f2.jpg" text:style-name="Internet_20_link" text:visited-style-name="Visited_20_Internet_20_Link">
39912e99-123d-4a24-971c-e49eccfb52f2.jpg</text:a>
']</text:p>
      <text:p text:style-name="P4">
Tags: ['F-16']</text:p>
      <text:p text:style-name="P4">
Category: News</text:p>
      <!--METADATA-->
      <text:p text:style-name="P4">
<draw:frame draw:style-name="fr1" draw:name="Image387" text:anchor-type="as-char" svg:width="6.9236in" svg:height="3.894525in" draw:z-index="0">
<draw:image xlink:href="../Images/AРМІЯINFORM/2023-04-08T83-00-00-04-00/e143da3e-9cdb-4b05-9ccc-7fed3cb2e54e.jpg" xlink:type="simple" xlink:show="embed" xlink:actuate="onLoad" draw:mime-type="image/jpeg"/>
</draw:frame>
Why the F-16 multi-purpose fighter jets are important to Ukraine, the Air Force General Mykola Oleshchuk, the Air Force.</text:p>
      <text:p text:style-name="P4">
🔵 The best protection of the rear regions</text:p>
      <text:p text:style-name="P4">
On average, our air defense destroys about 75 % of winged rockets and shock drones. But 25 % still reach their goals!</text:p>
      <text:p text:style-name="P4">
Civilians die, infrastructure is destroyed. The F-16 can effectively find these air threats at the borders without allowing the rockets and dronido of our cities.</text:p>
      <text:p text:style-name="P4">
🔵 The advantage in the air is a reliable cover of advanced</text:p>
      <text:p text:style-name="P4">
Russian aviation prevails Ukrainian at times by quantity, and most importantly, the vowers are technological advantage.</text:p>
      <text:p text:style-name="P4">
The air forces are not enough forces and means of both terrestrial and air, in order to effectively protect the airspace, troops on the front line and peaceful residents in the frontal area from the daily terror of enemy shock aircraft of Irtolot.</text:p>
      <text:p text:style-name="P4">
The F-16 will allow to win domination in the air, much weakening the enemy, saving many lives daily.</text:p>
      <text:p text:style-name="P4">
🔵 The most effective counteraction against the use of managed aircraft</text:p>
      <text:p text:style-name="P4">
Increasingly, the enemy is used by managed 500 kg aircraft all over the linefront. There are signs of preparation for mass use of cabins weighing 1500 kg!</text:p>
      <text:p text:style-name="P4">
The aircraft of the Russians do not enter the area of the defeat of our air defense, remotely strikes on the front line and frontier cities. The civilians suffer from the copies, southern, and eastern regions.</text:p>
      <text:p text:style-name="P4">
The F-16s have an air-to-air rocket with a range of up to 180 km. It will allow you to drive the enemy aircraft away from our borders and lines, which minimizes the likelihood of the use of other air base weapons.</text:p>
      <text:p text:style-name="P4">
🔵 A powerful blow to response</text:p>
      <text:p text:style-name="P4">
The wide range of modern high-precision weapons of the F-16 will allow high-pointed strikes in Russian troops during counter-offensive actions. It is necessary to stop the attacking actions of the enemy, to win the advantage in the air, to destroy ways of supplying equipment, ammunition and the enemy's living power. The F-16 will be able to perform the CIR!</text:p>
      <text:p text:style-name="P4">
🔵 Sea control</text:p>
      <text:p text:style-name="P4">
The Black Sea is still under the control of the Russian fleet. The F-16 has armed-on-power anti-ship missiles that can easily drive all the enemy fleet in ports or the seaside. Ukraine needs to ensure freedom -regulations and protection of "grain corridors".</text:p>
      <text:p text:style-name="P4">
<draw:frame draw:style-name="fr1" draw:name="Image388" text:anchor-type="as-char" svg:width="6.9236in" svg:height="3.891999in" draw:z-index="0">
<draw:image xlink:href="../Images/AРМІЯINFORM/2023-04-08T83-00-00-04-00/39912e99-123d-4a24-971c-e49eccfb52f2.jpg" xlink:type="simple" xlink:show="embed" xlink:actuate="onLoad" draw:mime-type="image/jpeg"/>
</draw:frame>
🔵 pilots - hostages of old technologies🔵 serviceability, spare parts</text:p>
      <text:p text:style-name="P4">
Ukraine uses aircraft 40 years ago. Some aircraft twice the older pilots!It is becoming more and more difficult to maintain their serviceability. Multiples are closed by the so -called "cannibalization", but it cannot be long. You can't wait for all the aviation to stop completely. Thanks to the transfer of melts from Slovakia and Poland, it will be possible to some extent restore the Air Parkmig-29 several airplanes, to strengthen the ability to perform current combat operations with fighter aviation. However, to achieve the preference in the air, for the winner, we need modern planes!</text:p>
      <text:p text:style-name="P4">
🔵 Ammunition reserves</text:p>
      <text:p text:style-name="P4">
The reserves of even outdated and ineffective Soviet ammunition for existing Aviapark are constantly decreasing. Even with a sufficient number of good -served -levies and prepared pilots, at some point our aviation will remain the deficiency of the lesion. The transition to the F-16 or other Western platform with a wide assortment of modern weapons is the only way out!</text:p>
      <text:p text:style-name="P4">
_ Prepared Anastasia Olekhnovich_</text:p>
      <text:p text:style-name="P4">
News Source: <text:a xlink:type="simple" xlink:href="https://armyinform.com.ua/2023/04/08/chomu-f-16-vazhlyvi-dlya-ukrayiny/" text:style-name="Internet_20_link" text:visited-style-name="Visited_20_Internet_20_Link">
https://armyinform.com.ua/2023/04/08/chomu-f-16-vazhlyvi-dlya-ukrayiny/</text:a>
</text:p>
      <!--NEWS-->
      <text:h text:style-name="P10" text:outline-level="1">
<text:span text:style-name="T4">
The memory of all the victims of last year's shelling of Kramatorsk was honored today in the city</text:span>
</text:h>
      <text:p text:style-name="P4">
Author: ['АРМІЯINFORM']</text:p>
      <text:p text:style-name="P4">
Time: 2023-04-08T84:00:00-04:00</text:p>
      <text:p text:style-name="P4">
Description: The Kramorsku on Donechchini was laid by the Pam'yati Vnaslich Rosіyki missil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2-25.jpg" text:style-name="Internet_20_link" text:visited-style-name="Visited_20_Internet_20_Link">
2-25.jpg</text:a>
', '<text:a xlink:type="simple" xlink:href="https://armyinform.com.ua/wp-content/uploads/2023/04/4-18-150x150.jpg" text:style-name="Internet_20_link" text:visited-style-name="Visited_20_Internet_20_Link">
4-18-150x150.jpg</text:a>
', '<text:a xlink:type="simple" xlink:href="https://armyinform.com.ua/wp-content/uploads/2023/04/3-21-150x150.jpg" text:style-name="Internet_20_link" text:visited-style-name="Visited_20_Internet_20_Link">
3-21-150x150.jpg</text:a>
', '<text:a xlink:type="simple" xlink:href="https://armyinform.com.ua/wp-content/uploads/2023/04/6-13-150x150.jpg" text:style-name="Internet_20_link" text:visited-style-name="Visited_20_Internet_20_Link">
6-13-150x150.jpg</text:a>
', '<text:a xlink:type="simple" xlink:href="https://armyinform.com.ua/wp-content/uploads/2023/04/5-15-150x150.jpg" text:style-name="Internet_20_link" text:visited-style-name="Visited_20_Internet_20_Link">
5-15-150x150.jpg</text:a>
', '<text:a xlink:type="simple" xlink:href="https://armyinform.com.ua/wp-content/uploads/2023/04/10-6-150x150.jpg" text:style-name="Internet_20_link" text:visited-style-name="Visited_20_Internet_20_Link">
10-6-150x150.jpg</text:a>
', '<text:a xlink:type="simple" xlink:href="https://armyinform.com.ua/wp-content/uploads/2023/04/9-7-150x150.jpg" text:style-name="Internet_20_link" text:visited-style-name="Visited_20_Internet_20_Link">
9-7-150x150.jpg</text:a>
', '<text:a xlink:type="simple" xlink:href="https://armyinform.com.ua/wp-content/uploads/2023/04/8-7-150x150.jpg" text:style-name="Internet_20_link" text:visited-style-name="Visited_20_Internet_20_Link">
8-7-150x150.jpg</text:a>
']</text:p>
      <text:p text:style-name="P4">
Tags: ['STOPRUSSIA', 'АГРЕСІЯ РФ', 'ВОЄННІ ЗЛОЧИНИ', 'ВТОРГНЕННЯ РФ', 'ДОНЕЧЧИНА', 'КРАМАТОРСЬК']</text:p>
      <text:p text:style-name="P4">
Category: News</text:p>
      <!--METADATA-->
      <text:p text:style-name="P4">
<draw:frame draw:style-name="fr1" draw:name="Image389" text:anchor-type="as-char" svg:width="6.9236in" svg:height="4.61393in" draw:z-index="0">
<draw:image xlink:href="../Images/AРМІЯINFORM/2023-04-08T84-00-00-04-00/2-25.jpg" xlink:type="simple" xlink:show="embed" xlink:actuate="onLoad" draw:mime-type="image/jpeg"/>
</draw:frame>
In Kramatorsk in Donetsk, the memory of those who died as a result of the Russian Waffal Station of the railway station was honored a year ago.</text:p>
      <text:p text:style-name="P4">
About it <text:a xlink:type="simple" xlink:href="http://t.me/kramatorsk_rada/10567" text:style-name="Internet_20_link" text:visited-style-name="Visited_20_Internet_20_Link">
reports</text:a>
Kramatorsk City Council.  <text:a xlink:type="simple" xlink:href="https://armyinform.com.ua/wp-content/uploads/2023/04/4-18.jpg" text:style-name="Internet_20_link" text:visited-style-name="Visited_20_Internet_20_Link">
!(Images/AРМІЯINFORM/2023-04-08T84-00-00-04-00/4-18-150x150.jpg)</text:a>
</text:p>
      <text:p text:style-name="P4">
<text:a xlink:type="simple" xlink:href="https://armyinform.com.ua/wp-content/uploads/2023/04/3-21.jpg" text:style-name="Internet_20_link" text:visited-style-name="Visited_20_Internet_20_Link">
<draw:frame draw:style-name="fr1" draw:name="Image390" text:anchor-type="as-char" svg:width="6.9236in" svg:height="6.9236in" draw:z-index="0">
<draw:image xlink:href="../Images/AРМІЯINFORM/2023-04-08T84-00-00-04-00/3-21-150x150.jpg" xlink:type="simple" xlink:show="embed" xlink:actuate="onLoad" draw:mime-type="image/jpeg"/>
</draw:frame>
</text:a>
</text:p>
      <text:p text:style-name="P4">
<text:a xlink:type="simple" xlink:href="https://armyinform.com.ua/wp-content/uploads/2023/04/6-13.jpg" text:style-name="Internet_20_link" text:visited-style-name="Visited_20_Internet_20_Link">
<draw:frame draw:style-name="fr1" draw:name="Image391" text:anchor-type="as-char" svg:width="6.9236in" svg:height="6.9236in" draw:z-index="0">
<draw:image xlink:href="../Images/AРМІЯINFORM/2023-04-08T84-00-00-04-00/6-13-150x150.jpg" xlink:type="simple" xlink:show="embed" xlink:actuate="onLoad" draw:mime-type="image/jpeg"/>
</draw:frame>
</text:a>
</text:p>
      <text:p text:style-name="P4">
<text:a xlink:type="simple" xlink:href="https://armyinform.com.ua/wp-content/uploads/2023/04/5-15.jpg" text:style-name="Internet_20_link" text:visited-style-name="Visited_20_Internet_20_Link">
<draw:frame draw:style-name="fr1" draw:name="Image392" text:anchor-type="as-char" svg:width="6.9236in" svg:height="6.9236in" draw:z-index="0">
<draw:image xlink:href="../Images/AРМІЯINFORM/2023-04-08T84-00-00-04-00/5-15-150x150.jpg" xlink:type="simple" xlink:show="embed" xlink:actuate="onLoad" draw:mime-type="image/jpeg"/>
</draw:frame>
</text:a>
“Today is the year from the day when the Russians struck the Kramatorsk extracepan. At that time, 61 people were killed, 121 more were killed. The memory of all the victims of that shelling was honored today in Kramatorsk a day with law enforcement officers, rescuers, volunteers and representatives of local authorities, ”the message reads.</text:p>
      <text:p text:style-name="P4">
It is also reported that a premiere screening tape "Kramatorsk Station", created by the project "testifies to Ukraine" was reported on the anniversary of the shelling.(The Reckoning Project)and dedicated to that terrorist attack.</text:p>
      <text:p text:style-name="P4">
<text:a xlink:type="simple" xlink:href="https://armyinform.com.ua/wp-content/uploads/2023/04/10-6.jpg" text:style-name="Internet_20_link" text:visited-style-name="Visited_20_Internet_20_Link">
!(Images/AРМІЯINFORM/2023-04-08T84-00-00-04-00/10-6-150x150.jpg)</text:a>
</text:p>
      <text:p text:style-name="P4">
<text:a xlink:type="simple" xlink:href="https://armyinform.com.ua/wp-content/uploads/2023/04/9-7.jpg" text:style-name="Internet_20_link" text:visited-style-name="Visited_20_Internet_20_Link">
<draw:frame draw:style-name="fr1" draw:name="Image393" text:anchor-type="as-char" svg:width="6.9236in" svg:height="6.9236in" draw:z-index="0">
<draw:image xlink:href="../Images/AРМІЯINFORM/2023-04-08T84-00-00-04-00/9-7-150x150.jpg" xlink:type="simple" xlink:show="embed" xlink:actuate="onLoad" draw:mime-type="image/jpeg"/>
</draw:frame>
</text:a>
</text:p>
      <text:p text:style-name="P4">
<text:a xlink:type="simple" xlink:href="https://armyinform.com.ua/wp-content/uploads/2023/04/8-7.jpg" text:style-name="Internet_20_link" text:visited-style-name="Visited_20_Internet_20_Link">
<draw:frame draw:style-name="fr1" draw:name="Image394" text:anchor-type="as-char" svg:width="6.9236in" svg:height="6.9236in" draw:z-index="0">
<draw:image xlink:href="../Images/AРМІЯINFORM/2023-04-08T84-00-00-04-00/8-7-150x150.jpg" xlink:type="simple" xlink:show="embed" xlink:actuate="onLoad" draw:mime-type="image/jpeg"/>
</draw:frame>
</text:a>
“This movie is a wonderful work of civilian documentarists who will not allow any toll about the perpetrators of the tragedy. Eternal memory of all dead!” -said Pavel Kirilenko, the Golodonnets Regional Military-Civilian Administration.</text:p>
      <text:p text:style-name="P4">
News Source: <text:a xlink:type="simple" xlink:href="https://armyinform.com.ua/2023/04/08/pamyat-usih-zhertv-torishnogo-obstrilu-kramotorska-vshanuvaly-sogodni-v-misti/" text:style-name="Internet_20_link" text:visited-style-name="Visited_20_Internet_20_Link">
https://armyinform.com.ua/2023/04/08/pamyat-usih-zhertv-torishnogo-obstrilu-kramotorska-vshanuvaly-sogodni-v-misti/</text:a>
</text:p>
      <!--NEWS-->
      <text:h text:style-name="P10" text:outline-level="1">
<text:span text:style-name="T4">
The joint production agreement was concluded with 125-mm tank shells in Poland-Ukroboronprom</text:span>
</text:h>
      <text:p text:style-name="P4">
Author: ['АРМІЯINFORM']</text:p>
      <text:p text:style-name="P4">
Time: 2023-04-08T85:00:00-04:00</text:p>
      <text:p text:style-name="P4">
Description: Some of the sovereign concern "Ukroboronprom" Ta Polska Grupa Zbrojeniowa (PGZ ... War with Ukraine 2022, War with Ukraine Latest News today, News War with Ukraine 2022 are the last for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ukroboronprom-snaryady.jpg" text:style-name="Internet_20_link" text:visited-style-name="Visited_20_Internet_20_Link">
ukroboronprom-snaryady.jpg</text:a>
']</text:p>
      <text:p text:style-name="P4">
Tags: ['STOPRUSSIA', 'АГРЕСІЯ РФ', 'ВТОРГНЕННЯ РФ', 'ОВТ', 'ПОЛЬЩА', 'СПІЛЬНЕ ПІДПРИЄМСТВО', 'ТАНКОВІ СНАРЯДИ', 'УКРОБОРОНПРОМ']</text:p>
      <text:p text:style-name="P4">
Category: News</text:p>
      <!--METADATA-->
      <text:p text:style-name="P4">
<draw:frame draw:style-name="fr1" draw:name="Image395" text:anchor-type="as-char" svg:width="6.9236in" svg:height="6.9236in" draw:z-index="0">
<draw:image xlink:href="../Images/AРМІЯINFORM/2023-04-08T85-00-00-04-00/ukroboronprom-snaryady.jpg" xlink:type="simple" xlink:show="embed" xlink:actuate="onLoad" draw:mime-type="image/jpeg"/>
</draw:frame>
One of the enterprises of the state concern Ukroboronprom and Polska Grupazbrojeniowa(PGZ S.A.)They concluded an agreement on interaction in the production of 125 mm tanks.</text:p>
      <text:p text:style-name="P4">
As <text:a xlink:type="simple" xlink:href="https://t.me/UOP_Official/1055" text:style-name="Internet_20_link" text:visited-style-name="Visited_20_Internet_20_Link">
reports</text:a>
The press service of Ukroboronprom, it was made within the framework of the visit of President of Ukraine Volodymyr Zelensky Poland.</text:p>
      <text:p text:style-name="P4">
According to the Agreement, the deployment of new production lines, calculated on the manufacture of a large number of ammunition for 125 mm tank guns. Believing high risks of Russian rocket strokes in the enterprise in the enterprise, and only Polish cities are considered to create new production. However, both sides will work on the appearance of shells: Ukrainian will be used by their technologies and highly qualified specialists with relevant competences and experience.</text:p>
      <text:p text:style-name="P4">
"This is another step towards further strengthening the partnership between Ukraine and Poland," the Ukrainian State Concern said.</text:p>
      <text:p text:style-name="P4">
_Sew, recently Ukroboronprom <text:a xlink:type="simple" xlink:href="https://armyinform.com.ua/2023/03/14/ukrayina-rozpochala-vyrobnycztvo-125-mm-snaryadiv-dlya-tankovoyi-garmaty-u-spivpraczi-z-nato/" text:style-name="Internet_20_link" text:visited-style-name="Visited_20_Internet_20_Link">
start producing</text:a>
125 mm ammunition for a tank gun together with one of the North Atlantic Alliance. Thus, Ukroboronprom will produce a projectile tanks with two NATO member countries.</text:p>
      <text:p text:style-name="P4">
News Source: <text:a xlink:type="simple" xlink:href="https://armyinform.com.ua/2023/04/08/ukladena-ugoda-pro-spilne-vyrobnycztvo-125-mm-tankovyh-snaryadiv-na-terytoriyi-polshhi-ukroboronprom/" text:style-name="Internet_20_link" text:visited-style-name="Visited_20_Internet_20_Link">
https://armyinform.com.ua/2023/04/08/ukladena-ugoda-pro-spilne-vyrobnycztvo-125-mm-tankovyh-snaryadiv-na-terytoriyi-polshhi-ukroboronprom/</text:a>
</text:p>
      <!--NEWS-->
      <text:h text:style-name="P10" text:outline-level="1">
<text:span text:style-name="T4">
NATO's largest aviation training will be held in Europe under Germany</text:span>
</text:h>
      <text:p text:style-name="P4">
Author: ['АРМІЯINFORM']</text:p>
      <text:p text:style-name="P4">
Time: 2023-04-08T86:00:00-04:00</text:p>
      <text:p text:style-name="P4">
Description: At the Teritor Nimuccini, and such in the Czech, econi, 12-23 worms to go ... The war with Ukraine 2022, the war with Ukraine is the latest news today, the News War with Ukraine 2022 is the last for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aviaczijni-navchannya-nato.jpg" text:style-name="Internet_20_link" text:visited-style-name="Visited_20_Internet_20_Link">
aviaczijni-navchannya-nato.jpg</text:a>
']</text:p>
      <text:p text:style-name="P4">
Tags: ['AIR DEFENDER', 'ВІЙСЬКОВІ НАВЧАННЯ', 'НАТО', 'НІМЕЧЧИНА', 'ПОВІТРЯНІ СИЛИ', 'США']</text:p>
      <text:p text:style-name="P4">
Category: News</text:p>
      <!--METADATA-->
      <text:p text:style-name="P4">
<draw:frame draw:style-name="fr1" draw:name="Image396" text:anchor-type="as-char" svg:width="6.9236in" svg:height="4.608521in" draw:z-index="0">
<draw:image xlink:href="../Images/AРМІЯINFORM/2023-04-08T86-00-00-04-00/aviaczijni-navchannya-nato.jpg" xlink:type="simple" xlink:show="embed" xlink:actuate="onLoad" draw:mime-type="image/jpeg"/>
</draw:frame>
Photo: US National Guard</text:p>
      <text:p text:style-name="P4">
In Germany, as well as in the Czech Republic, Estonia and Latvia, June 12-23 will receive the largest Air Defender '23 aircraft training in NATO history.</text:p>
      <text:p text:style-name="P4">
About it <text:a xlink:type="simple" xlink:href="https://www.nationalguard.mil/News/Article/3356171/ang-top-leader-hosts-air-defender-23-media-visit/" text:style-name="Internet_20_link" text:visited-style-name="Visited_20_Internet_20_Link">
reported</text:a>
On the US National Guard website.</text:p>
      <text:p text:style-name="P4">
Multinational exercises under Germany will focus on the maintenance of operational and tactical levels. The main purpose of the exercise is to test the ability to quickly deploy and use NATO aviation.</text:p>
      <text:p text:style-name="P4">
About 220 aircraft are involved in Air Defender '23 exercises(23 types)Of the 22 countries, which will make the current training of the Air Force as the largest since NATO was founded in 1949.</text:p>
      <text:p text:style-name="P4">
It is worth noting that training will be held, in particular, in the territory of countries that are with Russia.</text:p>
      <text:p text:style-name="P4">
Read also:</text:p>
      <text:p text:style-name="P4">
<text:a xlink:type="simple" xlink:href="https://armyinform.com.ua/2023/04/08/za-dva-tyzhni-nato-rozpochne-velyki-vijskovi-navchannya-defender/" text:style-name="Internet_20_link" text:visited-style-name="Visited_20_Internet_20_Link">
NATO's two weeks will start a major military training Defender</text:a>
"We want to demonstrate the resolute air force of the Allies," said Lieutenant General Michael Loch, Commander of the National Guard Air Force. - US single and our allies in Europe Luftwaffe <text:span text:style-name="T5">
(German Air Force - Ed.)</text:span>
 send a noticeable and powerful signal to reliable restraint. "</text:p>
      <text:p text:style-name="P4">
News Source: <text:a xlink:type="simple" xlink:href="https://armyinform.com.ua/2023/04/08/najbilshi-aviaczijni-navchannya-nato-projdut-v-yevropi-pid-kerivnycztvom-nimechchyny/" text:style-name="Internet_20_link" text:visited-style-name="Visited_20_Internet_20_Link">
https://armyinform.com.ua/2023/04/08/najbilshi-aviaczijni-navchannya-nato-projdut-v-yevropi-pid-kerivnycztvom-nimechchyny/</text:a>
</text:p>
      <!--NEWS-->
      <text:h text:style-name="P10" text:outline-level="1">
<text:span text:style-name="T4">
Open Door Day took place in the window</text:span>
</text:h>
      <text:p text:style-name="P4">
Author: ['Валентина Вілюра']</text:p>
      <text:p text:style-name="P4">
Time: 2023-04-08T87:00:00-04:00</text:p>
      <text:p text:style-name="P4">
Description: The VIISKOVOKOYA National National National University of Imeni Taras Shevchenka ... War with Ukraine 2022, war with Ukraine Latest news today, News War with Ukraine 2022 The last ones for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img_9876-scaled.jpg" text:style-name="Internet_20_link" text:visited-style-name="Visited_20_Internet_20_Link">
img_9876-scaled.jpg</text:a>
', '<text:a xlink:type="simple" xlink:href="https://armyinform.com.ua/wp-content/uploads/2023/04/nachalnyk-vi-scaled.jpg" text:style-name="Internet_20_link" text:visited-style-name="Visited_20_Internet_20_Link">
nachalnyk-vi-scaled.jpg</text:a>
', '<text:a xlink:type="simple" xlink:href="https://armyinform.com.ua/wp-content/uploads/2023/04/prohorov-scaled.jpg" text:style-name="Internet_20_link" text:visited-style-name="Visited_20_Internet_20_Link">
prohorov-scaled.jpg</text:a>
', '<text:a xlink:type="simple" xlink:href="https://armyinform.com.ua/wp-content/uploads/2023/04/img_9975-150x150.jpg" text:style-name="Internet_20_link" text:visited-style-name="Visited_20_Internet_20_Link">
img_9975-150x150.jpg</text:a>
', '<text:a xlink:type="simple" xlink:href="https://armyinform.com.ua/wp-content/uploads/2023/04/img_9987-150x150.jpg" text:style-name="Internet_20_link" text:visited-style-name="Visited_20_Internet_20_Link">
img_9987-150x150.jpg</text:a>
', '<text:a xlink:type="simple" xlink:href="https://armyinform.com.ua/wp-content/uploads/2023/04/img_9860-150x150.jpg" text:style-name="Internet_20_link" text:visited-style-name="Visited_20_Internet_20_Link">
img_9860-150x150.jpg</text:a>
', '<text:a xlink:type="simple" xlink:href="https://armyinform.com.ua/wp-content/uploads/2023/04/img_0002-150x150.jpg" text:style-name="Internet_20_link" text:visited-style-name="Visited_20_Internet_20_Link">
img_0002-150x150.jpg</text:a>
']</text:p>
      <text:p text:style-name="P4">
Tags: []</text:p>
      <text:p text:style-name="P4">
Category: News</text:p>
      <!--METADATA-->
      <text:p text:style-name="P4">
<draw:frame draw:style-name="fr1" draw:name="Image397" text:anchor-type="as-char" svg:width="6.9236in" svg:height="4.614606in" draw:z-index="0">
<draw:image xlink:href="../Images/AРМІЯINFORM/2023-04-08T87-00-00-04-00/img_9876-scaled.jpg" xlink:type="simple" xlink:show="embed" xlink:actuate="onLoad" draw:mime-type="image/jpeg"/>
</draw:frame>
Open Door Day was held at the Military Institute of Tarashevchenko National University of Kyiv. Future entrants from different bies of Ukraine and their parents visited the university.</text:p>
      <text:p text:style-name="P4">
Open Day is a traditional event, within which entrants have to obtain the necessary information about the education in the desired university. It is particularly useful for entrants who have not yet decided on the choice of a future professional or have doubts about what area of activity to associate life. The attendees were introduced to the management staff of the institute, the guests showed the infrastructure of the institution, demonstrated training programs and acquainted with the right admission to the university.</text:p>
      <text:p text:style-name="P4">
Head of Military Institute Brigade General Anatoly Shevchenko detailed the applicants in detail about the prospects, nuances and features and technologies.</text:p>
      <text:p text:style-name="P4">
<draw:frame draw:style-name="fr1" draw:name="Image398" text:anchor-type="as-char" svg:width="6.9236in" svg:height="4.614606in" draw:z-index="0">
<draw:image xlink:href="../Images/AРМІЯINFORM/2023-04-08T87-00-00-04-00/nachalnyk-vi-scaled.jpg" xlink:type="simple" xlink:show="embed" xlink:actuate="onLoad" draw:mime-type="image/jpeg"/>
</draw:frame>
Anatoliy Shevchenko also noted that the Military Institute of Kyiv National University is the first military university of Ukraine, which is a part of the Erasmus+European Union program. That is, cadets who have high rates in learning and knowledge of English will be able to study abroad in the future.</text:p>
      <text:p text:style-name="P4">
<draw:frame draw:style-name="fr1" draw:name="Image399" text:anchor-type="as-char" svg:width="6.9236in" svg:height="4.614606in" draw:z-index="0">
<draw:image xlink:href="../Images/AРМІЯINFORM/2023-04-08T87-00-00-04-00/prohorov-scaled.jpg" xlink:type="simple" xlink:show="embed" xlink:actuate="onLoad" draw:mime-type="image/jpeg"/>
</draw:frame>
In his turn, the deputy head of the Military Institute for educational work Prokhorov introduced the entrants to the process of organization of study in higher education, told about the daily routine, features of food and rest of the cadets. Further, parents and entrants were able to talk directly to cadets who were eager to share their higher education experience.</text:p>
      <text:p text:style-name="P4">
<text:a xlink:type="simple" xlink:href="https://armyinform.com.ua/wp-content/uploads/2023/04/img_9975-scaled.jpg" text:style-name="Internet_20_link" text:visited-style-name="Visited_20_Internet_20_Link">
!(Images/AРМІЯINFORM/2023-04-08T87-00-00-04-00/img_9975-150x150.jpg)</text:a>
</text:p>
      <text:p text:style-name="P4">
<text:a xlink:type="simple" xlink:href="https://armyinform.com.ua/wp-content/uploads/2023/04/img_9987-scaled.jpg" text:style-name="Internet_20_link" text:visited-style-name="Visited_20_Internet_20_Link">
<draw:frame draw:style-name="fr1" draw:name="Image400" text:anchor-type="as-char" svg:width="6.9236in" svg:height="6.9236in" draw:z-index="0">
<draw:image xlink:href="../Images/AРМІЯINFORM/2023-04-08T87-00-00-04-00/img_9987-150x150.jpg" xlink:type="simple" xlink:show="embed" xlink:actuate="onLoad" draw:mime-type="image/jpeg"/>
</draw:frame>
</text:a>
</text:p>
      <text:p text:style-name="P4">
<text:a xlink:type="simple" xlink:href="https://armyinform.com.ua/wp-content/uploads/2023/04/img_9860-scaled.jpg" text:style-name="Internet_20_link" text:visited-style-name="Visited_20_Internet_20_Link">
<draw:frame draw:style-name="fr1" draw:name="Image401" text:anchor-type="as-char" svg:width="6.9236in" svg:height="6.9236in" draw:z-index="0">
<draw:image xlink:href="../Images/AРМІЯINFORM/2023-04-08T87-00-00-04-00/img_9860-150x150.jpg" xlink:type="simple" xlink:show="embed" xlink:actuate="onLoad" draw:mime-type="image/jpeg"/>
</draw:frame>
</text:a>
</text:p>
      <text:p text:style-name="P4">
<text:a xlink:type="simple" xlink:href="https://armyinform.com.ua/wp-content/uploads/2023/04/img_0002-scaled.jpg" text:style-name="Internet_20_link" text:visited-style-name="Visited_20_Internet_20_Link">
<draw:frame draw:style-name="fr1" draw:name="Image402" text:anchor-type="as-char" svg:width="6.9236in" svg:height="6.9236in" draw:z-index="0">
<draw:image xlink:href="../Images/AРМІЯINFORM/2023-04-08T87-00-00-04-00/img_0002-150x150.jpg" xlink:type="simple" xlink:show="embed" xlink:actuate="onLoad" draw:mime-type="image/jpeg"/>
</draw:frame>
</text:a>
Potential cadets also visited an exhibition of weapons and equipment, which was specially deployed to the Military Institute's place. Those were able to get acquainted with modern weapons and military equipment, in particular, with a prototytanic missile complexes Milan, Javelin and NLAW. Young people were able to get behind the wheel of the American armored personnel carrier of the Internatinal Maxx PRO Tavitkisian Cossack armored vehicles. Another interesting location that is inspected by the outfit, ammunition and documents of the invaders that have been trapped on our earth, fleeing under the pressure of the Armed Forces. <text:span text:style-name="T5">
opto author</text:span>
</text:p>
      <text:p text:style-name="P4">
News Source: <text:a xlink:type="simple" xlink:href="https://armyinform.com.ua/2023/04/08/u-viknu-vidbuvsya-den-vidkrytyh-dverej/" text:style-name="Internet_20_link" text:visited-style-name="Visited_20_Internet_20_Link">
https://armyinform.com.ua/2023/04/08/u-viknu-vidbuvsya-den-vidkrytyh-dverej/</text:a>
</text:p>
      <!--NEWS-->
      <text:h text:style-name="P10" text:outline-level="1">
<text:span text:style-name="T4">
Defense forces destroyed UAVs, ammunition composition and 3 enemy Reb stations</text:span>
</text:h>
      <text:p text:style-name="P4">
Author: ['АРМІЯINFORM']</text:p>
      <text:p text:style-name="P4">
Time: 2023-04-08T88:00:00-04:00</text:p>
      <text:p text:style-name="P4">
Description: Avіaatsіya defense forces for Dob was headed by 8 strokes in the areas of Zserdzhennya Polubpkantiv. Such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syly-oborony.jpg" text:style-name="Internet_20_link" text:visited-style-name="Visited_20_Internet_20_Link">
syly-oborony.jpg</text:a>
']</text:p>
      <text:p text:style-name="P4">
Tags: ['STOPRUSSIA', 'АГРЕСІЯ РФ', 'ВІЙНА', 'ВТОРГНЕННЯ РФ', 'ВТРАТИ ВОРОГА', 'ГШ ЗСУ', 'ОПЕРАТИВНА ІНФОРМАЦІЯ']</text:p>
      <text:p text:style-name="P4">
Category: News</text:p>
      <!--METADATA-->
      <text:p text:style-name="P4">
<draw:frame draw:style-name="fr1" draw:name="Image403" text:anchor-type="as-char" svg:width="6.9236in" svg:height="4.379177in" draw:z-index="0">
<draw:image xlink:href="../Images/AРМІЯINFORM/2023-04-08T88-00-00-04-00/syly-oborony.jpg" xlink:type="simple" xlink:show="embed" xlink:actuate="onLoad" draw:mime-type="image/jpeg"/>
</draw:frame>
Illustrative Photo <text:span text:style-name="T4">
 🔥 Situation on Russian invasion </text:span>
</text:p>
      <text:p text:style-name="P4">
Aviation of defense forces per day struck 8 beats in the areas of focus. An enemy reconnaissance UAV was also shot.</text:p>
      <text:p text:style-name="P4">
About it <text:a xlink:type="simple" xlink:href="https://www.facebook.com/GeneralStaff.ua/posts/pfbid02g34BLKj4wzggiVuJeK1S6kFHjBQhBKrmS37hS65upAdXABsMtzxErvDn11yusQMLl" text:style-name="Internet_20_link" text:visited-style-name="Visited_20_Internet_20_Link">
reports</text:a>
General Staff of the Armed Forces of Ukraine.</text:p>
      <text:p text:style-name="P4">
"Units of missile troops and artillery have affected the 2 areas of concentration of living seizures, weapons and military equipment, 1 ammunition, 1 position of remedy defense and 3 stations of electronic warfare of the enemy," it will be in the message.</text:p>
      <text:p text:style-name="P4">
News Source: <text:a xlink:type="simple" xlink:href="https://armyinform.com.ua/2023/04/08/syly-oborony-znyshhyly-bpla-sklad-boyeprypasiv-i-3-stancziyi-reb-protyvnyka/" text:style-name="Internet_20_link" text:visited-style-name="Visited_20_Internet_20_Link">
https://armyinform.com.ua/2023/04/08/syly-oborony-znyshhyly-bpla-sklad-boyeprypasiv-i-3-stancziyi-reb-protyvnyka/</text:a>
</text:p>
      <!--NEWS-->
      <text:h text:style-name="P10" text:outline-level="1">
<text:span text:style-name="T4">
To replenish the loss, the Russians will conduct early issues in military educational institutions</text:span>
</text:h>
      <text:p text:style-name="P4">
Author: ['АРМІЯINFORM']</text:p>
      <text:p text:style-name="P4">
Time: 2023-04-08T89:00:00-04:00</text:p>
      <text:p text:style-name="P4">
Description: Zagarbniki sinking to the point of meaning. For the Complosics of Kerivnitsy ... War with Ukraine 2022, war with Ukraine Latest news today, News War with Ukraine 2022 Last for today, will there be a war between Ukraine and Russia and when, there will be a war with Ukraine in 2022, whether there will be or not, will it be The war with Ukraine in the near future says, the war with Ukraine, Ukrainian news today, Ukrainian news in Ukrainian media in Russian</text:p>
      <text:p text:style-name="P4">
Images: ['<text:a xlink:type="simple" xlink:href="https://armyinform.com.ua/wp-content/uploads/2023/04/vypusknyky.jpg" text:style-name="Internet_20_link" text:visited-style-name="Visited_20_Internet_20_Link">
vypusknyky.jpg</text:a>
']</text:p>
      <text:p text:style-name="P4">
Tags: ['STOPRUSSIA', 'АГРЕСІЯ РФ', 'ВІЙНА', 'ВТОРГНЕННЯ РФ', 'ГШ ЗСУ', 'ОПЕРАТИВНА ІНФОРМАЦІЯ']</text:p>
      <text:p text:style-name="P4">
Category: News</text:p>
      <!--METADATA-->
      <text:p text:style-name="P4">
<draw:frame draw:style-name="fr1" draw:name="Image404" text:anchor-type="as-char" svg:width="6.9236in" svg:height="4.431104in" draw:z-index="0">
<draw:image xlink:href="../Images/AРМІЯINFORM/2023-04-08T89-00-00-04-00/vypusknyky.jpg" xlink:type="simple" xlink:show="embed" xlink:actuate="onLoad" draw:mime-type="image/jpeg"/>
</draw:frame>
Illustrative Photo <text:span text:style-name="T4">
 🔥 Situation on Russian invasion </text:span>
</text:p>
      <text:p text:style-name="P4">
The invaders continue to suffer significant losses. For their compensation by the Russian Federation Armed Forces, a decision was made on April 29 of the current year of early issues from higher military training institutions(Higher Education)The aggressor countries in Moscow, St. Petersburg, Kostroma, Penzi, Omsk, Tyumen, Kazan, Novosibirsk, Volsk and Blagoveshchensk.</text:p>
      <text:p text:style-name="P4">
About it <text:a xlink:type="simple" xlink:href="https://www.facebook.com/GeneralStaff.ua/posts/pfbid02g34BLKj4wzggiVuJeK1S6kFHjBQhBKrmS37hS65upAdXABsMtzxErvDn11yusQMLl" text:style-name="Internet_20_link" text:visited-style-name="Visited_20_Internet_20_Link">
reports</text:a>
General Staff of the Armed Forces of Ukraine.</text:p>
      <text:p text:style-name="P4">
"At the same time, issues from universities that prepare specialists for military part-rated troops of strategic purpose, air and space forces of the Tavi-Navy forces of the Armed Forces of the Russian Federation will be held in accordance with the schedules planned earlier,"-said in the message of the General Staff.</text:p>
      <text:p text:style-name="P4">
News Source: <text:a xlink:type="simple" xlink:href="https://armyinform.com.ua/2023/04/08/dlya-popovnennya-vtrat-rosiyany-provedut-dostrokovi-vypusky-u-vijskovyh-navchalnyh-zakladah/" text:style-name="Internet_20_link" text:visited-style-name="Visited_20_Internet_20_Link">
https://armyinform.com.ua/2023/04/08/dlya-popovnennya-vtrat-rosiyany-provedut-dostrokovi-vypusky-u-vijskovyh-navchalnyh-zakladah/</text:a>
</text:p>
      <!--NEWS-->
      <text:h text:style-name="P10" text:outline-level="1">
<text:span text:style-name="T4">
The General Staff warns of high probability of rocket strokes all over Ukraine</text:span>
</text:h>
      <text:p text:style-name="P4">
Author: ['АРМІЯINFORM']</text:p>
      <text:p text:style-name="P4">
Time: 2023-04-08T90:00:00-04:00</text:p>
      <text:p text:style-name="P4">
Description: The opponent of the Office of the 2 rocket launches of 34 AvIACIYNICHIV, Having glozified the PAVA 36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8/raketna-ataka.jpg" text:style-name="Internet_20_link" text:visited-style-name="Visited_20_Internet_20_Link">
raketna-ataka.jpg</text:a>
']</text:p>
      <text:p text:style-name="P4">
Tags: ['STOPRUSSIA', 'АГРЕСІЯ РФ', 'ВІЙНА', 'ВТОРГНЕННЯ РФ', 'ГШ ЗСУ', 'ОПЕРАТИВНА ІНФОРМАЦІЯ', 'РАКЕТНІ АТАКИ РФ']</text:p>
      <text:p text:style-name="P4">
Category: News</text:p>
      <!--METADATA-->
      <text:p text:style-name="P4">
<draw:frame draw:style-name="fr1" draw:name="Image405" text:anchor-type="as-char" svg:width="6.9236in" svg:height="3.750283in" draw:z-index="0">
<draw:image xlink:href="../Images/AРМІЯINFORM/2023-04-08T90-00-00-04-00/raketna-ataka.jpg" xlink:type="simple" xlink:show="embed" xlink:actuate="onLoad" draw:mime-type="image/jpeg"/>
</draw:frame>
Missile attack. Illustrative Photo <text:span text:style-name="T4">
 🔥 Situation on Russian invasion </text:span>
</text:p>
      <text:p text:style-name="P4">
During the day, the enemy caused 2 missile and 34 aircraft strikes, made over 36 shelling of rocket launchers.</text:p>
      <text:p text:style-name="P4">
About it <text:a xlink:type="simple" xlink:href="https://www.facebook.com/GeneralStaff.ua/posts/pfbid02g34BLKj4wzggiVuJeK1S6kFHjBQhBKrmS37hS65upAdXABsMtzxErvDn11yusQMLl" text:style-name="Internet_20_link" text:visited-style-name="Visited_20_Internet_20_Link">
reports</text:a>
General Staff of the Armed Forces of Ukraine.</text:p>
      <text:p text:style-name="P4">
"The likelihood of rocket and aviation strikes continues to remain high throughout Ukraine," the Armed Forces General Staff is warned.</text:p>
      <text:p text:style-name="P4">
News Source: <text:a xlink:type="simple" xlink:href="https://armyinform.com.ua/2023/04/08/genshtab-poperedzhaye-pro-vysoku-jmovirnist-raketnyh-udariv-po-vsij-ukrayini/" text:style-name="Internet_20_link" text:visited-style-name="Visited_20_Internet_20_Link">
https://armyinform.com.ua/2023/04/08/genshtab-poperedzhaye-pro-vysoku-jmovirnist-raketnyh-udariv-po-vsij-ukrayini/</text:a>
</text:p>
      <!--NEWS-->
      <text:h text:style-name="P10" text:outline-level="1">
<text:span text:style-name="T4">
For a day of defense forces reflected more than 35 enemy attacks in the hottest sections of the front</text:span>
</text:h>
      <text:p text:style-name="P4">
Author: ['АРМІЯINFORM']</text:p>
      <text:p text:style-name="P4">
Time: 2023-04-08T91:00:00-04:00</text:p>
      <text:p text:style-name="P4">
Description: The enemy is the sinking of Zoedzhuvati Basic Zuill on the leading advanced di on ...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ataky-voroga.jpg" text:style-name="Internet_20_link" text:visited-style-name="Visited_20_Internet_20_Link">
ataky-voroga.jpg</text:a>
']</text:p>
      <text:p text:style-name="P4">
Tags: ['STOPRUSSIA', 'АГРЕСІЯ РФ', 'ВІЙНА', 'ВТОРГНЕННЯ РФ', 'ГШ ЗСУ', 'ОПЕРАТИВНА ІНФОРМАЦІЯ', 'ХРОНІКА ОБОРОНИ']</text:p>
      <text:p text:style-name="P4">
Category: News</text:p>
      <!--METADATA-->
      <text:p text:style-name="P4">
<draw:frame draw:style-name="fr1" draw:name="Image406" text:anchor-type="as-char" svg:width="6.9236in" svg:height="4.608521in" draw:z-index="0">
<draw:image xlink:href="../Images/AРМІЯINFORM/2023-04-08T91-00-00-04-00/ataky-voroga.jpg" xlink:type="simple" xlink:show="embed" xlink:actuate="onLoad" draw:mime-type="image/jpeg"/>
</draw:frame>
Illustrative Photo <text:span text:style-name="T4">
 🔥 Situation on Russian invasion </text:span>
</text:p>
      <text:p text:style-name="P4">
The enemy continues to focus on the main efforts on the offensive acting Liman, Bakhmut, Avdiiv and Mariinsky directions - reflected as 35 enemy attacks.</text:p>
      <text:p text:style-name="P4">
About it <text:a xlink:type="simple" xlink:href="https://www.facebook.com/GeneralStaff.ua/posts/pfbid02g34BLKj4wzggiVuJeK1S6kFHjBQhBKrmS37hS65upAdXABsMtzxErvDn11yusQMLl" text:style-name="Internet_20_link" text:visited-style-name="Visited_20_Internet_20_Link">
reports</text:a>
General Staff of the Armed Forces of Ukraine.</text:p>
      <text:p text:style-name="P4">
At <text:span text:style-name="T4">
 Volyn, Polissya, Siversky and Slobozhansky </text:span>
 Directors' directors without significant changes, signs of formation of the offensive groups of the enemy were not detected.</text:p>
      <text:p text:style-name="P4">
On <text:span text:style-name="T4">
 Lymansky </text:span>
 the enemy followed the enemy in the area of the south of Kuzmin and Verkamyansky during the day.</text:p>
      <text:p text:style-name="P4">
On <text:span text:style-name="T4">
 Bakhmutsky </text:span>
 the enemy continues to take offensive actions, tries to take full control of the city of Bakhmut, fighting. Over the day, the enemy was unsuccessful offensive actions in the area of the settlement. The defense units repelled about 10 attacks by the enemy of the Front.</text:p>
      <text:p text:style-name="P4">
At the <text:span text:style-name="T4">
 Avdiivsky and Marinski </text:span>
 the enemy conducted unsuccessful steps in the areas of Novokalin, Severny, and Pervomaisk Tamarinka. The most fierce battles on the specified area of the front continue for Marinka, where more than 10 enemy attacks were reflected.</text:p>
      <text:p text:style-name="P4">
On <text:span text:style-name="T4">
 Shakhtar </text:span>
 the enemy of offensive actions did not carry out the firing of settlements during the day.</text:p>
      <text:p text:style-name="P4">
At the <text:span text:style-name="T4">
 Zaporizhzhya and Kherson </text:span>
 the enemy continues to increase the defensive boundaries and positions in the state. He fired at the lines bordering the line of fighting.</text:p>
      <text:p text:style-name="P4">
News Source: <text:a xlink:type="simple" xlink:href="https://armyinform.com.ua/2023/04/08/syly-oborony-vidbyly-ponad-35-vorozhyh-atak/" text:style-name="Internet_20_link" text:visited-style-name="Visited_20_Internet_20_Link">
https://armyinform.com.ua/2023/04/08/syly-oborony-vidbyly-ponad-35-vorozhyh-atak/</text:a>
</text:p>
      <!--NEWS-->
      <text:h text:style-name="P10" text:outline-level="1">
<text:span text:style-name="T4">
Our experience of using the crab SAU is valuable for weapons manufacturers</text:span>
</text:h>
      <text:p text:style-name="P4">
Author: ['АРМІЯINFORM']</text:p>
      <text:p text:style-name="P4">
Time: 2023-04-08T92:00:00-04:00</text:p>
      <text:p text:style-name="P4">
Description: “Polsi Samokhidni howitzi ahs krab (SAU“ Crab ”) by the ASSITY VIKONOT BOOOVISH ON ... War with Ukraine 2022, War with Ukraine Latest News today, News War with Ukraine 2022 Last for Ukraine and Russia, and when , The war with Ukraine in 2022 will be or not, will there be a war with Ukraine in the near future, the war with Ukraine, Ukrainian news today, Ukrainian news in Ukrainian media in Russian</text:p>
      <text:p text:style-name="P4">
Images: []</text:p>
      <text:p text:style-name="P4">
Tags: ['ВАЛЕРІЙ ЗАЛУЖНИЙ', 'ВІДЕО', 'ГОЛОВНОКОМАНДУВАЧ ЗБРОЙНИХ СИЛ УКРАЇНИ', 'САУ', 'САУ «КРАБ»']</text:p>
      <text:p text:style-name="P4">
Category: News</text:p>
      <!--METADATA-->
      <text:p text:style-name="P4">
“Polish self -propelled howitzers Ahs Krab(Healthy "crab")Successfully perform the fighting on the front. Our warriors quickly mastered Western equipment, moreover - have experience that is valuable for partners and weapons manufacturers, ” - <text:a xlink:type="simple" xlink:href="https://www.facebook.com/CinCAFU/posts/pfbid02temCgxoyBhY8FcR3VboJYinpiKLt2aPP8p14SyrGPDnEe42DWaA1g2yAGitTovAdl" text:style-name="Internet_20_link" text:visited-style-name="Visited_20_Internet_20_Link">
reports</text:a>
on the Facebook page of the Commander-in-Chief of the Armed Forces of Ukraine.</text:p>
      <ul>
        <li>
Self -propelled artillery installation "Crabs" showed itself well in both speed and at a distance of shooting. We have studied the resource and the capabilities of these machines to produce proposals for their improvement, - says Vladimir's serviceman.</li>
      </ul>
      <text:p text:style-name="P4">
News Source: <text:a xlink:type="simple" xlink:href="https://armyinform.com.ua/2023/04/08/dosvid-vykorystannya-sau-krab-czinnyj/" text:style-name="Internet_20_link" text:visited-style-name="Visited_20_Internet_20_Link">
https://armyinform.com.ua/2023/04/08/dosvid-vykorystannya-sau-krab-czinnyj/</text:a>
</text:p>
      <!--NEWS-->
      <text:h text:style-name="P10" text:outline-level="1">
<text:span text:style-name="T4">
Fused into the "Counter -Offset Plan" - Fake and Special Operation of</text:span>
</text:h>
      <text:p text:style-name="P4">
Author: ['АРМІЯINFORM']</text:p>
      <text:p text:style-name="P4">
Time: 2023-04-08T93:00:00-04:00</text:p>
      <text:p text:style-name="P4">
Description: Representative of the head management of Rosvіki (GUR) MO Ukrainian Andriy Yusov in Efir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fejk-fsb.jpg" text:style-name="Internet_20_link" text:visited-style-name="Visited_20_Internet_20_Link">
fejk-fsb.jpg</text:a>
']</text:p>
      <text:p text:style-name="P4">
Tags: ['STOPRUSSIA', 'АГРЕСІЯ РФ', 'ВТОРГНЕННЯ РФ', 'ГУР МОУ', 'РОСІЙСЬКІ ФЕЙКИ']</text:p>
      <text:p text:style-name="P4">
Category: News</text:p>
      <!--METADATA-->
      <text:p text:style-name="P4">
<draw:frame draw:style-name="fr1" draw:name="Image407" text:anchor-type="as-char" svg:width="6.9236in" svg:height="3.894525in" draw:z-index="0">
<draw:image xlink:href="../Images/AРМІЯINFORM/2023-04-08T93-00-00-04-00/fejk-fsb.jpg" xlink:type="simple" xlink:show="embed" xlink:actuate="onLoad" draw:mime-type="image/jpeg"/>
</draw:frame>
Illustrative photo</text:p>
      <text:p text:style-name="P4">
Representative of the Main Directorate of Intelligence(Gur)Andriy Yusov, MU of Ukraine, said in the essirinational telemorathon that he fused into the network "Seedless military relations" about the plans of the Armed Forces of Ukraine is a forgery and special operation of Russian -specific services.</text:p>
      <text:p text:style-name="P4">
About it <text:a xlink:type="simple" xlink:href="https://gur.gov.ua/content/zlytyi-v-merezhu-plan-kontrnastupu-feik-i-spetsoperatsiia-rosii.html" text:style-name="Internet_20_link" text:visited-style-name="Visited_20_Internet_20_Link">
reports</text:a>
GUR of the Ministry of Defense of Ukraine.</text:p>
      <text:p text:style-name="P4">
“In recent decades, the most successful operations of Russian special services have been underwent. From the preliminary analysis of these materials, we see false numbers of rebuilding on both sides. Some of the information is clearly collected from open sources.</text:p>
      <text:p text:style-name="P4">
Speaking of the needs of the Ukrainian army: the topic was discussed many levels. It is not a secret that Ukraine raises provocation, tanks, ammunition and other things that are needed to faster release of occupied territories to preserve lives. Everything else is to wait for the comments. But there is no reason to worry to Ukrainian society, ”said a representative of the GUR of the Ministry of Defense of Ukraine.</text:p>
      <text:p text:style-name="P4">
Andriy Yusov added that the counter -offensive will be, and the main plans will see the enemy and sees on the battlefield. He also suggested that the Russians could forge documents to disrupt or slow down Western assistance to Ukraine.</text:p>
      <text:p text:style-name="P4">
News Source: <text:a xlink:type="simple" xlink:href="https://armyinform.com.ua/2023/04/08/zlytyj-u-merezhu-plan-kontrnastupu-fejk/" text:style-name="Internet_20_link" text:visited-style-name="Visited_20_Internet_20_Link">
https://armyinform.com.ua/2023/04/08/zlytyj-u-merezhu-plan-kontrnastupu-fejk/</text:a>
</text:p>
      <!--NEWS-->
      <text:h text:style-name="P10" text:outline-level="1">
<text:span text:style-name="T4">
It's nice to complete this week with good results for Ukraine - Volodymyr Zelenskyy</text:span>
</text:h>
      <text:p text:style-name="P4">
Author: ['АРМІЯINFORM']</text:p>
      <text:p text:style-name="P4">
Time: 2023-04-08T94:00:00-04:00</text:p>
      <text:p text:style-name="P4">
Description: https://youtu.be/rir9g9g8iny healthy, Shanovna Ukrainian!Issue finished ... War with Ukraine 2022, the war with Ukraine is the latest news today, the news war with Ukraine 2022 last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p>
      <text:p text:style-name="P4">
Tags: ['STOPRUSSIA', 'АГРЕСІЯ РФ', 'ВІДЕОЗВЕРНЕННЯ ПРЕЗИДЕНТА УКРАЇНИ', 'ВОЛОДИМИР ЗЕЛЕНСЬКИЙ', 'ВТОРГНЕННЯ РФ', 'ПРЕЗИДЕНТ УКРАЇНИ']</text:p>
      <text:p text:style-name="P4">
Category: News</text:p>
      <!--METADATA-->
      <text:p text:style-name="P4">
_ <text:span text:style-name="T4">
 I wish health, dear Ukrainians!</text:span>
 _</text:p>
      <text:p text:style-name="P4">
It is a pleasure to complete this week with good results for the state - the Castle, on international support, to expand our connections with the world, to NATO movement.</text:p>
      <text:p text:style-name="P4">
The most significant these days, of course, a visit to Poland, our arrangements, our notes.</text:p>
      <text:p text:style-name="P4">
Poland has completed everything declared on tanks: they are already in Ukraine, including "leopards". There are new arrangements for BMPs - more than a hundred cars. Chrysostomists - "Rosomak" - 200 cars. Now a hundred, and a hundred later. Veshessamorous mortars, additional missiles, "miga" ...</text:p>
      <text:p text:style-name="P4">
By the way, we have important agreements on the economy, for the reconstruction of Ukraine - in particular, for our Kharkiv region.</text:p>
      <text:p text:style-name="P4">
At the level of the first ladies of Ukraine and Poland, there are various humanitarian, medical projects. In particular, it is the training of our physicians with comprehensive assistance to patients with burns of YEXSTRENDY Air evacuation of the wounded, in particular in the war zones. Tens of doctors have already passed or undergo such training. And the project will have a teaching - learning on rehabilitation, training of Ukrainian psychologists.</text:p>
      <text:p text:style-name="P4">
That is, in this struggle for life and freedom, we are really side by side with Polish brothers and sisters-in all areas. And I thank for such a unchanging, diverse insignificant support!</text:p>
      <text:p text:style-name="P4">
There is also a new, already 35th defense package from the United States. Himars rockets, air defense missiles, artillery shells, for protection against armored vehicles, and other existing support elements. Thank you, American!</text:p>
      <text:p text:style-name="P4">
German support for Ukraine this week has increased by 200 million euros our country's investment. In particular, these are the projects of German companies that will help our economic and therefore social stability. Thank you to Germany!</text:p>
      <text:p text:style-name="P4">
The Netherlands announced a package of more than 270 million euros. The deed of our recovery, humanitarian, non -lethal support for defense, as it is very important - support for justice. To collect evidence of Russian crimes, to create a register of losses caused by Russian aggression. I thank the Netherlands for being in all areas of life protection together!</text:p>
      <text:p text:style-name="P4">
Denmark and Norway are working on a joint package of shells for our artillery. Thank you for it!</text:p>
      <text:p text:style-name="P4">
There are new sanctions from Australia and New Zealand. Thank you for them!</text:p>
      <text:p text:style-name="P4">
He continued his appeal to the world and first appealed to the Parliament of Vlatin America, to the Chile Parliament.</text:p>
      <text:p text:style-name="P4">
In fact, the values for which we all fight here in Ukraine are close to every one, regardless of whether they are geographically from us.The more the world knows about Russian aggression, the faster the aggressor loses, the span will return. Not only Ukraine will return - it will return to everyone in the world. I am chili for support!</text:p>
      <text:p text:style-name="P4">
A very important decision was made this week in Lithuania - for the main expectations of the NATO summit, which is planned in Vilnius.</text:p>
      <text:p text:style-name="P4">
The Lithuanian Seimas acknowledged the need to invite Ukraine to become a member of NATO - to ask this year, at a summit in Vilnius.</text:p>
      <text:p text:style-name="P4">
I thank the Lithuanian people, all Lithuanian politicians for understanding the most relevant security situation in Europe. Only with Ukraine will the Alliance be guaranteeing true protection of Europe from any encroachment on peoples' lives-on existing borders and international order based on rules. But it is difficult to imagine the strength of Ukraine.</text:p>
      <text:p text:style-name="P4">
This decision of the Lithuanian Seimas will have a continuation in the coming weeks of the Months. We are already working on it.</text:p>
      <text:p text:style-name="P4">
And of course, thank our soldiers. Everyone!The Armed Forces and Border Guards, the National Guard, Intelligence and the SBU, the State Secretariat and the SES… All who are now in battle. Who protects our sky. Who gives Ukraine cyber defense and protects. Everyone who holds our border. Who trains our new crews. Who eliminates the consequences of the hallmarks, who saves our people from injuries and who prepares sentences for the invaders.</text:p>
      <text:p text:style-name="P4">
_ <text:span text:style-name="T4">
 Glory to all who fight for Ukraine!Thank you all partners for the powerful assistance!</text:span>
 _</text:p>
      <text:p text:style-name="P4">
<text:span text:style-name="T5">
<text:span text:style-name="T4">
Glory to Ukraine!</text:span>
</text:span>
</text:p>
      <text:p text:style-name="P4">
Source: <text:a xlink:type="simple" xlink:href="https://www.president.gov.ua/news/priyemno-zavershuvati-cej-tizhden-iz-horoshimi-rezultatami-d-82169" text:style-name="Internet_20_link" text:visited-style-name="Visited_20_Internet_20_Link">
Presidential Office of Ukraine</text:a>
</text:p>
      <text:p text:style-name="P4">
News Source: <text:a xlink:type="simple" xlink:href="https://armyinform.com.ua/2023/04/08/zvernennya-volodymyra-zelenskogo/" text:style-name="Internet_20_link" text:visited-style-name="Visited_20_Internet_20_Link">
https://armyinform.com.ua/2023/04/08/zvernennya-volodymyra-zelenskogo/</text:a>
</text:p>
      <!--NEWS-->
      <text:h text:style-name="P10" text:outline-level="1">
<text:span text:style-name="T4">
The occupiers fired at Orikhiv and Gulyaypole of Zaporizhzhya region - proceedings were started</text:span>
</text:h>
      <text:p text:style-name="P4">
Author: ['АРМІЯINFORM']</text:p>
      <text:p text:style-name="P4">
Time: 2023-04-08T95:00:00-04:00</text:p>
      <text:p text:style-name="P4">
Description: For the proprietary Kerivnitvva Oblozo Prosecutor’s Office Rozdochatovo ... War with Ukraine 2022, War with Ukraine Latest news today, News War with Ukraine 2022 Last for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4/1-29.jpg" text:style-name="Internet_20_link" text:visited-style-name="Visited_20_Internet_20_Link">
1-29.jpg</text:a>
', '<text:a xlink:type="simple" xlink:href="https://armyinform.com.ua/wp-content/uploads/2023/04/2-27.jpg" text:style-name="Internet_20_link" text:visited-style-name="Visited_20_Internet_20_Link">
2-27.jpg</text:a>
', '<text:a xlink:type="simple" xlink:href="https://armyinform.com.ua/wp-content/uploads/2023/04/3-23.jpg" text:style-name="Internet_20_link" text:visited-style-name="Visited_20_Internet_20_Link">
3-23.jpg</text:a>
']</text:p>
      <text:p text:style-name="P4">
Tags: ['ВОЄННІ ЗЛОЧИНИ РФ', 'ЗАПОРІЖЖЯ', 'ОФІС ГЕНЕРАЛЬНОГО ПРОКУРОРА УКРАЇНИ']</text:p>
      <text:p text:style-name="P4">
Category: News</text:p>
      <!--METADATA-->
      <text:p text:style-name="P4">
<draw:frame draw:style-name="fr1" draw:name="Image408" text:anchor-type="as-char" svg:width="6.9236in" svg:height="5.1927in" draw:z-index="0">
<draw:image xlink:href="../Images/AРМІЯINFORM/2023-04-08T95-00-00-04-00/1-29.jpg" xlink:type="simple" xlink:show="embed" xlink:actuate="onLoad" draw:mime-type="image/jpeg"/>
</draw:frame>
With the procedural leadership of the Zaporizhzhya Regional Prosecutor's Office, a case investigation in criminal proceedings on the facts of violations of laws and customs of war(Part 1 of Art. 438 of the Criminal Code of Ukraine).</text:p>
      <text:p text:style-name="P4">
Про це<text:a xlink:type="simple" xlink:href="https://www.facebook.com/pgo.gov.ua/posts/pfbid02WLx83C74dNsijpz4hpbvbMhdzgZZMRbpL5VUrwEF8X2ceHmG8GtZVB2pYfHq9uGGl" text:style-name="Internet_20_link" text:visited-style-name="Visited_20_Internet_20_Link">
повідомляє</text:a>
Office of the Prosecutor General of Ukraine.</text:p>
      <text:p text:style-name="P4">
<draw:frame draw:style-name="fr1" draw:name="Image409" text:anchor-type="as-char" svg:width="6.9236in" svg:height="3.369485in" draw:z-index="0">
<draw:image xlink:href="../Images/AРМІЯINFORM/2023-04-08T95-00-00-04-00/2-27.jpg" xlink:type="simple" xlink:show="embed" xlink:actuate="onLoad" draw:mime-type="image/jpeg"/>
</draw:frame>
According to the investigation, on April 8, 2023, at about 10:30, the aggressor military personnel struck with aviation bombs in Orikhiv cities of Tagulyapole of Zaporizhzhya region. Two men were injured.</text:p>
      <text:p text:style-name="P4">
<draw:frame draw:style-name="fr1" draw:name="Image410" text:anchor-type="as-char" svg:width="6.9236in" svg:height="5.625425in" draw:z-index="0">
<draw:image xlink:href="../Images/AРМІЯINFORM/2023-04-08T95-00-00-04-00/3-23.jpg" xlink:type="simple" xlink:show="embed" xlink:actuate="onLoad" draw:mime-type="image/jpeg"/>
</draw:frame>
The shelling damaged outbuildings and private residential buildings, in which the shock wave knocked out the windows. The premises of the enterprise, as well as the surrounding area, were partially destroyed.</text:p>
      <text:p text:style-name="P4">
The pre -trial investigation is carried out by the SBU investigative departments in Zaporizhzhya region.</text:p>
      <text:p text:style-name="P4">
News Source: <text:a xlink:type="simple" xlink:href="https://armyinform.com.ua/2023/04/08/okupanty-obstrilyaly-mista-orihiv-ta-gulyajpole/" text:style-name="Internet_20_link" text:visited-style-name="Visited_20_Internet_20_Link">
https://armyinform.com.ua/2023/04/08/okupanty-obstrilyaly-mista-orihiv-ta-gulyajpole/</text:a>
</text:p>
      <!--NEWS-->
      <text:h text:style-name="P10" text:outline-level="1">
<text:span text:style-name="T4">
The threat of rocket strokes decreased, but did not disappear - Natalia Humeniuk</text:span>
</text:h>
      <text:p text:style-name="P4">
Author: ['Олексій Тригуб']</text:p>
      <text:p text:style-name="P4">
Time: 2023-04-08T96:00:00-04:00</text:p>
      <text:p text:style-name="P4">
Description: Nastecyr at the direct Efirphon “єini News” by the chief of the Obnoy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photo_2022-11-16_13-45-44.jpg" text:style-name="Internet_20_link" text:visited-style-name="Visited_20_Internet_20_Link">
photo_2022-11-16_13-45-44.jpg</text:a>
']</text:p>
      <text:p text:style-name="P4">
Tags: []</text:p>
      <text:p text:style-name="P4">
Category: News</text:p>
      <!--METADATA-->
      <text:p text:style-name="P4">
<draw:frame draw:style-name="fr1" draw:name="Image411" text:anchor-type="as-char" svg:width="6.9236in" svg:height="4.61393in" draw:z-index="0">
<draw:image xlink:href="../Images/AРМІЯINFORM/2023-04-08T96-00-00-04-00/photo_2022-11-16_13-45-44.jpg" xlink:type="simple" xlink:show="embed" xlink:actuate="onLoad" draw:mime-type="image/jpeg"/>
</draw:frame>
Live in the evening <text:a xlink:type="simple" xlink:href="https://www.youtube.com/watch" text:style-name="Internet_20_link" text:visited-style-name="Visited_20_Internet_20_Link">
Telelorphone</text:a>
The only news is the head of the united coordination press center of the South Defense Forces Pititans 1st rank Natalia Humeniuk answered the questions of journalists about the current situation in the south of the country and the degree of threat of jail and aviation strikes.</text:p>
      <text:p text:style-name="P4">
The officer noted that in fact, the number of cases of the announcement of the air duty decreased, and the reasons for this may be a number of factors. First, in neighboring Belarus, joint training of aviation of podillets ended, as they could be expected from the aggressor for anything. Secondly, from the territory of the Kremlin satellite flew to Russia by aircraft "Dagger". At sea the bloody plans is periodically prevented by storm weather. There are several other factors that Natalia Humeniuk has told in more detail.</text:p>
      <text:p text:style-name="P4">
"The threat has decreased now, but has not disappeared at all," she said. - Currently, one rocket carrier, but on a combat duty in the Black Sea they will grow. And this is 4 caliber missiles. In addition, we know well that they can remove other ships and other ships from the needs, and for 2-3 hours.</text:p>
      <text:p text:style-name="P4">
Natalia Humeniuk suggests that with the change of weather is possible to activate the enemy. Yet, says the officer, the same "calibers" of the enemy no longer as he would like it. And it is impossible to produce a backdown of missiles, and the ways of delivery of the means of the defeat are under fire control of the Defense Forces of Ukraine.</text:p>
      <text:p text:style-name="P4">
In the Azov Sea, the presence of invaders is limited by the presence of one ship, occasionally - two. They explore the situation, can carry intelligence. However, says the 1st rank captain Natalia Humeniuk, today the guards of the sky from the air command "South" have reduced their numbers, the beating the exploration of the unmanned aircraft.</text:p>
      <text:p text:style-name="P4">
News Source: <text:a xlink:type="simple" xlink:href="https://armyinform.com.ua/2023/04/08/zagroza-raketnyh-udariv-znyzylasya-ale-ne-znykla-nataliya-gumenyuk/" text:style-name="Internet_20_link" text:visited-style-name="Visited_20_Internet_20_Link">
https://armyinform.com.ua/2023/04/08/zagroza-raketnyh-udariv-znyzylasya-ale-ne-znykla-nataliya-gumenyuk/</text:a>
</text:p>
      <!--NEWS-->
      <text:h text:style-name="P10" text:outline-level="1">
<text:span text:style-name="T4">
The military was told about the fighting and destruction of one of the Russian units</text:span>
</text:h>
      <text:p text:style-name="P4">
Author: ['АРМІЯINFORM']</text:p>
      <text:p text:style-name="P4">
Time: 2023-04-08T97:00:00-04:00</text:p>
      <text:p text:style-name="P4">
Description: “We will get a fuck here, I’ll tell you, I’ll tell you”-Chergov is the head of the head ... War with Ukraine 2022, war with Ukraine Latest news today, News War with Ukraine 2022 Last for today, whether there will be a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ВІДЕО', 'ГУР ПЕРЕХОПЛЕННЯ', 'ОКУПАНТИ']</text:p>
      <text:p text:style-name="P4">
Category: News</text:p>
      <!--METADATA-->
      <text:p text:style-name="P4">
"We are so much here from here, I will make a job, I will tell you"-another interception of the head of intelligence of the Ministry of Defense of Ukraine of the phone conversation of the occupier.</text:p>
      <text:p text:style-name="P4">
News Source: <text:a xlink:type="simple" xlink:href="https://armyinform.com.ua/2023/04/08/vijskovyj-rf-rozpoviv-pro-bojovi-diyi-ta-zagybel-odnogo-z-pidrozdiliv/" text:style-name="Internet_20_link" text:visited-style-name="Visited_20_Internet_20_Link">
https://armyinform.com.ua/2023/04/08/vijskovyj-rf-rozpoviv-pro-bojovi-diyi-ta-zagybel-odnogo-z-pidrozdiliv/</text:a>
</text:p>
      <!--NEWS-->
      <text:h text:style-name="P10" text:outline-level="1">
<text:span text:style-name="T4">
US continued sanctions against Russia for another year</text:span>
</text:h>
      <text:p text:style-name="P4">
Author: ['АРМІЯINFORM']</text:p>
      <text:p text:style-name="P4">
Time: 2023-04-08T98:00:00-04:00</text:p>
      <text:p text:style-name="P4">
Description: President of the Sports States Joe Bayden Pidencting a decree, Yakim Shcheki, by one RIK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tupin-rozvalyv-rosiyu-e1679077967954.jpg" text:style-name="Internet_20_link" text:visited-style-name="Visited_20_Internet_20_Link">
tupin-rozvalyv-rosiyu-e1679077967954.jpg</text:a>
']</text:p>
      <text:p text:style-name="P4">
Tags: ['STOPRUSSIA', 'АГРЕСІЯ РФ', 'АНТИРОСІЙСЬКІ САНКЦІЇ', 'ВТОРГНЕННЯ РФ', 'США']</text:p>
      <text:p text:style-name="P4">
Category: News</text:p>
      <!--METADATA-->
      <text:p text:style-name="P4">
<draw:frame draw:style-name="fr1" draw:name="Image412" text:anchor-type="as-char" svg:width="6.9236in" svg:height="4.338789in" draw:z-index="0">
<draw:image xlink:href="../Images/AРМІЯINFORM/2023-04-08T98-00-00-04-00/tupin-rozvalyv-rosiyu-e1679077967954.jpg" xlink:type="simple" xlink:show="embed" xlink:actuate="onLoad" draw:mime-type="image/jpeg"/>
</draw:frame>
Putin ruined Russia. Collage Armyinform</text:p>
      <text:p text:style-name="P4">
The President of the United States, Joe Biden, signed a decree that has been sanctioned against Russia for another year, imposed in April 2021 due to the "harmful activity" of the Russian Federation and expanded in March 2022 post -wide component invasion of Ukraine.</text:p>
      <text:p text:style-name="P4">
About it <text:a xlink:type="simple" xlink:href="https://www.whitehouse.gov/briefing-room/presidential-actions/2023/04/07/letters-to-the-speaker-of-the-house-and-the-president-of-the-senate-on-the-continuation-of-the-national-emergency-with-respect-to-specified-harmful-foreign-activities-of-the-government-of-the-russian/" text:style-name="Internet_20_link" text:visited-style-name="Visited_20_Internet_20_Link">
reports</text:a>
The White House press service.</text:p>
      <text:p text:style-name="P4">
According to the decree, according to the US law, the sanctions are terminated if within 90 days before the annual date of their announcement, the President is not informed about the continuation of the established restrictions.</text:p>
      <text:p text:style-name="P4">
Since the Russian government has not stopped "harmful external activity", which "continues to be an extraordinary threat to national security, foreign policy and economy of the United States", the US President made a decision to undergo the effect of anti -Russian sanctions after April 15, 2023 for one year.</text:p>
      <text:p text:style-name="P4">
Among the types of harmful activities of the Government of the Russian Federation, the following are:</text:p>
      <ul>
        <li>
attempts to undermine free and fair democratic elections and the activities of democratic institutions in the United States and their allies and partners; * support of the Russian government of malicious cyber activity against the United States and their allies and partners; * use of transnational corruption to influence foreign governments; * extraterritorial activity against dissidents and journalists; * attempts to undermine security in countries and regions that are important for the national security of the United States; * Violation of generally accepted principles of international law, including respect for the territorial integrity of states.</li>
      </ul>
      <text:p text:style-name="P4">
News Source: <text:a xlink:type="simple" xlink:href="https://armyinform.com.ua/2023/04/08/ssha-prodovzhyly-sankcziyi-proty-rosiyi-shhe-na-rik/" text:style-name="Internet_20_link" text:visited-style-name="Visited_20_Internet_20_Link">
https://armyinform.com.ua/2023/04/08/ssha-prodovzhyly-sankcziyi-proty-rosiyi-shhe-na-rik/</text:a>
</text:p>
      <!--NEWS-->
      <text:h text:style-name="P10" text:outline-level="1">
<text:span text:style-name="T4">
Short. War. Day 409. Videoodigest</text:span>
</text:h>
      <text:p text:style-name="P4">
Author: ['АРМІЯINFORM']</text:p>
      <text:p text:style-name="P4">
Time: 2023-04-08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ДЕО', 'ВІДЕОДАЙДЖЕСТ', 'ВІЙНА', 'ВТОРГНЕННЯ РФ', 'ГШ ЗСУ']</text:p>
      <text:p text:style-name="P4">
Category: News</text:p>
      <!--METADATA-->
      <text:p text:style-name="P4">
News Source: <text:a xlink:type="simple" xlink:href="https://armyinform.com.ua/2023/04/08/korotko-vijna-den-409-videodajdzhest/" text:style-name="Internet_20_link" text:visited-style-name="Visited_20_Internet_20_Link">
https://armyinform.com.ua/2023/04/08/korotko-vijna-den-409-videodajdzhest/</text:a>
</text:p>
      <!--NEWS-->
      <text:h text:style-name="P10" text:outline-level="1">
<text:span text:style-name="T4">
Media publicity of prisoner increases the risk of psychological influence of Russians - coordination</text:span>
</text:h>
      <text:p text:style-name="P4">
Authors: Ukrinform (Person)</text:p>
      <text:p text:style-name="P4">
Publisher: Укринформ (Organization)</text:p>
      <text:p text:style-name="P4">
Published Time: 2023-04-09T-31:38:00+03:00</text:p>
      <text:p text:style-name="P4">
Modified Time: 2023-04-09T00:38:00+03:00</text:p>
      <text:p text:style-name="P4">
Description: Media publicity or special attention to the captive increases the risk of psychological influence of the Russians on it and delaying the exchange process. - Ukrinform.</text:p>
      <text:p text:style-name="P4">
Images: ["<text:a xlink:type="simple" xlink:href="https://static.ukrinform.com/photos/2022_05/thumb_files/630_360_1653282461-850.jpg" text:style-name="Internet_20_link" text:visited-style-name="Visited_20_Internet_20_Link">
630_360_16532...</text:a>
"]</text:p>
      <text:p text:style-name="P4">
Tags: ['Обмін', 'Полонені', 'Медіа', 'Війна з росією']</text:p>
      <text:p text:style-name="P4">
Type: Article</text:p>
      <!--METADATA-->
      <text:p text:style-name="P4">
<draw:frame draw:style-name="fr1" draw:name="Image413" text:anchor-type="as-char" svg:width="6.9236in" svg:height="3.956343in" draw:z-index="0">
<draw:image xlink:href="../Images/yкринформ/2023-04-09T-31-38-00-03-00/630_360_1653282461-850.jpg" xlink:type="simple" xlink:show="embed" xlink:actuate="onLoad" draw:mime-type="image/jpeg"/>
</draw:frame>
Media publicity or special attention to the captive increases the risk of psychological influencing Russians on him and delaying the exchange process.</text:p>
      <text:p text:style-name="P4">
According to Ukrinform, the coordination headquarters on the management of the Warled -ups reports in <text:a xlink:type="simple" xlink:href="https://t.me/Koord_shtab/803" text:style-name="Internet_20_link" text:visited-style-name="Visited_20_Internet_20_Link">
</text:a>
.</text:p>
      <text:p text:style-name="P4">
According to the report, a meeting with the families of prisoners of war and the missing territorial defense of the A7097 from Poltava was held at the Eastern Regional Center for the Coordination Staff.</text:p>
      <text:p text:style-name="P4">
The meeting was attended by the head of the Eastern Regional Center Sergey Chebyshev, representatives of the Coordination, the International Committee of the Red Cross, the National Police, the Territorial Center for Acquisition and Social Support, Silterritorial Defense of the Armed Forces of Ukraine.</text:p>
      <text:p text:style-name="P4">
<text:span text:style-name="T4">
 Read also: </text:span>
 <text:a xlink:type="simple" xlink:href="https://www.ukrinform.ua/rubric-ato/3693114-koordstab-nagadav-kudi-peredavati-personalni-dani-polonenih-i-zniklih-bezvisti-vijskovih.html" text:style-name="Internet_20_link" text:visited-style-name="Visited_20_Internet_20_Link">
</text:a>
Family representatives were interested in the priority of the submission to exchanges except for vulnerable categories: women who were wounded.</text:p>
      <text:p text:style-name="P4">
According to Chebyshev, the registers are made alphabetically and the forever submission to the exchange does not affect anything. He regretted that the position of the enemy party was decisive.</text:p>
      <text:p text:style-name="P4">
According to representatives of the headquarters, the appeal directly to the so -called "ombudsmen" of Russia and the unrecognized formations on the territories of Ukraine captured by the Russians, as well as other authorities of the Russian Federation enables the warring the captives for their purposes, to carry out IPSO. In the case of special attention to the individual <text:a xlink:type="simple" xlink:href="https://www.ukrinform.ua/tag-poloneni" text:style-name="Internet_20_link" text:visited-style-name="Visited_20_Internet_20_Link">
</text:a>
The risk psychological effects of the enemy on him increases significantly, and the extraction of such people intentionally delay.</text:p>
      <text:p text:style-name="P4">
The participants also discussed the issues of appeals to international organizations, "sentences" issued by the courts of the Russian Federation against Ukrainian -wave -warships, collecting information on the places of stay of the Kremlin prisoners.</text:p>
      <text:p text:style-name="P4">
<text:span text:style-name="T4">
 Read also: </text:span>
 <text:a xlink:type="simple" xlink:href="https://www.ukrinform.ua/rubric-ato/3688758-lubinec-rosijskih-polonenih-utrimuut-vidpovidno-do-zenevskoi-konvencii.html" text:style-name="Internet_20_link" text:visited-style-name="Visited_20_Internet_20_Link">
</text:a>
Particular attention was paid to the harmfulness of media publicity for the prisoner. The distribution of personal data and information about the person of the warrior in captivity can make negative consequences for his fate, the message is said.<text:span text:style-name="T5">
Foto: pap/epa</text:span>
</text:p>
      <text:p text:style-name="P4">
News Source: <text:a xlink:type="simple" xlink:href="https://www.ukrinform.ua/rubric-ato/3693413-medijna-publicnist-polonenogo-zbilsue-rizik-psihologicnogo-vplivu-rosian-koordstab.html" text:style-name="Internet_20_link" text:visited-style-name="Visited_20_Internet_20_Link">
https://www.ukrinform.ua/rubric-ato/3693413-medijna-publicnist-polonenogo-zbilsue-rizik-psihologicnogo-vplivu-rosian-koordstab.html</text:a>
</text:p>
      <!--NEWS-->
      <text:h text:style-name="P10" text:outline-level="1">
<text:span text:style-name="T4">
In Britain, banknotes depicting Charles III started printing</text:span>
</text:h>
      <text:p text:style-name="P4">
Authors: Ukrinform (Person)</text:p>
      <text:p text:style-name="P4">
Publisher: Укринформ (Organization)</text:p>
      <text:p text:style-name="P4">
Published Time: 2023-04-09T-33:15:00+03:00</text:p>
      <text:p text:style-name="P4">
Modified Time: 2023-04-09T00:15:00+03:00</text:p>
      <text:p text:style-name="P4">
Description: In the UK, new 10-fueling banknotes depicting King Charles III have begun. - Ukrinform.</text:p>
      <text:p text:style-name="P4">
Images: ["<text:a xlink:type="simple" xlink:href="https://static.ukrinform.com/photos/2023_04/thumb_files/630_360_1680969141-218.jpg" text:style-name="Internet_20_link" text:visited-style-name="Visited_20_Internet_20_Link">
630_360_16809...</text:a>
"]</text:p>
      <text:p text:style-name="P4">
Tags: ['Британія', 'Чарльз ІІІ', 'Банкнота']</text:p>
      <text:p text:style-name="P4">
Type: Article</text:p>
      <!--METADATA-->
      <text:p text:style-name="P4">
<draw:frame draw:style-name="fr1" draw:name="Image414" text:anchor-type="as-char" svg:width="6.9236in" svg:height="3.956343in" draw:z-index="0">
<draw:image xlink:href="../Images/yкринформ/2023-04-09T-33-15-00-03-00/630_360_1680969141-218.jpg" xlink:type="simple" xlink:show="embed" xlink:actuate="onLoad" draw:mime-type="image/jpeg"/>
</draw:frame>
New 10-fuel banknotes depicting King Charlziii began in Great Britain.</text:p>
      <text:p text:style-name="P4">
As Ukrinform reports, it reports <text:a xlink:type="simple" xlink:href="https://www.euronews.com/2023/04/08/watch-the-uk-starts-production-of-new-king-charles-banknotes" text:style-name="Internet_20_link" text:visited-style-name="Visited_20_Internet_20_Link">
</text:a>
.</text:p>
      <text:p text:style-name="P4">
It is noted that the portrait of the monarch will be depicted on all four polymer banknotes with a face value of 5, 10, 20 and 50 pounds. The design of the rest of the notes will remain innocent.</text:p>
      <text:p text:style-name="P4">
<text:span text:style-name="T4">
 Read also: </text:span>
 <text:a xlink:type="simple" xlink:href="https://www.ukrinform.ua/rubric-world/3679831-donku-princa-garri-ta-megan-markl-hrestili-u-ssa.html" text:style-name="Internet_20_link" text:visited-style-name="Visited_20_Internet_20_Link">
</text:a>
According to the Bank of England, it is expected that new banknotes will come into circulation in the middle of 2024.</text:p>
      <text:p text:style-name="P4">
Inhabitants of the United Kingdom can continue to use banknotes with a portrait of Queen Elizabeth II, as new notes will gradually replace the darkens and worn out.</text:p>
      <text:p text:style-name="P4">
<text:span text:style-name="T4">
 Read also: </text:span>
 <text:a xlink:type="simple" xlink:href="https://www.ukrinform.ua/rubric-world/3682375-profil-korola-carlza-iii-vperse-zavitsa-na-britanskih-markah.html" text:style-name="Internet_20_link" text:visited-style-name="Visited_20_Internet_20_Link">
<text:span text:style-name="T4">
 Charles </text:span>
</text:a>
As reported by Ukrinform, at the coronation ceremony of the king <text:a xlink:type="simple" xlink:href="https://www.ukrinform.ua/tag-britania" text:style-name="Internet_20_link" text:visited-style-name="Visited_20_Internet_20_Link">
</text:a>
Charles III, which will take place on 6th, invited nearly 2,000 people.</text:p>
      <text:p text:style-name="P4">
Reflecting the long -term struggle of the king for the protection of the environment, in the design of the invitation to the coronation used the folklore figure of "green" with elements made of ivy, hawthorn and oak leaves.</text:p>
      <text:p text:style-name="P4">
<text:span text:style-name="T5">
Foto: bbc.co.uk</text:span>
</text:p>
      <text:p text:style-name="P4">
News Source: <text:a xlink:type="simple" xlink:href="https://www.ukrinform.ua/rubric-world/3693353-u-britanii-pocali-drukuvati-banknoti-z-zobrazennam-carlza-iii.html" text:style-name="Internet_20_link" text:visited-style-name="Visited_20_Internet_20_Link">
https://www.ukrinform.ua/rubric-world/3693353-u-britanii-pocali-drukuvati-banknoti-z-zobrazennam-carlza-iii.html</text:a>
</text:p>
      <!--NEWS-->
      <text:h text:style-name="P10" text:outline-level="1">
<text:span text:style-name="T4">
In Britain, banknotes depicting Charles III started printing</text:span>
</text:h>
      <text:p text:style-name="P4">
Authors: Ukrinform (Person)</text:p>
      <text:p text:style-name="P4">
Publisher: Укринформ (Organization)</text:p>
      <text:p text:style-name="P4">
Published Time: 2023-04-09T00:15:00+03:00</text:p>
      <text:p text:style-name="P4">
Modified Time: 2023-04-09T00:15:00+03:00</text:p>
      <text:p text:style-name="P4">
Description: In the UK, new 10-fueling banknotes depicting King Charles III have begun. - Ukrinform.</text:p>
      <text:p text:style-name="P4">
Images: ["<text:a xlink:type="simple" xlink:href="https://static.ukrinform.com/photos/2023_04/thumb_files/630_360_1680969141-218.jpg" text:style-name="Internet_20_link" text:visited-style-name="Visited_20_Internet_20_Link">
630_360_16809...</text:a>
"]</text:p>
      <text:p text:style-name="P4">
Tags: ['Британія', 'Чарльз ІІІ', 'Банкнота']</text:p>
      <text:p text:style-name="P4">
Type: Article</text:p>
      <!--METADATA-->
      <text:p text:style-name="P4">
<draw:frame draw:style-name="fr1" draw:name="Image415" text:anchor-type="as-char" svg:width="6.9236in" svg:height="3.956343in" draw:z-index="0">
<draw:image xlink:href="../Images/yкринформ/2023-04-09T00-15-00-03-00/630_360_1680969141-218.jpg" xlink:type="simple" xlink:show="embed" xlink:actuate="onLoad" draw:mime-type="image/jpeg"/>
</draw:frame>
New 10-fuel banknotes depicting King Charlziii began in Great Britain.</text:p>
      <text:p text:style-name="P4">
As Ukrinform reports, it reports <text:a xlink:type="simple" xlink:href="https://www.euronews.com/2023/04/08/watch-the-uk-starts-production-of-new-king-charles-banknotes" text:style-name="Internet_20_link" text:visited-style-name="Visited_20_Internet_20_Link">
</text:a>
.</text:p>
      <text:p text:style-name="P4">
It is noted that the portrait of the monarch will be depicted on all four polymer banknotes with a face value of 5, 10, 20 and 50 pounds. The design of the rest of the notes will remain innocent.</text:p>
      <text:p text:style-name="P4">
<text:span text:style-name="T4">
 Read also: </text:span>
 <text:a xlink:type="simple" xlink:href="https://www.ukrinform.ua/rubric-world/3679831-donku-princa-garri-ta-megan-markl-hrestili-u-ssa.html" text:style-name="Internet_20_link" text:visited-style-name="Visited_20_Internet_20_Link">
</text:a>
According to the Bank of England, it is expected that new banknotes will come into circulation in the middle of 2024.</text:p>
      <text:p text:style-name="P4">
Inhabitants of the United Kingdom can continue to use banknotes with a portrait of Queen Elizabeth II, as new notes will gradually replace the darkens and worn out.</text:p>
      <text:p text:style-name="P4">
<text:span text:style-name="T4">
 Read also: </text:span>
 <text:a xlink:type="simple" xlink:href="https://www.ukrinform.ua/rubric-world/3682375-profil-korola-carlza-iii-vperse-zavitsa-na-britanskih-markah.html" text:style-name="Internet_20_link" text:visited-style-name="Visited_20_Internet_20_Link">
<text:span text:style-name="T4">
 Charles </text:span>
</text:a>
As reported by Ukrinform, at the coronation ceremony of the king <text:a xlink:type="simple" xlink:href="https://www.ukrinform.ua/tag-britania" text:style-name="Internet_20_link" text:visited-style-name="Visited_20_Internet_20_Link">
</text:a>
Charles III, which will take place on 6th, invited nearly 2,000 people.</text:p>
      <text:p text:style-name="P4">
Reflecting the long -term struggle of the king for the protection of the environment, in the design of the invitation to the coronation used the folklore figure of "green" with elements made of ivy, hawthorn and oak leaves.</text:p>
      <text:p text:style-name="P4">
<text:span text:style-name="T5">
Foto: bbc.co.uk</text:span>
</text:p>
      <text:p text:style-name="P4">
News Source: <text:a xlink:type="simple" xlink:href="https://www.ukrinform.ua/rubric-world/3693353-u-britanii-pocali-drukuvati-banknoti-z-zobrazennam-carlza-iii.html" text:style-name="Internet_20_link" text:visited-style-name="Visited_20_Internet_20_Link">
https://www.ukrinform.ua/rubric-world/3693353-u-britanii-pocali-drukuvati-banknoti-z-zobrazennam-carlza-iii.html</text:a>
</text:p>
      <!--NEWS-->
      <text:h text:style-name="P10" text:outline-level="1">
<text:span text:style-name="T4">
Media publicity of prisoner increases the risk of psychological influence of Russians - coordination</text:span>
</text:h>
      <text:p text:style-name="P4">
Authors: Ukrinform (Person)</text:p>
      <text:p text:style-name="P4">
Publisher: Укринформ (Organization)</text:p>
      <text:p text:style-name="P4">
Published Time: 2023-04-09T00:38:00+03:00</text:p>
      <text:p text:style-name="P4">
Modified Time: 2023-04-09T00:38:00+03:00</text:p>
      <text:p text:style-name="P4">
Description: Media publicity or special attention to the captive increases the risk of psychological influence of the Russians on it and delaying the exchange process. - Ukrinform.</text:p>
      <text:p text:style-name="P4">
Images: ["<text:a xlink:type="simple" xlink:href="https://static.ukrinform.com/photos/2022_05/thumb_files/630_360_1653282461-850.jpg" text:style-name="Internet_20_link" text:visited-style-name="Visited_20_Internet_20_Link">
630_360_16532...</text:a>
"]</text:p>
      <text:p text:style-name="P4">
Tags: ['Обмін', 'Полонені', 'Медіа', 'Війна з росією']</text:p>
      <text:p text:style-name="P4">
Type: Article</text:p>
      <!--METADATA-->
      <text:p text:style-name="P4">
<draw:frame draw:style-name="fr1" draw:name="Image416" text:anchor-type="as-char" svg:width="6.9236in" svg:height="3.956343in" draw:z-index="0">
<draw:image xlink:href="../Images/yкринформ/2023-04-09T00-38-00-03-00/630_360_1653282461-850.jpg" xlink:type="simple" xlink:show="embed" xlink:actuate="onLoad" draw:mime-type="image/jpeg"/>
</draw:frame>
Media publicity or special attention to the captive increases the risk of psychological influencing Russians on him and delaying the exchange process.</text:p>
      <text:p text:style-name="P4">
According to Ukrinform, the coordination headquarters on the management of the Warled -ups reports in <text:a xlink:type="simple" xlink:href="https://t.me/Koord_shtab/803" text:style-name="Internet_20_link" text:visited-style-name="Visited_20_Internet_20_Link">
</text:a>
.</text:p>
      <text:p text:style-name="P4">
According to the report, a meeting with the families of prisoners of war and the missing territorial defense of the A7097 from Poltava was held at the Eastern Regional Center for the Coordination Staff.</text:p>
      <text:p text:style-name="P4">
The meeting was attended by the head of the Eastern Regional Center Sergey Chebyshev, representatives of the Coordination, the International Committee of the Red Cross, the National Police, the Territorial Center for Acquisition and Social Support, Silterritorial Defense of the Armed Forces of Ukraine.</text:p>
      <text:p text:style-name="P4">
<text:span text:style-name="T4">
 Read also: </text:span>
 <text:a xlink:type="simple" xlink:href="https://www.ukrinform.ua/rubric-ato/3693114-koordstab-nagadav-kudi-peredavati-personalni-dani-polonenih-i-zniklih-bezvisti-vijskovih.html" text:style-name="Internet_20_link" text:visited-style-name="Visited_20_Internet_20_Link">
</text:a>
Family representatives were interested in the priority of the submission to exchanges except for vulnerable categories: women who were wounded.</text:p>
      <text:p text:style-name="P4">
According to Chebyshev, the registers are made alphabetically and the forever submission to the exchange does not affect anything. He regretted that the position of the enemy party was decisive.</text:p>
      <text:p text:style-name="P4">
According to representatives of the headquarters, the appeal directly to the so -called "ombudsmen" of Russia and the unrecognized formations on the territories of Ukraine captured by the Russians, as well as other authorities of the Russian Federation enables the warring the captives for their purposes, to carry out IPSO. In the case of special attention to the individual <text:a xlink:type="simple" xlink:href="https://www.ukrinform.ua/tag-poloneni" text:style-name="Internet_20_link" text:visited-style-name="Visited_20_Internet_20_Link">
</text:a>
The risk psychological effects of the enemy on him increases significantly, and the extraction of such people intentionally delay.</text:p>
      <text:p text:style-name="P4">
The participants also discussed the issues of appeals to international organizations, "sentences" issued by the courts of the Russian Federation against Ukrainian -wave -warships, collecting information on the places of stay of the Kremlin prisoners.</text:p>
      <text:p text:style-name="P4">
<text:span text:style-name="T4">
 Read also: </text:span>
 <text:a xlink:type="simple" xlink:href="https://www.ukrinform.ua/rubric-ato/3688758-lubinec-rosijskih-polonenih-utrimuut-vidpovidno-do-zenevskoi-konvencii.html" text:style-name="Internet_20_link" text:visited-style-name="Visited_20_Internet_20_Link">
</text:a>
Particular attention was paid to the harmfulness of media publicity for the prisoner. The distribution of personal data and information about the person of the warrior in captivity can make negative consequences for his fate, the message is said.<text:span text:style-name="T5">
Foto: pap/epa</text:span>
</text:p>
      <text:p text:style-name="P4">
News Source: <text:a xlink:type="simple" xlink:href="https://www.ukrinform.ua/rubric-ato/3693413-medijna-publicnist-polonenogo-zbilsue-rizik-psihologicnogo-vplivu-rosian-koordstab.html" text:style-name="Internet_20_link" text:visited-style-name="Visited_20_Internet_20_Link">
https://www.ukrinform.ua/rubric-ato/3693413-medijna-publicnist-polonenogo-zbilsue-rizik-psihologicnogo-vplivu-rosian-koordstab.html</text:a>
</text:p>
      <!--NEWS-->
      <text:h text:style-name="P10" text:outline-level="1">
<text:span text:style-name="T4">
The occupiers set an additional fence to enclose the entrances to the ZPP</text:span>
</text:h>
      <text:p text:style-name="P4">
Author: ['АРМІЯINFORM']</text:p>
      <text:p text:style-name="P4">
Time: 2023-04-09T99:00:00-04:00</text:p>
      <text:p text:style-name="P4">
Description: About the Giddriyavity of the Pilomlya, “National National Atomon Energogeenyuch is a compound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arkan-zaes.jpg" text:style-name="Internet_20_link" text:visited-style-name="Visited_20_Internet_20_Link">
parkan-zaes.jpg</text:a>
']</text:p>
      <text:p text:style-name="P4">
Tags: ['STOPRUSSIA', 'АГРЕСІЯ РФ', 'АТОМНА СТАНЦІЯ', 'ВТОРГНЕННЯ РФ', 'ЕНЕРГОАТОМ', 'ЗАЕС', 'ЗАПОРІЖЖЯ', 'ЯДЕРНА БЕЗПЕКА']</text:p>
      <text:p text:style-name="P4">
Category: News</text:p>
      <!--METADATA-->
      <text:p text:style-name="P4">
<draw:frame draw:style-name="fr1" draw:name="Image417" text:anchor-type="as-char" svg:width="6.9236in" svg:height="4.61393in" draw:z-index="0">
<draw:image xlink:href="../Images/AРМІЯINFORM/2023-04-09T99-00-00-04-00/parkan-zaes.jpg" xlink:type="simple" xlink:show="embed" xlink:actuate="onLoad" draw:mime-type="image/jpeg"/>
</draw:frame>
Photo: Energoatom</text:p>
      <text:p text:style-name="P4">
About it <text:a xlink:type="simple" xlink:href="https://t.me/energoatom_ua/12661" text:style-name="Internet_20_link" text:visited-style-name="Visited_20_Internet_20_Link">
reports</text:a>
State enterprise "National Atomic Energy Generating Company" Energoatom ".</text:p>
      <text:p text:style-name="P4">
"From now on, the employees of the Zaporizhzhya Nuclear Station will not reach the Donesa, as it was always, and part of the way will walk on foot," - said the news.</text:p>
      <text:p text:style-name="P4">
It is noted that the buses for the staff of the ZPEC, who are delivering to work, will no longer run to the final point of the route. A new fence will become a new fence, which the invaders will be equipped on the approaches of the station -building of the station. To do this, they have already started digging the ground.</text:p>
      <text:p text:style-name="P4">
Therefore, route buses only reach the ring where workers are squeezed, and they should just go. Thus, the racists actually expand the closed perimeter around the station, as if preparing it for defense. More speaking: they are afraid that they do not stop even before illegal building in the territory of the atomic object.</text:p>
      <text:p text:style-name="P4">
“ZPP is Ukraine!And no fences will prevent the return of the station under the contractor and the legal operator - energy apparatus!” - added to the press service.</text:p>
      <text:p text:style-name="P4">
News Source: <text:a xlink:type="simple" xlink:href="https://armyinform.com.ua/2023/04/09/okupanty-vstanovlyuyut-dodatkovyj-parkan-shhob-ogorodyty-pidyizdy-do-zaes/" text:style-name="Internet_20_link" text:visited-style-name="Visited_20_Internet_20_Link">
https://armyinform.com.ua/2023/04/09/okupanty-vstanovlyuyut-dodatkovyj-parkan-shhob-ogorodyty-pidyizdy-do-zaes/</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